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Insignia" svg:font-family="Insigni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Kapak_20_Ek">
      <style:text-properties style:font-name="Lato"/>
    </style:style>
    <style:style style:name="P2" style:family="paragraph" style:parent-style-name="düz_20_metin">
      <style:paragraph-properties fo:line-height="0.402cm"/>
      <style:text-properties style:font-name="Lato" fo:font-size="9pt" fo:language="en" fo:country="GB" fo:font-weight="bold" style:font-size-asian="9pt" style:font-weight-asian="bold" style:font-name-complex="HelveticaTurk" style:font-size-complex="9pt" style:font-weight-complex="bold"/>
    </style:style>
    <style:style style:name="P3" style:family="paragraph" style:parent-style-name="TR_20_Baslik_20_3">
      <style:text-properties style:font-name="Lato"/>
    </style:style>
    <style:style style:name="P4" style:family="paragraph" style:parent-style-name="TR_20_Baslik_20_3">
      <style:text-properties style:font-name="Lato" fo:language="en" fo:country="GB"/>
    </style:style>
    <style:style style:name="P5" style:family="paragraph" style:parent-style-name="TR_20_Kitap_20_Adi" style:master-page-name="Standard">
      <style:paragraph-properties style:page-number="auto"/>
      <style:text-properties style:font-name="Lato" fo:language="en" fo:country="GB"/>
    </style:style>
    <style:style style:name="P6" style:family="paragraph" style:parent-style-name="TR_20_Ayet">
      <style:text-properties style:font-name="Lato"/>
    </style:style>
    <style:style style:name="P7" style:family="paragraph" style:parent-style-name="TR_20_Ayet">
      <style:text-properties style:font-name="Lato" fo:language="en" fo:country="GB"/>
    </style:style>
    <style:style style:name="P8" style:family="paragraph" style:parent-style-name="TR_20_Ayet">
      <style:text-properties style:font-name="Lato" fo:letter-spacing="-0.009cm"/>
    </style:style>
    <style:style style:name="P9" style:family="paragraph" style:parent-style-name="TR_20_Ayet">
      <style:text-properties style:font-name="Lato" fo:letter-spacing="-0.009cm" fo:language="en" fo:country="GB"/>
    </style:style>
    <style:style style:name="P10" style:family="paragraph" style:parent-style-name="TR_20_Ayet">
      <style:text-properties style:font-name="Lato" fo:font-weight="normal" style:font-weight-asian="normal" style:font-weight-complex="bold"/>
    </style:style>
    <style:style style:name="P11" style:family="paragraph" style:parent-style-name="TR_20_Baslik_20_4">
      <style:text-properties style:font-name="Lato"/>
    </style:style>
    <style:style style:name="P12" style:family="paragraph" style:parent-style-name="TR_20_Ana_20_Metin">
      <style:text-properties style:font-name="Lato"/>
    </style:style>
    <style:style style:name="P13" style:family="paragraph" style:parent-style-name="TR_20_Ana_20_Metin">
      <style:text-properties style:font-name="Lato" fo:language="fr" fo:country="FR"/>
    </style:style>
    <style:style style:name="P14" style:family="paragraph" style:parent-style-name="TR_20_Ana_20_Metin">
      <style:text-properties style:font-name="Lato" fo:language="fr" fo:country="FR" fo:font-style="italic" style:font-style-asian="italic" style:font-name-complex="PalatinoTurk" style:font-style-complex="italic"/>
    </style:style>
    <style:style style:name="P15" style:family="paragraph" style:parent-style-name="TR_20_Ana_20_Metin">
      <style:text-properties style:font-name="Lato" fo:font-size="20pt" fo:language="en" fo:country="GB" style:font-size-asian="20pt" style:font-name-complex="Insignia" style:font-size-complex="20pt"/>
    </style:style>
    <style:style style:name="P16" style:family="paragraph" style:parent-style-name="TR_20_Ana_20_Metin">
      <style:text-properties style:font-name="Lato" fo:language="en" fo:country="GB"/>
    </style:style>
    <style:style style:name="P17" style:family="paragraph" style:parent-style-name="TR_20_Ana_20_Metin">
      <style:text-properties style:font-name="Lato" fo:language="en" fo:country="GB" fo:font-weight="bold" style:font-weight-asian="bold" style:font-weight-complex="bold"/>
    </style:style>
    <style:style style:name="P18" style:family="paragraph" style:parent-style-name="TR_20_Ana_20_Metin">
      <style:text-properties style:font-name="Lato" fo:letter-spacing="-0.009cm"/>
    </style:style>
    <style:style style:name="P19" style:family="paragraph" style:parent-style-name="TR_20_Ana_20_Metin">
      <style:text-properties style:font-name="Lato" fo:letter-spacing="-0.009cm" fo:language="en" fo:country="GB"/>
    </style:style>
    <style:style style:name="P20" style:family="paragraph" style:parent-style-name="TR_20_Ana_20_Metin">
      <style:text-properties style:font-name="Lato" fo:font-weight="bold" style:font-weight-asian="bold" style:font-weight-complex="bold"/>
    </style:style>
    <style:style style:name="P21" style:family="paragraph" style:parent-style-name="TR_20_Ana_20_Metin">
      <style:text-properties fo:text-transform="uppercase" style:font-name="Lato" fo:font-weight="bold" style:font-weight-asian="bold" style:font-size-complex="11pt" style:font-weight-complex="bold"/>
    </style:style>
    <style:style style:name="P22" style:family="paragraph" style:parent-style-name="TR_20_Ana_20_Metin">
      <style:text-properties fo:text-transform="uppercase" style:font-name="Lato" fo:language="en" fo:country="GB" fo:font-weight="bold" style:font-weight-asian="bold" style:font-size-complex="11pt" style:font-weight-complex="bold"/>
    </style:style>
    <style:style style:name="P23" style:family="paragraph" style:parent-style-name="TR_20_Ana_20_Metin">
      <style:paragraph-properties fo:break-before="page"/>
      <style:text-properties style:font-name="Lato"/>
    </style:style>
    <style:style style:name="P24" style:family="paragraph" style:parent-style-name="Contents_20_3">
      <style:text-properties style:font-name="Lato"/>
    </style:style>
    <style:style style:name="P25" style:family="paragraph" style:parent-style-name="Contents_20_2">
      <style:text-properties style:font-name="Lato"/>
    </style:style>
    <style:style style:name="P26" style:family="paragraph" style:parent-style-name="Contents_20_6">
      <style:text-properties style:font-name="Lato"/>
    </style:style>
    <style:style style:name="P27"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8"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9" style:family="paragraph" style:parent-style-name="TR_20_Baslik_20_2">
      <style:text-properties style:font-name="Lato"/>
    </style:style>
    <style:style style:name="P30" style:family="paragraph" style:parent-style-name="TR_20_Baslik_20_2">
      <style:text-properties style:font-name="Lato" fo:language="en" fo:country="GB"/>
    </style:style>
    <style:style style:name="P31" style:family="paragraph" style:parent-style-name="TR_20_Baslik_20_2">
      <style:text-properties style:font-name="Lato" fo:letter-spacing="-0.018cm" fo:language="en" fo:country="GB"/>
    </style:style>
    <style:style style:name="P32" style:family="paragraph" style:parent-style-name="TR_20_Alinti">
      <style:text-properties style:font-name="Lato"/>
    </style:style>
    <style:style style:name="P33" style:family="paragraph" style:parent-style-name="TR_20_Ana_20_Metin_20_Bold">
      <style:text-properties style:font-name="Lato"/>
    </style:style>
    <style:style style:name="P34" style:family="paragraph" style:parent-style-name="TR_20_Ana_20_Metin_20_Bold">
      <style:paragraph-properties fo:text-align="center" style:justify-single-word="false"/>
      <style:text-properties style:font-name="Lato"/>
    </style:style>
    <style:style style:name="P35" style:family="paragraph" style:parent-style-name="Standard">
      <style:paragraph-properties fo:margin-top="0.3cm" fo:margin-bottom="0.049cm" loext:contextual-spacing="false" fo:line-height="0.37cm"/>
      <style:text-properties style:font-name="Lato" fo:font-size="14pt" fo:language="en" fo:country="GB" fo:font-weight="bold" style:font-size-asian="14pt" style:font-weight-asian="bold" style:font-name-complex="HelveticaTurk" style:font-size-complex="14pt" style:font-weight-complex="bold"/>
    </style:style>
    <style:style style:name="P36" style:family="paragraph" style:parent-style-name="Contents_20_5">
      <style:text-properties style:font-name="Lato"/>
    </style:style>
    <style:style style:name="P37" style:family="paragraph" style:parent-style-name="TR_20_Baslik_20_1">
      <style:paragraph-properties fo:break-before="page"/>
      <style:text-properties style:font-name="Lato"/>
    </style:style>
    <style:style style:name="P38" style:family="paragraph" style:parent-style-name="TR_20_Baslik_20_1">
      <style:paragraph-properties fo:break-before="page"/>
      <style:text-properties style:font-name="Lato" fo:language="en" fo:country="GB"/>
    </style:style>
    <style:style style:name="P39" style:family="paragraph" style:parent-style-name="TR_20_Baslik_20_1">
      <style:text-properties style:font-name="Lato" fo:language="en" fo:country="GB"/>
    </style:style>
    <style:style style:name="P40" style:family="paragraph" style:parent-style-name="TR_20_Yazar_20_Adi">
      <style:text-properties style:font-name="Lato" fo:language="en" fo:country="G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style="italic" style:font-style-asian="italic" style:font-style-complex="italic"/>
    </style:style>
    <style:style style:name="T4" style:family="text">
      <style:text-properties fo:language="en" fo:country="GB" style:text-underline-style="solid" style:text-underline-width="auto" style:text-underline-color="font-color"/>
    </style:style>
    <style:style style:name="T5" style:family="text">
      <style:text-properties fo:language="en" fo:country="GB" style:font-name-asian="Times New Roman"/>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8pt" style:font-size-asian="8pt" style:font-size-complex="8pt"/>
    </style:style>
    <style:style style:name="T9" style:family="text">
      <style:text-properties fo:font-size="9pt" style:font-size-asian="9pt" style:font-size-complex="9pt"/>
    </style:style>
    <style:style style:name="T10" style:family="text">
      <style:text-properties fo:letter-spacing="-0.009cm"/>
    </style:style>
    <style:style style:name="T11" style:family="text">
      <style:text-properties style:font-name-asian="Times New Roman"/>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font-name-complex="Zapf Dingbat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KURAN'DAN GENEL BİLGİLER</text:h>
      <text:p text:style-name="P13"/>
      <text:p text:style-name="P13"/>
      <text:p text:style-name="P1">Bu (Kur'an), insanlar için basiretlerdir, kesin bilgiyle inanan bir kavim için de bir hidayet ve bir rahmettir. (Casiye Suresi, 20)</text:p>
      <text:p text:style-name="P13"/>
      <text:p text:style-name="P13"/>
      <text:p text:style-name="P40">HARUN YAHYA (ADNAN OKTAR)</text:p>
      <text:p text:style-name="P14"/>
      <text:p text:style-name="P13"/>
      <text:h text:style-name="P38" text:outline-level="1">OKUYUCUYA</text:h>
      <text:p text:style-name="P15"/>
      <text:p text:style-name="P16"/>
      <text:p text:style-name="P12"><text:span text:style-name="T2">•</text:span><text:span text:style-name="T1">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2"><text:span text:style-name="T2">•</text:span><text:span text:style-name="T1">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2"><text:span text:style-name="T2">•</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2"><text:span text:style-name="T2">•</text:span><text:span text:style-name="T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2"><text:span text:style-name="T2">•</text:span><text:span text:style-name="T1">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2"><text:span text:style-name="T2">•</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2"><text:span text:style-name="T2">•</text:span><text:span text:style-name="T1">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13"/>
      <text:p text:style-name="P13"/>
      <text:h text:style-name="P38" text:outline-level="1">YAZAR ve ESERLERİ HAKKINDA</text:h>
      <text:p text:style-name="P16"/>
      <text:p text:style-name="P12"/>
      <text:p text:style-name="P12">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2">Yazarın tüm çalışmalarındaki ortak hedef, Kuran'ın tebliğini tüm dünyaya ulaştırmak, böylelikle insanları Allah'ın varlığı, birliği ve ahiret gibi temel imani konular üzerinde düşünmeye sevk etmek ve inkarcı sistemlerin çürük temellerini ve sapkın uygulamalarını gözler önüne sermektir.</text:p>
      <text:p text:style-name="P12">Nitekim Harun Yahya'nın eserleri Hindistan'dan Amerika'ya, İngiltere'den Endonezya'ya, Polonya'dan Bosna Hersek'e, İspanya'dan Brezilya'ya kadar dünyanın pek çok ülkesinde beğeniyle okunmaktadır. İngilizce, Fransızca, Almanca, İtalyanca, İspanyolca, Portekizce, Urduca, Arapça, Arnavutça, Rusça, Boşnakça, Uygurca, Endonezyaca, Malayca gibi pek çok dile çevrilen eserler, yurt dışında geniş bir okuyucu kitlesi tarafından takip edilmektedir. </text:p>
      <text:p text:style-name="P12">Dünyanın dört bir yanında olağanüstü takdir toplayan bu eserler pek çok insanın iman etmesine, pek çoğunun da imanının derinleşmesine vesile olmaktadır. Kitapları okuyan, inceleyen her kişi, bu eserlerdeki hikmetli, özlü, kolay anlaşılır ve samimi üslubun, akılcı ve ilmi yaklaşımın farkına varmaktadır. Bu eserler süratli etkiye sahiptir. Kesin netic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maktadırlar, çünkü fikri dayanakları çürütülmektedir. Çağımızdaki tüm inkarcı akımlar, Harun Yahya külliyatı ile fikren mağlup olmuşlardır.</text:p>
      <text:p text:style-name="P12">Kuşkusuz bu özellikler, Kuran'ın hikmet ve anlatım çarpıcılığından kaynaklanmaktadır. Yazarın kendisi bu eserlerden dolayı bir övünme içinde değildir, yalnızca Allah'ın hidayetine vesile olmaya niyet etmiştir. Ayrıca yazarın bu kitaplardan elde ettiği hiçbir maddi kazancı da yoktur. Ne yazar ne de kitaplarının yayınlanmasına, tanıtım ve dağıtımına vesile olanlar, bundan maddi bir kazanç elde etmemekte, sadece <text:s/>Allah'ın rızasını kazanmak için hizmet etmektedirler. </text:p>
      <text:p text:style-name="P12">Bu gerçekler göz önünde bulundurulduğunda, insanların görmediklerini görmelerini sağlayan, hidayetlerine vesile olan bu eserlerin okunmasını teşvik etmenin de çok önemli bir hizmet olduğu ortaya çıkmaktadır.</text:p>
      <text:p text:style-name="P12"><text:soft-page-break/>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2">Bu önemli hizmette öncü rolü üstlenmiş olan Harun Yahya külliyatı, Allah'ın izniyle, 21. yüzyılda dünya insanlarını Kuran'da tarif edilen huzur ve barışa, doğruluk ve adalete, güzellik ve mutluluğa taşımaya bir vesile olacaktır.</text:p>
      <text:p text:style-name="P13"/>
      <text:p text:style-name="P13"/>
      <text:p text:style-name="P23">Bu kitapta kullanılan ayetler, Ali Bulaç'ın hazırladığı<text:line-break/>"Kur'an-ı Kerim ve Türkçe Anlamı" isimli mealden alınmıştır.</text:p>
      <text:p text:style-name="P16"/>
      <text:p text:style-name="P16"/>
      <text:p text:style-name="P16">Birinci Baskı:Mayıs 1999</text:p>
      <text:p text:style-name="P16">İkinci Baskı:Ağustos 2001</text:p>
      <text:p text:style-name="P16"/>
      <text:p text:style-name="P12"/>
      <text:p text:style-name="P34">KÜLTÜR<text:span text:style-name="T8"> </text:span>YAYINCILIK</text:p>
      <text:p text:style-name="P12">Tel : (0 212) 511 44 03</text:p>
      <text:p text:style-name="P12"/>
      <text:p text:style-name="P12"/>
      <text:p text:style-name="P12"/>
      <text:p text:style-name="P12">Baskı:Şan Ofset</text:p>
      <text:p text:style-name="P12">Cendere Yolu No:23 Ayazağa - İstanbul</text:p>
      <text:p text:style-name="P12">Tel: (0 212) 289 24 24 (pbx)</text:p>
      <text:p text:style-name="P13"/>
      <text:p text:style-name="P34">www.harunyahya.org - www.harunyahya.com</text:p>
      <text:p text:style-name="P34">www.harunyahya.net</text:p>
      <text:p text:style-name="P13"/>
      <text:p text:style-name="P13"/>
      <text:h text:style-name="P37" text:outline-level="1">İÇİNDEKİLER</text:h>
      <text:p text:style-name="P13"/>
      <text:p text:style-name="P13"/>
      <text:h text:style-name="P36" text:outline-level="1">KURAN'DA PEYGAMBER KISSALARI<text:tab/>28</text:h>
      <text:h text:style-name="P25" text:outline-level="1">Her kavme Peygamber gönderilmiştir<text:tab/>28</text:h>
      <text:h text:style-name="P25" text:outline-level="1">Her kavme kendi lisanıyla Peygamber gönderilmiştir<text:tab/>29</text:h>
      <text:h text:style-name="P25" text:outline-level="1">Peygamberlerin gönderiliş amacı<text:tab/>29</text:h>
      <text:h text:style-name="P25" text:outline-level="1">Peygamberlere itaat ve mükafatı<text:tab/>30</text:h>
      <text:h text:style-name="P25" text:outline-level="1">Peygamberlere itaat Allah'a itaattir<text:tab/>30</text:h>
      <text:h text:style-name="P25" text:outline-level="1">Peygamberler insanlardan karşılık beklememiştir<text:tab/>30</text:h>
      <text:h text:style-name="P25" text:outline-level="1">Peygamberlerin karşılaştıkları güçlükler karşısında<text:line-break/>sabretmelerini öğütleyen ayetler<text:tab/>31</text:h>
      <text:h text:style-name="P25" text:outline-level="1">Peygamberlere itaatsizlik ve cezası<text:tab/>33</text:h>
      <text:h text:style-name="P25" text:outline-level="1">Kuran'da ismi geçen Peygamberler<text:tab/>33</text:h>
      <text:h text:style-name="P25" text:outline-level="1">Hz.Adem kıssası<text:tab/>34</text:h>
      <text:h text:style-name="P24" text:outline-level="1">Hz.Adem'in yaratılışı<text:tab/>34</text:h>
      <text:h text:style-name="P24" text:outline-level="1">Allah'ın Hz.Adem'e isimleri öğretmesi<text:tab/>34</text:h>
      <text:h text:style-name="P24" text:outline-level="1">Meleklerin Allah'a olan itaatleri<text:tab/>35</text:h>
      <text:h text:style-name="P24" text:outline-level="1">İblis (Şeytan)'ın isyanı<text:tab/>35</text:h>
      <text:h text:style-name="P24" text:outline-level="1">Şeytanın isyanda ısrarı<text:tab/>35</text:h>
      <text:h text:style-name="P24" text:outline-level="1">Şeytanın yemini<text:tab/>36</text:h>
      <text:h text:style-name="P24" text:outline-level="1">Şeytanın etkisi<text:tab/>36</text:h>
      <text:h text:style-name="P24" text:outline-level="1">Şeytanın kovulması<text:tab/>36</text:h>
      <text:h text:style-name="P24" text:outline-level="1">Hz.Adem'in imtihanı<text:tab/>37</text:h>
      <text:h text:style-name="P24" text:outline-level="1">Şeytan'a uyma ve karşılığı<text:tab/>37</text:h>
      <text:h text:style-name="P25" text:outline-level="1">Hz.Nuh Kıssası<text:tab/>38</text:h>
      <text:h text:style-name="P24" text:outline-level="1">Hz.Nuh'un kavmine Peygamber olarak gönderilmesi<text:tab/>38</text:h>
      <text:h text:style-name="P24" text:outline-level="1">Hz.Nuh'un kavmini tevhide çağırması<text:tab/>38</text:h>
      <text:h text:style-name="P24" text:outline-level="1">Hz.Nuh'a karşı inkarcıların tavrı<text:tab/>38</text:h>
      <text:h text:style-name="P24" text:outline-level="1"><text:soft-page-break/>Hz.Nuh'un tebliğe devam etmesi<text:tab/>39</text:h>
      <text:h text:style-name="P24" text:outline-level="1">Hz.Nuh'un kavmine karşı tavrı<text:tab/>39</text:h>
      <text:h text:style-name="P24" text:outline-level="1">Nuh kavminin helak olması: geminin inşa edilmesi<text:tab/>41</text:h>
      <text:h text:style-name="P24" text:outline-level="1">Müminlerin gemiye binmesi<text:tab/>41</text:h>
      <text:h text:style-name="P24" text:outline-level="1">Tufanın başlaması<text:tab/>41</text:h>
      <text:h text:style-name="P24" text:outline-level="1">Hz.Nuh'un oğluyla konuşması<text:tab/>41</text:h>
      <text:h text:style-name="P24" text:outline-level="1">Allah'ın Hz.Nuh'a öğüdü<text:tab/>42</text:h>
      <text:h text:style-name="P24" text:outline-level="1">Tufanın sona ermesi<text:tab/>42</text:h>
      <text:h text:style-name="P24" text:outline-level="1">Gemideki müminlerinkurtulması<text:tab/>42</text:h>
      <text:h text:style-name="P25" text:outline-level="1">Hz.Hud Kıssası<text:tab/>43</text:h>
      <text:h text:style-name="P24" text:outline-level="1">Hz.Hud'un Ad kavmini Allah'a çağırması<text:tab/>43</text:h>
      <text:h text:style-name="P24" text:outline-level="1">Kavminin Hz.Hud'a cevabı<text:tab/>43</text:h>
      <text:h text:style-name="P24" text:outline-level="1">Ad kavminin inkar etmede ısrarı<text:tab/>44</text:h>
      <text:h text:style-name="P24" text:outline-level="1">Hz.Hud'un Allah'tan kavminin helakını istemesi<text:tab/>45</text:h>
      <text:h text:style-name="P26" text:outline-level="1">Ad kavminin helakı<text:tab/>45</text:h>
      <text:h text:style-name="P25" text:outline-level="1">Hz.Salih Kıssası<text:tab/>46</text:h>
      <text:h text:style-name="P24" text:outline-level="1">Hz.Salih'in Semud kavmine Peygamber olarak gönderilmesi<text:tab/>46</text:h>
      <text:h text:style-name="P24" text:outline-level="1">Tevhide çağırısı<text:tab/>46</text:h>
      <text:h text:style-name="P24" text:outline-level="1">Semud kavminin Hz.Salih'e karşı gelişi<text:tab/>46</text:h>
      <text:h text:style-name="P26" text:outline-level="1">Hz.Salih'in kavminin dişi deveyle denenmesi<text:tab/>47</text:h>
      <text:h text:style-name="P24" text:outline-level="1">Kavmin deveyi öldürmesi<text:tab/>48</text:h>
      <text:h text:style-name="P24" text:outline-level="1">Kavmin fesat ve fitne çıkarması<text:tab/>48</text:h>
      <text:h text:style-name="P24" text:outline-level="1">Semud kavminin helak olması<text:tab/>48</text:h>
      <text:h text:style-name="P25" text:outline-level="1">Hz.İbrahim Kıssası<text:tab/>49</text:h>
      <text:h text:style-name="P24" text:outline-level="1">Hz.İbrahim'in ahlakı, Allah katındaki seçkinliği<text:tab/>49</text:h>
      <text:h text:style-name="P24" text:outline-level="1">Hz.İbrahim'in Allah'a kesin bilgiyle iman etmesi<text:tab/>50</text:h>
      <text:h text:style-name="P24" text:outline-level="1">Hz.İbrahim'in babasını ve kavmini tevhide davet etmesi<text:tab/>51</text:h>
      <text:h text:style-name="P24" text:outline-level="1">Kavmini uyarıp korkutması<text:tab/>51</text:h>
      <text:h text:style-name="P24" text:outline-level="1">Hz.İbrahim'in duası<text:tab/>52</text:h>
      <text:h text:style-name="P24" text:outline-level="1">Hz.İbrahim'in putları kırması<text:tab/>52</text:h>
      <text:h text:style-name="P24" text:outline-level="1">Hz.İbrahim ve Nemrud<text:tab/>53</text:h>
      <text:h text:style-name="P24" text:outline-level="1"><text:soft-page-break/>Hz.İbrahim'in yakılmak istenmesi<text:tab/>53</text:h>
      <text:h text:style-name="P24" text:outline-level="1">Hz.İbrahim ve Hz.İsmail<text:tab/>53</text:h>
      <text:h text:style-name="P24" text:outline-level="1">Hz.İbrahim ve Hz.İsmail'in Mekke'ye gelişi<text:tab/>54</text:h>
      <text:h text:style-name="P25" text:outline-level="1">Hz.Lut Kıssası<text:tab/>55</text:h>
      <text:h text:style-name="P24" text:outline-level="1">Hz.Lut'un kavmine gönderilişi<text:tab/>55</text:h>
      <text:h text:style-name="P24" text:outline-level="1">Hz.Lut'un kavmini tevhide çağırması<text:tab/>55</text:h>
      <text:h text:style-name="P24" text:outline-level="1">Lut kavminin sapkınlıkları<text:tab/>55</text:h>
      <text:h text:style-name="P24" text:outline-level="1">Kavminin Hz.Lut'a cevabı<text:tab/>56</text:h>
      <text:h text:style-name="P24" text:outline-level="1">Meleklerin önce Hz.İbrahim'i ziyareti ve Hz.İshak'ı müjdelemeleri<text:tab/>56</text:h>
      <text:h text:style-name="P24" text:outline-level="1">Lut kavminin helak haberi<text:tab/>57</text:h>
      <text:h text:style-name="P24" text:outline-level="1">Elçilerin Hz.Lut'u ziyaret etmesi<text:tab/>58</text:h>
      <text:h text:style-name="P24" text:outline-level="1">Lut halkının azgınlığı<text:tab/>58</text:h>
      <text:h text:style-name="P24" text:outline-level="1">Hz.Lut'un kavminden ayrılması<text:tab/>59</text:h>
      <text:h text:style-name="P24" text:outline-level="1">Lut kavminin helakı<text:tab/>59</text:h>
      <text:h text:style-name="P25" text:outline-level="1">Hz.İsmail Kıssası<text:tab/>59</text:h>
      <text:h text:style-name="P24" text:outline-level="1">Hz.İbrahim ve Hz.İsmail'in Kabe'yi imar etmeleri ve duaları<text:tab/>59</text:h>
      <text:h text:style-name="P24" text:outline-level="1">Hz.İsmail'in ismi zikredilen ayetler<text:tab/>60</text:h>
      <text:h text:style-name="P25" text:outline-level="1">Hz.Yusuf Kıssası<text:tab/>60</text:h>
      <text:h text:style-name="P24" text:outline-level="1">Kardeşlerinin Hz.Yusuf'u kıskanması<text:tab/>61</text:h>
      <text:h text:style-name="P24" text:outline-level="1">Hz.Yusuf'un kardeşlerinin babalarına yalan söylemeleri<text:tab/>61</text:h>
      <text:h text:style-name="P24" text:outline-level="1">Hz.Yusuf'un yolcu kafilesi tarafından bulunması<text:tab/>62</text:h>
      <text:h text:style-name="P24" text:outline-level="1">Hz.Yusuf'un saraya girmesi<text:tab/>62</text:h>
      <text:h text:style-name="P24" text:outline-level="1">Hz.Yusuf ve melikin karısı<text:tab/>62</text:h>
      <text:h text:style-name="P24" text:outline-level="1">Hz.Yusuf ve şehirdeki kadınlar<text:tab/>63</text:h>
      <text:h text:style-name="P24" text:outline-level="1">Hz.Yusuf'un iffeti<text:tab/>63</text:h>
      <text:h text:style-name="P24" text:outline-level="1">Hz.Yusuf'un zindana atılması<text:tab/>63</text:h>
      <text:h text:style-name="P24" text:outline-level="1">Hz.Yusuf'un rüya tabiri<text:tab/>64</text:h>
      <text:h text:style-name="P24" text:outline-level="1">Hz.Yusuf'un zindandan çıkarılması<text:tab/>64</text:h>
      <text:h text:style-name="P24" text:outline-level="1">Hz.Yusuf'un ihlası<text:tab/>65</text:h>
      <text:h text:style-name="P24" text:outline-level="1">Hz.Yusuf'un Mısır hazinelerinin başına geçmesi<text:tab/>65</text:h>
      <text:h text:style-name="P24" text:outline-level="1">Hz.Yusuf'un kardeşini getirtmesi<text:tab/>65</text:h>
      <text:h text:style-name="P24" text:outline-level="1"><text:soft-page-break/>Hz.Yakub'un Hz.Yusuf'un kardeşini göndermek istememesi<text:tab/>66</text:h>
      <text:h text:style-name="P24" text:outline-level="1">Hz.Yusuf'un kardeşini alıkoyması<text:tab/>66</text:h>
      <text:h text:style-name="P24" text:outline-level="1">Hz.Yakub'un Hz.Yusuf'a olan sevgisi<text:tab/>67</text:h>
      <text:h text:style-name="P24" text:outline-level="1">Hz.Yusuf'un mucizesi<text:tab/>68</text:h>
      <text:h text:style-name="P24" text:outline-level="1">Hz.Yusuf'un mağfiret dilemesi<text:tab/>68</text:h>
      <text:h text:style-name="P24" text:outline-level="1">Hz.Yakub'un ve oğullarının Mısır'a gelmesi<text:tab/>68</text:h>
      <text:h text:style-name="P25" text:outline-level="1">Hz.Şuayb Kıssası<text:tab/>69</text:h>
      <text:h text:style-name="P24" text:outline-level="1">Hz.Şuayb'ın Medyen şehrine Peygamber olarak gönderilmesi<text:tab/>69</text:h>
      <text:h text:style-name="P24" text:outline-level="1">Hz.Şuayb'ın kavmini tevhide çağırması<text:tab/>69</text:h>
      <text:h text:style-name="P24" text:outline-level="1">Hz.Şuayb'ın bozulmuş ticari ahlakı düzeltme çabaları<text:tab/>70</text:h>
      <text:h text:style-name="P24" text:outline-level="1">Medyen halkının Hz.Şuayb'ı alaya alması<text:tab/>70</text:h>
      <text:h text:style-name="P24" text:outline-level="1">Hz.Şuayb'ın tebliğe devam etmesi<text:tab/>70</text:h>
      <text:h text:style-name="P24" text:outline-level="1">Medyen halkının Hz.Şuayb'ı tehdit etmesi<text:tab/>71</text:h>
      <text:h text:style-name="P24" text:outline-level="1">Medyen halkının helak edilmesi<text:tab/>71</text:h>
      <text:h text:style-name="P24" text:outline-level="1">Hz.Şuayb'ın Eyke şehrine de Peygamber olarak gönderilmesi<text:tab/>72</text:h>
      <text:h text:style-name="P24" text:outline-level="1">Hz.Şuayb'ın dejenere olmuş toplumu düzeltme çabaları<text:tab/>72</text:h>
      <text:h text:style-name="P24" text:outline-level="1">Eyke halkının cevabı<text:tab/>72</text:h>
      <text:h text:style-name="P24" text:outline-level="1">Eyke halkının helak edilmesi<text:tab/>72</text:h>
      <text:h text:style-name="P25" text:outline-level="1">Hz.Musa ve Hz.Harun Kıssası<text:tab/>73</text:h>
      <text:h text:style-name="P24" text:outline-level="1">İsrailoğullarının Mısır'daki durumu<text:tab/>73</text:h>
      <text:h text:style-name="P24" text:outline-level="1">Hz.Musa'nın doğumu ve Allah'ın vaadi<text:tab/>73</text:h>
      <text:h text:style-name="P24" text:outline-level="1">Hz.Musa'nın şehirde bir olaya karışması<text:tab/>74</text:h>
      <text:h text:style-name="P24" text:outline-level="1">Hz.Musa'nın Mısır'ı terk etmesi<text:tab/>74</text:h>
      <text:h text:style-name="P24" text:outline-level="1">Hz.Musa'nın Allah'tan yardım dilemesi<text:tab/>74</text:h>
      <text:h text:style-name="P24" text:outline-level="1">Hz.Musa'nın Medyen'de geçirdiği günler<text:tab/>75</text:h>
      <text:h text:style-name="P24" text:outline-level="1">Hz.Musa'nın Medyen'den ayrılması<text:tab/>75</text:h>
      <text:h text:style-name="P24" text:outline-level="1">Hz.Musa'ya Peygamberlik görevinin verilmesi<text:tab/>75</text:h>
      <text:h text:style-name="P24" text:outline-level="1">Hz.Musa'nın mucizeleri<text:tab/>76</text:h>
      <text:h text:style-name="P24" text:outline-level="1">Hz.Musa'nın Firavun'a dini tebliğ etmekle görevlendirilmesi<text:tab/>76</text:h>
      <text:h text:style-name="P24" text:outline-level="1">Hz.Musa'nın Allah'tan yardım dilemesi<text:tab/>76</text:h>
      <text:h text:style-name="P24" text:outline-level="1">Allah'ın Hz.Musa'nın duasına cevap vermesi<text:tab/>77</text:h>
      <text:h text:style-name="P24" text:outline-level="1"><text:soft-page-break/>Hz.Musa ile Hz.Harun'un Firavun'u dine davet etmeleri<text:tab/>78</text:h>
      <text:h text:style-name="P24" text:outline-level="1">Firavun'un ilk tepkisi<text:tab/>78</text:h>
      <text:h text:style-name="P24" text:outline-level="1">Hz.Musa'nın Firavun'a dini tebliğ etmesi<text:tab/>78</text:h>
      <text:h text:style-name="P24" text:outline-level="1">Firavun'un azgınlığı<text:tab/>79</text:h>
      <text:h text:style-name="P24" text:outline-level="1">Hz.Musa'nın mucize göstermesi<text:tab/>79</text:h>
      <text:h text:style-name="P24" text:outline-level="1">Firavun'un Hz.Musa'yı sihirbazlıkla suçlaması<text:tab/>79</text:h>
      <text:h text:style-name="P24" text:outline-level="1">Firavun'un Hz.Musa'yı sihirbazlarla karşılaştırmak istemesi<text:tab/>79</text:h>
      <text:h text:style-name="P24" text:outline-level="1">Hz.Musa ile sihirbazların karşı karşıya gelmesi<text:tab/>80</text:h>
      <text:h text:style-name="P24" text:outline-level="1">Sihirbazların sihri<text:tab/>80</text:h>
      <text:h text:style-name="P24" text:outline-level="1">Hz.Musa'nın sihirbazları mağlup etmesi<text:tab/>80</text:h>
      <text:h text:style-name="P24" text:outline-level="1">Sihirbazların iman etmesi ve Firavun'un öfkesi<text:tab/>80</text:h>
      <text:h text:style-name="P24" text:outline-level="1">Firavun'un azgınlığa devam etmesi<text:tab/>81</text:h>
      <text:h text:style-name="P24" text:outline-level="1">Sarayda imanını gizleyen adam<text:tab/>81</text:h>
      <text:h text:style-name="P24" text:outline-level="1">Firavun'un kendine kule yaptırması<text:tab/>82</text:h>
      <text:h text:style-name="P24" text:outline-level="1">Mümin kişinin Firavun ve kavmini imana davet etmesi<text:tab/>82</text:h>
      <text:h text:style-name="P24" text:outline-level="1">Firavun'un zulme devam etmesi<text:tab/>83</text:h>
      <text:h text:style-name="P24" text:outline-level="1">Hz.Musa'nın kavmine sabrı öğütlemesi<text:tab/>83</text:h>
      <text:h text:style-name="P24" text:outline-level="1">Firavun ve kavmine Allah'ın azabının gelmesi<text:tab/>83</text:h>
      <text:h text:style-name="P24" text:outline-level="1">Firavun'un kavmini küçümsemesi<text:tab/>84</text:h>
      <text:h text:style-name="P24" text:outline-level="1">Hz.Musa'nın kavmine tevekkülü öğütlemesi<text:tab/>84</text:h>
      <text:h text:style-name="P24" text:outline-level="1">Hz.Musa'nın Firavun ve kavminin helakını istemesi<text:tab/>84</text:h>
      <text:h text:style-name="P24" text:outline-level="1">Hz.Musa'ya hicret için vahiy gelmesi<text:tab/>84</text:h>
      <text:h text:style-name="P24" text:outline-level="1">Firavun'un İsrailoğullarını takip etmesi<text:tab/>85</text:h>
      <text:h text:style-name="P24" text:outline-level="1">Firavun ve ordusunun helak edilmesi<text:tab/>85</text:h>
      <text:h text:style-name="P24" text:outline-level="1">İsrailoğullarının puta tapmaları<text:tab/>86</text:h>
      <text:h text:style-name="P24" text:outline-level="1">Hz.Musa'nın Allah'la konuşması<text:tab/>86</text:h>
      <text:h text:style-name="P24" text:outline-level="1">Hz.Musa'ya Tevrat'ın verilmesi<text:tab/>87</text:h>
      <text:h text:style-name="P24" text:outline-level="1">Hz.Musa Tur Dağı'nda iken geride bıraktığı kavminin buzağıya tapınması<text:tab/>87</text:h>
      <text:h text:style-name="P24" text:outline-level="1">Hz.Musa'nın kavmine geri dönmesi<text:tab/>88</text:h>
      <text:h text:style-name="P24" text:outline-level="1">Hz.Musa'nın mağfiret dilemesi<text:tab/>89</text:h>
      <text:h text:style-name="P24" text:outline-level="1">İsrailoğullarının kendi nefislerine zulmetmeleri<text:tab/>89</text:h>
      <text:h text:style-name="P24" text:outline-level="1">Hz.Musa'nın kavminin onunla birlikte hareket etmeyi reddetmesi<text:tab/>90</text:h>
      <text:h text:style-name="P24" text:outline-level="1"><text:soft-page-break/>Allah'ın İsrailoğullarına olan ihsanı ve İsrailoğullarının nankörlükleri,<text:line-break/>kendilerine verilen Tevrat'ın hükmünü değiştirmeleri<text:tab/>90</text:h>
      <text:h text:style-name="P24" text:outline-level="1">Hz.Musa'yı yalanlamaları<text:tab/>92</text:h>
      <text:h text:style-name="P24" text:outline-level="1">İman etmek için Allah'ı görmek istemeleri<text:tab/>92</text:h>
      <text:h text:style-name="P24" text:outline-level="1">Allah'ın İsrailoğullarına verdiği nimetler<text:tab/>92</text:h>
      <text:h text:style-name="P24" text:outline-level="1">İsrailoğullarının nimetlere nankörlük etmeleri<text:tab/>93</text:h>
      <text:h text:style-name="P24" text:outline-level="1">Allah'ın İsrailoğullarına sığır kesmelerini emretmesi<text:tab/>94</text:h>
      <text:h text:style-name="P24" text:outline-level="1">Hz.Musa ile kendisine ilim verilen kişinin kıssası<text:tab/>94</text:h>
      <text:h text:style-name="P25" text:outline-level="1">Hz.Davud Kıssası<text:tab/>95</text:h>
      <text:h text:style-name="P24" text:outline-level="1">Talut kıssası<text:tab/>96</text:h>
      <text:h text:style-name="P24" text:outline-level="1">Talut ve Calut kıssası<text:tab/>96</text:h>
      <text:h text:style-name="P24" text:outline-level="1">Hz.Davud'un Peygamberliği<text:tab/>97</text:h>
      <text:h text:style-name="P24" text:outline-level="1">Hz.Davud'un özellikleri<text:tab/>97</text:h>
      <text:h text:style-name="P24" text:outline-level="1">Dağların ve kuşların emrinde olması<text:tab/>97</text:h>
      <text:h text:style-name="P24" text:outline-level="1">Mülk, hikmet ve anlatım çarpıcılığına sahip olması<text:tab/>97</text:h>
      <text:h text:style-name="P24" text:outline-level="1">Sanat konusunda ilim sahibi olması<text:tab/>97</text:h>
      <text:h text:style-name="P24" text:outline-level="1">Hz.Davud'a gelen davacılar<text:tab/>98</text:h>
      <text:h text:style-name="P24" text:outline-level="1">Ekin tarlaları konusunda hüküm vermeleri<text:tab/>98</text:h>
      <text:h text:style-name="P25" text:outline-level="1">Hz.Süleyman Kıssası<text:tab/>99</text:h>
      <text:h text:style-name="P24" text:outline-level="1">Hz.Süleyman'ın Peygamberliği<text:tab/>99</text:h>
      <text:h text:style-name="P24" text:outline-level="1">Hz.Süleyman'a verilen üstün özellikler<text:tab/>99</text:h>
      <text:h text:style-name="P26" text:outline-level="1">İlim<text:tab/>99</text:h>
      <text:h text:style-name="P26" text:outline-level="1">Kuşların dilinin öğretilmesi<text:tab/>99</text:h>
      <text:h text:style-name="P26" text:outline-level="1">Rüzgarın emrine verilmesi<text:tab/>100</text:h>
      <text:h text:style-name="P26" text:outline-level="1">Cinlerin emrine verilmesi<text:tab/>100</text:h>
      <text:h text:style-name="P26" text:outline-level="1">Mülk ve hakimiyet verilmesi<text:tab/>100</text:h>
      <text:h text:style-name="P24" text:outline-level="1">Hz.Süleyman'ın ordusu ve karınca vadisi<text:tab/>101</text:h>
      <text:h text:style-name="P24" text:outline-level="1">Sebe melikesi<text:tab/>101</text:h>
      <text:h text:style-name="P24" text:outline-level="1">Sebe melikesinin elçileri<text:tab/>102</text:h>
      <text:h text:style-name="P24" text:outline-level="1">Sebe melikesinin tahtı<text:tab/>102</text:h>
      <text:h text:style-name="P24" text:outline-level="1">Hz.Süleyman ile Sebe melikesinin karşılaşması<text:tab/>103</text:h>
      <text:h text:style-name="P24" text:outline-level="1">Hz.Süleyman'ın imtihan edilmesi<text:tab/>103</text:h>
      <text:h text:style-name="P24" text:outline-level="1"><text:soft-page-break/>Hz.Süleyman'ın vefatı<text:tab/>104</text:h>
      <text:h text:style-name="P25" text:outline-level="1">Hz.Yunus Kıssası<text:tab/>104</text:h>
      <text:h text:style-name="P24" text:outline-level="1">Hz.Yunus'un kavminden ayrılması<text:tab/>104</text:h>
      <text:h text:style-name="P24" text:outline-level="1">Hz.Yunus'un balığın karnındaki duası<text:tab/>104</text:h>
      <text:h text:style-name="P24" text:outline-level="1">Hz.Yunus'un kavmi<text:tab/>105</text:h>
      <text:h text:style-name="P25" text:outline-level="1">Hz.Zekeriya, Hz.Meryem, Hz.Yahya, Hz.İsa Kıssaları<text:tab/>105</text:h>
      <text:h text:style-name="P24" text:outline-level="1">Hz.Meryem'in soyu ve seçkinliği<text:tab/>105</text:h>
      <text:h text:style-name="P24" text:outline-level="1">Hz.Meryem'in dünyaya gelişi<text:tab/>105</text:h>
      <text:h text:style-name="P24" text:outline-level="1">Hz.Meryem ve Hz.Zekeriya<text:tab/>105</text:h>
      <text:h text:style-name="P24" text:outline-level="1">Hz.Yahya'nın dünyaya gelmesi<text:tab/>106</text:h>
      <text:h text:style-name="P24" text:outline-level="1">Hz.Zekeriya'nın Hz.Yahya ile müjdelenmesi<text:tab/>106</text:h>
      <text:h text:style-name="P24" text:outline-level="1">Hz.Meryem'e Cebrail'in gelmesi ve Hz.İsa'nın doğumunun müjdelenmesi<text:tab/>107</text:h>
      <text:h text:style-name="P24" text:outline-level="1">Hz.Meryem'in doğu tarafında bir yere çekilmesi<text:tab/>108</text:h>
      <text:h text:style-name="P24" text:outline-level="1">Hz.Meryem'in Hz.İsa ile kavmine döndüğünde iftiraya uğraması<text:tab/>108</text:h>
      <text:h text:style-name="P24" text:outline-level="1">Hz.İsa'nın beşikte iken konuşması<text:tab/>108</text:h>
      <text:h text:style-name="P24" text:outline-level="1">Hz.İsa'nın Peygamberliği<text:tab/>108</text:h>
      <text:h text:style-name="P24" text:outline-level="1">Hz.İsa'nın tevhide çağrısı<text:tab/>109</text:h>
      <text:h text:style-name="P24" text:outline-level="1">Hz.İsa'nın mucizeleri<text:tab/>109</text:h>
      <text:h text:style-name="P24" text:outline-level="1">Havariler ve Hz.İsa<text:tab/>109</text:h>
      <text:h text:style-name="P24" text:outline-level="1">İsrailoğullarının Hz.İsa'yı öldürdüklerini sanmaları<text:tab/>110</text:h>
      <text:h text:style-name="P24" text:outline-level="1">Hz.İsa'dan sonra ortaya atılan sapkın inanışlar<text:tab/>110</text:h>
      <text:h text:style-name="P25" text:outline-level="1">Hz.Muhammed<text:span text:style-name="T9"> </text:span><text:tab/>112</text:h>
      <text:h text:style-name="P24" text:outline-level="1">Hz.Muhammed'e Kuran'ın indirilmesi ve Kuran'la hükmetmesi<text:tab/>112</text:h>
      <text:h text:style-name="P24" text:outline-level="1">Hz.Muhammed Allah'ın elçisi ve Peygamberlerin sonuncusudur<text:tab/>112</text:h>
      <text:h text:style-name="P24" text:outline-level="1">Hz. Muhammed bir beşerdir<text:tab/>114 <text:s/></text:h>
      <text:h text:style-name="P24" text:outline-level="1">Hz. Muhammed dosdoğru bir yol üzerindedir<text:tab/>114 </text:h>
      <text:h text:style-name="P24" text:outline-level="1">Hz. Muhammed Allah'in korumasındadır<text:tab/>114</text:h>
      <text:h text:style-name="P24" text:outline-level="1">Allah Hz. Muhammed'i zengin etmiştir <text:tab/>114</text:h>
      <text:h text:style-name="P24" text:outline-level="1">Hz. Muhammed müminler için kendi canlarından evladır<text:tab/>114</text:h>
      <text:h text:style-name="P24" text:outline-level="1">Bir müjdeci, şahit ve uyarıcıdır<text:tab/>115</text:h>
      <text:h text:style-name="P24" text:outline-level="1">Hz.Muhammed'in gelişinin Tevrat ve İncil'de müjdelenmesi<text:tab/>115</text:h>
      <text:h text:style-name="P24" text:outline-level="1"><text:soft-page-break/>İman edenler için bir rahmettir<text:tab/>116</text:h>
      <text:h text:style-name="P24" text:outline-level="1">Hz.Muhammed'in tebliği ve Kuran'la öğüt vermesi<text:tab/>116</text:h>
      <text:h text:style-name="P24" text:outline-level="1">Hz.Muhammed'e atılan iftiralar<text:tab/>117</text:h>
      <text:h text:style-name="P24" text:outline-level="1">Hz.Muhammed'in Mekke'den çıkarılması<text:tab/>117</text:h>
      <text:h text:style-name="P24" text:outline-level="1">Hz.Muhammed'in müminleri teşvik etmesi ve Allah'ın onlara olan yardımı<text:tab/>117</text:h>
      <text:h text:style-name="P24" text:outline-level="1">Hz.Muhammed ve savaşları<text:tab/>118</text:h>
      <text:h text:style-name="P24" text:outline-level="1">Hz.Muhammed ve Yahudiler<text:tab/>118</text:h>
      <text:h text:style-name="P24" text:outline-level="1">Hz.Muhammed ve kitap ehli<text:tab/>119</text:h>
      <text:h text:style-name="P24" text:outline-level="1">Hz.Muhammed ve cinler<text:tab/>119</text:h>
      <text:h text:style-name="P24" text:outline-level="1">Hz.Muhammed'in eşleri<text:tab/>120</text:h>
      <text:h text:style-name="P24" text:outline-level="1">Hz.Muhammed ve Zeyd<text:tab/>120</text:h>
      <text:h text:style-name="P24" text:outline-level="1">Hz.Muhammed'e gayb haberlerinden vahyedilmesi<text:tab/>121</text:h>
      <text:h text:style-name="P24" text:outline-level="1">Hz.Muhammed'e kıblenin bildirilmesi<text:tab/>121</text:h>
      <text:h text:style-name="P25" text:outline-level="1">Hz.İlyas Kıssası<text:tab/>121</text:h>
      <text:h text:style-name="P24" text:outline-level="1">Hz.İlyas'ın Peygamberliği<text:tab/>121</text:h>
      <text:h text:style-name="P24" text:outline-level="1">Hz.İlyas'ın tebliği<text:tab/>121</text:h>
      <text:h text:style-name="P25" text:outline-level="1">Hz.Elyesa<text:tab/>122</text:h>
      <text:h text:style-name="P25" text:outline-level="1">Hz.İdris<text:tab/>122</text:h>
      <text:h text:style-name="P25" text:outline-level="1">Hz.İshak<text:tab/>122</text:h>
      <text:h text:style-name="P25" text:outline-level="1">Hz.Yakub<text:tab/>122</text:h>
      <text:h text:style-name="P25" text:outline-level="1">Hz.Eyüb Kıssası<text:tab/>123</text:h>
      <text:h text:style-name="P25" text:outline-level="1">Hz.Zülkifl<text:tab/>123</text:h>
      <text:h text:style-name="P36" text:outline-level="1">KURAN'DA BAHSİ GEÇEN İNSANLAR <text:line-break/>VE TOPLULUKLAR<text:tab/>124</text:h>
      <text:h text:style-name="P25" text:outline-level="1">İsrailoğulları (Yahudiler)<text:tab/>124</text:h>
      <text:h text:style-name="P25" text:outline-level="1">Hıristiyanlar<text:tab/>124</text:h>
      <text:h text:style-name="P25" text:outline-level="1">Sabiiler<text:tab/>125</text:h>
      <text:h text:style-name="P25" text:outline-level="1">Semud toplumu<text:tab/>125</text:h>
      <text:h text:style-name="P25" text:outline-level="1">Lut kavmi<text:tab/>125</text:h>
      <text:h text:style-name="P25" text:outline-level="1">Medyen halkı<text:tab/>125</text:h>
      <text:h text:style-name="P25" text:outline-level="1"><text:soft-page-break/>Ress halkı<text:tab/>126</text:h>
      <text:h text:style-name="P25" text:outline-level="1">Bir kasaba halkı<text:tab/>126</text:h>
      <text:h text:style-name="P25" text:outline-level="1">Yesrib halkı<text:tab/>126</text:h>
      <text:h text:style-name="P25" text:outline-level="1">Hicr halkı<text:tab/>126</text:h>
      <text:h text:style-name="P25" text:outline-level="1">Ad halkı<text:tab/>126</text:h>
      <text:h text:style-name="P25" text:outline-level="1">Bedeviler<text:tab/>127</text:h>
      <text:h text:style-name="P25" text:outline-level="1">Medine halkı<text:tab/>128 </text:h>
      <text:h text:style-name="P25" text:outline-level="1">Tubba kavmi<text:tab/>128</text:h>
      <text:h text:style-name="P25" text:outline-level="1">Hz.Musa'nın kavmi<text:tab/>128</text:h>
      <text:h text:style-name="P25" text:outline-level="1">Yunus kavmi<text:tab/>128</text:h>
      <text:h text:style-name="P25" text:outline-level="1">Hz.İbrahim ve onunla birlikte olanlar<text:tab/>129</text:h>
      <text:h text:style-name="P25" text:outline-level="1">İkiden biri (Hz.Muhammed'in arkadaşı)<text:tab/>129 </text:h>
      <text:h text:style-name="P25" text:outline-level="1">Hz.Musa'nın yardımcısı<text:tab/>129</text:h>
      <text:h text:style-name="P25" text:outline-level="1">İlim sahibi bir kişi<text:tab/>130</text:h>
      <text:h text:style-name="P25" text:outline-level="1">Hz.Musa ve kadınlar<text:tab/>130</text:h>
      <text:h text:style-name="P25" text:outline-level="1">Talut ve topluluğu<text:tab/>131</text:h>
      <text:h text:style-name="P25" text:outline-level="1">Calut ve ordusu<text:tab/>131</text:h>
      <text:h text:style-name="P25" text:outline-level="1">Kehf ehli ve Rakim ehli<text:tab/>132</text:h>
      <text:h text:style-name="P25" text:outline-level="1">Yecüc ve Mecüc<text:tab/>132</text:h>
      <text:h text:style-name="P25" text:outline-level="1">Bağ sahipleri<text:tab/>133</text:h>
      <text:h text:style-name="P25" text:outline-level="1">Şehrin uzağından gelen adam<text:tab/>133</text:h>
      <text:h text:style-name="P25" text:outline-level="1">Hz.Yusuf'un zindan arkadaşları<text:tab/>134</text:h>
      <text:h text:style-name="P25" text:outline-level="1">Hz.Yusuf'un kardeşleri<text:tab/>134</text:h>
      <text:h text:style-name="P25" text:outline-level="1">Firavun ailesinden imanını gizleyen adam<text:tab/>138</text:h>
      <text:h text:style-name="P25" text:outline-level="1">Hz.Nuh'un ve Hz.Lut'un eşleri<text:tab/>139</text:h>
      <text:h text:style-name="P25" text:outline-level="1">Şehir halkının üç elçisi<text:tab/>139</text:h>
      <text:h text:style-name="P25" text:outline-level="1">Oniki güvenilir gözetleyici<text:tab/>140</text:h>
      <text:h text:style-name="P25" text:outline-level="1">Hz.Nuh'un oğlu<text:tab/>140</text:h>
      <text:h text:style-name="P25" text:outline-level="1"><text:soft-page-break/>Hz.İbrahim'in babası Azer<text:tab/>140</text:h>
      <text:h text:style-name="P25" text:outline-level="1">Hz.Musa'nın annesi ve kızkardeşi<text:tab/>140</text:h>
      <text:h text:style-name="P25" text:outline-level="1">Hz.Lut'un ailesi ve karısı<text:tab/>141</text:h>
      <text:h text:style-name="P25" text:outline-level="1">Hz.Adem'in iki oğlu<text:tab/>141</text:h>
      <text:h text:style-name="P25" text:outline-level="1">Hz.Muhammed'in eşleri<text:tab/>142</text:h>
      <text:h text:style-name="P25" text:outline-level="1">İmran ailesi<text:tab/>142</text:h>
      <text:h text:style-name="P25" text:outline-level="1">Firavun ve önde gelen çevresi<text:tab/>143</text:h>
      <text:h text:style-name="P25" text:outline-level="1">Sihirbazlar<text:tab/>143</text:h>
      <text:h text:style-name="P25" text:outline-level="1">Büyücüler<text:tab/>143</text:h>
      <text:h text:style-name="P25" text:outline-level="1">Firavun ve orduları<text:tab/>144</text:h>
      <text:h text:style-name="P25" text:outline-level="1">Karun<text:tab/>144</text:h>
      <text:h text:style-name="P25" text:outline-level="1">Haman<text:tab/>145</text:h>
      <text:h text:style-name="P25" text:outline-level="1">Firavun<text:tab/>146</text:h>
      <text:h text:style-name="P25" text:outline-level="1">Firavun ailesi<text:tab/>147</text:h>
      <text:h text:style-name="P25" text:outline-level="1">Hz.Musa'dan sonra İsrailoğullarının önde gelenleri<text:tab/>147</text:h>
      <text:h text:style-name="P25" text:outline-level="1">Firavun'un eşi<text:tab/>148</text:h>
      <text:h text:style-name="P25" text:outline-level="1">Ebu Leheb ve karısı<text:tab/>148</text:h>
      <text:h text:style-name="P25" text:outline-level="1">Mısır'lı Aziz ve karısı<text:tab/>148</text:h>
      <text:h text:style-name="P25" text:outline-level="1">Müstazaflar-müstekbirler<text:tab/>149</text:h>
      <text:h text:style-name="P25" text:outline-level="1">Zü'l karneyn<text:tab/>149</text:h>
      <text:h text:style-name="P25" text:outline-level="1">Zeyd<text:tab/>150</text:h>
      <text:h text:style-name="P25" text:outline-level="1">Samiri<text:tab/>150</text:h>
      <text:h text:style-name="P25" text:outline-level="1">Üzeyir<text:tab/>150</text:h>
      <text:h text:style-name="P25" text:outline-level="1">Sebe melikesi<text:tab/>151</text:h>
      <text:h text:style-name="P25" text:outline-level="1">Bahçe sahipleri<text:tab/>152</text:h>
      <text:h text:style-name="P36" text:outline-level="1">KURAN'DA MÜMİNLERİN SIFATLARI<text:tab/>153</text:h>
      <text:h text:style-name="P36" text:outline-level="1">KURAN'DA İNKARCILARIN SIFATLARI<text:tab/>159</text:h>
      <text:h text:style-name="P36" text:outline-level="1">KURAN'DA MELEKLER<text:tab/>164</text:h>
      <text:h text:style-name="P25" text:outline-level="1"><text:soft-page-break/>Güç sahibi melek: Cebrail<text:tab/>164</text:h>
      <text:h text:style-name="P24" text:outline-level="1">Çarpıcı bir güzelliğe sahip olması<text:tab/>164</text:h>
      <text:h text:style-name="P24" text:outline-level="1">Hz.Muhammed'in Cebrail'i görmesi<text:tab/>164</text:h>
      <text:h text:style-name="P24" text:outline-level="1">Cebrail'in ufukta görülmesi<text:tab/>165</text:h>
      <text:h text:style-name="P24" text:outline-level="1">Cebrail'in Hz.Meryem'e düzgün bir beşer kılığında gönderilmesi<text:tab/>165</text:h>
      <text:h text:style-name="P25" text:outline-level="1">Gözetleyici ve yazıcı iki meleğin her insanın yanıbaşında olması<text:tab/>165</text:h>
      <text:h text:style-name="P25" text:outline-level="1">İkişer, üçer ve dörder kanatlı elçi melekler<text:tab/>165</text:h>
      <text:h text:style-name="P25" text:outline-level="1">Cehennemin sert ve güçlü melekleri<text:tab/>165</text:h>
      <text:h text:style-name="P25" text:outline-level="1">Allah'ın makamına süresi 50.000 yıl olan bir günde çıkmaları<text:tab/>166</text:h>
      <text:h text:style-name="P25" text:outline-level="1">Meleklerin şahitliği<text:tab/>166</text:h>
      <text:h text:style-name="P25" text:outline-level="1">Yakınlaştırılmış meleklerin Allah'a kulluğu<text:tab/>166</text:h>
      <text:h text:style-name="P25" text:outline-level="1">Arşın etrafını çevreleyen melekler<text:tab/>166</text:h>
      <text:h text:style-name="P25" text:outline-level="1">Saflar halinde dizilen ve tesbih eden melekler<text:tab/>166 </text:h>
      <text:h text:style-name="P25" text:outline-level="1">Hz.Adem'e secde eden melekler<text:tab/>167</text:h>
      <text:h text:style-name="P25" text:outline-level="1">Meleklerin Rablerinden korkmaları ve emrolundukları şeyi yapmaları<text:tab/>167</text:h>
      <text:h text:style-name="P25" text:outline-level="1">Dizi dizi duran melekler<text:tab/>167</text:h>
      <text:h text:style-name="P25" text:outline-level="1">İnananların karanlıklardan nura çıkmaları için dua etmeleri<text:tab/>168 </text:h>
      <text:h text:style-name="P25" text:outline-level="1">Meleklerin Peygambere salat etmeleri<text:tab/>168</text:h>
      <text:h text:style-name="P25" text:outline-level="1">İman edenlerin üzerine meleklerin inmesi ve onları müjdelemesi<text:tab/>168</text:h>
      <text:h text:style-name="P25" text:outline-level="1">Allah'ın inananlara meleklerle yardımı<text:tab/>168</text:h>
      <text:h text:style-name="P25" text:outline-level="1">Meleklerin kadir gecesi Rablerinin izniyle yeryüzüne inmeleri<text:tab/>169</text:h>
      <text:h text:style-name="P25" text:outline-level="1">İnkar edenlere lanet etmeleri<text:tab/>169</text:h>
      <text:h text:style-name="P25" text:outline-level="1">Meleklerin ikrama layık görülmüş kullar olmaları<text:tab/>169</text:h>
      <text:h text:style-name="P25" text:outline-level="1">Hz.İbrahim'e gelen melekler<text:tab/>169</text:h>
      <text:h text:style-name="P25" text:outline-level="1">Hz.Lut'a gelen melekler<text:tab/>170</text:h>
      <text:h text:style-name="P25" text:outline-level="1">Hz.Zekeriya'ya gelen melekler<text:tab/>171</text:h>
      <text:h text:style-name="P25" text:outline-level="1">Hz.Meryem'e gelen melekler<text:tab/>171</text:h>
      <text:h text:style-name="P25" text:outline-level="1">Ölüm melekleri<text:tab/>172</text:h>
      <text:h text:style-name="P25" text:outline-level="1">Yazıcı melekler<text:tab/>173</text:h>
      <text:h text:style-name="P25" text:outline-level="1"><text:soft-page-break/>Arşı taşıyan melekler<text:tab/>173</text:h>
      <text:h text:style-name="P25" text:outline-level="1">Harut ve Marut<text:tab/>173</text:h>
      <text:h text:style-name="P25" text:outline-level="1">Tabutu taşıyan melekler<text:tab/>174</text:h>
      <text:h text:style-name="P25" text:outline-level="1">Kıyamet gününde melekler<text:tab/>174</text:h>
      <text:h text:style-name="P25" text:outline-level="1">Cennet melekleri<text:tab/>174</text:h>
      <text:h text:style-name="P25" text:outline-level="1">Cehennem melekleri (bekçileri)<text:tab/>175</text:h>
      <text:h text:style-name="P36" text:outline-level="1">KURAN'DA CİNLER<text:tab/>176</text:h>
      <text:h text:style-name="P25" text:outline-level="1">Cinler Allah'a ibadet için yaratılmıştır<text:tab/>176</text:h>
      <text:h text:style-name="P25" text:outline-level="1">Cinler ateşten yaratılmıştır<text:tab/>176</text:h>
      <text:h text:style-name="P25" text:outline-level="1">Cinler asla Kuran'ın bir benzerini getiremezler<text:tab/>176</text:h>
      <text:h text:style-name="P25" text:outline-level="1">Kuran'da Cin suresi<text:tab/>176</text:h>
      <text:h text:style-name="P25" text:outline-level="1">Cinlerin güçleri sınırlıdır<text:tab/>178</text:h>
      <text:h text:style-name="P25" text:outline-level="1">İblis cinlerdendir<text:tab/>178</text:h>
      <text:h text:style-name="P25" text:outline-level="1">Cinlerin kendi topluluklarına Kuran'la tebliğ yapmaları<text:tab/>178</text:h>
      <text:h text:style-name="P25" text:outline-level="1">Cinler dünyada uyarılıp korkutulmuşlardır<text:tab/>178 </text:h>
      <text:h text:style-name="P25" text:outline-level="1">Cinlerin elçilerin emrinde olması ve hizmetleri<text:tab/>179</text:h>
      <text:h text:style-name="P25" text:outline-level="1">İnkarcıların Allah ile cinler arasında soy bağı kurması<text:tab/>179</text:h>
      <text:h text:style-name="P25" text:outline-level="1">İnkarcıların cinleri Allah'a ortak koşmaları<text:tab/>180</text:h>
      <text:h text:style-name="P25" text:outline-level="1">İnsanların bazılarının cinlere tapması<text:tab/>180</text:h>
      <text:h text:style-name="P25" text:outline-level="1">Cinlerin kalplere vesvese ve şüphe düşürmesi<text:tab/>180</text:h>
      <text:h text:style-name="P25" text:outline-level="1">Cinlerden Peygambere düşmanlık yapanlar vardır<text:tab/>180</text:h>
      <text:h text:style-name="P25" text:outline-level="1">Kendilerine uyanların üzerine kabuk gibi kaplanırlar<text:tab/>180</text:h>
      <text:h text:style-name="P25" text:outline-level="1">Kıyamet günü cinler<text:tab/>181</text:h>
      <text:h text:style-name="P25" text:outline-level="1">Cinlerden inkar edenler cehenneme girecektir<text:tab/>181</text:h>
      <text:h text:style-name="P36" text:outline-level="1">KURAN'DA ZAMAN KAVRAMI<text:tab/>182</text:h>
      <text:h text:style-name="P25" text:outline-level="1">Kuran'da zamanın izafiyeti<text:tab/>182</text:h>
      <text:h text:style-name="P24" text:outline-level="1">Allah'ın 100 yıl ölü bırakılıp dirilttiği kişi<text:tab/>182</text:h>
      <text:h text:style-name="P24" text:outline-level="1">Kehf ehli<text:tab/>182</text:h>
      <text:h text:style-name="P24" text:outline-level="1"><text:soft-page-break/>Ahirette zamanın dünyadaki ile kıyaslanması<text:tab/>183</text:h>
      <text:h text:style-name="P24" text:outline-level="1">Allah katında bir günün 1000 yıl gibi olması<text:tab/>183</text:h>
      <text:h text:style-name="P24" text:outline-level="1">Meleklerin Allah katına çıkma süresi<text:tab/>183</text:h>
      <text:h text:style-name="P25" text:outline-level="1">Kuran'da belirtilen zamanlar<text:tab/>183</text:h>
      <text:h text:style-name="P24" text:outline-level="1">Kuran'da gece ve gündüzün geçtiği ayetler<text:tab/>184</text:h>
      <text:h text:style-name="P24" text:outline-level="1">Meleklerin tesbihi<text:tab/>185</text:h>
      <text:h text:style-name="P24" text:outline-level="1">Hz.Musa'nın Firavun'a verdiği vakit<text:tab/>185</text:h>
      <text:h text:style-name="P24" text:outline-level="1">Hz.Musa'nın kavmini gece yürüyüşe çıkarması<text:tab/>186</text:h>
      <text:h text:style-name="P24" text:outline-level="1">Firavun'un ordusunun Hz.Musa ve kavmini izlemeye başladığı vakit<text:tab/>186</text:h>
      <text:h text:style-name="P24" text:outline-level="1">Hz.Zekeriya'nın üç gece insanlarla konuşmaması<text:tab/>186</text:h>
      <text:h text:style-name="P24" text:outline-level="1">Hz.Süleyman'ın emrine verilen rüzgar<text:tab/>186</text:h>
      <text:h text:style-name="P24" text:outline-level="1">Kuran'da yemek vakti<text:tab/>186</text:h>
      <text:h text:style-name="P24" text:outline-level="1">Uyarılıp korkutulanların sabahı<text:tab/>187</text:h>
      <text:h text:style-name="P24" text:outline-level="1">Şeytanın kıyamet gününe kadar izin istemesi<text:tab/>187 </text:h>
      <text:h text:style-name="P24" text:outline-level="1">Kıyamet saatinin yaklaşarak gelmesi<text:tab/>187</text:h>
      <text:h text:style-name="P24" text:outline-level="1">Kıyamet saati<text:tab/>187</text:h>
      <text:h text:style-name="P36" text:outline-level="1">KURAN'DA GAYB KAVRAMI<text:tab/>189</text:h>
      <text:h text:style-name="P25" text:outline-level="1">Gaybı Allah'tan başkası bilemez<text:tab/>189</text:h>
      <text:h text:style-name="P25" text:outline-level="1">Levh-i Mahfuz: Herşeyin olduğu apaçık kitap<text:tab/>189</text:h>
      <text:h text:style-name="P25" text:outline-level="1">Allah gaybın bilgisini dilediğine verir<text:tab/>189</text:h>
      <text:h text:style-name="P25" text:outline-level="1">Allah'ın Kehf ehli hakkında Kuran'da verdiği haberler<text:tab/>190</text:h>
      <text:h text:style-name="P25" text:outline-level="1">Allah'ın Zülkarneyn hakkında Kuran'da verdiği haberler<text:tab/>190</text:h>
      <text:h text:style-name="P25" text:outline-level="1">İlim sahibi bir kuluna Allah'ın gaybı bildirmesi<text:tab/>190</text:h>
      <text:h text:style-name="P25" text:outline-level="1">Gayb ile Rablerinden içleri titreyerek korkanlar<text:tab/>191</text:h>
      <text:h text:style-name="P25" text:outline-level="1">Göklerin ve yerin anahtarları O'nundur<text:tab/>193 </text:h>
      <text:h text:style-name="P25" text:outline-level="1">Ruh hakkında insanlara az bir bilgi verilmiştir<text:tab/>193</text:h>
      <text:h text:style-name="P36" text:outline-level="1">KURAN'DA ANLATILAN MUCİZELER<text:tab/>194</text:h>
      <text:h text:style-name="P25" text:outline-level="1">Hz.İbrahim'e ölü kuşun canlandırılması<text:tab/>194</text:h>
      <text:h text:style-name="P25" text:outline-level="1">Hz.İbrahim'in ateşten kurtulması<text:tab/>194</text:h>
      <text:h text:style-name="P25" text:outline-level="1">Hz.Musa'nın mucizeleri<text:tab/>194</text:h>
      <text:h text:style-name="P25" text:outline-level="1"><text:soft-page-break/>Hz.Yunus'un balığın karnından kurtarılması<text:tab/>195</text:h>
      <text:h text:style-name="P25" text:outline-level="1">Hz.İsa'nın mucizeleri<text:tab/>195</text:h>
      <text:h text:style-name="P25" text:outline-level="1">Allah'ın 100 yıl ölü bırakıp sonra dirilttiği kişi<text:tab/>195</text:h>
      <text:h text:style-name="P25" text:outline-level="1">Kehf ehlinin mağaralarında yüzyıllarca kalıp sonra uyanmaları<text:tab/>195</text:h>
      <text:h text:style-name="P25" text:outline-level="1">Hz.Süleyman'ın emrine verilen rüzgar<text:tab/>197 </text:h>
      <text:h text:style-name="P36" text:outline-level="1">KURAN'DA AZAP KAVRAMI<text:tab/>198</text:h>
      <text:h text:style-name="P25" text:outline-level="1">Tasvir Edilen Cehennem Azapları<text:tab/>198</text:h>
      <text:h text:style-name="P24" text:outline-level="1">Cehennemdekiler korkunç bir görünüm alacaklardır<text:tab/>198</text:h>
      <text:h text:style-name="P24" text:outline-level="1">İnkarcılar için demir kamçılar vardır<text:tab/>198</text:h>
      <text:h text:style-name="P24" text:outline-level="1">Vücutları ateşte dağlanacaktır<text:tab/>198</text:h>
      <text:h text:style-name="P24" text:outline-level="1">Bukağılara vurulacaklardır<text:tab/>198</text:h>
      <text:h text:style-name="P24" text:outline-level="1">Zincirlere, demir halkalara vurulacaklardır<text:tab/>198</text:h>
      <text:h text:style-name="P24" text:outline-level="1">Ateş azabı vardır<text:tab/>199</text:h>
      <text:h text:style-name="P24" text:outline-level="1">İnkarcılar cehennem odunu ve yakıtı olacaklardır<text:tab/>199 </text:h>
      <text:h text:style-name="P24" text:outline-level="1">Orada kaynar su ile karşılanacaklardır<text:tab/>200</text:h>
      <text:h text:style-name="P24" text:outline-level="1">Dumanlı ve pusludur<text:tab/>201</text:h>
      <text:h text:style-name="P24" text:outline-level="1">Dar ve sıkışık yerlere atılırlar<text:tab/>201 </text:h>
      <text:h text:style-name="P24" text:outline-level="1">Zakkum ağacı ve darı dikeni yiyeceklerdir<text:tab/>201</text:h>
      <text:h text:style-name="P24" text:outline-level="1">Ateşten elbiseler giyerler<text:tab/>201</text:h>
      <text:h text:style-name="P24" text:outline-level="1">Giysileri katrandandır<text:tab/>202</text:h>
      <text:h text:style-name="P24" text:outline-level="1">Cehennemin duvarları inkarcıyı çepeçevre kuşatır<text:tab/>202</text:h>
      <text:h text:style-name="P24" text:outline-level="1">Cehennemin korkunç homurtusu duyulur<text:tab/>202</text:h>
      <text:h text:style-name="P24" text:outline-level="1">Allah inkarcılarla konuşmaz<text:tab/>202 </text:h>
      <text:h text:style-name="P24" text:outline-level="1">Uzaktan korkunç öfkesi ve uğultusu işitilir<text:tab/>202</text:h>
      <text:h text:style-name="P24" text:outline-level="1">Hor ve aşağılık kılınmışlardır<text:tab/>202</text:h>
      <text:h text:style-name="P24" text:outline-level="1">Orada günahlarını itiraf edeceklerdir<text:tab/>202</text:h>
      <text:h text:style-name="P24" text:outline-level="1">Cennettekilerden su ve rızık isteyeceklerdir ama verilmeyecektir<text:tab/>203</text:h>
      <text:h text:style-name="P24" text:outline-level="1">Cehennemden çıkmak için dünyaya geri dönmek isteyeceklerdir<text:tab/>203</text:h>
      <text:h text:style-name="P24" text:outline-level="1">Oradan kaçış yoktur<text:tab/>203</text:h>
      <text:h text:style-name="P24" text:outline-level="1">Yok olmayı isteyeceklerdir<text:tab/>203</text:h>
      <text:h text:style-name="P24" text:outline-level="1">Tutuşturulmuş ateş yüreklere tırmanır<text:tab/>204</text:h>
      <text:h text:style-name="P24" text:outline-level="1"><text:soft-page-break/>Büyüklenenler cehenneme boyunlarını bükerek girerler<text:tab/>204</text:h>
      <text:h text:style-name="P24" text:outline-level="1">İnkarcılar birbirleriyle çekişirler<text:tab/>204</text:h>
      <text:h text:style-name="P24" text:outline-level="1">Mutsuzluk ve acıyla nefes alıp verirler<text:tab/>205</text:h>
      <text:h text:style-name="P24" text:outline-level="1">Orada kemikleri çatırdatan inlemeler vardır<text:tab/>205</text:h>
      <text:h text:style-name="P24" text:outline-level="1">Alçaltıcı bir azap vardır<text:tab/>205</text:h>
      <text:h text:style-name="P24" text:outline-level="1">Orada hiçbir sıcak dost yoktur<text:tab/>205</text:h>
      <text:h text:style-name="P24" text:outline-level="1">İnkarcılar yerlerde sürükleneceklerdir<text:tab/>206</text:h>
      <text:h text:style-name="P24" text:outline-level="1">İnkarcıların duası asla kabul olmaz<text:tab/>206</text:h>
      <text:h text:style-name="P24" text:outline-level="1">Ateşe yüzükoyun atılırlar<text:tab/>206</text:h>
      <text:h text:style-name="P24" text:outline-level="1">Birbirlerinden kaçarlar, aralarındaki tüm bağları koparırlar<text:tab/>207</text:h>
      <text:h text:style-name="P24" text:outline-level="1">Çok büyük pişmanlık yaşarlar<text:tab/>207</text:h>
      <text:h text:style-name="P24" text:outline-level="1">Birbirlerine nefret duyarlar, birbirlerini ayaklarının altına almak isterler<text:tab/>208</text:h>
      <text:h text:style-name="P24" text:outline-level="1">Cehennemin içine dökülürler<text:tab/>208</text:h>
      <text:h text:style-name="P24" text:outline-level="1">Orada başları öne düşmüş şekilde hüsran içinde kalırlar<text:tab/>208</text:h>
      <text:h text:style-name="P25" text:outline-level="1">Dünyada Verilen Azap Şekilleri<text:tab/>208</text:h>
      <text:h text:style-name="P24" text:outline-level="1">Allah'ın dünyada belaya çarptırdığı kişiler<text:tab/>208</text:h>
      <text:h text:style-name="P24" text:outline-level="1">Hasret içindedirler<text:tab/>208</text:h>
      <text:h text:style-name="P24" text:outline-level="1">Mutsuz ve bedbahttırlar<text:tab/>209</text:h>
      <text:h text:style-name="P24" text:outline-level="1">Kalpleri dar ve sıkıntılıdır, üstlerine pislik çökmüştür<text:tab/>209</text:h>
      <text:h text:style-name="P24" text:outline-level="1">Boş emellerin peşindedirler<text:tab/>209</text:h>
      <text:h text:style-name="P24" text:outline-level="1">Kuruntular içinde yaşarlar<text:tab/>209</text:h>
      <text:h text:style-name="P24" text:outline-level="1">Denizin yarılması ve inkarcıların suda boğulmaları<text:tab/>210</text:h>
      <text:h text:style-name="P24" text:outline-level="1">Gökten inen azaplar<text:tab/>210</text:h>
      <text:h text:style-name="P24" text:outline-level="1">Suda boğulmaları<text:tab/>210</text:h>
      <text:h text:style-name="P24" text:outline-level="1">Sarsıntı tutması- deprem<text:tab/>211</text:h>
      <text:h text:style-name="P24" text:outline-level="1">Kuraklık-ürün kıtlığı olması<text:tab/>211</text:h>
      <text:h text:style-name="P24" text:outline-level="1">Çeşitli hayvanların musallat edilmesi<text:tab/>211</text:h>
      <text:h text:style-name="P24" text:outline-level="1">Sel afeti<text:tab/>212</text:h>
      <text:h text:style-name="P24" text:outline-level="1">Dayanılmaz bir ses<text:tab/>212</text:h>
      <text:h text:style-name="P24" text:outline-level="1">Balçıktan taş yağması<text:tab/>212</text:h>
      <text:h text:style-name="P24" text:outline-level="1">Fırtına<text:tab/>212</text:h>
      <text:h text:style-name="P24" text:outline-level="1"><text:soft-page-break/>Yağmur<text:tab/>213</text:h>
      <text:h text:style-name="P24" text:outline-level="1">Gölgelik günün azabı<text:tab/>213</text:h>
      <text:h text:style-name="P24" text:outline-level="1">Yıldırım<text:tab/>213</text:h>
      <text:h text:style-name="P24" text:outline-level="1">Göğün duman getirmesi<text:tab/>214</text:h>
      <text:h text:style-name="P24" text:outline-level="1">Rüzgar ve bulut<text:tab/>214</text:h>
      <text:h text:style-name="P24" text:outline-level="1">Çamurdan taş yağması<text:tab/>214</text:h>
      <text:h text:style-name="P24" text:outline-level="1">Yerin dibine geçme<text:tab/>214</text:h>
      <text:h text:style-name="P36" text:outline-level="1">KURAN'DA YAPILAN BENZETMELER<text:tab/>215</text:h>
      <text:h text:style-name="P36" text:outline-level="1">KURAN'DA YEMİN<text:tab/>218</text:h>
      <text:h text:style-name="P25" text:outline-level="1">İnsanlar hangi yeminlerinden sorumlu tutulacaklar<text:tab/>218</text:h>
      <text:h text:style-name="P25" text:outline-level="1">Rastgele söylenen yeminler<text:tab/>218</text:h>
      <text:h text:style-name="P25" text:outline-level="1">Vasiyet ve şahitlikte yemin<text:tab/>218</text:h>
      <text:h text:style-name="P25" text:outline-level="1">Yeminlerini bahane ederek iyilik yapmaya engel kılanlar<text:tab/>219</text:h>
      <text:h text:style-name="P25" text:outline-level="1">Yeminlerini bir bozgunculuk unsuru yaparak kullananlar<text:tab/>219</text:h>
      <text:h text:style-name="P25" text:outline-level="1">Yeminlerini siper edinenler<text:tab/>219</text:h>
      <text:h text:style-name="P25" text:outline-level="1">Yeminlerini az bir değere karşı satanların durumu<text:tab/>220</text:h>
      <text:h text:style-name="P25" text:outline-level="1">Yeminlerini bozanlar<text:tab/>220 </text:h>
      <text:h text:style-name="P25" text:outline-level="1">Yalan yere yemin edenler<text:tab/>220</text:h>
      <text:h text:style-name="P25" text:outline-level="1">İnkarcıların geçersiz yeminleri<text:tab/>222</text:h>
      <text:h text:style-name="P25" text:outline-level="1">Şeytanın insanları saptırmaya ant içmesi<text:tab/>222</text:h>
      <text:h text:style-name="P25" text:outline-level="1">İnanmadıkları halde mümin olduklarına dair yalan yere yemin edenler<text:tab/>222 </text:h>
      <text:h text:style-name="P25" text:outline-level="1">Kadınlara ziharda bulunmak için yapılan yeminin hükmü<text:tab/>223</text:h>
      <text:h text:style-name="P25" text:outline-level="1">Eşlerinden uzaklaşmaya yemin edenlerin hükmü<text:tab/>223</text:h>
      <text:h text:style-name="P25" text:outline-level="1">Yeminin kefareti<text:tab/>223</text:h>
      <text:h text:style-name="P25" text:outline-level="1">Allah'ın üzerine yemin ettiği şeyler<text:tab/>224</text:h>
      <text:h text:style-name="P36" text:outline-level="1">KURAN'DA BAHSİ GEÇEN DOĞA OLAYLARI<text:tab/>227</text:h>
      <text:h text:style-name="P25" text:outline-level="1">Rüzgar<text:tab/>227</text:h>
      <text:h text:style-name="P25" text:outline-level="1">Yağmur<text:tab/>227</text:h>
      <text:h text:style-name="P25" text:outline-level="1">Şimşek<text:tab/>229</text:h>
      <text:h text:style-name="P25" text:outline-level="1"><text:soft-page-break/>Gece ile gündüzün oluşumu<text:tab/>230</text:h>
      <text:h text:style-name="P25" text:outline-level="1">Göğün inşa edilmesi<text:tab/>231</text:h>
      <text:h text:style-name="P25" text:outline-level="1">Ay ve haftaların süreleri<text:tab/>231</text:h>
      <text:h text:style-name="P36" text:outline-level="1">KURAN'DA BAHSİ GEÇEN YERYÜZÜ ŞEKİLLERİ<text:tab/>233</text:h>
      <text:h text:style-name="P25" text:outline-level="1">Dağlar<text:tab/>233</text:h>
      <text:h text:style-name="P25" text:outline-level="1">Kıta<text:tab/>235 </text:h>
      <text:h text:style-name="P25" text:outline-level="1">Vadi<text:tab/>235</text:h>
      <text:h text:style-name="P25" text:outline-level="1">Bahçeler ve pınarlar<text:tab/>236</text:h>
      <text:h text:style-name="P25" text:outline-level="1">Deniz<text:tab/>236</text:h>
      <text:h text:style-name="P25" text:outline-level="1">Yeryüzü ve gökyüzü<text:tab/>237 </text:h>
      <text:h text:style-name="P25" text:outline-level="1">Yollar<text:tab/>237</text:h>
      <text:h text:style-name="P36" text:outline-level="1">KURAN'DA SU<text:tab/>239</text:h>
      <text:h text:style-name="P25" text:outline-level="1">Cennetteki su<text:tab/>239</text:h>
      <text:h text:style-name="P25" text:outline-level="1">Cehennemdeki su<text:tab/>239</text:h>
      <text:h text:style-name="P25" text:outline-level="1">Allah'ın gökten su indirmesi<text:tab/>240</text:h>
      <text:h text:style-name="P25" text:outline-level="1">Allah'ın içecek suyu indirmesi<text:tab/>243</text:h>
      <text:h text:style-name="P25" text:outline-level="1">Allah'ın yağmuru oluşturması<text:tab/>243</text:h>
      <text:h text:style-name="P25" text:outline-level="1">Allah'ın yeryüzün suyla diriltmesi<text:tab/>243</text:h>
      <text:h text:style-name="P25" text:outline-level="1">İki denizin arasındaki engel<text:tab/>243</text:h>
      <text:h text:style-name="P25" text:outline-level="1">Gemilerin denizin üstünde akıp gitmesi<text:tab/>244</text:h>
      <text:h text:style-name="P25" text:outline-level="1">Farklı su kaynakları<text:tab/>244</text:h>
      <text:h text:style-name="P25" text:outline-level="1">Allah, denizi insanların emrine vermiştir<text:tab/>244</text:h>
      <text:h text:style-name="P25" text:outline-level="1">Allah'ın suyla ekinleri bitirmesi<text:tab/>245</text:h>
      <text:h text:style-name="P25" text:outline-level="1">Dünya hayatının örneği<text:tab/>245</text:h>
      <text:h text:style-name="P25" text:outline-level="1">Allah'ın arşı<text:tab/>245</text:h>
      <text:h text:style-name="P25" text:outline-level="1">İnsanın bir damla sudan yaratılması<text:tab/>246</text:h>
      <text:h text:style-name="P25" text:outline-level="1">Allah canlı herşeyi sudan yarattı<text:tab/>246</text:h>
      <text:h text:style-name="P25" text:outline-level="1">Allah'ın Hz.Salih'in kavmini su ile denemesi<text:tab/>247</text:h>
      <text:h text:style-name="P25" text:outline-level="1"><text:soft-page-break/>Hz.Musa'nın bebekken <text:s/>suya bırakılması<text:tab/>247</text:h>
      <text:h text:style-name="P25" text:outline-level="1">Hz.Musa'nın denizde kuru bir yol açması<text:tab/>247</text:h>
      <text:h text:style-name="P25" text:outline-level="1">Firavun ve ordusunun suda boğulması<text:tab/>247</text:h>
      <text:h text:style-name="P25" text:outline-level="1">Hz.Musa'nın Medyen suyuna varması<text:tab/>248</text:h>
      <text:h text:style-name="P25" text:outline-level="1">Kavmin taptığı putun Hz.Musa tarafından yakılıp denize savrulması<text:tab/>248</text:h>
      <text:h text:style-name="P25" text:outline-level="1">Hz.Süleyman'ın emrindeki dalgıç şeytanlar<text:tab/>248</text:h>
      <text:h text:style-name="P25" text:outline-level="1">Hz.Süleyman'ın köşkü<text:tab/>248</text:h>
      <text:h text:style-name="P25" text:outline-level="1">Allah'ın Hz.Eyüb'e verdiği su<text:tab/>249</text:h>
      <text:h text:style-name="P25" text:outline-level="1">Hz.Meryem'e Allah'ın verdiği nimet:Su arkı<text:tab/>249</text:h>
      <text:h text:style-name="P25" text:outline-level="1">Allah'ın Hz.Meryem ve Hz.isa'yı akar suyu olan bir tepede yerleştirmesi<text:tab/>249</text:h>
      <text:h text:style-name="P25" text:outline-level="1">Üstüne felaket yağmuru yağdırılmış ülke<text:tab/>249</text:h>
      <text:h text:style-name="P25" text:outline-level="1">Uyarılıp korkutulanların yağmuru<text:tab/>249</text:h>
      <text:h text:style-name="P25" text:outline-level="1">Allah'ın inkarcı kavimleri suda boğması<text:tab/>250</text:h>
      <text:h text:style-name="P25" text:outline-level="1">Arim seli<text:tab/>250</text:h>
      <text:h text:style-name="P36" text:outline-level="1">KURAN'DA BAHSİ GEÇEN MEYVE, SEBZE, AĞAÇ,<text:line-break/>BİTKİ İSİMLERİ<text:tab/>251</text:h>
      <text:h text:style-name="P25" text:outline-level="1">Kuran'da geçen meyve isimleri<text:tab/>251</text:h>
      <text:h text:style-name="P24" text:outline-level="1">Hurma<text:tab/>251</text:h>
      <text:h text:style-name="P24" text:outline-level="1">Nar<text:tab/>252</text:h>
      <text:h text:style-name="P24" text:outline-level="1">Muz<text:tab/>252</text:h>
      <text:h text:style-name="P24" text:outline-level="1">İncir<text:tab/>252</text:h>
      <text:h text:style-name="P24" text:outline-level="1">Kiraz<text:tab/>252</text:h>
      <text:h text:style-name="P24" text:outline-level="1">Üzüm<text:tab/>252</text:h>
      <text:h text:style-name="P25" text:outline-level="1">Kuran'da geçen sebze isimleri<text:tab/>253 </text:h>
      <text:h text:style-name="P25" text:outline-level="1">Ağaçlar<text:tab/>254</text:h>
      <text:h text:style-name="P25" text:outline-level="1">Dikkat çekilen bitkiler<text:tab/>254</text:h>
      <text:h text:style-name="P24" text:outline-level="1">Zeytin ve diğerleri<text:tab/>254 </text:h>
      <text:h text:style-name="P24" text:outline-level="1">Kuran'daki benzetmeler içinde ismi geçen bitkiler<text:tab/>255</text:h>
      <text:h text:style-name="P24" text:outline-level="1">Şifa özelliği taşıyanlar<text:tab/>255</text:h>
      <text:h text:style-name="P25" text:outline-level="1"><text:soft-page-break/>Cennet bitkileri<text:tab/>255</text:h>
      <text:h text:style-name="P25" text:outline-level="1">Cehennem bitkileri<text:tab/>256</text:h>
      <text:h text:style-name="P24" text:outline-level="1">Darı dikeni<text:tab/>256</text:h>
      <text:h text:style-name="P24" text:outline-level="1">Zakkum<text:tab/>256</text:h>
      <text:h text:style-name="P36" text:outline-level="1">KURAN'DA BAHSİ GEÇEN HAYVANLAR<text:tab/>257</text:h>
      <text:h text:style-name="P25" text:outline-level="1">Vahşi hayvanlar<text:tab/>257</text:h>
      <text:h text:style-name="P25" text:outline-level="1">Buzağı<text:tab/>257</text:h>
      <text:h text:style-name="P25" text:outline-level="1">Davar<text:tab/>258</text:h>
      <text:h text:style-name="P25" text:outline-level="1">İnek<text:tab/>258</text:h>
      <text:h text:style-name="P25" text:outline-level="1">Sığır<text:tab/>258</text:h>
      <text:h text:style-name="P25" text:outline-level="1">Koyun<text:tab/>259</text:h>
      <text:h text:style-name="P25" text:outline-level="1">Domuz (eti)<text:tab/>259</text:h>
      <text:h text:style-name="P25" text:outline-level="1">Eşek<text:tab/>259 </text:h>
      <text:h text:style-name="P25" text:outline-level="1">Yaban eşeği<text:tab/>260</text:h>
      <text:h text:style-name="P25" text:outline-level="1">At<text:tab/>260</text:h>
      <text:h text:style-name="P25" text:outline-level="1">At, katır, merkep<text:tab/>260</text:h>
      <text:h text:style-name="P25" text:outline-level="1">Deve<text:tab/>260 </text:h>
      <text:h text:style-name="P25" text:outline-level="1">Kuş<text:tab/>261</text:h>
      <text:h text:style-name="P25" text:outline-level="1">Ebabil kuşu<text:tab/>262</text:h>
      <text:h text:style-name="P25" text:outline-level="1">Karga<text:tab/>262</text:h>
      <text:h text:style-name="P25" text:outline-level="1">Bıldırcın<text:tab/>262</text:h>
      <text:h text:style-name="P25" text:outline-level="1">Balık<text:tab/>263</text:h>
      <text:h text:style-name="P25" text:outline-level="1">Arslan<text:tab/>263</text:h>
      <text:h text:style-name="P25" text:outline-level="1">Fil<text:tab/>263</text:h>
      <text:h text:style-name="P25" text:outline-level="1">Sivrisinek<text:tab/>263</text:h>
      <text:h text:style-name="P25" text:outline-level="1">Arı<text:tab/>263</text:h>
      <text:h text:style-name="P25" text:outline-level="1">Çekirge<text:tab/>264</text:h>
      <text:h text:style-name="P25" text:outline-level="1">Örümcek<text:tab/>264</text:h>
      <text:h text:style-name="P25" text:outline-level="1"><text:soft-page-break/>Ağaç kurdu<text:tab/>264</text:h>
      <text:h text:style-name="P25" text:outline-level="1">Yılan<text:tab/>264</text:h>
      <text:h text:style-name="P25" text:outline-level="1">Sinek<text:tab/>265</text:h>
      <text:h text:style-name="P25" text:outline-level="1">Hayvanlar üzerine yapılan benzetmeler<text:tab/>265 </text:h>
      <text:h text:style-name="P24" text:outline-level="1">Maymun ve domuza benzetilmesi<text:tab/>265</text:h>
      <text:h text:style-name="P24" text:outline-level="1">Köpeğe benzetilmesi<text:tab/>265</text:h>
      <text:h text:style-name="P24" text:outline-level="1">Yaban eşeğine benzetilmesi<text:tab/>266</text:h>
      <text:h text:style-name="P25" text:outline-level="1">İnsanların hizmetine verilen hayvanlar<text:tab/>266</text:h>
      <text:h text:style-name="P36" text:outline-level="1">MÜMİNLERE VERİLEN NİMETLER<text:tab/>268</text:h>
      <text:h text:style-name="P25" text:outline-level="1">Müminlere dünyada verilen nimetler<text:tab/>268</text:h>
      <text:h text:style-name="P24" text:outline-level="1">Allah dünyada da güzel bir hayatla yaşatır<text:tab/>268</text:h>
      <text:h text:style-name="P24" text:outline-level="1">Allah inananların kalplerini uzlaştırır<text:tab/>268</text:h>
      <text:h text:style-name="P24" text:outline-level="1">Müminlerin arkadaşları<text:tab/>268</text:h>
      <text:h text:style-name="P24" text:outline-level="1">Allah inananları seçkin kılmıştır<text:tab/>269</text:h>
      <text:h text:style-name="P24" text:outline-level="1">Allah inananlara istedikleri herşeyi vermiştir<text:tab/>269</text:h>
      <text:h text:style-name="P24" text:outline-level="1">İnananların evlerine güvenlik ve huzur vermiştir<text:tab/>269</text:h>
      <text:h text:style-name="P24" text:outline-level="1">Allah inananların kalplerine güven ve huzur duygusu indirir<text:tab/>270</text:h>
      <text:h text:style-name="P24" text:outline-level="1">İnananlar yeryüzüne mirasçı ve varistir<text:tab/>270</text:h>
      <text:h text:style-name="P24" text:outline-level="1">Zenginlik verir<text:tab/>270</text:h>
      <text:h text:style-name="P24" text:outline-level="1">Onlara kötülük dokunmaz<text:tab/>270</text:h>
      <text:h text:style-name="P24" text:outline-level="1">İnananlar dünyada ve ahirette iyilik ve güzellik bulurlar<text:tab/>271</text:h>
      <text:h text:style-name="P24" text:outline-level="1">Allah inananları güç ve iktidar sahibi yapar<text:tab/>271</text:h>
      <text:h text:style-name="P24" text:outline-level="1">Kurtuluşa ve mutluluğa ermişlerdir<text:tab/>271</text:h>
      <text:h text:style-name="P24" text:outline-level="1">Allah'ın inananlara müjdesi<text:tab/>272</text:h>
      <text:h text:style-name="P24" text:outline-level="1">İnananların kalbi mutmaindir<text:tab/>273</text:h>
      <text:h text:style-name="P24" text:outline-level="1">Allah inananlara yardım eder<text:tab/>273</text:h>
      <text:h text:style-name="P25" text:outline-level="1">Müminlere cennette verilen nimetler<text:tab/>274</text:h>
      <text:h text:style-name="P24" text:outline-level="1">Allah inananları yaptıklarına karşılık olmak üzere cennetine sokacaktır<text:tab/>274</text:h>
      <text:h text:style-name="P24" text:outline-level="1">Cennette çok büyük mülk ve ihtişam içinde yaşatacaktır<text:tab/>275</text:h>
      <text:h text:style-name="P24" text:outline-level="1">Altından ırmaklar akan cennetlerde konaklayacaklardır<text:tab/>275</text:h>
      <text:h text:style-name="P24" text:outline-level="1">Pınar başlarında konaklayacaklardır<text:tab/>275</text:h>
      <text:h text:style-name="P24" text:outline-level="1"><text:soft-page-break/>Cennet yemyeşildir<text:tab/>275</text:h>
      <text:h text:style-name="P24" text:outline-level="1">Gölgeliktir<text:tab/>275</text:h>
      <text:h text:style-name="P24" text:outline-level="1">Yüksek konaklar ve köşkler vardır<text:tab/>276</text:h>
      <text:h text:style-name="P24" text:outline-level="1">Yükseklere kurulmuş tahtlar vardır<text:tab/>276</text:h>
      <text:h text:style-name="P24" text:outline-level="1">Yastıklar ve çarpıcı güzellikte döşekler vardır<text:tab/>276</text:h>
      <text:h text:style-name="P24" text:outline-level="1">En güzel giysiler ve takılar vardır<text:tab/>277</text:h>
      <text:h text:style-name="P24" text:outline-level="1">Cennetteki yiyecek ve içecekler<text:tab/>277</text:h>
      <text:h text:style-name="P24" text:outline-level="1">Cennette insanın istediği herşey vardır<text:tab/>278</text:h>
      <text:h text:style-name="P24" text:outline-level="1">Orada büyük bir nimet vardır<text:tab/>278</text:h>
      <text:h text:style-name="P24" text:outline-level="1">Mutlu ve huzur dolu bir yaşam vardır<text:tab/>278</text:h>
      <text:h text:style-name="P24" text:outline-level="1">Güvenlik vardır<text:tab/>279</text:h>
      <text:h text:style-name="P24" text:outline-level="1">Kin ve nefret yoktur<text:tab/>279</text:h>
      <text:h text:style-name="P24" text:outline-level="1">Boş konuşma ve yalan yoktur<text:tab/>279</text:h>
      <text:h text:style-name="P24" text:outline-level="1">Yorgunluk ve bıkkınlık yoktur<text:tab/>279</text:h>
      <text:h text:style-name="P24" text:outline-level="1">Korku ve hüzün yoktur<text:tab/>279</text:h>
      <text:h text:style-name="P24" text:outline-level="1">Güzel yüzlü ve güzel huylu eşler vardır<text:tab/>280</text:h>
      <text:h text:style-name="P24" text:outline-level="1">Cennet halkı genç ve yaşıttır<text:tab/>280</text:h>
      <text:h text:style-name="P24" text:outline-level="1">Büyük kurtuluş ve mutluluk vardır<text:tab/>280</text:h>
      <text:h text:style-name="P24" text:outline-level="1">Herşeyin üzerinde Allah'ın rızası ve hoşnutluğu vardır<text:tab/>281</text:h>
      <text:h text:style-name="P36" text:outline-level="1">KURAN'DA BAHSEDİLEN MEKANLAR<text:tab/>282</text:h>
      <text:h text:style-name="P25" text:outline-level="1">Tur-u Sina<text:tab/>282</text:h>
      <text:h text:style-name="P25" text:outline-level="1">Tuva vadisi<text:tab/>283</text:h>
      <text:h text:style-name="P25" text:outline-level="1">Mescid-i Haram- Beyt-i Haram- Beyt-i Atik- Kabe<text:tab/>283</text:h>
      <text:h text:style-name="P24" text:outline-level="1">Kabe<text:tab/>283</text:h>
      <text:h text:style-name="P24" text:outline-level="1">Mescid-i Haram<text:tab/>284</text:h>
      <text:h text:style-name="P24" text:outline-level="1">Beyt-i Haram<text:tab/>284</text:h>
      <text:h text:style-name="P24" text:outline-level="1">Beyt-i Atik<text:tab/>285</text:h>
      <text:h text:style-name="P25" text:outline-level="1">Safa-Merve<text:tab/>285</text:h>
      <text:h text:style-name="P25" text:outline-level="1">Mescid-i Aksa<text:tab/>286</text:h>
      <text:h text:style-name="P25" text:outline-level="1">Mekke<text:tab/>286</text:h>
      <text:h text:style-name="P25" text:outline-level="1">Medine (Yesrib)<text:tab/>287</text:h>
      <text:h text:style-name="P25" text:outline-level="1"><text:soft-page-break/>Mısır<text:tab/>288</text:h>
      <text:h text:style-name="P25" text:outline-level="1">İrem<text:tab/>288</text:h>
      <text:h text:style-name="P25" text:outline-level="1">Babil<text:tab/>289</text:h>
      <text:h text:style-name="P25" text:outline-level="1">Kuran'da Peygamberlerin ve müminlerin imtihan oldukları mekanlar<text:tab/>289</text:h>
      <text:h text:style-name="P24" text:outline-level="1">Hz.Yunus-balık ve gemi<text:tab/>289</text:h>
      <text:h text:style-name="P24" text:outline-level="1">Hz.Yusuf-kuyu ve zindan<text:tab/>289</text:h>
      <text:h text:style-name="P24" text:outline-level="1">Kehf ehli-mağara<text:tab/>290</text:h>
      <text:h text:style-name="P24" text:outline-level="1">Hz.Muhammed-mağara<text:tab/>291</text:h>
      <text:h text:style-name="P25" text:outline-level="1">Mescidler-Müminlerin yaşadıkları mekanlar<text:tab/>291</text:h>
      <text:h text:style-name="P25" text:outline-level="1">Kuran'da dikkat çekilen mekanlar<text:tab/>292</text:h>
      <text:h text:style-name="P24" text:outline-level="1">İki denizin birleştiği yer<text:tab/>292</text:h>
      <text:h text:style-name="P24" text:outline-level="1">Güneşin battığı yer<text:tab/>293</text:h>
      <text:h text:style-name="P24" text:outline-level="1">Güneşin doğduğu yer<text:tab/>293</text:h>
      <text:h text:style-name="P24" text:outline-level="1">İki seddin arası<text:tab/>293</text:h>
      <text:h text:style-name="P24" text:outline-level="1">Hz.Meryem'in doğu tarafında çekildiği yer<text:tab/>293</text:h>
      <text:h text:style-name="P24" text:outline-level="1">Hurma dalının altı<text:tab/>293</text:h>
      <text:h text:style-name="P24" text:outline-level="1">Hz.Meryem ve İsa (A.S)'nın yerleştirildiği yer<text:tab/>293</text:h>
      <text:h text:style-name="P24" text:outline-level="1">Kehf ehlinin kaldığı yer<text:tab/>293</text:h>
      <text:h text:style-name="P24" text:outline-level="1">Ekini olmayan bir vadi<text:tab/>294</text:h>
      <text:h text:style-name="P25" text:outline-level="1">Cennet mekanları<text:tab/>294</text:h>
      <text:h text:style-name="P24" text:outline-level="1">Cennet-ü'l me'va<text:tab/>294</text:h>
      <text:h text:style-name="P24" text:outline-level="1">Adn cennetleri<text:tab/>295</text:h>
      <text:h text:style-name="P24" text:outline-level="1">Firdevs cennetleri<text:tab/>295</text:h>
      <text:h text:style-name="P24" text:outline-level="1">Cennet bahçeleri<text:tab/>295</text:h>
      <text:h text:style-name="P24" text:outline-level="1">Gölgelikler<text:tab/>295</text:h>
      <text:h text:style-name="P24" text:outline-level="1">Cennetin genişliği<text:tab/>295</text:h>
      <text:h text:style-name="P24" text:outline-level="1">Durmaksızın fışkırıp akan pınarlar<text:tab/>295</text:h>
      <text:h text:style-name="P24" text:outline-level="1">Otağlar<text:tab/>295</text:h>
      <text:h text:style-name="P25" text:outline-level="1">Cehennem mekanları<text:tab/>296</text:h>
      <text:h text:style-name="P24" text:outline-level="1">Kalınacak en kötü yerdir<text:tab/>296</text:h>
      <text:h text:style-name="P24" text:outline-level="1">İnkarcıların barınma yeridir<text:tab/>296</text:h>
      <text:h text:style-name="P24" text:outline-level="1"><text:soft-page-break/>Konaklama yerleri ateştir<text:tab/>296</text:h>
      <text:h text:style-name="P24" text:outline-level="1">Ateşten yataklar ve örtüler vardır<text:tab/>296</text:h>
      <text:h text:style-name="P24" text:outline-level="1">Tutuşturulmuş ateşin içinde sütunlara bağlanacaklardır<text:tab/>297</text:h>
      <text:h text:style-name="P24" text:outline-level="1">Cehennemin sıkışık bir köşesine atılacaklardır<text:tab/>297</text:h>
      <text:h text:style-name="P24" text:outline-level="1">Kapkara bir duman içinde olacaklardır<text:tab/>297</text:h>
      <text:h text:style-name="P24" text:outline-level="1">Cehennemin etrafını sur ve duvarlar kuşatmış olacaktır<text:tab/>297</text:h>
      <text:h text:style-name="P24" text:outline-level="1">Kapıları kilitlenmiş bir ateş vardır<text:tab/>297</text:h>
      <text:h text:style-name="P24" text:outline-level="1">İnkarcıları eriten ateş vardır<text:tab/>297</text:h>
      <text:h text:style-name="P24" text:outline-level="1">Bukağılar ve cayır cayır yanan ateş vardır<text:tab/>298</text:h>
      <text:h text:style-name="P24" text:outline-level="1">Uzunluğu yetmiş arşın olan bir zincir vardır<text:tab/>298</text:h>
      <text:h text:style-name="P24" text:outline-level="1">Zincirler ve demir halkalar inkarcılar için hazırlanmıştır<text:tab/>298</text:h>
      <text:h text:style-name="P24" text:outline-level="1">Cehennem bir gözetleme yeridir<text:tab/>298</text:h>
      <text:h text:style-name="P24" text:outline-level="1">Yiyecek olarak darı dikeni ve zakkum ağacı vardır<text:tab/>298</text:h>
      <text:h text:style-name="P24" text:outline-level="1">Oradan kaçış yoktur<text:tab/>298</text:h>
      <text:h text:style-name="P36" text:outline-level="1">KURAN'DA ÖVÜLEN ESTETİK ANLAYIŞI<text:tab/>299</text:h>
      <text:h text:style-name="P25" text:outline-level="1">Irmaklar ve pınar başları<text:tab/>299 </text:h>
      <text:h text:style-name="P25" text:outline-level="1">Altın, inci, ipek, atlas ve türlü mücevherler<text:tab/>299</text:h>
      <text:h text:style-name="P25" text:outline-level="1">Yüksek köşkler ve konaklar<text:tab/>300</text:h>
      <text:h text:style-name="P25" text:outline-level="1">Bahçeler<text:tab/>300</text:h>
      <text:h text:style-name="P25" text:outline-level="1">Tahtlar<text:tab/>301</text:h>
      <text:h text:style-name="P25" text:outline-level="1">Kadehler<text:tab/>302</text:h>
      <text:h text:style-name="P25" text:outline-level="1">Altın tepsiler, testiler ve ibrikler<text:tab/>302</text:h>
      <text:h text:style-name="P25" text:outline-level="1">Gümüşten tavanlar, kapılar<text:tab/>302</text:h>
      <text:h text:style-name="P25" text:outline-level="1">Otağlar<text:tab/>302</text:h>
      <text:h text:style-name="P25" text:outline-level="1">Yaslanıp dayanılacak rahatlıkta yerler<text:tab/>302</text:h>
      <text:h text:style-name="P25" text:outline-level="1">Karşılıklı oturma düzenleri<text:tab/>303</text:h>
      <text:h text:style-name="P25" text:outline-level="1">Ağır işlenmiş atlastan yataklar<text:tab/>303</text:h>
      <text:h text:style-name="P25" text:outline-level="1">Yastıklar, döşekler ve yaygılar<text:tab/>303</text:h>
      <text:h text:style-name="P36" text:outline-level="1">KURAN'DA SÜS EŞYALARI<text:tab/>304</text:h>
      <text:h text:style-name="P25" text:outline-level="1"><text:soft-page-break/>Allah'ın süs eşyalarını örnek olarak göstermesi<text:tab/>304</text:h>
      <text:h text:style-name="P25" text:outline-level="1">Mescidlerde ziynet takınmak<text:tab/>304</text:h>
      <text:h text:style-name="P25" text:outline-level="1">Ziynetlerin helal olması<text:tab/>304</text:h>
      <text:h text:style-name="P25" text:outline-level="1">Süs eşyalarından yapılan buzağıya tapanlar<text:tab/>304</text:h>
      <text:h text:style-name="P25" text:outline-level="1">Bu nimetlere şükredilmesinin önemi<text:tab/>304</text:h>
      <text:h text:style-name="P25" text:outline-level="1">Denizden süs eşyası elde edilmesi<text:tab/>305</text:h>
      <text:h text:style-name="P25" text:outline-level="1">Altın tepsi<text:tab/>305</text:h>
      <text:h text:style-name="P25" text:outline-level="1">Altın bilezik<text:tab/>305</text:h>
      <text:h text:style-name="P25" text:outline-level="1">Gümüş bilezik<text:tab/>305</text:h>
      <text:h text:style-name="P25" text:outline-level="1">Kuran'daki değerli taşlar<text:tab/>306</text:h>
      <text:h text:style-name="P24" text:outline-level="1">Mercan<text:tab/>306</text:h>
      <text:h text:style-name="P24" text:outline-level="1">Yakut<text:tab/>306</text:h>
      <text:h text:style-name="P24" text:outline-level="1">İnci<text:tab/>306</text:h>
      <text:h text:style-name="P24" text:outline-level="1">Allah'ın inciyi benzetmelerde kullanması<text:tab/>306</text:h>
      <text:h text:style-name="P24" text:outline-level="1">Dünya hayatının süsü olarak altın<text:tab/>306</text:h>
      <text:h text:style-name="P36" text:outline-level="1">KURAN'DA İKRAM<text:tab/>307</text:h>
      <text:h text:style-name="P25" text:outline-level="1">Cennetteki ikram<text:tab/>307 </text:h>
      <text:h text:style-name="P24" text:outline-level="1">Kaynağından doldurulmuş testiler, ibrikler, kadehler<text:tab/>307</text:h>
      <text:h text:style-name="P24" text:outline-level="1">Arzulayıp seçecekleri meyveler<text:tab/>307</text:h>
      <text:h text:style-name="P24" text:outline-level="1">Yüklü dalları bükülmüş kiraz ağaçları<text:tab/>307</text:h>
      <text:h text:style-name="P24" text:outline-level="1">Muz ağaçları<text:tab/>307</text:h>
      <text:h text:style-name="P24" text:outline-level="1">Devşirilmesi kolay meyveler<text:tab/>307</text:h>
      <text:h text:style-name="P24" text:outline-level="1">Kuş eti<text:tab/>308</text:h>
      <text:h text:style-name="P24" text:outline-level="1">Et<text:tab/>308</text:h>
      <text:h text:style-name="P24" text:outline-level="1">Yemişleri süreklidir<text:tab/>308</text:h>
      <text:h text:style-name="P24" text:outline-level="1">Hurma ve nar<text:tab/>308</text:h>
      <text:h text:style-name="P24" text:outline-level="1">Taptaze meyveler<text:tab/>308</text:h>
      <text:h text:style-name="P24" text:outline-level="1">İçenlere lezzet veren bir içki<text:tab/>308</text:h>
      <text:h text:style-name="P24" text:outline-level="1">Altın tepsiler ve testiler<text:tab/>309</text:h>
      <text:h text:style-name="P24" text:outline-level="1">Bozulmayan, tadı değişmeyen nimetler<text:tab/>309</text:h>
      <text:h text:style-name="P25" text:outline-level="1"><text:soft-page-break/>Hz.İbrahim'in ince ikramı<text:tab/>309</text:h>
      <text:h text:style-name="P25" text:outline-level="1">Allah'ın havarilere indirdiği sofra<text:tab/>309</text:h>
      <text:h text:style-name="P25" text:outline-level="1">Allah'ın ikramına layık gördüğü kullar: melekler<text:tab/>309</text:h>
      <text:h text:style-name="P25" text:outline-level="1">Allah'ın ikramına layık gördüğü kullar: cennet halkı<text:tab/>310</text:h>
      <text:h text:style-name="P25" text:outline-level="1">Allah'ın ikram sahibi olması<text:tab/>310</text:h>
      <text:h text:style-name="P25" text:outline-level="1">Allah'ın tüm insanlara ikramı<text:tab/>310</text:h>
      <text:h text:style-name="P25" text:outline-level="1">Hz.Meryem'e Allah'ın ikramı<text:tab/>311</text:h>
      <text:h text:style-name="P25" text:outline-level="1">Yetime ikram eden müminler<text:tab/>311</text:h>
      <text:h text:style-name="P25" text:outline-level="1">Yetime ikram etmeyenler<text:tab/>311</text:h>
      <text:h text:style-name="P25" text:outline-level="1">Bıldırcın ve kudret helvası<text:tab/>311</text:h>
      <text:h text:style-name="P36" text:outline-level="1">KURAN'DA ADAP KAVRAMI<text:tab/>312</text:h>
      <text:h text:style-name="P25" text:outline-level="1">Kendi evinin dışındaki evlere izin almadan girmemek<text:tab/>312 </text:h>
      <text:h text:style-name="P25" text:outline-level="1">Allah'ın Resulünün yanından izin almadan çıkmamak<text:tab/>312</text:h>
      <text:h text:style-name="P25" text:outline-level="1">Kuran'da yürüyüş ve konuşma adabı<text:tab/>313</text:h>
      <text:h text:style-name="P25" text:outline-level="1">Peygamber eşlerinin konuşma adabı<text:tab/>313</text:h>
      <text:h text:style-name="P25" text:outline-level="1">Kuran'da kadınların davranış ve kıyafet adabı<text:tab/>313</text:h>
      <text:h text:style-name="P25" text:outline-level="1">Peygamberin evindeyken davranış adabı<text:tab/>313</text:h>
      <text:h text:style-name="P25" text:outline-level="1">Müminin misafire ikram adabı<text:tab/>314</text:h>
      <text:h text:style-name="P25" text:outline-level="1">Peygamberin yanında konuşma adabı<text:tab/>314</text:h>
      <text:h text:style-name="P36" text:outline-level="1">KURAN MUCİZELERİ<text:tab/>315</text:h>
      <text:h text:style-name="P25" text:outline-level="1">Kuran gözüyle evrene bakış<text:tab/>315</text:h>
      <text:h text:style-name="P25" text:outline-level="1">Göklerin yaratılış<text:tab/>317</text:h>
      <text:h text:style-name="P25" text:outline-level="1">Yıldızlar ve gezegenler<text:tab/>319</text:h>
      <text:h text:style-name="P25" text:outline-level="1">Güneş ve ay<text:tab/>321</text:h>
      <text:h text:style-name="P25" text:outline-level="1">Korunmuş tavan<text:tab/>321</text:h>
      <text:h text:style-name="P25" text:outline-level="1">Kuran'da bildirilen yörüngeler<text:tab/>324</text:h>
      <text:h text:style-name="P25" text:outline-level="1">Zamanın göreceliği<text:tab/>326</text:h>
      <text:h text:style-name="P25" text:outline-level="1">Yağmurlar<text:tab/>329 </text:h>
      <text:h text:style-name="P24" text:outline-level="1"><text:soft-page-break/>Yağmurun ölçüsü<text:tab/>329</text:h>
      <text:h text:style-name="P24" text:outline-level="1">Yağmurun oluşumu<text:tab/>330</text:h>
      <text:h text:style-name="P24" text:outline-level="1">Ölü toprağa verilen hayat<text:tab/>331</text:h>
      <text:h text:style-name="P25" text:outline-level="1">Bir insanın doğumu<text:tab/>330 </text:h>
      <text:h text:style-name="P24" text:outline-level="1">"Bir damla su"<text:tab/>332</text:h>
      <text:h text:style-name="P24" text:outline-level="1">"Karmaşık" sıvı<text:tab/>333</text:h>
      <text:h text:style-name="P24" text:outline-level="1">Cinsiyetin belirlenmesi<text:tab/>334</text:h>
      <text:h text:style-name="P24" text:outline-level="1">Rahme yapışan alak<text:tab/>335 <text:s text:c="2"/></text:h>
      <text:h text:style-name="P25" text:outline-level="1">Dünyanın yuvarlaklığı<text:tab/>337</text:h>
      <text:h text:style-name="P25" text:outline-level="1">Dağların görevi<text:tab/>338</text:h>
      <text:h text:style-name="P25" text:outline-level="1">Aşı yapan rüzgarlar<text:tab/>339</text:h>
      <text:h text:style-name="P25" text:outline-level="1">Parmak izinin özelliği<text:tab/>340</text:h>
      <text:h text:style-name="P25" text:outline-level="1">Kuran'da kelime tekrarları<text:tab/>341</text:h>
      <text:h text:style-name="P25" text:outline-level="1">Kuran'da 19 mucizesi<text:tab/>342</text:h>
      <text:h text:style-name="P36" text:outline-level="1">KURAN'DA SAYILAR<text:tab/>345</text:h>
      <text:h text:style-name="P25" text:outline-level="1">"3" Rakamı<text:tab/>345</text:h>
      <text:h text:style-name="P25" text:outline-level="1">"4" Rakamı<text:tab/>346</text:h>
      <text:h text:style-name="P25" text:outline-level="1">"7" Rakamı<text:tab/>347</text:h>
      <text:h text:style-name="P25" text:outline-level="1">"12" Rakamı<text:tab/>349</text:h>
      <text:h text:style-name="P25" text:outline-level="1">1000'li sayılar<text:tab/>350</text:h>
      <text:h text:style-name="P25" text:outline-level="1">"40" sayısının tekrar edildiği yerler<text:tab/>351</text:h>
      <text:h text:style-name="P25" text:outline-level="1">"100" sayısının tekrar edildiği yerler<text:tab/>351</text:h>
      <text:h text:style-name="P25" text:outline-level="1">"11" sayısının tekrar edildiği yerler<text:tab/>352 </text:h>
      <text:h text:style-name="P25" text:outline-level="1">"9" sayısının tekrar edildiği yerler<text:tab/>352</text:h>
      <text:p text:style-name="P12"/>
      <text:p text:style-name="P12"/>
      <text:h text:style-name="P38" text:outline-level="1">GİRİŞ</text:h>
      <text:p text:style-name="P16"/>
      <text:p text:style-name="P16"/>
      <text:h text:style-name="P29" text:outline-level="2">KURAN HAKKINDA NE BİLİYORSUNUZ?</text:h>
      <text:p text:style-name="P12">Çoğu kişi bu soruya şöyle bir cevap verir: "Kuran, dinimizin mukaddes kitabıdır." Bu elbette doğrudur; ancak Kuran asıl olarak Allah'ın tüm insanlara gönderdiği ve onları sorumlu tuttuğu bir kitaptır. Öyleyse insanların Kuran'ın içeriği, emirleri, tavsiyeleri, hükümleri ile ilgili herşeyi bilmeleri gerekir. Ama bu noktada önemli bir eksiklik karşımıza çıkar, pek çok insan Kuran'ın içeriği hakkında pek bir fikir sahibi değildir. </text:p>
      <text:p text:style-name="P12">Kuran hakkında halk arasında yaygın pek çok batıl inanç vardır. Kuran, genellikle evlerin duvarlarında süslü bir muhafaza içinde asılı durur. Ve yine genellikle yaşlılar tarafından okunur. Fakat okuyanlar da Kuran'ın yalnızca Arapçasını okurlar ve Arapça bilmediklerinden dolayı da doğal olarak içeriği hakkında hiçbir şey öğrenemezler. </text:p>
      <text:p text:style-name="P12">Bu batıl inanca göre; Kuran'ın çok ilginç bazı yararları olduğu da düşünülür. Arasıra okunduğunda, okuyan kişiyi -ve de okuduktan sonra okuyup-üflediği yakınlarını- "kazadan-beladan" koruyacağı umulur. Bu yönüyle Kuran, bir nevi belalara karşı muska gibi görülür. Adeta tılsımlı kelimeler içerdiği ve bu şekilde insanları koruduğu zannedilir. </text:p>
      <text:p text:style-name="P12">Kimi insanlar da etraflarından gördükleri bazı Kuran dışı geleneksel kuralları, Kuran kaynaklı zannederler. </text:p>
      <text:p text:style-name="P12">Peki Kuran'ın gerçek mahiyeti nedir? Bunu, Kuran'ın kendisinden (ayetlerinden) öğrenmek gerekir:</text:p>
      <text:p text:style-name="P6">İşte bu (Kur'an) uyarılıp korkutulsunlar, gerçekten O'nun yalnızca bir tek ilah olduğunu bilsinler ve temiz akıl sahipleri iyice öğüt alıp düşünsünler diye bir bildirip-duyurma (bir belağ)dır. (İbrahim Suresi, 52) <text:s text:c="4"/></text:p>
      <text:p text:style-name="P6">Andolsun Biz Kur'an'ı zikr (öğüt alıp düşünmek) için kolaylaştırdık. Fakat öğüt alıp-düşünen var mı? (Kamer Suresi, 32)</text:p>
      <text:p text:style-name="P6">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6">Bu, kendisinde şüphe olmayan, muttakiler için yol gösterici olan bir kitaptır. (Bakara Suresi, 2)</text:p>
      <text:p text:style-name="P12">Bu ayetlerde ve daha bunlara benzer pek çok ayette Kuran'ın indiriliş amacının; insanları düşünmeye yöneltmek, onlara kendilerini yaratan ve yaşatan Allah'ı tanıtmak, onlara "kılavuz" olup yol göstermek olduğu vurgulanır. Kuran, vicdanları açık olan insanlara hitap eden bir kitaptır. Ancak öğüt alabilmek için, öncelikle Kuran'a yönelik olan yanlış bakış açısı düzeltilmelidir. Kuran sadece belli bir dönemde yaşamış insanlara değil, her dönemde bütün dünya insanlarına hitab eden bir kitapdır. "Allah'a iman ediyorum" diyen herkes Kuran'ı okumalı ve ayetlerini anlamaya çalışmalıdır. Allah <text:span text:style-name="T7">"…Ve Kuran'ı belli bir düzen içinde oku." </text:span>(Müzzemmil Suresi, 4) ayeti ile bunun önemini bildirmiştir. Ayrıca Allah Kuran'da ayetler üzerinde derin derin düşünülmesini de özellikle vurgulamıştır:</text:p>
      <text:p text:style-name="P6">Onlar hala Kuran'ı iyice düşünmüyorlar mı?… (Nisa Suresi, 82)</text:p>
      <text:p text:style-name="P6">Andolsun Biz Kuran'ı zikr (öğüt alıp düşünme) için kolaylaştırdık. Fakat öğüt alıp-düşünen var mı? (Kamer Suresi, 17)</text:p>
      <text:p text:style-name="P12"><text:soft-page-break/>Allah'ın bu emri uygulanmadığı, Kuran ayetleri gereği gibi okunup <text:s/>öğrenilmediği takdirde, sayısız hurafenin dinin içine girmesi de elbette kaçınılmaz olur. Kuşkusuz Kuran'ın öğrenilmesinin ardından da uygulanması gelir. Kimileri Kuran'ı yalnızca okumakla yetinir, böylece üstüne düşen görevi yerine getirdiğini düşünür. Halbuki Kuran okumak başlıbaşına ibadet olsa bile, asıl yapılması gereken kitapta okunanları uygulamak, günlük hayata geçirmektir. Çünkü, <text:span text:style-name="T7">"…insanları yalnızca bana ibadet etsinler diye yarattım."</text:span> (Zariyat Suresi, 56) ayetinde bildirildiği gibi Allah, bütün insanları bu dünya hayatında Kendisi'ne kulluk etsinler diye yaratmıştır. Kulluk etmek isteyenler için de bir rehber olarak Kuran'ı indirmiştir:</text:p>
      <text:p text:style-name="P6">(Bu Kur'an,) Ayetlerini, iyiden iyiye düşünsünler ve temiz akıl sahipleri öğüt alsınlar diye sana indirdiğimiz mübarek bir kitaptır. (Sad Suresi, 29)</text:p>
      <text:p text:style-name="P12">Kuran, insanın dünyada ve ahirette kurtuluşu için gerekli tüm bilgileri içerir. Allah'ın emirlerini bildirir, O'nun hoşnut olacağı ahlakı, ceza ile karşılık görecek tavırları, ahiret ve dünya hayatı ile ilgili tüm gerçekleri, karşılaşılabilecek her türlü insan karakterini, Allah korkusunu, Allah sevgisini kısacası ihtiyaç duyduğumuz herşeyi Kuran'dan öğreniriz. <text:s text:c="3"/>Allah'ın sözlerinin yazılı olduğu bu kitap, vicdanen cevabını aradığımız herşeyi bize açıklar. Ancak bazı insanlar; kendilerine hayat verecek, onları "karanlıklardan aydınlığa çıkaracak" olan bu kitabı uygulamaktan, hatta öğrenmekten kaçınırlar. Oysa Kuran hükümleri, tüm insanlar için dünyada ve ahirette yegane kurtuluş yolunu gösterirler.</text:p>
      <text:p text:style-name="P12">Kuran'ın, insanın hayatındaki önemini fark eden Müslümanın ise, Allah'a gerektiği gibi kulluk edebilmesi ve bütün hayatını Kuran'a göre yaşaması için iyi bir Kuran bilgisine sahip olması gerekir. İşte elinizdeki bu kitap, Allah'ı gereği gibi tanıyıp takdir edebilmeyi, kulluk görevini eksiksiz yerine getirmeyi, Allah'ın rızasına, rahmetine ve cennetine kavuşmayı hedef edinenlerin Kuran bilgilerini güçlendirmek amacıyla hazırlanmıştır. </text:p>
      <text:p text:style-name="P12"/>
      <text:p text:style-name="P12"/>
      <text:h text:style-name="P38" text:outline-level="1">KURAN'DA PEYGAMBER KISSALARI</text:h>
      <text:p text:style-name="P16"/>
      <text:p text:style-name="P16"/>
      <text:p text:style-name="P16">Allah tarih boyunca yaşamış olan tüm toplumlara kendi dinini tebliğ edecek Peygamberler göndermiştir. Kuran'da da dikkat çekildiği gibi, bu Peygamberlerin tüm davranışları, ahlaki özellikleri, müminler için örnektir. Allah, müminlere Peygamberleri örnek almayı tavsiye etmiştir:</text:p>
      <text:p text:style-name="P7">Andolsun, sizin için, Allah'ı ve ahiret gününü umanlar ve Allah'ı çokça zikredenler için Allah'ın Resûlü'nde güzel bir örnek vardır. (Ahzab Suresi, 21)</text:p>
      <text:p text:style-name="P16">Bu nedenle de her mümin, Kuran'da Peygamberlerle ilgili bildirilen herşeyi dikkatle inceleyerek, onların yaşamlarını, gösterdikleri güzel ahlak örneklerini, Allah'a olan derin bağlılıklarını öğrenmelidir. Ki böylece dünya üzerinde yaşamış olan en kıymetli insanların üstün ahlakına talip olabilsin…</text:p>
      <text:p text:style-name="P12">Ayrıca Kuran'da Peygamberle ilgili olarak anlatılan her olay kuşkusuz tüm müminlerin hayatı için de aydınlatıcı ve yol göstericidir. Çünkü <text:span text:style-name="T6">"yoksa sizden önce gelip geçenlerin hali başınıza gelmeden cennete gireceğinizi mi sandınız?..."</text:span> (Bakara Suresi, 214) ayetinin hükmüne göre, Peygamberlerin ve beraberindekilerin yaşadıklarının benzerlerini, onların izindeki müminler de yaşamaya devam edeceklerdir. </text:p>
      <text:p text:style-name="P16">Bu nedenle Kuran'da anlatılan Peygamberlerin yaşam şekillerini dikkatli bir şekilde incelemek, mümine büyük yarar sağlayacaktır. Allah Kuran'da, Peygamber kıssalarının "temiz akıl sahipleri" için ibretler içerdiğini bildirmektedir:</text:p>
      <text:p text:style-name="P9">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19"/>
      <text:h text:style-name="P29" text:outline-level="2">HER KAVME PEYGAMBER GÖNDERİLMİŞTİR</text:h>
      <text:p text:style-name="P6">Şüphesiz Biz seni, hak ile bir müjde verici ve bir uyarıcı olarak gönderdik. Hiç bir ümmet yoktur ki, içinde bir uyarıcı gelip-geçmiş olmasın. (Fatır Suresi, 24)</text:p>
      <text:p text:style-name="P6">Andolsun, Biz her ümmete: "Allah'a kulluk edin ve tağuttan kaçının" (diye tebliğ etmesi için) bir elçi gönderdik. Böylelikle, onlardan kimine Allah hidayet verdi, onlardan kiminin üzerine sapıklık hak oldu. Artık, yeryüzünde dolaşın da yalanlayanların uğradıkları sonucu görün. (Nahl Suresi, 36)</text:p>
      <text:p text:style-name="P6">Kendisi için bir uyarıcı olmaksızın, biz hiçbir ülkeyi yıkıma uğratmış değiliz. (Şuara Suresi, 208)</text:p>
      <text:p text:style-name="P20"/>
      <text:h text:style-name="P29" text:outline-level="2"><text:soft-page-break/>HER KAVME KENDİ LİSANIYLA PEYGAMBER GÖNDERİLMİŞTİR</text:h>
      <text:p text:style-name="P6">Biz hiçbir elçiyi, kendi kavminin dilinden başkasıyla göndermedik ki, onlara apaçık anlatsın. Böylece Allah, dilediğini şaşırtıp saptırır, dilediğini hidayete erdirir. O, üstün ve güçlü olandır, hüküm ve hikmet sahibidir. <text:s/>(İbrahim Suresi, 4)</text:p>
      <text:p text:style-name="P6">Andolsun, Biz senden önce elçiler gönderdik; onlardan kimini sana aktarıp-anlattık ve kimini anlatmadık. Herhangi bir elçiye, Allah'ın izni olmaksızın bir ayeti getirmek olacak şey değildir. Allah'ın emri geldiği zaman hak ile hüküm verilir ve işte burada (hakkı) iptal etmekte (istekli) olanlar hüsrana uğramışlardır. (Mümin Suresi, 78)</text:p>
      <text:p text:style-name="P12"/>
      <text:h text:style-name="P29" text:outline-level="2">PEYGAMBERLERİN GÖNDERİLİŞ AMACI</text:h>
      <text:p text:style-name="P6">Biz elçileri müjde vericiler ve uyarıp-korkutucular olmaktan başka (bir nedenle) göndermiyoruz. Şu halde kim iman ederse ve (davranışlarını) düzeltirse, artık onlar için korku yoktur, onlar mahzun da olmayacaklardır. (Enam Suresi, 48)</text:p>
      <text:p text:style-name="P6">Bu, halkı habersizken, Rabbinin ülkeleri zulüm ve helak edici olmadığındandır. (Enam Suresi, 131)</text:p>
      <text:p text:style-name="P6">Biz seni ancak bütün insanlara bir müjde verici ve uyarıcı olarak gönderdik. Ancak insanların çoğu bilmiyorlar. <text:s/>(Sebe Suresi, 28)</text:p>
      <text:p text:style-name="P6">Elçiler; müjdeciler ve uyarıcılar olarak (gönderildi). Öyle ki elçilerden sonra insanların Allah'a karşı (savunacak) delilleri olmasın. Allah, üstün ve güçlü olandır, hikmet ve hüküm sahibidir. (Nisa Suresi, 165)</text:p>
      <text:p text:style-name="P12"/>
      <text:h text:style-name="P29" text:outline-level="2">PEYGAMBERLERE İTAAT VE MÜKAFATI</text:h>
      <text:p text:style-name="P6">Ey iman edenler, Allah'tan sakınıp-korkun ve O'nun elçisine iman edin, size kendi rahmetinden iki kat (güzel karşılık) versin. Size kendisiyle yürüyeceğiniz bir nur kılsın ve size mağfiret etsin. Allah çok bağışlayandır, çok esirgeyendir. (Hadid Suresi, 28)</text:p>
      <text:p text:style-name="P6">Allah'a ve elçisine itaat edin, ki merhamet olunasınız. (Al-i İmran Suresi,132)</text:p>
      <text:p text:style-name="P6">İman edip salih amellerde bulunanları karanlıklardan nura çıkarması için Allah'ın apaçık ayetlerini size okuyan bir elçi de (gönderdik). Kim iman edip salih bir amelde bulunursa, (Allah) onu içinde süresiz kalıcılar olmak üzere altından ırmaklar akan cennetlere sokar. Allah, gerçekten ona ne güzel bir rızık vermiştir. (Talak Suresi,11)</text:p>
      <text:p text:style-name="P6">Aralarında hükmetmesi için, Allah'a ve elçisine çağrıldıkları zaman mü'min olanların sözü: "İşittik ve itaat ettik" demeleridir. İşte felaha kavuşanlar bunlardır. Kim Allah'a ve Resûlü'ne itaat ederse ve Allah'tan korkup O'ndan sakınırsa, işte 'kurtuluşa ve mutluluğa' erenler bunlardır. (Nur Suresi, 51-52)</text:p>
      <text:p text:style-name="P6">Ey Ademoğulları, içinizden size ayetlerimi haber veren elçiler geldiğinde, kim sakınırsa ve (davranışlarını) düzeltirse işte onlar için korku yoktur, onlar mahzun olmayacaklardır. (Araf Suresi, 35)</text:p>
      <text:p text:style-name="P6"><text:soft-page-break/>Kim Allah'a ve Resul'e itaat ederse, işte onlar Allah'ın kendilerine nimet verdiği Peygamberler, doğrular (ve doğrulayanlar), şehidler ve salihlerle beraberdir. Ne iyi arkadaştır onlar. (Nisa Suresi, 69)</text:p>
      <text:p text:style-name="P12"/>
      <text:h text:style-name="P29" text:outline-level="2">PEYGAMBER'E İTAAT ALLAH'A İTAATTİR</text:h>
      <text:p text:style-name="P6">Kim Resûl'e <text:s/>itaat ederse, gerçekte Allah'a itaat etmiş olur. Kim de yüz çevirirse, Biz seni onların üzerine koruyucu göndermedik. (Nisa Suresi, 80)</text:p>
      <text:p text:style-name="P12"/>
      <text:h text:style-name="P29" text:outline-level="2">PEYGAMBERLER İNSANLARDAN KARŞILIK BEKLEMEMİŞTİR</text:h>
      <text:p text:style-name="P6">İşte Allah'ın hidayet verdikleri bunlardır; öyleyse sen de onların bu hidayetlerine uy. De ki: "Ben bunun için sizden bir ücret istemiyorum. O (Kur'an), alemlere bir 'öğüt ve hatırlatmadan' başkası değildir." (En'am Suresi, 90)</text:p>
      <text:p text:style-name="P6">Sen şiddetle arzu etsen bile, insanların çoğu iman edecek değildir. Oysa ki sen buna karşı onlardan bir ücret de istemiyorsun. O, alemler için yalnızca bir 'öğüt ve hatırlatmadır.' (Yusuf Suresi, 103-104)</text:p>
      <text:p text:style-name="P6">Şehrin en uzak yerinden bir adam koşarak geldi: "Ey kavmim, elçilere uyun" dedi. "Sizden ücret istemeyenlere uyun, onlar hidayet bulmuş kimselerdir." (Yasin Suresi, 20-21)</text:p>
      <text:p text:style-name="P6">Biz seni yalnızca bir müjde verici ve uyarıp-korkutucu olarak gönderdik. De ki: "Ben buna karşılık, Rabbine doğru bir yol tutmayı dileyen (insanlar olmanız) dışında sizden bir ücret istemiyorum." (Furkan Suresi, 56-57)</text:p>
      <text:p text:style-name="P6">De ki: "Size bir tek öğüt veriyorum: "Allah için ikişer ikişer ve teker teker kıyam etmeniz, sonra düşünmeniz. Sizin sahibiniz (veya arkadaşınız olan Peygamber)de hiçbir delilik yoktur. O, yalnızca sizi, şiddetli bir azabın öncesinde <text:s/>uyarandır." De ki: "Ben sizden bir ücret istemişsem, artık o sizin olsun. Benim ecrim (ücretim), yalnızca Allah'a aittir. O, herşeye şahid olandır." (Sebe Suresi, 46-47)</text:p>
      <text:p text:style-name="P12"/>
      <text:h text:style-name="P29" text:outline-level="2">PEYGAMBERLERİN KARŞILAŞTIKLARI GÜÇLÜKLER KARŞISINDA SABRETMELERİNİ ÖĞÜTLEYEN AYETLER</text:h>
      <text:p text:style-name="P6">Rabbinin yoluna hikmetle ve güzel öğütle çağır ve onlarla en güzel bir biçimde mücadele et. Şüphesiz senin Rabbin yolundan sapanı bilendir ve hidayete ereni de bilendir. Eğer ceza verecekseniz, size verilen cezanın misliyle ceza verin ve eğer sabrederseniz, andolsun bu, sabredenler için daha hayırlıdır. Sabret; senin sabrın ancak Allah(ın yardımı) iledir. Onlar için hüzne kapılma ve kurmakta oldukları hileli-düzenlerden dolayı sıkıntıya düşme. (Nahl Suresi, 125-127)</text:p>
      <text:p text:style-name="P6">Eğer Rabbinden geçmiş bir söz ve adı konulmuş (belirlenmiş) bir süre (ecel) olmasaydı muhakkak (yıkım azabı) kaçınılmaz olurdu. Şu halde onların söylediklerine karşı sabırlı ol, güneşin doğuşundan ve <text:soft-page-break/>batışından önce Rabbini hamd ile tesbih et (yücelt). Gecenin bir bölümünde ve gündüzün uçlarında da tesbihte bulun ki hoşnut olabilesin. (Taha Suresi, 129-130)</text:p>
      <text:p text:style-name="P6">Öyleyse onların sözleri seni hüzne kaptırmasın. Gerçekten biz, sakladıklarını da, açığa vurduklarını da biliyoruz. (Yasin Suresi, 76)</text:p>
      <text:p text:style-name="P6">Onların hidayete ermesi, senin üzerinde (bir yükümlülük) değildir. Ancak Allah, dilediğini hidayete erdirir. Hayır olarak her ne infak ederseniz, kendiniz içindir. Zaten siz, ancak Allah'ın hoşnutluğunu istemekten başka (bir amaçla) infak etmezsiniz. Hayırdan her ne infak ederseniz -haksızlığa (zulme) uğratılmaksızın- size eksiksizce ödenecektir. (Bakara Suresi, 272)</text:p>
      <text:p text:style-name="P6">Kesin olarak biliyoruz ki, onların söyledikleri seni gerçekten üzüyor. Doğrusu onlar, seni yalanlamıyorlar, ancak zalimler, Allah'ın ayetlerini inkar ediyorlar. (En'am Suresi, 33)</text:p>
      <text:p text:style-name="P6">Sen, onlara karşı hüzne kapılma ve kurdukları tuzaklardan dolayı sıkıntı içinde olma. <text:s/>(Neml Suresi, 70)</text:p>
      <text:p text:style-name="P6">Sen, artık Allah'a tevekkül et; çünkü sen apaçık olan hak üzerindesin.</text:p>
      <text:p text:style-name="P6">Çünkü gerçekten sen, ölülere (söz) dinletemezsin ve arkasını dönüp kaçan sağırlara da çağrıyı işittiremezsin.</text:p>
      <text:p text:style-name="P6">Ve sen körleri düştükleri sapıklıktan çekip hidayete erdirici değilsin; sen ancak, ayetlerimize iman edenlere (söz) dinletebilirsin, işte Müslüman olanlar bunlardır. <text:s/>(Neml Suresi, 79-81)</text:p>
      <text:p text:style-name="P6">Bunlar, apaçık olan Kitabın ayetleridir. Onlar mü'min olmayacaklar diye neredeyse kendini kahredeceksin (öyle mi?) Dilersek, onların üzerine gökten bir ayet (mucize) indiririz de, ona boyunları eğilmiş kalıverir. (Şuara Suresi, 2-4)</text:p>
      <text:p text:style-name="P6">Ey Peygamber, kalpleri inanmadığı halde ağızlarıyla "İnandık" diyenlerle Yahudiler'den küfür içinde çaba harcayanlar seni üzmesin. Onlar, yalana kulak tutanlar, sana gelmeyen diğer topluluk adına kulak tutanlar (haber toplayanlar)dır. Onlar, kelimeleri yerlerine konulduktan sonra saptırırlar, "Size bu verilirse onu alın, o verilmezse ondan kaçının" derler. Allah, kimin fitne(ye düşme)sini isterse, artık onun için sen <text:s/>Allah'tan hiçbir şeye malik olamazsın. İşte onlar, Allah'ın kalplerini arıtmak istemedikleridir. Dünyada onlar için bir aşağılanma, ahirette onlar için büyük bir azab vardır. (Maide Suresi, 41)</text:p>
      <text:p text:style-name="P6">Onların demelerine karşı sen sabret ve onlardan güzel bir ayrılma tarzıyla (düşünce ve eylem bakımından köklü bir tutum) ile kopup-ayrıl. (Mümezzil Suresi, 10)</text:p>
      <text:p text:style-name="P6">Öyleyse sen emrolunduğun şeyi açıkça söyle ve müşriklere aldırış etme. Şüphesiz o alay edenlere (karşı) biz sana yeteriz. Ki onlar, Allah ile beraber başka ilahları (ortak) kılmaktadırlar; onlar yakında bilip-öğreneceklerdir. Andolsun, onların söylemekte olduklarına karşı senin göğsünün daraldığını biliyoruz. Sen Rabbini hamd ile tesbih et ve secde edenlerden ol. Ve yakîn sana gelinceye kadar Rabbine ibadet et. (Hicr Suresi, 94-99)</text:p>
      <text:p text:style-name="P6">Gerçek şu ki, sen, sevdiğini hidayete erdiremezsin, ancak Allah, dilediğini hidayete erdirir; O, hidayete erecek olanları daha iyi bilendir. (Kasasl Suresi, 56)</text:p>
      <text:p text:style-name="P12"/>
      <text:h text:style-name="P29" text:outline-level="2"><text:soft-page-break/>PEYGAMBERLERE İTAATSİZLİK VE CEZASI</text:h>
      <text:p text:style-name="P6">Allah'ı ve elçilerini (tanımayıp) inkar eden, Allah ile elçilerinin arasını ayırmak isteyen, "Bazısına inanırız, bazısını tanımayız" diyen ve bu ikisi arasında bir yol tutturmak isteyenler. İşte bunlar, gerçekten kafir olanlardır. Kafirlere aşağılatıcı bir azab hazırlamışızdır. (Nisa Suresi, 150-151)</text:p>
      <text:p text:style-name="P6">Gerçekten Allah'a ve Resûlü'ne karşı başkaldıranlar, kendilerinden öncekilerin alçaltılması gibi alçaltılmışlardır. Oysa Biz apaçık ayetler indirdik. Kafirler için küçültücü bir azap vardır. (Mücadele Suresi, 5)</text:p>
      <text:p text:style-name="P6">Ülkelerden niceleri vardır ki, Rablerinin ve O'nun elçilerinin emrine karşı gelip azmışlar, böylece Biz de onları çetin bir hesaba çekmişiz ve onları benzeri görülmedik bir azapla azaplandırmışız. (Talak Suresi, 8)</text:p>
      <text:p text:style-name="P6">Kim Allah'a ve elçisine isyan eder ve onun sınırlarını aşarsa, onu da içinde ebedi kalacağı ateşe sokar. Onun için alçaltıcı bir azab vardır. (Nisa Suresi, 14)</text:p>
      <text:p text:style-name="P6">Sonra birbiri peşisıra elçilerimizi gönderdik; her ümmete kendi elçisi geldiğinde, onu yalanladılar. Böylece biz de onları (yıkıma uğratıp yok etmede) kimini kiminin izinde yürüttük ve onları (tarihin anlatıp aktardığı) bir olay kıldık. İman etmeyen kavim için yıkım olsun. (Müminun Suresi, 44)</text:p>
      <text:p text:style-name="P12"/>
      <text:h text:style-name="P29" text:outline-level="2">KURAN'DA İSMİ GEÇEN PEYGAMBERLER</text:h>
      <text:p text:style-name="P12">1.<text:tab/>Hz. Adem</text:p>
      <text:p text:style-name="P12">2.<text:tab/>Hz. İdris</text:p>
      <text:p text:style-name="P12">3.<text:tab/>Hz. Nuh</text:p>
      <text:p text:style-name="P12">4.<text:tab/>Hz. Hud</text:p>
      <text:p text:style-name="P12">5.<text:tab/>Hz. Salih</text:p>
      <text:p text:style-name="P12">6.<text:tab/>Hz. İbrahim</text:p>
      <text:p text:style-name="P12">7.<text:tab/>Hz. Lut</text:p>
      <text:p text:style-name="P12">8.<text:tab/>Hz. İsmail</text:p>
      <text:p text:style-name="P12">9.<text:tab/>Hz. İshak</text:p>
      <text:p text:style-name="P12">10.<text:tab/>Hz. Yakup</text:p>
      <text:p text:style-name="P12">11.<text:tab/>Hz. Yusuf</text:p>
      <text:p text:style-name="P12">12.<text:tab/>Hz. Eyüp</text:p>
      <text:p text:style-name="P12">13.<text:tab/>Hz. Zülkifl</text:p>
      <text:p text:style-name="P12">14.<text:tab/>Hz. Şuayb</text:p>
      <text:p text:style-name="P12">15.<text:tab/>Hz. Musa</text:p>
      <text:p text:style-name="P12">16.<text:tab/>Hz. Harun</text:p>
      <text:p text:style-name="P12">17.<text:tab/>Hz. Davud</text:p>
      <text:p text:style-name="P12"><text:soft-page-break/>18.<text:tab/>Hz. Süleyman</text:p>
      <text:p text:style-name="P12">19.<text:tab/>Hz. İlyas</text:p>
      <text:p text:style-name="P12">20.<text:tab/>Hz. Elyesa</text:p>
      <text:p text:style-name="P12">21.<text:tab/>Hz. Yunus</text:p>
      <text:p text:style-name="P12">22.<text:tab/>Hz. Zekeriya</text:p>
      <text:p text:style-name="P12">23.<text:tab/>Hz. Yahya</text:p>
      <text:p text:style-name="P12">24.<text:tab/>Hz. İsa</text:p>
      <text:p text:style-name="P12">25.<text:tab/>Hz. Muhammed <text:s/></text:p>
      <text:p text:style-name="P12"/>
      <text:h text:style-name="P29" text:outline-level="2">HZ. ADEM KISSASI</text:h>
      <text:h text:style-name="P3" text:outline-level="3">Hz. Adem'in Yaratılışı</text:h>
      <text:p text:style-name="P6">Şüphesiz, Allah katında İsa'nın durumu, Adem'in durumu gibidir. Onu topraktan yarattı, sonra ona "ol" demesiyle o da hemen oluverdi. (Al-i İmran Suresi, 59)</text:p>
      <text:p text:style-name="P12"/>
      <text:h text:style-name="P3" text:outline-level="3">Allah'ın Hz. Adem'e İsimleri Öğretmesi</text:h>
      <text:p text:style-name="P6">Hani Rabbin, Meleklere: "Muhakkak Ben, yeryüzünde bir halife var edeceğim" demişti. Onlar da: "Biz seni şükrünle yüceltir ve (sürekli) takdis ederken, orada bozgunculuk çıkaracak ve kanlar akıtacak birini mi var edeceksin?" dediler. (Allah:) "Şüphesiz sizin bilmediğinizi Ben bilirim" dedi. Ve Adem'e isimlerin hepsini öğretti. Sonra onları meleklere yöneltip: "Eğer doğru sözlüyseniz, bunları Bana isimleriyle haber verin" dedi. (Bakara Suresi, 30-31)</text:p>
      <text:p text:style-name="P12"/>
      <text:h text:style-name="P3" text:outline-level="3">Meleklerin Allah'a Olan İtaatleri</text:h>
      <text:p text:style-name="P6">Dediler ki: "Sen yücesin, bize öğrettiğinden başka bizim hiçbir bilgimiz yok. Gerçekten Sen, herşeyi bilen, hüküm ve hikmet sahibi olansın." (Allah:) "Ey Adem, bunları onlara isimleriyle haber ver" dedi. O, bunları onlara isimleriyle haber verince de dedi ki: "Size demedim mi, göklerin ve yerin gaybını gerçekten Ben bilirim, gizli tuttuklarınızı ve açığa vurduklarınızı da Ben bilirim." (Bakara Suresi, 32-33)</text:p>
      <text:p text:style-name="P6">"Ona bir biçim verdiğimde ve ona ruhumdan üfürdüğümde hemen ona secde ederek (yere) kapanın." <text:s/>Böylece meleklerin tümü, topluca secde etti. Ancak iblis, secde edenlerle birlikte olmaktan kaçınıp-dayattı. (Hicr Suresi, 29-31)</text:p>
      <text:p text:style-name="P12"/>
      <text:h text:style-name="P3" text:outline-level="3">İblis'in (Şeytanın) İsyanı</text:h>
      <text:p text:style-name="P6">Hani, meleklere: "Adem'e secde edin" demiştik. iblis'in dışında (hepsi) secde etmişlerdi. Demişti ki: "Bir çamur olarak yarattığın kimseye ben secde eder miyim?" Demişti ki: "şu bana karşı yücelttiğine bir bak; <text:soft-page-break/>andolsun, eğer bana kıyamet gününe kadar süre tanırsan, onun soyunu -pek az dışında- kuşkusuz kendime bağlı kılacağım. (İsra Suresi, 61-62)</text:p>
      <text:p text:style-name="P6">Dedi ki: "Ey iblis, sana ne oluyor, secde edenlerle birlikte olmadın?" Dedi ki: "Ben, kuru bir çamurdan, şekillenmiş bir balçıktan yarattığın beşere secde etmek için var değilim." <text:s/>Dedi ki: "Öyleyse ondan (cennetten) çık, çünkü sen kovulmuş-bulunmaktasın." "Ve şüphesiz, din gününe kadar lanet senin üzerinedir." (Hicr Suresi, 32-35)</text:p>
      <text:p text:style-name="P6">(Allah) Dedi: "Sana emrettiğimde, seni secde etmekten alıkoyan neydi?" (iblis) Dedi ki: "Ben ondan hayırlıyım; beni ateşten yarattın, onu ise çamurdan yarattın." (Allah:) "Öyleyse oradan in, orada büyüklenmen senin (hakkın) olmaz. Hemen çık. Gerçekten sen, küçük düşenlerdensin." (Araf Suresi, 12-13)</text:p>
      <text:p text:style-name="P12"/>
      <text:h text:style-name="P3" text:outline-level="3">Şeytanın İsyanda Israrı</text:h>
      <text:p text:style-name="P6">Dedi ki: "Rabbim, öyleyse onların dirileceği güne kadar bana süre tanı." Dedi ki: "Öyleyse, sen (kendisine) süre tanınanlardansın." "Bilinen günün vaktine kadar." (Hicr Suresi, 36-38)</text:p>
      <text:p text:style-name="P6">O da: "(İnsanların) dirilecekleri güne kadar beni gözle(yip ertele.)" dedi. (Araf Suresi, 14)</text:p>
      <text:p text:style-name="P6">Kim hidayete ererse, kendi nefsi için hidayete erer; kim de saparsa kendi aleyhine sapar. Hiç bir günahkar, bir başkasının günah yükünü yüklenmez. Biz, bir elçi gönderinceye kadar (hiçbir topluma) azap edecek değiliz. (İsra Suresi, 15)</text:p>
      <text:p text:style-name="P6">Demişti ki: "Şu bana karşı yücelttiğine bir bak; andolsun, eğer bana kıyamet gününe kadar süre tanırsan, onun soyunu -pek az dışında- kuşkusuz kendime bağlı kılacağım. (İsra Suresi, 62)</text:p>
      <text:p text:style-name="P12"/>
      <text:h text:style-name="P3" text:outline-level="3">Şeytanın Yemini</text:h>
      <text:p text:style-name="P6">Dedi ki: "Madem öyle, beni azdırdığından dolayı onlar(ı insanları saptırmak) için mutlaka senin dosdoğru yolunda (pusu kurup) oturacağım." "Sonra muhakkak önlerinden, arkalarından, sağlarından ve sollarından sokulacağım. Onların çoğunu şükredici bulmayacaksın." (Araf Suresi, 16-17)</text:p>
      <text:p text:style-name="P12"/>
      <text:h text:style-name="P3" text:outline-level="3">Şeytanın Etkisi</text:h>
      <text:p text:style-name="P6">Dedi ki: "Rabbim, beni kışkırttığın şeye karşılık, andolsun, ben de yeryüzünde onlara, (Sana başkaldırmayı ve dünya tutkularını) süsleyip-çekici göstereceğim ve onların tümünü mutlaka kışkırtıp-saptıracağım." "Ancak onlardan muhlis olan kulların müstesna." (Allah) Dedi ki: "İşte bu, Bana göre dosdoğru olan yoldur." (Hicr Suresi, 39-41)</text:p>
      <text:p text:style-name="P6">"Benim kullarım; senin onlar üzerinde hiçbir zorlayıcı gücün (hakimiyetin) yoktur." Vekil olarak Rabbin yeter. (İsra Suresi, 65)</text:p>
      <text:p text:style-name="P6">"Şüphesiz, kışkırtılıp-saptırılmışlardan sana uyanlar dışında, senin Benim kullarım üzerinde zorlayıcı hiçbir gücün yoktur. "Ve hiç şüphe yok, onların tümünün buluşma yeri cehennemdir." (Hicr Suresi, 42-43)</text:p>
      <text:p text:style-name="P12"><text:soft-page-break/></text:p>
      <text:h text:style-name="P3" text:outline-level="3">Şeytanın Kovulması</text:h>
      <text:p text:style-name="P6">Demişti ki: "Git, onlardan kim sana uyarsa, şüphesiz sizin cezanız cehennemdir; eksiksiz bir ceza." "Onlardan güç yetirdiklerini sesinle sarsıntıya uğrat, atlıların ve yayalarınla onların üstüne yaygarayı kopar, mallarda ve çocuklarda onlara ortak ol ve onlara çeşitli vaadlerde bulun." Şeytan, onlara aldatmadan başka birşey vadetmez. (İsra Suresi, 63-64)</text:p>
      <text:p text:style-name="P6">(Allah) Dedi: "Kınanıp alçaltılmış ve kovulmuş olarak oradan çık. Andolsun, onlardan kim seni izlerse, cehennemi sizlerle dolduracağım." (Araf Suresi, 18)</text:p>
      <text:p text:style-name="P12"/>
      <text:h text:style-name="P3" text:outline-level="3">Hz. Adem'in İmtihanı</text:h>
      <text:p text:style-name="P6">Ve ey Adem, sen ve eşin cennete yerleş. İkiniz dilediğiniz yerden yiyin; ama şu ağaca yaklaşmayın. Yoksa zalimlerden olursunuz. (Araf Suresi, 19) </text:p>
      <text:p text:style-name="P6">Ve dedik ki: "Ey Adem, sen ve eşin cennette yerleş. İkiniz de ondan, neresinden dilerseniz, bol bol yiyin; ama şu ağaca yaklaşmayın, yoksa zalimlerden olursunuz." (Bakara Suresi, 35)</text:p>
      <text:p text:style-name="P6">Bunun üzerine dedik ki: "Ey Adem, bu gerçekten sana ve eşine düşmandır; sakın sizi cennetten sürüp çıkarmasın, sonra mutsuz olursun." Şüphesiz ki, senin acıkmaman ve çıplak kalmaman orada (cennette kalmana bağlı)dır. "Ve gerçekten sen burada susamayacaksın ve güneş altında yanmayacaksın da." (Taha Suresi, 117-119)</text:p>
      <text:p text:style-name="P6">Andolsun, Biz bundan önce Adem'e ahid vermiştik, fakat o, unutuverdi. Biz onda bir kararlılık bulmadık. (Taha Suresi, 115)</text:p>
      <text:p text:style-name="P12"/>
      <text:h text:style-name="P3" text:outline-level="3">Şeytana Uyma ve Karşılığı</text:h>
      <text:p text:style-name="P6">Şeytan, kendilerinden 'örtülüp gizlenen çirkin yerlerini' açığa çıkarmak için onlara vesvese verdi ve dedi ki: "Rabbinizin size bu ağacı yasaklaması, yalnızca, sizin iki melek olmamanız veya ebedi yaşayanlardan kılınmamanız içindir." Ve: "Gerçekten ben size öğüt verenlerdenim" diye yemin de etti. Böylece onları aldatarak düşürdü. Ağacı tattıkları anda ise, ayıp yerleri kendilerine beliriverdi ve üzerlerini cennet yapraklarından örtmeye başladılar. (O zaman) Rableri kendilerine seslendi: "Ben sizi bu ağaçtan menetmemiş miydim? Ve şeytanın sizin gerçekten apaçık bir düşmanınız olduğunu söylememiş miydim?" (Araf Suresi, 20-22)</text:p>
      <text:p text:style-name="P6">Sonunda şeytan ona vesvese verdi; dedi ki: "Sana sonsuzluk ağacını ve yok olmayacak bir mülkü haber vereyim mi?" Böylece ikisi ondan yediler, hemen ardından ayıp yerleri kendilerine açılıverdi, üzerlerini cennet yapraklarından yamayıp-örtmeye başladılar. Adem, Rabbine karşı gelmiş oldu da şaşırıp-kaldı. (Taha Suresi, 120-121)</text:p>
      <text:p text:style-name="P12"/>
      <text:h text:style-name="P29" text:outline-level="2"><text:soft-page-break/>HZ. NUH KISSASI</text:h>
      <text:h text:style-name="P3" text:outline-level="3">Hz. Nuh'un, Kavmine Peygamber Olarak Gönderilmesi</text:h>
      <text:p text:style-name="P6">Andolsun Biz Nuh'u kendi kavmine (toplumuna) gönderdik. Dedi ki: "Ey kavmim, Allah'a kulluk edin, sizin O'ndan başka ilahınız yoktur. Doğrusu ben, sizin için büyük bir günün azabından korkmaktayım." (Araf Suresi, 59)</text:p>
      <text:p text:style-name="P12"/>
      <text:h text:style-name="P3" text:outline-level="3">Hz. Nuh'un, Kavmini Tevhide Çağrısı</text:h>
      <text:p text:style-name="P6">Andolsun, Biz Nuh'u kavmine gönderdik. (Onlara:) "Ben sizin için ancak apaçık bir uyarıp-korkutucuyum." "Allah'tan başkasına kulluk etmeyin. Ben size (gelecek olan) acı bir günün azabından korkarım" (dedi). (Hud Suresi, 25-26)</text:p>
      <text:p text:style-name="P6">Şüphesiz, Biz Nuh'u; "Kavmini, onlara acı bir azap gelmeden evvel uyar" diye kendi kavmine (Peygamber olarak) gönderdik. (Nuh Suresi, 1)</text:p>
      <text:p text:style-name="P6">Andolsun, Biz Nuh'u kendi kavmine (elçi olarak) gönderdik. Böylece kavmine dedi ki: "Ey kavmim, Allah'a kulluk edin. Onun dışında sizin başka ilahınız yoktur, yine de sakınmayacak mısınız?" (Müminun Suresi, 23)</text:p>
      <text:p text:style-name="P6">Andolsun, Biz Nuh'u kendi kavmine (elçi olarak) gönderdik, içlerinde elli yılı eksik olmak üzere bin sene yaşadı. Sonunda onlar zulme devam ederlerken tufan kendilerini yakalayıverdi. (Ankebut Suresi, 14)</text:p>
      <text:p text:style-name="P6">Nuh kavmi de gönderilen (Peygamber)leri yalanladı. Hani onlara kardeşleri Nuh: "Sakınmaz mısınız?" demişti. "Gerçek şu ki, ben size gönderilmiş güvenilir bir elçiyim." "Artık Allah'tan korkup-sakının ve bana itaat edin." "Buna karşılık ben sizden bir ücret istemiyorum; ücretim yalnızca alemlerin Rabbine aittir." "Artık Allah'tan korkup-sakının ve bana itaat edin. (Şuara Suresi, 105-110)</text:p>
      <text:p text:style-name="P12"/>
      <text:h text:style-name="P3" text:outline-level="3">Hz.Nuh'a Karşı İnkarcıların Tavrı</text:h>
      <text:p text:style-name="P6">Dediler ki: "Sana, sıradan aşağılık insanlar uymuşken inanır mıyız?" Dedi ki: "Onların yapmakta oldukları hakkında benim bilgim yoktur." "Onların hesabı yalnızca Rabbime aittir, eğer şuurundaysanız (anlarsınız.)" "Ve ben mümin olanları kovacak değilim." "Ben, yalnızca apaçık bir uyarıcıyım." (Şuara Suresi, 111-115)</text:p>
      <text:p text:style-name="P6">Bunun üzerine, kavminden inkâra sapmış önde gelenler dediler ki: "Bu, sizin benzeriniz olan bir beşerden başkası değildir. Size karşı üstünlük elde etmek istiyor. Eğer Allah (öne sürdüklerini) dilemiş olsaydı, muhakkak melekler indirirdi. Hem biz geçmiş atalarımızdan da bunu işitmiş değiliz." "O, kendisinde delilik bulunan bir adamdan başkası değildir, onu belli bir süre gözetleyin." (Müminun Suresi, 24-25)</text:p>
      <text:p text:style-name="P12"/>
      <text:h text:style-name="P3" text:outline-level="3">Hz. Nuh'un Tebliğe Devam Etmesi</text:h>
      <text:p text:style-name="P6">O da dedi ki: "Ey Kavmim, gerçek şu ki, ben size (gönderilmiş) apaçık bir uyarıcıyım. Allah'a kulluk edin, O'ndan korkun ve bana itaat edin. Ki günahlarınızı bağışlasın ve sizi adı konulmuş bir ecele kadar <text:soft-page-break/>ertelesin. Elbette Allah'ın eceli geldiği zaman, o ertelenmez. Bir bilmiş olsaydınız." Dedi ki: "Rabbim, gerçekten kavmimi gece ve gündüz davet edip-durdum. Fakat davet etmem, bir kaçıştan başkasını arttırmadı. Doğrusu be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Bundan böyle" dedim. "Rabbinizden mağfiret isteyin; çünkü gerçekten O, çok bağışlayandır. (Öyle yapın ki,) Üzerinize gökten sağanak (bol miktarda yağmur) yağdırsın. Size mallar ve çocuklarla yardımda bulunsun. Size (ürün yüklü) bağlar-bahçeler versin, ırmaklar da versin. Size ne oluyor ki, Allah'tan bir vakarı ummuyorsunuz? Oysa O, sizi gerçekten tavır tavır yaratmıştır. Görmüyor musunuz; Allah, yedi göğü birbirleriyle bir uyum (mutabakat) içinde yaratmıştır? Ve ayı bunlar içinde bir nur kılmış, güneşi de (aydınlatıcı ve yakıcı) bir kandil yapmıştır. Allah, sizi yerden bir bitki (gibi) bitirdi. Sonra sizi yine oraya geri çevirecek ve sizi (diriltici) bir çıkarışla diriltip-çıkaracaktır. Allah, yeri sizin için bir yaygı kıldı. Öyle ki, onun içinde geniş yollarında gezip-dolaşırsınız, diye." (Nuh Suresi, 2-20)</text:p>
      <text:p text:style-name="P12"/>
      <text:h text:style-name="P3" text:outline-level="3">Hz. Nuh'un, Kavmine Karşı Tavrı</text:h>
      <text:p text:style-name="P6">Kavminden, ileri gelen inkârcılar: "Biz seni yalnızca bizim gibi bir beşerden başkası görmüyoruz; sana, sığ görüşlü olan en aşağılıklarımızdan başkasının uyduğunu görmüyoruz ve sizin bize bir üstünlüğünüzü de görmüyoruz. Aksine, biz sizi yalancılar sanıyoruz" dedi. Dedi ki: "Ey Kavmim, görüşünüz nedir söyleyin? Eğer ben Rabbimden apaçık bir belge üzerinde isem ve Rabbim bana kendi katından bir rahmet vermiş de (bu,) sizin gözlerinizden saklı tutulmuşsa? Siz bunu istemiyorken biz sizi buna zorlayacak mıyız? Ey Kavmim, ben sizden buna karşılık bir mal istemiyorum. Benim ecrim, yalnızca Allah'a aittir. Ben iman edenleri kovacak değilim. Onlar gerçekten Rablerine kavuşacaklar. Ancak ben sizi, cahillik etmekte olan bir kavim görüyorum. Ey kavmim, ben onları kovarsam, Allah'tan (gelecek azaba karşı) bana kim yardım edecek? Hiç düşünmez misiniz? Ben size Allah'ın hazineleri yanımdadır demiyorum, gaybı da bilmiyorum. Melek olduğumu söylemiyorum ve gözlerinizin aşağılık gördüklerine, Allah kesin olarak bir hayır vermez de demiyorum. Nefislerinde olanı Allah daha iyi bilir. Bu durumda (bunun aksini yaparsam) gerçekten o zaman zalimlerdenim (demek)dir." (Hud Suresi, 27-31)</text:p>
      <text:p text:style-name="P6">Kavmimin önde gelenleri: "Gerçekte biz seni açıkça bir 'şaşırmışlık ve sapmışlık' içinde görüyoruz" dediler. O: "Ey kavmim, bende bir 'şaşırmışlık ve sapmışlık' yoktur; ama ben alemlerin Rabbinden bir elçiyim." dedi. "Size Rabbimin risaletini tebliğ ediyorum. (Ayrıca) Size öğüt veriyor ve sizin bilmediklerinizi ben Allah'tan biliyorum. Sakınıp rahmete kavuşmanız için, içinizden sizi uyarıp korkutacak bir adam aracılığı ile bir zikir (Kitap) gelmesine mi şaştınız?" (Araf Suresi, 60-63)</text:p>
      <text:p text:style-name="P6">Dediler ki: "Ey Nuh, bizimle çekişip-durdun, bu çekişmede ileri de gittin. Eğer doğru söylüyorsan, bize vadettiğini getir (görelim.)" Dedi ki: "Eğer dilerse, onu size Allah getirir ve siz (O'nu) aciz bırakacak değilsiniz. Eğer Allah sizi azdırmayı dilemişse, ben size öğüt vermek istesem de, öğüdümün size yararı olmaz. O sizin Rabbinizdir ve O'na döndürüleceksiniz." (Hud Suresi, 32-34)</text:p>
      <text:p text:style-name="P6">Onlara Nuh'un haberini oku. Hani kavmine demişti ki: "Ey kavmim, benim makamım ve Allah'ın ayetleriyle hatırlatmalarım eğer size ağır geliyorsa ben, şüphesiz Allah'a tevekkül etmişim. Artık siz ortaklarınızla toplanıp yapacağınız işi karara bağlayın da işiniz size örtülü kalmasın (veya tasa konusu olmasın), sonra hakkımdaki hükmünüzü -bana süre tanımaksızın- verin. (Yunus Suresi, 71)</text:p>
      <text:p text:style-name="P6"><text:soft-page-break/>Dediler ki: "Eğer (bu söylediklerine) bir son vermeyecek olursan, gerçekten taşa tutulup kovulacaksın." (Şuara Suresi, 116)</text:p>
      <text:p text:style-name="P6">Nuh'a vahyedildi: "Gerçekten iman edenlerin dışında, kesin olarak kimse inanmayacak. Şu halde onların işlemekte olduklarından dolayı üzülme." (Hud Suresi, 36)</text:p>
      <text:p text:style-name="P12"/>
      <text:h text:style-name="P3" text:outline-level="3">Nuh Kavminin Helak Olması: Geminin İnşa Edilmesi</text:h>
      <text:p text:style-name="P6">Böylelikle Biz ona: "Gözetimimiz altında ve vahyimizle gemi yap. Nitekim Bizim emrimiz gelip de tandır kızışınca, onun içine her (tür hayvandan) ikişer çift ile, içlerinden aleyhlerine söz geçmiş (azap gerekmiş) onlar dışında olan aileni de alıp koy; zulmedenler konusunda Bana muhatap olma, çünkü onlar boğulacaklardır" diye vahyettik. (Müminun Suresi, 27)</text:p>
      <text:p text:style-name="P6">"Bizim gözetimimiz altında ve vahyimizle gemiyi imal et. Zulmedenler konusunda bana hitapta bulunma. Çünkü onlar suda- boğulacaklardır. Gemiyi yapıyordu. Kavminin ileri gelenleri kendisine her uğradığında onunla alay ediyordu. O: "Eğer bizimle alay ederseniz, alay ettiğiniz gibi biz de sizlerle alay edeceğiz" dedi. "Artık, ileride bileceksiniz. Aşağılatıcı azap kime gelecek ve sürekli azap kimin üstüne çökecek." (Hud Suresi, 37-39)</text:p>
      <text:p text:style-name="P12"/>
      <text:h text:style-name="P3" text:outline-level="3">Müminlerin Gemiye Binmesi</text:h>
      <text:p text:style-name="P6">Sonunda emrimiz geldiğinde ve tandır feveran ettiği zaman, dedik ki: "Her birinden ikişer çift (hayvan) ile aleyhlerinde söz geçmiş olanlar dışında, aileni ve iman edenleri ona yükle." Zaten onunla birlikte çok azından başkası iman etmemişti. Dedi ki: "Ona binin. Onun yüzmesi de, demir atması (durması) da Allah'ın adıyladır. Şüphesiz, benim Rabbim bağışlayandır, esirgeyendir." (Hud Suresi, 40-41)</text:p>
      <text:p text:style-name="P12"/>
      <text:h text:style-name="P3" text:outline-level="3">Tufanın Başlaması</text:h>
      <text:p text:style-name="P6">Biz de 'bardaktan boşanırcasına akan' bir su ile göğün kapılarını açtık. Yeri de 'coşkun kaynaklar' halinde fışkırttık. Derken su, takdir edilmiş bir işe karşı (hükmümüzü gerçekleştirmek üzere) birleşti. Ve onu da tahtalar ve çiviler(le inşa edilmiş gemi) üzerinde taşıdık; Gözlerimiz önünde akıp-gitmekteydi. (Kendisi ve getirdikleri) inkâr edilmiş-nankörlük edilmiş olan (Nuh)a bir mükafaat olmak üzere. (Kamer Suresi, 11-14)</text:p>
      <text:p text:style-name="P12"/>
      <text:h text:style-name="P3" text:outline-level="3">Hz. Nuh'un, Oğluyla Konuşması</text:h>
      <text:p text:style-name="P6">(Gemi) Onlarla dağlar gibi dalga(lar) içinde yüzüyorken Nuh, bir kenara çekilmiş olan oğluna seslendi: "Ey oğlum, bizimle birlikte bin ve kâfirlerle birlikte olma." (Oğlu) Dedi ki: "Ben bir dağa sığınacağım, o beni sudan korur." Dedi ki: "Bugün Allah'ın emrinden, esirgeyen olan (Allah)tan başka bir koruyucu yoktur." Ve ikisinin arasına dalga girdi, böylece o da boğulanlardan oldu. (Hud Suresi, 42-43)</text:p>
      <text:p text:style-name="P12"/>
      <text:h text:style-name="P3" text:outline-level="3"><text:soft-page-break/>Allah'ın Hz. Nuh'a Öğüdü</text:h>
      <text:p text:style-name="P6">Nuh, Rabbine seslendi. Dedi ki: "Rabbim, şüphesiz benim oğlum ailemdendir ve senin va'din de doğrusu haktır. Sen hakimlerin hakimisin. Dedi ki: "Ey Nuh, kesinlikle o senin ailenden değildir. Çünkü o, salih olmayan bir iş (yapmıştır). Öyleyse hakkında bilgin olmayan şeyi benden isteme. Gerçekten Ben, cahillerden olmayasın diye sana öğüt veriyorum. "Dedi ki: "Rabbim, bilgim olmayan şeyi Senden istemekten Sana sığınırım. Ve eğer beni bağışlamaz ve beni esirgemezsen, hüsrana uğrayanlardan olurum." (Hud Suresi, 45-47)</text:p>
      <text:p text:style-name="P12"/>
      <text:h text:style-name="P3" text:outline-level="3">Tufanın Sona Ermesi</text:h>
      <text:p text:style-name="P6">Denildi ki: "Ey yer, suyunu yut ve ey gök, sen de tut." Su çekildi, iş bitiriliverdi, (gemi de) Cudi (dağı) üstünde durdu ve zalimler topluluğuna da: "Uzak olsunlar" denildi. (Hud Suresi, 44)</text:p>
      <text:p text:style-name="P12"/>
      <text:h text:style-name="P3" text:outline-level="3">Gemideki Müminlerin Kurtulması</text:h>
      <text:p text:style-name="P6">"Ey Nuh" denildi. "Sana ve seninle birlikte olan ümmetler üzerine Bizden selam ve bereketlerle (gemiden) in. (Sizden türeyecek diğer kâfir) Ümmetleri de yararlandıracağız, sonra onlara Bizden acı bir azap dokunacaktır." (Hud Suresi, 48)</text:p>
      <text:p text:style-name="P6">Bunun üzerine, onu ve onunla birlikte olanları (insan ve hayvanlarla) yüklü gemi içinde kurtardık. (Şuara Suresi, 119)</text:p>
      <text:p text:style-name="P6">Böylece Biz onu ve gemi halkını kurtardık ve bunu alemlere bir ayet (kendisinden ders çıkarılacak bir olay) kılmış olduk. (Ankebut Suresi, 15)</text:p>
      <text:p text:style-name="P6">Nuh'un kavmi de, elçileri yalanlandıklarında onları suda boğduk ve insanlar için bir ayet kıldık. Biz zulmedenlere acıklı bir azab hazırladık. (Furkan Suresi, 37)</text:p>
      <text:p text:style-name="P6">Andolsun, Nuh Bize (dua edip) seslenmişti de, ne güzel icabet etmiştik. Onu ve ailesini, o büyük üzüntüden kurtarmıştık. Ve onun soyunu, (dünyada) onları da baki kıldık. Sonra gelenler arasında ona (hayırlı ve şerefli bir isim) bıraktık. Alemler içinde selam olsun Nuh'a. (Saffat Suresi, 75-79)</text:p>
      <text:p text:style-name="P6">Andolsun, Biz bunu bir ayet olarak bıraktık. Fakat öğüt alıp-düşünen var mı? (Kamer Suresi, 15)</text:p>
      <text:p text:style-name="P6">Ve de ki: "Rabbim, beni kutlu bir konakta indir, Sen konuklayanların en hayırlısısın." Hiç şüphesiz bunda ayetler vardır ve Biz gerçekten denemeden geçiririz. Sonra onların ardından bir başka insan-nesli yaratıp-inşa ettik. (Müminun Suresi, 29-31) </text:p>
      <text:p text:style-name="P12"/>
      <text:h text:style-name="P29" text:outline-level="2">HZ. HUD KISSASI</text:h>
      <text:h text:style-name="P3" text:outline-level="3">Hz. Hud'un, Ad Kavmini Allah'a Çağırması</text:h>
      <text:p text:style-name="P6">Ad (halkına da) kardeşleri Hud'u (gönderdik). Dedi ki: "Ey kavmim, Allah'a ibadet edin, sizin O'ndan başka ilahınız yoktur. Siz yalan olarak (tanrılar) düzenlerden başkası değilsiniz. (Hud Suresi, 50)</text:p>
      <text:p text:style-name="P6"><text:soft-page-break/>Ad (toplumuna da) kardeşleri Hud'u (gönderdik.) (Hud, kavmine:) "Ey kavmim, Allah'a kulluk edin, sizin O'ndan başka ilahınız yoktur. Hala korkup-sakınmayacak mısınız?" dedi. (Araf Suresi, 65)</text:p>
      <text:p text:style-name="P6">Hani onlara kardeşleri Hud: "Sakınmaz mısınız?" demişti. Gerçek şu ki, ben size gönderilmiş güvenilir bir elçiyim. Artık Allah'tan korkup-sakının ve bana itaat edin. Buna karşılık ben sizden bir ücret istemiyorum; ücretim yalnızca alemlerin Rabbine aittir. (Şuara Suresi, 124-127)</text:p>
      <text:p text:style-name="P12"/>
      <text:h text:style-name="P3" text:outline-level="3">Kavminin Hz. Hud'a Cevabı</text:h>
      <text:p text:style-name="P6">Kavminin önde gelenlerinden inkâr edenler dediler ki: "Gerçekte biz seni 'aklî bir yetersizlik' içinde görüyoruz ve doğrusu biz senin yalancılardan olduğunu sanıyoruz." (Hud:) "Ey kavmim" dedi. "Bende 'akıl yetersizliği' yoktur; ama ben gerçekten alemlerin Rabbinden bir elçiyim" dedi. "Size Rabbimin risaletini tebliğ ediyorum. Ben sizin için güvenilir bir öğütçüyüm. Sizi uyarmak için aranızdan bir adam aracılığıyla Rabbinizden size bir zikr'in gelmesine mi şaşırdınız? (Allah'ın) Nuh kavminden sonra sizi halifeler kıldığını ve sizin yaratılışta gelişiminizi arttırdığını (veya üstün kıldığını) hatırlayın. Öyleyse Allah'ın nimetlerini hatırlayın, ki kurtuluş bulasınız." (Araf Suresi, 66-69)</text:p>
      <text:p text:style-name="P6">Ey kavmim, Rabbinizden bağışlanma dileyin, sonra O'na tevbe edin. Üstünüze gökten sağanak (yağmurlar, bol nimetler) yağdırsın ve gücünüze güç katsın. Suçlu-günahkarlar olarak yüz çevirmeyin."Ey Hud" dediler. "Sen bize apaçık bir belge (mucize) ile gelmiş değilsin ve biz de senin sözünle ilahlarımızı terk etmeyiz. Sana iman edecek de değiliz. Biz: 'Bazı ilahlarımız seni çok kötü çarpmıştır' (demekten) başka birşey söylemeyiz." Dedi ki: "Allah'ı şahid tutarım, siz de şahidler olun ki, gerçekten ben, sizin şirk koştuklarınızdan uzağım. O'nun dışındaki (tanrılardan). Artık siz bana, toplu olarak dilediğiniz tuzağı kurun, sonra bana süre tanımayın. Ben gerçekten, <text:s/>benim de Rabbim, sizin de Rabbiniz olan Allah'a tevekkül ettim. O'nun, alnından yakalayıp-denetlemediği hiçbir canlı yoktur. Muhakkak benim Rabbim, dosdoğru bir yol üzerinedir (dosdoğru yolda olanı korumaktadır.)" "Buna rağmen yüz çevirirseniz, artık size kendisiyle gönderildiğim şeyi tebliğ ettim. Rabbim de sizden başka bir kavmi yerinize geçirir. Siz O'na hiçbir şeyle zarar veremezsiniz. Doğrusu benim Rabbim, herşeyi gözetleyip-koruyandır." (Hud Suresi, 52-57)</text:p>
      <text:p text:style-name="P12"/>
      <text:h text:style-name="P3" text:outline-level="3">Ad Kavminin İnkar Etmede Israrı</text:h>
      <text:p text:style-name="P6">Dediler ki: "Sen bize yalnızca Allah'a kulluk etmemiz ve atalarımızın tapmakta olduklarınızı bırakmamız için mi geldin? Eğer gerçekten doğru isen, bize vadettiğin şeyi getir, bakalım." "Andolsun" dedi. "Rabbinizden üzerinize iğrenç bir azap ve gazap gerekli kılındı. Allah'ın kendileri hakkında hiçbir delil indirmediği ve sizin ile babalarınızın isimlendirdiği (düzüp uydurduğu) birtakım isimler (düzme tanrılar ve kurallar) adına mı benimle mücadele ediyorsunuz? Öyleyse bekleyedurun; şüphesiz, ben de sizlerle birlikte bekleyenlerdenim." (Araf Suresi, 70-71)</text:p>
      <text:p text:style-name="P6">Dediler ki: "Bizim için fark etmez; öğüt versen de, öğüt verenlerden olmasan da." "Bu, geçmiştekilerin 'geleneksel tutumundan başkası değildir. Ve biz azap görecek de değiliz." (Şuara Suresi, 136-138)</text:p>
      <text:p text:style-name="P6">Kendi kavminden, inkâr edip ahirete kavuşmayı yalanlayan ve kendilerine, dünya hayatında refah verdiğimiz önde gelenler dedi ki: "Bu, sizin benzeriniz olan bir beşerden başkası değildir, kendisi de sizin yediklerinizden yemekte ve içtiklerinizden içmektedir. Eğer sizin benzeriniz olan bir beşere boyun eğecek olursanız, andolsun, siz gerçekten hüsrana uğrayanlar olursunuz. O, öldüğünüz, toprak ve kemik <text:soft-page-break/>haline geldiğiniz zaman, sizin mutlaka (yeniden diriltilip) çıkarılacağınızı mı va'dediyor? Heyhat, size va'dedilen şeye heyhat...O (bütün gerçek), yalnızca bizim (yaşamakta olduğumuz bu) dünya hayatımızdan ibarettir; ölürüz ve yaşarız, biz diriltilecekler değiliz. O ise, yalnızca bir adam (insan)dır, Allah'a karşı yalan uydurmaktadır, bizler de ona inanacak değiliz." <text:s/>(Müminün Suresi, 33-38)</text:p>
      <text:p text:style-name="P12"/>
      <text:h text:style-name="P3" text:outline-level="3">Hz. Hud'un, Allah'tan Kavminin Helakını İstemesi</text:h>
      <text:p text:style-name="P6">(Peygamber) Dedi ki: "Rabbim, beni yalanlamalarına karşı bana yardım et." (Allah) Dedi ki: "Az bir süre (bekle), onlar gerçekten pişman olacaklar." (Müminün Suresi, 39-40)</text:p>
      <text:p text:style-name="P12"/>
      <text:h text:style-name="P3" text:outline-level="3">Ad Kavminin Helakı</text:h>
      <text:p text:style-name="P6">Derken, hak (ettikleri cezaya karşılık) olmak üzere, o korkunç çığlık onları yakalayıverdi. Böylece onları bir süprüntü kılıverdik. Zulmeden kavim için yıkım olsun. (Müminun Suresi, 41)</text:p>
      <text:p text:style-name="P6">Böylelikle onu yalanladılar, Biz de onları yıkıma uğrattık. Gerçekten, bunda bir ayet vardır, ama onların çoğu iman etmiş değildirler. (Şuara Suresi, 139)</text:p>
      <text:p text:style-name="P6">Üzerinden geçtiği hiçbir şeyi bırakmıyor, mutlaka çürütüp-kül gibi dağıtıyordu. (Zariyat Suresi, 42)</text:p>
      <text:p text:style-name="P6">Ad (halkın)a gelince; onlar da, uğultu yüklü, azgın bir kasırga ile helak edildiler. (Hakka Suresi, 6)</text:p>
      <text:p text:style-name="P6">(Allah) Onu, yedi gece ve sekiz gün, aralık vermeksizin üzerlerine musallat etti. Öyle ki, o kavmin, orada sanki içi kof hurma kütükleriymiş gibi çarpılıp yere yıkıldığını görürsün. Şimdi onlardan hiç arta kalan (birşey) görüyor musun? (Hakka Suresi, 7-8)</text:p>
      <text:p text:style-name="P6">Sonra onların ardından başka nesiller yaratıp-inşa ettik. (Mümimün Suresi, 42)</text:p>
      <text:p text:style-name="P6">Böylece onu ve onunla birlikte olanları katımızdan bir rahmet ile kurtardık. Ayetlerimizi yalan sayarak inanmamış olanların kökünü kuruttuk. (Araf Suresi, 72) </text:p>
      <text:p text:style-name="P6">İşte Ad (halkı) Rablerinin ayetlerini tanımayıp reddettiler. O'nun elçilerine isyan ettiler ve her inatçı zorbanın emri ardınca yürüdüler. Ve bu dünyada da, kıyamet gününde de lanete tabi tutuldular. Haberiniz olsun; gerçekten Ad (halkı), Rablerine (karşı) inkâr ettiler. Haberiniz olsun; Hud kavmi Ad'a (Allah'ın rahmetinden) uzaklık (verildi). (Hud Suresi, 59-60)</text:p>
      <text:p text:style-name="P12"/>
      <text:h text:style-name="P29" text:outline-level="2">HZ. SALİH KISSASI</text:h>
      <text:h text:style-name="P3" text:outline-level="3">Hz. Salih'in Semud Kavmine Peygamber Olarak Gönderilmesi</text:h>
      <text:p text:style-name="P6">Andolsun, Biz Semud (kavmine de) kardeşleri Salih'i: "Yalnızca Allah'a kulluk edin" diye (demek üzere) gönderdik. Bir de ne görsün, onlar birbirlerine düşman kesilmiş iki gruptur. (Neml Suresi, 45)</text:p>
      <text:p text:style-name="P6">Semud (toplumuna da) kardeşleri Salih'i (gönderdik)... (Araf Suresi, 73)</text:p>
      <text:p text:style-name="P12"/>
      <text:h text:style-name="P3" text:outline-level="3"><text:soft-page-break/>Tevhide Çağrısı</text:h>
      <text:p text:style-name="P6">Semud (toplumuna da) kardeşleri Salih'i (gönderdik. Salih:) "Ey kavmim, Allah'a kulluk edin, sizin O'ndan başka ilahınız yoktur. Size Rabbinizden apaçık bir belge (mucize) gelmiştir: Allah'ın bu dişi devesi size bir belgedir; onu salıverin de Allah'ın arzında otlasın, ona bir kötülükle dokunmayın, sonra sizi acı bir azab yakalar" dedi. (Araf Suresi, 73)</text:p>
      <text:p text:style-name="P6">Semud (halkına da) kardeşleri Salih'i (gönderdik). Dedi ki: "Ey kavmim, Allah'a ibadet edin, sizin O'ndan başka ilahınız yoktur. O sizi yerden (topraktan) yarattı ve onda ömür geçirenler kıldı. Öyleyse O'ndan bağışlanma dileyin, sonra O'na tevbe edin. Şüphesiz benim Rabbim, yakın olandır, (duaları) kabul edendir." (Hud Suresi, 61)</text:p>
      <text:p text:style-name="P6">"(Allah'ın) Ad (kavminden) sonra sizi halifeler kıldığını ve sizi yeryüzünde (güç ve servetle) yerleştirdiğini hatırlayın. Ki onun düzlüklerinde köşkler kuruyor, dağlardan evler yontuyordunuz. Şu halde Allah'ın nimetlerini hatırlayın, yeryüzünde bozguncular olarak karışıklık çıkarmayın." (Araf Suresi, 74)</text:p>
      <text:p text:style-name="P6">Hani onlara kardeşleri Salih: "Sakınmaz mısınız? demişti. "Gerçek şu ki, ben size gönderilmiş güvenilir bir elçiyim. Artık Allah'tan korkup-sakının ve bana itaat edin. Buna karşılık ben sizden bir ücret istemiyorum; siz burada güvenlik içinde mi bırakılacaksınız? Bahçelerin, pınarların içinde, ekinler ve yumuşak tomurcuklu göz alıcı hurmalıklar arasında? Dağlardan ustalıkla zevkli evler yontuyorsunuz. Artık Allah'tan sakının ve bana itaat edin." (Şuara Suresi, 142-150)</text:p>
      <text:p text:style-name="P12"/>
      <text:h text:style-name="P3" text:outline-level="3">Semud Kavminin Hz. Salih'e Karşı Gelişi </text:h>
      <text:p text:style-name="P6">Semud (halkı) azgınlığı dolayısıyla yalanladı; (Şems Suresi, 11)</text:p>
      <text:p text:style-name="P6">Dediler ki: "Ey Salih, bundan önce sen içimizde kendisinden (iyilikler ve yararlılıklar) umulan biriydin. Atalarımızın taptığı şeylere tapmaktan sen bizi engelleyecek misin? Doğrusu biz, senin bizi davet ettiğin şeyden kuşku verici bir tereddüt içindeyiz." (Hud Suresi, 62)</text:p>
      <text:p text:style-name="P6">Kavminin önde gelenlerinden büyüklük taslayanlar (müstekbirler), içlerinden iman edip de onlarca zayıf bırakılanlara (müstaz'aflara) dediler ki: "Salih'in gerçekten Rabbi tarafından gönderildiğini biliyor musunuz?" Onlar: "Biz gerçekten onunla gönderilene inananlarız." dediler. Büyüklük taslayanlar (müstekbirler de şöyle) dedi: "Biz de, gerçekten sizin inandığınızı tanımayanlarız." (Araf Suresi, 75-76)</text:p>
      <text:p text:style-name="P6">Semud (kavmi) de uyarıları yalanladı. Dediler ki: "Bizden biri olan bir beşere mi uyacağız? Bu durumda gerçekten biz bir sapıklık (delalet) ve çılgınlık içinde kalmış oluruz. Zikr (vahy) içimizden ona mı bırakıldı? Hayır, o çok yalan söyleyen, kendini beğenmiş bir şımarıktır." Onlar yarın, kimin çok yalan söyleyen, kendini beğenmiş bir şımarık olduğunu bilip-öğreneceklerdir. (Kamer Suresi, 23-26)</text:p>
      <text:p text:style-name="P12"/>
      <text:h text:style-name="P3" text:outline-level="3">Hz. Salih'in Kavminin Dişi Deve İle Denenmesi</text:h>
      <text:p text:style-name="P6">Dedi ki: "Ey kavmim, görüşünüz nedir söyler misiniz? Eğer ben Rabbimden apaçık bir belge üzerindeysem ve bana tarafından bir rahmet vermişse, bu durumda O'na isyan edecek olursam Allah'a karşı bana kim yardım edecektir? Şu halde kaybımı arttırmaktan başka bana (hiçbir yarar) sağlamayacaksınız. Ey kavmim, size işte bir ayet olarak Allah'ın devesi; onu serbest bırakın, Allah'ın <text:soft-page-break/>arzında yesin. Ona kötülük (vermek niyeti)yle dokunmayın. Yoksa sizi yakın bir azap sarıverir." (Hud Suresi, 63-64)</text:p>
      <text:p text:style-name="P6">Dedi ki: "İşte, bu bir dişi devedir; su içme hakkı (bir gün) onun, belli bir günün su içme hakkı da sizindir. Ona bir kötülükle dokunmayın, sonra büyük bir günün azabı sizi yakalar. (Şuara Suresi, 155-156)</text:p>
      <text:p text:style-name="P6">Gerçek şu ki Biz, bir fitne (imtihan ve deneme konusu) olarak o dişi deveyi kendilerine göndereniz. Şu halde sen onları gözleyip-bekle ve sabret. "Ve onlara, suyun aralarında kesin olarak pay edildiğini haber ver. Su alış sırası (kiminse, o) hazır bulunsun." Derken arkadaşlarını çağırdılar, o da bıçağını kapıp 'hayvanı ayağından biçip yere devirdi.' (Kamer Suresi, 27-29)</text:p>
      <text:p text:style-name="P6">En 'zorlu bedbahtları' ayaklandığında, Allah'ın elçisi onlara dedi ki: "Allah'ın (deneme için size gönderdiği) devesine ve onun su içme-sırasına dikkat edin." (Şems Suresi, 12-13)</text:p>
      <text:p text:style-name="P12"/>
      <text:h text:style-name="P3" text:outline-level="3">Kavmin Deveyi Öldürmesi</text:h>
      <text:p text:style-name="P6">Fakat, onu yalanladılar, deveyi yere yıkıp öldürdüler. Rableri de günahları dolayısıyla 'onları yerle bir etti, kırıp geçirdi'; orasını da dümdüz etti. (Şems Suresi, 14)</text:p>
      <text:p text:style-name="P6">Fakat onu öldürdüler. (Salih) Dedi ki: "Yurdunuzda üç gün daha yararlanın. Bu, yalanlanmayacak bir vaaddir." (Hud Suresi, 65)</text:p>
      <text:p text:style-name="P6">"Sonunda onu (yine de) kestiler, ancak pişman oldular." (Şuara Suresi, 157)</text:p>
      <text:p text:style-name="P6">Dedi ki: "Ey kavmim, neden iyilikten önce kötülük konusunda acele davranıyorsunuz? Allah'tan bağışlanma dilemeniz gerekmez mi? Umulur ki esirgenirsiniz." Dediler ki: "Senin ve seninle birlikte olanlar yüzünden uğursuzluğa uğradık." Dedi ki: "Sizin uğursuzluğunuz (başınıza gelenler) Allah katında (yazılı)dır. Hayır, siz denenmekte olan bir kavimsiniz." (Neml Suresi, 46-47)</text:p>
      <text:p text:style-name="P12"/>
      <text:h text:style-name="P3" text:outline-level="3">Kavmin Fesat ve Fitne Çıkarması</text:h>
      <text:p text:style-name="P6">Şehirde dokuzlu bir çete vardı, yeryüzünde bozgun çıkarıyorlar ve dirlik-düzenlik bırakmıyorlardı. Kendi aralarında Allah adına and içerek, dediler ki: "Gece mutlaka ona ve ailesine bir baskın düzenleyelim, sonra velisine: Ailesinin yok oluşuna biz şahid olmadık ve gerçekten bizler doğruyu söyleyenleriz, diyelim." (Neml Suresi, 48-49)</text:p>
      <text:p text:style-name="P6">Böylelikle dişi deveyi öldürdüler ve Rablerinin emrine karşı çıkıp (Salih'e de şöyle) dediler: "Ey Salih, eğer gerçekten gönderilenlerden (bir Peygamber) isen, vadettiğin şeyi getir, bakalım. Bunun üzerine onları dayanılmaz bir sarsıntı tuttu da kendi yurtlarında diz üstü çöke kaldılar. O da onlardan yüz çevirdi ve (şöyle) dedi: "Ey kavmim, andolsun size Rabbimin risaletini tebliğ ettim ve size öğüt verdim. Ama siz, öğüt verenleri sevmiyorsunuz." (Araf Suresi, 77-79)</text:p>
      <text:p text:style-name="P12"/>
      <text:h text:style-name="P3" text:outline-level="3">Semud Kavminin Helak Olması</text:h>
      <text:p text:style-name="P6">Derken arkadaşlarını çağırdılar, o da bıçağını kapıp 'hayvanı ayağından biçip yere devirdi. 'Şu halde Benim azabım ve uyarmam nasılmış? Çünkü Biz onların üzerine bir tek çığlık gönderdik. Böylece onlar, ağıldaki çalı-çırpı olan kuru ot gibi oluverdiler. (Kamer Suresi, 29-31)</text:p>
      <text:p text:style-name="P6"><text:soft-page-break/>Emrimiz geldiği zaman, tarafımızdan bir rahmetle Salih'i ve O'nunla birlikte iman edenleri o günün aşağılatıcı azabından kurtardık. Doğrusu senin Rabbin, güçlü olandır, aziz olandır. O zulmedenleri dayanılmaz bir ses sarıverdi de kendi yurtlarında dizüstü çökmüş olarak sabahladılar. Sanki orada hiç refah içinde yaşamamışlar gibi. Haberiniz olsun; Semud (halkı) gerçekten Rablerine (karşı) inkâr etmişlerdi. Haberiniz olsun; Semud (halkına Allah'ın rahmetinden) uzaklık (verildi.) (Hud Suresi, 66-68)</text:p>
      <text:p text:style-name="P6">Derken, sabah vaktine girdiklerinde, onları o dayanılmaz-çığlık yakalayıverdi. (Hicr Suresi, 83)</text:p>
      <text:p text:style-name="P6">Böylece azap onları yakaladı. Gerçekten, bunda bir ayet vardır, ama onların çoğu iman etmiş değildirler. (Şuara Suresi, 158)</text:p>
      <text:p text:style-name="P6">Artık sen, onların kurdukları hileli-düzenin uğradığı sona bir bak; Biz, onları ve kavimlerini topluca yerle bir ettik. İşte, zulmetmeleri dolayısıyla enkaza dönüşmüş ıpıssız evleri. Şüphesiz bilen bir kavim için bunda bir ayet vardır. (Neml Suresi, 51-52)</text:p>
      <text:p text:style-name="P6">Buna rağmen kazandıkları şeyler, (uğrayacakları sondan kurtulmak için) onlara yetmedi. (Hicr Suresi, 84)</text:p>
      <text:p text:style-name="P6">Fakat, onu yalanladılar, deveyi yere yıkıp öldürdüler. Rableri de günahları dolayısıyla 'onları yerle bir etti, kırıp geçirdi'; orasını da dümdüz etti. (Şems Suresi, 14)</text:p>
      <text:p text:style-name="P6">İşte, zulmetmeleri dolayısıyla enkaza dönüşmüş ıpıssız evleri. Şüphesiz bilen bir kavim için bunda bir ayet vardır. İman edenleri ve sakınanları da kurtardık. (Neml Suresi, 52-53)</text:p>
      <text:p text:style-name="P12"/>
      <text:h text:style-name="P29" text:outline-level="2">HZ. İBRAHİM KISSASI</text:h>
      <text:h text:style-name="P3" text:outline-level="3">Hz. İbrahim'in Ahlakı, Allah Katındaki Seçkinliği</text:h>
      <text:p text:style-name="P6">Onlara İbrahim'in haberini de aktar-oku: (Şuara Suresi, 69)</text:p>
      <text:p text:style-name="P6">İbrahim, ne yahudi idi, ne de Hıristiyandı: ancak, O hanif (muvahhid) bir Müslümandı, müşriklerden de değildi. (Al-i İmran Suresi, 67)</text:p>
      <text:p text:style-name="P6">Gerçek şu ki, İbrahim (tek başına) bir ümmetti; Allah'a gönülden yönelip itaat eden bir muvahhiddi ve o müşriklerden değildi. O'nun nimetlerine şükrediciydi. (Allah) onu seçti ve doğru yola iletti. (Nahl Suresi, 120-121)</text:p>
      <text:p text:style-name="P6">Doğrusu İbrahim de onun (soyunun) bir kolundandır. Hani o, Rabbine arınmış (selim) bir kalp ile gelmişti. (Saffat Suresi, 83-84)</text:p>
      <text:p text:style-name="P6">Kitap'ta İbrahim'i de zikret. Gerçekten o, doğruyu-söyleyen bir Peygamberdi. (Meryem Suresi, 41)</text:p>
      <text:p text:style-name="P6">İbrahim'in babası için bağışlanma dilemesi, yalnızca ona verdiği bir söz dolayısıyla idi. Kendisine, onun gerçekten Allah'a düşman olduğu açıklanınca ondan uzaklaştı. Doğrusu İbrahim, çok duygulu, yumuşak huyluydu. (Tevbe Suresi, 114)</text:p>
      <text:p text:style-name="P6">Doğrusu İbrahim, yumuşak huylu, duygulu ve gönülden (Allah'a) yönelen biriydi. (Hud Suresi, 75)</text:p>
      <text:p text:style-name="P6">Sonra gelenler arasında ona (hayırlı ve şerefli bir isim) bıraktık. İbrahim'e selam olsun. Biz, ihsanda bulunanları böyle ödüllendiririz. Şüphesiz o, Bizim mümin olan kullarımızdandır. (Saffat Suresi, 108-111)</text:p>
      <text:p text:style-name="P6">İyilik yaparak kendini Allah'a teslim eden ve hanif (tevhidi) olan İbrahim'in dinine uyandan daha güzel din'li kimdir? Allah, İbrahim'i dost edinmiştir. (Nisa Suresi, 125)</text:p>
      <text:p text:style-name="P6"><text:soft-page-break/>Kendi nefsini aşağılık kılandan başka, İbrahim'in dininden kim yüz çevirir? Andolsun, Biz onu dünyada seçtik, gerçekten ahirette de o salihlerdendir. (Bakara Suresi, 130)</text:p>
      <text:p text:style-name="P6">Andolsun, bundan önce İbrahim'e rüşdünü vermiştik ve Biz onu (doğruyu seçme yeteneğinde olduğunu) bilenlerdik. (Enbiya Suresi, 51)</text:p>
      <text:p text:style-name="P12"/>
      <text:h text:style-name="P3" text:outline-level="3">Hz. İbrahim'in Allah'a Kesin Bilgi İle İman Etmesi</text:h>
      <text:p text:style-name="P6">Böylece İbrahim'e, -kesin bilgiyle inananlardan olması için- göklerin ve yerin melekûtunu gösteriyorduk. Gece, üstünü örtüp bürüyünce bir yıldız görmüş ve demişti ki: "Bu benim rabbimdir." Fakat (yıldız) kayboluverince: "Ben kaybolup-gidenleri sevmem" demişti. Ardından Ay'ı, (etrafa aydınlık saçarak) doğar görünce: "Bu benim rabbim" demiş, fakat o da kayboluverince: "Andolsun" demişti, "Eğer Rabbim beni doğru yola erdirmezse gerçekten sapmışlar topluluğundan olurum." Sonra Güneş'i (etrafa ışıklar saçarak) doğar görünce: "İşte bu benim rabbim, bu en büyük" demişti. Ama o da kayboluverince, kavmine demişti ki: "Ey kavmim, doğrusu ben sizin şirk koşmakta olduklarınızdan uzağım." (Enam Suresi, 75-78)</text:p>
      <text:p text:style-name="P6">Hani İbrahim: "Rabbim, bana ölüleri nasıl dirilttiğini göster" demişti. (Allah ona:) "İnanmıyor musun?" deyince, "Hayır (inandım), ancak kalbimin tatmin olması için" dedi. "Öyleyse, dört kuş tut. Onları kendine alıştır, sonra onları (parçalayıp) her bir parçasını bir dağın üzerine bırak, sonra da onları çağır. Sana koşarak gelirler. Bil ki, şüphesiz Allah, üstün ve güçlü olandır, hüküm ve hikmet sahibidir." (Bakara Suresi, 260)</text:p>
      <text:p text:style-name="P12"/>
      <text:h text:style-name="P3" text:outline-level="3">Hz. İbrahim'in, Babasını ve Kavmini Tevhide Davet Etmesi</text:h>
      <text:p text:style-name="P6">Hani İbrahim, babası Azer'e (şöyle) demişti: "Sen putları ilahlar mı ediniyorsun? Doğrusu, ben seni ve kavmini apaçık bir sapıklık içinde görüyorum." (Enam Suresi, 74)</text:p>
      <text:p text:style-name="P6">Hani babasına demişti: "Babacığım, işitmeyen, görmeyen ve seni herhangi birşeyden bağımsızlaştırmayan şeylere niye tapıyorsun? Babacığım, gerçek şu ki, bana, sana gelmeyen bir ilim geldi. Artık bana tabi ol, seni düzgün bir yola ulaştırayım. Babacığım, şeytana kulluk etme, kuşkusuz şeytan, Rahman (olan Allah)a başkaldırandır. Babacığım, gerçekten ben, sana Rahman tarafından bir azabın dokunacağından korkuyorum, o zaman şeytanın velisi olursun." (Babası) Demişti ki: "İbrahim, sen benim ilahlarımdan yüz mü çeviriyorsun? Eğer (bu tutumuna) bir son vermeyecek olursan, andolsun, seni taşa tutarım; uzun bir süre benden uzaklaş, (bir yerlere) git." (İbrahim:) "Selam üzerine olsun, senin için Rabbimden bağışlanma dileyeceğim, çünkü, O, bana pek lütufkardır" dedi. "Sizden ve Allah'tan başka taptıklarınızdan kopup-ayrılıyorum ve Rabbime dua ediyorum. Umulur ki, Rabbime dua etmekle mutsuz olmayacağım." (Meryem Suresi, 42-48)</text:p>
      <text:p text:style-name="P12"/>
      <text:h text:style-name="P3" text:outline-level="3">Kavmini Uyarıp Korkutması</text:h>
      <text:p text:style-name="P6">Hani, babasına ve kavmine: "Siz neye kulluk ediyorsunuz?" demişti. Demişlerdi ki: "Putlara tapıyoruz, bunun için sürekli onların önünde bel büküp eğiliyoruz." Dedi ki: "Peki, dua ettiğiniz zaman onlar sizi işitiyorlar mı? "Ya da size bir yararları veya zararları dokunuyor mu? "Hayır" dediler. "Biz atalarımızı <text:soft-page-break/>böyle yaparlarken bulduk. (İbrahim) Dedi ki: "Şimdi, neye tapmakta olduğunuzu gördünüz mü? Hem siz, hem de eski atalarınız? İşte bunlar, gerçekten benim düşmanımdır; yalnızca alemlerin Rabbi hariç ki beni yaratan ve bana hidayet veren O'dur; Bana yediren ve içiren O'dur; Hastalandığım zaman bana şifa veren O'dur; Beni öldürecek, sonra diriltecek olan da O'dur, Din (ceza) günü hatalarımı bağışlayacağını umduğum da O'dur;" (Şuara Suresi, 70-82)</text:p>
      <text:p text:style-name="P6">Hani babasına ve kavmine demişti ki: "Sizler neye tapıyorsunuz? Birtakım uydurma yalanlar için mi Allah'tan başka ilahlar istiyorsunuz? Alemlerin Rabbi hakkındaki zannınız nedir?" (Saffat Suresi, 85-87)</text:p>
      <text:p text:style-name="P6">"Siz yalnızca Allah'tan başka birtakım putlara tapıyor ve birtakım yalanlar uyduruyorsunuz. Gerçek şu ki, sizin Allah'tan başka taptıklarınız, size rızık vermeye güç yetiremezler; öyleyse rızkı Allah'ın katında arayın, O'na kulluk edin ve O'na şükredin. Siz O'na döndürüleceksiniz." (Ankebut Suresi, 17)</text:p>
      <text:p text:style-name="P6">Hani babasına ve kavmine demişti ki: "Sizin, karşılarında bel büküp eğilmekte olduğunuz bu temsili heykeller nedir? "Biz atalarımızı bunlara tapıyor bulduk" dediler. Dedi ki: "Andolsun, siz ve atalarınız apaçık bir sapıklık içindesiniz." 'Sen bize gerçeği mi getirdin, yoksa (bizimle) oyun oynayanlardan mısın?" "Hayır" dedi. "Sizin Rabbiniz göklerin ve yerin Rabbidir, onları kendisi yaratmıştır ve ben de buna şehadet edenlerdenim. Andolsun Allah'a, sizler arkanızı dönüp gittikten sonra, ben sizin putlarınıza muhakkak bir tuzak kuracağım." (Enbiya Suresi, 52-57)</text:p>
      <text:p text:style-name="P12"/>
      <text:h text:style-name="P3" text:outline-level="3">Hz. İbrahim'in Duası</text:h>
      <text:p text:style-name="P6">"Rabbim, bana hüküm (ve hikmet) bağışla ve beni salih olanlara kat; sonra gelecekler arasında bana bir doğruluk dili (lisan-ı sıdk) ver. Beni nimetlerle-donatılmış cennetin mirasçılarından kıl, babamı da bağışla, çünkü o şaşırıp sapanlardandır. Ve beni (insanların) diriltilecekleri gün küçük düşürme, Malın da, çocukların da bir yarar sağlayamadığı günde." (Şuara Suresi, 83-88)</text:p>
      <text:p text:style-name="P6">Kendilerine onların gerçekten <text:s/>çılgın ateşin arkadaşları oldukları açıklandıktan sonra -yakınları dahi olsa- müşrikler için bağışlanma dilemeleri Peygambere ve iman edenlere yaraşmaz. İbrahim'in babası için bağışlanma dilemesi, yalnızca ona verdiği bir söz dolayısıyla idi. Kendisine, onun gerçekten Allah'a düşman olduğu açıklanınca ondan uzaklaştı. Doğrusu İbrahim, çok duygulu, yumuşak huyluydu. (Tevbe Suresi, 113-114)</text:p>
      <text:h text:style-name="P3" text:outline-level="3">Hz. İbrahim'in Putları Kırması</text:h>
      <text:p text:style-name="P6">Sonra yıldızlara bir göz attı. "Ben, doğrusu hastayım" dedi. Böylelikle arkalarını çevirip ondan kaçmaya başladılar. Bunun üzerine onların ilahlarına sokulup: "Yemek yemiyor musunuz?" dedi. "Size ne oluyor ki konuşmuyorsunuz?" Derken onların üstüne yürüyüp sağ eliyle bir darbe indirdi. (Saffat Suresi, 88-93)</text:p>
      <text:p text:style-name="P6">Böylece o, yalnızca büyükleri hariç olmak üzere onları paramparça etti; belki ona başvururlar diye. "Bizim ilahlarımıza bunu kim yaptı? Şüphesiz o, zalimlerden biridir" dediler. "Kendisine İbrahim denilen bir gencin bunları diline doladığını işittik" dediler. Dediler ki: "Öyleyse, onu insanların gözü önüne getirin ki ona (nasıl bir ceza vereceğimize) şahid olsunlar." Dediler ki: "Ey İbrahim, bunu ilahlarımıza sen mi yaptın?" "Hayır" dedi. "Bu yapmıştır, bu onların büyükleridir; eğer konuşabiliyorsa, siz onlara soruverin. Bunun üzerine kendi vicdanlarına başvurdular da; "Gerçek şu ki, zalim olanlar sizlersiniz (biziz)" dediler. Sonra, yine tepeleri üstüne ters döndüler: "Andolsun, bunların konuşamayacaklarını sen de bilmektesin." Dedi ki: "O halde, Allah'ı bırakıp da sizlere yararı olmayan ve zararı dokunmayan <text:soft-page-break/>şeylere mi tapıyorsunuz? Yuh size ve Allah'tan başka taptıklarınıza. Siz yine de akıllanmayacak mısınız?" (Enbiya Suresi, 58-67)</text:p>
      <text:p text:style-name="P6">Dedi ki: "Yontmakta olduğunuz şeylere mi tapıyorsunuz? Oysa sizi de, yapmakta olduklarınızı da Allah yaratmıştır." (Saffat Suresi, 95-96)</text:p>
      <text:p text:style-name="P12"/>
      <text:h text:style-name="P3" text:outline-level="3">Hz. İbrahim ve Nemrut</text:h>
      <text:p text:style-name="P6">Allah, kendisine mülk verdi diye Rabbi konusunda İbrahim'le tartışmaya gireni görmedin mi? Hani İbrahim: "Benim Rabbim diriltir ve öldürür" demişti; o da: "Ben de öldürür ve diriltirim" demişti. (O zaman) İbrahim: "Şüphe yok, Allah güneşi doğudan getirir, (hadi) sen de onu batıdan getir" deyince, o inkârcı böylece afallayıp kalmıştı. Allah, zalimler topluluğunu hidayete erdirmez. (Bakara Suresi, 258)</text:p>
      <text:p text:style-name="P12"/>
      <text:h text:style-name="P3" text:outline-level="3">Hz.İbrahim'in Yakılmak İstenmesi</text:h>
      <text:p text:style-name="P6">Dediler ki: "Eğer (birşey) yapacaksanız, onu yakın ve ilahlarınıza yardımda bulunun." (Enbiya Suresi, 68)</text:p>
      <text:p text:style-name="P6">Dediler ki: "Onun için (yüksekçe) bir bina inşa edin de onu çılgınca yanan ateşin içine atın." (Saffat Suresi, <text:s/>97)</text:p>
      <text:p text:style-name="P6">Biz de dedik ki: "Ey ateş, İbrahim'e karşı soğuk ve esenlik ol." Ona bir düzen (tuzak) kurmak istediler, fakat biz onları daha çok hüsrana uğrayanlar kıldık. (Enbiya Suresi, 69-70)</text:p>
      <text:p text:style-name="P6">Böylelikle ona bir tuzak hazırlamak istediler. Oysa biz, onları alçaltılmışlar kıldık. (Saffat Suresi, <text:s/>98)</text:p>
      <text:p text:style-name="P12"/>
      <text:h text:style-name="P3" text:outline-level="3">Hz. İbrahim ve Hz. İsmail</text:h>
      <text:p text:style-name="P6">Onu ve Lut'u kurtarıp içinde, alemler (insanlık) için bereketler kıldığımız yere (ülkeye) çıkardık. (Enbiya Suresi, 71)</text:p>
      <text:p text:style-name="P6">Böylelikle, onlardan ve Allah'tan başka taptıklarından kopup-ayrılınca ona İshak'ı ve (oğlu) Yakup'u armağan ettik ve her birini Peygamber kıldık. (Meryem Suresi, 49)</text:p>
      <text:p text:style-name="P6">(İbrahim) Dedi ki: "Şüphesiz ben, Rabbime gidiciyim; O, beni hidayete erdirecektir." "Rabbim, bana salihlerden (olan bir çocuk) armağan et." Biz de onu halim bir çocukla müjdeledik. Böylece (çocuk) onun yanında koşabilecek çağa erişince (İbrahim ona): "Oğlum" dedi. "Gerçekten ben seni rüyamda boğazlıyorken gördüm. Bir bak, sen ne düşünüyorsun." (Oğlu İsmail) Dedi ki: "Babacığım, emrolunduğun şeyi yap. İnşaallah, beni sabredenlerden bulacaksın." Sonunda ikisi de (Allah'ın emrine ve takdirine) teslim olup (babası, İsmail'i kurban etmek için) onu alnı üzerine yatırdı. Biz ona: "Ey İbrahim" diye seslendik. "Gerçekten sen, rüyayı doğruladın. Şüphesiz Biz, ihsanda bulunanları böyle ödüllendiririz." Doğrusu bu, apaçık bir imtihandı. Ve ona büyük bir kurbanı fidye olarak verdik. Sonra gelenler arasında ona (hayırlı ve şerefli bir isim) bıraktık. İbrahim'e selam olsun. Biz, ihsanda bulunanları böyle ödüllendiririz. Şüphesiz o, Bizim mümin olan kullarımızdandır. (Saffat Suresi, 99-111)</text:p>
      <text:p text:style-name="P6">Rabbi ona: "Teslim ol" dediğinde (O:) "Alemlerin Rabbine teslim oldum" demişti. (Bakara Suresi, 131)</text:p>
      <text:p text:style-name="P12"/>
      <text:h text:style-name="P3" text:outline-level="3"><text:soft-page-break/>Hz. İbrahim ve İsmail'in Mekke'ye Gelişi</text:h>
      <text:p text:style-name="P6">Hani İbrahim: "Rabbim, bu şehri bir güvenlik yeri kıl ve halkından Allah'a ve ahiret gününe inananları ürünlerle rızıklandır" demişti de (Allah: "Sadece inananları değil) inkâr edeni de az bir süre yararlandırır, sonra onu ateşin azabına uğratırım; ne kötü bir dönüştür o" demişti. (Bakara Suresi, 126)</text:p>
      <text:p text:style-name="P6">Hani İbrahim şöyle demişti: "Bu şehri güvenli kıl, beni ve çocuklarımı putlara kulluk etmekten uzak tut. Rabbim, gerçekten onlar insanlardan birçoğunu şaşırtıp-saptırdı. Bundan böyle kim bana uyarsa, artık o bendendir, kim bana isyan ederse elbette Sen, bağışlayansın, esirgeyensin. Rabbimiz, gerçekten ben, çocuklarımdan bir kısmını Beyt-i Haram yanında ekini olmayan bir vadiye yerleştirdim; Rabbimiz, dosdoğru namazı kılsınlar diye (öyle yaptım), böylelikle Sen, insanların bir kısmının kalblerini onlara ilgi duyar kıl ve onları birtakım ürünlerden rızıklandır. Umulur ki şükrederler. Rabbimiz, şüphesiz Sen, bizim saklı tuttuklarımızı da, açığa vurduklarımızı da bilirsin. Yerde ve gökte hiçbir şey Allah'a gizli kalmaz. Hamd, Allah'a aittir ki, O, bana ihtiyarlığa rağmen İsmail'i ve İshak'ı armağan etti. Şüphesiz Rabbim, gerçekten duayı işitendir. Rabbim, beni namazı(nda) sürekli kıl, soyumdan olanları da. Rabbimiz, duamı kabul buyur. Rabbimiz, hesabın yapılacağı gün, beni, anne-babamı ve müminleri bağışla" (İbrahim Suresi, 35-41)</text:p>
      <text:p text:style-name="P12"/>
      <text:h text:style-name="P29" text:outline-level="2">HZ. LUT KISSASI</text:h>
      <text:h text:style-name="P3" text:outline-level="3">Hz. Lut'un, Kavmine Gönderilişi</text:h>
      <text:p text:style-name="P6">Bunun üzerine Lut ona iman etti ve dedi ki: "Gerçekten ben, Rabbime hicret edeceğim. Çünkü şüphesiz O, güçlü ve üstün olandır, hüküm ve hikmet sahibidir." <text:s/>(Ankebut Suresi, <text:s/>26)</text:p>
      <text:p text:style-name="P6">Lut'a da bir hüküm ve ilim verdik ve onu çirkin işler yapmakta olan şehirden kurtardık. Şüphesiz onlar, bozulmaya uğrayan kötü bir kavimdi. Onu rahmetimize soktuk, çünkü o, salihlerdendi. (Enbiya Suresi, 74-75)</text:p>
      <text:p text:style-name="P6">İsmail'i, Elyasa'yı, Yunus'u ve Lut'u da (hidayete eriştirdik). Onların hepsini alemlere üstün kıldık. (Enam Suresi, 86)</text:p>
      <text:p text:style-name="P12"/>
      <text:h text:style-name="P3" text:outline-level="3">Hz. Lut'un, Kavmini Tevhide Çağırması</text:h>
      <text:p text:style-name="P6">Hani onlara kardeşleri Lut: "Sakınmaz mısınız?" demişti. Gerçek şu ki, ben size gönderilmiş güvenilir bir elçiyim. Artık Allah'tan korkup-sakının ve bana itaat edin. Buna karşılık ben sizden bir ücret istemiyorum; ücretim yalnızca alemlerin Rabbine aittir." (Şuara Suresi, 161-164)</text:p>
      <text:p text:style-name="P12"/>
      <text:h text:style-name="P3" text:outline-level="3">Lut Kavminin Sapkınlıkları</text:h>
      <text:p text:style-name="P6">Hani Lut da kavmine şöyle demişti: "Sizden önce alemlerden hiç kimsenin yapmadığı hayasız-çirkinliği mi yapıyorsunuz? "Gerçekten siz kadınları bırakıp şehvetle erkeklere yaklaşıyorsunuz. Doğrusu siz, ölçüyü aşan (azgın) bir kavimsiniz." (Araf Suresi, 80-81)</text:p>
      <text:p text:style-name="P6"><text:soft-page-break/>"Siz insanlardan (cinsel arzuyla) erkeklere mi gidiyorsunuz? "Rabbinizin sizler için yaratmış bulunduğu eşlerinizi bırakıyorsunuz. Hayır, siz sınırı çiğneyen bir kavimsiniz." (Şuara Suresi, 165-166)</text:p>
      <text:p text:style-name="P6">Lut da; hani kavmine demişti: "Siz gerçekten, sizden önce alemlerden hiç kimsenin yapmadığı 'çirkin bir utanmazlığı' yapıyorsunuz. Siz, (yine de) erkeklere yaklaşacak, yol kesecek ve bir araya gelişlerinizde çirkinlikler yapacak mısınız?" Bunun üzerine kavminin cevabı yalnızca: "Eğer doğru söylüyor isen, bize Allah'ın azabını getir" demek oldu. (Ankebut Suresi, 28-29)</text:p>
      <text:p text:style-name="P6">Lut da; hani kavmine demişti ki: "Siz, açıkça gördüğünüz halde, yine de o çirkin utanmazlığı yapacak mısınız? Siz gerçekten, kadınları bırakıp şehvetle erkeklere mi yaklaşıyorsunuz? Hayır, siz (yaptığı şeyi) bilmeyen bir kavimsiniz." (Neml Suresi, 54-55)</text:p>
      <text:p text:style-name="P12"/>
      <text:h text:style-name="P3" text:outline-level="3">Kavminin Hz. Lut'a Cevabı</text:h>
      <text:p text:style-name="P6">Dediler ki: "Ey Lut, eğer (bu söylediklerine) bir son vermeyecek olursan, gerçekten (buradan) sürülüp çıkarılanlardan olacaksın." (Şuara Suresi, 167)</text:p>
      <text:p text:style-name="P6">Kavminin cevabı: "Lut ailesini şehrinizden sürüp çıkarın. Temiz kalmak isteyen insanlarmış" demekten başka olmadı. (Neml Suresi, 56)</text:p>
      <text:p text:style-name="P6">Kavminin cevabı: "Yurdunuzdan sürüp çıkarın bunları, çünkü bunlar çokça temizlenen insanlarmış!" demekten başka olmadı. (Araf Suresi, 82)</text:p>
      <text:p text:style-name="P6">Lut (kavmi) de, gönderilen (elçi)leri yalanladı. (Şuara Suresi, 160)</text:p>
      <text:p text:style-name="P6">"Siz, (yine de) erkeklere yaklaşacak, yol kesecek ve bir araya gelişlerinizde çirkinlikler yapacak mısınız?" Bunun üzerine kavminin cevabı yalnızca: "Eğer doğru söylüyor isen, bize Allah'ın azabını getir" demek oldu. (Ankebut Suresi, 29)</text:p>
      <text:p text:style-name="P6">Lut kavmi de uyarıları yalanladı. (Kamer Suresi, 33)</text:p>
      <text:p text:style-name="P6">Oysa andolsun, zorlu yakalamamıza karşı onları uyarmıştı. Fakat onlar, bu uyarıları kuşkuyla karşılayıp-yalanlamakta direttiler. (Kamer Suresi, 36)</text:p>
      <text:p text:style-name="P6">Dedi ki: "Rabbim, fesat çıkaran (bu) kavme karşı bana yardım et." (Ankebut Suresi, 30)</text:p>
      <text:p text:style-name="P12"/>
      <text:h text:style-name="P3" text:outline-level="3">Meleklerin Önce Hz. İbrahim'i Ziyareti ve Hz. İshak'ı Müjdelemeleri</text:h>
      <text:p text:style-name="P6">Andolsun, elçilerimiz İbrahim'e müjde ile geldikleri zaman; "Selam" dediler. O da: "Selam" dedi (ve) hemen gecikmeden kızartılmış bir buzağı getirdi. Ellerinin ona uzanmadığını görünce (İbrahim durumdan) hoşlanmadı ve içine bir tür korku düştü. Dediler ki: "Korkma. biz Lut kavmine gönderildik." (Hud Suresi, 69-70)</text:p>
      <text:p text:style-name="P6">Onlara İbrahim'in konuklarından haber ver. Yanına girdiklerinde "Selam" demişlerdi. O da: "Biz sizden korkmaktayız" demişti. Dediler ki: "Korkma biz sana bilgin bir çocuk müjdelemekteyiz." (Hicr Suresi, 51-53)</text:p>
      <text:p text:style-name="P8"><text:soft-page-break/>Sana İbrahim'in ağırlanan konuklarının haberi geldi mi? Hani, yanına girdiklerinde: "Selam" demişlerdi. O da: "Selam" demişti. "(Haklarında bilgim olmayan) Yabancı bir topluluk." Hemen (onlara) sezdirmeden ailesine gidip, çok geçmeden semiz bir buzağı ile (geri) geldi. Derken onlara yaklaştırıp (ikram etti); "Yemez misiniz?" dedi. (Zariyat Suresi, 24-27)</text:p>
      <text:p text:style-name="P6">(Onlar yemeyince) Bunun üzerine içine bir tür korku düştü. "Korkma" dediler ve ona bilgin bir erkek çocuk müjdesini verdiler. Böylece karısı çığlıklar kopararak geldi ve yüzüne vurarak: "Kısır, yaşlı bir kadın (mı doğum yapacakmış)? dedi. (Zariyat Suresi, 28-29)</text:p>
      <text:p text:style-name="P6">Karısı ayaktaydı, bunun üzerine güldü. Biz ona İshak'ı, İshak'ın arkasından da Yakub'u müjdeledik. "Vay bana" dedi (kadın). "Ben kocamış bir kadın iken ve şu kocam da bir ihtiyar iken doğuracak mıyım? Gerçekten bu, şaşırtıcı bir şey!.." (Hud Suresi, 71-72)</text:p>
      <text:p text:style-name="P6">Dediler ki: "Allah'ın emrine mi şaşıyorsun? Allah'ın rahmeti ve bereketleri sizin üzerinizdedir, ey ev halkı şüphesiz O, övülmeye layık olandır, Mecid'tir." (Hud Suresi, 73)</text:p>
      <text:p text:style-name="P6">Dedi ki: "Bana ihtiyarlık gelip-çökmüşken mi müjdeliyorsunuz? Beni ne ile müjdelemektesiniz?" <text:s/>Dediler ki: "Seni gerçekle müjdeledik; öyleyse umut kesenlerden olma." Dedi ki: "Ey elçiler, (bunun dışında, diğer) işiniz ne?" (Hicr Suresi, 54-56)</text:p>
      <text:p text:style-name="P8">Biz ona, salihlerden bir Peygamber olarak İshak'ı da müjdeledik. Ona ve İshak'a bereketler verdik. İkisinin soyundan, ihsanda bulunan (muhsin olan) da var, açıkça kendi nefsine zulmeden de. (Saffat Suresi, 112-113)</text:p>
      <text:p text:style-name="P18"/>
      <text:h text:style-name="P3" text:outline-level="3">Lut Kavminin Helak Haberi</text:h>
      <text:p text:style-name="P6">Dedi ki: "Ey elçiler, (bunun dışında, diğer) işiniz ne?" Dediler ki: "Gerçekte biz, suçlu-günahkar olan bir topluluğa gönderildik." (Hicr Suresi, 57-58)</text:p>
      <text:p text:style-name="P6">Dedi ki: "Onun içinde Lut da vardır." Dediler ki: "Onun içinde kimin olduğunu biz daha iyi biliriz. Kendi karısı dışında, onu ve ailesini muhakkak kurtaracağız. O (karısı) arkada kalacak olanlardandır." (Ankebut Suresi, 32)</text:p>
      <text:p text:style-name="P6">"Ancak Lut ailesi hariçtir; biz onların tümünü muhakkak kurtaracağız. Ama karısını (kurtaracaklarımız) dışında tuttuk, o, geride kalanlardandır." (Hicr Suresi, 59-60)</text:p>
      <text:p text:style-name="P6">Dediler ki: "Öyle. (Bunu) Senin Rabbin buyurdu. Çünkü O, hüküm ve hikmet sahibidir, bilendir. Doğrusu biz, suçlu-günahkar bir kavme gönderildik" dediler. "Üzerlerine çamurdan (iyice sertleşip kaskatı kesilmiş) taşlar yağdırmak için. (Ki bu taşların her biri,) Rabbinin katında ölçüyü taşıranlar için (herkese ayrı ayrı) işaretlenmiştir." (Zariyat Suresi, 30-34)</text:p>
      <text:p text:style-name="P12"/>
      <text:h text:style-name="P3" text:outline-level="3">Elçilerin Hz. Lut'u Ziyaret Etmesi</text:h>
      <text:p text:style-name="P6">Elçilerimiz Lut'a geldiği zaman, onlardan dolayı kaygılandı, göğsünü bir sıkıntı bastı ve: "Bu, zorlu bir gün" dedi. (Hud Suresi, 77)</text:p>
      <text:p text:style-name="P6">Böylelikle elçiler Lut ailesine geldiklerinde, (Lut) Dedi ki: "Sizler gerçekten tanınmamış bir topluluksunuz." "Hayır" dediler. "Biz sana, onların hakkında kuşkuya kapıldıkları şeyle geldik. Sana gerçeği getirdik, biz şüphesiz doğru söyleyenleriz. Hemen aileni gecenin bir bölümünde yola çıkar, sen <text:soft-page-break/>de onların ardından git ve sizden hiç kimse arkasına bakmasın; emrolunduğunuz yere gidin." Ve onlara şu emri verdik: "Sabaha çıkarlarken onların arkası mutlaka kesilecektir." (Hicr Suresi, 61-66)</text:p>
      <text:p text:style-name="P12"/>
      <text:h text:style-name="P3" text:outline-level="3">Lut Halkının Azgınlığı</text:h>
      <text:p text:style-name="P6">Şehir halkı birbirlerine müjdeler vererek geldi. (Hicr Suresi, 67)</text:p>
      <text:p text:style-name="P6">Kavmi ona doğru koşarak geldi; onlar daha önceden kötülükler işlemekteydiler. "Ey kavmim" dedi. "İşte benim kızlarım, bunlar sizler için daha temizdir. Artık Allah'tan korkun ve beni misafirim önünde küçük düşürmeyin. İçinizde hiç aklı başında olan (reşid) bir adam yok mu?" (Hud Suresi, 78)</text:p>
      <text:p text:style-name="P6">(Lut onlara) "Bunlar benim konuğumdur, beni utandırıp-dillere düşürmeyin" dedi. "Allah'tan korkup-sakının ve beni küçük düşürmeyin." Dediler ki: "Biz seni 'herkes(in işin)e karışmaktan' alıkoymamış mıydık? "Dedi ki: "Eğer yapmak-istiyorsanız, işte bunlar, benim kızlarım." (Hicr Suresi, 68-71)</text:p>
      <text:p text:style-name="P6">Dediler ki: "Andolsun, senin kızlarında bizim haktan bir şeyimiz (ilgimiz ve arzumuz) olmadığını sen de bilmişsindir. Bizim ne istediğimizi gerçekte sen biliyorsun." (Hud Suresi, 79)</text:p>
      <text:p text:style-name="P12"/>
      <text:h text:style-name="P3" text:outline-level="3">Hz. Lut'un Kavminden Ayrılması</text:h>
      <text:p text:style-name="P6">Dedi ki: "Size yetecek gücüm olsaydı veya sağlam bir yere sığınabilseydim." (Elçiler) Dediler ki: "Ey Lut, biz Rabbinin elçileriyiz. Onlar sana kesin olarak ulaşamazlar. Gecenin bir parçasında ailenle birlikte yürü (yola çık). Sakın, hiçbiriniz dönüp arkasına bakmasın; fakat senin karın başka. Çünkü onlara isabet edecek olan, ona da isabet edecektir. Onlara va'dolunan (azab) sabah vaktidir. Sabah da yakın değil mi?" <text:s text:c="2"/>(Hud Suresi <text:s/>80,81)</text:p>
      <text:p text:style-name="P12"/>
      <text:h text:style-name="P3" text:outline-level="3">Lut Kavminin Helakı</text:h>
      <text:p text:style-name="P6">Böylece emrimiz geldiği zaman, üstünü altına çevirdik ve üzerlerine balçıktan pişirilmiş, istif edilmiş taşlar yağdırdık; Rabbinin katında 'belli bir biçime sokulmuş, damgalanmış' olarak. Bunlar zalimlerden uzak değildir. (Hud Suresi, 82-83)</text:p>
      <text:p text:style-name="P6">Bu arada, mü'minlerden orda kim varsa çıkardık. Ne var ki, orda Müslümanlardan olan bir evden başkasını bulmadık. Ve orada, acı bir azaptan korkanlar için bir ayet bıraktık. (Zariyat Suresi, 35-37)</text:p>
      <text:p text:style-name="P6">Hani biz onu ve ailesini topluca kurtarmıştık. Geride bırakılanlar arasında bir yaşlı kadın dışında. Sonra geride kalanları yerle bir ettik. (Saffat Suresi, 134-136)</text:p>
      <text:p text:style-name="P6">Ömrüne andolsun ki, onlar, sarhoşlukları içinde kör-sersemdiler. Derken, tan yerinin ağarma vaktine girdiklerinde onları (o korkunç ve dayanılmaz) çığlık yakalayıverdi. Anında (yurtlarının) üstünü altına çevirdik ve üzerlerine balçıktan pişirilmiş taş yağdırdık. Elbette bunda 'derin bir kavrayışa sahip olanlar' için gerçekten ayetler vardır. O (şehir de) gerçekten bir yol üstünde (hâlâ) durmaktadır. Elbette, bunda iman edenler için gerçekten ayetler vardır. (Hicr Suresi, 72-77)</text:p>
      <text:p text:style-name="P12"/>
      <text:h text:style-name="P29" text:outline-level="2"><text:soft-page-break/>HZ. İSMAİL KISSASI</text:h>
      <text:h text:style-name="P3" text:outline-level="3">Hz. İbrahim ve İsmail'in Kabe'yi İmar Etmeleri ve Duaları</text:h>
      <text:p text:style-name="P6">Hani Rabbi, İbrahim'i birtakım kelimelerle denemişti. O da (istenenleri) tam olarak yerine getirmişti. (O zaman Allah İbrahim'e): "Seni şüphesiz insanlara imam kılacağım" dedi. (İbrahim) "Ya soyumdan olanlar?" deyince (Allah:) "Zalimler benim ahdime erişemez" dedi. Hani Evi (Ka'be'yi) insanlar için bir toplanma ve güvenlik yeri kılmıştık. "İbrahim'in makamını namaz yeri edinin", İbrahim ve İsmail'e de, "Evimi, tavaf edenler, itikafa çekilenler ve rüku ve secde edenler için temizleyin" diye ahid verdik. Hani İbrahim: "Rabbim, bu şehri bir güvenlik yeri kıl ve halkından Allah'a ve ahiret gününe inananları ürünlerle rızıklandır" demişti de (Allah: "Sadece inananları değil) inkâr edeni de az bir süre yararlandırır, sonra onu ateşin azabına uğratırım; ne kötü bir dönüştür o" demişti. İbrahim, İsmail'le birlikte Evin (Ka'be'nin) sütunlarını yükselttiğinde (ikisi şöyle dua etmişti): "Rabbimiz bizden (bunu) kabul et. Şüphesiz, Sen işiten ve bilensin"; "Rabbimiz, ikimizi sana teslim olmuş (Müslümanlar) kıl ve soyumuzdan sana teslim olmuş (Müslüman) bir ümmet (ver). Bize ibadet yöntemlerini (yer veya ilkelerini) göster ve tevbemizi kabul et. Şüphesiz, Sen tevbeleri kabul eden ve esirgeyensin."</text:p>
      <text:p text:style-name="P6">"Rabbimiz, içlerinden onlara bir elçi gönder, onlara ayetlerini okusun, kitabı ve hikmeti öğretsin ve onları arındırsın. Şüphesiz, Sen güçlü ve üstün olansın, hüküm ve hikmet sahibisin." (Bakara Suresi, 124-129)</text:p>
      <text:p text:style-name="P6">Bunu İbrahim, oğullarına vasiyet etti, Yakup da: "Oğullarım, şüphesiz Allah sizlere bu dini seçti, siz de ancak Müslüman olarak can verin" (diye benzer bir vasiyette bulundu.) (Bakara Suresi, 132) </text:p>
      <text:p text:style-name="P12"/>
      <text:h text:style-name="P3" text:outline-level="3">Hz. İsmail'in İsmi Zikredilen Ayetler</text:h>
      <text:p text:style-name="P6">Kitap'ta İsmail'i de zikret. Çünkü o, va'dinde doğruydu ve gönderilmiş (Resul) bir Peygamberdi. Halkına, namazı ve zekatı emrediyordu ve o, Rabbi katında kendisinden razı olunan (bir insan)dı. (Meryem Suresi, 54-55)</text:p>
      <text:p text:style-name="P6">Zekeriya'yı, Yahya'yı, İsa'yı ve İlyas'ı da (hidayete eriştirdik.) Onların hepsi salihlerdendir. İsmail'i, Elyasa'yı, Yunus'u ve Lut'u da (hidayete eriştirdik). Onların hepsini alemlere üstün kıldık. <text:s/>(Enam Suresi, 85-86)</text:p>
      <text:p text:style-name="P12"/>
      <text:h text:style-name="P29" text:outline-level="2">HZ. YUSUF KISSASI</text:h>
      <text:p text:style-name="P6">Gerçekten Biz, akıl erdirirsiniz diye, onu Arapça bir Kuran olarak indirdik. Biz bu Kur'an'ı sana vahyetmemizle, en güzel kıssaları gerçek bir haber (kıssa) olarak sana aktarıyoruz, oysa sen, daha önce, bundan haberi olmayanlardandın. Hani Yusuf babasına: "Babacığım, gerçekten ben (rüyamda) onbir yıldız, güneşi ve ayı gördüm; bana secde etmektelerken gördüm" demişti. (Babası) Demişti ki: "Oğlum, rüyanı kardeşlerine anlatma, yoksa sana bir tuzak kurarlar. Çünkü şeytan, insan için apaçık bir düşmandır." "Böylece Rabbin seni seçkin kılacak, sözlerin yorumundan (kaynaklanan bir bilgiyi) sana öğretecek ve daha önce ataların İbrahim ve İshak'a (nimetini) tamamladığı gibi senin ve Yakub ailesinin üzerindeki nimetini tamamlayacaktır. Elbette Rabbin, bilendir, hüküm ve hikmet sahibidir." Andolsun, Yusuf ve kardeşlerinde soranlar için ayetler (ibretler) vardır. (Yusuf Suresi, 2-7)</text:p>
      <text:p text:style-name="P12"><text:soft-page-break/></text:p>
      <text:h text:style-name="P3" text:outline-level="3">Kardeşlerinin Hz. Yusuf'u Kıskanması</text:h>
      <text:p text:style-name="P6">Onlar şöyle demişti: "Yusuf ve kardeşi babamıza bizden daha sevgilidir; oysaki biz, birbirini pekiştiren bir topluluğuz. Gerçekte babamız, açıkça bir şaşkınlık içindedir." "Öldürün Yusuf'u veya onu bir yere atıp-bırakın ki babanızın yüzü yalnızca size (dönük) kalsın. Ondan sonra da salih bir topluluk olursunuz." İçlerinden bir sözcü dedi ki: "Eğer (mutlaka birşey) yapacaksanız, öldürmeyin Yusuf'u, onu kuyunun derinliklerine bırakıverin de bir yolcu kafilesi alsın." (Yusuf Suresi, 8-10)</text:p>
      <text:p text:style-name="P12"/>
      <text:h text:style-name="P3" text:outline-level="3">Hz. Yusuf'un Kardeşlerinin, Babalarına Yalan Söylemeleri</text:h>
      <text:p text:style-name="P6">(Bu karara vardıktan sonra) "Ey Babamız," dediler. "Sana ne oluyor, Yusuf'a karşı bize güvenmiyorsun? Oysa gerçekte biz, onun iyiliğini isteyenleriz." "Sen onu yarın bizimle gönder, gönlünce gezsin, oynasın. Elbette biz onu koruyup-gözetiriz." Dedi ki: "Sizin onu götürmeniz gerçekten beni üzer ve siz ondan habersiz iken onu kurdun yemesinden korkuyorum." Dediler ki: "Andolsun, biz, birbirini kollayan bir topluluk iken, kurt onu yerse, bu durumda şüphesiz kayba uğrayan (aciz) kimseler oluruz." Nitekim onu götürdükleri ve kuyunun derinliklerine atmaya topluca davrandıkları zaman, biz ona (şöyle) vahyettik: "Andolsun, sen onlara kendileri, farkında değilken bu yaptıklarını haber vereceksin." Akşam üstü babalarına ağlar vaziyette geldiler. Dediler ki: "Ey Babamız, gerçek şu ki, biz gittik, yarışıyorduk. Yusuf'u da yiyeceklerimizin (veya eşyamızın) yanında bırakmıştık. Fakat onu kurt yemiş. Ne var ki biz doğruyu söylesek bile sen bize inanacak değilsin." Ve üzerine yalandan kan (sürülmüş) olan gömleğini getirdiler. "Hayır" dedi. Nefsiniz, sizi yanıltıp (böyle) bir işe sürüklemiş. Bundan sonra (bana düşen) güzel bir sabırdır. Sizin bu düzüp-uydurduklarınıza karşı (kendisinden) yardım istenecek olan Allah'tır." (Yusuf Suresi, 11-18)</text:p>
      <text:p text:style-name="P12"/>
      <text:h text:style-name="P3" text:outline-level="3">Hz. Yusuf'un Yolcu Kafilesi Tarafından Bulunması</text:h>
      <text:p text:style-name="P6">Bir yolcu-kafilesi geldi, sucularını (kuyuya su almak için) gönderdiler. O da kovasını sarkıttı. "Hey müjde... Bu bir çocuk." dedi. Ve onu (kuyudan çıkarıp) 'ticaret konusu bir mal' olarak sakladılar. Oysa Allah, yapmakta olduklarını bilendi. Onu ucuz bir fiyata, sayısı belli (birkaç) dirheme sattılar. Onu pek önemsemediler. (Yusuf Suresi, 19-20)</text:p>
      <text:p text:style-name="P12"/>
      <text:h text:style-name="P3" text:outline-level="3">Hz. Yusuf'un Saraya Girmesi</text:h>
      <text:p text:style-name="P6">Onu satın alan bir Mısır'lı (aziz,) karısına: "Onun yerini üstün tut (ona güzel bak), umulur ki bize bir yararı dokunur ya da onu evlat ediniriz" dedi. Böylelikle Biz, Yusuf'u yeryüzünde (Mısır'da) yerleşik kıldık. Ona sözlerin yorumundan (olan bir bilgiyi) öğrettik. Allah, emrinde galib olandır, ancak insanların çoğu bilmezler. Erginlik çağına erişince, kendisine hüküm ve ilim verdik. İşte Biz, iyilik yapanları böyle ödüllendiririz. (Yusuf Suresi, 21-22)</text:p>
      <text:p text:style-name="P12"/>
      <text:h text:style-name="P3" text:outline-level="3"><text:soft-page-break/>Hz. Yusuf ve Melik'in Karısı</text:h>
      <text:p text:style-name="P6">Evinde kalmakta olduğu kadın, ondan murad almak istedi ve kapıları sımsıkı kapatarak: "İsteklerim senin içindir, gelsene" dedi. (Yusuf) Dedi ki: "Allah'a sığınırım. Çünkü o benim efendimdir, yerimi güzel tutmuştur. Gerçek şu ki, zalimler kurtuluşa ermez." Andolsun kadın onu arzulamıştı, -eğer Rabbinin (zinayı yasaklayan) kesin kanıt (burhan)ını görmeseydi- o da (Yusuf da) onu arzulamıştı. Böylelikle biz ondan kötülüğü ve fuhşu geri çevirmek için (ona delil gönderdik). Çünkü o, muhlis kullarımızdandı. Kapıya doğru ikisi de koştular. Kadın onun gömleğini arkadan çekip yırttı. (Tam) Kapının yanında kadının efendisiyle karşılaştılar. Kadın dedi ki: "Ailene kötülük isteyenin, zindana atılmaktan veya acı bir azabtan başka cezası ne olabilir?" (Yusuf) Dedi ki: "Onun kendisi benden murad almak istedi." Kadının yakınlarından bir şahid şahitlik etti: "Eğer onun gömleği ön taraftan yırtılmışsa bu durumda kadın doğruyu söylemiştir, kendisi ise yalan söyleyenlerdendir. Yok eğer onun gömleği arkadan çekilip-yırtılmışsa, bu durumda kadın yalan söylemiştir ve kendisi doğruyu söyleyenlerdendir." Onun gömleğinin arkadan çekilip-yırtıldığını gördüğü zaman (kocası): "Doğrusu, bu sizin düzeninizden (biri)dir. Gerçekten sizin düzeniniz büyüktür" dedi. "Yusuf, sen bundan yüz çevir. Sen de (kadın) günahın dolayısıyla bağışlanma dile. Doğrusu sen günahkârlardan oldun." (Yusuf Suresi, 23-29)</text:p>
      <text:p text:style-name="P12"/>
      <text:h text:style-name="P3" text:outline-level="3">Hz. Yusuf ve Şehirdeki Kadınlar</text:h>
      <text:p text:style-name="P6">Şehirde (birtakım) kadınlar: "Aziz (Vezir)'in karısı kendi uşağının nefsinden murad almak istiyormuş. Öyle ki sevgi onun bağrına sinmiş. Biz doğrusu onu açıkça bir sapıklık içinde görüyoruz." dedi. (Kadın) Onların düzenlerini işitince, onlara (bir davetçi) yolladı, oturup dayanacakları yerler hazırladı ve her birinin eline (önlerindeki meyveleri soymaları için) bıçak verdi. (Yusuf'a da:) "Çık, onlara (görün)" dedi. Böylece onlar onu (olağanüstü güzellikte) görünce (insanüstü bir varlıkmış gibi gözlerinde) büyüttüler, (şaşkınlıklarından) ellerini kestiler ve: "Allah'ı tenzih ederiz; bu bir beşer değildir. Bu, ancak üstün bir melektir" dediler. Kadın dedi ki: "Beni kendisiyle kınadığınız işte budur. Andolsun onun nefsinden ben murad istedim, o ise (kendini) korudu. Ve andolsun, eğer o kendisine emrettiğimi yapmayacak olursa, mutlaka zindana atılacak ve elbette küçük düşürülenlerden olacak." (Yusuf Suresi, 30-32)</text:p>
      <text:p text:style-name="P12"/>
      <text:h text:style-name="P3" text:outline-level="3">Hz. Yusuf'un İffeti</text:h>
      <text:p text:style-name="P6">(Yusuf) Dedi ki: "Rabbim, zindan, bunların beni kendisine çağırdıkları şeyden bana daha sevimlidir. Kurdukları düzeni benden uzaklaştırmazsan, onlara (korkarım) eğilim gösterir, (böylece) cahillerden olurum." Böylece Rabbi, duasını kabul etti ve onların hileli düzenlerini kendisinden uzaklaştırdı. Çünkü O, işitendir, bilendir. (Yusuf Suresi, 33-34)</text:p>
      <text:p text:style-name="P12"/>
      <text:h text:style-name="P3" text:outline-level="3">Hz. Yusuf'un Zindana Atılması</text:h>
      <text:p text:style-name="P6">Sonra onlarda (Yusuf'un iffetine ilişkin) delilleri görmelerinin ardından, mutlaka onu belli bir vakte kadar zindana atmak (görüşü)ağır bastı. Onunla birlikte iki genç de zindana girmişti. Biri: "Ben (rüyamda) kendimi şarap sıkıyorken gördüm." dedi. Öbürü: "Ben de kendimi başımın üstünde ekmek taşıyorken gördüm; kuş da ondan yemekteydi" dedi. "Bunun yorumundan bize haber ver. Doğrusu biz seni, iyilik yapanlardan görmekteyiz." Dedi ki: "Size rızıklanacağınız bir yemek gelecek olsa, ben mutlaka size daha <text:soft-page-break/>gelmeden önce onun ne olduğunu haber veririm. Bu, rabbimin bana öğrettiklerindendir. Doğrusu ben, Allah'a iman etmeyen, ahireti de tanımayanların ta kendileri olan bir topluluğun dinini terk ettim." "Atalarım İbrahim'in, İshak'ın ve Yakub'un dinine uydum. Allah'a hiçbirşeyle şirk koşmamız bizim için olacak şey değil. Bu, bize ve insanlara Allah'ın lütuf ve ihsanındandır, ancak insanların çoğu şükretmezler." <text:s/>"Ey zindan arkadaşlarım, birbirinden ayrı (bir sürü) Rabler mi daha hayırlıdır, yoksa kahhar (kahredici) olan bir tek Allah mı?" "Sizin Allah'tan başka taptıklarınız, Allah'ın kendileri hakkında hiçbir delil indirmediği, sizin ve atalarınızın ad olarak adlandırdıklarınızdan başkası değildir. Hüküm, yalnızca Allah'ındır. O, kendisinden başkasına kulluk etmemenizi emretmiştir. Dosdoğru olan din işte budur, ancak insanların çoğu bilmezler." "Ey zindan arkadaşlarım, ikinizden biri efendisine şarap içirecek, diğeri ise asılacak, kuş onun başından yiyecek. işte hakkında fetva istemekte olduğunuz iş (artık) olup bitmiştir." ikisinden kurtulacağını sandığı kişiye dedi ki: "Efendinin katında beni hatırla." Fakat şeytan, efendisine hatırlatmayı ona unutturdu, böylece daha nice yıllar (Yusuf) zindanda kaldı. Hükümdar:" Ben (rüyamda) yedi besili inek görüyorum, onları yedi zayıf inek yiyor; bir de yedi yeşil başak ve diğerleri ise kupkuru. Ey önde gelen (kahin-bilginler,) eğer rüya yorumluyorsanız benim bu rüyamı çözüverin" dedi. Dediler ki: "(Bunlar) Karmakarışık düşlerdir. Biz böyle düşlerin yorumunu bilenler değiliz." (Yusuf Suresi, 35-44)</text:p>
      <text:p text:style-name="P12"/>
      <text:h text:style-name="P3" text:outline-level="3">Hz. Yusuf'un Rüya Tabiri</text:h>
      <text:p text:style-name="P6">O iki kişiden kurtulmuş olanı, nice zaman sonra hatırladı ve: "Ben bunun yorumunu size haber veririm, hemen beni (zindana) gönderin" dedi. (Zindana gidip:) "Yusuf, ey doğru (sözlü insan).. Yedi besili ineği yedi zayıf (ineğin) yediği ve yedi yeşil başakla diğerleri kuru olan (rüya) konusunda bize fetva ver. Umarım ki insanlara da (senin söylediklerinle) dönerim, belki onlar (bunun anlamını) öğrenmiş olurlar." Dedi ki: "Siz yedi yıl, önceleri (ektiğiniz) gibi ekin ekin, yediğinizin az bir kısmı dışında (kalanını) biçtiklerinizi başağında bırakın." Sonra bunun arkasından (kuraklığı) zorlu yedi yıl gelecektir, sakladığınız az bir miktar dışında, daha önce biriktirdiğinizi yiyip bitirecektir." Sonra bunun arkasından bir yıl gelecektir ki, insanlar onda bol bol yağmura kavuşturulacak ve onda sıkıp-sağacaklar." (Yusuf Suresi, 45-49)</text:p>
      <text:p text:style-name="P12"/>
      <text:h text:style-name="P3" text:outline-level="3">Hz. Yusuf'un Zindandan Çıkarılması</text:h>
      <text:p text:style-name="P6">Hükümdar dedi ki: "Onu bana getirin." Ona elçi geldiğinde (Yusuf:) "Efendine (Rabbine) dön de ona sor: "Ellerini kesen o kadınların durumu neydi? Doğrusu benim Rabbim, onların hileli düzenlerini gerçekten bilendir." (Hükümdar topladığı o kadınlara:) "Yusuf'un nefsinden murad almak istediğinizde sizin durumunuz neydi?" dedi. Onlar: "Allah için, haşa" dediler. "Biz ondan hiçbir kötülük görmedik." Aziz (Vezir)in de karısı dedi ki: "İşte şu anda gerçek orta yere çıktı; onun nefsinden ben murad almak istemiştim. O ise gerçekten doğruyu söylenlerdendir." <text:s/>(Yusuf Suresi, 50-51)</text:p>
      <text:p text:style-name="P12"/>
      <text:h text:style-name="P3" text:outline-level="3">Hz. Yusuf'un İhlası</text:h>
      <text:p text:style-name="P6">(Yusuf aracıya şunu söyledi:) "Bu, (itiraf Vezirin) yokluğunda gerçekten kendisine ihanet etmediğimi ve gerçekten Allah'ın ihanet edenlerin hileli-düzenlerini başarıya ulaştırmadığını kendisinin de bilip öğrenmesi içindi." "(Yine de) Ben nefsimi temize çıkaramam. Çünkü gerçekten nefis, -Rabbimin <text:soft-page-break/>kendisini esirgediği dışında- var gücüyle kötülüğü emredendir. Şüphesiz, benim Rabbim, bağışlayandır, esirgeyendir." <text:s/>(Yusuf Suresi, 52-53)</text:p>
      <text:p text:style-name="P12"/>
      <text:h text:style-name="P3" text:outline-level="3">Hz. Yusuf'un Mısır Hazinelerin Başına Geçmesi</text:h>
      <text:p text:style-name="P6">Hükümdar dedi ki: "Onu bana getirin, onu kendime bağlı kılayım." Onunla konuştuğunda da (şöyle) dedi: "Sen bugün bizim yanımızda (artık) önemli bir yer sahibisin, güvenilir (bir danışman-yönetici)sin." (Yusuf) Dedi ki: "Beni (bu) yerin (ülkenin) hazineleri üzerinde (bir yönetici) kıl. Çünkü ben, (bunları iyi) bir koruyucuyum, (yönetim işlerini de) bilenim." İşte böylece biz yeryüzünde Yusuf'a güç ve imkan (iktidar) verdik. Öyle ki, orada (Mısır'da) dilediği yerde konakladı. Biz kime dilersek rahmetimizi nasib ederiz ve iyilik yapanların ecrini kayba uğratmayız. Ahiretin karşılığı ise, iman edenler ve takvada bulunanlar için daha hayırlıdır. (Yusuf Suresi, 54-57)</text:p>
      <text:p text:style-name="P12"/>
      <text:h text:style-name="P3" text:outline-level="3">Hz. Yusuf'un Kardeşini Getirtmesi</text:h>
      <text:p text:style-name="P6">(Kuraklık başlayınca) Yusuf'un kardeşleri gelip yanına girdiler, onu tanımadıkları halde kendisi onları hemen tanıdı. Onların erzak yüklerini hazırlayınca dedi ki: "Bana babanızdan olan kardeşinizi getirin. Görmüyor musunuz, ben ölçüyü tam tutarım ve ben konukseverlerin en hayırlısıyım." "Eğer onu bana getirmeyecek olursanız, artık benim katımda sizin için bir ölçek (erzak) yoktur ve bana da yaklaşmayın." Dediler ki: "Onu babasından istemeye çalışacağız ve herhalde biz bunu yapabileceğiz." Yardımcılarına dedi ki: "Sermayelerini (erzak bedellerini) yüklerinin içine koyun. ihtimal ki ailelerine döndüklerinde bunun farkına varırlar da belki geri dönerler." Böylelikle babalarına döndükleri zaman, dediler ki: "Ey babamız, ölçek bizden engellendi. Bu durumda kardeşimizi bizimle gönder de erzağı alalım. Onu mutlaka koruyacağız." <text:s/>(Yusuf Suresi, 58-63)</text:p>
      <text:p text:style-name="P13"/>
      <text:h text:style-name="P3" text:outline-level="3">Hz. Yakub'un, Hz. Yusuf'un Kardeşini Göndermek İstememesi </text:h>
      <text:p text:style-name="P6">Dedi ki: "Daha önce kardeşi konusunda size güvendiğimden başka (bir şekilde) onun hakkında size güvenir miyim? Allah en hayırlı koruyucudur ve O, esirgeyenlerin esirgeyicisidir." Erzak yüklerini açıp da sermayelerinin kendilerine geri verilmiş olduğunu gördüklerinde, dediler ki: "Ey Babamız, daha neyi arıyoruz, işte sermayemiz bize geri verilmiş; (bununla yine) ailemize erzak getiririz, kardeşimizi koruruz ve bir deve yükünü de ilave ederiz. Bu (aldığımız) az bir ölçektir." "Bana etrafınızın çepeçevre kuşatılması dışında, onu ne olursa olsun mutlaka bana getireceğinize dair Allah adına kesin bir söz verinceye kadar, onu sizinle asla gönderemem." dedi. Böylelikle ona kesin bir söz verince dedi ki: "Allah, söylediklerimize vekildir." (Yusuf Suresi, 64-66)</text:p>
      <text:p text:style-name="P12"/>
      <text:h text:style-name="P3" text:outline-level="3">Hz. Yusuf'un Kardeşini Alıkoyması </text:h>
      <text:p text:style-name="P6">Ve dedi ki: "Ey çocuklarım, tek bir kapıdan girmeyin, ayrı ayrı kapılardan girin. Ben size Allah'tan hiçbir şeyi sağlayamam (gideremem). Hüküm yalnızca Allah'ındır. Ben O'na tevekkül ettim. Tevekkül edenler de yalnızca O'na tevekkül etmelidirler." Babalarının kendilerine emrettiği yerden (Mısır'a) girdiklerinde, (bu,) -Yakub'un nefsindeki dileği açığa çıkarması dışında- onlara Allah'tan gelecek olan hiçbir şeyi <text:soft-page-break/>(gidermeyi) sağlamadı. Gerçekten o, kendisine öğrettiğimiz için bir ilim sahibiydi. Ancak insanların çoğu bilmezler. Yusuf'un yanına girdikleri zaman, o, kardeşini bağrına bastı; "Ben" dedi. "Senin gerçekten kardeşinim. Artık onların yaptıklarına üzülme." Erzak yüklerini kendilerine hazırlayınca da, su kabını kardeşinin yükü içine bıraktı, sonra bir münadi (şöyle) seslendi: "Ey kafile, sizler gerçekten hırsızsınız." Onlara doğru yönelerek: "Neyi kaybettiniz?" dediler. Dediler ki: "Hükümdarın su tasını kaybettik, kim onu (bulup) getirirse, (ona armağan olarak) bir deve yükü vardır. Ben de buna kefilim." "Allah adına, hayret" dediler. "Siz de bilmişsiniz ki, biz (bu) yere bozgunculuk çıkarmak amacıyla gelmedik ve biz hırsız değiliz." "Öyleyse" dediler. "Eğer yalan söylüyorsanız (bunun) cezası nedir?" Dediler ki: "Bunun cezası, (su tası) yükünde bulunanın kendisidir. İşte biz zulmedenleri böyle cezalandırırız." (Yusuf Suresi, <text:s/>67-75)</text:p>
      <text:p text:style-name="P6">Böylece (Yusuf) kardeşinin kabından önce onların kablarını (yoklamaya) başladı, sonra onu kardeşinin kabından çıkardı. İşte biz Yusuf için böyle bir plan düzenledik. (Yoksa) Hükümdarın dininde (yürürlükteki kanuna göre) kardeşini (yanında) alıkoyamazdı. Ancak Allah'ın dilemesi başka. Biz dilediğimizi derecelerle yükseltiriz. Ve her bilgi sahibinin üstünde daha iyi bir bilen vardır. Dediler ki: "şayet çalmış bulunuyorsa, bundan önce onun kardeşi de çalmıştı." Yusuf bunu kendi içinde saklı tuttu ve bunu onlara açıklamadı (ve içinden): "Siz daha kötü bir konumdasınız" dedi. "Sizin düzmekte olduklarınızı Allah daha iyi bilir." Dediler ki: "Ey Vezir, gerçek şu ki, bunun yaşlı (ve) büyük bir babası var; onun yerine bizden birisini alıkoy. Doğrusu biz, seni iyilik yapanlardan görmekteyiz." Dedi ki: "Eşyamızı kendisinde bulduğumuzun dışında, birisini alıkoymamızdan Allah'a sığınırız. Yoksa bu durumda kuşkusuz biz zalim oluruz." Ondan umutlarını kestikleri zaman, (durumu) kendi aralarında görüşmek üzere bir yana çekildiler. Onların büyükleri dedi ki: "Babanızın size karşı Allah adına kesin bir söz aldığını ve daha önce Yusuf konusunda yaptığımız aşırılığı (işlediğimiz suçu) bilmiyor musunuz? Artık (bundan böyle) ben, ya babam bana izin verinceye veya <text:s text:c="4"/>Allah bana ilişkin hüküm verinceye kadar (bu) yerden kesin olarak ayrılamam. O, hüküm verenlerin en hayırlısıdır." "Dönün babanıza ve deyin ki: 'Ey babamız, senin oğlun gerçekten hırsızlık etti. Biz, bildiğimizden başkasına şahitlik etmedik. Biz gaybın kollayıcıları değiliz." İçinde (yaşamakta) olduğumuz şehre sor, hem kendisinde geldiğimiz kervana da. Biz gerçekten doğruyu söyleyenleriz." (Yusuf Suresi, 76-82)</text:p>
      <text:p text:style-name="P12"/>
      <text:h text:style-name="P3" text:outline-level="3">Hz. Yakup'un Hz Yusuf'a Olan Sevgisi</text:h>
      <text:p text:style-name="P6">(Şehre dönüp durumu babalarına aktarınca o:) "Hayır" dedi. "Nefsiniz sizi yanıltıp (böyle) bir işe sürüklemiş. Bundan sonra (bana düşen) güzel bir sabırdır. Umulur ki Allah (pek yakın bir gelecekte) onların tümünü bana getirir. Çünkü O, bilenin, hüküm ve hikmet sahibi olanın kendisidir." Ve onlardan yüz(ünü) çevirdi ve: "Ey Yusuf'a karşı (artan dayanılmaz) kahrım" dedi ve gözleri üzüntüsünden (ağardıkça) ağardı. Ki yutkundukça yutkunuyordu." "Allah adına, hayret" dediler. "Hâlâ Yusuf'u anıp durmaktasın. Sonunda (ya kahrından) hastalanacaksın ya da helake uğrayanlardan olacaksın." Dedi ki: "Ben, dayanılmaz kahrımı ve üzüntümü yalnızca Allah'a şikayet ediyorum. Ben Allah'tan (bir bilgi olarak) sizin bilmediğinizi de biliyorum." "Oğullarım, gidin de Yusuf ile kardeşinden (duyarlı bir araştırmayla) bir haber getirin ve Allah'ın rahmetinden umut kesmeyin. Çünkü kâfirler topluluğundan başkası Allah'ın rahmetinden umut kesmez." Böylece onun (Yusuf'un) huzuruna girdikleri zaman, dediler ki: "Ey Vezir, bize ve ailemize şiddetli bir darlık dokundu; önemi olmayan bir sermaye ile geldik. Bize artık (yine) ölçeği tam olarak ver ve bize ilave bir bağışta bulun. Şüphesiz Allah, tasaddukta bulunanlara karşılığını verir." (Yusuf) Dedi ki: "Sizler, cahiller iken Yusuf'a ve kardeşine neler yaptığınızı biliyor musunuz?" "Sen gerçekten Yusuf musun, sensin öyle mi?" dediler. "Ben Yusuf'um" dedi. "Ve bu da kardeşimdir. Doğrusu <text:soft-page-break/>Allah bize lütufda bulundu. Gerçek şu ki, kim sakınır ve sabrederse, şüphesiz Allah, iyilikte bulunanların karşılığını boşa çıkarmaz." Dediler ki: "Allah adına, hayret, Allah seni gerçekten bize karşı tercih edip-seçmiştir ve biz de gerçekten hataya düşenler idik." Dedi ki: "Bugün size karşı sorgulama, kınama yoktur. Sizi Allah bağışlasın. O, merhametlilerin (en) merhametlisidir." (Yusuf Suresi, 83-92)</text:p>
      <text:p text:style-name="P12"/>
      <text:h text:style-name="P3" text:outline-level="3">Hz. Yusuf'un Mucizesi</text:h>
      <text:p text:style-name="P6">"Bu gömleğimle gidin de, babamın yüzüne sürün. Gözü (yine) görür hale gelir. Bütün ailenizi de bana getirin." Kafile (Mısır'dan) ayrılmaya başladığı zaman, babaları dedi ki: "Eğer beni bunamış saymıyorsanız, inanın Yusuf'un kokusunu (burnumda tüter) buluyorum." "Allah adına, hayret" dediler. "Sen hâlâ geçmişteki yanlışlığındasın." Müjdeci gelip de onu (gömleği) onun yüzüne sürdüğü zaman, gözü görür olarak (sağlığına) dönüverdi. (Yakub) Dedi ki: "Ben, size bilmediğinizi Allah'tan gerçekten biliyorum demedim mi?" (Yusuf Suresi, 93-96)</text:p>
      <text:p text:style-name="P12"/>
      <text:h text:style-name="P3" text:outline-level="3">Hz. Yusuf'un Mağfiret Dilemesi</text:h>
      <text:p text:style-name="P6">(Çocukları da:) "Ey babamız, bizim için günahlarımızın bağışlanmasını dile. Biz gerçekten hataya düşenler idik" dediler. "İleride sizin için Rabbimden bağışlanma dilerim. Çünkü O, bağışlayandır, esirgeyendir" dedi. (Yusuf Suresi, 97-98)</text:p>
      <text:p text:style-name="P12"/>
      <text:h text:style-name="P3" text:outline-level="3">Hz. Yakup'un ve Oğullarının Mısır'a Gelmesi</text:h>
      <text:p text:style-name="P6">Böylece onlar (gelip) Yusuf'un yanına girdikleri zaman, anne ve babasını bağrına bastı ve dedi ki: "Allah'ın dilemesiyle Mısır'a güvenlik içinde giriniz." Babasını ve annesini tahta çıkarıp oturttu; onun için secdeye kapandılar. Dedi ki: "Ey Babam, bu, daha önceki rüyamın yorumudur. Doğrusu Rabbim onu gerçek kıldı. Bana iyilik etti, çünkü beni zindandan çıkardı. Şeytan benimle kardeşlerimin arasını açtıktan sonra, (O,) çölden sizi getirdi. Şüphesiz benim Rabbim, dilediğini pek ince düzenleyip tedbir edendi. Gerçekten bilen, hüküm ve hikmet sahibi O'dur." "Rabbim, Sen bana mülkten (bir pay ve onu yönetme imkanını) verdin, sözlerin yorumundan (bir bilgi) öğrettin. Göklerin ve yerin yaratıcısı, dünyada ve ahirette benim velim Sensin. Müslüman olarak benim hayatıma son ver ve beni salihlerin arasına kat." (Yusuf Suresi, 99-101)</text:p>
      <text:p text:style-name="P12"/>
      <text:h text:style-name="P29" text:outline-level="2">HZ. ŞUAYB KISSASI</text:h>
      <text:h text:style-name="P3" text:outline-level="3">Hz. Şuayb'ın Medyen Şehrine Peygamber Olarak Gönderilmesi</text:h>
      <text:p text:style-name="P6">Medyen (toplumuna da) kardeşleri Şuayb'ı (gönderdik. Şuayb onlara:) Dedi ki: "Ey kavmim, Allah'a kulluk edin, sizin O'ndan başka ilahınız yoktur. Size Rabbinizden apaçık bir belge (mucize) gelmiştir. Ölçüyü ve tartıyı tam tutun, insanların (hakları olan mallarını) eşyasını değerinden düşürüp-eksiltmeyin ve düzene (ıslaha) konulmasından sonra yeryüzünde bozgunculuk (fesad) çıkarmayın. Bu sizin için daha hayırlıdır, eğer inanıyorsanız." (Araf Suresi, 85)</text:p>
      <text:p text:style-name="P6"><text:soft-page-break/>Medyen'e de kardeşleri Şuayb'ı (gönderdik) Böylece dedi ki: "Ey kavmim, Allah'a kulluk edin ve ahiret gününü umud edin ve yeryüzünde bozguncular olarak karışıklık çıkarmayın." (Ankebut Suresi, 36)</text:p>
      <text:p text:style-name="P6">Medyen (halkına da) kardeşleri Şuayb'ı (gönderdik). Dedi ki: "Ey kavmim, Allah'a ibadet edin, O'ndan başka ilahınız yoktur. Ölçüyü ve tartıyı eksik tutmayın; gerçekten sizi bir 'bolluk ve refah (hayır)' içinde görüyorum. Doğrusu sizi çepeçevre kuşatacak olan bir günün azabından korkuyorum." (Hud Suresi, 84)</text:p>
      <text:p text:style-name="P12"/>
      <text:h text:style-name="P3" text:outline-level="3">Hz. Şuayb'ın Kavmini Tevhide Çağırması</text:h>
      <text:p text:style-name="P6">Medyen (toplumuna da) kardeşleri Şuayb'ı (gönderdik. Şuayb onlara:) Dedi ki: "Ey kavmim, Allah'a kulluk edin, sizin O'ndan başka ilahınız yoktur. Size Rabbinizden apaçık bir belge (mucize) gelmiştir. Ölçüyü ve tartıyı tam tutun, insanların (hakları olan mallarını) eşyasını değerinden düşürüp-eksiltmeyin ve düzene (ıslaha) konulmasından sonra yeryüzünde bozgunculuk (fesad) çıkarmayın. Bu sizin için daha hayırlıdır, eğer inanıyorsanız. O'na iman edenleri tehdit ederek, Allah'ın yolundan alıkoymak için ve onda çarpıklık arayarak (böyle) her yolun (başını) kesip-oturmayın. Hatırlayın ki siz azınlıkta (ve güçsüz) iken O, sizi çoğalttı. Bozgunculuk çıkaranların nasıl bir sona uğradıklarına bir bakın." (Araf Suresi, 85-86)</text:p>
      <text:p text:style-name="P12"/>
      <text:h text:style-name="P3" text:outline-level="3">Hz. Şuayb'ın Bozulmuş Ticari Ahlakı Düzeltme Çabaları</text:h>
      <text:p text:style-name="P6">Medyen (toplumuna da) kardeşleri Şuayb'ı (gönderdik. Şuayb onlara:) Dedi ki: "Ey kavmim, Allah'a kulluk edin, sizin O'ndan başka ilahınız yoktur. Size Rabbinizden apaçık bir belge (mucize) gelmiştir. Ölçüyü ve tartıyı tam tutun, insanların (hakları olan mallarını) eşyasını değerinden düşürüp-eksiltmeyin ve düzene (ıslaha) konulmasından sonra yeryüzünde bozgunculuk (fesad) çıkarmayın. Bu sizin için daha hayırlıdır, eğer inanıyorsanız." (Araf Suresi, 85)</text:p>
      <text:p text:style-name="P6">Medyen (halkına da) kardeşleri Şuayb'ı (gönderdik). Dedi ki: "Ey kavmim, Allah'a ibadet edin, O'ndan başka ilahınız yoktur. Ölçüyü ve tartıyı eksik tutmayın; gerçekten sizi bir 'bolluk ve refah (hayır)' içinde görüyorum. Doğrusu sizi çepeçevre kuşatacak olan bir günün azabından korkuyorum. Ey kavmim, ölçüyü ve tartıyı -adaleti gözeterek- tam tutun ve insanların eşyasını değerden düşürüp- eksiltmeyin ve yeryüzünde bozguncular olarak karışıklık çıkarmayın. Eğer mü'minseniz, Allah'ın bıraktığı (helal işlerden olan kazanç) sizin için daha hayırlıdır. Ben, sizin üzerinizde bir gözetleyici değilim." (Hud Suresi, <text:s/>84-86)</text:p>
      <text:p text:style-name="P12"/>
      <text:h text:style-name="P3" text:outline-level="3">Medyen Halkının Hz. Şuayb'ı Alaya Alması</text:h>
      <text:p text:style-name="P6">Dediler ki: "Ey Şuayb, atalarımızın taptığı şeyleri bırakmamızı ya da mallarımız konusunda dilediğimiz gibi davranmaktan vazgeçmemizi senin namazın mı emrediyor? Çünkü sen, gerçekte yumuşak huylu, aklı başında (reşid bir adam)sın." (Hud Suresi, 87)</text:p>
      <text:p text:style-name="P12"/>
      <text:h text:style-name="P3" text:outline-level="3">Hz. Şuayb'ın Tebliğe Devam Etmesi</text:h>
      <text:p text:style-name="P6">Dedi ki: "Ey kavmim görüşünüz nedir söyler misiniz? Ya ben Rabbimden apaçık bir belge üzerinde isem ve O da beni kendisinden güzel bir rızık ile rızıklandırmışsa? Ben, size yasakladığım şeylere (kendim sahiplenmek suretiyle) size aykırı düşmek istemiyorum. Benim istediğim, gücüm oranında yalnızca ıslah <text:soft-page-break/>etmektir. Benim başarım ancak Allah iledir; O'na tevekkül ettim ve O'na içten yönelip-dönerim. Ey kavmim, bana karşı gelişiniz, sakın Nuh kavminin ya da Hud kavminin veya Salih kavminin başlarına gelenlerin bir benzerini size de isabet ettirmesin. Üstelik Lut kavmi size pek uzak değil. Rabbinizden bağışlanma dileyin, sonra O'na tevbe edin. Gerçekten benim Rabbim, esirgeyendir, sevendir." (Hud Suresi, 88-90)</text:p>
      <text:p text:style-name="P12"/>
      <text:h text:style-name="P3" text:outline-level="3">Medyen Halkının Hz. Şuayb'ı Tehdit Etmesi</text:h>
      <text:p text:style-name="P6">Kavminin önde gelenlerinden büyüklük taslayanlar (müstekbirler) dediler ki: "Ey Şuayb, seni ve seninle birlikte iman edenleri ya ülkemizden sürüp-çıkaracağız veya mutlaka bizim dinimize geri döneceksiniz." (Şuayb:) "Biz istemesek de mi?" dedi. "Allah bizi ondan kurtardıktan sonra, bizim tekrar sizin dininize dönmemiz Allah'a karşı yalan yere iftira düzmemiz olur. Rabbimiz olan Allah'ın dilemesi dışında, ona geri dönmemiz bizim için olacak iş değildir. Rabbimiz, ilim bakımından herşeyi kuşatmıştır. Biz Allah'a tevekkül ettik. 'Rabbimiz, bizimle kavmimiz arasında 'Sen hak ile hüküm ver,' Sen 'hüküm verenlerin' en hayırlısısın." Kavminin önde gelenlerinden inkâr edenler, dediler ki: "Andolsun, Şuayb'a uyacak olursanız, kuşkusuz kayba uğrayanlardan olursunuz." (Araf Suresi, 88-90)</text:p>
      <text:p text:style-name="P6">"Ey Şuayb" dediler. "Senin söylediklerinin çoğunu biz 'kavrayıp anlamıyoruz'. Doğrusu biz seni içimizde zayıf biri görüyoruz. Eğer yakın-çevren olmasaydı, gerçekten seni taşa tutar-öldürürdük. Sen bize karşı güçlü ve üstün değilsin." <text:s text:c="2"/>(Hud Suresi, 91)</text:p>
      <text:p text:style-name="P6">Kavminin önde gelenlerinden inkâr edenler, dediler ki: "Andolsun, Şuayb'a uyacak olursanız, kuşkusuz kayba uğrayanlardan olursunuz." (Araf Suresi, 90)</text:p>
      <text:p text:style-name="P6">Dedi ki: "Ey kavmim, sizce benim yakın-çevrem, Allah'tan daha mı üstündür ki, O'nu arkanızda-unutuluvermiş (önemsiz) bir şey edindiniz. Şüphesiz benim Rabbim, yapmakta olduklarınızı sarıp-kuşatandır. Ey kavmim, bütün yapabileceğinizi yapın; şüphesiz, ben de yapacağım. Kime aşağılatıcı azab gelecek ve yalancı kimdir, yakında bileceksiniz. Siz gözetleyip durun, ben de sizinle birlikte gözetleyeceğim." <text:s/>(Hud Suresi, 92-93)</text:p>
      <text:p text:style-name="P12"/>
      <text:h text:style-name="P3" text:outline-level="3">Medyen Halkının Helak Edilmesi</text:h>
      <text:p text:style-name="P6">Emrimiz geldiği zaman, tarafımızdan bir rahmetle Şuayb'ı ve O'nunla birlikte iman edenleri kurtardık; o zulmedenleri dayanılmaz bir ses sarıverdi de kendi yurtlarında dizüstü çökmüş olarak sabahladılar. (Hud Suresi, 94)</text:p>
      <text:p text:style-name="P6">Medyen'e de kardeşleri Şuayb'ı (gönderdik) Böylece dedi ki: "Ey kavmim, Allah'a kulluk edin ve ahiret gününü umud edin ve yeryüzünde bozguncular olarak karışıklık çıkarmayın."Ancak onu yalanladılar; bunun üzerine onları amansız bir sarsıntı yakalayıverdi, böylelikle kendi yurtlarında diz üstü çökmüş olarak sabahladılar. (Ankebut Suresi, 36-37)</text:p>
      <text:p text:style-name="P6">Sanki orada hiç refah içinde yaşamamışlar gibi. Haberiniz olsun; Semud (halkına) nasıl bir uzaklık verildiyse Medyen (halkına da Allah'ın rahmetinden öyle) bir uzaklık (verildi). (Hud Suresi, 95)</text:p>
      <text:p text:style-name="P6">Şuayb'ı yalanlayanlar, sanki orada 'hiç refah içinde yaşamamışlar' gibi oldular: Şuayb'ı yalanlayanlar, asıl büyük hüsrana uğradılar. O da onlardan yüz çevirdi ve (şöyle) dedi: "Ey kavmim andolsun, size Rabbimin <text:soft-page-break/>risaletini tebliğ ettim ve size öğüt verdim. Şimdi ben, inkâra sapan bir topluluğa nasıl üzülebilirim?" (Araf Suresi, 92-93)</text:p>
      <text:p text:style-name="P12"/>
      <text:h text:style-name="P3" text:outline-level="3">Hz. Şuayb'ın Eyke Şehrine de Peygamber Olarak Gönderilmesi</text:h>
      <text:p text:style-name="P6">Hani onlara Şuayb: "Sakınmaz mısınız?" demişti. "Gerçek şu ki, ben size gönderilmiş güvenilir bir elçiyim. Artık Allah'tan korkup-sakının ve bana itaat edin. Buna karşılık ben sizden bir ücret istemiyorum; ücretim yalnızca alemlerin Rabbine aittir." (Şuara Suresi, 177-180)</text:p>
      <text:p text:style-name="P12"/>
      <text:h text:style-name="P3" text:outline-level="3">Hz. Şuayb'ın Dejenere Olmuş Toplumu Düzeltme Çabaları</text:h>
      <text:p text:style-name="P6">"Ölçüyü tam tutun ve eksiltenlerden olmayın. Dosdoğru olan terazi ile tartın. İnsanların eşyasını değerden düşürüp-eksiltmeyin ve yeryüzünde bozguncular olarak karışıklık çıkarmayın. Sizi ve önceki yaratılmışları yaratandan sakının". (Şuara Suresi, 181-184)</text:p>
      <text:p text:style-name="P12"/>
      <text:h text:style-name="P3" text:outline-level="3">Eyke Halkının Cevabı</text:h>
      <text:p text:style-name="P6">Dediler ki: "Sen ancak büyülenmişlerdensin." Sen, yalnızca benzerimiz olan bir beşerden başkası değilsin ve biz senin gerçekte yalancılardan olduğunu sanıyoruz. Eğer doğru sözlü isen, bu durumda gökten üstümüze bir parça düşürüver." (Şuara Suresi, 185-187)</text:p>
      <text:p text:style-name="P12"/>
      <text:h text:style-name="P3" text:outline-level="3">Eyke Halkının Helak Edilmesi</text:h>
      <text:p text:style-name="P6">Eyke halkı da, gönderilen (peygamber)leri yalanladı. (Şuara Suresi, 176)</text:p>
      <text:p text:style-name="P6">Dedi ki: "Rabbim, yaptıklarınızı daha iyi bilir. Sonunda onu yalanladılar, böylece onları o gölgelik-gününün azabı yakaladı. Gerçekten o, büyük bir günün azabıydı. Gerçekten, bunda bir ayet vardır, ama onların çoğu iman etmiş değildirler. (Şuara Suresi, 188-190)</text:p>
      <text:p text:style-name="P6">Eyke halkı da gerçekten zalim-kimselerdi. Bundan dolayı onlardan intikam aldık; her ikisi de açıkça (gözler) ön(ün)dedir. (Hicr Suresi, 78-79)</text:p>
      <text:p text:style-name="P12"/>
      <text:h text:style-name="P29" text:outline-level="2">HZ. MUSA ve HZ. HARUN KISSASI</text:h>
      <text:p text:style-name="P6">Mümin olan bir kavim için hak olmak üzere, Musa ve Firavun'un haberinden (bir bölümünü) sana okuyacağız. (Kasas Suresi, 3)</text:p>
      <text:p text:style-name="P12"/>
      <text:h text:style-name="P3" text:outline-level="3">İsrailoğullarının Mısır'daki Durumu</text:h>
      <text:p text:style-name="P6">Mü'min olan bir kavim için hak olmak üzere, Musa ve Firavun'un haberinden (bir bölümünü) sana okuyacağız. Gerçek şu ki, Firavun yeryüzünde (Mısır'da) büyüklenmiş ve oranın halkını birtakım fırkalara ayırıp bölmüştü; onlardan bir bölümünü güçten düşürüyor, erkek çocuklarını boğazlayıp kadınlarını diri <text:soft-page-break/>bırakıyordu. Çünkü o, bozgunculardandı. Biz ise, yeryüzünde güçten düşürülenlere lütufta bulunmak, onları önderler yapmak ve mirasçılar kılmak istiyoruz. Ve (istiyoruz ki) onları yeryüzünde 'iktidar sahipleri olarak yerleşik kılalım', Firavun'a, Haman'a ve askerlerine, onlardan sakındıkları şeyi gösterelim. (Kasas Suresi, 3-6)</text:p>
      <text:p text:style-name="P12"/>
      <text:h text:style-name="P3" text:outline-level="3">Hz. Musa'nın Doğumu ve Allah'ın Vaadi</text:h>
      <text:p text:style-name="P6">Musa'nın annesine: "Onu emzir, şayet onun için korkacak olursan, onu suya bırak, korkma ve üzülme; çünkü onu biz sana tekrar geri vereceğiz ve onu gönderilen (elçilerden) kılacağız" diye vahyettik (bildirdik). Nihayet Firavun'un ailesi, onu (ileride bilmeksizin) kendileri için bir düşman ve üzüntü konusu olsun diye sahipsiz görüp aldılar. Gerçekte Firavun, Haman ve askerleri bir yanılgı içindeydi. Firavun'un karısı dedi ki: "Benim için de, senin için de bir göz bebeği; onu öldürmeyin; umulur ki bize yararı dokunur veya onu evlat ediniriz." Oysa onlar (başlarına geleceklerin) şuurunda değillerdi. Musa'nın annesi ise, yüreği boşluk içinde sabahladı. Eğer mü'minlerden olması için kalbi üzerinde (sabrı ve dayanıklılığı) pekiştirmemiş olsaydık, neredeyse onu(n durumunu) açığa vuracaktı. Ve onun kız kardeşine: "Onu izle," dedi. Böylece o da, kendileri farkında değilken onu uzaktan gözetledi. Biz, daha önce ona süt analarını haram etmiştik. (Kız kardeşi:) "Ben, sizin adınıza onun bakımını üstlenecek ve ona öğüt verecek (veya eğitecek) bir aileyi size bildireyim mi?" dedi. Böylelikle, gözünün aydın olması, üzülmemesi ve gerçekten Allah'ın va'dinin hak olduğunu bilmesi için, onu annesine geri vermiş olduk. Ancak onların çoğu bilmezler. O, erginlik çağına ulaşıp olgunlaşınca, ona bir 'hüküm ve hikmet' ve ilim verdik. Biz iyilikte bulunanları işte böyle ödüllendiririz. (Kasas Suresi, 7-14)</text:p>
      <text:p text:style-name="P12"/>
      <text:h text:style-name="P3" text:outline-level="3">Hz. Musa'nın Şehirde Bir Olaya Karışması <text:s/></text:h>
      <text:p text:style-name="P6">(Musa) Halkının haberi olmadığı bir zamanda şehre girdi, orda kavga etmekte olan iki adam buldu; bu kendi taraftarlarından, şu da düşmanlarından. Derken taraftarlarından olan, düşmanlarından olana karşı ondan yardım istedi. Bunun üzerine ona bir yumruk attı ve işini bitiriverdi. (Sonra da:) "Bu şeytanın işindendir; o, gerçekten açıkca saptırıcı bir düşmandır" dedi. Dedi ki: "Rabbim, gerçekten, ben kendi nefsime zulmettim, artık beni bağışla." Böylece (Allah) onu bağışladı. Şüphesiz. O, bağışlayandır, esirgeyendir. Dedi ki: "Rabbim, bana verdiğin nimetler adına, artık suçlu günahkarlara destekçi olmayacağım." Böylece şehirde korku içinde (çevreyi) gözetleyerek sabahladı. Derken, bir de baktı ki, dün kendisinden yardım isteyen (kişi, bugün de) kendisine yardım için bağırıyor. Musa, ona dedi ki: "Sen açıkca bir azgınsın." Sonunda ikisinin de düşmanı olan (adam)ı yakalamak isterken (adam ona) dedi ki: "Ey Musa dün birini öldürdüğün gibi, bugün de beni mi öldürmek istiyorsun? Sen yeryüzünde yalnızca bir zorba olmak istiyorsun, ıslah edicilerden olmak istemiyorsun." (Kasas Suresi,15-19)</text:p>
      <text:p text:style-name="P12"/>
      <text:h text:style-name="P3" text:outline-level="3">Hz. Musa'nın Mısır'ı Terk Etmesi</text:h>
      <text:p text:style-name="P6">Şehrin öbür yakasından bir adam koşarak gelip dedi ki: "Ey Musa, önde gelenler, seni öldürmek konusunda aralarında görüşmektedirler, artık sen çık git; gerçekten ben sana öğüt verenlerdenim." Böylece oradan korku içinde (çevreyi) gözetleyerek çıkıp gitti: "Rabbim, zalimler topluluğundan beni kurtar" dedi. (Kasas Suresi, <text:s/>20-21)</text:p>
      <text:p text:style-name="P12"><text:soft-page-break/></text:p>
      <text:h text:style-name="P3" text:outline-level="3">Hz. Musa'nın Allah'tan Yardım Dilemesi</text:h>
      <text:p text:style-name="P6">Medyen'e doğru yöneldiğinde de: "Umarım Rabbim, beni doğru bir yola yöneltip iletir" dedi. Medyen suyuna vardığı zaman, su almakta olan bir insan topluluğu buldu. Onların gerisinde de (hayvanları su başına götürmekten çekinen) iki kadın buldu. Dedi ki: "Bu durumunuz ne?" "Çobanlar sürülerini sulamadıkça, biz sürülerimizi sulayamayız; babamız, yaşı ilerlemiş bir ihtiyardır." dediler. Hemencecik onların sürülerini suladı, sonra yine gölgeye çekilerek dedi ki: "Rabbim, doğrusu bana indirdiğin her hayra muhtacım." (Kasas Suresi, 22-24)</text:p>
      <text:p text:style-name="P12"/>
      <text:h text:style-name="P3" text:outline-level="3">Hz. Musa'nın Medyen'de Geçirdiği Günler</text:h>
      <text:p text:style-name="P6">Çok geçmeden, o iki (kadın)dan biri, (utana utana) yürüyerek ona geldi. "Babam, bizim için sürüleri sulamana karşılık sana mükafaat vermek üzere seni davet etmektedir." dedi. Bunun üzerine ona gelip de olup bitenleri anlatınca o: "Korkma" dedi. "Zalimler topluluğundan kurtulmuş oldun." O (kadın)lardan biri dedi ki: "Ey babacığım, onu ücretli olarak tut; çünkü ücretle tuttuklarının en hayırlısı gerçekten o kuvvetli, güvenilir (biri)dir." (Babaları) Dedi ki: "Doğrusu ben, sekiz yıl bana hizmet etmene karşılık olmak üzere, şu iki kızımdan birini sana nikahlamak istiyorum; şayet on (yıl)a tamamlayacak olursan, artık o da senden. Ben sana zorluk çıkarmak istemem; beni de inşaallah salih olanlardan bulacaksın." (Musa) Dedi ki: "Bu, benimle senin aranda olan (bir antlaşma)dır. Bu durumda iki süreden hangisini yerine getirirsem, artık bana karşı bir haksızlık söz konusu olamaz. Allah, söylediklerimize vekildir." (Kasas Suresi, 25-28)</text:p>
      <text:p text:style-name="P12"/>
      <text:h text:style-name="P3" text:outline-level="3">Hz. Musa'nın Medyen'den Ayrılması</text:h>
      <text:p text:style-name="P6">Böylelikle Musa, süreyi tamamlayıp ailesiyle birlikte yola koyulunca, Tur tarafında bir ateş gördü. Ailesine: "Siz durun, gerçekten bir ateş gördüm; umarım ondan ya bir haber, ya da ısınmanız için bir kor parçası getiririm." dedi. (Kasas Suresi, 29)</text:p>
      <text:p text:style-name="P12"/>
      <text:h text:style-name="P3" text:outline-level="3">Hz. Musa'ya Peygamberlik Görevinin Verilmesi</text:h>
      <text:p text:style-name="P6">Derken oraya geldiğinde, o kutlu yerdeki vadinin sağ yanında olan bir ağaçtan: "Ey Musa, Alemlerin Rabbi olan Allah Benim;" diye seslenildi. <text:s/>(Kasas Suresi, <text:s/>30)</text:p>
      <text:p text:style-name="P6">"Gerçekten Ben, Ben senin Rabbinim. Ayakkabılarını çıkar; çünkü sen, kutsal vadi olan Tuva'dasın. Ben seni seçmiş bulunuyorum; bundan böyle vahyolunanı dinle. Gerçekten Ben, Ben Allah'ım, Ben'den başka ilah yoktur; şu halde Bana ibadet et ve Beni zikretmek için dosdoğru namaz kıl. Şüphesiz, kıyamet-saati yaklaşarak gelmektedir. Herkesin harcadığı çabanın karşılığını alması için, onun (koşup haberini) neredeyse gizleyeceğim. Öyleyse, ona inanmayıp kendi hevasına uyan, sakın seni ondan alıkoymasın; sonra yıkıma uğrarsın." (Taha Suresi, 12-16)</text:p>
      <text:p text:style-name="P12"/>
      <text:h text:style-name="P3" text:outline-level="3"><text:soft-page-break/>Hz. Musa'nın Mucizeleri</text:h>
      <text:p text:style-name="P6">"Sağ elindeki nedir ey Musa?" Dedi ki: "O, benim asamdır; ona dayanmakta, onunla davarlarım için ağaçlardan yaprak düşürmekteyim, onda benim için daha başka yararlar da var." Dedi ki: "Onu at, ey Musa." Böylece, onu attı; (bir de ne görsün) o hemen hızla koşan (kocaman) bir yılan (oluvermiş). (Taha Suresi, 17-20)</text:p>
      <text:p text:style-name="P6">"Asanı bırak." (Attıktan hemen sonra) onun şimdi bir yılan gibi hareket ettiğini görünce, arkasına dönüp bakmaksızın kaçmaya başladı. "Ey Musa, dön ve korkuya kapılma. Şüphesiz güvendesin." (Kasas Suresi, 31)</text:p>
      <text:p text:style-name="P6">"Asanı bırak;" (Bıraktı ve) onun çevik bir yılan gibi hareket etttiğini görünce, geriye doğru kaçtı ve arkasına bakmadı. "Ey Musa, korkma; şüphesiz Ben(im); Benim yanımda gönderilen (elçiler) korkmaz." (Neml Suresi, 10)</text:p>
      <text:p text:style-name="P6">Dedi ki: "Onu al ve korkma, biz onu ilk durumuna çevireceğiz. Elini koltuğuna sok, bir hastalık olmadan, başka bir mucize (ayet) olarak bembeyaz bir durumda çıksın." (Taha Suresi, 21-22)</text:p>
      <text:p text:style-name="P6">"Elini koynuna sok, kusursuz olarak bembeyaz çıksın. Ve (her türlü) dehşetten yana kanatlarını kendine doğru çek. İşte bunlar, senin Rabbinden Firavun ve önde gelen adamlarına iki kesin-kanıt (mucize)dır. Gerçekten onlar, fasık bir topluluktur." (Kasas Suresi, 32)</text:p>
      <text:p text:style-name="P6">"Öyle ki, sana büyük mucizelerimizden (birini) göstermiş olalım." (Taha Suresi, 23)</text:p>
      <text:p text:style-name="P12"/>
      <text:h text:style-name="P3" text:outline-level="3">Hz. Musa'nın Firavun'a Dini Tebliğ Etmekle Görevlendirilmesi</text:h>
      <text:p text:style-name="P6">"Firavun'a git, çünkü o azmış bulunuyor." (Taha Suresi, 24)</text:p>
      <text:p text:style-name="P6">"Firavun'a git; çünkü o, azdı." (Naziat Suresi, 17)</text:p>
      <text:p text:style-name="P12"/>
      <text:h text:style-name="P3" text:outline-level="3">Hz. Musa'nın Allah'tan Yardım Dilemesi</text:h>
      <text:p text:style-name="P6">Dedi ki: "Rabbim, benim göğsümü aç." (Taha Suresi, 25)</text:p>
      <text:p text:style-name="P6">Dedi ki: "Rabbim, gerçekten onlardan bir kişi öldürdüm, beni öldürmelerinden korkuyorum." (Kasas Suresi, 33)</text:p>
      <text:p text:style-name="P6">Dedi ki: "Rabbim, gerçekten ben, onların beni yalanlamalarından korkuyorum." (Şuara Suresi,12) </text:p>
      <text:p text:style-name="P6">"Bana işimi kolaylaştır. Dilimden düğümü çöz; Ki söyleyeceklerimi kavrasınlar. Ailemden bana bir yardımcı kıl, Kardeşim Harun'u" (Taha Suresi, <text:s/>26-30)</text:p>
      <text:p text:style-name="P6">"Ve kardeşim Harun; dil bakımından o benden daha düzgün konuşmaktadır, onu da benimle birlikte bir yardımcı olarak gönder, beni doğrulasın. Çünkü onların beni yalanlamalarından korkuyorum." (Kasas Suresi, 34)</text:p>
      <text:p text:style-name="P6">"Onunla arkamı kuvvetlendir. Onu işimde ortak kıl, Böylece seni çok tesbih edelim. Ve seni çok zikredelim." (Taha Suresi, 31-34)</text:p>
      <text:p text:style-name="P6">Dediler ki: "Rabbimiz, gerçekten, onun bize karşı 'taşkın bir tutum takınmasından' ya da 'azgın davranmasından' korkuyoruz." (Taha Suresi, 45)</text:p>
      <text:p text:style-name="P6"><text:soft-page-break/>"Üstelik, onların bana karşı (davasını savunacakları bir cinayet) suçu(m) var; bundan dolayı beni öldürmelerinden korkuyorum." (Allah:) "Hayır," dedi. "ikiniz de ayetlerimle gidin, şüphesiz sizinle birlikteyiz (ve) işitmekteyiz." (Şuara Suresi, 14-15)</text:p>
      <text:p text:style-name="P12"/>
      <text:h text:style-name="P3" text:outline-level="3">Allah'ın Hz. Musa'nın Duasına Cevap Vermesi</text:h>
      <text:p text:style-name="P6">Dedi ki: "Korkmayın, çünkü ben sizinle birlikteyim; işitiyorum ve görüyorum." (Taha Suresi, 46)</text:p>
      <text:p text:style-name="P6">(Allah) Dedi ki: "Pazunu kardeşinle pekiştirip güçlendireceğiz; sizin ikinize de öyle bir 'güç ve yetki' vereceğiz ki, ayetlerimiz sayesinde size erişemeyecekler. Siz ve size uyanlar galip olanlarsınız." (Kasas Suresi, 35)</text:p>
      <text:p text:style-name="P6">(Allah) Dedi ki: "Ey Musa istediğin sana verilmiştir. Andolsun, Biz sana bir defa daha lütufta bulunmuştuk." (Taha Suresi, 36-37)</text:p>
      <text:p text:style-name="P6">"Seni Kendim için seçtim. Sen ve kardeşin ayetlerimle gidin ve Beni zikretmede gevşek davranmayın. İkiniz Firavun'a gidin, çünkü o, azmış bulunuyor. Ona yumuşak söz söyleyin, umulur ki öğüt alıp-düşünür veya içi titrer-korkar." (Taha Suresi, 41-44)</text:p>
      <text:p text:style-name="P6">Ona de ki: "Temizlenmek ister misin? Seni Rabbine yönelteyim, böylece (O'ndan) korkmuş olursun." (Naziat Suresi, 18-19)</text:p>
      <text:p text:style-name="P12"/>
      <text:h text:style-name="P3" text:outline-level="3">Hz. Musa ile Hz. Harun'un, Firavun'u Dine Davet Etmeleri</text:h>
      <text:p text:style-name="P6">"Gecikmeksizin Firavun'a giderek deyin ki: Gerçekten biz, alemlerin Rabbi'nin elçisiyiz," (Şuara Suresi, 16)</text:p>
      <text:p text:style-name="P6">"Haydi ona gidin de deyin ki: Biz senin Rabbinin elçileriyiz, İsrailoğullarını bizimle birlikte gönder ve onlara (artık) azap verme. Sana Rabbinden bir ayetle geldik. Selam, hidayete tabi olanların üzerine olsun." "Gerçekten bize vahyolundu ki: Doğrusu azap, yalanlayan ve yüz çevirenlerin üstünedir." (Taha Suresi, 47-48)</text:p>
      <text:p text:style-name="P6">Ona de ki: "Temizlenmek ister misin?" "Seni Rabbine yönelteyim, böylece (O'ndan) korkmuş olursun." (Naziat Suresi, 18-19)</text:p>
      <text:p text:style-name="P12"/>
      <text:h text:style-name="P3" text:outline-level="3">Firavun'un İlk Tepkisi</text:h>
      <text:p text:style-name="P6">(Gittiler ve Firavun:) Dedi ki: "Biz seni içimizde daha çocukken yetiştirip büyütmedik mi? Sen ömrünün nice yıllarını aramızda geçirmedin mi? Ve sen, yapacağın işi (cinayeti) de işledin; sen nankörlerdensin." (Musa) Dedi ki: "Ben onu yaptığım zaman şaşkınlardandım. Sizden korkunca da hemen aranızdan kaçtım; sonra Rabbim bana hüküm (ve hikmet) verdi ve beni gönderilen (elçilerden) kıldı." "Bana karşı lütuf-dediğin nimet de, İsrailoğullarını köle kılmandan dolayıdır." (Şuara Suresi, 18-22)</text:p>
      <text:p text:style-name="P12"/>
      <text:h text:style-name="P3" text:outline-level="3"><text:soft-page-break/>Hz. Musa'nın, Firavun'a Dini Tebliğ Etmesi</text:h>
      <text:p text:style-name="P6">Firavun dedi ki: "Alemlerin Rabbi nedir?" Dedi ki: "Göklerin, yerin ve bu ikisi arasında olan herşeyin Rabbidir. Eğer 'kesin bilgiyle inanıyorsanız' (böyledir)." (Şuara Suresi, 23-24)</text:p>
      <text:p text:style-name="P6">(Musa:) Dedi ki: "O sizin de Rabbiniz, geçmişteki atalarınızın da Rabbidir." (Şuara Suresi, 26)</text:p>
      <text:p text:style-name="P6">"Eğer aklınızı kullanabiliyorsanız, O, doğunun da, batının da ve bunlar arasında olan herşeyin de Rabbidir" dedi (Musa). (Şuara Suresi, 28)</text:p>
      <text:p text:style-name="P6">Dedi ki: "Bizim Rabbimiz, herşeye yaratılışını veren, sonra doğru yolunu gösterendir." (Firavun) Dedi ki: "İlk çağlardaki nesillerin durumu nedir öyleyse?" Dedi ki: "Bunun bilgisi Rabbimin katında bir kitaptadır. Benim Rabbim şaşırmaz ve unutmaz." "Ki (Rabbim), yeryüzünü sizin için bir beşik kıldı, onda sizin için yollar döşedi ve gökten su indirdi; böylelikle bununla her tür bitkiden çiftler çıkardık. Yiyin ve hayvanlarınızı otlatın. Şüphesiz, bunda sağduyu sahipleri için elbette ayetler vardır. Sizi ondan yarattık, ona geri vereceğiz ve sizi bir kere daha ondan çıkaracağız. (Taha Suresi, <text:s/>50-55)</text:p>
      <text:p text:style-name="P12"/>
      <text:h text:style-name="P3" text:outline-level="3">Firavun'un Azgınlığı</text:h>
      <text:p text:style-name="P6">Çevresindekilere dedi ki: "İşitiyor musunuz?" (Şuara Suresi, 25)</text:p>
      <text:p text:style-name="P6">(Firavun) Dedi ki: "Şüphesiz size gönderilmiş bulunan elçiniz, gerçekten bir delidir." (Şuara Suresi, 27)</text:p>
      <text:p text:style-name="P6">(Firavun) dedi ki: "Andolsun, benim dışımda bir ilah edinecek olursan, seni mutlaka hapse atacağım." (Şuara Suresi, 29)</text:p>
      <text:p text:style-name="P12"/>
      <text:h text:style-name="P3" text:outline-level="3">Hz. Musa'nın Mucize Göstermesi</text:h>
      <text:p text:style-name="P6">(Musa) Dedi ki: "Sana apaçık bir şey getirmiş olsam da mı?" (Firavun) Dedi ki: "Eğer doğru sözlü isen, onu getir." Bunun üzerine asasını bırakıverdi, bir de (ne görsünler) o, açıkça bir ejderha oluverdi. Elini de çekip çıkardı, bir de (ne görsün) o, bakanlar için 'parlayıp aydınlanıvermiş'. (Şuara Suresi, 30-33)</text:p>
      <text:p text:style-name="P12"/>
      <text:h text:style-name="P3" text:outline-level="3">Firavun'un Hz. Musa'yı Sihirbazlıkla Suçlaması</text:h>
      <text:p text:style-name="P6">(Firavun,) Çevresindeki önde gelenlere: "Bu" dedi, "Doğrusu bilgin bir büyücüdür. Büyüsüyle sizi yurdunuzdan sürüp çıkarmak istiyor; ne buyurursunuz?" Dediler ki: "Bunu ve kardeşini oyala, şehirlere de toplayıcılar gönder, Bütün uzman-bilgin büyücüleri sana getirsinler." (Şuara Suresi, <text:s/>34-37)</text:p>
      <text:p text:style-name="P6">Dedi ki: "Ey Musa, sen bizi sihrinle yurdumuzdan sürüp çıkarmaya mı gelmiş bulunuyorsun?" (Taha Suresi, 57)</text:p>
      <text:p text:style-name="P12"/>
      <text:h text:style-name="P3" text:outline-level="3">Firavun'un Hz. Musa'yı Sihirbazlarla Karşılaştırmak İstemesi</text:h>
      <text:p text:style-name="P6">"Madem böyle, biz de sana buna benzer bir sihirle geleceğiz; şimdi sen, bir 'buluşma zamanı ve yeri' tesbit et, bizim de, senin de karşı olamayacağımız açık, geniş bir yer olsun" dedi. (Musa) Dedi ki: <text:soft-page-break/>"Buluşma zamanımız, (ülkenin ulusal) bayram günü ve insanların toplanacağı kuşluk vakti (olsun)." (Taha Suresi, 58-59)</text:p>
      <text:p text:style-name="P6">Böylelikle büyücüler, bilinen bir günün belli vaktinde bir araya getirildi. Ve insanlara da: "Siz de toplanıyor musunuz? dendi." (Şuara Suresi, <text:s/>38-39)</text:p>
      <text:p text:style-name="P6">Büyücüler geldiklerinde, Firavun'a: "şayet biz galip gelirsek, bize bir ücret var gerçekten, değil mi?" dediler. "Evet" dedi. "Üstelik şüphesiz siz en yakın(larım) kılınanlardan olacaksınız." (Şuara Suresi, <text:s/>41-42)</text:p>
      <text:p text:style-name="P12"/>
      <text:h text:style-name="P3" text:outline-level="3">Hz. Musa ile Sihirbazların Karşı Karşıya Gelmesi</text:h>
      <text:p text:style-name="P6">Dediler ki: "Ey Musa (ilkin) sen mi atmak istersin, yoksa biz mi atalım?" <text:s/>(Araf Suresi, 115) </text:p>
      <text:p text:style-name="P6">Musa onlara dedi ki: "Atacağınızı atın." (Şuara Suresi, 43)</text:p>
      <text:p text:style-name="P12"/>
      <text:h text:style-name="P3" text:outline-level="3">Sihirbazların Sihri</text:h>
      <text:p text:style-name="P6">(Musa:) "Siz atın" dedi. (Asalarını) atıverince, insanların gözlerini büyüleyiverdiler, onları dehşete düşürdüler ve (ortaya) büyük bir sihir getirmiş oldular. (Araf Suresi, 116)</text:p>
      <text:p text:style-name="P6">Dedi ki: "Hayır, siz atın." Sonra hemen (ne görsün), sihirlerinden dolayı, onların ipleri ve asaları kendisine gerçekten koşuyormuş gibi göründü. Musa, bu yüzden kendi içinde bir tür korku duymaya başladı. "Korkma" dedik. "Muhakkak sen üstün geleceksin." (Taha Suresi, <text:s/>66-68)</text:p>
      <text:p text:style-name="P6">Onlar atınca, Musa dedi ki: "Sizlerin (ortaya) getirdiğiniz büyüdür. Doğrusu Allah onu geçersiz kılacaktır. Şüphesiz Allah, bozgunculuk çıkaranların işini düzeltmez." Allah, suçlu-günahkarlar istemese de, hakkı (hak olarak) kendi kelimeleriyle gerçekleştirecektir. (Yunus Suresi, 81-82)</text:p>
      <text:p text:style-name="P12"/>
      <text:h text:style-name="P3" text:outline-level="3">Hz. Musa'nın Sihirbazları Mağlup Etmesi</text:h>
      <text:p text:style-name="P6">"Sağ elindekini atıver, onların yaptıklarını yutacaktır; çünkü onların yaptıkları yalnızca bir büyücü hilesidir. Büyücü ise nereye varsa kurtulamaz." (Taha Suresi, <text:s/>69)</text:p>
      <text:p text:style-name="P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text:s/>(Araf Suresi, 117-119)</text:p>
      <text:p text:style-name="P12"/>
      <text:h text:style-name="P3" text:outline-level="3">Sihirbazların İman Etmesi ve Firavun'un Öfkesi</text:h>
      <text:p text:style-name="P6">Bunun üzerine büyücüler, secdeye kapandılar: "Harun'un ve Musa'nın Rabbine iman ettik" dediler. (Firavun) Dedi ki: "Ben size izin vermeden önce O'na inandınız öyle mi? Şüphesiz o, size büyüyü öğreten büyüğünüzdür. O halde ben de sizin ellerinizi ve ayaklarınızı çapraz olarak keseceğim ve sizi hurma dallarında sallandıracağım. Siz de elbette, hangimizin azabı daha şiddetliymiş ve daha sürekliymiş öğrenmiş olacaksınız." Dediler ki: "Bize gelen apaçık delillere ve bizi yaratana seni asla 'tercih edip-<text:soft-page-break/>seçmeyiz." Neyde hükmünü yürütebileceksen, durmaksızın hükmünü yürüt; sen, yalnızca bu dünya hayatında hükmünü yürütebilirsin. Gerçekten biz Rabbimize iman ettik; günahlarımızı ve sihir dolayısıyla bizi kendisine karşı zorlayarak-sürüklediğin (suçumuzu) bağışlasın. Allah, daha hayırlıdır ve daha süreklidir." (Taha Suresi, <text:s/>70-73)</text:p>
      <text:p text:style-name="P6">"Doğrusu biz, iman edenlerin ilki olduğumuzdan dolayı Rabbimizin bizim hatalarımızı bağışlayacağını umuyoruz." (Şuara Suresi, <text:s/>51)</text:p>
      <text:p text:style-name="P6">Oysa sen, yalnızca, bize geldiğinde Rabbimizin ayetlerine inanmamızdan başka bir nedenle bizden intikam almıyorsun. "Rabbimiz, üstümüze sabır yağdır ve bizi Müslüman olarak öldür." (Araf Suresi, 126)</text:p>
      <text:p text:style-name="P12"/>
      <text:h text:style-name="P3" text:outline-level="3">Firavun'un Azgınlığa Devam Etmesi</text:h>
      <text:p text:style-name="P6">Sonunda (yardımcı güçlerini) topladı, seslendi; Dedi ki: "Sizin en yüce Rabbiniz benim." (Naziat Suresi, 23-24)</text:p>
      <text:p text:style-name="P6">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text:s/>83)</text:p>
      <text:p text:style-name="P6">Firavun dedi ki: "Bırakın beni, Musa'yı öldüreyim de o (gitsin) Rabbine yalvarıp-yakarsın. Çünkü ben, sizin dininizi değiştirmesinden ya da yeryüzünde fesat çıkarmasından korkuyorum." Musa dedi ki: "Gerçekten ben, hesap gününe iman etmeyen her mütekebbirden, benim de Rabbim, sizin de Rabbinize sığınırım." <text:s/>(Mümin Suresi, 26-27)</text:p>
      <text:p text:style-name="P12"/>
      <text:h text:style-name="P3" text:outline-level="3">Sarayda İmanını Gizleyen Adam</text:h>
      <text:p text:style-name="P6">Firavun ailesinden imanını gizlemekte olan mü'min bir adam dedi ki: "Siz, benim Rabbim Allah'tır diyen bir adamı öldürüyor musunuz? Oysa o, size Rabbinizden apaçık belgelerle gelmiş bulunuyor. Buna rağmen o eğer bir yalancı ise yalanı kendi aleyhinedir; ve eğer doğru sözlü ise, (o zaman da) size va'dettiklerinin bir kısmı size isabet eder. Şüphesiz Allah, ölçüyü taşıran, çok yalan söyleyen kimseyi hidayete erdirmez." "Ey Kavmim, bugün mülk sizindir, yeryüzünde hüküm sahibi kimselersiniz. Fakat bize Allah'tan dayanılmaz bir azab gelecek olursa bize kim yardımcı olabilecek?" Firavun dedi ki: "Ben, size yalnızca gördüğümü (kendi görüşümü) gösteriyorum ve ben sizi doğru yoldan da başkasına yöneltmiyorum." İman eden (adam) dedi ki: "Ey Kavmim, ben o fırkaların gününe benzer (bir günün felaketine uğrarsınız) diye korkuyorum. Nuh kavmi, Ad, Semud ve onlardan sonra gelenlerin durumuna benzer (bir gün). Allah, kullar için zulüm istemez. Ve ey kavmim, doğrusu ben sizin için o feryat (edeceğiniz kıyamet) gününden korkuyorum. Arkanızı dönüp kaçacağınız gün; sizi Allah'tan koruyacak yoktur. Allah, kimi saptırırsa artık onu doğruya yöneltecek bulunmaz. Andolsun, daha önce Yusuf da size apaçık belgeler getirmişti. O zaman size getirdikleri hakkında kuşkuya kapılıp durmuştunuz. Sonunda o, vefat edince, demiştiniz ki; "Allah, ondan sonra kesin olarak bir elçi göndermez." İşte <text:s/>Allah, ölçüyü taşıran, şüpheci kimseyi böyle saptırır."Ki onlar, Allah'ın ayetleri konusunda kendilerine gelmiş bir delil bulunmaksızın mücadele edip dururlar. (Bu,) Allah katında da, iman edenler katında da büyük bir öfke (sebebi)dir. işte Allah, her mütekebbir zorbanın kalbini böyle mühürler. (Mümİn Suresi, <text:s/>28-35)</text:p>
      <text:p text:style-name="P12"/>
      <text:h text:style-name="P3" text:outline-level="3"><text:soft-page-break/>Firavun'un Kendine Kule Yaptırması</text:h>
      <text:p text:style-name="P6">Firavun dedi ki: "Ey önde gelenler, sizin için benden başka ilah olduğunu bilmiyorum. Ey Haman, çamurun üstünde bir ateş yak da, bana yüksekçe bir kule inşa et, belki Musa'nın ilahına çıkarım çünkü gerçekten ben onu yalancılardan (biri) sanıyorum." (Kasas Suresi, 38)</text:p>
      <text:p text:style-name="P12"/>
      <text:h text:style-name="P3" text:outline-level="3">Mümin Kişinin Firavun ve Kavmini İmana Davet Etmesi</text:h>
      <text:p text:style-name="P6">"Göklerin yollarına. Böylelikle Musa'nın ilahına çıkabilirim. Çünkü ben, onun yalancı olduğunu sanıyorum." İşte Firavun'a, kötü ameli böyle çekici kılındı ve yoldan alıkonuldu. Firavun'un hileli-düzeni, 'yıkım ve kayıpta' olmaktan başka (bir şey) olmadı. İman eden (adam) dedi ki: "Ey Kavmim, siz bana tabi olun, ben sizi doğru yola iletip-yönelteyim. Ey kavmim, gerçekten bu dünya hayatı, yalnızca bir meta (kısa süreli bir yararlanma)dır. Şüphesiz ahiret, (asıl) karar kılınan yurt odur. Kim bir kötülük işlerse, kendi mislinden başkasıyla ceza görmez; kim de -erkek olsun, dişi olsun- bir mü'min olarak salih bir amelde bulunursa, işte onlar, içinde hesapsız olarak rızıklandırılmak üzere cennete girerler. Ey kavmim, ne oluyor ki ben sizi kurtuluşa çağırıyorken, siz beni ateşe çağırıyorsunuz. Siz beni Allah'a (karşı) inkâr etmeye ve hakkında bilgim olmayan şeyleri O'na şirk koşmaya çağırıyorsunuz. Ben ise sizi, üstün ve güçlü olan, bağışlayan (Allah')a çağırıyorum. İmkanı yok; gerçekten sizin beni kendisine çağırmakta olduğunuz şeyin, dünyada da, ahirette de çağrıda bulunma (yetkisi, gücü, değeri ve bağışlama)sı yoktur. Şüphesiz, bizim dönüşümüz Allah'adır. Ölçüyü taşıranlar, onlar ateşin halkıdırlar. İşte size söylediklerimi yakında hatırlayacaksınız. Ben de işimi Allah'a bırakıyorum. Şüphesiz Allah, kulları pek iyi görendir." (Mümin Suresi, 37-44)</text:p>
      <text:p text:style-name="P12"/>
      <text:h text:style-name="P3" text:outline-level="3">Firavun'un Zulme Devam Etmesi</text:h>
      <text:p text:style-name="P6">Firavun kavminin önde gelenleri, dediler ki: "Musa ve kavmini bu toprakta (Mısır'da) bozgunculuk çıkarmaları, seni ve ilahlarını terketmeleri için mi (serbest) bırakacaksın?" (Firavun) Dedi ki: "Erkek çocuklarını öldüreceğiz ve kadınlarını sağ bırakacağız. Hiç şüphesiz biz, onlara karşı kahir bir üstünlüğe sahibiz." (Araf Suresi, 127)</text:p>
      <text:p text:style-name="P12"/>
      <text:h text:style-name="P3" text:outline-level="3">Hz. Musa'nın Kavmine Sabrı Öğütlemesi</text:h>
      <text:p text:style-name="P6">Musa kavmine: "Allah'tan yardım dileyin ve sabredin. Gerçek şu ki, arz Allah'ındır; ona kullarından dilediğini mirasçı kılar. En güzel sonuç muttakiler içindir." dedi. Dediler ki: "Sen bize gelmeden önce de, geldikten sonra da eziyete uğratıldık." (Musa:) "Umulur ki, Rabbiniz düşmanınızı helak edecek ve sizleri yeryüzünde halifeler (egemenler) kılacak, böylece nasıl davranacağınızı gözleyecek" dedi. (Araf Suresi, 128-129)</text:p>
      <text:p text:style-name="P12"/>
      <text:h text:style-name="P3" text:outline-level="3">Firavun ve Kavmine Allah'ın Azabının Gelmesi</text:h>
      <text:p text:style-name="P6">Andolsun, biz de Firavun aile (çevre)sini belki öğüt alıp düşünürler diye yıllar yılı kuraklığa ve ürün kıtlığına uğrattık. Onlara bir iyilik geldiği zaman "Bu bizim için" dediler; onlara bir kötülük isabet <text:soft-page-break/>ettiğinde (bunu da) Musa ve beraberindekilerin bir uğursuzluğu olarak yorumlarlardı. Haberiniz olsun, Allah katında asıl uğursuz olanlar kendileridir; ama onların çoğu bilmezler. Onlar: "Bizi büyülemek için mucize (ayet) olarak her ne getirirsen getir, yine de biz sana inanacak değiliz" dediler. Bunun üzerine, ayrı ayrı mucizeler (ayetler) olarak üzerlerine tufan, çekirge, buğday güvesi, kurbağa ve kan musallat kıldık. Yine büyüklük tasladılar ve suçlu-günahkar bir kavim oldular. Başlarına iğrenç bir azab çökünce, dediler ki: "Ey Musa, Rabbine -sana verdiği ahid adına- bizim için dua et. Eğer bu iğrenç azabı üzerimizden çekip-giderirsen, andolsun sana iman edeceğiz ve israiloğullarını seninle göndereceğiz. Ne zaman ki, onların erişebilecekleri bir süreye kadar, o iğrenç azabı çekip-giderdik, onlar yine andlarını bozdular. (Araf Suresi, <text:s/>130-135)</text:p>
      <text:p text:style-name="P12"/>
      <text:h text:style-name="P3" text:outline-level="3">Firavun'un Kavmini Küçümsemesi</text:h>
      <text:p text:style-name="P6">Firavun, kendi kavmi içinde bağırdı; dedi ki: "Ey kavmim, Mısır'ın mülkü ve şu altımda akmakta olan nehirler benim değil mi? Yine de görmeyecek misiniz? Yoksa ben, şundan daha hayırlı değil miyim ki o, aşağı (sınıftan) bir zavallı ve neredeyse (sözü) açıklamadan yoksun olan (biri)dir. Bu durumda (eğer doğruysa), üzerine altından bilezikler atılmalı ya da yakınında yer almış vaziyette onunla birlikte melekler gelmeli değil miydi?" Böylelikle kendi kavmini küçümsedi, onlar da ona boyun eğdiler. Gerçekten onlar, fasık olan bir kavimdi. <text:s/>(Zuhruf Suresi, <text:s/>51-54)</text:p>
      <text:p text:style-name="P6">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12"/>
      <text:h text:style-name="P3" text:outline-level="3">Hz. Musa'nın, Kavmine Tevekkülü Öğütlemesi</text:h>
      <text:p text:style-name="P6">Musa dedi ki: "Ey kavmim, eğer siz Allah'a iman edip Müslüman olmuşsanız artık yalnızca O'na tevekkül edin." Dediler ki: "Biz Allah'a tevekkül ettik; Rabbimiz, bizi zulmeden bir kavim için bir fitne (konusu) kılma. Ve bizi, kâfirler topluluğundan rahmetinle kurtar." (Yunus Suresi, 84-86)</text:p>
      <text:p text:style-name="P12"/>
      <text:h text:style-name="P3" text:outline-level="3">Hz. Musa'nın Firavun ve Kavminin Helakını İstemesi</text:h>
      <text:p text:style-name="P6">Musa dedi ki: "Rabbimiz, şüphesiz Sen, Firavun'a ve önde gelen çevresine dünya hayatında bir çekicilik (güç, ihtişam) ve mallar verdin. Rabbimiz, Senin yolundan saptırmaları için (mi?) Rabbimiz, mallarını yerin dibine geçir ve onların kalblerinin üzerini şiddetle bağla; onlar acı azabı görecekleri zamana kadar iman etmeyecekler." (Allah) Dedi ki: "İkinizin duası kabul olundu. Öyleyse dosdoğru yolda devam edin ve bilgisizlerin yoluna uymayın." (Yunus Suresi, 88-89)</text:p>
      <text:p text:style-name="P12"/>
      <text:h text:style-name="P3" text:outline-level="3">Hz. Musa'ya Hicret İçin Vahiy Gelmesi</text:h>
      <text:p text:style-name="P6">Andolsun, biz Musa'ya vahyetmiştik: "Kullarımı geceleyin yürüyüşe geçir, onlara denizde kuru bir yol aç, yetişilmekten korkmadan ve endişeye kapılmadan." (Taha Suresi, 77)</text:p>
      <text:p text:style-name="P6">Musa'ya: "Kullarımı gece yürüyüşe geçir, çünkü izleneceksiniz" diye vahyettik. (Şuara Suresi, 52)</text:p>
      <text:p text:style-name="P12"><text:soft-page-break/></text:p>
      <text:h text:style-name="P3" text:outline-level="3">Firavun'un İsrailoğullarını Takip Etmesi</text:h>
      <text:p text:style-name="P6">Bunun üzerine Firavun şehirlere (asker) toplayıcılar gönderdi. "Gerçek şu ki bunlar azınlık olan bir topluluktur; Ve elbette bize karşı da büyük bir öfke beslemektedirler." 'Biz ise uyanık bir toplumuz" (dedi). Böylelikle biz onları (Firavun ve kavmini) bahçelerden ve pınarlardan sürüp çıkardık; Hazinelerden ve soylu makam(lar)dan da. İşte böyle; bunlara israiloğullarını mirasçı kıldık. Böylece (Firavun ve ordusu) güneşin doğuş vakti onları izlemeye koyuldular. (Şuara Suresi, 53-60)</text:p>
      <text:p text:style-name="P12"/>
      <text:h text:style-name="P3" text:outline-level="3">Firavun ve Ordusunun Helak Edilmesi</text:h>
      <text:p text:style-name="P6">İki topluluk birbirini gördükleri zaman Musa'nın adamları: "Gerçekten yakalandık" dediler. (Musa:) "Hayır" dedi. "şüphesiz Rabbim, benimle beraberdir; bana yol gösterecektir." Bunun üzerine Musa'ya: "Asanla denize vur" diye vahyettik. (Vurdu ve) Deniz hemencecik yarılıverdi de her parçası kocaman bir dağ gibi oldu. Ötekileri de buraya yaklaştırdık. <text:s/>(Şuara Suresi, 61-64)</text:p>
      <text:p text:style-name="P6">Biz, israiloğullarını denizden geçirdik; Firavun ve askerleri azgınlıkla ve düşmanlıkla peşlerine düştü. Sular onu boğacak düzeye erişince (Firavun): "israiloğullarının kendisine inandığı (ilahtan) başka ilah olmadığına inandım ve ben de Müslümanlardanım" dedi. şimdi, öyle mi? Oysa sen önceleri isyan etmiştin ve bozgunculuk çıkaranlardandın. Bugün ise, senden sonrakilere bir ayet (tarihi bir belge, ibret) olman için seni yalnızca bedeninle kurtaracağız (herkese cesedini göstereceğiz). Gerçekten insanlardan çoğu, bizim ayetlerimizden habersizdirler. (Yunus Suresi, 90-92)</text:p>
      <text:p text:style-name="P6">Musa'yı ve onunla birlikte olanların hepsini kurtarmış olduk. Sonra ötekileri suda boğduk. (Şuara Suresi, 65-66)</text:p>
      <text:p text:style-name="P6">Onlar nice bahçeler ve pınarlar terketmişlerdi; (Nice) Ekinler, güzel konaklar, ve içlerinde 'sevinç ve mutluluk içinde' yaşadıkları nimetler, işte böyle; Biz bunları başka bir kavime miras olarak verdik. (Duhan Suresi, 25-28)</text:p>
      <text:p text:style-name="P6">Kendisine bereketler kıldığımız yerin doğusuna da, batısına da o hor kılınıp-zayıf bırakılanları (müstaz'afları) mirasçılar kıldık. Rabbinin israiloğullarına olan o güzel sözü (vaadi), sabretmeleri dolayısıyla tamamlandı (yerine geldi). Firavun ve kavminin yapmakta oldukları ve yükselttiklerini (köşklerini, saraylarını) da yerle bir ettik. (Araf Suresi, 137)</text:p>
      <text:p text:style-name="P6">Ateş; sabah akşam, ona sunulurlar. Kıyamet-saatinin kopacağı gün: "Firavun çevresini, azabın en şiddetli olanına sokun" (denecek). (Mümin Suresi, 46)</text:p>
      <text:p text:style-name="P6">O, kıyamet günü kavminin önderliğine geçer, böylece onları ateşe götürmüş olur. Sonunda vardıkları yer, ne kötü bir yerdir. Onlar, burda da, kıyamet gününde de lanete tabi tutuldular. (Bu) Verilen bağış, ne kötü bir bağıştır. (Hud Suresi, 98-99)</text:p>
      <text:p text:style-name="P6">Onlar için ne gök, ne yer ağlamadı ve onlar (ın azabı) ertelenmedi. Andolsun, biz israiloğullarını o alçaltıcı azabtan kurtardık. Firavun'dan. Çünkü, o, ölçüyü taşıran bir mütekebbirdi. (Duhan Suresi, 29-31)</text:p>
      <text:p text:style-name="P12"/>
      <text:h text:style-name="P3" text:outline-level="3"><text:soft-page-break/>İsrailoğullarının Puta Tapmaları</text:h>
      <text:p text:style-name="P6">İsrailoğullarını denizden geçirdik. Putları önünde bel büküp eğilmekte olan bir topluluğa rastladılar. Musa'ya dediler ki: "Ey Musa, onların ilahları (var; onların ki) gibi, sen de bize bir ilah yap." O: "siz gerçekten cahillik etmekte olan bir kavimsiniz" dedi. Onların içinde bulundukları şey (din) mahvolucudur ve yapmakta oldukları şeyler (ibadetler) de geçersizdir. O sizi alemlere üstün kılmışken, ben size Allah'tan başka bir ilah mı arayacağım? Hani size dayanılmaz işkenceler yapan, kadınlarınızı sağ bırakıp erkek <text:s/>çocuklarınızı öldüren Firavun ailesinden sizi kurtarmıştık. Bunda Rabbinizden sizin için büyük bir imtihan vardı." <text:s/>(Araf Suresi, 138-141)</text:p>
      <text:p text:style-name="P12"/>
      <text:h text:style-name="P3" text:outline-level="3">Hz. Musa'nın Allah'la Konuşması</text:h>
      <text:p text:style-name="P6">Musa ile otuz gece için sözleştik ve ona bir on daha ekledik. Böylece Rabbinin belirlediği süre, kırk geceye tamamlandı. Musa, kardeşi Harun'a "Kavmimde benim yerime geç, ıslah et ve bozguncuların yolunu tutma" dedi. Musa tayin edilen sürede gelince ve Rabbi onunla konuşunca: "Rabbim, bana göster, Seni göreyim" dedi. (Allah:) "Beni asla göremezsin, ama şu dağa bak; eğer o yerinde karar kılabilirse, sen de beni göreceksin." Rabbi dağa tecelli edince, onu param parça etti. Musa bayılarak yere düştü. Kendine geldiğinde: "Sen ne yücesin (Rabbim). Sana tevbe ettim ve ben iman edenlerin ilkiyim" dedi. (Allah:) "Ey Musa" dedi. "Sana verdiğim risaletimle ve seninle konuşmamla seni insanlar üzerinde seçkin kıldım. Sana verdiklerimi al ve şükredenlerden ol." (Araf Suresi, 142-144)</text:p>
      <text:p text:style-name="P6">"Seni kavminden 'çarçabuk ayrılmaya iten' nedir ey Musa? Dedi ki: "Onlar arkamda izim üzerindedirler, hoşnut kalman için, Sana gelmekte acele ettim Rabbim." (Taha Suresi, 83-84)</text:p>
      <text:p text:style-name="P12"/>
      <text:h text:style-name="P3" text:outline-level="3">Hz. Musa'ya Tevrat'ın Verilmesi</text:h>
      <text:p text:style-name="P6">Biz ona Levhalar'da herşeyden bir öğüt ve herşeyin yeterli bir açıklamasını yazdık. (Ve:) "şimdi bunlara sıkıca sarıl ve kavmine de emret ki en güzeliyle sarılsınlar. Size fasıkların yurdunu pek yakında göstereceğim" (dedik). (Araf Suresi, 145)</text:p>
      <text:p text:style-name="P6">Hani israiloğullarından, "Allah'tan başkasına kulluk etmeyin, anneye-babaya, yakınlara, yetimlere ve yoksullara iyilikle davranın, insanlara güzel söz söyleyin, namazı dosdoğru kılın ve zekatı verin" diye misak almıştık. Sonra siz, pek azınız hariç, döndünüz ve (hâlâ) yüz çeviriyorsunuz. Hani sizden "Birbirinizin kanını dökmeyin, birbirinizi yurtlarınızdan çıkarmayın" diye misak almıştık. Sonra sizler bunu onaylamıştınız, hâlâ (buna) şahitlik ediyorsunuz. (Bakara Suresi, <text:s/>83-84)</text:p>
      <text:p text:style-name="P6">Ey israiloğulları, andolsun, sizi düşmanlarınızdan kurtardık. Tur'un sağ yanında sizinle vaadleştik ve üzerinize kudret helvasıyla bıldırcın indirdik. Size, rızık olarak verdiklerimizden temiz olanlarından yiyin, bu konuda azgınlık yapmayın, yoksa gazabım üzerinize kaçınılmaz olarak iner: benim gazabım, kimin üzerine inerse, muhakkak o, tepetaklak düşmüştür. Gerçekten ben, tevbe eden, inanan, salih amellerde bulunup da sonra doğru yola erişen kimseyi şüphesiz bağışlayıcıyım. <text:s/>(Taha Suresi, 80-82)</text:p>
      <text:p text:style-name="P12"/>
      <text:h text:style-name="P3" text:outline-level="3"><text:soft-page-break/>Hz. Musa Tur Dağı'nda İken, Geride Bıraktığı Kavminin Buzağıya Tapınması</text:h>
      <text:p text:style-name="P6">Hani Musa ile kırk gece için sözleşmiştik. Ama sonra siz, onun arkasından buzağıyı (tanrı) edinmiş ve (böylece) zalimler olmuştunuz. Bundan sonra, (artık) şükredesiniz diye sizi bağışladık. Ve hidayete eresiniz diye Musa'ya Kitab'ı ve Furkan'ı verdik. Hani Musa, kavmine: "Ey kavmim, gerçekten siz, buzağıyı (tanrı) edinmekle kendinize zulmettiniz. Hemen, kusursuzca yaratan (gerçek ilah)ınıza tevbe edip nefislerinizi öldürün: bu, yaratıcınız katında sizin için daha hayırlıdır" demişti. Bunun üzerine (Allah) tevbelerinizi kabul etti. Şüphesiz O tevbeleri kabul edendir, esirgeyendir. <text:s/>(Bakara Suresi, 51-54)</text:p>
      <text:p text:style-name="P6">Dedi ki: "Biz senden sonra kavmini deneme (fitne)den geçirdik, Samiri onları şaşırtıp-saptırdı." (Taha Suresi, 85)</text:p>
      <text:p text:style-name="P6">(Tura gitmesinin) Ardından Musa'nın kavmi süs eşyalarından böğürmesi olan bir buzağı heykelini (tapılacak ilah) edindiler. Onun kendileriyle konuşmadığını ve onları bir yola da yöneltip-iletmediğini (hidayete erdirmediğini) görmediler mi? Onu (tanrı) edindiler de, zulmedenler oldular. (Araf Suresi, 148)</text:p>
      <text:p text:style-name="P12"/>
      <text:h text:style-name="P3" text:outline-level="3">Hz. Musa'nın Kavmine Geri Dönmesi</text:h>
      <text:p text:style-name="P6">Musa kavmine oldukça kızgın, üzgün olarak döndüğünde onlara: "Beni arkamdan, ne kötü temsil ettiniz? Rabbinizin emrini çabuklaştırdınız, öyle mi?" dedi. Levhaları bıraktı ve kardeşini başından tutup kendisine doğru çekiyordu (ki Harun ona:) "Annem oğlu, bu topluluk beni zayıflattı (hırpalayıp güçsüzleştirdi) ve neredeyse beni öldürmeye giriştiler. Bari sen düşmanları sevindirecek bir şey yapma ve beni bu zalimler topluluğuyla birlikte kılma (sayma)" dedi. <text:s/>(Araf Suresi,150)</text:p>
      <text:p text:style-name="P6">Bunun üzerine Musa, kavmine oldukça kızgın, üzgün olarak döndü. Dedi ki: "Ey kavmim, Rabbiniz size güzel bir vaadde bulunmadı mı? Size (verilen) söz (ya da süre) pek uzun mu geldi? Yoksa Rabbinizden üzerinize kaçınılmaz bir gazabın inmesini mi istediniz de bana verdiğiniz sözden caydınız?" Dediler ki: "Biz sana verdiğimiz sözden kendiliğimizden dönmedik, ancak o kavmin (Mısır halkının) süs eşyalarından birtakım yükler yüklenmiştik, onları (ateşe) attık, böylece Samiri de attı." Böylece onlara böğüren bir buzağı heykeli döküp çıkardı, "işte, sizin ve ilahınız, Musa'nın ilahı budur; fakat (Musa) unuttu" dediler. Onun kendilerine bir sözle cevap vermediğini ve onlara bir zarar veya fayda sağlamaya gücü olmadığını görmüyorlar mı? Andolsun, Harun bundan önce onlara: "Ey kavmim, gerçekten siz bununla fitneye düşürüldünüz (denendiniz). Sizin asıl Rabbiniz Rahman (olan Allah)dır; şu halde bana uyun ve emrime itaat edin" demişti. Demişlerdi ki: "Musa bize geri gelinceye kadar ona (buzağıya) karşı bel büküp önünde eğilmekten kesinlikle ayrılmayacağız." (Musa da gelince:) "Ey Harun" demişti. "Onların saptıklarını gördüğün zaman seni (Onlara müdahale etmekten) alıkoyan neydi? Niye bana uymadın, emrime baş mı kaldırdın?" Dedi ki: "Ey annemin oğlu, sakalımı ve başımı tutup-yolma. Ben, senin: "israiloğulları arasında ayrılık çıkardın, sözümü önemsemedin" demenden endişe edip korktum." (Musa) Dedi ki: "Ya senin amacın nedir ey Samiri?" Dedi ki: "Ben onların görmediklerini gördüm, böylece elçinin izinden bir avuç alıp atıverdim; böylelikle bana bunu nefsim hoşa giden (bir şey) gösterdi." Dedi ki: "Haydi çekip git, artık senin hayatta (hakettiğin ceza: "Bana dokunulmasın") deyip yerinmendir." Ve şüphesiz senin için kendisinden asla kaçınamayacağın (azab dolu) bir buluşma zamanı vardır. Üstüne kapanıp bel bükerek önünde eğildiğin ilahına bir bak; biz onu mutlaka yakacağız, sonra darmadağın edip <text:soft-page-break/>denizde savuracağız. Sizin ilahınız yalnızca Allah'tır ki, O'nun dışında ilah yoktur. O, ilim bakımından herşeyi kuşatmıştır." (Taha Suresi, 86-98)</text:p>
      <text:p text:style-name="P6">(Musa yalvarıp) Dedi ki: "Rabbim, beni ve kardeşimi bağışla, bizi rahmetine kat. Sen merhamet edenlerin en merhametli olanısın." Şüphesiz, buzağıyı (tanrı) edinenlere Rablerinden bir gazab ve dünya hayatında bir zillet yetişecektir. işte biz, 'yalan düzüp-uyduranları' böyle cezalandırırız. (Araf Suresi, 151-152)</text:p>
      <text:p text:style-name="P6">Musa kabaran öfkesi (gazabı) yatışınca Levhalar'ı aldı. (Onlardan bir) Nüshasında "Rablerinden korkanlar için bir hidayet ve bir rahmet vardır" (yazılıydı.) (Araf Suresi, 154)</text:p>
      <text:p text:style-name="P12"/>
      <text:h text:style-name="P3" text:outline-level="3">Hz. Musa'nın Mağfiret Dilemesi</text:h>
      <text:p text:style-name="P6">Ve demiştiniz ki: "Ey Musa, biz Allah'ı apaçık görünceye kadar sana inanmayız." Bunun üzerine yıldırım sizi (kendinizden) almıştı. Ve siz bakıp duruyordunuz. Sonra şükredesiniz diye, sizi ölümünüzden sonra dirilttik. (Bakara Suresi, 55-56)</text:p>
      <text:p text:style-name="P6">Musa, belirlediğimiz buluşma zamanı için kavminden yetmiş adam seçip-ayırdı. Bunları da 'dayanılmaz bir sarsıntı' tutuverince, dedi ki: "Rabbim, eğer dileseydin, onları ve beni daha önceden helak ederdin. (şimdi) içimizdeki beyinsizlerin yaptıklarından dolayı bizi helak edecek misin? O da Senin denemenden başkası değildir. Onunla sen dilediğini saptırır, dilediğini hidayete erdirirsin. Bizim velimiz Sensin. Öyleyse bizi bağışla, bizi esirge; Sen bağışlayanların en hayırlısısın." Bize bu dünyada da, ahirette de iyilik yaz, şüphesiz ki biz Sana yöneldik. Dedi ki: "Azabımı dilediğime isabet ettiririm, rahmetim ise herşeyi kuşatmıştır; onu korkup-sakınanlara, zekatı verenlere ve bizim ayetlerimize iman edenlere yazacağım." (Araf Suresi, 155-156)</text:p>
      <text:p text:style-name="P12"/>
      <text:h text:style-name="P3" text:outline-level="3">İsrailoğullarının Kendi Nefislerine Zulmetmeleri</text:h>
      <text:p text:style-name="P6">Biz onları (İsrailoğullarını) ayrı ayrı oymaklar olarak on iki topluluk (ümmet) olarak ayırdık. Kavmi kendisinden su istediğinde Musa'ya: "Asan'la taşa vur" diye vahyettik. Ondan on iki pınar sızıp-fışkırdı; böylece her bir insan- topluluğu su içeceği yeri öğrenmiş oldu. Üzerlerine bulutla gölge çektik ve onlara kudret helvası ile bıldırcın indirdik. (Sonra da şöyle dedik:) "Size rızık olarak verdiklerimizin temiz olanlarından yiyin." Onlar bize zulmetmedi, ancak kendi nefislerine zulmediyorlardı. <text:s/>(Araf Suresi, 160)</text:p>
      <text:p text:style-name="P6">Bulutları üzerinize gölge kıldık ve size kudret helvası ve bıldırcın indirdik. Size rızık olarak verdiklerimizin temizinden yiyin (dedik). Onlar bize zulmetmediler, ancak kendi nefislerine zulmettiler. (Bakara Suresi, 57)</text:p>
      <text:p text:style-name="P12"/>
      <text:h text:style-name="P3" text:outline-level="3">Hz. Musa'nın Kavminin Onunla Birlikte Hareket Etmeyi Reddetmesi</text:h>
      <text:p text:style-name="P6">Onlara: "Bu şehirde oturun, ondan istediğiniz yerden yeyin, 'dileğimiz bağışlanmadır' deyin ve kapısından secde ederek girin, (biz de) hatalarınızı bağışlayalım. iyilik yapanların (armağanlarını) arttıracağız" denildiğinde, Onlardan zulmedenler, sözü kendilerine söylenenden başka bir şeyle değiştirdiler. Biz de bunun üzerine zulmetmeleri dolayısıyla gökten 'iğrenç bir azab' indirdik. (Araf Suresi, 161)</text:p>
      <text:p text:style-name="P6"><text:soft-page-break/>Hani, Musa kavmine (şöyle) demişti: "Ey kavmim, Allah'ın üzerinizdeki nimetini anın; içinizden peygamberler çıkardı, sizden yöneticiler kıldı ve alemlerden hiç kimseye vermediğini size verdi. Ey kavmim, Allah'ın sizin için yazdığı (girmenizi emrettiği) kutsal yere girin ve gerisin geri arkanıza dönmeyin; yoksa kayba uğrayanlar olarak çevrilirsiniz." Dediler ki: "Ey Musa, orda zorba bir kavim vardır, onlar çıkmadıkları sürece biz oraya kesinlikle girmeyiz. şayet ordan çıkarlarsa, biz de muhakkak gireriz. Korkanlar arasında olup da Allah'ın kendilerine nimet verdiği iki kişi: "Onların üzerine kapıdan girin. Girerseniz, şüphesiz sizler galibsiniz. Eğer mü'minlerdenseniz, yalnızca Allah'a tevekkül edin." dedi. Dediler ki: "Ey Musa biz, onlar durduğu sürece hiçbir zaman oraya girmeyeceğiz. Sen ve Rabbin git, ikiniz savaşın. Biz burada duracağız." (Maide Suresi, 20-24)</text:p>
      <text:p text:style-name="P12"/>
      <text:h text:style-name="P3" text:outline-level="3">Allah'ın İsrailoğullarına Olan İhsanı ve İsrailoğullarının Nankörlükleri, Kendilerine Verilen Tevrat'ın Hükmünü Değiştirmeleri</text:h>
      <text:p text:style-name="P6">Onları yeryüzünde ayrı ayrı topluluklar olarak paramparça dağıttık. Kimileri salih (davranışlarda) bulunuyor, kimileri de bunların dışında olan aşağılıklardır. Onları iyiliklerle ve kötülüklerle imtihan ettik, ki dönsünler. Onların ardından yerlerine kitaba mirasçı olan bir takım 'kötü kimseler' geçti. (Bunlar) şu değersiz olan (dünya)ın geçici-yararını alıyor ve: "Yakında bağışlanacağız" diyorlar. Bunun benzeri bir yarar gelince onu da alıyorlar. Kendilerinden Allah'a karşı hakkı söylemekten başka bir şeyi söylemeyeceklerine ilişkin Kitap sözü alınmamış mıydı? Oysa içinde olanı okudular. (Allah'tan) Korkanlar için ahiret yurdu daha hayırlıdır. Hâlâ akıl erdirmeyecek misiniz? <text:s/>(Araf Suresi, 168-169)</text:p>
      <text:p text:style-name="P6">Artık vay hallerine; kitabı kendi elleriyle yazıp, sonra az bir değer karşılığında satmak için "Bu Allah katındandır" diyenlere. Artık vay, elleriyle yazdıklarından dolayı onlara; vay kazanmakta olduklarına. (Bakara Suresi, 79)</text:p>
      <text:p text:style-name="P6">Hani sizden misak almış ve Tur'u üstünüze yükseltmiştik (ve): "Size verdiğimize (Kitaba) sımsıkı sarılın ve dinleyin" (demiştik). Demişlerdi ki: "Dinledik ve baş kaldırdık." inkârları yüzünden buzağı (tutkusu) kalplerine sindirilmişti. De ki: "inanıyorsanız, inancınız size ne kötü şey emrediyor?" (Bakara Suresi, 93)</text:p>
      <text:p text:style-name="P6">Onlar: "Allah, beşere hiçbir şey indirmemiştir" demekle Allah'ı, kadrinin hakkını vererek takdir edemediler. De ki: "Musa'nın insanlara bir nur ve hidayet olarak getirdiği ve sizin de (parça parça) kâğıtlar üzerinde yazılı kılıp (bir kısmını) açıkladığınız ve çoğunu gözardı ettiğiniz kitabı kim indirdi? Sizin ve atalarınızın bilmediği şeyler size öğretilmiştir." De ki: "Allah." Sonra Onları bırak, içine 'daldıkları saçma uğraşılarında' oyalanıp-dursunlar. (Enam Suresi, 91)</text:p>
      <text:p text:style-name="P6">Eğer, Kitap Ehli iman edip sakınsalardı, elbette onların kötülüklerini örter ve onları 'nimetlerle donatılmış' cennetlere sokardık. Ve eğer onlar Tevrat'ı, İncil'i ve kendilerine Rablerinden indirileni (Kur'an'ı) ayakta tutsalardı, elbette üstlerinden ve ayaklarının altından (sayısız nimeti) yiyeceklerdi. İçlerinde aşırı olmayan (mutedil) bir ümmet vardır. Onlardan çoğunun yaptıkları ise ne kötüdür! (Maide Suresi, 65-66)</text:p>
      <text:p text:style-name="P8">Andolsun, biz israiloğullarına Kitap, hüküm ve peygamberlik verdik, onları temiz ve güzel şeylerle rızıklandırdık ve onları alemlere üstün kıldık. Ve onlara bu emirden açık belgeler verdik. Fakat onlar, kendilerine ilim geldikten sonra, yalnızca aralarındaki 'hakka tecavüz ve azgınlıktan' dolayı ihtilafa düştüler. <text:soft-page-break/>Şüphesiz Rabbin, hakkında ihtilafa düştükleri şeyde kıyamet günü aralarında hüküm verecektir. (Casiye Suresi, <text:s/>16-17)</text:p>
      <text:p text:style-name="P6">Kendilerine Tevrat yükletilip de sonra onu (içindeki derin anlamları, hikmet ve hükümleriyle gereği gibi) yüklenmemiş olanların durumu, koskoca kitap yükü taşıyan eşeğin durumu gibidir. Allah'ın ayetlerini yalanlayan kavmin durumu ne kötüdür. Allah, zalim bir kavmi hidayete erdirmez. (Cuma Suresi, 5)</text:p>
      <text:p text:style-name="P12"/>
      <text:h text:style-name="P3" text:outline-level="3">Hz. Musa'yı Yalanlamaları</text:h>
      <text:p text:style-name="P6">Andolsun, biz İsrailoğullarından kesin söz almış (misak) ve onlara elçiler göndermiştik. Onlara ne zaman nefislerinin hoşuna gitmeyen bir şeyle bir elçi geldiyse, bir bölümünü yalanladılar, bir bölümünü de öldürdüler. (Maide Suresi, 70)</text:p>
      <text:p text:style-name="P6">Andolsun, biz Musa'ya kitabı verdik ve ardından peşpeşe elçiler gönderdik. Meryemoğlu İsa'ya da apaçık belgeler verdik ve onu Ruhu'l-Kudüs'le teyid ettik. Demek, size ne zaman bir elçi nefsinizin hoşlanmayacağı bir şeyle gelse, büyüklük taslayarak bir kısmınız onu yalanlayacak, bir kısmınız da onu öldürecek misiniz? (Bakara Suresi, 87)</text:p>
      <text:p text:style-name="P6">Bir fitne olmayacak sandılar, körleştiler, sağırlaştılar. Sonra Allah, tevbelerini kabul etti, (yine) onlardan çoğunluğu körleştiler, sağırlaştılar. <text:s/>Allah yapmakta olduklarını görendir. (Maide Suresi, 71)</text:p>
      <text:p text:style-name="P12"/>
      <text:h text:style-name="P3" text:outline-level="3">İman Etmek İçin Allah'ı Görmek İstemeleri</text:h>
      <text:p text:style-name="P6">Ve demiştiniz ki: "Ey Musa, biz Allah'ı apaçık görünceye kadar sana inanmayız." Bunun üzerine yıldırım sizi (kendinizden) almıştı. Ve siz bakıp duruyordunuz. Sonra şükredesiniz diye, sizi ölümünüzden sonra dirilttik. (Bakara Suresi, 55-56)</text:p>
      <text:p text:style-name="P12"/>
      <text:h text:style-name="P3" text:outline-level="3">Allah'ın İsrailoğullarına Verdiği Nimetler</text:h>
      <text:p text:style-name="P6">Bulutları üzerinize gölge kıldık ve size kudret helvası ve bıldırcın indirdik. Size rızık olarak verdiklerimizin temizinden yiyin (dedik). Onlar bize zulmetmediler, ancak kendi nefislerine zulmettiler. Ve hatırlayın, demiştik ki: "Şu şehre girin ve orada istediğiniz yerde bol bol yiyin, yalnızca secde ederek kapısından girerken 'dileğimiz bağışlanmadır' deyin; (biz de) hatalarınızı bağışlayalım; iyilik yapanların (ecirlerini) arttıracağız." Ama zulmedenler, kendilerine söylenen sözü bir başkasıyla değiştirdiler. Biz de o zalimlerin yaptıkları bozgunculuğa karşılık, üzerlerine gökten iğrenç bir azab indirdik. (Yine) Hatırlayın; Musa kavmi için su aramıştı, o zaman biz ona: "Asanı taşa vur" demiştik de ondan oniki pınar fışkırmıştı, böylece herkes içeceği yeri bilmişti. Allah'ın verdiği rızıktan yiyin, için ve yeryüzünde bozgunculuk (fesad) yaparak karışıklık çıkarmayın. (Bakara Suresi, 57- 60)</text:p>
      <text:p text:style-name="P12"/>
      <text:h text:style-name="P3" text:outline-level="3">İsrailoğullarının Nimetlere Nankörlük Etmeleri</text:h>
      <text:p text:style-name="P6">Siz (ise şöyle) demiştiniz: "Ey Musa, biz bir çeşit yemeğe katlanmayacağız, Rabbine yalvar da, bize yerin bitirdiklerinden bakla, acur, sarmısak, mercimek ve soğan çıkarsın." (O zaman Musa:) "Hayırlı olanı, şu değersiz, şeyle mi değiştirmek istiyorsunuz? (Öyleyse) Mısır'a inin, çünkü (orada) kendiniz için <text:soft-page-break/>istediğiniz vardır" demişti. Onların üzerine horluk ve yoksulluk (damgası) vuruldu ve Allah'tan bir gazaba uğradılar. Bu, kuşkusuz, Allah'ın ayetlerini tanımazlıkları ve peygamberleri haksız yere öldürmelerindendi. (Yine) bu, isyan etmelerinden ve sınırı çiğnemelerindendi. (Bakara Suresi, 61)</text:p>
      <text:p text:style-name="P6">Bunu, hem çağdaşlarına, hem sonra gelecek olanlara 'ibret verici bir ceza', takva sahipleri için de bir öğüt kıldık. (Bakara Suresi, 66)</text:p>
      <text:p text:style-name="P6">Bir de onlara deniz kıyısındaki şehri(n uğradığı sonucu) sor. Hani onlar cumartesi (yasağını çiğneyerek) haddi aşmışlardı. 'Cumartesi günü iş yapma yasağına uyduklarında', balıkları onlara açıktan akın akın geliyor, 'cumartesi günü iş yapma yasağına uymadıklarında' ise, gelmiyorlardı. işte biz, fıska sapmaları dolayısıyla onları böyle imtihan ediyorduk. Onlardan bir topluluk: "Allah'ın kendilerini helak etmek veya şiddetli bir azaba uğratmak istediği bir kavme ne diye öğüt veriyorsunuz?" dediğinde "Rabbinize karşı bir özür için ve bir ihtimal sakınabilirler, diye" dediler. Kendilerine hatırlatılanı unuttuklarında ise, biz de kötülükten sakındıranları kurtardık. Zulmedenleri yaptıkları fısk dolayısıyla pek zorlu bir azab ile yakaladık. Onlar, kendisinden sakındırıldıkları 'şeyi yapmada ısrar edip başkaldırınca' onlara: "Aşağılık maymunlar olunuz" dedik. işte o zaman Rabbin, onlara en kötü azabı yapacak kimse(leri) kıyamet gününe kadar üzerlerine mutlaka göndereceğini bildirdi. Şüphesiz, Rabbin (ceza ile) sonuçlandırması pek çabuk olandır ve gerçekten O, bağışlayandır, esirgeyendir. (Araf Suresi, 163-167)</text:p>
      <text:p text:style-name="P6">Andolsun, sizden cumartesi (günü) yasağı çiğneyenleri elbette biliyorsunuz. İşte biz, onlara: "Aşağılık maymunlar olun" dedik. (Bakara Suresi, 65)</text:p>
      <text:p text:style-name="P12"/>
      <text:h text:style-name="P3" text:outline-level="3">Allah'ın İsrailoğullarına Sığır Kesmelerini Emretmesi</text:h>
      <text:p text:style-name="P6">Hani Musa kavmine: "Allah, muhakkak sizin bir sığır kesmenizi emrediyor" demişti. "Bizi alaya mı alıyorsun?" dediler. (Musa) "Cahillerden olmaktan Allah'a sığınırım" dedi."Rabbine adımıza yalvar da, bize niteliklerini açıklasın" dediler. (Musa, Rabbine yalvardıktan sonra) "şüphesiz Allah diyor ki: O ne pek geçkin, ne de pek genç, ikisi arası dinç(likte bir sığır olmalı)dır. Artık emrolunduğunuz şeyi yerine getirin" dedi. (Bu sefer) dediler ki: "Rabbine adımıza yalvar da, bize rengini bildirsin." O: "(Rabbim) diyor ki: O, bakanların içini ferahlatan sarı bir inektir" dedi. (Onlar yine:) "Rabbine adımıza yalvar da, bize onun niteliklerini açıklasın. Çünkü bize göre sığırlar birbirine benzer. İnşaallah (Allah dilerse) biz doğruyu buluruz" dediler. (Bunun üzerine Musa, "Rabbim) diyor ki: O, yeri sürmek ve ekini sulamak için boyunduruğa alınmayan, salma ve alacası olmayan bir inektir" dedi. (O zaman): "Şimdi gerçeği getirdin" dediler. Böylece ineği kestiler; ama neredeyse (bunu) yapmayacaklardı. Hani siz bir kişiyi öldürmüştünüz ve bu konuda birbirinize düşmüştünüz. Oysa Allah, gizlediklerinizi açığa çıkaracaktı. Bunun için de: "Ona (cesede, kestiğiniz ineğin) bir parçasıyla vurun" demiştik. Böylece, Allah ölüleri diriltir ve size ayetlerini gösterir; ki akıllanasınız. (Bakara Suresi, 67-73)</text:p>
      <text:p text:style-name="P12"/>
      <text:h text:style-name="P3" text:outline-level="3">Hz. Musa ile Kendisine İlim Verilen Kişinin Kıssası</text:h>
      <text:p text:style-name="P6">Böylece ikisi, iki (deniz)in birleştiği yere ulaşınca balıklarını unutuverdiler; (balık) denizde bir akıntıya doğru (veya bir menfez bulup) kendi yolunu tuttu. (Varmaları gereken yere gelip) Geçtiklerinde (Musa) genç-yardımcısına dedi ki: "Yemeğimizi getir bize, andolsun, bu yaptığımız-yolculuktan gerçekten yorulduk." (Genç-yardımcısı) Dedi ki: "Gördün mü, kayaya sığındığımızda, ben balığı unuttum. Onu hatırlamamı şeytan'dan başkası bana unutturmadı; o da şaşılacak tarzda denizde kendi yolunu tuttu." <text:soft-page-break/>(Musa) Dedi ki: <text:s/>"Bizim de aradığımız buydu." Böylelikle ikisi izleri üzerinde geriye doğru gittiler. Derken, katımızdan kendisine bir rahmet verdiğimiz ve tarafımızdan kendisine bir ilim öğrettiğimiz kullarımızdan bir kulu buldular. Musa ona dedi ki: "Doğru yol (rüşd) olarak sana öğretilenden bana öğretmen için sana tabi olabilir miyim?" Dedi ki: "Gerçekten sen, benimle birlikte olma sabrını göstermeye güç yetiremezsin." (Böyleyken) "Özünü kavramaya kuşatıcı olamadığın şeye nasıl sabredebilirsin?" (Musa:) "inşaallah, beni sabreden (biri olarak) bulacaksın. Hiç bir işte sana karşı gelmeyeceğim" dedi. Dedi ki: "Eğer bana uyacak olursan, hiçbir şey hakkında bana soru sorma, ben sana öğütle-anlatıp söz edinceye kadar." Böylece ikisi yola koyuldu. Nitekim bir gemiye binince, o bunu (gemiyi) deliverdi. (Musa) Dedi ki: "içindekilerini batırmak için mi onu deldin? Andolsun, sen şaşırtıcı bir iş yaptın." Dedi ki: "Gerçekten benimle birlikte olma sabrını göstermeye kesinlikle güç yetiremeyeceğini ben sana söylemedim mi?" (Musa:) "Beni, unuttuğumdan dolayı sorgulama ve bu işimden dolayı bana zorluk çıkarma" dedi. Böylece ikisi (yine) yola koyuldular. Nitekim bir çocukla karşılaştılar, o hemen tutup onu öldürüverdi. (Musa) Dedi ki: "Bir cana karşılık olmaksızın, tertemiz bir canı mı öldürdün? Andolsun, sen kötü bir iş yaptın." Dedi ki: "Gerçekte benimle birlikte olma sabrını göstermeye kesinlikle güç yetiremeyeceğini ben sana söylemedim mi?" (Musa:) "Bundan sonra sana bir şey soracak olursam, artık benimle arkadaşlık etme. Benden yana bir özre ulaşmış olursun" dedi. (Yine) Böylece ikisi yola koyuldu. Nihayet bir kasabaya gelip yemek istediler, fakat (kasaba halkı) onları konuklamaktan kaçındı. Onda (kasabada) yıkılmaya yüz tutmuş bir duvar buldular, hemen onu inşa etti. (Musa) Dedi ki: "Eğer isteseydin gerçekten buna karşılık bir ücret alabilirdin." Dedi ki: "İşte bu, benimle senin aranda ayrılma (zamanı)mız. Sana, üzerinde sabır göstermeye güç yetiremeyeceğin bir yorumu haber vereceğim. Gemi, denizde çalışan yoksullarındı, onu kusurlu yapmak istedim, (çünkü) ilerilerinde, her gemiyi zorbalıkla ele geçiren bir kral vardı. Çocuğa gelince, onun anne ve babası mü'min kimselerdi. Bundan dolayı, <text:s/>onun kendilerine azgınlık ve inkâr zorunu kullanmasından endişe edip-korktuk. Böylece, onlara Rablerinin ondan temiz olmak bakımından daha hayırlısı, merhamet bakımından da daha yakın olanını vermesini diledik. Duvar ise, şehirde iki öksüz çocuğundu, altında onlara ait bir define vardı; babaları salih biriydi. Rabbin diledi ki, onlar erginlik çağına erişsinler ve kendi definelerini çıkarsınlar; (bu,) Rabbinden bir rahmettir. Bunları ben, kendi işim (özel görüşüm) olarak yapmadım. işte, senin sabır göstermeye güç yetiremediğin şeylerin yorumu." (Kehf Suresi, <text:s/>61-82)</text:p>
      <text:p text:style-name="P12"/>
      <text:h text:style-name="P29" text:outline-level="2">HZ. DAVUD KISSASI</text:h>
      <text:p text:style-name="P6">Rabbin, göklerde ve yerde olan herkesi en iyi bilir. Andolsun, biz peygamberlerin bir kısmını bir kısmına üstün kıldık ve Davud'a da Zebur verdik. (İsra Suresi, 55)</text:p>
      <text:p text:style-name="P12"/>
      <text:h text:style-name="P3" text:outline-level="3">Talut Kıssası</text:h>
      <text:p text:style-name="P6">Musa'dan sonra israiloğullarının önde gelenlerini görmedin mi? Hani, peygamberlerinden birine: "Bize bir melik gönder de Allah yolunda savaşalım" demişlerdi, O: "Ya üzerinize savaş yazıldığı halde savaşmayacak olursanız?" demişti. "Bize ne oluyor ki Allah yolunda savaşmayalım? Ki biz yurdumuzdan çıkarıldık ve çocuklarımızdan (uzaklaştırıldık.)" demişlerdi. Ama onlara savaş yazıldığı (öngörüldüğü) zaman, az bir kısmı hariç yüz çevirdiler. Allah zalimleri bilir. Onlara peygamberleri dedi ki: "Allah size Talut'u (melik olarak) gönderdi." Onlar: "Biz hükümdarlığa, ona göre daha çok hak sahibiyken ve ona bir mal (servet) bolluğu verilmemişken, nasıl bizi (yönetmek üzere) hükümdarlık (mülk) onun olabilir?" <text:soft-page-break/>dediler. O (şöyle) demişti: "Doğrusu Allah size onu seçti ve onun bilgi ve bedenî gücünü arttırdı. Allah, kime dilerse mülkünü verir; Allah (rahmeti ve gücü) geniş olandır, bilendir."Peygamberleri, onlara (şöyle) dedi: "Onun hükümdarlığının belgesi, size Tabut'un gelmesi (olacaktır ki) onda Rabbinizden 'bir güven duygusu ve huzur' ile Musa ailesinden ve Harun ailesinden artakalanlar var; onu melekler taşır. Eğer inanmışlarsanız, bunda şüphesiz sizin için bir delil vardır." (Bakara Suresi, 246-248)</text:p>
      <text:p text:style-name="P12"/>
      <text:h text:style-name="P3" text:outline-level="3">Talut ve Calut Kıssası</text:h>
      <text:p text:style-name="P6">Talut, orduyla birlikte ayrıldığında dedi ki: "Doğrusu Allah sizi bir ırmakla imtihan edecektir. Kim bundan içerse, artık o benden değildir ve kim de -eliyle bir avuç alanlar hariç- onu tadmazsa bendendir. Küçük bir kısmı hariç (hepsi sudan) içti. O, kendisiyle beraber iman edenlerle (ırmağı) geçince onlar (geride kalanlar): "Bugün bizim Calut'a ve ordusuna karşı (koyacak) gücümüz yok" dediler. (O zaman) Muhakkak Allah'a kavuşacaklarını umanlar (şöyle) dediler: "Nice küçük topluluk, daha çok olan bir topluluğa Allah'ın izniyle galib gelmiştir; Allah sabredenlerle beraberdir." Onlar, Calut ve ordusuna karşı meydana (savaşa) çıktıklarında, dediler ki: "Rabbimiz, üzerimize sabır yağdır, adımlarımızı sabit kıl (kaydırma) ve kâfirler topluluğuna karşı bize yardım et." Böylece onları, Allah'ın izniyle yenilgiye uğrattılar. Davud Calut'u öldürdü. Allah da ona mülk ve hikmet verdi; ona dilediğinden öğretti. Eğer Allah'ın, insanların bir kısmı ile bir kısmını def'i (engellemesi) olmasaydı, yeryüzü mutlaka fesada uğrardı. Ancak Allah, alemlere karşı büyük fazl (ve ihsan) sahibidir. (Bakara Suresi, 249-251)</text:p>
      <text:p text:style-name="P12"/>
      <text:h text:style-name="P3" text:outline-level="3">Hz. Davud'un Peygamberliği</text:h>
      <text:p text:style-name="P6">Ve ona İshak'ı ve Yakub'u armağan ettik, hepsini hidayete eriştirdik; bundan önce de Nuh'u ve onun soyundan Davud'u, Süleyman'ı, Eyyub'u, Yusuf'u, Musa'yı ve Harun'u hidayete ulaştırdık. Biz, iyilik yapanları işte böyle ödüllendiririz. (Enam Suresi, 84)</text:p>
      <text:p text:style-name="P6">Nuh'a ve ondan sonraki peygamberlere vahyettiğimiz gibi, sana da vahyettik. İbrahim'e, İsmail'e, İshak'a, Yakub'a, torunlarına, İsa'ya, Eyyub'a, Yunus'a, Harun'a ve Süleyman'a da vahyettik. Davud'a da Zebur verdik. (Nisa Suresi, 163)</text:p>
      <text:p text:style-name="P6">Rabbin, göklerde ve yerde olan herkesi en iyi bilir. Andolsun, biz peygamberlerin bir kısmını bir kısmına üstün kıldık ve Davud'a da Zebur verdik. (İsra Suresi, 55)</text:p>
      <text:p text:style-name="P12"/>
      <text:h text:style-name="P3" text:outline-level="3">Hz. Davut'un Özellikleri</text:h>
      <text:p text:style-name="P6">Böylece onları, Allah'ın izniyle yenilgiye uğrattılar. Davud Calut'u öldürdü. Allah da ona mülk ve hikmet verdi; ona dilediğinden öğretti. Eğer <text:s/>Allah'ın, insanların bir kısmı ile bir kısmını def'i (engellemesi) olmasaydı, yeryüzü mutlaka fesada uğrardı. Ancak Allah, alemlere karşı büyük fazl (ve ihsan) sahibidir. (Bakara Suresi, 251)</text:p>
      <text:p text:style-name="P12"/>
      <text:h text:style-name="P3" text:outline-level="3"><text:soft-page-break/>Dağların ve Kuşların Emrinde Olması</text:h>
      <text:p text:style-name="P6">Andolsun, biz Davud'a tarafımızdan bir fazl (üstünlük) verdik. "Ey dağlar, onunla birlikte (Beni tesbih edip) yankıyla ses verin" (dedik) ve kuşlara da (aynısını emrettik). Ve ona demiri yumuşattık. (Sebe Suresi, 10)</text:p>
      <text:p text:style-name="P6">Doğrusu biz dağlara boyun eğdirdik, akşam ve sabah kendisiyle birlikte (Allah'ı) tesbih ederlerdi. Ve toplanıp gelen kuşları da. Hepsi onunla (Allah'ı tesbih etmede uyum içinde) yönelip-dönmekte olanlar idi. (Sad Suresi, 18-19)</text:p>
      <text:p text:style-name="P12"/>
      <text:h text:style-name="P3" text:outline-level="3">Mülk, Hikmet ve Anlatım Çarpıcılığına Sahip Olması</text:h>
      <text:p text:style-name="P6">Onun mülkünü güçlendirmiştik. Ona hikmet ve anlatım çarpıcılığını vermiştik. (Sad Suresi, 20)</text:p>
      <text:p text:style-name="P12"/>
      <text:h text:style-name="P3" text:outline-level="3">Sanat Konusunda İlim Sahibi Olması</text:h>
      <text:p text:style-name="P6">Ve sizin için ona, zorlu-savaşınızda sizi korusun diye, '(madeni) giyim-sanatını' öğrettik. Buna rağmen siz şükredenler misiniz? <text:s/>(Enbiya Suresi, 80)</text:p>
      <text:p text:style-name="P6">Andolsun, biz Davud'a tarafımızdan bir fazl (üstünlük) verdik. "Ey dağlar, onunla birlikte (Beni tesbih edip) yankıyla ses verin" (dedik) ve kuşlara da (aynısını emrettik). Ve ona demiri yumuşattık. "Geniş zırhlar yap, (onları) düzenli bir biçime sok ve hepiniz salih ameller yapın. Gerçekten ben, sizin yaptıklarınızı görenim" <text:s/>(diye vahyettik). (Sebe Suresi, 10-11)</text:p>
      <text:p text:style-name="P12"/>
      <text:h text:style-name="P3" text:outline-level="3">Hz. Davud'a Gelen Davacılar</text:h>
      <text:p text:style-name="P6">Sana o davacıların haberi geldi mi? Hani mihraba (Davud'un bulunduğu yere girmek için) yüksek duvardan tırmanmışlardı. Davud'a girdiklerinde, o, onlardan ürkmüştü; dediler ki: "Korkma, iki davacıyız, birimiz diğerimize haksızlıkta bulundu. Şimdi sen aramızda hak ile hükmet, kararında zulme sapma ve bizi doğru yolun ortasına yöneltip-ilet. Bu benim kardeşimdir, doksan dokuz koyunu vardır, benimse bir tek koyunum var. Buna rağmen "Onu da benim payıma (koyunlarıma) kat" dedi ve bana, konuşmada üstün geldi." (Davud) Dedi ki: "Andolsun senin koyununu, kendi koyunlarına (katmak) istemekle sana zulmetmiştir. Doğrusu, (emek ve mali güçlerini) birleştirip katan (ortak)lardan çoğu, birbirlerine karşı tecavüz ederler; ancak iman edip salih amellerde bulunanlar başka. Onlar da ne kadar azdır." Davud, gerçekten bizim onu imtihan ettiğimizi sandı, böylece Rabbinden bağışlanma diledi ve rüku ederek yere kapandı ve (bize gönülden) yönelip-döndü. Böylece onu bağışladık. Şüphesiz onun Bizim katımızda gerçekten bir yakınlığı ve varılacak güzel bir yeri vardır. "Ey Davud, gerçek şu ki, Biz seni yeryüzünde bir halife kıldık. Öyleyse insanlar arasında hak ile hükmet, istek ve tutkulara (hevaya) uyma; sonra seni Allah'ın yolundan saptırır. Şüphesiz Allah'ın yolundan sapanlara, hesap gününü unutmalarından dolayı şiddetli bir azab vardır." (Sad Suresi, 21-26)</text:p>
      <text:p text:style-name="P12"/>
      <text:h text:style-name="P3" text:outline-level="3"><text:soft-page-break/>Ekin Tarlaları Konusunda Hüküm Vermeleri</text:h>
      <text:p text:style-name="P6">Davud ve Süleyman da; hani kavmin hayvanlarının içine girip yayıldığı ekin-tarlaları konusunda hüküm yürütüyorlardı. Biz onların hükmüne şahid idik. Biz bunu (hükmü) Süleyman'a kavrattık, her birine hüküm ve ilim verdik. Davud ile birlikte tesbih etsinler diye, dağlara ve kuşlara boyun eğdirdik. (Bunları) Yapanlar biz idik. (Enbiya Suresi, 78-79)</text:p>
      <text:p text:style-name="P12"/>
      <text:h text:style-name="P29" text:outline-level="2">HZ. SÜLEYMAN KISSASI</text:h>
      <text:h text:style-name="P3" text:outline-level="3">Hz. Süleyman'ın Peygamberliği</text:h>
      <text:p text:style-name="P6">Nuh'a ve ondan sonraki peygamberlere vahyettiğimiz gibi, sana da vahyettik. İbrahim'e, İsmail'e, İshak'a, Yakub'a, torunlarına, İsa'ya, Eyyub'a, Yunus'a, Harun'a ve Süleyman'a da vahyettik. Davud'a da Zebur verdik. (Nisa Suresi, 163)</text:p>
      <text:p text:style-name="P6">Ve ona İshak'ı ve Yakub'u armağan ettik, hepsini hidayete eriştirdik; bundan önce de Nuh'u ve onun soyundan Davud'u, Süleyman'ı, Eyyub'u, Yusuf'u, Musa'yı ve Harun'u hidayete ulaştırdık. Biz, iyilik yapanları işte böyle ödüllendiririz. (Enam Suresi, 84)</text:p>
      <text:p text:style-name="P6">Biz Davud'a Süleyman'ı armağan ettik. O, ne güzel kuldu. Çünkü o, (daima Allah'a) yönelip-dönen biriydi. (Sad Suresi, 30)</text:p>
      <text:p text:style-name="P6">Süleyman, Davud'a mirasçı oldu ve dedi ki: "Ey insanlar, bize kuşların konuşma-dili öğretildi ve bize herşeyden (bol bir nimet) verildi. Gerçekten bu, apaçık bir üstünlüktür." (Neml Suresi, 16)</text:p>
      <text:p text:style-name="P12"/>
      <text:h text:style-name="P3" text:outline-level="3">Hz. Süleyman'a Verilen Üstün Özellikler</text:h>
      <text:h text:style-name="P11" text:outline-level="4">İlim</text:h>
      <text:p text:style-name="P6">Andolsun, Davud'a ve Süleyman'a bir ilim verdik: "Bizi inanmış kullarından birçoğuna göre üstün kılan Allah'a hamdolsun." dediler. Süleyman, Davud'a mirasçı oldu ve dedi ki: "Ey insanlar, bize kuşların konuşma-dili öğretildi ve bize herşeyden (bol bir nimet) verildi. Gerçekten bu, apaçık bir üstünlüktür." (Neml Suresi, 15-16)</text:p>
      <text:p text:style-name="P6">Davud ve Süleyman da; hani kavmin hayvanlarının içine girip yayıldığı ekin-tarlaları konusunda hüküm yürütüyorlardı. Biz onların hükmüne şahid idik. Biz bunu (hükmü) Süleyman'a kavrattık, her birine hüküm ve ilim verdik. Davud ile birlikte tesbih etsinler diye, dağlara ve kuşlara boyun eğdirdik. (Bunları) Yapanlar biz idik. (Enbiya Suresi, 78-79)</text:p>
      <text:p text:style-name="P12"/>
      <text:h text:style-name="P11" text:outline-level="4">Kuşların Dilinin Öğretilmesi</text:h>
      <text:p text:style-name="P6">Süleyman, Davud'a mirasçı oldu ve dedi ki: "Ey insanlar, bize kuşların konuşma-dili öğretildi ve bize herşeyden (bol bir nimet) verildi. Gerçekten bu, apaçık bir üstünlüktür." Süleyman'a cinlerden, insanlardan ve kuşlardan orduları toplandı ve bunlar bölükler halinde dağıtıldı. (Neml Suresi, 16-17)</text:p>
      <text:p text:style-name="P12"/>
      <text:h text:style-name="P11" text:outline-level="4"><text:soft-page-break/>Rüzgarın Emrine Verilmesi</text:h>
      <text:p text:style-name="P6">Süleyman için de, sabah gidişi bir ay, akşam dönüşü bir ay (mesafe) olan rüzgara (boyun eğdirdik); erimiş bakır madenini ona sel gibi akıttık. Onun eli altında Rabbinin izniyle iş gören bir kısım cinler vardı. Onlardan kim bizim emrimizden çıkıp-sapacak olsa, ona çılgın ateşin azabından taddırırdık. (Sebe Suresi, 12)</text:p>
      <text:p text:style-name="P6">Süleyman için de, fırtına biçiminde esen rüzgara (boyun eğdirdik) ki, kendi emriyle, içinde bereketler kıldığımız yere akıp giderdi. Biz herşeyi bilenleriz. (Enbiya Suresi, 81)</text:p>
      <text:p text:style-name="P12"/>
      <text:h text:style-name="P11" text:outline-level="4">Cinlerin Emrine Verilmesi</text:h>
      <text:p text:style-name="P6">Onun için denizde dalgıçlık yapan ve bundan başka iş(ler) de gören şeytanlardan kimseleri de (emrine verdik). Biz onların koruyucuları idik. <text:s/>(Enbiya Suresi, 82)</text:p>
      <text:p text:style-name="P6"><text:span text:style-name="T11"><text:s/></text:span>Şeytanları da; her bina ustasını ve dalgıç olanı. <text:s/>Ve (kötülük yapmamaları için) sağlam kementlerle birbirine bağlanmış diğerlerini. (Sad Suresi, 37-38)</text:p>
      <text:p text:style-name="P6">Süleyman için de, sabah gidişi bir ay, akşam dönüşü bir ay (mesafe) olan rüzgara (boyun eğdirdik); erimiş bakır madenini ona sel gibi akıttık. Onun eli altında Rabbinin izniyle iş gören bir kısım cinler vardı. Onlardan kim bizim emrimizden çıkıp-sapacak olsa, ona çılgın ateşin azabından taddırırdık. Ona dilediği şekilde kaleler, heykeller, havuz büyüklüğünde çanaklar ve yerinden sökülmeyen kazanlar yaparlardı. "Ey Davud ailesi, şükrederek çalışın." Kullarımdan şükredenler azdır. Böylece onun (Süleymanın) ölümüne karar verdiğimiz zaman, ölümünü, onlara, asasını yemekte olan bir ağaç kurdundan başkası haber vermedi. Artık o, yere yıkılıp-düşünce, açıkca ortaya çıktı ki, şayet cinler gaybı bilmiş olsalardı böylesine aşağılanıcı bir azab içinde kalıp-yaşamazlardı. (Sebe Suresi, 12-14)</text:p>
      <text:p text:style-name="P12"/>
      <text:h text:style-name="P11" text:outline-level="4">Mülk ve Hakimiyet Verilmesi</text:h>
      <text:p text:style-name="P6">Hani ona akşama yakın, bir ayağını tırnağı üstüne diken, öbür üç ayağıyla toprağı kazıyan, yağız atlar sunulmuştu. O da demişti ki: "Gerçekten ben, mal (veya at) sevgisini Rabbimi zikretmekten dolayı tercih ettim."... (Sad Suresi, 31-32) </text:p>
      <text:p text:style-name="P6">"Rabbim, beni bağışla ve benden sonra hiç kimseye nasib olmayan bir mülkü bana armağan et. Şüphesiz sen, karşılıksız armağan edensin." (Sad Suresi, 35)</text:p>
      <text:p text:style-name="P6">"İşte bu, bizim vergimizdir. (Ey Süleyman) Artık sen de hesaba vurmaksızın, ver ya da tut." (Sad Suresi, 39)</text:p>
      <text:p text:style-name="P12"/>
      <text:h text:style-name="P3" text:outline-level="3">Hz. Süleyman'ın Ordusu ve Karınca Vadisi</text:h>
      <text:p text:style-name="P6">Süleyman'a cinlerden, insanlardan ve kuşlardan orduları toplandı ve bunlar bölükler halinde dağıtıldı. Nihayet karınca vadisine geldiklerinde, bir dişi karınca dedi ki: "Ey karınca topluluğu, kendi yuvalarınıza girin, Süleyman ve orduları, farkında olmaksızın sizi kırıp-geçmesin." (Süleyman) Bu sözü üzerine tebessüm edip güldü ve dedi ki: "Rabbim, bana, anne ve babama verdiğin nimete şükretmemi ve hoşnut olacağın salih bir amelde bulunmamı ilham et ve beni rahmetinle salih kulların arasına kat." (Neml Suresi, <text:s/>17-19)</text:p>
      <text:p text:style-name="P12"><text:soft-page-break/></text:p>
      <text:h text:style-name="P3" text:outline-level="3">Sebe Melikesi</text:h>
      <text:p text:style-name="P6">Kuşları denetledikten sonra dedi ki: "Hüdhüd'ü neden göremiyorum, yoksa kaybolanlardan mı oldu? Onu gerçekten şiddetli bir azabla azablandıracağım, ya da onu boğazlayacağım veya o, bana apaçık olan bir delil getirmelidir." Derken uzun zaman geçmeden geldi ve dedi ki: "Senin kuşatamadığın (öğrenemediğin) şeyi, ben kuşattım ve sana Saba'dan kesin bir haber getirdim. Gerçekten ben, onlara hükmetmekte olan bir kadın buldum ki, ona herşeyden (bolca) verilmiştir ve büyük bir tahtı var. Onu ve kavmini, Allah'ı bırakıp da güneşe secde etmektelerken buldum, şeytan onlara yaptıklarını süslemiştir, böylece onları (doğru) yoldan alıkoymuştur; bundan dolayı onlar hidayet bulmuyorlar. Ki onlar, göklerde ve yerde saklı olanı ortaya çıkaran ve sizin gizlediklerinizi ve açığa vurduklarınızı bilen Allah'a secde etmesinler diye (yapmaktadırlar)." "O Allah, O'ndan başka ilah yoktur, büyük Arş'ın Rabbidir." (Süleyman:) "Durup bekleyeceğiz, doğruyu mu söyledin, yoksa yalancılardan mı oldun?" dedi. "Bu mektubumla git, onu kendilerine bırak sonra onlardan (biraz) uzaklaş, böylelikle bir bakıver, neye başvuracaklar?" <text:s/>(Hüdhüd'ün mektubu götürüp bırakmasından sonra Saba melikesi Belkıs:) Dedi ki: "Ey önde gelenler gerçekten bana oldukça önemli bir mektup bırakıldı. Gerçek şu ki, bu, Süleyman'dandır ve 'şüphesiz Rahman ve Rahim Olan Allah'ın Adıyla' (başlamakta)dır." (içinde de:) "Bana karşı büyüklük göstermeyin ve bana Müslüman olarak gelin" diye (yazılmaktadır). Dedi ki: "Ey önde gelenler, bu işimde bana görüş belirtin, siz (herşeye) şahidlik etmedikçe ben hiçbir işte kesin (karar veren biri) değilim." Dediler ki: "Biz kuvvet sahibiyiz ve zorlu savaşçılarız. iş konusunda karar senindir, artık sen bak, neyi emredersen (biz uygularız). Dedi ki: "Gerçekten hükümdarlar bir ülkeye girdikleri zaman, orasını bozguna uğratırlar ve halkından onur sahibi olanları hor ve aşağılık kılarlar; işte onlar, böyle yaparlar." "Ben onlara bir hediye göndereyim de, bir bakayım elçiler neyle dönerler." (Neml Suresi, 20-35)</text:p>
      <text:p text:style-name="P12"/>
      <text:h text:style-name="P3" text:outline-level="3">Sebe Melikesinin Elçileri</text:h>
      <text:p text:style-name="P6">Kuşları denetledikten sonra dedi ki: "Hüdhüd'ü neden göremiyorum, yoksa kaybolanlardan mı oldu? Onu gerçekten şiddetli bir azabla azablandıracağım, ya da onu boğazlayacağım veya o, bana apaçık olan bir delil getirmelidir." Derken uzun zaman geçmeden geldi ve dedi ki: "Senin kuşatamadığın (öğrenemediğin) şeyi, ben kuşattım ve sana Saba'dan kesin bir haber getirdim. Gerçekten ben, onlara hükmetmekte olan bir kadın buldum ki, ona herşeyden (bolca) verilmiştir ve büyük bir tahtı var. Onu ve kavmini, Allah'ı bırakıp da Güneş'e secde etmektelerken buldum, şeytan onlara yaptıklarını süslemiştir, böylece onları (doğru) yoldan alıkoymuştur; bundan dolayı onlar hidayet bulmuyorlar. Ki onlar, göklerde ve yerde saklı olanı ortaya çıkaran ve sizin gizlediklerinizi ve açığa vurduklarınızı bilen Allah'a secde etmesinler diye (yapmaktadırlar)." "O Allah, O'ndan başka ilah yoktur, büyük Arş'ın Rabbidir." (Süleyman:) "Durup bekleyeceğiz, doğruyu mu söyledin, yoksa yalancılardan mı oldun?" dedi. "Bu mektubumla git, onu kendilerine bırak sonra onlardan (biraz) uzaklaş, böylelikle bir bakıver, neye başvuracaklar?" <text:s/>(Elçi hediyelerle) Süleyman'a geldiği zaman: "Sizler bana mal ile yardımda mı bulunmak istiyorsunuz? Allah'ın bana verdiği, size verdiğinden daha hayırlıdır; hayır, siz, hediyenizle sevinip öğünebilirsiniz" dedi. "Sen onlara dön, biz onlara öyle ordularla geliriz ki, onların karşı koymaları mümkün değil ve biz onları ordan horlanmış-aşağılanmış ve küçük düşürülmüşler olarak sürüp çıkarırız." (Neml Suresi, 36-37)</text:p>
      <text:p text:style-name="P12"/>
      <text:h text:style-name="P3" text:outline-level="3"><text:soft-page-break/>Sebe Melikesinin Tahtı</text:h>
      <text:p text:style-name="P6">(Elçinin gitmesinden sonra Süleyman:) "Ey önde gelenler, onlar bana teslim olmuş (Müslüman)lar olarak gelmeden önce, sizden kim onun tahtını bana getirebilir?" dedi. Cinlerden ifrit: "Sen daha makamından kalkmadan, ben onu sana getirebilirim, ben gerçekten buna karşı kesin olarak güvenilir bir güce sahibim." dedi. Kendi yanında kitaptan ilmi olan biri dedi ki: "Ben, (gözünü açıp kapamadan) onu sana getirebilirim." Derken (Süleyman) onu kendi yanında durur vaziyette görünce dedi ki: "Bu Rabbimin fazlındandır, O'na şükredecek miyim, yoksa nankörlük edecek miyim diye beni denemekte olduğu için (bu olağanüstü olay gerçekleşti). Kim şükrederse, artık o kendisi için şükretmiştir, kim nankörlük ederse, gerçekten benim Rabbim Gani (hiçbir şeye ve kimseye ihtiyacı olmayan)dır, Kerim olandır. Dedi ki: "Onun tahtını değişikliğe uğratın, bir bakalım doğru olanı bulabilecek mi, yoksa bulmayanlardan mı olacak? (Neml Suresi, 38-41)</text:p>
      <text:p text:style-name="P12"/>
      <text:h text:style-name="P3" text:outline-level="3">Hz. Süleyman İle Sebe Melikesi'nin Karşılaşması</text:h>
      <text:p text:style-name="P6">Böylece (Belkıs) geldiği zaman ona: "Senin tahtın böyle mi?" denildi. Dedi ki: "Tıpkı kendisi. Bize ondan önce ilim verilmişti ve biz Müslüman olmuştuk." Allah'tan başka tapmakta olduğu şeyler onu (Müslüman olmaktan) alıkoymuştu. Gerçekte o, inkâr eden bir kavimdendi. 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text:s/>Allah'a teslim oldum." (Neml Suresi, 42-44)</text:p>
      <text:p text:style-name="P12"/>
      <text:h text:style-name="P3" text:outline-level="3">Hz. Süleyman'ın İmtihan Edilmesi</text:h>
      <text:p text:style-name="P6">Hani ona akşama yakın, bir ayağını tırnağı üstüne diken, öbür üç ayağıyla toprağı kazıyan, yağız atlar sunulmuştu. O da demişti ki: "Gerçekten ben, mal (veya at) sevgisini Rabbimi zikretmekten dolayı tercih ettim." Sonunda bu atlar (koştular ve toz) perdesinin arkasına saklandılar. "Onları bana geri getirin" (dedi). Sonra (onların) bacaklarını ve boyunlarını okşamaya başladı. Andolsun, biz Süleyman'ı imtihan ettik, tahtının üstünde bir ceset bıraktık. Sonra (eski durumuna) döndü. "Rabbim, beni bağışla ve benden sonra hiç kimseye nasib olmayan bir mülkü bana armağan et. Şüphesiz sen, karşılıksız armağan edensin." Böylece rüzgarı onun buyruğu altına verdik. Onun emriyle dilediği yöne yumuşakça eserdi. Şeytanları da; her bina ustasını ve dalgıç olanı. Ve (kötülük yapmamaları için) sağlam kementlerle birbirine bağlanmış diğerlerini. "İşte bu, bizim vergimizdir. (Ey Süleyman) Artık sen de hesaba vurmaksızın, ver ya da tut." Şüphesiz, onun Bizim katımızda gerçekten bir yakınlığı ve varılacak güzel bir yeri vardır. (Sad Suresi, 31-40)</text:p>
      <text:p text:style-name="P12"/>
      <text:h text:style-name="P3" text:outline-level="3">Hz. Süleyman'ın Vefatı</text:h>
      <text:p text:style-name="P6">Ona dilediği şekilde kaleler, heykeller, havuz büyüklüğünde çanaklar ve yerinden sökülmeyen kazanlar yaparlardı. "Ey Davud ailesi, şükrederek çalışın." Kullarımdan şükredenler azdır. Böylece onun (Süleymanın) ölümüne karar verdiğimiz zaman, ölümünü, onlara, asasını yemekte olan bir ağaç <text:soft-page-break/>kurdundan başkası haber vermedi. Artık o, yere yıkılıp-düşünce, açıkca ortaya çıktı ki, şayet cinler gaybı bilmiş olsalardı böylesine aşağılanıcı bir azab içinde kalıp-yaşamazlardı. (Sebe Suresi ,13-14)</text:p>
      <text:p text:style-name="P12"/>
      <text:h text:style-name="P29" text:outline-level="2">HZ. YUNUS KISSASI</text:h>
      <text:p text:style-name="P6">İsmail'i, Elyasa'yı, Yunus'u ve Lut'u da (hidayete eriştirdik). Onların hepsini alemlere üstün kıldık. Babalarından, soylarından ve kardeşlerinden, kimini (bunlara kattık); onları da seçtik ve dosdoğru yola yöneltip-ilettik. (Enam Suresi, 86-87)</text:p>
      <text:p text:style-name="P6">Şüphesiz Yunus da gönderilmiş (elçi)lerdendi. (Saffat Suresi, 139)</text:p>
      <text:p text:style-name="P6">Onu yüzbin veya (sayısı) daha da artan (bir topluluk)a (peygamber olarak) gönderdik. (Saffat Suresi, 147)</text:p>
      <text:p text:style-name="P12"/>
      <text:h text:style-name="P3" text:outline-level="3">Hz. Yunus'un Kavminden Ayrılması</text:h>
      <text:p text:style-name="P6">Balık sahibi (Yunus'u da); hani o, kızmış vaziyette gitmişti ki; bundan dolayı kendisini sıkıntıya düşürmeyeceğimizi sanmıştı... (Enbiya Suresi, 87)</text:p>
      <text:p text:style-name="P6">Hani o, dolu bir gemiye kaçmıştı. Böylece kur'aya katılmıştı da, kaybedenlerden olmuştu. Derken onu balık yutmuştu, oysa o kınanmıştı. <text:s text:c="2"/>(Saffat Suresi, 140-142)</text:p>
      <text:p text:style-name="P12"/>
      <text:h text:style-name="P3" text:outline-level="3">Hz. Yunus'un Balığın Karnındaki Duası</text:h>
      <text:p text:style-name="P6">...Karanlıklar içinde: "Senden başka ilah yoktur, sen yücesin, gerçekten ben zulmedenlerden oldum" diye çağrıda bulunmuştu. Bunun üzerine duasına icabet ettik ve onu üzüntüden kurtardık. işte biz, iman edenleri böyle kurtarırız. (Enbiya Suresi, 87-88)</text:p>
      <text:p text:style-name="P6">Eğer (Allah'ı çokça) tesbih edenlerden olmasaydı, Onun karnında (insanların) dirilip-kaldırılacakları güne kadar kalakalmıştı. Sonunda o hasta bir durumdayken çıplak bir yere (sahile) attık. Ve üzerine, sık-geniş yaprakla (kabağa benzer) türden bir ağaç bitirdik. (Saffat Suresi, 143-146)</text:p>
      <text:p text:style-name="P12"/>
      <text:h text:style-name="P3" text:outline-level="3">Hz. Yunus'un Kavmi</text:h>
      <text:p text:style-name="P6">Ama (azab geldiği sırada) iman edip imanı kendisine yarar sağlamış -Yunus kavminin dışında- bir ülke olsaydı ya! Onlar iman ettikleri zaman dünya hayatında onlardan aşağılatıcı azabı kaldırdık ve onları belli bir zamana kadar yararlandırdık. (Yunus Suresi, 98)</text:p>
      <text:p text:style-name="P6">Sonunda ona iman ettiler, biz de onları bir süreye kadar yararlandırdık. (Saffat Suresi, 148)</text:p>
      <text:p text:style-name="P12"/>
      <text:h text:style-name="P29" text:outline-level="2"><text:soft-page-break/>HZ. ZEKERİYA, HZ. MERYEM, HZ. YAHYA VE HZ. İSA KISSALARI</text:h>
      <text:p text:style-name="P6">Bunlar, gayb haberlerindendir; bunları sana vahyediyoruz. Onlardan hangisi Meryem'i sorumluluğuna alacak diye kalemleriyle kur'a atarlarken sen yanlarında değildin; çekişirlerken de yanlarında değildin. (Al-i İmran Suresi, 44)</text:p>
      <text:p text:style-name="P12"/>
      <text:h text:style-name="P3" text:outline-level="3">Hz. Meryem'in Soyu ve Seçkinliği</text:h>
      <text:p text:style-name="P6">Gerçek şu ki, Allah, Adem'i, Nuh'u, İbrahim ailesini ve İmran ailesini alemler üzerine seçti; Onlar birbirlerinden (türeme tek) bir zürriyettir. <text:s text:c="2"/>Allah işitendir, bilendir. (Al-I İmran Suresi, 33-34)</text:p>
      <text:p text:style-name="P12"/>
      <text:h text:style-name="P3" text:outline-level="3">Hz. Meryem'in Dünyaya Gelişi</text:h>
      <text:p text:style-name="P6">Hani İmran'ın karısı: "Rabbim, karnımda olanı, 'her türlü bağımlılıktan özgürlüğe kavuşturulmuş olarak' Sana adadım, benden kabul et. Şüphesiz işiten bilen Sensin Sen" demişti. Fakat onu doğurduğunda -Allah onun ne doğurduğunu daha iyi bilirken- dedi ki: "Rabbim, doğrusu bir kız (çocuğu) doğurdum. Erkek ise, kız gibi değildir. Ona Meryem adını koydum. Ben onu ve soyunu o taşa tutulmuş (kovulmuş) şeytandan Sana sığındırırım." (Al-i İmran Suresi, 35-36)</text:p>
      <text:p text:style-name="P12"/>
      <text:h text:style-name="P3" text:outline-level="3">Hz. Meryem ve Hz. Zekeriya</text:h>
      <text:p text:style-name="P6">Bunun üzerine Rabbi onu güzel bir kabulle kabul etti ve onu güzel bir bitki gibi yetiştirdi. Zekeriya'yı ondan sorumlu kıldı. Zekeriya her ne zaman mihraba girdiyse, yanında bir yiyecek buldu: "Meryem, bu sana nereden geldi?" deyince, "Bu, Allah katındandır. Şüphesiz Allah, dilediğine hesapsız rızık verendir" dedi. (Al-i İmran Suresi, 37)</text:p>
      <text:p text:style-name="P6">Hani melekler: "Meryem, şüphesiz Allah seni seçti, seni arındırdı ve alemlerin kadınlarına üstün kıldı," demişti. "Meryem, Rabbine gönülden itaatte bulun, secde et ve rüku edenlerle birlikte rüku et." (Al-i İmran Suresi, 42-43)</text:p>
      <text:p text:style-name="P12"/>
      <text:h text:style-name="P3" text:outline-level="3">Hz. Yahya'nın Dünyaya Gelmesi</text:h>
      <text:p text:style-name="P6">Orada Zekeriya Rabbine dua etti: "Rabbim, bana katından tertemiz bir soy armağan et. Doğrusu Sen, duaları işitensin" dedi. (Al-i İmran Suresi, 38)</text:p>
      <text:p text:style-name="P6">Hani o, Rabbine gizlice seslendiği zaman; Demişti ki: "Rabbim, şüphesiz benim kemiklerim gevşedi ve baş, yaşlılık aleviyle tutuştu; ben sana dua etmekle mutsuz olmadım. Doğrusu ben, arkamdan gelecek yakınlarım adına korkuya kapıldım, benim karım da bir kısır (kadın)dır. Artık bana kendi katından bir yardımcı armağan et. Bana mirasçı olsun. Yakup oğullarına da mirasçı olsun. Rabbim, onu (kendisinden) razı olunan(lardan) kıl." (Meryem Suresi, 3-6)</text:p>
      <text:p text:style-name="P12"/>
      <text:h text:style-name="P3" text:outline-level="3"><text:soft-page-break/>Hz. Zekeriya'nın Yahya İle Müjdelenmesi</text:h>
      <text:p text:style-name="P6">O mihrapta namaz kılarken, melekler ona seslendi: "Allah, sana Yahya'yı müjdeler. O, Allah'tan olan bir kelimeyi (İsa'yı) doğrulayan, efendi, iffetli ve salihlerden bir peygamberdir." (Al-i İmran Suresi, 39)</text:p>
      <text:p text:style-name="P6">(Allah buyurdu:) "Ey Zekeriya, şüphesiz biz seni, adı Yahya olan bir çocukla müjdelemekteyiz; Biz bundan önce ona hiçbir adaş kılmamışız." Dedi ki: "Rabbim, karım kısır (bir kadın) iken, benim nasıl oğlum olabilir? Ben de yaşlılığın son basamağındayım." (Ona gelen melek:) "İşte böyle" dedi. "Rabbin dedi ki: - Bu benim için kolaydır, daha önce sen hiçbir şey değil iken, seni yaratmıştım." Dedi ki: "Rabbim, bana bir alamet (ayet) ver." Dedi ki: "Senin alametin, sapasağlam iken, üç tam gece insanlarla konuşmamandır." Böylelikle (Zekeriya) mescidten kavminin karşısına çıkıp onlara (şu anlamları) işaret etti: "Sabah akşam tesbih edin." (Çocuğun doğup büyümesinden sonra ona dedik ki:) "Ey Yahya, Kitabı kuvvetle tut." Daha çocuk iken ona hikmet verdik. Katımızdan ona bir sevgi duyarlılığı ve temizlik (de verdik). O, çok takva sahibi biriydi.- Ana ve babasına itaatkardı ve isyan eden bir zorba değildi. Ona selam olsun; doğduğu gün, öleceği gün ve diri olarak yeniden-kaldırılacağı gün de. (Meryem Suresi, 7-15)</text:p>
      <text:p text:style-name="P6">(Zekeriya) "Rabbim, bana bir alamet (ayet) ver." dedi. "Sana alamet, işaretleşme dışında, insanlarla üç gün konuşmamandır. Rabbini çokça zikret ve akşam sabah O'nu tesbih et." dedi. (Al-i İmran Suresi, 41)</text:p>
      <text:p text:style-name="P12"/>
      <text:h text:style-name="P3" text:outline-level="3">Hz. Meryem'e Cebrail'in Gelmesi ve Hz. İsa'nın Doğumunun Müjdelenmesi</text:h>
      <text:p text:style-name="P6">Kitap'ta Meryem'i de zikret. Hani o, ailesinden kopup doğu tarafında bir yere çekilmişti. Sonra onlardan yana (kendini gizleyen) bir perde çekmişti. Böylece ona ruhumuz (Cibril'i) göndermiştik, o da, düzgün bir beşer kılığında görünmüştü. Demişti ki: "Gerçekten ben, senden Rahman (olan Allah)a sığınırım. Eğer takva sahibiysen (bana yaklaşma)." Demişti ki: "Ben, yalnızca Rabbinden (gelen) bir elçiyim; sana tertemiz bir erkek çocuk armağan etmek için (buradayım)." (Meryem Suresi, 16-19)</text:p>
      <text:p text:style-name="P6">Hani Melekler, dediler ki: "Meryem, doğrusu Allah kendinden bir kelimeyi sana müjdelemektedir. Onun adı Meryemoğlu İsa Mesih'tir. O, dünyada ve ahirette 'seçkin, onurlu, saygındır' ve (Allah'a) yakın kılınanlardandır.. Beşikte de, yetişkinliğinde de insanlarla konuşacaktır. Ve O salihlerdendir." (Al-i İmran Suresi, 45-46)</text:p>
      <text:p text:style-name="P6">O: "Benim nasıl bir erkek çocuğum olabilir? Bana hiçbir beşer dokunmamışken ve ben azgın utanmaz (bir kadın) değilken" dedi. "İşte böyle" dedi. "Rabbin, dedi ki: -Bu benim için kolaydır. Onu insanlara bir ayet ve bizden bir rahmet kılmak için (bu çocuk olacaktır)." Ve iş de olup bitmişti. Böylelikle ona gebe kaldı, sonra onunla ıssız bir yere çekildi. <text:s/>(Meryem Suresi, 20-22)</text:p>
      <text:p text:style-name="P6">"Rabbim, bana bir beşer dokunmamışken, nasıl bir çocuğum olabilir?" dedi. (Fakat) Allah neyi dilerse yaratır. Bir işin olmasına karar verirse, yalnızca ona "ol" der, o da hemen oluverir. Ona kitabı, hikmeti, Tevratı ve İncili öğretecek." İsrailoğullarına elçi kılacak. (O, İsrailoğullarına şöyle diyecek:) "Gerçek şu, ben size Rabbinizden bir ayetle geldim. Ben size çamurdan kuş biçiminde bir şey oluşturur, içine üfürürüm, o da hemencecik Allah'ın izniyle kuş oluverir. Ve Allah'ın izniyle doğuştan kör olanı, alaca hastalığına tutulanı iyileştirir ve ölüyü diriltirim. Yediklerinizi ve biriktirdiklerinizi size haber veririm. Şüphesiz, eğer inanmışsanız bunda sizin için kesin bir ayet vardır." (Al-i İmran Suresi, 47-49)</text:p>
      <text:p text:style-name="P12"><text:soft-page-break/></text:p>
      <text:h text:style-name="P3" text:outline-level="3">Hz. Meryem'in Doğu Tarafında Bir Yere Çekilmesi</text:h>
      <text:p text:style-name="P6">Derken doğum sancısı onu bir hurma dalına sürükledi. Dedi ki: "Keşke bundan önce ölseydim de, hafızalardan silinip unutuluverseydim." Altından (bir ses) ona seslendi: "Hüzne kapılma, Rabbin senin alt (yan)ında bir ark kılmıştır." Hurma dalını kendine doğru salla, üzerine henüz oluşmuş-taze hurma dökülüversin." Artık, ye, iç, gözün aydın olsun. Eğer herhangi bir beşer görecek olursan, de ki: "Ben Rahman (olan Allah) a oruç adadım, bugün hiç kimseyle konuşmayacağım." <text:s/>(Meryem Suresi, 23-26)</text:p>
      <text:p text:style-name="P12"/>
      <text:h text:style-name="P3" text:outline-level="3">Hz. Meryem'in Hz. İsa ile Kavmine Döndüğünde İftiraya Uğraması</text:h>
      <text:p text:style-name="P6">Böylece onu taşıyarak kavmine geldi. Dediler ki: "Ey Meryem, sen gerçekten şaşırtıcı bir şey yaptın. Ey Harun'un kız kardeşi, senin baban kötü bir kişi değildi ve annen de azgın, utanmaz (bir kadın) değildi." (Meryem Suresi, 27-28)</text:p>
      <text:p text:style-name="P12"/>
      <text:h text:style-name="P3" text:outline-level="3">Hz.İsa'nın Beşikteyken Konuşması</text:h>
      <text:p text:style-name="P6">Bunun üzerine ona (çocuğa) işaret etti. Dediler ki: "Henüz beşikte olan bir çocukla biz nasıl konuşabiliriz?" (İsa) Dedi ki: "Şüphesiz ben Allah'ın kuluyum. (Allah) Bana Kitabı verdi ve beni peygamber kıldı. Nerede olursam (olayım,) beni kutlu kıldı ve hayat sürdüğüm müddetçe, bana namazı ve zekatı vasiyet (emr) etti. Anneme itati de. Ve beni mutsuz bir zorba kılmadı. Selam üzerimedir; doğduğum gün, öleceğim gün ve diri olarak yeniden-kaldırılacağım gün de." İşte Meryemoğlu İsa; hakkında kuşkuya düştükleri "Hak Söz". (Meryem Suresi, 29-34)</text:p>
      <text:p text:style-name="P12"/>
      <text:h text:style-name="P3" text:outline-level="3">Hz. İsa'nın Peygamberliği</text:h>
      <text:p text:style-name="P6">Onların (peygamberleri) ardından yanlarındaki Tevrat'ı doğrulayıcı olarak Meryemoğlu İsa'yı gönderdik ve ona içinde hidayet ve nur bulunan, önündeki Tevrat'ı doğrulayan ve muttakiler için yol gösterici ve öğüt olan İncil'i verdik. (Maide Suresi, 46)</text:p>
      <text:p text:style-name="P6">Andolsun, biz Musa'ya kitabı verdik ve ardından peşpeşe elçiler gönderdik. Meryemoğlu İsa'ya da apaçık belgeler verdik ve onu Ruhu'l-Kudüs'le teyid ettik. Demek, size ne zaman bir elçi nefsinizin hoşlanmayacağı bir şeyle gelse, büyüklük taslayarak bir kısmınız onu yalanlayacak, bir kısmınız da onu öldürecek misiniz? (Bakara Suresi, 87)</text:p>
      <text:p text:style-name="P12"/>
      <text:h text:style-name="P3" text:outline-level="3">Hz. İsa'nın Tevhide Çağrısı</text:h>
      <text:p text:style-name="P6">İsa, açık belgelerle gelince, dedi ki: "Ben size bir hikmetle geldim ve hakkında ihtilafa düştüklerinizin bir kısmını size açıklamak için de. Öyleyse Allah'tan sakınıp korkun ve bana itaat edin. Şüphesiz Allah, O, benim de Rabbim, sizin de Rabbinizdir; şu halde O'na kulluk edin. Dosdoğru yol budur." (Zuhruf Suresi, 63-64)</text:p>
      <text:p text:style-name="P6"><text:soft-page-break/>Hani Meryemoğlu İsa da: "Ey İsrailoğulları, gerçekten ben, sizin için <text:s text:c="2"/>Allah'tan gönderilmiş bir elçiyim. Benden önceki Tevrat'ı doğrulayıcı ve benden sonra ismi "Ahmed" olan bir elçinin de müjdeleyicisiyim" demişti. Fakat o, onlara apaçık belgelerle gelince: "Bu, açıkça bir büyüdür" dediler. (Saf Suresi, 6)</text:p>
      <text:p text:style-name="P12"/>
      <text:h text:style-name="P3" text:outline-level="3">Hz. İsa'nın Mucizeleri</text:h>
      <text:p text:style-name="P6">İsrailoğullarına elçi kılacak. (O, İsrailoğullarına şöyle diyecek:) "Gerçek şu, ben size Rabbinizden bir ayetle geldim. Ben size çamurdan kuş biçiminde bir şey oluşturur, içine üfürürüm, o da hemencecik Allah'ın izniyle kuş oluverir. Ve Allah'ın izniyle doğuştan kör olanı, alaca hastalığına tutulanı iyileştirir ve ölüyü diriltirim. Yediklerinizi ve biriktirdiklerinizi size haber veririm. Şüphesiz, eğer inanmışsanız bunda sizin için kesin bir ayet vardır. Benden önceki Tevrat'ı doğrulamak ve size haram kılınan bazı şeyleri helal kılmak üzere size Rabbinizden bir ayetle geldim. Artık Allah'tan korkup bana itaat edin. Gerçekten Allah, benim de Rabbim, sizin de Rabbinizdir. Öyleyse O'na ibadet edin. Dosdoğru olan yol işte budur." (Al-i imran Suresi, 49-51)</text:p>
      <text:p text:style-name="P6">Hani Meryemoğlu İsa da: "Ey İsrailoğulları, gerçekten ben, sizin için Allah'tan gönderilmiş bir elçiyim. Benden önceki Tevrat'ı doğrulayıcı ve benden sonra ismi "Ahmed" olan bir elçinin de müjdeleyicisiyim" demişti. Fakat o, onlara apaçık belgelerle gelince: "Bu, açıkça bir büyüdür" dediler. (Saf Suresi, 6)</text:p>
      <text:p text:style-name="P12"/>
      <text:h text:style-name="P3" text:outline-level="3">Havariler ve Hz. İsa </text:h>
      <text:p text:style-name="P6">Nitekim İsa, onlarda inkârı sezince, dedi ki: "Allah için bana yardım edecekler kimdir?" Havariler: "Allah'ın yardımcıları biziz; biz Allah'a inandık, bizim gerçekten Müslümanlar olduğumuza şahid ol" dediler. "Rabbimiz, biz indirdiğine inandık ve elçiye uyduk. Böylece bizi şahidlerle beraber yaz." (Al-i İmran Suresi, 52-53)</text:p>
      <text:p text:style-name="P6">Hani Havarilere: "Bana ve elçime iman edin" diye vahy (ilham) etmiştim; onlar da: "İman ettik, gerçekten Müslümanlar olduğumuza sen de şahid ol" demişlerdi. Havariler: "Ey Meryemoğlu İsa, Rabbin bize gökten bir sofra indirebilir mi?" demişlerdi. O da: "Eğer inanmışlarsanız <text:s text:c="3"/>Allah'tan korkup-sakının" demişti. (Bu sefer Havariler:) "Ondan yemek istiyoruz, kalplerimiz tatmin olsun, senin de gerçekten bize doğru söylediğini bilelim ve buna şahidlerden olalım" demişlerdi. Meryemoğlu İsa: "Allah'ım, Rabbimiz, bize gökten bir sofra indir, öncemiz ve sonramız için bir bayram ve Sen'den de bir belge olsun. Bizi rızıklandır, Sen rızık vericilerin en hayırlısısın" demişti. Allah demişti ki: "Şüphesiz ben bunu size indireceğim. Artık sonra sizden kim inkâr ederse, ben onu gerçekten alemlerden hiç kimseyi azablandırmayacağım bir azabla azablandıracağım." (Maide Suresi, 111-115)</text:p>
      <text:p text:style-name="P12"/>
      <text:h text:style-name="P3" text:outline-level="3">İsrailoğullarının Hz. İsa'yı Öldürdüklerini Sanmaları</text:h>
      <text:p text:style-name="P6">Onlar (inanmayanlar) bir düzen kurdular. Allah da (buna karşılık) bir düzen kurdu. Allah, düzen kurucuların en hayırlısıdır. Hani Allah, İsa'ya demişti ki: "Ey İsa, doğrusu senin hayatına Ben son vereceğim, seni Kendime yükselteceğim, seni inkâr edenlerden temizleyeceğim ve sana uyanları kıyamete kadar inkâra sapanların üstüne geçireceğim. Sonra dönüşünüz yalnızca Banadır, hakkında anlaşmazlığa düştüğünüz şeyde aranızda Ben hükmedeceğim." (Al-i İmran Suresi, 54-55)</text:p>
      <text:p text:style-name="P8"><text:soft-page-break/>Ve: "Biz, Allah'ın Resulü Meryemoğlu Mesih İsa'yı gerçekten öldürdük" demeleri nedeniyle de (onlara böyle bir ceza verdik.) Oysa onu öldürmediler ve onu asmadılar. Ama onlara (onun) benzeri gösterildi. Gerçekten onun hakkında anlaşmazlığa düşenler, kesin bir şüphe içindedirler. Onların bir zanna uymaktan başka buna ilişkin hiçbir bilgileri yoktur. Onu kesin olarak öldürmediler. Hayır; Allah onu kendine yükseltti. Allah üstün ve güçlüdür, hüküm ve hikmet sahibidir. (Nisa Suresi, 157-158)</text:p>
      <text:p text:style-name="P18"/>
      <text:h text:style-name="P3" text:outline-level="3">Hz. İsa'dan Sonra Ortaya Atılan Sapkın İnanışlar</text:h>
      <text:p text:style-name="P6">Yahudiler: "Üzeyir Allah'ın oğludur" dediler; Hıristiyanlar da: "Mesih Allah'ın oğludur" dediler. Bu, onların ağızlarıyla söylemeleridir; onlar, bundan önceki inkâr edenlerin sözlerini taklid ediyorlar. Allah onları kahretsin; nasıl da çevriliyorlar? (Tevbe Suresi, 30)</text:p>
      <text:p text:style-name="P6">Ey Kitap Ehli, dininiz konusunda taşkınlık etmeyin, Allah'a karşı gerçek olandan başkasını söylemeyin. Meryemoğlu Mesih İsa, ancak Allah'ın elçisi ve kelimesidir. Onu ('OL' kelimesini) Meryem'e yöneltmiştir ve O'ndan bir ruhtur. Öyleyse Allah'a ve elçisine inanınız; <text:s/>"üçtür" demeyiniz. (Bundan) kaçının, sizin için hayırlıdır. Allah, ancak bir tek ilahtır. O, çocuk sahibi olmaktan yücedir. Göklerde ve yerde her ne varsa O'nundur. Vekil olarak Allah yeter. <text:s/>Mesih ve yakınlaştırılmış (yüksek derece sahibi) melekler, Allah'a kul olmaktan kesinlikle çekimser kalmazlar. Kim O'na ibadet etmeye 'karşı çekimser' davranırsa ve büyüklenme gösterirse (bilmeli ki,) onların tümünü huzurunda toplayacaktır. (Nisa Suresi, 171-172)</text:p>
      <text:p text:style-name="P6">Meryemoğlu Mesih, yalnızca bir elçidir. Ondan önce de elçiler gelip geçti. Onun annesi dosdoğrudur, ikisi de yemek yerlerdi. Bir bak, onlara ayetleri nasıl açıklıyoruz? (Yine) bir bak, onlar ise nasıl da çevriliyorlar? (Maide Suresi, 75)</text:p>
      <text:p text:style-name="P6">Onlar, Allah'ı bırakıp bilginlerini ve rahiplerini rablar (ilahlar) edindiler ve Meryemoğlu Mesih'i de.. Oysa onlar, tek olan bir ilah'a ibadet etmekten başka bir şeyle emrolunmadılar. O'ndan başka ilah yoktur. O, bunların şirk koştukları şeylerden yücedir. (Tevbe Suresi, 31)</text:p>
      <text:p text:style-name="P6">Andolsun, "Şüphesiz Allah, Meryemoğlu Mesih'tir" diyenler küfre düşmüştür. Oysa Mesih'in dediği (şudur:) "Ey İsrailoğulları, benim de Rabbim, sizin de Rabbiniz olan Allah'a ibadet edin. Çünkü O, kendisine ortak koşana şüphesiz cenneti haram kılmıştır, onun barınma yeri ateştir. Zulmedenlere yardımcı yoktur." Andolsun, "Allah üçün üçüncüsüdür" diyenler küfre düşmüştür. Oysa tek bir ilahtan başka ilah yoktur. Eğer söylemekte olduklarından vazgeçmezlerse, onlardan inkâr edenlere mutlaka (acı) bir azab dokunacaktır. (Maide Suresi, 72-73)</text:p>
      <text:p text:style-name="P6">Sonra onların izleri üzerinde elçilerimizi birbiri ardınca gönderdik. Meryemoğlu İsa'yı da arkalarından gönderdik; ona İncil'i verdik ve onu izleyenlerin kalplerinde bir şefkat ve merhamet kıldık. (Bir bid'at olarak) Türettikleri ruhbanlığı ise, Biz onlara yazmadık (emretmedik). Ancak Allah'ın rızasını aramak için (türettiler) ama buna da gerektiği gibi uymadılar. Bununla birlikte onlardan iman edenlere ecirlerini verdik, onlardan birçoğu da fasık olanlardır. (Hadid Suresi, 27)</text:p>
      <text:p text:style-name="P6">Meryemoğlu (İsa) bir örnek olarak verilince, senin kavmin hemen ondan (keyifle söz edip) kahkahalarla gülüyorlar. Dediler ki: "Bizim ilahlarımız mı daha hayırlı, yoksa o mu?" Onu yalnızca bir tartışma-konusu olsun diye (örnek) verdiler. Hayır, onlar 'tartışmacı ve düşman' bir kavimdir. O, yalnızca bir kuldur; kendisine nimet verdik ve onu İsrailoğullarına bir örnek kıldık. (Zuhruf Suresi, 57-59) <text:s/></text:p>
      <text:p text:style-name="P12"/>
      <text:h text:style-name="P29" text:outline-level="2"><text:soft-page-break/>HZ. MUHAMMED</text:h>
      <text:h text:style-name="P3" text:outline-level="3">Hz. Muhammed'e Kuran'ın İndirilmesi ve Kuran'la Hükmetmesi</text:h>
      <text:p text:style-name="P6">Andolsun, sana çiftlerden yediyi ve büyük Kur'an'ı verdik.(Hicr Suresi, 87)</text:p>
      <text:p text:style-name="P6">(Onları) Apaçık deliller ve kitaplarla (gönderdik). Sana da zikri (Kur'an'ı) indirdik ki, insanlara kendileri için indirileni açıklayasın ve onlar da iyice düşünsünler, diye.(Nahl Suresi, 44)</text:p>
      <text:p text:style-name="P6">Sana da (Ey Muhammed,) önündeki kitap(lar)ı doğrulayıcı ve ona 'bir şahid-gözetleyici' olarak Kitab'ı (Kur'an'ı) indirdik. Öyleyse aralarında Allah'ın indirdiğiyle hükmet ve sana gelen haktan sapıp onların heva (istek ve tutku)larına uyma. Sizden her biriniz için bir şeriat ve bir yol-yöntem kıldık. Eğer Allah dileseydi, sizi bir tek ümmet kılardı; ancak (bu,) verdikleriyle sizi denemesi içindir. Artık hayırlarda yarışınız. Tümünüzün dönüşü Allah'adır. Hakkında anlaşmazlığa düştüğünüz şeyleri size haber verecektir. Aralarında Allah'ın indirdiğiyle hükmet ve onların hevalarına uyma. Allah'ın sana indirdiklerinin bir kısmından seni şaşırtmamaları için diye onlardan sakın. Şayet yüz çevirirlerse, bil ki, Allah bir kısım günahları nedeniyle onlara bir musibeti tattırmak istemektedir. Şüphesiz, insanların çoğu fasıklardır. (Maide Suresi, 48-49)</text:p>
      <text:p text:style-name="P6">İman edip salih amellerde bulunan ve Muhammed'e indirilen (Kur'an)a -ki o Rablerinden bir haktır- iman edenlerin (Allah), kötülüklerini örtüp-bağışlamış, durumlarını düzeltip-ıslah etmiştir. <text:s/>(Muhammed Suresi, 2)</text:p>
      <text:p text:style-name="P6">Sahibiniz (arkadaşınız olan peygamber) sapmadı ve azmadı. O, hevadan (kendi istek, düşünce ve tutkularına göre) konuşmaz. O (söyledikleri), yalnızca vahyolunmakta olan bir vahiydir. Ona (bu Kur'an'ı) üstün (oldukça çetin) bir güç sahibi (Cebrail) öğretmiştir. (Necm Suresi, 2-5)</text:p>
      <text:p text:style-name="P12"/>
      <text:h text:style-name="P3" text:outline-level="3">Hz. Muhammed Allah'ın Elçisi ve Peygamberlerin Sonuncusudur</text:h>
      <text:p text:style-name="P6">Muhammed, sizin erkeklerinizden hiçbirinin babası değildir; ancak o, Allah'ın Resûlü ve peygamberlerin sonuncusudur. Allah, herşeyi bilendir. (Ahzab Suresi, 40)</text:p>
      <text:p text:style-name="P6">Sana iyilikten her ne gelirse Allah'tandır, kötülükten de sana ne gelirse o da kendindendir. Biz seni insanlara bir elçi olarak gönderdik; şahid olarak Allah yeter. (Nisa Suresi, 79)</text:p>
      <text:p text:style-name="P6">Andolsun hikmetli Kur'an'a, Gerçekten sen, gönderilen (elçi)lerdensin. (Yasin Suresi, 2-3)</text:p>
      <text:p text:style-name="P6">De ki: "Ey insanlar, ben Allah'ın sizin hepinize gönderdiği bir elçisi (peygamberi)yim. Ki göklerin ve yerin mülkü yalnız O'nundur. O'ndan başka ilah yoktur, O diriltir ve öldürür. Öyleyse Allah'a ve ümmi peygamber olan elçisine iman edin. O da Allah'a ve O'nun sözlerine inanmaktadır. Ona iman edin ki hidayete ermiş olursunuz. (Araf Suresi, 158)</text:p>
      <text:p text:style-name="P6">Böylece biz seni, kendisinden önce nice ümmetler gelip-geçmiş olan bir ümmete (elçi olarak) gönderdik; sana vahyettiklerimizi onlara okuyasın diye. Oysa onlar Rahman'a nankörlük ediyorlar. De ki: "O, benim Rabbimdir, O'ndan başka ilah yoktur. Ben O'na tevekkül ettim ve son dönüş O'nadır."(Ra'd Suresi, 30)</text:p>
      <text:p text:style-name="P6">İşte bunlar, Allah'ın ayetleridir; onları sana bir hak olarak okuyoruz. Sen de gönderilen elçilerdensin. (Bakara Suresi, 252)</text:p>
      <text:p text:style-name="P6"><text:soft-page-break/>Muhammed, Allah'ın elçisidir. Ve onunla birlikte olanlar da kafirlere karşı zorlu, kendi aralarında ise merhametlidirler. Onları, rüku edenler, secde edenler olarak görürsün; onlar, Allah'tan bir fazl (lütuf ve ihsan) ve hoşnutluk arayıp-isterler. Belirtileri, secde izinden yüzlerindedir. İşte onların Tevrat'taki vasıfları budur: İncil'deki vasıfları ise: Sanki bir ekin; filizini çıkarmış, derken onu kuvvetlendirmiş, derken kalınlaşmış, sonra sapları üzerinde doğrulup-boy atmış (ki bu,) ekicilerin hoşuna gider. (Bu örnek,) Onunla kafirleri öfkelendirmek içindir. Allah, içlerinden iman edip salih amellerde bulunanlara bir mağfiret ve büyük bir ecir va'detmiştir. (Fetih Suresi, 29)</text:p>
      <text:p text:style-name="P6">Ey peygamber, Rabbinden sana indirileni tebliğ et. Eğer (bu görevini) yapmayacak olursan, O'nun elçiliğini tebliğ etmemiş olursun. Allah seni insanlardan koruyacaktır. Şüphesiz, Allah, kafir olan bir topluluğu hidayete erdirmez. (Maide Suresi, 67)</text:p>
      <text:p text:style-name="P6">Muhammed, yalnızca bir elçidir. Ondan önce nice elçiler gelip-geçmiştir. Şimdi o ölürse ya da öldürülürse, siz topuklarınız üzerinde gerisin geriye mi döneceksiniz? İki topuğu üzerinde gerisin geri dönen kimse, Allah'a kesinlikle zarar veremez. Allah, şükredenleri pek yakında ödüllendirecektir. (Al-i İmran Suresi, 144)</text:p>
      <text:p text:style-name="P6">Hiç şüphesiz o (Kur'an), şerefli bir elçinin kesin sözüdür. O, bir şairin sözü değildir. Ne az inanıyorsunuz? Bir kahinin de sözü değildir. Ne az öğüt alıp-düşünüyorsunuz? Alemlerin Rabbinden bir indirilmedir. (Hakka Suresi, 40-43)</text:p>
      <text:p text:style-name="P12"/>
      <text:h text:style-name="P3" text:outline-level="3">Hz. Muhammed Bir Beşerdir</text:h>
      <text:p text:style-name="P6">De ki: "Şüphesiz ben, ancak sizin benzeriniz olan bir beşerim; yalnızca bana sizin ilahınızın tek bir ilah olduğu vahyolunuyor. Kim Rabbine kavuşmayı umuyorsa, artık salih bir amelde bulunsun ve Rabbine ibadette hiç kimseyi ortak tutmasın." (Kehf Suresi, 110)</text:p>
      <text:p text:style-name="P12"/>
      <text:h text:style-name="P3" text:outline-level="3">Hz. Muhammed Dosdoğru Bir Yol Üzerindedir</text:h>
      <text:p text:style-name="P6">Gerçekten sen, gönderilen (elçi)lerdensin. Dosdoğru bir yol üzerinde(sin). (Yasin Suresi, 3-4)</text:p>
      <text:p text:style-name="P6">Böylece sana emrimizden bir ruh vahyettik. Sen, kitap nedir, iman nedir bilmiyordun. Ancak Biz onu bir nur kıldık; onunla kullarımızdan dilediklerimizi hidayete erdiririz. Şüphesiz sen, dosdoğru olan bir yola yöneltip-iletiyorsun. (Şura Suresi, 52)</text:p>
      <text:p text:style-name="P6">Şu halde, sana vahyedilene sımsıkı-tutun; çünkü sen dosdoğru bir yol üzerindesin. (Zuhruf Suresi, 43)</text:p>
      <text:p text:style-name="P6">Şüphesiz, Biz sana apaçık bir fetih verdik.</text:p>
      <text:p text:style-name="P6">Öyle ki Allah, senin geçmiş ve gelecek (her) günahını bağışlasın, üzerindeki nimetini tamamlasın ve seni dosdoğru bir yola yöneltsin. (Fetih Suresi, 1-2)</text:p>
      <text:p text:style-name="P12"/>
      <text:h text:style-name="P3" text:outline-level="3">Hz. Muhammed Allah'ın Korumasındadır </text:h>
      <text:p text:style-name="P6">Kuşluk vaktine andolsun, 'Karanlığı iyice çöktüğü' zaman geceye, Rabbin seni terketmedi ve darılmadı. Şüphesiz senin için son olan, ilk olandan (ahiret dünyadan) daha hayırlıdır. Elbette Rabbin sana verecek, <text:soft-page-break/>böylece sen hoşnut kalacaksın. Bir yetim iken, seni bulup da barındırmadı mı? Ve seni yol bilmez iken, 'doğru yola yöneltip iletmedi mi? Bir yoksul iken seni bulup zengin etmedi mi? (Duha Suresi, 1-8)</text:p>
      <text:p text:style-name="P20"/>
      <text:h text:style-name="P3" text:outline-level="3">Allah Hz. Muhammed'i Zengin Etmiştir</text:h>
      <text:p text:style-name="P6">Bir yoksul iken seni bulup zengin etmedi mi? (Duha Suresi, 8)</text:p>
      <text:p text:style-name="P20"/>
      <text:h text:style-name="P3" text:outline-level="3">Hz. Muhammed, Müminler İçin Kendi Canlarından Evladır</text:h>
      <text:p text:style-name="P6">Medine halkına ve çevresindeki bedevilere, Allah'ın elçisinden geri kalmaları, kendi nefislerini onun nefsine tercih etmeleri yakışmaz. Bu, gerçekten onların Allah yolunda bir susuzluk, bir yorgunluk, 'dayanılmaz bir açlık' (çekmeleri), kâfirleri 'kin ve öfkeyle ayaklandıracak' bir yere ayak basmaları ve düşmana karşı bir başarı kazanmaları karşılığında, mutlaka onlara bununla salih bir amel yazılmış olması nedeniyledir. Şüphesiz Allah, iyilik yapanların ecrini kaybetmez. (Tevbe Suresi, 120)</text:p>
      <text:p text:style-name="P6">Peygamber, mü'minler için kendi nefislerinden daha evladır ve onun zevceleri de onların anneleridir. Rahim sahipleri (akrabalar) de, Allah'ın Kitabında birbirlerine öteki mü'minlerden ve muhacirlerden daha yakındır. Ancak dostlarınıza maruf üzere yapacaklarınız başka; bunlar Kitapta yazılmış bulunmaktadır. (Ahzab Suresi, 6)</text:p>
      <text:p text:style-name="P12"/>
      <text:h text:style-name="P3" text:outline-level="3">Bir Müjdeci, Şahit ve Uyarıcıdır</text:h>
      <text:p text:style-name="P6">Ey Peygamber, gerçekten biz seni bir şahid, bir müjde verici ve bir uyarıcı olarak gönderdik. (Ahzab Suresi, 45)</text:p>
      <text:p text:style-name="P6">(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 klardır. (Bakara Suresi, 25)</text:p>
      <text:p text:style-name="P6">Böylece biz sizi, insanlara şahid (ve örnek) olmanız için orta bir ümmet kıldık; Peygamber de üzerinizde bir şahid olsun. Senin üzerinde bulunduğun (yönü, Ka'be'yi) kıble yapmamız, elçiye uyanları, topukları üzerinde gerisin geri dönenlerden ayırdetmek içindir. Doğrusu (bu,) Allah'ın hidayete ilettiklerinin dışında kalanlar için büyük (bir yük)tür. Allah, imanınızı boşa çıkaracak değildir. Şüphesiz, Allah, insanlara şefkat edendir, esirgeyendir. (Bakara Suresi, 143)</text:p>
      <text:p text:style-name="P12"/>
      <text:h text:style-name="P3" text:outline-level="3">Hz. Muhammed'in Gelişinin Tevrat ve İncil'de Müjdelenmesi</text:h>
      <text:p text:style-name="P6">Hani Meryemoğlu İsa da: "Ey İsrailoğulları, gerçekten ben, sizin için <text:s text:c="2"/>Allah'tan gönderilmiş bir elçiyim. Benden önceki Tevrat'ı doğrulayıcı ve benden sonra ismi "Ahmed" olan bir elçinin de müjdeleyicisiyim" demişti. Fakat o, onlara apaçık belgelerle gelince: "Bu, açıkça bir büyüdür" dediler. (Saff Suresi, 6)</text:p>
      <text:p text:style-name="P6">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text:soft-page-break/>inananlar, destek olup savunanlar, yardım edenler ve onunla birlikte indirilen nuru izleyenler; işte kurtuluşa erenler bunlardır. De ki: "Ey insanlar, ben Allah'ın sizin hepinize gönderdiği bir elçisi (peygamberi)yim. Ki göklerin ve yerin mülkü yalnız O'nundur. O'ndan başka ilah yoktur, O diriltir ve öldürür. Öyleyse Allah'a ve ümmi peygamber olan elçisine iman edin. O da Allah'a ve O'nun sözlerine inanmaktadır. Ona iman edin ki hidayete ermiş olursunuz. (Araf Suresi, 157-158)</text:p>
      <text:p text:style-name="P6">Kendilerine kitap verdiklerimiz, onu (peygamberi), çocuklarını tanır gibi tanırlar. Buna rağmen içlerinden bir bölümü, bildikleri halde gerçeği gizlerler. (Bakara Suresi, 146)</text:p>
      <text:p text:style-name="P12"/>
      <text:h text:style-name="P3" text:outline-level="3">İman Edenler İçin Bir Rahmettir</text:h>
      <text:p text:style-name="P6">Andolsun size, içinizden sıkıntıya düşmeniz O'nun gücüne giden, size pek düşkün, mü'minlere şefkatli ve esirgeyici olan bir elçi gelmiştir. (Tevbe Suresi, 128)</text:p>
      <text:p text:style-name="P6">Biz seni alemler için yalnızca bir rahmet olarak gönderdik. (Enbiya <text:s/>Suresi, 107)</text:p>
      <text:p text:style-name="P6">(Musa'ya) Seslendiğimiz zaman da, sen Tur'un yanında değildin. Ancak Rabbinden bir rahmet olmak üzere senden önce kendilerine bir uyarıcı gelmemiş olan bir kavmi uyarman için (gönderildin). Umulur ki, öğüt alıp düşünürler diye. (Kasas Suresi, 46)</text:p>
      <text:p text:style-name="P6">İçlerinden Peygamberi incitenler ve: "O (her sözü dinleyen) bir kulaktır" diyenler vardır. De ki: "O sizin için bir hayır kulağıdır. Allah'a iman eder, mü'minlere inanıp-güvenir ve sizden iman edenler için bir rahmettir. <text:s text:c="3"/>Allah'ın elçisine eziyet edenler... Onlar için acı bir azab vardır." (Tevbe Suresi, 61)</text:p>
      <text:p text:style-name="P12"/>
      <text:h text:style-name="P3" text:outline-level="3">Hz. Muhammed'in Tebliği ve Kuran'la Öğüt Vermesi</text:h>
      <text:p text:style-name="P6">De ki: "Size bir tek öğüt veriyorum: "Allah için ikişer ikişer ve teker teker kıyam etmeniz, sonra düşünmeniz. Sizin sahibiniz (veya arkadaşınız olan Peygamber)de hiçbir delilik yoktur. O, yalnızca sizi, şiddetli bir azabın öncesinde <text:s/>uyarandır." De ki: "Ben sizden bir ücret istemişsem, artık o sizin olsun. Benim ecrim (ücretim), yalnızca Allah'a aittir. O, herşeye şahid olandır." De ki: "Şüphesiz Rabbim hakkı (batılın yerine veya dilediği kimsenin kalbine) koyar. O, gaybleri bilendir. De ki: "Hak geldi; batıl ise ne (bir şey) ortaya çıkarabilir, ne geri getirebilir." De ki: "Eğer ben sapacak olsam, artık kendi nefsim aleyhine sapmış olurum; eğer hidayeti bulacak olsam, bu da Rabbimin bana vahyetmekte olduğu (Kur'an) sayesindedir. Şüphesiz O, işitendir, yakın olandır." (Sebe Suresi, 46-50)</text:p>
      <text:p text:style-name="P6">Sahibiniz (arkadaşınız olan peygamber) sapmadı ve azmadı. O, hevadan (kendi istek, düşünce ve tutkularına göre) konuşmaz. O (söyledikleri), yalnızca vahyolunmakta olan bir vahiydir. Ona (bu Kur'an'ı) üstün (oldukça çetin) bir güç sahibi (Cebrail) öğretmiştir. (Necm Suresi, 2-5)</text:p>
      <text:p text:style-name="P12"/>
      <text:h text:style-name="P3" text:outline-level="3">Hz. Muhammed'e Atılan İftiralar <text:s/></text:h>
      <text:p text:style-name="P6">Onlar: "Ey kendisine kitap indirilen (Muhammed). Gerçekten sen cinlenmiş (bir deli)sin," dediler. "Eğer doğruyu söylüyor isen, bizlere melekleri getirmeli değil miydin?" Hak olmaksızın biz melekleri indirmeyiz. O zaman da onlara göz açtırılmaz. Hiç şüphesiz, zikri (Kur'an'ı) biz indirdik biz; onun koruyucuları da gerçekten Biziz. (Hicr Suresi, 6-9)</text:p>
      <text:p text:style-name="P6"><text:soft-page-break/>Ya da kendi elçilerini tanımadılar mı ki, şimdi onu inkar ediyorlar? Yahut: "Onda bir delilik var" mı diyorlar? Hayır, o, onlara hak ile gelmiş bulunmaktadır ve onların çoğu hakkı çirkin karşılıyorlar. (Müminun Suresi, 69-70)</text:p>
      <text:p text:style-name="P12"/>
      <text:h text:style-name="P3" text:outline-level="3">Hz. Muhammed'in Mekke'den Çıkarılması</text:h>
      <text:p text:style-name="P6">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a edenlerin de kelimesini (inkar çağrılarını) alçaltmıştı. Oysa Allah'ın kelimesi, yüce olandır. Allah üstün ve güçlüdür, hüküm ve hikmet sahibidir. (Tevbe Suresi, 40)</text:p>
      <text:p text:style-name="P12"/>
      <text:h text:style-name="P3" text:outline-level="3">Hz. Muhammed'in Müminleri Teşvik Etmesi ve Allah'ın Onlara Olan Yardımı</text:h>
      <text:p text:style-name="P6">Ey Peygamber, sana ve seni izleyen mü'minlere Allah yeter. Ey Peygamber, mü'minleri savaşa karşı hazırlayıp-teşvik et. Eğer içinizde sabreden yirmi (kişi) bulunursa, iki yüz (kişiyi) mağlub edebilirler. Ve eğer içinizden yüz (sabırlı kişi) bulunursa, kafirlerden binini yener. Çünkü onlar (gerçeği) kavramayan bir topluluktur. (Enfal Suresi, <text:s/>64-65)</text:p>
      <text:p text:style-name="P12"/>
      <text:h text:style-name="P3" text:outline-level="3">Hz. Muhammed ve Savaşları</text:h>
      <text:p text:style-name="P6">Ey Peygamber, kafirlerle ve münafıklarla cihad et ve onlara karşı sert ve caydırıcı davran. Onların barınma yerleri cehennemdir, ne kötü bir yataktır o!.. <text:s/>(Tevbe Suresi, 73)</text:p>
      <text:p text:style-name="P6">Bilin ki, 'ganimet olarak ele geçirdiğiniz' şeylerin beşte biri, muhakkak Allah'ın, Resûlün, yakınların, yetimlerin, yoksulların ve yolcunundur. Eğer Allah'a, hak ile batılın birbirinden ayrıldığı gün, iki ordunun karşı karşıya geldiği günde (Bedir'de) kulumuza indirdiğimize iman ediyorsanız (ganimeti böyle bölüşün). Allah, herşeye güç yetirendir. Hani siz vadinin yakın kenarında, onlar uzak yamacındaydılar; kervan ise sizden daha aşağıdaydı. Eğer sözleşseydiniz, kaçınılmaz olarak sözleşme yeri (veya konusu) hakkında anlaşmazlığa düşerdiniz; ancak Allah, olacağı olan işi gerçekleştirmek için (böyle yaptı). Böylece, helak olacak kişi apaçık bir delilden sonra helak olsun, diri kalacak kişi apaçık bir delilden sonra hayatta kalsın. Şüphesiz Allah, gerçekten işitendir, bilendir. Hani Allah, onları sana uykunda az gösteriyordu; eğer sana çok gösterseydi, gerçekten yılgınlığa kapılacaktınız ve iş konusunda gerçekten çekişmeye düşecektiniz. Ancak Allah esenlik (kurtuluş) bağışladı. Çünkü O, elbette sinelerin özünde saklı duranı bilendir. Karşı karşıya geldiğinizde, Allah, 'olacağı olan işi gerçekleştirmek' için, onları gözlerinizde az gösteriyor, sizi de onların gözlerinde azaltıyordu. Ve (bütün) işler <text:s text:c="3"/>Allah'a döndürülür. <text:s/>(Enfal Suresi, 41-44)</text:p>
      <text:p text:style-name="P12"/>
      <text:h text:style-name="P3" text:outline-level="3"><text:soft-page-break/>Hz. Muhammed ve Yahudiler</text:h>
      <text:p text:style-name="P6">Ey Peygamber, kalpleri inanmadığı halde ağızlarıyla "İnandık" diyenlerle Yahudiler'den küfür içinde çaba harcayanlar seni üzmesin. Onlar, yalana kulak tutanlar, sana gelmeyen diğer topluluk adına kulak tutanlar (haber toplayanlar)dır. Onlar, kelimeleri yerlerine konulduktan sonra saptırırlar, "Size bu verilirse onu alın, o verilmezse ondan kaçının" der<text:span text:style-name="T10">ler. Allah, kimin fitne(ye düşme)sini isterse, artık onun için sen <text:s/>Allah'tan hiçbir şeye malik olamazsın. İşte onlar, Allah'ın kalplerini arıtmak istemedikleridir. Dünyada onlar için bir aşağılanma, ahirette onlar için büyük bir azab vardır. Onlar, yalana kulak tutanlardır, haram yiyicilerdir. Sana gelirlerse aralarında hükmet veya onlardan yüz çevir. Eğer onlardan yüz çevirecek olursan, sana hiçbir şeyle kesin olarak zarar veremezler. Aralarında hükmedersen adaletle hükmet. Şüphesiz, Allah, adaletle hüküm yürütenleri sever. Allah'ın hükmünün bulunduğu Tevrat yanlarında olduğu halde, seni nasıl hakem kılıyorlar ve sonra bunun peşinden yüz çeviriyorlar? İşte onlar, inanmış değildir. <text:s/>(Maide Suresi, 41-43)</text:span></text:p>
      <text:p text:style-name="P18"/>
      <text:h text:style-name="P3" text:outline-level="3">Hz. Muhammed ve Kitap Ehli</text:h>
      <text:p text:style-name="P6">Kitap Ehlinden bir grup, sizi şaşırtıp saptırmayı arzuladı; fakat onlar ancak kendi nefislerini şaşırtıp-saptırırlar da şuuruna varmazlar. Ey Kitap Ehli, siz şahid olup dururken, ne diye Allah'ın ayetlerini inkar ediyorsunuz? Ey Kitap Ehli, neden hakkı batıl ile örtüyor ve bildiğiniz halde hakkı gizliyorsunuz? Kitap Ehlinden bir bölümü, dedi ki: "İman edenlere inene gündüzün başlangıcında inanın, bitiminde ise inkar edin. Belki onlar da dönerler." "Ve sizin dininize uyanlardan başkasına inanıp güvenmeyin." De ki: "Şüphesiz doğru yol Allah'ın dosdoğru yoludur. Size verilenin bir benzeri birine (İslam peygamberine) veriliyor ya da Rabbinizin katında onlar (Müslümanlar) size karşı deliller getiriyorlar, diye mi (bu telaşınız?) De ki: "Şüphesiz 'lutuf ve ihsan (fazl)' Allah'ın elindedir, onu dilediğine verir. Allah (rahmeti) geniş olandır, bilendir." O, kime dilerse rahmetini tahsis eder, Allah büyük 'lutuf ve ihsan (fazl)' sahibidir. <text:s/>(Al-i İmran Suresi, 69-74)</text:p>
      <text:p text:style-name="P12"/>
      <text:h text:style-name="P3" text:outline-level="3">Hz. Muhammed ve Cinler</text:h>
      <text:p text:style-name="P6">Şu bir gerçek ki, Allah'ın kulu (olan Muhammed,) O'na dua (ibadet ve kulluk) için kalktığında, onlar (müşrikler,) neredeyse çevresinde keçeleşeceklerdi. De ki: "Ben gerçekten, yalnızca Rabbime dua ediyorum ve O'na hiç kimseyi (ve hiçbir şeyi) ortak koşmuyorum." De ki: "Doğrusu ben, sizin için ne bir zarar, ne de bir yarar (irşad) sağlayabilirim." De ki: "Muhakkak beni Allah'tan (gelebilecek bir azaba karşı) hiç kimse asla kurtaramaz ve O'nun dışında asla bir sığınak da bulamam." "(Benim görevim,) Yalnızca Allah'tan olanı ve O'nun gönderdiklerini tebliğ etmektir. Kim Allah'a ve O'nun elçisine isyan ederse, içinde ebedi kalıcılar olmak üzere onun için cehennem ateşi vardır." Sonunda onlar, kendilerine vadedileni gördükleri zaman, yardımcı olmak bakımından kim daha zayıfmış ve sayı bakımından kim daha azmış artık öğrenmiş olacaklardır." De ki: "Bilmiyorum, size vadedilen (kıyamet ve azab) yakın mı, yoksa Rabbim onun için uzun bir süre mi koymuştur?" <text:s/>(Cin Suresi, 19-25)</text:p>
      <text:p text:style-name="P12"/>
      <text:h text:style-name="P3" text:outline-level="3">Hz. Muhammed ve Eşleri</text:h>
      <text:p text:style-name="P6">Ey peygamber, eşlerine söyle: "Eğer siz dünya hayatını ve onun süslü-çekiciliğini istiyorsanız, gelin sizi yararlandırayım ve güzel bir salma tarzıyla sizi salıvereyim." "Eğer siz Allah'ı, Resûlü'nü ve ahiret <text:soft-page-break/>yurdunu istiyorsanız artık hiç şüphesiz Allah, içinizden güzellikte bulunanlar için büyük bir ecir hazırlamıştır." Ey peygamberin kadınları, sizden kim açık bir çirkin-utanmazlıkta bulunursa, onun azabı iki kat olarak arttırılır. Bu da Allah'a göre pek kolaydır. Ama sizden kim Allah'a ve Resûlü'ne gönülden -itaat eder ve salih bir amelde bulunursa, ona ecrini iki kat veririz. Ve biz ona üstün bir rızık da hazırlamışızdır. Ey peygamberin kadınları, siz kadınlardan herhangi biri (gibi) değilsiniz; eğer sakınıyorsanız, artık sözü çekicilikle söylemeyin ki, sonra kalbinde hastalık bulunan kimse tamah eder. Sözü maruf bir tarzda söyleyin. Evlerinizde vakarla-oturun (evlerinizi karargah edinin), ilk cahiliye (kadınları)nın süslerini açığa vurması gibi, siz de süslerinizi açığa vurmayın; namazı dosdoğru kılın, zekatı verin, Allah'a ve elçisine itaat edin. Ey Ehl-i Beyt, gerçekten Allah, sizden kiri (günah ve çirkinliği) gidermek ve sizi tertemiz kılmak ister. Evlerinizde okunmakta olan Allah'ın ayetlerini ve hikmeti hatırlayın. Şüphesiz Allah, latiftir, haberdar olandır. (Ahzab Suresi, 28-34) </text:p>
      <text:p text:style-name="P6">Hani Peygamber, eşlerinden bazılarına gizli bir söz söylemişti. Derken o (eşlerinden biri), bunu haber verip Allah da ona bunu açığa vurunca, o da (Peygamber) bir kısmını açıklamış bir kısmını (söylemekten) vazgeçmişti. Sonunda haberi verince (eşi) demişti ki: "Bunu sana kim haber verdi?" O da: "Bana bilen, (herşeyden) haberdar olan (Allah) haber verdi" demişti. Eğer sizler (Peygamberin iki eşi) Allah'a tevbe ederseniz (ne güzel); çünkü kalbleriniz eğrilik gösterdi. Yok eğer ona karşı birbirinize destekçi olmaya kalkışırsanız, artık Allah, onun mevlasıdır; Cibril ve mü'minlerin salih olan(lar)ı da. Bunların arkasından melekler de onun destekçisidirler. <text:s/>(Tahrim Suresi, 3-4)</text:p>
      <text:p text:style-name="P12"/>
      <text:h text:style-name="P3" text:outline-level="3">Hz. Muhammed ve Zeyd</text:h>
      <text:p text:style-name="P6">Hani sen, Allah'ın kendisine nimet verdiği ve senin de kendisine nimet verdiğin kişiye: "Eşini yanında tut ve Allah'tan sakın" diyordun; insanlardan çekinerek Allah'ın açığa vuracağı şeyi kendi nefsinde saklı tutuyordun; oysa Allah, kendisinden çekinmene çok daha layıktı. Artık Zeyd, ondan ilişkisini kesince, biz onu seninle evlendirdik; ki böylelikle evlatlıklarının kendilerinden ilişkilerini kestikleri (kadınları boşadıkları) zaman, onlarla evlenme konusunda mü'minler üzerine bir güçlük olmasın. Allah'ın emri yerine getirilmiştir. Allah'ın kendisine farz kıldığı bir şey(i yerine getirme)de peygamber üzerine hiçbir güçlük yoktur. (Bu,) Daha önce gelip geçen (ümmet)lerde Allah'ın bir sünnetidir. Allah'ın emri, takdir edilmiş bir kaderdir. <text:s/>(Ahzab Suresi, 37-38)</text:p>
      <text:p text:style-name="P12"/>
      <text:h text:style-name="P3" text:outline-level="3">Hz. Muhammed'e Gayb Haberlerinden Vahyedilmesi</text:h>
      <text:p text:style-name="P6">Bu, sana (ey Muhammed) vahyettiğimiz gayb haberlerindendir. Yoksa onlar, (Yusuf'un kardeşleri) o hileli-düzeni kurarlarken, yapacakları işe topluca karar verdikleri zaman sen yanlarında değildin. (Yusuf Suresi, 102)</text:p>
      <text:p text:style-name="P12"/>
      <text:h text:style-name="P3" text:outline-level="3">Hz. Muhammed'e Kıblenin Bildirilmesi</text:h>
      <text:p text:style-name="P6">Biz, senin yüzünü çok defa göğe doğru çevirip- durduğunu görüyoruz. Şimdi elbette seni hoşnud olacağın kıbleye çevireceğiz. Artık yüzünü Mescid-i Haram yönüne çevir. Her nerede bulunursanız, yüzünüzü onun yönüne çevirin. Şüphesiz, kendilerine kitap verilenler, tartışmasız bunun Rablerinden bir gerçek (hak) olduğunu elbette bilirler. Allah, yaptıklarınızdan gafil değildir. (Bakara Suresi, 144)</text:p>
      <text:p text:style-name="P12"><text:soft-page-break/></text:p>
      <text:h text:style-name="P29" text:outline-level="2">HZ. İLYAS <text:s/>KISSASI</text:h>
      <text:h text:style-name="P3" text:outline-level="3">Hz. İlyas'ın Peygamberliği</text:h>
      <text:p text:style-name="P6">Zekeriya'yı, Yahya'yı, İsa'yı ve İlyas'ı da (hidayete eriştirdik.) Onların hepsi salihlerdendir. (Enam Suresi, 85)</text:p>
      <text:p text:style-name="P6">Gerçekten İlyas da, gönderilmiş (peygamber)lerdendi. (Saffat Suresi, 123)</text:p>
      <text:p text:style-name="P6">Şüphesiz o, bizim mü'min olan kullarımızdandı. (Saffat Suresi, 132)</text:p>
      <text:p text:style-name="P12"/>
      <text:h text:style-name="P3" text:outline-level="3">Hz. İlyas'ın Tebliği</text:h>
      <text:p text:style-name="P6">Hani kendi kavmine demişti ki: "Siz korkup sakınmaz mısınız? Siz Ba'le tapıp da yaratıcıların en güzeli (olan Allah'ı) mı bırakıyorsunuz? Allah ki, sizin de Rabbiniz, önceki atalarınızın da Rabbidir." Fakat onu yalanladılar; bundan dolayı gerçekten onlar, (azab için getirilip) hazır bulundurulacak olanlardır. Ancak, muhlis olan kullar başka. Sonra gelenler arasında ona (hayırlı ve şerefli bir isim) bıraktık. İlyas'a selam olsun. Şüphesiz biz, ihsanda bulunanları böyle ödüllendiririz. (Saffat Suresi, 124-131)</text:p>
      <text:p text:style-name="P12"/>
      <text:h text:style-name="P29" text:outline-level="2">HZ. ELYESA</text:h>
      <text:p text:style-name="P6">İsmail'i, Elyasa'yı, Yunus'u ve Lut'u da (hidayete eriştirdik). Onların hepsini alemlere üstün kıldık. (Enam Suresi, 86)</text:p>
      <text:p text:style-name="P6">İsmail'i, Elyesa'ı ve Zülkifl'i de hatırla. Hepsi de hayırlı olanlardandır. <text:s/>(Sad Suresi, 48)</text:p>
      <text:p text:style-name="P12"/>
      <text:h text:style-name="P29" text:outline-level="2">HZ. İDRİS</text:h>
      <text:p text:style-name="P6">Kitap'ta İdris'i de zikret. Çünkü o, doğru olan bir peygamberdi. Biz onu yüce bir mekan (makam)a yükseltmiştik. (Meryem Suresi, 56-57)</text:p>
      <text:p text:style-name="P6">İsmail, İdris ve Zü'l-Kifl, hepsi sabredenlerdendi. Onları rahmetimize soktuk, şüphesiz onlar salih kimselerdi. (Enbiya Suresi, 85-86)</text:p>
      <text:p text:style-name="P12"/>
      <text:h text:style-name="P29" text:outline-level="2">HZ. İSHAK</text:h>
      <text:p text:style-name="P6">Böylelikle, onlardan ve Allah'tan başka taptıklarından kopup-ayrılınca ona İshak'ı ve (oğlu) Yakup'u armağan ettik ve her birini peygamber kıldık. (Meryem Suresi, 49)</text:p>
      <text:p text:style-name="P6">Ve ona İshak'ı ve Yakub'u armağan ettik, hepsini hidayete eriştirdik; bundan önce de Nuh'u ve onun soyundan Davud'u, Süleyman'ı, Eyyub'u, Yusuf'u, Musa'yı ve Harun'u hidayete ulaştırdık. Biz, iyilik yapanları işte böyle ödüllendiririz. (Enam Suresi, 84)</text:p>
      <text:p text:style-name="P12"><text:soft-page-break/></text:p>
      <text:h text:style-name="P29" text:outline-level="2">HZ. YAKUP </text:h>
      <text:p text:style-name="P6">Bunu İbrahim, oğullarına vasiyet etti, Yakup da: "Oğullarım, şüphesiz Allah sizlere bu dini seçti, siz de ancak Müslüman olarak can verin" (diye benzer bir vasiyette bulundu.) Yoksa siz, Yakub'un ölüm anında, orada şahidler miydiniz? O, oğullarına: "Benden sonra kime ibadet edeceksiniz?" dediğinde, onlar: "Senin ilahına ve ataların İbrahim, İsmail ve İshak'ın ilahı olan tek bir ilaha ibadet edeceğiz; bizler ona teslim olduk" demişlerdi. (Bakara Suresi, 132-133)</text:p>
      <text:p text:style-name="P6">Deyin ki: "Biz Allah'a; bize indirilene, İbrahim, İsmail, İshak, Yakub ve torunlarına indirilene, Musa ve İsa'ya verilen ile peygamberlere Rabbinden verilene iman ettik. Onlardan hiçbirini diğerinden ayırdetmeyiz ve biz O'na teslim olmuşlarız." (Bakara Suresi, 136)</text:p>
      <text:p text:style-name="P6">Yoksa siz, gerçekten İbrahim'in, İsmail'in, İshak'ın, Yakub'un ve torunlarının yahudi veya Hıristiyan olduklarını mı söylüyorsunuz? De ki: "Siz mi daha iyi biliyorsunuz, yoksa Allah mı? Allah'tan kendisinde olan bir şehadeti gizleyenden daha zalim olan kimdir? Allah, yaptıklarınızdan gafil değildir." (Bakara Suresi, 140)</text:p>
      <text:p text:style-name="P12"/>
      <text:h text:style-name="P29" text:outline-level="2">HZ. EYYÜP KISSASI</text:h>
      <text:p text:style-name="P6">Kulumuz Eyyub'u da hatırla. Hani o: "Herhalde şeytan, bana kahredici bir acı ve azab dokundurdu" diye Rabbine seslenmişti. (Sad Suresi, 41)</text:p>
      <text:p text:style-name="P6">Eyüp de; hani o Rabbine çağrıda bulunmuştu: "Şüphesiz bu dert (ve hastalık) beni sarıverdi. Sen merhametlilerin en merhametli olanısın." Böylece onun duasına icabet ettik. Kendisinden o derdi giderdik; ona katımızdan bir rahmet ve ibadet edenler için bir zikir olmak üzere ailesini ve onlarla birlikte bir katını daha verdik. (Enbiya Suresi, 83-84)</text:p>
      <text:p text:style-name="P6">"Ayağını depret. İşte yıkanacak ve içecek soğuk (su, diye vahyettik.). Katımızdan ona bir rahmet ve temiz akıl sahiplerine bir öğüt olmak üzere ailesini ve onlarla birlikte bir benzerini de bağışladık. "Ve eline bir deste (sap) al, böylece onunla vur ve andını bozma." Gerçekten, Biz onu sabredici bulduk. O, ne güzel kuldu. Çünkü o, (daima Allah'a) yönelip-dönen biriydi. (Sad Suresi, 42-44)</text:p>
      <text:p text:style-name="P6">Böylece onun duasına icabet ettik. Kendisinden o derdi giderdik; ona katımızdan bir rahmet ve ibadet edenler için bir zikir olmak üzere ailesini ve onlarla birlikte bir katını daha verdik. (Enbiya Suresi, 84)</text:p>
      <text:p text:style-name="P6">Katımızdan ona bir rahmet ve temiz akıl sahiplerine bir öğüt olmak üzere ailesini ve onlarla birlikte bir benzerini de bağışladık. (Sad Suresi, 43)</text:p>
      <text:p text:style-name="P21"/>
      <text:h text:style-name="P29" text:outline-level="2">HZ. ZÜLKİFL </text:h>
      <text:p text:style-name="P6">İsmail, İdris ve Zü'l-Kifl, hepsi sabredenlerdendi. <text:s/>(Enbiya Suresi, 85)</text:p>
      <text:p text:style-name="P6">İsmail'i, Elyesa'ı ve Zülkifl'i de hatırla. Hepsi de hayırlı olanlardandır. <text:s/>(Sad Suresi, 48)</text:p>
      <text:p text:style-name="P13"/>
      <text:p text:style-name="P13"><text:soft-page-break/></text:p>
      <text:h text:style-name="P38" text:outline-level="1">KURAN'DA BAHSİ GEÇEN İNSANLAR VE TOPLULUKLAR </text:h>
      <text:p text:style-name="P16"/>
      <text:p text:style-name="P16"/>
      <text:h text:style-name="P29" text:outline-level="2">İSRAİLOĞULLARI (YAHUDİLER)</text:h>
      <text:p text:style-name="P6">Hani İsrailoğullarından, "Allah'tan başkasına kulluk etmeyin, anneye-babaya, yakınlara, yetimlere ve yoksullara iyilikle davranın, insanlara güzel söz söyleyin, namazı dosdoğru kılın ve zekatı verin" diye misak almıştık. Sonra siz, pek azınız hariç, döndünüz ve (hâlâ) yüz çeviriyorsunuz. Hani sizden "Birbirinizin kanını dökmeyin, birbirinizi yurtlarınızdan çıkarmayın" diye misak almıştık. Sonra sizler bunu onaylamıştınız, hâlâ (buna) şahitlik ediyorsunuz. Sonra (yine) siz, birbirinizi öldürüyor, bir bölümünüzü yurtlarından sürüp-çıkarıyor ve günah ve düşmanlıkla aleyhlerinde ittifaklar kuruyor ve size esir olarak geldiklerinde onlarla fidyeleşiyordunuz. Oysa onları çıkarmanız, size haram kılınmıştı. Yoksa siz, Kitabın bir bölümüne inanıp da bir bölümünü inkâr mı ediyorsunuz? Artık sizden böyle yapanların dünya hayatındaki cezası aşağılık olmaktan başka değildir; kıyamet gününde de azabın en şiddetli olanına uğratılacaklardır. Allah, yaptıklarınızdan gafil değildir. İşte bunlar, ahireti verip dünya hayatını satın alanlardır; bundan dolayı azapları hafifletilmez ve kendilerine yardım edilmez. (Bakara Suresi, <text:s/>83-86)</text:p>
      <text:p text:style-name="P6">Yahudi olanlara her tırnaklı (hayvanı) haram kıldık. Sığırlardan ve koyunlardan, sırtlarına veya bağırsaklarına yapışan veya kemiğe karışanlar dışında iç yağlarını da onlara haram kıldık. 'Azgınlık ve hakka tecavüzde bulunmaları' nedeniyle onları böyle cezalandırdık. Biz şüphesiz doğru olanlarız. (Enam Suresi, 146)</text:p>
      <text:p text:style-name="P12"/>
      <text:h text:style-name="P29" text:outline-level="2">HIRİSTİYANLAR</text:h>
      <text:p text:style-name="P6">Ve: "Biz Hıristiyanlarız" diyenlerden kesin söz (misak) almıştık. Sonunda onlar kendilerine hatırlatılan şeyden (yararlanıp) pay almayı unuttular. Böylece Biz de, kıyamete kadar aralarında kin ve düşmanlık saldık. Allah, yapageldikleri şeyi onlara <text:s/>haber verecektir. (Maide Suresi, 14)</text:p>
      <text:p text:style-name="P6">Yahudi ve Hıristiyanlar: "Biz Allah'ın çocuklarıyız ve sevdikleriyiz" dedi. De ki: "Peki, ne diye sizi günahlarınızdan dolayı azablandırıyor? Hayır, siz O'nun yarattığından birer beşersiniz. O, dilediğini bağışlar, dilediğini azaplandırır. Göklerin, yerin ve bunların arasındakilerin tümünün mülkü Allah'ındır. Son varış O'nadır." <text:s/>(Maide Suresi, 18)</text:p>
      <text:p text:style-name="P6">Gerçek şu ki, iman edenlerle yahudiler, sabiîler ve Hıristiyanlardan Allah'a, ahiret gününe inanan ve salih amellerde bulunanlar; onlar için korku yoktur, onlar mahzun da olmayacaklardır. (Maide Suresi, 69)</text:p>
      <text:p text:style-name="P12"/>
      <text:h text:style-name="P29" text:outline-level="2"><text:soft-page-break/>SABİİLER</text:h>
      <text:p text:style-name="P6">Gerçek şu ki, iman edenlerle yahudiler, sabiîler ve hristiyanlardan Allah'a, ahiret gününe inanan ve salih amellerde bulunanlar; onlar için korku yoktur, onlar mahzun da olmayacaklardır. (Maide Suresi, 69)</text:p>
      <text:p text:style-name="P12"/>
      <text:h text:style-name="P29" text:outline-level="2">SEMUD TOPLUMU</text:h>
      <text:p text:style-name="P6">Andolsun, Biz Semud (kavmine de) kardeşleri Salih'i: "Yalnızca Allah'a kulluk edin" diye (demek üzere) gönderdik. Bir de ne görsün, onlar birbirlerine düşman kesilmiş iki gruptur. (Neml Suresi, 45)</text:p>
      <text:p text:style-name="P6">Ad'ı ve Semud'u da (yıkıma uğrattık). Gerçek şu ki, kendi oturdukları yerlerden size (durumları) belli olmaktadır kendi yaptıklarını şeytan süsleyip-çekici kıldı, böylece onları yoldan alıkoydu. Oysa onlar görebilen kimselerdi. (Ankebut Suresi, 38)</text:p>
      <text:p text:style-name="P6">Semud ve Ad (toplumları), kâria'yı yalan saydılar. Bu nedenle Semud (halkı), korkunç bir sesle helak edildi. (Hakka Suresi, <text:s/>4-5)</text:p>
      <text:p text:style-name="P12"/>
      <text:h text:style-name="P29" text:outline-level="2">LUT KAVMİ</text:h>
      <text:p text:style-name="P6">Hani Lut da kavmine şöyle demişti: "Sizden önce alemlerden hiç kimsenin yapmadığı hayasız-çirkinliği mi yapıyorsunuz? (Araf Suresi, 80)</text:p>
      <text:p text:style-name="P6">Lut (kavmi) de, gönderilen (elçi)leri yalanladı. (Şuara Suresi, 160)</text:p>
      <text:p text:style-name="P6">Lut da; hani kavmine demişti ki: "Siz, açıkça gördüğünüz halde, yine de o çirkin utanmazlığı yapacak mısınız?" (Neml Suresi, 54)</text:p>
      <text:p text:style-name="P6">Kavminin cevabı: "Lut ailesini şehrinizden sürüp çıkarın. Temiz kalmak isteyen insanlarmış" demekten başka olmadı. (Neml Suresi, 56)</text:p>
      <text:p text:style-name="P12"/>
      <text:h text:style-name="P29" text:outline-level="2">MEDYEN HALKI</text:h>
      <text:p text:style-name="P6">Medyen (toplumuna da) kardeşleri Şuayb'ı (gönderdik. Şuayb onlara:) Dedi ki: "Ey kavmim, Allah'a kulluk edin, sizin O'ndan başka ilahınız yoktur. Size Rabbinizden apaçık bir belge (mucize) gelmiştir. Ölçüyü ve tartıyı tam tutun, insanların (hakları olan mallarını) eşyasını değerinden düşürüp-eksiltmeyin ve düzene (ıslaha) konulmasından sonra yeryüzünde bozgunculuk (fesad) çıkarmayın. Bu sizin için daha hayırlıdır, eğer inanıyorsanız." (Araf Suresi, 85)</text:p>
      <text:p text:style-name="P6">Medyen'e de kardeşleri Şuayb'ı (gönderdik) Böylece dedi ki: "Ey kavmim, Allah'a kulluk edin ve ahiret gününü umud edin ve yeryüzünde bozguncular olarak karışıklık çıkarmayın." (Ankebut Suresi, 36)</text:p>
      <text:p text:style-name="P12"/>
      <text:h text:style-name="P29" text:outline-level="2">RESS HALKI</text:h>
      <text:p text:style-name="P6">Ad'ı, Semud'u, Ress halkını ve bunlar arasında birçok nesilleri (yok ettik). (Furkan Suresi, 38)</text:p>
      <text:p text:style-name="P12"><text:soft-page-break/></text:p>
      <text:h text:style-name="P29" text:outline-level="2">BİR KASABA HALKI</text:h>
      <text:p text:style-name="P6">(Yine) Böylece ikisi yola koyuldu. Nihayet bir kasabaya gelip yemek istediler, fakat (kasaba halkı) onları konuklamaktan kaçındı. Onda (kasabada) yıkılmaya yüz tutmuş bir duvar buldular, hemen onu inşa etti. (Musa) Dedi ki: "Eğer isteseydin gerçekten buna karşılık bir ücret alabilirdin." (Kehf Suresi, 77)</text:p>
      <text:p text:style-name="P12"/>
      <text:h text:style-name="P29" text:outline-level="2">YESRİB HALKI</text:h>
      <text:p text:style-name="P6">Onlardan bir grup da hani şöyle demişti: "Ey Yesrib (Medine) halkı, artık sizin için (burada) kalacak yer yok, şu halde dönün." Onlardan bir topluluk da: "Gerçekten evlerimiz açıktır" diye Peygamberden izin istiyordu; oysa onlar(ın evleri) açık değildi. Onlar yalnızca kaçmak istiyorlardı. (Ahzab Suresi, 13)</text:p>
      <text:p text:style-name="P12"/>
      <text:h text:style-name="P29" text:outline-level="2">HİCR HALKI</text:h>
      <text:p text:style-name="P6">Andolsun, Hicr halkı da gönderilen(elçi)leri yalanlamışlardı. (Hicr Suresi, 80)</text:p>
      <text:p text:style-name="P12"/>
      <text:h text:style-name="P29" text:outline-level="2">AD HALKI</text:h>
      <text:p text:style-name="P6">Ad (halkına da) kardeşleri Hud'u (gönderdik). Dedi ki: "Ey kavmim, Allah'a ibadet edin, sizin O'ndan başka ilahınız yoktur. Siz yalan olarak (tanrılar) düzenlerden başkası değilsiniz. (Hud Suresi, 50)</text:p>
      <text:p text:style-name="P6">Sizden öncekilerin, Nuh kavminin, Ad ve Semud ile onlardan sonra gelenlerin haberi size gelmedi mi? Ki onları, Allah'tan başkası bilmez. Elçileri onlara apaçık delillerle gelmişlerdi de, ellerini ağızlarına götürüp (öfkelerinden ısırdılar) ve dediler ki: "Tartışmasız, biz sizin kendisiyle gönderildiğiniz şeyleri inkâr ettik ve bizi kendisine çağırdığınız şeyden de gerçekten kuşku verici bir tereddüt içindeyiz." (İbrahim Suresi, 9)</text:p>
      <text:p text:style-name="P6">Ad (kavmi) de gönderilen (elçi)leri yalanladı. (Şuara Suresi, 123)</text:p>
      <text:p text:style-name="P6">Rabbinin Ad (kavmin)e ne yaptığını görmedin mi? (Fecr Suresi, 6)</text:p>
      <text:p text:style-name="P12"/>
      <text:h text:style-name="P29" text:outline-level="2">BEDEVİLER</text:h>
      <text:p text:style-name="P6">Bedevilerden özür belirtenler, kendilerine izin verilmesi için geldiler. Allah'a ve elçisine yalan söyleyenler de oturup kaldı. Onlardan inkar edenlere pek acı bir azap isabet edecektir. (Tevbe Suresi, 90)</text:p>
      <text:p text:style-name="P6">Bedeviler inkar ve nifak bakımından daha şiddetlidir. Allah'ın elçisine indirdiği sınırları bilmemeye de onlar daha 'yatkın ve elverişlidir.' Allah bilendir, hüküm ve hikmet sahibidir. Bedevilerden öyleleri vardır ki, infak ettiğini bir cereme sayar ve sizi felaketlerin sarıvermesini bekler. Kötü felaket onları sarsın. Allah işitendir, bilendir. Bedevilerden öyleleri de vardır ki, onlar Allah'a ve ahiret gününe iman eder ve <text:soft-page-break/>infak ettiğini Allah katında bir yakınlaşmaya ve elçinin dua ve bağışlama dileklerine (bir yol) sayar. Haberiniz olsun, bu gerçekten onlar için bir yakınlaşmadır. Allah da onları kendi rahmetine sokacaktır. Şüphesiz Allah, bağışlayandır, esirgeyendir. (Tevbe Suresi, 97-99)</text:p>
      <text:p text:style-name="P6">Çevrenizdeki bedevilerden münafık olanlar vardır ve Medine halkından da nifakı alışkanlığa çevirmiş olanlar vardır. Sen onları bilmezsin, Biz onları biliriz. Biz onları iki kere azaplandıracağız, sonra onlar büyük bir azaba döndürülecekler. (Tevbe Suresi, 101)</text:p>
      <text:p text:style-name="P6">Bedevilerden geride bırakılanlar, sana diyecekler ki: "Bizi mallarımız ve ailelerimiz meşgul etti. Bundan dolayı bizim için mağfiret dile." Onlar, kalplerinde olmayan şeyi dilleriyle söylüyorlar. De ki: "Şimdi Allah, size bir zarar isteyecek ya da bir yarar dileyecek olsa, sizin için Allah'a karşı kim herhangi birşeyle güç yetirebilir? Hayır, Allah yaptıklarınızı haber alandır." (Fetih Suresi, 11)</text:p>
      <text:p text:style-name="P6">Bedevilerden geride bırakılanlara de ki: "Siz yakında zorlu savaşçı olan bir kavme çağrılacaksınız; onlarla (ya) savaşırsınız ya da (onlar) Müslüman olurlar. Bu durumda eğer itaat ederseniz, Allah, size güzel bir ecir verir; eğer bundan önce sırt çevirdiğiniz gibi (yine) sırt çevirirseniz, sizi acı bir azap ile azaplandırır." (Fetih Suresi, 16)</text:p>
      <text:p text:style-name="P6">Bedeviler, dedi ki: "İman ettik." De ki: "Siz iman etmediniz; ancak "İslam (Müslüman veya teslim) olduk deyin. İman henüz kalplerinize girmiş değildir. Eğer Allah'a ve Resûlü'ne itaat ederseniz, O, sizin amellerinizden hiçbir şeyi eksiltmez. Şüphesiz Allah, çok bağışlayandır, çok esirgeyendir." (Hucurat Suresi, 14)</text:p>
      <text:p text:style-name="P12"/>
      <text:h text:style-name="P29" text:outline-level="2">MEDİNE HALKI</text:h>
      <text:p text:style-name="P6">Medine halkına ve çevresindeki bedevilere, Allah'ın elçisinden geri kalmaları, kendi nefislerini onun nefsine tercih etmeleri yakışmaz. Bu, gerçekten onların Allah yolunda bir susuzluk, bir yorgunluk, 'dayanılmaz bir açlık' (çekmeleri), kafirleri 'kin ve öfkeyle ayaklandıracak' bir yere ayak basmaları ve düşmana karşı bir başarı kazanmaları karşılığında, mutlaka onlara bununla salih bir amel yazılmış olması nedeniyledir. Şüphesiz Allah, iyilik yapanların ecrini kaybetmez. (Tevbe Suresi, 120)</text:p>
      <text:p text:style-name="P12"/>
      <text:h text:style-name="P29" text:outline-level="2">TUBBA KAVMİ</text:h>
      <text:p text:style-name="P6">Eyke halkı ve Tubba' kavmi de. Hepsi elçileri yalanladı; böylece Benim tehdidim (onların üzerine) hak oldu. (Kaf Suresi, 14)</text:p>
      <text:p text:style-name="P12"/>
      <text:h text:style-name="P29" text:outline-level="2">HZ. MUSA'NIN KAVMİ</text:h>
      <text:p text:style-name="P6">Musa'nın kavminden hakka ileten ve onunla adalet yapan bir topluluk vardır. (Araf Suresi, 159)</text:p>
      <text:p text:style-name="P6">Onlara bir iyilik geldiği zaman "Bu bizim için" dediler; onlara bir kötülük isabet ettiğinde (bunu da) Musa ve beraberindekilerin bir uğursuzluğu olarak yorumlarlardı. Haberiniz olsun, Allah katında asıl uğursuz olanlar kendileridir; ama onların çoğu bilmezler. (Araf Suresi, 131)</text:p>
      <text:p text:style-name="P12"/>
      <text:h text:style-name="P29" text:outline-level="2"><text:soft-page-break/>YUNUS KAVMİ</text:h>
      <text:p text:style-name="P6">Ama (azap geldiği sırada) iman edip imanı kendisine yarar sağlamış -Yunus kavminin dışında- bir ülke olsaydı ya! Onlar iman ettikleri zaman dünya hayatında onlardan aşağılatıcı azabı kaldırdık ve onları belli bir zamana kadar yararlandırdık. (Yunus Suresi, 98)</text:p>
      <text:p text:style-name="P12"/>
      <text:h text:style-name="P29" text:outline-level="2">HZ. İBRAHİM VE ONUNLA BİRLİKTE OLANLAR</text:h>
      <text:p text:style-name="P6">İbrahim ve onunla birlikte olanlarda size güzel bir örnek vardır. Hani kendi kavimlerine demişlerdi ki: "Biz, sizlerden ve Allah'ın dışında taptıklarınızdan gerçekten uzağız. Sizi (artık) tanımayıp-inkar ettik. Sizinle aramızda, siz Allah'a bir olarak iman edinceye kadar ebedi bir düşmanlık ve bir kin baş göstermiştir." Ancak İbrahim'in babasına: "Sana bağışlanma dileyeceğim, ama Allah'tan gelecek herhangi birşeye karşı senin için gücüm yetmez." demesi hariç. "Ey Rabbimiz, biz Sana tevekkül ettik ve 'içten Sana yöneldik.' Dönüş Sanadır." (Mümtehine Suresi, 4)</text:p>
      <text:p text:style-name="P12"/>
      <text:h text:style-name="P29" text:outline-level="2">İKİDEN BİRİ (HZ. MUHAMMED'İN ARKADAŞI)</text:h>
      <text:p text:style-name="P6">Siz ona (Peygambere) yardım etmezseniz, Allah ona yardım etmiştir. Hani kâfirler ikiden biri olarak onu (Mekke'den) çıkarmışlardı; ikisi mağarada olduklarında arkadaşına şöyle diyordu: "Hüzne kapılma, elbette Allah bizimle beraberdir." Böylece Allah ona 'huzur ve güvenlik duygusunu' indirmişti, onu sizin görmediğiniz ordularla desteklemiş, inkâr edenlerin de kelimesini (inkâr çağrılarını) alçaltmıştı. Oysa Allah'ın kelimesi, yüce olandır. Allah üstün ve güçlüdür, hüküm ve hikmet sahibidir. (Tevbe Suresi, 40)</text:p>
      <text:p text:style-name="P12"/>
      <text:h text:style-name="P29" text:outline-level="2">HZ. MUSA'NIN YARDIMCISI</text:h>
      <text:p text:style-name="P6">Hani Musa genç yardımcısına demişti: "İki denizin birleştiği yere ulaşıncaya kadar gideceğim ya da uzun zamanlar geçireceğim." Böylece ikisi, iki (deniz)in birleştiği yere ulaşınca balıklarını unutuverdiler; (balık) denizde bir akıntıya doğru (veya bir menfez bulup) kendi yolunu tuttu. (Varmaları gereken yere gelip) Geçtiklerinde (Musa) genç-yardımcısına dedi ki: "Yemeğimizi getir bize, andolsun, bu yaptığımız-yolculuktan gerçekten yorulduk." (Genç-yardımcısı) Dedi ki: "Gördün mü, kayaya sığındığımızda, ben balığı unuttum. Onu hatırlamamı şeytandan başkası bana unutturmadı; o da şaşılacak tarzda denizde kendi yolunu tuttu." (Musa) Dedi ki: "Bizim de aradığımız buydu." Böylelikle ikisi izleri üzerinde geriye doğru gittiler. (Kehf Suresi, 60-64)</text:p>
      <text:p text:style-name="P12"/>
      <text:h text:style-name="P29" text:outline-level="2">İLİM SAHİBİ BİR KİŞİ</text:h>
      <text:p text:style-name="P6">Derken, katımızdan kendisine bir rahmet verdiğimiz ve tarafımızdan kendisine bir ilim öğrettiğimiz kullarımızdan bir kulu buldular. Musa ona dedi ki: "Doğru yol (rüşd) olarak sana öğretilenden bana öğretmen için sana tabi olabilir miyim?" Dedi ki: "Gerçekten sen, benimle birlikte olma sabrını göstermeye güç yetiremezsin." (Böyleyken) "Özünü kavramaya kuşatıcı olamadığın şeye nasıl <text:soft-page-break/>sabredebilirsin?" (Musa:) "İnşaallah, beni sabreden (biri olarak) bulacaksın. Hiçbir işte sana karşı gelmeyeceğim" dedi. Dedi ki: "Eğer bana uyacak olursan, hiçbir şey hakkında bana soru sorma, ben sana öğütle-anlatıp söz edinceye kadar." Böylece ikisi yola koyuldu. Nitekim bir gemiye binince, o bunu (gemiyi) deliverdi. (Musa) Dedi ki: "İçindekilerini batırmak için mi onu deldin? Andolsun, sen şaşırtıcı bir iş yaptın." Dedi ki: "Gerçekten benimle birlikte olma sabrını göstermeye kesinlikle güç yetiremeyeceğini ben sana söylemedim mi?" (Musa:) "Beni, unuttuğumdan dolayı sorgulama ve bu işimden dolayı bana zorluk çıkarma" dedi. Böylece ikisi (yine) yola koyuldular. Nitekim bir çocukla karşılaştılar, o hemen tutup onu öldürüverdi. (Musa) Dedi ki: "Bir cana karşılık olmaksızın, tertemiz bir canı mı öldürdün? Andolsun, sen kötü bir iş yaptın." Dedi ki: "Gerçekte benimle birlikte olma sabrını göstermeye kesinlikle güç yetiremeyeceğini ben sana söylemedim mi?" (Musa:) "Bundan sonra sana birşey soracak olursam, artık benimle arkadaşlık etme. Benden yana bir özre ulaşmış olursun" dedi. (Yine) Böylece ikisi yola koyuldu. Nihayet bir kasabaya gelip yemek istediler, fakat (kasaba halkı) onları konuklamaktan kaçındı. Onda (kasabada) yıkılmaya yüz tutmuş bir duvar buldular, hemen onu inşa etti. (Musa) Dedi ki: "Eğer isteseydin gerçekten buna karşılık bir ücret alabilirdin." Dedi ki: "İşte bu, benimle senin aranda ayrılma (zamanı)mız. Sana, üzerinde sabır göstermeye güç yetiremeyeceğin bir yorumu haber vereceğim. (Kehf Suresi, 65-78)</text:p>
      <text:p text:style-name="P12"/>
      <text:h text:style-name="P29" text:outline-level="2">HZ. MUSA VE KADINLAR</text:h>
      <text:p text:style-name="P6">Medyen suyuna vardığı zaman, su almakta olan bir insan topluluğu buldu. Onların gerisinde de (hayvanları su başına götürmekten çekinen) iki kadın buldu. Dedi ki: "Bu durumunuz ne?" "Çobanlar sürülerini sulamadıkça, biz sürülerimizi sulayamayız; babamız, yaşı ilerlemiş bir ihtiyardır." dediler. Hemencecik onların sürülerini suladı, sonra yine gölgeye çekilerek dedi ki: "Rabbim, doğrusu bana indirdiğin her hayra muhtacım." Çok geçmeden, o iki (kadın)dan biri, (utana utana) yürüyerek ona geldi. "Babam, bizim için sürüleri sulamana karşılık sana mükafaat vermek üzere seni davet etmektedir." dedi. Bunun üzerine ona gelip de olup bitenleri anlatınca o: "Korkma" dedi. "Zalimler topluluğundan kurtulmuş oldun." O (kadın)lardan biri dedi ki: "Ey babacığım, onu ücretli olarak tut; çünkü ücretle tuttuklarının en hayırlısı gerçekten o kuvvetli, güvenilir (biri)dir." (Babaları) Dedi ki: "Doğrusu ben, sekiz yıl bana hizmet etmene karşılık olmak üzere, şu iki kızımdan birini sana nikahlamak istiyorum; şayet on (yıl)a tamamlayacak olursan, artık o da senden. Ben sana zorluk çıkarmak istemem; beni de inşaallah salih olanlardan bulacaksın." (Kasas Suresi, 23-27)</text:p>
      <text:p text:style-name="P12"/>
      <text:h text:style-name="P29" text:outline-level="2">TALUT VE TOPLULUĞU</text:h>
      <text:p text:style-name="P6">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Peygamberleri, onlara (şöyle) dedi: "Onun hükümdarlığının belgesi, size Tabut'un gelmesi (olacaktır ki) onda Rabbinizden 'bir güven duygusu ve huzur' ile Musa ailesinden ve Harun ailesinden artakalanlar var; onu melekler taşır. Eğer inanmışlarsanız, bunda şüphesiz sizin için bir delil vardır." Talut, orduyla birlikte ayrıldığında dedi ki: "Doğrusu Allah sizi bir ırmakla imtihan edecektir. Kim bundan <text:soft-page-break/>içerse, artık o benden değildir ve kim de -eliyle bir avuç alanlar hariç- onu tadmazsa bendendir. Küçük bir kısmı hariç (hepsi sudan) içti. O, kendisiyle beraber iman edenlerle (ırmağı) geçince onlar (geride kalanlar): "Bugün bizim Calut'a ve ordusuna karşı (koyacak) gücümüz yok" dediler. (O zaman) Muhakkak Allah'a kavuşacaklarını umanlar (şöyle) dediler: "Nice küçük topluluk, daha çok olan bir topluluğa Allah'ın izniyle galib gelmiştir; Allah sabredenlerle beraberdir." (Bakara Suresi, 247-249)</text:p>
      <text:p text:style-name="P12"/>
      <text:h text:style-name="P29" text:outline-level="2">CALUT VE ORDUSU</text:h>
      <text:p text:style-name="P6">Onlar, Calut ve ordusuna karşı meydana (savaşa) çıktıklarında, dediler ki: "Rabbimiz, üzerimize sabır yağdır, adımlarımızı sabit kıl (kaydırma) ve kâfirler topluluğuna karşı bize yardım et." (Bakara Suresi, 250)</text:p>
      <text:p text:style-name="P12"/>
      <text:h text:style-name="P29" text:outline-level="2">KEHF EHLİ - RAKİM EHLİ</text:h>
      <text:p text:style-name="P6">Sen, yoksa Kehf ve Rakim Ehlini bizim şaşılacak ayetlerimizden mi sandın? O gençler, mağaraya sığındıkları zaman, demişlerdi ki: "Rabbimiz, katından bize bir rahmet ver ve işimizden bize doğruyu kolaylaştır (bizi başarılı kıl). (Kehf Suresi, 9-10)</text:p>
      <text:p text:style-name="P6">Sonra iki gruptan hangisinin kaldıkları süreyi daha iyi hesap ettiğini belirtmek için onları uyandırdık. (Kehf Suresi, 12)</text:p>
      <text:p text:style-name="P6">Onların kalpleri üzerinde (sabrı ve kararlılığı) rabtetmiştik; (Krala karşı) Kıyam ettiklerinde demişlerdi ki: "Bizim Rabbimiz, göklerin ve yerin Rabbidir; ilah olarak biz O'ndan başkasına kesinlikle tapmayız, (eğer tersini) söyleyecek olursak, andolsun, gerçeğin dışına çıkarız." (Kehf Suresi, 14)</text:p>
      <text:p text:style-name="P6">(İçlerinden biri demişti ki:) "Madem ki siz onlardan ve Allah'tan başka taptıklarından kopup-ayrıldınız, o halde, (dağlara çekilip) mağaraya sığının da Rabbiniz size rahmetinden (bolca bir miktarını) yaysın ve işinizden size bir yarar kolaylaştırsın." (Onlara baktığında) Görürsün ki, güneş doğduğunda mağaralarına sağ yandan yönelir, battığında onları sol yandan keser-geçerdi ve onlar da onun (mağaranın) geniş boşluğundalardı. Bu, Allah'ın ayetlerindendir. Allah, kime hidayet verirse, işte hidayet bulan odur, kimi saptırırsa onun için asla doğru-yolu gösterici bir veli bulamazsın. Sen onları uyanık sanırsın, oysa onlar (derin bir uykuda) uyuşmuşlardır. Biz onları sağ yana ve sol yana çeviriyorduk. Köpekleri de iki kolunu uzatmış yatıyordu. Onları görmüş olsaydın, geri dönüp onlardan kaçardın, onlardan içini korku kaplardı. (Kehf Suresi, 16-18)</text:p>
      <text:p text:style-name="P12"/>
      <text:h text:style-name="P29" text:outline-level="2">YE'CUC VE ME'CUC</text:h>
      <text:p text:style-name="P6">İki seddin arasına kadar ulaştı, onların (sedlerin) önünde hemen hemen hiçbir sözü kavramayan bir kavim buldu. Dediler ki: "Ey Zu'l-Karneyn, gerçekten Ye'cuc ve Me'cuc, yeryüzünde bozgunculuk çıkarıyorlar, bizimle onlar arasında bir sed inşa etmen için sana vergi verelim mi?" Dedi ki: "Rabbimin beni kendisinde sağlam bir iktidarla yerleşik kıldığı (güç, nimet ve imkan), daha hayırlıdır. Madem öyle, bana (insani) güçle yardım edin de, sizinle onlar arasında sapasağlam bir engel kılayım."</text:p>
      <text:p text:style-name="P6"><text:soft-page-break/>"Bana demir kütleleri getirin", iki dağın arası eşit düzeye gelince, "Körükleyin" dedi. Onu ateş haline getirinceye kadar (bu işi yaptı, sonra:) dedi ki: "Bana getirin, üzerine eritilmiş bakır dökeyim." Böylelikle, ne onu aşabildiler, ne onu delmeye güç yetirebildiler. (Kehf Suresi, 93-97)</text:p>
      <text:p text:style-name="P6">Yecuc ve Mecuc (un sedleri) açıldığında, onlar her bir tepeden akın ederler; (Enbiya Suresi, 96)</text:p>
      <text:p text:style-name="P12"/>
      <text:h text:style-name="P29" text:outline-level="2">BAĞ SAHİPLERİ</text:h>
      <text:p text:style-name="P6">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İkisinden) Birinin başka ürün (veren yer)leri de vardı. Böylelikle onunla konuşurken arkadaşına dedi ki: "Ben, mal bakımından senden daha zenginim, insan sayısı bakımından da daha güçlüyüm." Kendi nefsinin zalimi olarak (böylece) bağına girdi (ve): "Bunun sonsuza kadar kuruyup-yok olacağını sanmıyorum" dedi. "Kıyamet-saati'nin kopacağını da sanmıyorum. Buna rağmen Rabbime döndürülecek olursam, şüphesiz bundan daha hayırlı bir sonuç bulacağım." Kendisiyle konuşmakta olan arkadaşı ona dedi ki: "Seni topraktan, sonra bir damla sudan yaratan, sonra da seni düzgün (eli ayağı tutan, gücü kuvveti yerinde) bir adam kılan (Allah)ı inkar mı ettin?" "Fakat, O Allah benim Rabbimdir ve ben Rabbime hiç kimseyi ortak koşmam." "Bağına girdiğin zaman, 'Maşaallah, Allah'tan başka kuvvet yoktur' demen gerekmez miydi? Eğer beni mal ve çocuk bakımından senden daha az (güçte) görüyorsan." "Belki Rabbim senin bağından daha hayırlısını bana verir, (seninkinin) üstüne gökten 'yakıp-yıkan bir afet' gönderir de kaygan bir toprak kesiliverir." "Veya onun suyu dibe göçüverir de böylelikle onu arayıp-bulmaya kesinlikle güç yetiremezsin." (Derken) Onun ürünleri (afetlerle) kuşatılıverdi. Artık o, uğrunda harcadıklarına karşı avuçlarını (esefle) oğuşturuyordu. O (bağın) çardakları yıkılmış durumdaydı, kendisi de şöyle diyordu: "Keşke Rabbime hiç kimseyi ortak koşmasaydım." (Kehf Suresi, 32-42)</text:p>
      <text:p text:style-name="P12"/>
      <text:h text:style-name="P29" text:outline-level="2">ŞEHRİN UZAĞINDAN GELEN ADAM</text:h>
      <text:p text:style-name="P6">Şehrin en uzak yerinden bir adam koşarak geldi: "Ey kavmim, elçilere uyun" dedi. "Sizden ücret istemeyenlere uyun, onlar hidayet bulmuş kimselerdir." "Bana ne oluyor ki, beni yaratana kulluk etmeyecekmişim? Siz O'na döndürüleceksiniz." "Ben, O'ndan başka ilahlar edinir miyim ki, Rahman (olan Allah), bana bir zarar dileyecek olsa, ne onların şefaati bana birşeyle yarar sağlar, ne de onlar beni kurtarabilirler." "O durumda ise, gerçekten ben apaçık bir sapıklık içinde olmuş olurum." "Şüphesiz ben, sizin Rabbinize iman ettim; işte beni işitin." Ona: "Cennete gir" denildi. O da: "Keşke benim kavmim de bir bilseydi" dedi. "Rabbimin beni bağışladığını ve ağırlananlardan kıldığını." (Yasin Suresi, 20-26)</text:p>
      <text:p text:style-name="P12"/>
      <text:h text:style-name="P29" text:outline-level="2">HZ. YUSUF'UN ZİNDAN ARKADAŞLARI</text:h>
      <text:p text:style-name="P6">Onunla birlikte iki genç de zindana girmişti. Biri: "Ben (rüyamda) kendimi şarap sıkıyorken gördüm." dedi. Öbürü: "Ben de kendimi başımın üstünde ekmek taşıyorken gördüm; kuş da ondan yemekteydi" dedi. "Bunun yorumundan bize haber ver. Doğrusu biz seni, iyilik yapanlardan görmekteyiz." (Yusuf Suresi, 36)</text:p>
      <text:p text:style-name="P6"><text:soft-page-break/>İkisinden kurtulacağını sandığı kişiye dedi ki: "Efendinin katında beni hatırla." Fakat şeytan, efendisine hatırlatmayı ona unutturdu, böylece daha nice yıllar (Yusuf) zindanda kaldı. (Yusuf Suresi, 42)</text:p>
      <text:p text:style-name="P6">O iki kişiden kurtulmuş olanı, nice zaman sonra hatırladı ve: "Ben bunun yorumunu size haber veririm, hemen beni (zindana) gönderin" dedi. (Zindana gidip:) "Yusuf, ey doğru (sözlü insan). Yedi besili ineği yedi zayıf (ineğin) yediği ve yedi yeşil başakla diğerleri kuru olan (rüya) konusunda bize fetva ver. Umarım ki insanlara da (senin söylediklerinle) dönerim, belki onlar (bunun anlamını) öğrenmiş olurlar." (Yusuf Suresi, 45-46)</text:p>
      <text:p text:style-name="P12"/>
      <text:h text:style-name="P29" text:outline-level="2">HZ. YUSUF'UN KARDEŞLERİ</text:h>
      <text:p text:style-name="P6">(Babası) Demişti ki: "Oğlum, rüyanı kardeşlerine anlatma, yoksa sana bir tuzak kurarlar. Çünkü şeytan, insan için apaçık bir düşmandır." (Yusuf Suresi, 5)</text:p>
      <text:p text:style-name="P6">Andolsun, Yusuf ve kardeşlerinde soranlar için ayetler (ibretler) vardır. Onlar şöyle demişti: "Yusuf ve kardeşi babamıza bizden daha sevgilidir; oysaki biz, birbirini pekiştiren bir topluluğuz. Gerçekte babamız, açıkça bir şaşkınlık içindedir." "Öldürün Yusuf'u veya onu bir yere atıp-bırakın ki babanızın yüzü yalnızca size (dönük) kalsın. Ondan sonra da salih bir topluluk olursunuz." İçlerinden bir sözcü dedi ki: "Eğer (mutlaka bir şey) yapacaksanız, öldürmeyin Yusuf'u, onu kuyunun derinliklerine bırakıverin de bir yolcu kafilesi alsın." (Bu karara vardıktan sonra) "Ey Babamız," dediler. "Sana ne oluyor, Yusuf'a karşı bize güvenmiyorsun? Oysa gerçekte biz, onun iyiliğini isteyenleriz." "Sen onu yarın bizimle gönder, gönlünce gezsin, oynasın. Elbette biz onu koruyup-gözetiriz." Dedi ki: "Sizin onu götürmeniz gerçekten beni üzer ve siz ondan habersiz iken onu kurdun yemesinden korkuyorum." Dediler ki: "Andolsun, biz, birbirini kollayan bir topluluk iken, kurt onu yerse, bu durumda şüphesiz kayba uğrayan (aciz) kimseler oluruz." Nitekim onu götürdükleri ve kuyunun derinliklerine atmaya topluca davrandıkları zaman, biz ona (şöyle) vahyettik: "Andolsun, sen onlara kendileri, farkında değilken bu yaptıklarını haber vereceksin." Akşam üstü babalarına ağlar vaziyette geldiler. Dediler ki: "Ey Babamız, gerçek şu ki, biz gittik, yarışıyorduk. Yusuf'u da yiyeceklerimizin (veya eşyamızın) yanında bırakmıştık. Fakat onu kurt yemiş. Ne var ki biz doğruyu söylesek bile sen bize inanacak değilsin." Ve üzerine yalandan kan (sürülmüş) olan gömleğini getirdiler. "Hayır" dedi. Nefsiniz, sizi yanıltıp (böyle) bir işe sürüklemiş. Bundan sonra (bana düşen) güzel bir sabırdır. Sizin bu düzüp-uydurduklarınıza karşı (kendisinden) yardım istenecek olan Allah'tır." (Yusuf Suresi, 7-18)</text:p>
      <text:p text:style-name="P6">(Kuraklık başlayınca) Yusuf'un kardeşleri gelip yanına girdiler, onu tanımadıkları halde kendisi onları hemen tanıdı. Onların erzak yüklerini hazırlayınca dedi ki: "Bana babanızdan olan kardeşinizi getirin. Görmüyor musunuz, ben ölçüyü tam tutarım ve ben konukseverlerin en hayırlısıyım." "Eğer onu bana getirmeyecek olursanız, artık benim katımda sizin için bir ölçek (erzak) yoktur ve bana da yaklaşmayın." Dediler ki: "Onu babasından istemeye çalışacağız ve herhalde biz bunu yapabileceğiz." Yardımcılarına dedi ki: "Sermayelerini (erzak bedellerini) yüklerinin içine koyun. İhtimal ki ailelerine döndüklerinde bunun farkına varırlar da belki geri dönerler." Böylelikle babalarına döndükleri zaman, dediler ki: "Ey babamız, ölçek bizden engellendi. Bu durumda kardeşimizi bizimle gönder de erzağı alalım. Onu mutlaka koruyacağız." Dedi ki: "Daha önce kardeşi konusunda size güvendiğimden başka (bir şekilde) onun hakkında size güvenir miyim? Allah en hayırlı koruyucudur ve O, esirgeyenlerin esirgeyicisidir." Erzak yüklerini açıp da sermayelerinin kendilerine geri verilmiş olduğunu gördüklerinde, dediler ki: "Ey Babamız, daha neyi arıyoruz, işte sermayemiz bize geri verilmiş; (bununla yine) ailemize erzak getiririz, <text:soft-page-break/>kardeşimizi koruruz ve bir deve yükünü de ilave ederiz. Bu (aldığımız) az bir ölçektir." "Bana etrafınızın çepeçevre kuşatılması dışında, onu ne olursa olsun mutlaka bana getireceğinize dair Allah adına kesin bir söz verinceye kadar, onu sizinle asla gönderemem." dedi. Böylelikle ona kesin bir söz verince dedi ki: "Allah, söylediklerimize vekildir." Ve dedi ki: "Ey çocuklarım, tek bir kapıdan girmeyin, ayrı ayrı kapılardan girin. Ben size Allah'tan hiçbir şeyi sağlayamam (gideremem). Hüküm yalnızca Allah'ındır. Ben O'na tevekkül ettim. Tevekkül edenler de yalnızca O'na tevekkül etmelidirler." Babalarının kendilerine emrettiği yerden (Mısır'a) girdiklerinde, (bu,) -Yakub'un nefsindeki dileği açığa çıkarması dışında- onlara Allah'tan gelecek olan hiçbir şeyi (gidermeyi) sağlamadı. Gerçekten o, kendisine öğrettiğimiz için bir ilim sahibiydi. Ancak insanların çoğu bilmezler. (Yusuf Suresi, 58-68)</text:p>
      <text:p text:style-name="P6">Yusuf'un yanına girdikleri zaman, o, kardeşini bağrına bastı; "Ben" dedi. "Senin gerçekten kardeşinim. Artık onların yaptıklarına üzülme." Erzak yüklerini kendilerine hazırlayınca da, su kabını kardeşinin yükü içine bıraktı, sonra bir münadi (şöyle) seslendi: "Ey kafile, sizler gerçekten hırsızsınız." Onlara doğru yönelerek: "Neyi kaybettiniz?" dediler. Dediler ki: "Hükümdarın su tasını kaybettik, kim onu (bulup) getirirse, (ona armağan olarak) bir deve yükü vardır. Ben de buna kefilim." "Allah adına, hayret" dediler. "Siz de bilmişsiniz ki, biz (bu) yere bozgunculuk çıkarmak amacıyla gelmedik ve biz hırsız değiliz." "Öyleyse" dediler. "Eğer yalan söylüyorsanız (bunun) cezası nedir?" Dediler ki: "Bunun cezası, (su tası) yükünde bulunanın kendisidir. İşte biz zulmedenleri böyle cezalandırırız." Böylece (Yusuf) kardeşinin kabından önce onların kablarını (yoklamaya) başladı, sonra onu kardeşinin kabından çıkardı. İşte biz Yusuf için böyle bir plan düzenledik. (Yoksa) Hükümdarın dininde (yürürlükteki kanuna göre) kardeşini (yanında) alıkoyamazdı. Ancak Allah'ın dilemesi başka. Biz dilediğimizi derecelerle yükseltiriz. Ve her bilgi sahibinin üstünde daha iyi bir bilen vardır. (Yusuf Suresi, 69-76)</text:p>
      <text:p text:style-name="P6">Dediler ki: "Ey Vezir, gerçek şu ki, bunun yaşlı (ve) büyük bir babası var; onun yerine bizden birisini alıkoy. Doğrusu biz, seni iyilik yapanlardan görmekteyiz." Dedi ki: "Eşyamızı kendisinde bulduğumuzun dışında, birisini alıkoymamızdan Allah'a sığınırız. Yoksa bu durumda kuşkusuz biz zalim oluruz." Ondan umutlarını kestikleri zaman, (durumu) kendi aralarında görüşmek üzere bir yana çekildiler. Onların büyükleri dedi ki: "Babanızın size karşı Allah adına kesin bir söz aldığını ve daha önce Yusuf konusunda yaptığımız aşırılığı (işlediğimiz suçu) bilmiyor musunuz? Artık (bundan böyle) ben, ya babam bana izin verinceye veya <text:s text:c="4"/>Allah bana ilişkin hüküm verinceye kadar (bu) yerden kesin olarak ayrılamam. O, hüküm verenlerin en hayırlısıdır." "Dönün babanıza ve deyin ki: '-Ey babamız, senin oğlun gerçekten hırsızlık etti. Biz, bildiğimizden başkasına şahitlik etmedik. Biz gaybın kollayıcıları değiliz." "İçinde (yaşamakta) olduğumuz şehre sor, hem kendisinde geldiğimiz kervana da. Biz gerçekten doğruyu söyleyenleriz." (Şehre dönüp durumu babalarına aktarınca o:) "Hayır" dedi. "Nefsiniz sizi yanıltıp (böyle) bir işe sürüklemiş. Bundan sonra (bana düşen) güzel bir sabırdır. Umulur ki <text:s text:c="5"/>Allah (pek yakın bir gelecekte) onların tümünü bana getirir. Çünkü O, bilenin, hüküm ve hikmet sahibi olanın kendisidir." (Yusuf Suresi, 78-83)</text:p>
      <text:p text:style-name="P6">"Oğullarım, gidin de Yusuf ile kardeşinden (duyarlı bir araştırmayla) bir haber getirin ve Allah'ın rahmetinden umut kesmeyin. Çünkü kafirler topluluğundan başkası Allah'ın rahmetinden umut kesmez." Böylece onun (Yusuf'un) huzuruna girdikleri zaman, dediler ki: "Ey Vezir, bize ve ailemize şiddetli bir darlık dokundu; önemi olmayan bir sermaye ile geldik. Bize artık (yine) ölçeği tam olarak ver ve bize ilave bir bağışta bulun. Şüphesiz Allah, tasaddukta bulunanlara karşılığını verir." (Yusuf) Dedi ki: "Sizler, cahiller iken Yusuf'a ve kardeşine neler yaptığınızı biliyor musunuz?" "Sen gerçekten Yusuf musun, sensin öyle mi?" dediler. "Ben Yusuf'um" dedi. "Ve bu da kardeşimdir. Doğrusu Allah bize lütufda bulundu. Gerçek şu ki, kim sakınır ve sabrederse, şüphesiz Allah, iyilikte bulunanların karşılığını <text:soft-page-break/>boşa çıkarmaz." Dediler ki: "Allah adına, hayret, Allah seni gerçekten bize karşı tercih edip-seçmiştir ve biz de gerçekten hataya düşenler idik." Dedi ki: "Bugün size karşı sorgulama, kınama yoktur. Sizi Allah bağışlasın. O, merhametlilerin (en) merhametlisidir." "Bu gömleğimle gidin de, babamın yüzüne sürün. Gözü (yine) görür hale gelir. Bütün ailenizi de bana getirin." (Yusuf Suresi, 87-93)</text:p>
      <text:p text:style-name="P6">(Çocukları da:) "Ey babamız, bizim için günahlarımızın bağışlanmasını dile. Biz gerçekten hataya düşenler idik" dediler.</text:p>
      <text:p text:style-name="P6">"İleride sizin için Rabbimden bağışlanma dilerim. Çünkü O, bağışlayandır, esirgeyendir" dedi. (Yusuf Suresi, 97-98)</text:p>
      <text:p text:style-name="P6">Bu, sana (ey Muhammed) vahyettiğimiz gayb haberlerindendir. Yoksa onlar, (Yusuf'un kardeşleri) o hileli-düzeni kurarlarken, yapacakları işe topluca karar verdikleri zaman sen yanlarında değildin. (Yusuf Suresi, 102)</text:p>
      <text:p text:style-name="P12"/>
      <text:h text:style-name="P29" text:outline-level="2">FİRAVUN AİLESİNDEN İMANINI GİZLEYEN ADAM</text:h>
      <text:p text:style-name="P6">Firavun ailesinden imanını gizlemekte olan mümin bir adam dedi ki: "Siz, benim Rabbim Allah'tır diyen bir adamı öldürüyor musunuz? Oysa o, size Rabbinizden apaçık belgelerle gelmiş bulunuyor. Buna rağmen o eğer bir yalancı ise yalanı kendi aleyhinedir; ve eğer doğru sözlü ise, (o zaman da) size va'dettiklerinin bir kısmı size isabet eder. Şüphesiz Allah, ölçüyü taşıran, çok yalan söyleyen kimseyi hidayete erdirmez." "Ey Kavmim, bugün mülk sizindir, yeryüzünde hüküm sahibi kimselersiniz. Fakat bize Allah'tan dayanılmaz bir azap gelecek olursa bize kim yardımcı olabilecek?" Firavun dedi ki: "Ben, size yalnızca gördüğümü (kendi görüşümü) gösteriyorum ve ben sizi doğru yoldan da başkasına yöneltmiyorum." İman eden (adam) dedi ki: "Ey Kavmim, ben o fırkaların gününe benzer (bir günün felaketine uğrarsınız) diye korkuyorum." "Nuh kavmi, Ad, Semud ve onlardan sonra gelenlerin durumuna benzer (bir gün). Allah, kullar için zulüm istemez." "Ve ey kavmim, doğrusu ben sizin için o feryat (edeceğiniz kıyamet) gününden korkuyorum." "Arkanızı dönüp kaçacağınız gün; sizi Allah'tan koruyacak yoktur. Allah, kimi saptırırsa artık onu doğruya yöneltecek bulunmaz." "Andolsun, daha önce Yusuf da size apaçık belgeler getirmişti. O zaman size getirdikleri hakkında kuşkuya kapılıp durmuştunuz. Sonunda o, vefat edince, demiştiniz ki; "Allah, ondan sonra kesin olarak bir elçi göndermez." İşte <text:s text:c="2"/>Allah, ölçüyü taşıran, şüpheci kimseyi böyle saptırır." "Ki onlar, Allah'ın ayetleri konusunda kendilerine gelmiş bir delil bulunmaksızın mücadele edip dururlar. (Bu,) Allah katında da, iman edenler katında da büyük bir öfke (sebebi)dir. İşte Allah, her mütekebbir zorbanın kalbini böyle mühürler." İman eden (adam) dedi ki: "Ey Kavmim, siz bana tabi olun, ben sizi doğru yola iletip-yönelteyim." "Ey kavmim, gerçekten bu dünya hayatı, yalnızca bir meta (kısa süreli bir yararlanma)dır. Şüphesiz ahiret, (asıl) karar kılınan yurt odur." "Kim bir kötülük işlerse, kendi mislinden başkasıyla ceza görmez; kim de -erkek olsun, dişi olsun- bir mümin olarak salih bir amelde bulunursa, işte onlar, içinde hesapsız olarak rızıklandırılmak üzere cennete girerler." "Ey kavmim, ne oluyor ki ben sizi kurtuluşa çağırıyorken, siz beni ateşe çağırıyorsunuz." "Siz beni Allah'a (karşı) inkar etmeye ve hakkında bilgim olmayan şeyleri O'na şirk koşmaya çağırıyorsunuz. Ben ise sizi, üstün ve güçlü olan, bağışlayan (Allah')a çağırıyorum. "İmkanı yok; gerçekten sizin beni kendisine çağırmakta olduğunuz şeyin, dünyada da, ahirette de çağrıda bulunma (yetkisi, gücü, değeri ve bağışlama)sı yoktur. Şüphesiz, bizim dönüşümüz Allah'adır. Ölçüyü taşıranlar, onlar ateşin halkıdırlar." "İşte size söylediklerimi yakında hatırlayacaksınız. Ben de işimi Allah'a bırakıyorum. Şüphesiz Allah, kulları pek iyi görendir." Sonunda Allah, onların <text:soft-page-break/>kurdukları hileli-düzenlerinin kötülüklerinden onu korudu ve Firavun'un çevresini de azabın en kötüsü kuşatıverdi. (Mümin Suresi, 28-45)</text:p>
      <text:p text:style-name="P12"/>
      <text:h text:style-name="P29" text:outline-level="2">HZ. NUH'UN VE HZ. LUT'UN EŞLERİ</text:h>
      <text:p text:style-name="P6">Allah, inkar edenlere, Nuh'un eşini ve Lut'un eşini örnek verdi. İkisi de, kullarımızdan salih olan iki kulumuzun nikahları altındaydı; ancak onlara ihanet ettiler. Bundan dolayı, (kocaları) kendilerine Allah'tan gelen hiçbir şeyle yarar sağlamadılar. İkisine de: "Ateşe diğer girenlerle birlikte girin" denildi. (Tahrim Suresi, 10)</text:p>
      <text:p text:style-name="P12"/>
      <text:h text:style-name="P29" text:outline-level="2">ŞEHİR HALKININ ÜÇ ELÇİSİ</text:h>
      <text:p text:style-name="P6">Sen onlara, o şehir halkının örneğini ver; hani oraya elçiler gelmişti. Hani onlara iki (elçi) göndermiştik, fakat ikisini yalanlamışlardı. Biz de (iki elçiyi) bir üçüncüyle güçlendirdik; böylece dediler ki: "Şüphesiz biz, size, gönderilmiş elçileriz." Dediler ki: "Siz, bizim benzerimiz olan bir beşerden başkası değilsiniz, Rahman (olan Allah) da herhangi birşey indirmiş değildir. Siz, yalnızca yalan söylüyorsunuz." Dediler ki: "Rabbimiz, gerçekten size gönderilmiş elçiler olduğumuzu bilir." "Bizim üzerimizde de (sorumluluk ve görev olarak) apaçık bir tebliğden başkası yoktur." Dediler ki: "Herhalde biz, sizlerden dolayı uğursuzluğa uğradık. Eğer (bu söylediklerinize) bir son vermeyecek olursanız, andolsun, sizi taşa tutacağız ve mutlaka bizden yana size acı bir azap dokunacaktır." Dediler ki: "Uğursuzluğunuz, sizinledir. Size öğüt verildi diye mi (uğursuzluğa uğradınız)? Hayır, siz ölçüyü taşıran bir kavimsiniz." (Yasin Suresi, 13-19)</text:p>
      <text:p text:style-name="P12"/>
      <text:h text:style-name="P29" text:outline-level="2">ON İKİ GÜVENİLİR GÖZETLEYİCİ</text:h>
      <text:p text:style-name="P6">Andolsun, Allah İsrailoğullarından kesin söz (misak) almıştı. Onlardan on iki güvenilir- gözetleyici göndermiştik. Ve Allah onlara: "Gerçekten Ben sizinle birlikteyim. Eğer namazı kılar, zekatı verir, elçilerime inanır, onları savunup-desteklerseniz ve Allah'a güzel bir borç verirseniz, şüphesiz sizin kötülüklerinizi örter ve sizi gerçekten, altından ırmaklar akan cennetlere sokarım. Bundan sonra sizden kim inkar ederse, cidden dümdüz bir yoldan sapmıştır." (Maide Suresi, 12)</text:p>
      <text:p text:style-name="P12"/>
      <text:h text:style-name="P29" text:outline-level="2">HZ. NUH'UN OĞLU</text:h>
      <text:p text:style-name="P6">(Gemi) Onlarla dağlar gibi dalga(lar) içinde yüzüyorken Nuh, bir kenara çekilmiş olan oğluna seslendi: "Ey oğlum, bizimle birlikte bin ve kafirlerle birlikte olma." (Oğlu) Dedi ki: "Ben bir dağa sığınacağım, o beni sudan korur." Dedi ki: "Bugün Allah'ın emrinden, esirgeyen olan (Allah)dan başka bir koruyucu yoktur." Ve ikisinin arasına dalga girdi, böylece o da boğulanlardan oldu. (Hud Suresi, 42-43)</text:p>
      <text:p text:style-name="P12"/>
      <text:h text:style-name="P29" text:outline-level="2"><text:soft-page-break/>HZ. İBRAHİM'İN BABASI AZER</text:h>
      <text:p text:style-name="P6">Hani İbrahim, babası Azer'e (şöyle) demişti: "Sen putları ilahlar mı ediniyorsun? Doğrusu, ben seni ve kavmini apaçık bir sapıklık içinde görüyorum." (Enam Suresi, 74)</text:p>
      <text:p text:style-name="P6">Hani İbrahim babasına ve kendi kavmine demişti ki: "Şüphesiz ben, sizin taptıklarınızdan uzağım." (Zuhruf Suresi, 26)</text:p>
      <text:p text:style-name="P6">(Babası) Demişti ki: "İbrahim, sen benim ilahlarımdan yüz mü çeviriyorsun? Eğer (bu tutumuna) bir son vermeyecek olursan, andolsun, seni taşa tutarım; uzun bir süre benden uzaklaş, (bir yerlere) git." (Meryem Suresi, 46)</text:p>
      <text:p text:style-name="P12"/>
      <text:h text:style-name="P29" text:outline-level="2">HZ. MUSA'NIN ANNESİ VE KIZKARDEŞİ</text:h>
      <text:p text:style-name="P6">Musa'nın annesi ise, yüreği boşluk içinde sabahladı. Eğer mü'minlerden olması için kalbi üzerinde (sabrı ve dayanıklılığı) pekiştirmemiş olsaydık, neredeyse onu(n durumunu) açığa vuracaktı. Ve onun kız kardeşine: "Onu izle," dedi. Böylece o da, kendileri farkında değilken onu uzaktan gözetledi. Biz, daha önce ona süt analarını haram etmiştik. (Kızkardeşi:) "Ben, sizin adınıza onun bakımını üstlenecek ve ona öğüt verecek (veya eğitecek) bir aileyi size bildireyim mi?" dedi. Böylelikle, gözünün aydın olması, üzülmemesi ve gerçekten Allah'ın va'dinin hak olduğunu bilmesi için, onu annesine geri vermiş olduk. Ancak onların çoğu bilmezler. (Kasas Suresi, 10-13)</text:p>
      <text:p text:style-name="P12"/>
      <text:h text:style-name="P29" text:outline-level="2">HZ. LUT'UN AİLESİ VE KARISI</text:h>
      <text:p text:style-name="P6">Dediler ki: "Gerçekte biz, suçlu-günahkar olan bir topluluğa gönderildik." "Ancak Lut ailesi hariçtir; biz onların tümünü muhakkak kurtaracağız." "Ama karısını (kurtaracaklarımız) dışında tuttuk, o, geride kalanlardandır." (Hicr Suresi, 58-60)</text:p>
      <text:p text:style-name="P6">Biz de, onu ve ailesini kurtardık, yalnızca karısı hariç; onu geride (azap içinde kalanlar arasında) takdir ettik. Ve üzerlerine bir yağmur yağdırdık. Uyarılanların yağmuru ne kötüdür. (Neml Suresi, 57-58)</text:p>
      <text:p text:style-name="P6">Dedi ki: "Onun içinde Lut da vardır." Dediler ki: "Onun içinde kimin olduğunu Biz daha iyi biliriz. Kendi karısı dışında, onu ve ailesini muhakkak kurtaracağız. O (karısı) arkada kalacak olanlardandır." (Ankebut Suresi, 32)</text:p>
      <text:p text:style-name="P12"/>
      <text:h text:style-name="P29" text:outline-level="2">HZ. ADEM'İN İKİ OĞLU</text:h>
      <text:p text:style-name="P6">Onlara Adem'in iki oğlunun gerçek olan haberini oku: Onlar (Allah'a) yaklaştıracak birer kurban sunmuşlardı. Onlardan birininki kabul edilmiş, diğerininki kabul edilmemişti. (Kurbanı kabul edilmeyen) Demişti ki: "Seni mutlaka öldüreceğim." (Öbürü de:) "Allah, ancak korkup-sakınanlardan kabul eder." "Eğer beni öldürmek için elini bana uzatacak olursan, ben seni öldürmek için elimi sana uzatacak değilim. Çünkü ben, alemlerin Rabbi olan Allah'tan korkarım." "Şüphesiz kendi günahını ve benim günahımı yüklenmeni ve böylelikle ateşin halkından olmanı isterim. Zulmedenlerin cezası budur." Sonunda nefsi ona kardeşini öldürmeyi (tahrik edip zevkli göstererek) kolaylaştırdı; böylece onu <text:soft-page-break/>öldürdü, bu yüzden hüsrana uğrayanlardan oldu. Derken, Allah, ona, yeri eşiyerek kardeşinin cesedini nasıl gömeceğini gösteren bir karga gönderdi. "Bana yazıklar olsun" dedi. "Şu karga kadar olup da kardeşimin cesedini gömmekten aciz miyim?" Artık o, pişman olmuştu. (Maide Suresi, 27-31)</text:p>
      <text:p text:style-name="P12"/>
      <text:h text:style-name="P29" text:outline-level="2">HZ. MUHAMMED'İN EŞLERİ</text:h>
      <text:p text:style-name="P6">Ey Peygamber, eşlerine söyle: "Eğer siz dünya hayatını ve onun süslü-çekiciliğini istiyorsanız, gelin sizi yararlandırayım ve güzel bir salma tarzıyla sizi salıvereyim." "Eğer siz Allah'ı, Resûlü'nü ve ahiret yurdunu istiyorsanız artık hiç şüphesiz Allah, içinizden güzellikte bulunanlar için büyük bir ecir hazırlamıştır." Ey Peygamberin kadınları, sizden kim açık bir çirkin-utanmazlıkta bulunursa, onun azabı iki kat olarak arttırılır. Bu da Allah'a göre pek kolaydır. Ama sizden kim Allah'a ve Resûlü'ne gönülden -itaat eder ve salih bir amelde bulunursa, ona ecrini iki kat veririz. Ve biz ona üstün bir rızık da hazırlamışızdır. Ey Peygamberin kadınları, siz kadınlardan herhangi biri (gibi) değilsiniz; eğer sakınıyorsanız, artık sözü çekicilikle söylemeyin ki, sonra kalbinde hastalık bulunan kimse tamah eder. Sözü maruf bir tarzda söyleyin. Evlerinizde vakarla-oturun (evlerinizi karargah edinin), ilk cahiliye (kadınları)nın süslerini açığa vurması gibi, siz de süslerinizi açığa vurmayın; namazı dosdoğru kılın, zekatı verin, Allah'a ve elçisine itaat edin. Ey Ehl-i Beyt, gerçekten Allah, sizden kiri (günah ve çirkinliği) gidermek ve sizi tertemiz kılmak ister. Evlerinizde okunmakta olan Allah'ın ayetlerini ve hikmeti hatırlayın. Şüphesiz Allah, latiftir, haberdar olandır. (Ahzab Suresi, 28-34)</text:p>
      <text:p text:style-name="P6">Hani Peygamber, eşlerinden bazılarına gizli bir söz söylemişti. Derken o (eşlerinden biri), bunu haber verip Allah da ona bunu açığa vurunca, o da (Peygamber) bir kısmını açıklamış bir kısmını (söylemekten) vazgeçmişti. Sonunda haberi verince (eşi) demişti ki: "Bunu sana kim haber verdi?" O da: "Bana bilen, (herşeyden) haberdar olan (Allah) haber verdi" demişti. Eğer sizler (Peygamberin iki eşi) Allah'a tevbe ederseniz (ne güzel); çünkü kalbleriniz eğrilik gösterdi. Yok eğer ona karşı birbirinize destekçi olmaya kalkışırsanız, artık Allah, onun mevlasıdır; Cibril ve müminlerin salih olan(lar)ı da. Bunların arkasından melekler de onun destekçisidirler. (Tahrim Suresi, 3-4)</text:p>
      <text:p text:style-name="P12"/>
      <text:h text:style-name="P29" text:outline-level="2">İMRAN AİLESİ</text:h>
      <text:p text:style-name="P6">Gerçek şu ki, Allah, Adem'i, Nuh'u, İbrahim ailesini ve İmran ailesini alemler üzerine seçti; Onlar birbirlerinden (türeme tek) bir zürriyettir. <text:s text:c="2"/>Allah işitendir, bilendir. Hani İmran'ın karısı: "Rabbim, karnımda olanı, 'her türlü bağımlılıktan özgürlüğe kavuşturulmuş olarak' Sana adadım, benden kabul et. Şüphesiz işiten bilen Sensin Sen" demişti. Fakat onu doğurduğunda -Allah onun ne doğurduğunu daha iyi bilirken- dedi ki: "Rabbim, doğrusu bir kız (çocuğu) doğurdum. Erkek ise, kız gibi değildir. Ona Meryem adını koydum. Ben onu ve soyunu o taşa tutulmuş (kovulmuş) şeytandan Sana sığındırırım." Bunun üzerine Rabbi onu güzel bir kabulle kabul etti ve onu güzel bir bitki gibi yetiştirdi... (Al-i İmran Suresi, 33-37) </text:p>
      <text:p text:style-name="P6">İmran'ın kızı Meryem'i de. Ki o kendi ırzını korumuştu. Böylece Biz ona ruhumuzdan üfledik. O da Rabbinin kelimelerini ve kitaplarını tasdik etti. O, (Rabbine) gönülden bağlı olanlardandı. (Tahrim Suresi, 12)</text:p>
      <text:p text:style-name="P12"/>
      <text:h text:style-name="P29" text:outline-level="2"><text:soft-page-break/>FİRAVUN VE ÖNDE GELEN ÇEVRESİ</text:h>
      <text:p text:style-name="P6">Sonra bunların (Peygamberlerin) ardından Musa'yı ayetlerimizle Firavun'a ve önde gelen çevresine gönderdik; onlar ona (ayetlerimize) haksızlık ettiler. İşte bozgunculuk çıkaranların nasıl bir sona uğradıklarına bir bak. (Araf Suresi, 103)</text:p>
      <text:p text:style-name="P6">Sonra bunların ardından Firavun'a ve onun önde gelen çevresine Musa'yı ve Harun'u ayetlerimizle gönderdik. Fakat onlar büyüklendiler. Onlar suçlu-günahkar bir kavimdi. (Yunus Suresi, 75)</text:p>
      <text:p text:style-name="P6">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6">Firavun'a ve ileri gelen çevresine; fakat onlar büyüklendiler. Onlar, 'büyüklenen-zorba' bir topluluktu. (Müminün Suresi, 46)</text:p>
      <text:p text:style-name="P12"/>
      <text:h text:style-name="P29" text:outline-level="2">SİHİRBAZLAR</text:h>
      <text:p text:style-name="P6">Sihirbazlar Firavun'a gelip dediler ki: "Eğer biz galip olursak, herhalde bize bir karşılık (armağan) var, değil mi?" (Araf Suresi, 113)</text:p>
      <text:p text:style-name="P12"/>
      <text:h text:style-name="P29" text:outline-level="2">BÜYÜCÜLER</text:h>
      <text:p text:style-name="P6">Firavun kavminin önde gelenleri dediler ki: "Bu gerçekten bilgin bir büyücüdür."; "Sizi topraklarınızdan sürüp-çıkarmak istiyor. Bu durumda ne buyuruyorsunuz?" Dediler ki: "Onu ve kardeşini şimdilik bekletiver (vereceğin cezayı ertele), şehirlere de toplayıcılar yolla"; "Bütün bilgin büyücüleri sana getirsinler." (Araf Suresi, 109-112)</text:p>
      <text:p text:style-name="P6">Musa: "Size hak geldiğinde (böyle) mi söylersiniz? Bu bir büyü müdür? Oysa büyücüler, kurtuluşa ermezler" dedi. (Yunus Suresi, 77)</text:p>
      <text:p text:style-name="P6">Firavun: "Bana bütün bilgin büyücüleri getirin" dedi. Büyücüler geldiğinde Musa: "Atacağınız şeyleri atın" dedi. Onlar atınca, Musa dedi ki: "Sizlerin (ortaya) getirdiğiniz büyüdür. Doğrusu Allah onu geçersiz kılacaktır. Şüphesiz Allah, bozgunculuk çıkaranların işini düzeltmez." (Yunus Suresi, 79-81)</text:p>
      <text:p text:style-name="P6">Fakat o, 'bütün kişisel ve askeri gücüyle' yüz çevirdi ve: "(Bu,) Ya bir büyücü veya bir delidir" dedi. (Zariyat Suresi, 39)</text:p>
      <text:p text:style-name="P6">Bunun üzerine büyücüler, secdeye kapandılar: "Harun'un ve Musa'nın Rabbine iman ettik" dediler. (Firavun) Dedi ki: "Ben size izin vermeden önce O'na inandınız öyle mi? Şüphesiz o, size büyüyü öğreten büyüğünüzdür. O halde ben de sizin ellerinizi ve ayaklarınızı çapraz olarak keseceğim ve sizi hurma dallarında sallandıracağım. Siz de elbette, hangimizin azabı daha şiddetliymiş ve daha sürekliymiş öğrenmiş olacaksınız." Dediler ki: "Bize gelen apaçık delillere ve bizi yaratana seni asla 'tercih edip-seçmeyiz." Neyde hükmünü yürütebileceksen, durmaksızın hükmünü yürüt; sen, yalnızca bu dünya hayatında hükmünü yürütebilirsin." "Gerçekten biz Rabbimize iman ettik; günahlarımızı ve sihir <text:soft-page-break/>dolayısıyla bizi kendisine karşı zorlayarak-sürüklediğin (suçumuzu) bağışlasın. Allah, daha hayırlıdır ve daha süreklidir." (Taha Suresi, 70-73)</text:p>
      <text:p text:style-name="P12"/>
      <text:h text:style-name="P29" text:outline-level="2">FİRAVUN VE ORDULARI</text:h>
      <text:p text:style-name="P6">Bunun üzerine, Biz onu ve ordularını yakalayıp denize attık; (ki o,) 'kınanacak işler yapıyordu.' (Zariyat Suresi, 40)</text:p>
      <text:p text:style-name="P6">Firavun ise, ordularıyla peşlerine düştü; sulardan onları kaplayıveren kaplayıverdi. Firavun, kendi kavmini şaşırtıp saptırdı ve onları doğruya yöneltmedi. (Taha Suresi, 78-79)</text:p>
      <text:p text:style-name="P12"/>
      <text:h text:style-name="P29" text:outline-level="2">KARUN</text:h>
      <text:p text:style-name="P6">Karun'u, Firavun'u ve Haman'ı da (yıkıma uğrattık). Andolsun, Musa onlara apaçık delillerle gelmişti, ancak yeryüzünde büyüklendiler. Oysa onlar (azaptan kurtulup) geçecek değillerdi. (Ankebut Suresi, 39)</text:p>
      <text:p text:style-name="P6">Gerçek şu ki, Karun, Musa'nın kavmindendi, ancak onlara karşı azgınlaştı. Biz, ona öyle hazineler vermiştik ki, anahtarları, birlikte (taşımaya) davranan güçlü bir topluluğa ağır geliyordu. Hani kavmi ona demişti ki: "Şımararak sevinme, çünkü Allah, şımararak sevince kapılanları sevmez." "Allah'ın sana verdiğiyle ahiret yurdunu ara, dünyadan da kendi payını (nasibini) unutma. Allah'ın sana ihsan ettiği gibi, sen de ihsanda bulun ve yeryüzünde bozgunculuk arama. Çünkü Allah, bozgunculuk yapanları sevmez." Dedi ki: "Bu, bende olan bir bilgi dolayısıyla bana verilmiştir." Bilmez mi, ki gerçekten Allah, kendisinden önceki nesillerden kuvvet bakımından kendisinden daha güçlü ve insan-sayısı bakımından daha çok olan kimseleri yıkıma uğratmıştır. Suçlu-günahkarlardan kendi günahları sorulmaz. Böylelikle kendi ihtişamlı-süsü içinde kavminin karşısına çıktı. Dünya hayatını istemekte olanlar: "Ah keşke, Karun'a verilenin bir benzeri bizim de olsaydı. Gerçekten o, büyük bir pay sahibidir" dediler. Kendilerine ilim verilenler ise: "Yazıklar olsun size, Allah'ın sevabı, iman eden ve salih amellerde bulunan kimse için daha hayırlıdır; buna da sabredenlerden başkası kavuşturulmaz" dediler. Sonunda onu da, konağını da yerin dibine geçirdik. Böylece Allah'a karşı ona yardım edecek bir topluluğu olmadı. Ve o, kendi kendine yardım edebileceklerden de değildi. (Kasas Suresi, 76-81)</text:p>
      <text:p text:style-name="P12"/>
      <text:h text:style-name="P29" text:outline-level="2">HAMAN</text:h>
      <text:p text:style-name="P6">Ve (istiyoruz ki) onları yeryüzünde 'iktidar sahipleri olarak yerleşik kılalım', Firavun'a, Haman'a ve askerlerine, onlardan sakındıkları şeyi gösterelim. (Kasas Suresi, 6)</text:p>
      <text:p text:style-name="P6">Nihayet Firavun'un ailesi, onu (ileride bilmeksizin) kendileri için bir düşman ve üzüntü konusu olsun diye sahipsiz görüp aldılar. Gerçekte Firavun, Haman ve askerleri bir yanılgı içindeydi. (Kasas Suresi, 8)</text:p>
      <text:p text:style-name="P6">Firavun'a, Haman'a ve Karun'a. Ama onlar: (Bu,) Yalan söyleyen bir büyücüdür" dediler. (Mümin Suresi, 24)</text:p>
      <text:p text:style-name="P6">Firavun (alayla) dedi ki: "Ey Haman, bana yüksek bir kule bina et; belki o yollara ulaşabilirim," "Göklerin yollarına. Böylelikle Musa'nın ilahına çıkabilirim. Çünkü ben, onun yalancı olduğunu sanıyorum." İşte <text:soft-page-break/>Firavun'a, kötü ameli böyle çekici kılındı ve yoldan alıkonuldu. Firavun'un hileli-düzeni, 'yıkım ve kayıpta' olmaktan başka (birşey) olmadı. (Mümin Suresi, 36-37)</text:p>
      <text:p text:style-name="P6">Firavun dedi ki: "Ey önde gelenler, sizin için benden başka ilah olduğunu bilmiyorum. Ey Haman, çamurun üstünde bir ateş yak da, bana yüksekçe bir kule inşa et, belki Musa'nın ilahına çıkarım çünkü gerçekten ben onu yalancılardan (biri) sanıyorum." (Kasas Suresi, 38)</text:p>
      <text:p text:style-name="P6">Karun'u, Firavun'u ve Haman'ı da (yıkıma uğrattık). Andolsun, Musa onlara apaçık delillerle gelmişti, ancak yeryüzünde büyüklendiler. Oysa onlar (azaptan kurtulup) geçecek değillerdi.(Ankebut Suresi, 39)</text:p>
      <text:p text:style-name="P20"/>
      <text:h text:style-name="P29" text:outline-level="2">FİRAVUN</text:h>
      <text:p text:style-name="P6">Andolsun, Biz İsrailoğullarını o alçaltıcı azaptan kurtardık. Firavun'dan. Çünkü, o, ölçüyü taşıran bir mütekebbirdi. (Duhan Suresi, 30-31)</text:p>
      <text:p text:style-name="P6">Musa (olayın)da da (düşündürücü ayetler vardır). Hani Biz onu açık bir delille Firavun'a göndermiştik; Fakat o, 'bütün kişisel ve askeri gücüyle' yüz çevirdi ve: "(Bu,) Ya bir büyücü veya bir delidir" dedi. Bunun üzerine, Biz onu ve ordularını yakalayıp denize attık; (ki o,) 'kınanacak işler yapıyordu.' (Zariyat Suresi, 38-40)</text:p>
      <text:p text:style-name="P6">Şüphesiz size, üzerinize şahid olacak bir elçi gönderdik; Firavun'a bir elçi gönderdiğimiz gibi. Fakat Firavun elçiye isyan etti, Biz de onu pek vahim bir tarzda (azapla) yakalayıverdik. (Müzzemmil Suresi, 15-16)</text:p>
      <text:p text:style-name="P6">Ve kazıklar (ehramlar) sahibi Firavun'a? (Fecr Suresi, 10)</text:p>
      <text:p text:style-name="P6">Andolsun, Musa'yı ayetlerimizle ve apaçık olan bir delille gönderdik. Firavun'a ve onun önde gelen çevresine. Onlar Firavun'un emrine uymuşlardı. Oysa Firavun'un emri doğruya-götürücü (irşad edici) değildi. <text:span text:style-name="T10">O, kıyamet günü kavminin önderliğine geçer, böylece onları ateşe götürmüş olur. Sonunda vardıkları yer, ne kötü bir yerdir. (Hud Suresi, 96-98)</text:span></text:p>
      <text:p text:style-name="P6">Gerçek şu ki, Firavun yeryüzünde (Mısır'da) büyüklenmiş ve oranın halkını birtakım fırkalara ayırıp bölmüştü; onlardan bir bölümünü güçten düşürüyor, erkek çocuklarını boğazlayıp kadınlarını diri bırakıyordu. Çünkü o, bozgunculardandı. Biz ise, yeryüzünde güçten düşürülenlere lütufta bulunmak, onları önderler yapmak ve mirasçılar kılmak istiyoruz. Ve (istiyoruz ki) onları yeryüzünde 'iktidar sahipleri olarak yerleşik kılalım', Firavun'a, Haman'a ve askerlerine, onlardan sakındıkları şeyi gösterelim. (Kasas Suresi, 4-6)</text:p>
      <text:p text:style-name="P12"/>
      <text:h text:style-name="P29" text:outline-level="2">FİRAVUN AİLESİ</text:h>
      <text:p text:style-name="P6">Andolsun Firavun ailesi (ve çevresi ile kavmi)ne de uyarılar geldi. (Kamer Suresi, 41)</text:p>
      <text:p text:style-name="P6">Sizi, dayanılmaz işkencelere uğrattıklarında, Firavun ailesinin elinden kurtardığımızı hatırlayın. Onlar, kadınlarınızı diri bırakıp, erkek çocuklarınızı boğazlıyorlardı. Bunda sizin için Rabbinizden büyük bir imtihan vardı. (Bakara Suresi, 49)</text:p>
      <text:p text:style-name="P6"><text:soft-page-break/>Tıpkı Firavun ailesi ve onlardan öncekilerin gidiş tarzı gibi. Ayetlerimizi yalanladılar, böylece Allah günahları nedeniyle onları yakalayıverdi. Allah, (cezayla) sonuçlandırması pek şiddetli olandır. (Al-i İmran Suresi, 11)</text:p>
      <text:p text:style-name="P6">Andolsun, Biz de Firavun aile (çevre)sini belki öğüt alıp düşünürler diye yıllar yılı kuraklığa ve ürün kıtlığına uğrattık. (Araf Suresi, 130)</text:p>
      <text:p text:style-name="P6">"Hani size dayanılmaz işkenceler yapan, kadınlarınızı sağ bırakıp erkek <text:s/>çocuklarınızı öldüren Firavun ailesinden sizi kurtarmıştık. Bunda Rabbinizden sizin için büyük bir imtihan vardı." (Araf Suresi, 141)</text:p>
      <text:p text:style-name="P6">Firavun ailesinin ve onlardan öncekilerin gidiş tarzı gibi Allah'ın ayetlerini inkar ettiler de, Allah da onları günahlarından dolayı yakalayıverdi. Şüphesiz, Allah, en büyük kuvvet sahibidir, sonuçlandırması pek şiddetlidir. (Enfal Suresi, 52)</text:p>
      <text:p text:style-name="P6">Firavun ailesinin ve onlardan öncekilerin gidiş tarzı gibi. Onlar, Rablerinin ayetlerini yalanladılar; Biz de günahları dolayısıyla onları helak ettik. Firavun ordusunu suda boğduk. Onların tümü zulmeden kimselerdi. (Enfal Suresi, 54)</text:p>
      <text:p text:style-name="P12"/>
      <text:h text:style-name="P29" text:outline-level="2">HZ. MUSA'DAN SONRA İSRAİLOĞULARI'NIN ÖNDE GELENLERİ</text:h>
      <text:p text:style-name="P6">Musa'dan sonra İsrailoğullarının önde gelenlerini görmedin mi? Hani, Peygamberlerinden birine: "Bize bir melik gönder de Allah yolunda savaşalım" demişlerdi, O: "Ya üzerinize savaş yazıldığı halde savaşmayacak olursanız?" demişti. "Bize ne oluyor ki Allah yolunda savaşmayalım? Ki biz yurdumuzdan çıkarıldık ve çocuklarımızdan (uzaklaştırıldık.)" demişlerdi. Ama onlara savaş yazıldığı (öngörüldüğü) zaman, az bir kısmı hariç yüz çevirdiler. Allah zalimleri bilir. (Bakara Suresi, 246)</text:p>
      <text:p text:style-name="P12"/>
      <text:h text:style-name="P29" text:outline-level="2">FİRAVUN'UN EŞİ</text:h>
      <text:p text:style-name="P6">Allah, iman edenlere de Firavun'un karısını örnek verdi. Hani demişti ki: "Rabbim bana kendi katında, cennette bir ev yap; beni Firavun'dan ve onun yaptıklarından kurtar ve beni o zalimler topluluğundan da kurtar." (Tahrim Suresi, 11)</text:p>
      <text:p text:style-name="P8">Firavun'un karısı dedi ki: "Benim için de, senin için de bir göz bebeği; onu öldürmeyin; umulur ki bize yararı dokunur veya onu evlat ediniriz." Oysa onlar (başlarına geleceklerin) şuurunda değillerdi. (Kasas Suresi, 9)</text:p>
      <text:p text:style-name="P18"/>
      <text:h text:style-name="P29" text:outline-level="2">EBU LEHEB VE KARISI</text:h>
      <text:p text:style-name="P6">Ebu Leheb'in iki eli kurusun; kurudu ya. Malı ve kazandıkları kendisine bir yarar sağlamadı. Alevi olan bir ateşe girecektir. Eşi de; odun hamalı (ve) boynuna bükülmüş bir ip (bağlanmış) olarak. (Tebbet Suresi, 1-5)</text:p>
      <text:p text:style-name="P12"/>
      <text:h text:style-name="P29" text:outline-level="2"><text:soft-page-break/>MISIRLI AZİZ VE KARISI</text:h>
      <text:p text:style-name="P6">Onu (Hz Yusuf) satın alan bir Mısır'lı (aziz,) karısına: "Onun yerini üstün tut (ona güzel bak), umulur ki bize bir yararı dokunur ya da onu evlat ediniriz" dedi. Böylelikle Biz, Yusuf'u yeryüzünde (Mısır'da) yerleşik kıldık. Ona sözlerin yorumundan (olan bir bilgiyi) öğrettik. Allah, emrinde galib olandır, ancak insanların çoğu bilmezler. (Yusuf Suresi, 21)</text:p>
      <text:p text:style-name="P6">Evinde kalmakta olduğu kadın, ondan murad almak istedi ve kapıları sımsıkı kapatarak: "İsteklerim senin içindir, gelsene" dedi. (Yusuf) Dedi ki: "Allah'a sığınırım. Çünkü o benim efendimdir, yerimi güzel tutmuştur. Gerçek şu ki, zalimler kurtuluşa ermez." (Yusuf Suresi, 23)</text:p>
      <text:p text:style-name="P6">Hükümdar dedi ki: "Onu bana getirin." Ona elçi geldiğinde (Yusuf:) "Efendine (Rabbine) dön de ona sor: "Ellerini kesen o kadınların durumu neydi? Doğrusu benim Rabbim, onların hileli düzenlerini gerçekten bilendir." (Hükümdar topladığı o kadınlara:) "Yusuf'un nefsinden murad almak istediğinizde sizin durumunuz neydi?" dedi. Onlar: "Allah için, haşa" dediler. "Biz ondan hiçbir kötülük görmedik." Aziz (Vezir)in de karısı dedi ki: "İşte şu anda gerçek orta yere çıktı; onun nefsinden ben murad almak istemiştim. O ise gerçekten doğruyu söylenlerdendir." <text:s/>(Yusuf Suresi, 50-51)</text:p>
      <text:p text:style-name="P6">Büyüklük taslayanlar (müstekbirler de şöyle) dedi: "Biz de, gerçekten sizin inandığınızı tanımayanlarız." (Araf Suresi, 76)</text:p>
      <text:p text:style-name="P12"/>
      <text:h text:style-name="P29" text:outline-level="2">MÜSTAZAFLAR -MÜSTEKBİRLER</text:h>
      <text:p text:style-name="P6">Kavminin önde gelenlerinden büyüklük taslayanlar (müstekbirler), içlerinden iman edip de onlarca zayıf bırakılanlara (müstaz'aflara) dediler ki: "Salih'in gerçekten Rabbi tarafından gönderildiğini biliyor musunuz?" Onlar: "Biz gerçekten onunla gönderilene inananlarız." dediler. (Araf Suresi, 75)</text:p>
      <text:p text:style-name="P6">Kavminin önde gelenlerinden büyüklük taslayanlar (müstekbirler) dediler ki: "Ey Şuayb, seni ve seninle birlikte iman edenleri ya ülkemizden sürüp-çıkaracağız veya mutlaka bizim dinimize geri döneceksiniz." (Şuayb:) "Biz istemesek de mi?" dedi. (Araf Suresi, 88) </text:p>
      <text:p text:style-name="P12"/>
      <text:h text:style-name="P29" text:outline-level="2">ZÜ'L-KARNEYN</text:h>
      <text:p text:style-name="P6">Sana (Ey Muhammed,) Zu'l-Karneyn hakkında sorarlar. De ki: "Size, ondan 'öğüt ve hatırlatma olarak' (bazı bilgiler) vereceğim. Gerçekten, Biz ona yeryüzünde sapasağlam bir iktidar verdik ve ona herşeyden bir yol (sebep) verdik. O da, bir yol tuttu. Sonunda güneşin battığı yere kadar ulaştı ve onu kara çamurlu bir gözede batmakta buldu, yanında bir kavim gördü. Dedik ki: "Ey Zu'l-Karneyn, (istiyorsan onları) ya azaba uğratırsın veya içlerinde güzelliği (geçerli ilke) edinirsin." <text:s/>Dedi ki: "Kim zulmederse biz onu azablandıracağız, sonra Rabbine döndürülür, O da onu görülmemiş bir azabla azablandırır." Kim iman eder ve salih amellerde bulunursa, onun için güzel bir karşılık vardır. Ona buyruğumuzdan kolay olanını söyleyeceğiz." Sonra (yine) bir yol tuttu. Sonunda güneşin doğduğu yere kadar ulaştı ve onu (güneşi), kendileri için bir siper kılmadığımız bir kavim üzerine doğmakta iken buldu. İşte böyle, onun yanında "özü kapsayan bilgi olduğunu" (veya yanında olup-biten herşeyi) Biz (ilmimizle) büsbütün kuşatmıştık. Sonra bir yol (daha) tuttu. İki seddin arasına kadar ulaştı, onların (sedlerin) önünde hemen hemen hiçbir sözü kavramayan bir kavim buldu. Dediler ki: "Ey Zu'l-Karneyn, gerçekten Ye'cuc ve Me'cuc, <text:soft-page-break/>yeryüzünde bozgunculuk çıkarıyorlar, bizimle onlar arasında bir sed inşa etmen için sana vergi verelim mi?" Dedi ki: "Rabbimin beni kendisinde sağlam bir iktidarla yerleşik kıldığı (güç, nimet ve imkan), daha hayırlıdır. Madem öyle, bana (insani) güçle yardım edin de, sizinle onlar arasında sapasağlam bir engel kılayım." "Bana demir kütleleri getirin", iki dağın arası eşit düzeye gelince, "Körükleyin" dedi. Onu ateş haline getirinceye kadar (bu işi yaptı, sonra:) dedi ki: "Bana getirin, üzerine eritilmiş bakır dökeyim." Böylelikle, ne onu aşabildiler, ne onu delmeye güç yetirebildiler. Dedi ki: "Bu benim Rabbimden bir rahmettir. Rabbimin va'di geldiği zaman, O, bunu dümdüz eder; Rabbimin va'di haktır." (Kehf Suresi, 83-98)</text:p>
      <text:p text:style-name="P12"/>
      <text:h text:style-name="P29" text:outline-level="2">ZEYD</text:h>
      <text:p text:style-name="P6">Hani sen, Allah'ın kendisine nimet verdiği ve senin de kendisine nimet verdiğin kişiye: "Eşini yanında tut ve Allah'tan sakın" diyordun; insanlardan çekinerek Allah'ın açığa vuracağı şeyi kendi nefsinde saklı tutuyordun; oysa Allah, kendisinden çekinmene çok daha layıktı. Artık Zeyd, ondan ilişkisini kesince, Biz onu seninle evlendirdik; ki böylelikle evlatlıklarının kendilerinden ilişkilerini kestikleri (kadınları boşadıkları) zaman, onlarla evlenme konusunda müminler üzerine bir güçlük olmasın. Allah'ın emri yerine getirilmiştir. (Ahzab Suresi, 37)</text:p>
      <text:p text:style-name="P12"/>
      <text:h text:style-name="P29" text:outline-level="2">SAMİRİ</text:h>
      <text:p text:style-name="P6">Dedi ki: "Biz senden sonra kavmini deneme (fitne)den geçirdik, Samiri onları şaşırtıp-saptırdı." (Taha Suresi, 85)</text:p>
      <text:p text:style-name="P6">(Musa) Dedi ki: "Ya senin amacın nedir ey Samiri?" Dedi ki: "Ben onların görmediklerini gördüm, böylece elçinin izinden bir avuç alıp atıverdim; böylelikle bana bunu nefsim hoşa giden (birşey) gösterdi." Dedi ki: "Haydi çekip git, artık senin hayatta (hakettiğin ceza: "Bana dokunulmasın") deyip yerinmendir." Ve şüphesiz senin için kendisinden asla kaçınamayacağın (azap dolu) bir buluşma zamanı vardır. Üstüne kapanıp bel bükerek önünde eğildiğin ilahına bir bak; biz onu mutlaka yakacağız, sonra darmadağın edip denizde savuracağız." "Sizin ilahınız yalnızca Allah'tır ki, O'nun dışında ilah yoktur. O, ilim bakımından herşeyi kuşatmıştır." (Taha Suresi, 95-98)</text:p>
      <text:p text:style-name="P12"/>
      <text:h text:style-name="P29" text:outline-level="2">ÜZEYİR</text:h>
      <text:p text:style-name="P6">Yahudiler: "Üzeyir Allah'ın oğludur" dediler; Hıristiyanlar da: "Mesih Allah'ın oğludur" dediler. Bu, onların ağızlarıyla söylemeleridir; onlar, bundan önceki inkar edenlerin sözlerini taklit ediyorlar. Allah onları kahretsin; nasıl da çevriliyorlar? (Tevbe Suresi, 30)</text:p>
      <text:p text:style-name="P12"/>
      <text:h text:style-name="P29" text:outline-level="2">SEBE MELİKESİ</text:h>
      <text:p text:style-name="P6">Derken uzun zaman geçmeden geldi ve dedi ki: "Senin kuşatamadığın (öğrenemediğin) şeyi, ben kuşattım ve sana Saba'dan kesin bir haber getirdim." "Gerçekten ben, onlara hükmetmekte olan bir <text:soft-page-break/>kadın buldum ki, ona herşeyden (bolca) verilmiştir ve büyük bir tahtı var." "Onu ve kavmini, Allah'ı bırakıp da güneşe secde etmektelerken buldum, şeytan onlara yaptıklarını süslemiştir, böylece onları (doğru) yoldan alıkoymuştur; bundan dolayı onlar hidayet bulmuyorlar." <text:s text:c="2"/>(Neml Suresi, 22-24)</text:p>
      <text:p text:style-name="P6">(Hüdhüd'ün mektubu götürüp bırakmasından sonra Saba melikesi Belkıs:) Dedi ki: "Ey önde gelenler gerçekten bana oldukça önemli bir mektup bırakıldı." "Gerçek şu ki, bu, Süleyman'dandır ve 'Şüphesiz Rahman ve Rahim Olan Allah'ın Adıyla' (başlamakta)dır." (İçinde de:) "Bana karşı büyüklük göstermeyin ve bana Müslüman olarak gelin" diye (yazılmaktadır). Dedi ki: "Ey önde gelenler, bu işimde bana görüş belirtin, siz (herşeye) şahidlik etmedikçe ben hiçbir işte kesin (karar veren biri) değilim." Dediler ki: "Biz kuvvet sahibiyiz ve zorlu savaşçılarız. İş konusunda karar senindir, artık sen bak, neyi emredersen (biz uygularız). Dedi ki: "Gerçekten hükümdarlar bir ülkeye girdikleri zaman, orasını bozguna uğratırlar ve halkından onur sahibi olanları hor ve aşağılık kılarlar; işte onlar, böyle yaparlar." "Ben onlara bir hediye göndereyim de, bir bakayım elçiler neyle dönerler." (Elçi hediyelerle) Süleyman'a geldiği zaman: "Sizler bana mal ile yardımda mı bulunmak istiyorsunuz? Allah'ın bana verdiği, size verdiğinden daha hayırlıdır; hayır, siz, hediyenizle sevinip övünebilirsiniz" dedi. "Sen onlara dön, biz onlara öyle ordularla geliriz ki, onların karşı koymaları mümkün değil ve biz onları ordan horlanmış-aşağılanmış ve küçük düşürülmüşler olarak sürüp çıkarırız." (Neml Suresi, 29-37)</text:p>
      <text:p text:style-name="P6">Böylece (Belkıs) geldiği zaman ona: "Senin tahtın böyle mi?" denildi. Dedi ki: "Tıpkı kendisi. Bize ondan önce ilim verilmişti ve biz Müslüman olmuştuk." Allah'tan başka tapmakta olduğu şeyler onu (Müslüman olmaktan) alıkoymuştu. Gerçekte o, inkar eden bir kavimdendi. 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text:s/>Allah'a teslim oldum." <text:s/>(Neml Suresi, 42-44)</text:p>
      <text:p text:style-name="P12"/>
      <text:h text:style-name="P3" text:outline-level="3">BAHÇE SAHİPLERİ</text:h>
      <text:p text:style-name="P6">Gerçek şu ki, Biz o bahçe sahiplerine bela verdiğimiz gibi, bunlara da bela verdik. Hani onlar, sabah vakti (erkenden ve kimseye haber vermeden) onu (bahçeyi) mutlaka devşireceklerine dair and içmişlerdi. (Bu konuda) Hiçbir istisna yapmıyorlardı. Fakat onlar, uyuyorlarken, Rabbin tarafından dolaşıp-gelen bir bela' onun üstünü sarıp-kuşatıverdi. Sonunda (bahçe) kökünden kuruyup-kapkara kesildi. Nihayet sabah vakti birbirlerine seslendiler. "Eğer ürününüzü devşirecekseniz erkence kalkıp-çıkın." Derken, aralarında fısıldaşarak çıkıp-gittiler: "Bugün sakın oraya hiçbir yoksul girip de karşınıza çıkmasın." (Yoksulları) Engellemeye güçleri yetebilirmiş gibi erkenden gittiler. Ama onu görünce: "Muhakkak biz (gideceğimiz yeri) şaşırmışız" dediler. "Hayır, biz (herşeyden ve bütün servetimizden) yoksun bırakıldık." (İçlerinde) Mutedil olan biri dedi ki: "Ben size dememiş miydim? (Allah'ı) Tesbih edip yüceltmeniz gerekmez miydi? Dediler ki: "Rabbimiz seni tesbih eder, yüceltiriz; gerçekten bizler zalim imişiz." Şimdi birbirlerine karşı kendilerini kınamaya başladılar. "Yazıklar bize, gerçekten bizler azgınmışız" dediler. "Belki Rabbimiz, onun yerine daha hayırlısını verir; şüphesiz biz, yalnızca Rabbimize rağbet eden kimseleriz." (Kalem Suresi, 17-32)</text:p>
      <text:p text:style-name="P13"/>
      <text:p text:style-name="P13"/>
      <text:h text:style-name="P38" text:outline-level="1">KURAN'DA MÜMİNLERİN SIFATLARI</text:h>
      <text:p text:style-name="P16"/>
      <text:p text:style-name="P16"/>
      <text:p text:style-name="P12">Allah'ın kudretinin, herşeyi sarıp kuşattığının, kontrol ettiğinin bilincinde olan müminler, bu kudret karşısında saygı dolu bir korku duyarlar. Allah'ın azametinden ve ihtişamından kaynaklanan hayranlık dolu bir korkudur bu. Ve bu üstün güç karşısında acizliklerini bilirler ve ayetin ifadesiyle O'nu<text:span text:style-name="T3"> </text:span><text:span text:style-name="T2">"tekbir edebildikçe tekbir et." </text:span><text:span text:style-name="T1">(İsra Suresi, 111) Yaşamlarının her anında Allah'ı düşünür, O'nu anarlar. Aynı zamanda Allah'a duydukları sınırsız sevginin de doğal bir sonucudur bu... Kuran, müminlerin Allah'ın şanını yücelten ve O'na karşı samimi hitaplarıyla doludur.</text:span></text:p>
      <text:p text:style-name="P16">Peki Allah müminlerin bu samimiyetine ve içtenliğine nasıl karşılık verir? Bir ayette Allah şöyle diyor:</text:p>
      <text:p text:style-name="P7">Öyleyse (yalnızca) Beni anın, Ben de sizi anayım... (Bakara Suresi, 152) </text:p>
      <text:p text:style-name="P16">Kuran'da müminler anılırken, bazı özel sıfatlar ve nitelendirmeler kullanılmıştır. Kuşkusuz müminlerin Allah'ın övdüğü ve razı olduğu çok fazla yönleri vardır. Fakat biz burada yalnızca Kuran'da <text:s/>müminlerden bahsedilirken kullanılan sıfatlara yer vereceğiz. </text:p>
      <text:p text:style-name="P6">Allah, içinizden iman edenlere ve salih amellerde bulunanlara va'detmiştir: Hiç şüphesiz onlardan öncekileri nasıl 'güç ve iktidar sahibi' kıldıysa, onları da yeryüzünde <text:span text:style-name="T12">'güç ve iktidar sahibi'</text:span>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6">Öyleyse sen yüzünü <text:span text:style-name="T12">Allah'ı birleyen (bir hanif)</text:span> olarak dine, Allah'ın o fıtratına çevir; ki insanları bunun üzerine yaratmıştır. Allah'ın yaratışı için hiçbir değiştirme yoktur. İşte dimdik ayakta duran din (budur). Ancak insanların çoğu bilmezler. (Rum Suresi, 30)</text:p>
      <text:p text:style-name="P6">Mümin olanlar, ancak o kimselerdir ki, onlar, Allah'a ve Resûlü'ne iman ettiler, sonra hiçbir kuşkuya kapılmadan Allah yolunda mallarıyla ve canlarıyla cihad ettiler. İşte onlar, <text:span text:style-name="T12">sadık (doğru)</text:span> olanların ta kendileridir. (Hucurat Suresi, 15)</text:p>
      <text:p text:style-name="P6">Gerçekten Biz onları, katıksızca (ahiretteki asıl) yurdu düşünüp-anan <text:span text:style-name="T12">ihlas sahipleri</text:span> kıldık. (Sad Suresi, 46)</text:p>
      <text:p text:style-name="P6">Dedi ki: "Rabbim, beni kışkırttığın şeye karşılık, andolsun, ben de yeryüzünde onlara, (sana başkaldırmayı ve dünya tutkularını) süsleyip-çekici göstereceğim ve onların tümünü mutlaka kışkırtıp-saptıracağım." "Ancak onlardan <text:span text:style-name="T12">muhlis</text:span> olan kulların müstesna." (Hicr Suresi, 39-40)</text:p>
      <text:p text:style-name="P6">Bu, kendisinde şüphe olmayan, <text:span text:style-name="T12">muttakiler</text:span> için yol gösterici olan bir kitaptır. (Bakara Suresi, 2)</text:p>
      <text:p text:style-name="P6">Andolsun size, içinizden sıkıntıya düşmeniz O'nun gücüne giden, size pek <text:span text:style-name="T12">düşkün</text:span>, müminlere <text:span text:style-name="T12">şefkatli</text:span> ve <text:span text:style-name="T12">esirgeyici</text:span> olan bir elçi gelmiştir. (Tevbe Suresi, 128)</text:p>
      <text:p text:style-name="P6">Biz onların göğüslerinde kinden ne varsa çekip almışız. Altlarından ırmaklar akar. Derler ki: "Bizi buna ulaştıran Allah'a hamd olsun. Eğer Allah bize hidayet vermeseydi biz doğruya ermeyecektik. Andolsun, Rabbimizin elçileri hak ile geldiler." Onlara: "İşte bu, yaptıklarınıza karşılık olarak <text:span text:style-name="T12">mirasçı</text:span> kılındığınız cennettir" diye seslenilecek. (Araf Suresi, 43)</text:p>
      <text:p text:style-name="P6"><text:soft-page-break/>Ki onlar, sözü işitirler ve en güzeline uyarlar. İşte onlar, Allah'ın kendilerini hidayete erdirdiği kimselerdir ve onlar, <text:span text:style-name="T12">temiz akıl sahipleridir</text:span>. (Zümer Suresi, 18)</text:p>
      <text:p text:style-name="P6">Andolsun, Biz kendilerinden önce, Firavun'un kavmini de denedik. Onlara kerim bir elçi gelmişti; "Allah'ın kullarını bana teslim edin; gerçekten ben, sizin için <text:span text:style-name="T12">güvenilir</text:span> bir elçiyim" (demişti). (Duhan Suresi, 17-18)</text:p>
      <text:p text:style-name="P6">Mümin olanlar, ancak o kimselerdir ki, onlar, Allah'a ve Resûlü'ne iman ettiler, sonra hiçbir kuşkuya kapılmadan Allah yolunda mallarıyla ve canlarıyla cihad ettiler. İşte onlar, <text:span text:style-name="T12">sadık</text:span> (doğru) olanların ta kendileridir. (Hucurat Suresi, 15)</text:p>
      <text:p text:style-name="P6">(Çocuğun doğup büyümesinden sonra ona dedik ki:) "Ey Yahya, Kitabı kuvvetle tut." Daha çocuk iken ona hikmet verdik. Katımızdan ona bir <text:span text:style-name="T12">sevgi duyarlılığı</text:span> ve <text:span text:style-name="T12">temizlik</text:span> (de verdik). O, çok <text:span text:style-name="T12">takva sahibi</text:span> biriydi. Ana ve babasına <text:span text:style-name="T12">itaatkardı</text:span> ve isyan eden bir zorba değildi. (Meryem Suresi, 12-14)</text:p>
      <text:p text:style-name="P6">(İsa) Dedi ki: "Şüphesiz ben Allah'ın kuluyum. (Allah) Bana Kitabı verdi ve beni Peygamber kıldı." "Nerede olursam (olayım,) beni <text:span text:style-name="T12">kutlu</text:span> kıldı ve hayat sürdüğüm müddetçe, bana namazı ve zekatı vasiyet (emr) etti." "Anneme itaati de. Ve beni mutsuz bir zorba kılmadı." (Meryem Suresi, 30-32)</text:p>
      <text:p text:style-name="P6">Kitap'ta Musa'yı da zikret. Çünkü o, <text:span text:style-name="T12">ihlasa erdirilmiş ve gönderilmiş</text:span> (Resul) bir Peygamberdi. (Meryem Suresi, 51)</text:p>
      <text:p text:style-name="P6">Kitap'ta İsmail'i de zikret. Çünkü o, <text:span text:style-name="T12">va'dinde doğruydu</text:span> ve <text:span text:style-name="T12">gönderilmiş</text:span> (Resul) bir Peygamberdi. Halkına, namazı ve zekatı emrediyordu ve o, Rabbi katında kendisinden <text:span text:style-name="T12">razı olunan</text:span> (bir insan)dı. Kitap'ta İdris'i de zikret. Çünkü o, <text:span text:style-name="T12">doğru</text:span> olan bir Peygamberdi. Biz onu yüce bir mekan (makam)a yükseltmiştik. (Meryem Suresi, 54-57)</text:p>
      <text:p text:style-name="P6">O cennet; Biz, kullarımızdan <text:span text:style-name="T12">takva sahibi</text:span> olanları (ona) <text:span text:style-name="T12">varisçi</text:span> kılacağız. (Meryem Suresi, 63)</text:p>
      <text:p text:style-name="P6">İbrahim'in babası için bağışlanma dilemesi, yalnızca ona verdiği bir söz dolayısıyla idi. Kendisine, onun gerçekten Allah'a düşman olduğu açıklanınca ondan uzaklaştı. Doğrusu İbrahim, <text:span text:style-name="T12">çok duygulu, yumuşak huyluydu</text:span>. (Tevbe Suresi, 114)</text:p>
      <text:p text:style-name="P6"><text:span text:style-name="T11"><text:s/></text:span>(Allah:) "Ey Musa" dedi. "Sana verdiğim risaletimle ve seninle konuşmamla seni insanlar üzerinde <text:span text:style-name="T12">seçkin</text:span> kıldım. Sana verdiklerimi al ve şükredenlerden ol." (Araf Suresi, 144)</text:p>
      <text:p text:style-name="P6">Doğrusu İbrahim, <text:span text:style-name="T12">yumuşak huylu, duygulu ve gönülden (Allah'a) yönelen biriydi</text:span>. (Hud Suresi, 75)</text:p>
      <text:p text:style-name="P6">Artık sen sabret; Resullerden <text:span text:style-name="T12">azim sahipleri</text:span>nin sabrettikleri gibi, Onlar için de acele etme. Onlar, tehdit edildikleri şeyi (azabı) gördükleri gün, sanki gündüzün yalnızca bir saati kadar yaşamış(olacak)lardır. (Bu,) Bir tebliğdir. Artık fasık olan bir kavimden başkası yıkıma uğratılır mı? (Ahkaf Suresi, 35)</text:p>
      <text:p text:style-name="P6">"Ve eline bir deste (sap) al, böylece onunla vur ve andını bozma." Gerçekten, Biz onu <text:span text:style-name="T12">sabredici</text:span> bulduk. O, <text:span text:style-name="T12">ne güzel</text:span> <text:span text:style-name="T12">kuldu</text:span>. Çünkü o, (daima Allah'a) <text:span text:style-name="T12">yönelip-dönen</text:span> biriydi. <text:span text:style-name="T12">Güç ve basiret sahibi</text:span> olan kullarımız İbrahim'i, İshak'ı ve Yakub'u da hatırla. Gerçekten Biz onları, <text:span text:style-name="T12">katıksızca (ahiretteki asıl) yurdu düşünüp-anan ihlas sahipleri</text:span> kıldık. Ve gerçekten onlar, Bizim katımızda <text:span text:style-name="T12">seçkinlerden</text:span> ve <text:span text:style-name="T12">hayırlı olanlar</text:span>dandır. İsmail'i, Elyesa'ı ve Zülkifl'i de hatırla. Hepsi de hayırlı olanlardandır. Bu, bir zikr'dir. Şüphesiz <text:span text:style-name="T12">muttakiler</text:span> için, elbette varılacak güzel bir yer vardır. (Sad Suresi, 44-49)</text:p>
      <text:p text:style-name="P6">Hani Melekler, dediler ki: "Meryem, doğrusu Allah kendinden bir kelimeyi sana müjdelemektedir. Onun adı Meryemoğlu İsa Mesih'tir. O, dünyada ve ahirette <text:span text:style-name="T12">'seçkin, onurlu, saygındır' </text:span>ve (Allah'a) <text:span text:style-name="T12">yakın kılınan</text:span>lardandır.." (Al-i İmran Suresi, 45)</text:p>
      <text:p text:style-name="P6"><text:soft-page-break/>"Böylece Rabbin seni <text:span text:style-name="T12">seçkin </text:span>kılacak, sözlerin yorumundan (kaynaklanan bir bilgiyi) sana öğretecek ve daha önce ataların İbrahim ve İshak'a (nimetini) tamamladığı gibi senin ve Yakub ailesinin üzerindeki nimetini tamamlayacaktır. Elbette Rabbin, bilendir, hüküm ve hikmet sahibidir." (Yusuf Suresi, 6)</text:p>
      <text:p text:style-name="P6">Ey iman edenler, içinizden kim dininden geri döner (irtidat eder)se, Allah (yerine) kendisinin onları sevdiği, onların da kendisini sevdiği mü'minlere karşı <text:span text:style-name="T12">alçak gönüllü</text:span>, kafirlere karşı ise <text:span text:style-name="T12">'güçlü ve onurlu,'</text:span> Allah yolunda cihad eden ve <text:span text:style-name="T12">kınayıcının kınamasından korkmayan </text:span>bir topluluk getirir. Bu, Allah'ın bir fazlıdır, onu dilediğine verir. Allah (rahmetiyle) geniş olandır, bilendir. (Maide Suresi, 54)</text:p>
      <text:p text:style-name="P6">Allah'a ve O'nun Resûlü'ne iman edenler; işte onlar Rableri katında <text:span text:style-name="T12">sıddîklar </text:span>ve <text:span text:style-name="T12">şehidler </text:span>(veya şahid)lerdir. Onların ecirleri ve nurları vardır. İnkar edip ayetlerimizi yalanlayanlar ise; işte onlar da cehennem halkıdır. (Hadid Suresi, 19)</text:p>
      <text:p text:style-name="P6">Peygamber, mü'minler için kendi nefislerinden daha evladır ve onun zevceleri de onların anneleridir. Rahim sahipleri (akrabalar) de, Allah'ın Kitabında birbirlerine öteki mü'minlerden ve <text:span text:style-name="T12">muhacir</text:span>lerden daha yakındır. Ancak dostlarınıza maruf üzere yapacaklarınız başka; bunlar Kitapta yazılmış bulunmaktadır. (Ahzab Suresi, 6)</text:p>
      <text:p text:style-name="P6">İşte o "Ashab-ı Meymene", ne (kutludur o) "Ashab-ı Meymene". "Ashab-ı Meş'eme" ne (mutsuz ve uğursuzdur o) "Ashab-ı Meş'eme". Yarışıp öne geçenler de, öne geçmiş öncülerdir. İşte onlar, yakınlaştırılmış (mukarreb) olanlardır. (Vakıa Suresi, 8-11)</text:p>
      <text:p text:style-name="P6"><text:span text:style-name="T12">"Ashab-ı Yemin", ne (kutludur o) "Ashab-ı Yemin." </text:span>(Vakıa Suresi, 27)</text:p>
      <text:p text:style-name="P6">Müminlerden öyle <text:span text:style-name="T12">erkek-adamlar </text:span>vardır ki- Allah ile yaptıkları ahide sadakat gösterdiler; böylece onlardan kimi adağını gerçekleştirdi, kimi beklemektedir. Onlar hiçbir değiştirme ile (sözlerini) değiştirmediler. Çünkü Allah, (sözüne bağlı kalıp doğru olan) <text:span text:style-name="T12">sadıkları </text:span>sadakatlerinden dolayı mükafaatlandıracak, münafıkları da dilerse azablandıracak veya tevbe (nasib edip tevbe)lerini kabul edecektir. Şüphesiz Allah, çok bağışlayandır, çok esirgeyendir. (Ahzab Suresi, 23-24)</text:p>
      <text:p text:style-name="P6">Bedevilerden geride bırakılanlara de ki: "Siz yakında <text:span text:style-name="T12">zorlu </text:span>savaşçı olan bir kavme çağrılacaksınız; onlarla (ya) savaşırsınız ya da (onlar) Müslüman olurlar. Bu durumda eğer itaat ederseniz, Allah, size güzel bir ecir verir; eğer bundan önce sırt çevirdiğiniz gibi (yine) sırt çevirirseniz, sizi acı bir azap ile azaplandırır." (Fetih Suresi, 16)</text:p>
      <text:p text:style-name="P6">Muhammed, Allah'ın elçisidir. Ve onunla birlikte olanlar da kafirlere karşı <text:span text:style-name="T12">zorlu</text:span>, kendi aralarında ise <text:span text:style-name="T12">merhametli</text:span>dirler. Onları, rüku edenler, secde edenler olarak görürsün; onlar, Allah'tan bir fazl (lütuf ve ihsan) ve hoşnutluk arayıp-isterler. Belirtileri, secde izinden yüzlerindedir. İşte onların Tevrat'taki vasıfları budur: İncil'deki vasıfları ise: Sanki bir ekin; filizini çıkarmış, derken onu kuvvetlendirmiş, derken kalınlaşmış, sonra sapları üzerinde doğrulup-boy atmış (ki bu,) ekicilerin hoşuna gider. (Bu örnek,) Onunla kafirleri öfkelendirmek içindir. Allah, içlerinden iman edip salih amellerde bulunanlara bir mağfiret ve büyük bir ecir va'detmiştir. (Fetih Suresi, 29) </text:p>
      <text:p text:style-name="P6">Sanki onlar, ürkmüş yaban eşekleri gibidirler; <text:span text:style-name="T12">Arslandan</text:span> korkup-kaçmışlar. (Müddesir Suresi, 50-51)</text:p>
      <text:p text:style-name="P6">(İçlerinde) <text:span text:style-name="T12">Mutedil</text:span> olan biri dedi ki: "Ben size dememiş miydim? (Allah'ı) Tesbih edip yüceltmeniz gerekmez miydi?" (Kalem Suresi, 28)</text:p>
      <text:p text:style-name="P6">Artık sen sabret; Resullerden <text:span text:style-name="T12">azim sahiplerinin</text:span> sabrettikleri gibi, Onlar için de acele etme. Onlar, tehdit edildikleri şeyi (azabı) gördükleri gün, sanki gündüzün yalnızca bir saati kadar yaşamış(olacak)lardır. (Bu,) Bir tebliğdir. Artık fasık olan bir kavimden başkası yıkıma uğratılır mı? (Ahkaf Suresi, 35)</text:p>
      <text:p text:style-name="P6"><text:soft-page-break/>Hiç şüphesiz o (Kuran), <text:span text:style-name="T12">şerefli</text:span> bir elçinin kesin sözüdür. (Hakka Suresi, 40)</text:p>
      <text:p text:style-name="P6">Sen onların söylediklerine karşı sabret ve bizim <text:span text:style-name="T12">güç sahibi</text:span> kulumuz Davud'u hatırla; çünkü o, (her tutum ve davranışında Allah'a) yönelen biriydi (Sad Suresi, 17)</text:p>
      <text:p text:style-name="P6">Dediler ki: "Korkma biz sana <text:span text:style-name="T12">bilgin</text:span> bir çocuk müjdelemekteyiz." (Hicr Suresi, 53)</text:p>
      <text:p text:style-name="P6">Biz seni yalnızca bir <text:span text:style-name="T12">müjde verici</text:span> ve <text:span text:style-name="T12">uyarıp-korkutucu</text:span> olarak gönderdik. (Furkan Suresi, 56)</text:p>
      <text:p text:style-name="P6">İbrahim, ne yahudi idi, ne de Hıristiyandı: ancak, <text:span text:style-name="T12">O hanif (muvahhid)</text:span> bir Müslümandı, müşriklerden de değildi. (Al-i İmran Suresi, 67)</text:p>
      <text:p text:style-name="P6">De ki: "Allah doğru söyledi. Öyleyse <text:span text:style-name="T12">Allah'ı bir tanıyan (Hanif)</text:span>ler olarak İbrahim'in dinine uyun. O, müşriklerden değildi." (Al-i İmran Suresi, 95)</text:p>
      <text:p text:style-name="P6">Siz, insanlar için çıkarılmış <text:span text:style-name="T12">hayırlı</text:span> bir ümmetsiniz; maruf (iyi ve İslam'a uygun) olanı emreder, münker olandan sakındırır ve Allah'a iman edersiniz. Kitap Ehli de inanmış olsaydı, elbette kendileri için hayırlı olurdu. İçlerinden iman edenler vardır, fakat çoğunluğu fıska sapanlardır. (Al-i İmran Suresi, 110)</text:p>
      <text:p text:style-name="P6">Musa kavmine: "Allah'tan yardım dileyin ve sabredin. Gerçek şu ki, arz Allah'ındır; ona kullarından dilediğini <text:span text:style-name="T12">mirasçı</text:span> kılar. En güzel sonuç <text:span text:style-name="T12">muttakiler</text:span> içindir." dedi. Dediler ki: "Sen bize gelmeden önce de, geldikten sonra da eziyete uğratıldık." (Musa:) "Umulur ki, Rabbiniz düşmanınızı helak edecek ve sizleri yeryüzünde <text:span text:style-name="T12">halifeler</text:span> (egemenler) kılacak, böylece nasıl davranacağınızı gözleyecek" dedi. (Araf Suresi, 128-129)</text:p>
      <text:p text:style-name="P6">Kendisine bereketler kıldığımız yerin doğusuna da, batısına da o hor kılınıp-zayıf bırakılanları (müstaz'afları) <text:span text:style-name="T12">mirasçılar</text:span> kıldık. Rabbinin İsrailoğulları'na olan o güzel sözü (vaadi), sabretmeleri dolayısıyla tamamlandı (yerine geldi). Firavun ve kavminin yapmakta oldukları ve yükselttiklerini (köşklerini, saraylarını) da yerle bir ettik. (Araf Suresi, 137)</text:p>
      <text:p text:style-name="P6">(Allah:) "Ey Musa" dedi. "Sana verdiğim risaletimle ve seninle konuşmamla seni insanlar üzerinde <text:span text:style-name="T12">seçkin</text:span> kıldım. Sana verdiklerimi al ve şükredenlerden ol." (Araf Suresi, 144)</text:p>
      <text:p text:style-name="P6">Ey iman edenler, Musa'ya eziyet edenler gibi olmayın; ki sonunda Allah onu, demekte olduklarından temize çıkardı. O, Allah katında <text:span text:style-name="T12">vecihti</text:span>. (Ahzab Suresi, 69)</text:p>
      <text:p text:style-name="P6">"Ancak Allah'a <text:span text:style-name="T12">selim bir kalp</text:span> ile gelenler başka." (Şuara Suresi, 89)</text:p>
      <text:p text:style-name="P6">Hani o, Rabbine arınmış (selim) bir kalp ile gelmişti. (Saffat Suresi,84)</text:p>
      <text:p text:style-name="P6"><text:span text:style-name="T11"><text:s/></text:span>Şüphesiz <text:span text:style-name="T12">ebrar</text:span> olanlar, elbette nimetler(le donatılmış cennetler) içindedirler. (İnfitar Suresi, 13)</text:p>
      <text:p text:style-name="P6"><text:span text:style-name="T11"><text:s/></text:span>(Kıyametin) Geleceği günde, O'nun izni olmaksızın, hiç kimse söz söyleyemez. Artık onlardan kimi 'bedbaht ve mutsuz', (kimi de) <text:span text:style-name="T12">mutlu ve bahtiyardır</text:span>. (Hud Suresi, 105)</text:p>
      <text:p text:style-name="P6">İman edip salih amellerde bulunanlar ise; işte onlar da, <text:span text:style-name="T12">yaratılmışların en hayırlılarıdır</text:span>. (Beyyine Suresi, 7)</text:p>
      <text:p text:style-name="P6">"Allah, sana Yahya'yı müjdeler. O, Allah'tan olan bir kelimeyi (İsa'yı) <text:span text:style-name="T12">doğrulayan, efendi, iffetli ve salihlerden</text:span> bir Peygamberdir." (Al-i İmran Suresi, 39)</text:p>
      <text:p text:style-name="P12"/>
      <text:p text:style-name="P12"/>
      <text:h text:style-name="P38" text:outline-level="1">KURAN'DA İNKARCILARIN SIFATLARI</text:h>
      <text:p text:style-name="P16"/>
      <text:p text:style-name="P16"/>
      <text:p text:style-name="P16">Allah Kuran'da müminleri en güzel sıfatlarla adlandırdığı gibi, inkarcıları, müşrikleri ve münafıkları da olabilecek en aşağılık sıfatlara layık görmüştür. Çünkü inkar edenler suçludurlar. İşledikleri suç ise olabilecek en büyük suçtur. İnsanın kendini yaratan, kendine can veren <text:s text:c="2"/>Allah'a isyan ve nankörlük etmesi, tüm evrendeki en büyük suçtur. İnsan Allah'a kul olsun diye yaratılmıştır ve yaratılış amacını reddederse, karşılığını görür. Allah o kişiyi ruh ve fizik olarak olabilecek en aşağılık konuma sokar. Ve kendisine uygun olarak da en aşağılık sıfatlarla anılır. İşte Allah inkarcıları Kuran'da şu sıfatlarla nitelendiriyor: <text:s/></text:p>
      <text:p text:style-name="P6">Şunların hiçbirine itaat etme: <text:span text:style-name="T12">Yemin edip duran, aşağılık</text:span>, alabildiğine ayıplayıp kötüleyen, söz getirip götüren (gizlilik içinde söz ve haber taşıyan), Hayrı engelleyip sürdüren, <text:span text:style-name="T12">saldırgan, olabildiğince günahkar, Zorba-saygısız</text:span>, sonra da <text:span text:style-name="T12">kulağı kesik</text:span>; (Kalem Suresi, 10-13)</text:p>
      <text:p text:style-name="P6">Sanki onlar, <text:span text:style-name="T12">ürkmüş yaban eşekleri</text:span> gibidirler; Arslandan korkup-kaçmışlar. (Müddessir Suresi, 50-51)</text:p>
      <text:p text:style-name="P6">Kahrolsun <text:span text:style-name="T12">Ashab-ı Uhdud</text:span> (Buruc Suresi, 4)</text:p>
      <text:p text:style-name="P6">Gerçek şu ki, Biz emanetleri göklere, yere ve dağlara sunduk da onlar bunu yüklenmekten kaçındılar ve ondan korkuya kapıldılar; onu insan yüklendi. Çünkü o, çok <text:span text:style-name="T12">zalim</text:span>, çok <text:span text:style-name="T12">cahildir</text:span>. Şundan ki: Allah, münafık erkekleri ve <text:span text:style-name="T12">münafık</text:span> kadınları, <text:span text:style-name="T12">müşrik</text:span> erkekleri ve müşrik kadınları azaplandıracak; mümin erkeklerin ve mümin kadınların tevbesini kabul edecektir. Allah çok bağışlayandır, çok esirgeyendir. (Ahzab Suresi, 72-73)</text:p>
      <text:p text:style-name="P6"><text:span text:style-name="T12">"Ashab-ı Meş'eme"</text:span> ne (mutsuz ve uğursuzdur o) "Ashab-ı Meş'eme". (Vakıa Suresi, 9)</text:p>
      <text:p text:style-name="P6"><text:span text:style-name="T12">"Ashab-ı Şimal"</text:span>, ne (mutsuzdur o) "Ashab-ı Şimal." (Vakıa Suresi, 41)</text:p>
      <text:p text:style-name="P6">En <text:span text:style-name="T12">'zorlu bedbahtları'</text:span> ayaklandığında, (Şems Suresi, 12)</text:p>
      <text:p text:style-name="P6">(Geldiklerinde de) Size karşı <text:span text:style-name="T12">'cimri ve bencildirler.'</text:span> Şayet korku gelecek olsa, ölümden dolayı üstüne baygınlık çökmüş kimseler gibi gözleri dönerek sana bakmakta olduklarını görürsün. Korku gidince, hayra karşı oldukça düşkünlük göstererek sizi <text:span text:style-name="T12">keskin dilleriyle</text:span> (eleştirip inciterek) karşılarlar. İşte onlar iman etmemişlerdir; böylece Allah onların yaptıklarını boşa çıkarmıştır. Bu Allah'a göre pek kolaydır. (Ahzab Suresi, 19)</text:p>
      <text:p text:style-name="P6">Kavminin önde gelenlerinden büyüklük taslayanlar (müstekbirler) dediler ki: "Ey Şuayb, seni ve seninle birlikte iman edenleri ya ülkemizden sürüp-çıkaracağız veya mutlaka bizim dinimize geri döneceksiniz." (Şuayb:) "Biz istemesek de mi?" dedi. (Araf Suresi, 88)</text:p>
      <text:p text:style-name="P6">Şüphesiz, Allah'ın sana gösterdiği gibi insanlar arasında hükmetmen için biz sana Kitabı hak olarak indirdik. (Sakın) <text:span text:style-name="T12">Hain</text:span>lerin savunucusu olma. (Nisa Suresi, 105)</text:p>
      <text:p text:style-name="P6">Onların çoğunda 'verdikleri söze bağlılık' görmedik, ama onların çoğunu <text:span text:style-name="T12">fasık</text:span>lar (yoldan çıkanlar) olarak gördük. (Araf Suresi, 102)</text:p>
      <text:p text:style-name="P6">Orada yenilmiş oldular ve <text:span text:style-name="T12">küçük düşmüş</text:span>ler olarak tersyüz çevrildiler. (Araf Suresi, 119)</text:p>
      <text:p text:style-name="P6"><text:soft-page-break/>Onlara bir iyilik geldiği zaman "Bu bizim için" dediler; onlara bir kötülük isabet ettiğinde (bunu da) Musa ve beraberindekilerin bir <text:span text:style-name="T12">uğursuz</text:span>luğu olarak yorumlarlardı. Haberiniz olsun, Allah katında asıl uğursuz olanlar kendileridir; ama onların çoğu bilmezler. (Araf Suresi, 131)</text:p>
      <text:p text:style-name="P6">Bunun üzerine, ayrı ayrı mucizeler (ayetler) olarak üzerlerine tufan, çekirge, buğday güvesi, kurbağa ve kan musallat kıldık. Yine büyüklük tasladılar ve <text:span text:style-name="T12">suçlu-günahkar</text:span> bir kavim oldular. (Araf Suresi, 133)</text:p>
      <text:p text:style-name="P6">Yeryüzünde haksız yere <text:span text:style-name="T12">büyüklük taslayanları </text:span>ayetlerimden engelleyeceğim. Onlar her ayeti görseler bile ona inanmazlar; dosdoğru yolu (rüşd yolunu) da görseler, yol olarak benimsemezler, azgınlık yolunu, gördüklerinde ise onu yol olarak benimserler. Bu, onların ayetlerimizi yalanlamaları ve onlardan <text:span text:style-name="T12">gafil </text:span>olmaları dolayısıyladır. (Araf Suresi, 146)</text:p>
      <text:p text:style-name="P6">Şüphesiz, buzağıyı (tanrı) edinenlere Rablerinden bir gazab ve dünya hayatında bir zillet yetişecektir. İşte Biz, <text:span text:style-name="T12">'yalan düzüp-uyduranları' </text:span>böyle cezalandırırız. (Araf Suresi, 152)</text:p>
      <text:p text:style-name="P6">Şüphesiz, kitap ehlinden ve müşriklerden inkar edenler, içinde sürekli kalıcılar olmak üzere cehennem ateşindedirler. İşte onlar, <text:span text:style-name="T12">yaratılmışların en kötüleridir</text:span>. (Beyyine Suresi, 6)</text:p>
      <text:p text:style-name="P6">Onlar, kendisinden sakındırıldıkları 'şeyi yapmada ısrar edip başkaldırınca' onlara: <text:span text:style-name="T12">"Aşağılık maymunlar olunuz" </text:span>dedik. (Araf Suresi, 166)</text:p>
      <text:p text:style-name="P6">Onları yeryüzünde ayrı ayrı topluluklar olarak paramparça dağıttık. Kimileri salih (davranışlarda) bulunuyor, kimileri de bunların dışında olan <text:span text:style-name="T12">aşağılıklar</text:span>dır. Onları iyiliklerle ve kötülüklerle imtihan ettik, ki dönsünler. (Araf Suresi, 168)</text:p>
      <text:p text:style-name="P6">Onlara kendisine ayetlerimizi verdiğimiz kişinin haberini anlat. O, bundan sıyrılıp-uzaklaşmış, şeytan onu peşine takmıştı. O da sonunda <text:span text:style-name="T12">azgın</text:span>lardan olmuştu. (Araf Suresi, 175)</text:p>
      <text:p text:style-name="P6">Andolsun, cehennem için cinlerden ve insanlardan çok sayıda kişi yarattık (hazırladık). Kalbleri vardır bununla kavrayıp-anlamazlar, gözleri vardır bununla görmezler, kulakları vardır bununla işitmezler. Bunlar <text:span text:style-name="T12">hayvanlar gibidir, hatta daha aşağılıktırlar.</text:span> İşte bunlar <text:span text:style-name="T12">gafil </text:span>olanlardır. (Araf Suresi, 179)</text:p>
      <text:p text:style-name="P6"><text:span text:style-name="T12">(Şeytanın) Kardeşleri ise</text:span>, onları sapıklığa sürüklerler, sonra peşlerini bırakmazlar. (Araf Suresi, 202)</text:p>
      <text:p text:style-name="P6">O, <text:span text:style-name="T12">suçlu-günahkarlar </text:span>istemese de, hakkı gerçekleştirmek ve batılı geçersiz kılmak için (böyle istiyordu.) (Enfal Suresi, 8)</text:p>
      <text:p text:style-name="P6">Gerçek şu ki, Allah katında, <text:span text:style-name="T12">yerde debelenenler</text:span>in en kötüsü, (bir türlü) <text:span text:style-name="T12">akıl erdirmez olan sağırlar ve dilsizlerdir</text:span>. (Enfal Suresi, 22)</text:p>
      <text:p text:style-name="P6">İnsan, hayır istemekten bıkkınlık duymaz; fakat ona bir şer dokundu mu, artık o, <text:span text:style-name="T12">ye'se düşen bir umutsuz</text:span>dur. (Fussilet Suresi, 49)</text:p>
      <text:p text:style-name="P6">Onları görürsün; zilletten başları önlerine düşmüş bir halde, ona (ateşe) sunulurlarken göz ucuyla sezdirmeden bakarlar. İman edenler de: "Gerçekten <text:span text:style-name="T12">hüsrana uğrayan</text:span>lar, kıyamet günü hem kendi nefislerini, hem yakın akraba (veya yandaş)larını da hüsrana uğratmışlardır" dediler. Haberiniz olsun; gerçekten zalimler, kalıcı bir azap içindedirler. (Şura Suresi, 45)</text:p>
      <text:p text:style-name="P6">Sonra gerçekten siz, ey <text:span text:style-name="T12">sapık olan yalanlayıcılar</text:span>, (Vakıa Suresi, 51)</text:p>
      <text:p text:style-name="P6">Şeytan onları sarıp-kuşatmıştır; böylelikle onlara Allah'ın zikrini unutturmuştur. İşte onlar, şeytanın fırkasıdır. Dikkat edin; şüphesiz <text:span text:style-name="T12">şeytanın fırkası</text:span>, hüsrana uğrayanların ta kendileridir. (Mücadele Suresi, 19)</text:p>
      <text:p text:style-name="P6"><text:soft-page-break/>Münafıklık edenleri görmüyor musun ki, Kitap Ehlinden inkar eden kardeşlerine derler ki: "Andolsun, eğer siz (yurtlarınızdan) çıkarılacak olursanız, mutlaka biz de sizinle birlikte çıkarız ve size karşı olan hiç kimseye, hiçbir zaman itaat etmeyiz. "Eğer size karşı savaşılırsa elbette size yardım ederiz." Oysa Allah, şahidlik etmektedir ki onlar, gerçekten <text:span text:style-name="T12">yalancı</text:span>dırlar. (Haşr Suresi, 11)</text:p>
      <text:p text:style-name="P6">Hayır; çünkü o, Bizim ayetlerimize karşı <text:span text:style-name="T12">'kesin bir inatçı</text:span>dır." (Müddessir Suresi, 16)</text:p>
      <text:p text:style-name="P6"><text:span text:style-name="T12">'Mutsuz-bedbaht' </text:span>olan ondan kaçınır. (Ala Suresi, 11)</text:p>
      <text:p text:style-name="P6">Hayır; eğer o, (bu tutumuna) bir son vermeyecek olursa, andolsun, onu perçeminden tutup sürükleyeceğiz; O <text:span text:style-name="T12">yalancı, günahkar</text:span> olan alnından. (Alak Suresi, 15-16)</text:p>
      <text:p text:style-name="P6">Ey iman edenler, müşrikler ancak bir <text:span text:style-name="T12">pislik</text:span>tirler; öyleyse bu yıllarından sonra artık Mescid-i Haram'a yaklaşmasınlar. Eğer ihtiyaç içinde kalmaktan korkarsanız, Allah dilerse sizi kendi fazlından zengin kılar. Şüphesiz Allah bilendir, hüküm ve hikmet sahibidir. (Tevbe Suresi, 28)</text:p>
      <text:p text:style-name="P6">Ve andolsun, kendisine dokunan bir sıkıntıdan sonra, ona bir nimet taddırsak, kuşkusuz; "Kötülükler benden gidiverdi" der. Çünkü o, <text:span text:style-name="T12">şımarık</text:span>tır, <text:span text:style-name="T12">böbürlenen</text:span>dir. (Hud Suresi, 10)</text:p>
      <text:p text:style-name="P6">(Peygamberler) Fetih istediler, (sonunda) her <text:span text:style-name="T12">zorba inatçı</text:span> bozguna uğrayıp -yok oldu- gitti. (İbrahim Suresi, 15)</text:p>
      <text:p text:style-name="P6">Ve meleklere: "Adem'e secde edin" dedik. İblis hariç (hepsi) secde ettiler. O ise, <text:span text:style-name="T12">diretti ve kibirlendi</text:span>, (böylece) kafirlerden oldu. (Bakara Suresi, 34)</text:p>
      <text:p text:style-name="P6">İnkar edenlerin örneği bağırıp çağırmadan başka birşey işitmeyip (duyduğu veya bağırdığı şeyin anlamını bilmeyen ve sürekli) <text:span text:style-name="T12">haykıran (bir hayvan)</text:span>ın örneği gibidir. Onlar, <text:span text:style-name="T12">sağırdırlar, dilsizdirler, kördürler</text:span>; bundan dolayı akıl erdiremezler. (Bakara Suresi, 171)</text:p>
      <text:p text:style-name="P6">Yoksa sen, onların çoğunu (söz) işitir ya da aklını kullanır mı sayıyorsun? Onlar, ancak <text:span text:style-name="T12">hayvanlar gibidirler</text:span>; hayır, onlar yol bakımından daha şaşkın (ve aşağı)dırlar. (Furkan Suresi, 44)</text:p>
      <text:p text:style-name="P6">(Allah) Dedi: "<text:span text:style-name="T12">Kınanıp alçaltılmış</text:span> ve <text:span text:style-name="T12">kovulmuş</text:span> olarak ordan çık. Andolsun, onlardan kim seni izlerse, cehennemi sizlerle dolduracağım." (Araf Suresi, 18)</text:p>
      <text:p text:style-name="P6"><text:span text:style-name="T12">Büyüklük taslayanlar (müstekbirler</text:span> de şöyle) dedi: "Biz de, gerçekten sizin inandığınızı tanımayanlarız." (Araf Suresi, 76)</text:p>
      <text:p text:style-name="P6">Siz ikiniz (ey melekler), her <text:span text:style-name="T12">inatçı nankörü</text:span> atın cehennemin içine, Hayra engel olan, <text:span text:style-name="T12">saldırgan şüpheciyi</text:span>, (Kaf Suresi, 24-25)</text:p>
      <text:p text:style-name="P6">"Zikr (vahy) içimizden ona mı bırakıldı? Hayır, o çok yalan söyleyen, kendini beğenmiş bir şımarıktır." Onlar yarın, kimin <text:span text:style-name="T12">çok yalan söyleyen, kendini beğenmiş bir şımarık</text:span> olduğunu bilip-öğreneceklerdir. (Kamer Suresi, 25-26)</text:p>
      <text:p text:style-name="P6">Ve şüphesiz <text:span text:style-name="T12">facir</text:span> (kötü) olanlar da, elbette çılgınca yanan ateşin içindedirler. (İnfitar Suresi, 14)</text:p>
      <text:p text:style-name="P6">(Kıyametin) Geleceği günde, O'nun izni olmaksızın, hiç kimse söz söyleyemez. Artık onlardan kimi <text:span text:style-name="T12">'bedbaht ve mutsuz'</text:span>, (kimi de) mutlu ve bahtiyardır. (Hud Suresi, 105)</text:p>
      <text:p text:style-name="P6">'Yardım ve zafer' (nusret) ancak üstün ve güçlü, hüküm ve hikmet sahibi olan Allah'ın katındandır. (Ki bununla) İnkar edenlerin önde gelenlerinden bir kısmını kessin (helak etsin) ya da <text:span text:style-name="T12">'umutları suya düşmüşler</text:span> olarak onları' tepesi aşağı getirsin de geri dönüp gitsinler.' (Al-i İmran Suresi, 126-127)</text:p>
      <text:p text:style-name="P12"><text:soft-page-break/></text:p>
      <text:p text:style-name="P12"/>
      <text:h text:style-name="P38" text:outline-level="1">KURAN'DA MELEKLER</text:h>
      <text:p text:style-name="P16"/>
      <text:p text:style-name="P12"/>
      <text:h text:style-name="P29" text:outline-level="2">GÜÇ SAHİBİ MELEK: CEBRAİL</text:h>
      <text:p text:style-name="P6">Şüphesiz o (Kuran), üstün onur sahibi bir elçinin gerçekten (Allah'tan getirdiği) sözüdür; (Tekvir Suresi, 19)</text:p>
      <text:p text:style-name="P6">Dereceleri yükselten Arş'ın sahibi (Allah), 'toplanma ve buluşma' günü ile uyarıp-korkutmak için, kendi emrinden olan ruhu kullarından dilediğine indirir. (Mümin Suresi, 15)</text:p>
      <text:p text:style-name="P6">Ona (bu Kuran'ı) üstün (oldukça çetin) bir güç sahibi (Cebrail) öğretmiştir. (Ki O,) Görünümüyle çarpıcı bir güzelliğe sahiptir. Hemen doğruldu. (Necm Suresi, 5-6)</text:p>
      <text:p text:style-name="P6">Sonra onlardan yana (kendini gizleyen) bir perde çekmişti. Böylece ona ruhumuz (Cibril'i) göndermiştik, o da, düzgün bir beşer kılığında görünmüştü. Demişti ki: "Gerçekten ben, senden Rahman (olan Allah)a sığınırım. Eğer takva sahibiysen (bana yaklaşma)." Demişti ki: "Ben, yalnızca Rabbinden (gelen) bir elçiyim; sana tertemiz bir erkek çocuk armağan etmek için (buradayım)." O: "Benim nasıl bir erkek çocuğum olabilir? Bana hiçbir beşer dokunmamışken ve ben azgın, utanmaz (bir kadın) değilken" dedi. "İşte böyle" dedi. "Rabbin, dedi ki: 'Bu Benim için kolaydır. Onu insanlara bir ayet ve Bizden bir rahmet kılmak için (bu çocuk olacaktır)'." Ve iş de olup bitmişti. (Meryem Suresi, 17-21)</text:p>
      <text:p text:style-name="P12"/>
      <text:h text:style-name="P3" text:outline-level="3">Çarpıcı Bir Güzelliğe Sahip Olması</text:h>
      <text:p text:style-name="P6">Ona (bu Kur'an'ı) üstün (oldukça çetin) bir güç sahibi (Cebrail) öğretmiştir. (Ki O,) Görünümüyle çarpıcı bir güzelliğe sahiptir. Hemen doğruldu. (Necm Suresi, 5-6)</text:p>
      <text:p text:style-name="P12"/>
      <text:h text:style-name="P3" text:outline-level="3">Hz. Muhammed'in Cebrail'i Görmesi</text:h>
      <text:p text:style-name="P6">Andolsun, onu bir de diğer inişte görmüştü. Sidretü'l-Münteha'nın yanında. Ki Cennetü'l-Me'va onun yanındadır. Sidreyi örten örtmekte iken, Göz kayıp-şaşmadı ve (sınırı) aşmadı. Andolsun, o, Rabbinin en büyük ayetlerinden olanı gördü. <text:s/>(Necm Suresi, 13-18)</text:p>
      <text:p text:style-name="P12"/>
      <text:h text:style-name="P3" text:outline-level="3">Cebrail'in Ufukta Görülmesi</text:h>
      <text:p text:style-name="P6">Andolsun o (Peygamber), onu apaçık bir ufukta görmüştür. <text:s/>(Tekvir Suresi, 23)</text:p>
      <text:p text:style-name="P12"/>
      <text:h text:style-name="P3" text:outline-level="3">Cebrail'in Hz. Meryem'e Düzgün Bir Beşer Kılığında Gönderilmesi</text:h>
      <text:p text:style-name="P6">Sonra onlardan yana (kendini gizleyen) bir perde çekmişti. Böylece ona ruhumuz (Cibril'i) göndermiştik, o da, düzgün bir beşer kılığında görünmüştü. Demişti ki: "Gerçekten ben, senden Rahman (olan Allah)a <text:soft-page-break/>sığınırım. Eğer takva sahibiysen (bana yaklaşma)." Demişti ki: "Ben, yalnızca Rabbinden (gelen) bir elçiyim; sana tertemiz bir erkek çocuk armağan etmek için (buradayım)." (Meryem Suresi, 17-19)</text:p>
      <text:p text:style-name="P12"/>
      <text:h text:style-name="P29" text:outline-level="2">GÖZETLEYİCİ VE YAZICI İKİ MELEĞİN HER İNSANIN YANIBAŞINDA OLMASI</text:h>
      <text:p text:style-name="P6">Andolsun, insanı biz yarattık ve nefsinin ona ne vesveseler vermekte olduğunu biliriz. Biz ona şahdamarından daha yakınız. <text:s/>Onun sağında ve solunda oturan iki yazıcı kaydederlerken O, söz olarak (herhangi bir şey) söylemeyiversin, mutlaka yanında hazır bir gözetleyici vardır. (Kaf Suresi, 16-18)</text:p>
      <text:p text:style-name="P12"/>
      <text:h text:style-name="P29" text:outline-level="2">İKİŞER ÜÇER VE DÖRDER KANATLI ELÇİ MELEKLER</text:h>
      <text:p text:style-name="P6">Hamd, gökleri ve yeri yaratan, ikişer, üçer ve dörder kanatlı melekleri elçiler kılan Allah'ındır; O, yaratmada dilediğini arttırır. Şüphesiz Allah, herşeye güç yetirendir. (Fatır Suresi,1)</text:p>
      <text:p text:style-name="P12"/>
      <text:h text:style-name="P29" text:outline-level="2">CEHENNEMİN SERT VE GÜÇLÜ MELEKLERİ</text:h>
      <text:p text:style-name="P6">Ey iman edenler, kendinizi ve yakınlarınızı ateşten koruyun ki onun yakıtı insanlar ve taşlardır; üzerinde oldukça sert, güçlü melekler vardır. Allah kendilerine neyi emretmişse ona isyan etmezler ve emredildiklerini yerine getirirler. (Tahrim Suresi, 6)</text:p>
      <text:p text:style-name="P12"/>
      <text:h text:style-name="P29" text:outline-level="2">ALLAH'IN MAKAMINA SÜRESİ ELLİ BİN YIL OLAN BİR GÜNDE ÇIKMALARI</text:h>
      <text:p text:style-name="P6">Melekler ve Ruh (Cebrail), ona, süresi elli bin yıl olan bir günde çıkabilmektedir. (Mearic Suresi, 4)</text:p>
      <text:p text:style-name="P12"/>
      <text:h text:style-name="P29" text:outline-level="2">MELEKLERİN ŞAHİTLİĞİ</text:h>
      <text:p text:style-name="P6">O gün, onların hepsini birarada toplayacak (haşredecek), sonra meleklere diyecek ki: "Size tapanlar bunlar mıydı?" (Melekler) Derler ki: "Sen yücesin, bizim velimiz sensin, onlar değil. Hayır, onlar cinlere tapıyordu ve çoğu onlara iman etmişlerdi." (Sebe Suresi, 40-41)</text:p>
      <text:p text:style-name="P6">Fakat Allah, sana indirdiğiyle şahidlik eder ki, O, bunu kendi ilmiyle indirmiştir. Melekler de şahittirler. Şahid olarak Allah yeter. (Nisa Suresi, 166)</text:p>
      <text:p text:style-name="P6"><text:soft-page-break/>Allah, gerçekten kendisinden başka ilah olmadığına şahitlik etti; melekler ve ilim sahipleri de O'ndan başka ilah olmadığına adaletle şahitlik ettiler. Aziz ve Hakim olan O'ndan başka ilah yoktur. <text:s/>(Al-i İmran Suresi, 18)</text:p>
      <text:p text:style-name="P12"/>
      <text:h text:style-name="P29" text:outline-level="2">YAKINLAŞTIRILMIŞ MELEKLERİN ALLAH'A KULLUĞU</text:h>
      <text:p text:style-name="P6">Mesih ve yakınlaştırılmış (yüksek derece sahibi) melekler, Allah'a kul olmaktan kesinlikle çekimser kalmazlar. Kim O'na ibadet etmeye 'karşı çekimser' davranırsa ve büyüklenme gösterirse (bilmeli ki,) onların tümünü huzurunda toplayacaktır. (Nisa Suresi, 172)</text:p>
      <text:p text:style-name="P12"/>
      <text:h text:style-name="P29" text:outline-level="2">ARŞIN ETRAFINI ÇEVRELEYEN MELEKLER</text:h>
      <text:p text:style-name="P6">Melekleri de arşın etrafını çevirmişler olarak Rablerini hamd ile tesbih ettiklerini görürsün. Aralarında hak ile hüküm verilmiştir ve: "Alemlerin Rabbine hamdolsun" denilmiştir. (Zümer Suresi, 75)</text:p>
      <text:p text:style-name="P12"/>
      <text:h text:style-name="P29" text:outline-level="2">SAFLAR HALİNDE DİZİLEN VE TESBİH EDEN MELEKLER</text:h>
      <text:p text:style-name="P6">(Melekler der ki:) "Bizden her birimiz için belli bir makam vardır." "Biziz, o saflar halinde dizilmiş olanlar, gerçekten biziz." "Biziz, o tesbih edenler de, gerçekten biziz." (Saffat Suresi, 164-166)</text:p>
      <text:p text:style-name="P6">Gök gürültüsü O'nu hamd ile, melekler de O'na olan korkularından tesbih ederler.. O, yıldırımları gönderip bununla dilediğine çarpar; onlar ise Allah hakkında çekişip-tartışırlar. O, gücü (ve cezası) pek çetin olandır. <text:s/>(Rad Suresi, 13)</text:p>
      <text:p text:style-name="P6">Gökler, neredeyse üstlerinden çatlayıp-parçalanacaklar; melekler de Rablerini hamd ile tesbih ederler ve yerde olanlara mağfiret dilerler. Haberiniz olsun; gerçekten Allah, bağışlayan ve esirgeyen O'dur. (Şura Suresi, 5)</text:p>
      <text:p text:style-name="P12"/>
      <text:h text:style-name="P29" text:outline-level="2">HZ. ADEM'E SECDE EDEN MELEKLER</text:h>
      <text:p text:style-name="P6">Hani Rabbin, Meleklere: "Muhakkak ben, yeryüzünde bir halife var edeceğim" demişti. Onlar da: "Biz seni <text:s/>şükrünle yüceltir ve (sürekli) takdis ederken, orada bozgunculuk çıkaracak ve kanlar akıtacak birini mi var edeceksin?" dediler. (Allah:) "Şüphesiz sizin bilmediğinizi ben bilirim" dedi. Ve Adem'e isimlerin hepsini öğretti. Sonra onları meleklere yöneltip: "Eğer doğru sözlüyseniz, bunları bana isimleriyle haber verin" dedi. Dediler ki: "Sen yücesin, bize öğrettiğinden başka bizim hiçbir bilgimiz yok. Gerçekten sen, herşeyi bilen, hüküm ve hikmet sahibi olansın." (Allah:) "Ey Adem, bunları onlara isimleriyle haber ver" dedi. O, bunları onlara isimleriyle haber verince de dedi ki: "Size demedim mi, göklerin ve yerin gaybını gerçekten ben bilirim, gizli tuttuklarınızı ve açığa vurduklarınızı da ben bilirim." Ve meleklere: "Adem'e <text:soft-page-break/>secde edin" dedik. İblis hariç (hepsi) secde ettiler. O ise, diretti ve kibirlendi, (böylece) kafirlerden oldu. (Bakara Suresi, 30-34)</text:p>
      <text:p text:style-name="P12"/>
      <text:h text:style-name="P29" text:outline-level="2">MELEKLERİN RABLERİNDEN KORKMALARI VE EMROLUNDUKLARI ŞEYİ YAPMALARI</text:h>
      <text:p text:style-name="P6">Göklerde ve yerde olan ne varsa, canlılar ve melekler Allah'a secde ederler ve onlar büyüklük taslamazlar. Üstlerinden (her an bir azab göndermeye kadir olan) Rablerinden korkarlar ve emrolundukları şeyi yaparlar. (Nahl Suresi, 49-50)</text:p>
      <text:p text:style-name="P12"/>
      <text:h text:style-name="P29" text:outline-level="2">DİZİ DİZİ DURAN MELEKLER</text:h>
      <text:p text:style-name="P6">Rabbin (in buyruğu) geldiği ve melekler dizi dizi durduğu zaman; (Fecr Suresi, 22)</text:p>
      <text:p text:style-name="P12"/>
      <text:h text:style-name="P29" text:outline-level="2">İNANANLARIN KARANLIKLARDAN NURA ÇIKMALARI İÇİN DUA ETMELERİ</text:h>
      <text:p text:style-name="P6">Ey iman edenler, Allah'ı çokça zikredin. Ve O'nu sabah ve akşam tesbih edin. O'dur ki, sizi karanlıklardan nura çıkarmak için size rahmet etmekte; melekleri de (size dua etmektedir). O, mü'minleri çok esirgeyicidir. (Ahzab Suresi, 41-43)</text:p>
      <text:p text:style-name="P12"/>
      <text:h text:style-name="P29" text:outline-level="2">MELEKLERİN PEYGAMBERE SALAT ETMELERİ</text:h>
      <text:p text:style-name="P6">Şüphesiz, Allah ve melekleri Peygambere salat ederler. Ey iman edenler, siz de ona salat edin ve tam bir teslimiyetle ona selam verin. (Ahzab Suresi, 56)</text:p>
      <text:p text:style-name="P12"/>
      <text:h text:style-name="P29" text:outline-level="2">İMAN EDENLERİN ÜZERİNE MELEKLERİN İNMESİ VE ONLARI MÜJDELEMESİ</text:h>
      <text:p text:style-name="P6">Şüphesiz: "Bizim Rabbimiz Allah'tır" deyip sonra dosdoğru bir istikamet tutturanlar (yok mu); onların üzerine melekler iner (ve der ki:) "Korkmayın ve hüzne kapılmayın, size vadolunan cennetle sevinin." "Biz, dünya hayatında da, ahirette de sizin velileriniziz. Orda nefislerinizin arzuladığı herşey sizindir ve istediğiniz herşey de sizindir." "Çok bağışlayan, çok esirgeyen (Allah)tan bir ağırlanma olarak." (Fussilet Suresi, 30-32)</text:p>
      <text:p text:style-name="P12"/>
      <text:h text:style-name="P29" text:outline-level="2"><text:soft-page-break/>ALLAH'IN İNANANLARA MELEKLERLE YARDIMI</text:h>
      <text:p text:style-name="P6">Siz Rabbinizden yardım taleb ediyordunuz, O da: "Şüphesiz ben size birbiri ardınca bin melek ile yardım ediciyim" diye cevap vermişti. Allah, bunu, yalnızca bir müjde ve kalblerinizin tatmin bulması için yapmıştı; (yoksa) Allah'ın katından başkasında nusret (zafer ve yardım) yoktur. Hiç şüphesiz Allah üstün ve güçlü olandır, hüküm ve hikmet sahibidir. <text:s/>(Enfal Suresi, 9-10)</text:p>
      <text:p text:style-name="P6">Andolsun, siz güçsüz iken Allah size Bedir'de yardımıyla zafer verdi. Şu halde Allah'tan sakının, O'na şükredebilesiniz. Sen mü'minlere: "Rabbinizin size meleklerden indirilmiş üç bin kişiyle yardım-iletmesi size yetmez mi?" diyordun. Evet, eğer sabrederseniz, sakınırsanız ve onlar da aniden üstünüze çullanıverirlerse, Rabbiniz size meleklerden nişanlı beş bin kişiyle yardım ulaştıracaktır. Allah bunu (yardımı) size ancak bir müjde olsun ve kalpleriniz bununla tatmin bulsun diye yaptı. 'Yardım ve zafer' (nusret) ancak üstün ve güçlü, hüküm ve hikmet sahibi olan Allah'ın katındandır. (Ki bununla) İnkar edenlerin önde gelenlerinden bir kısmını kessin (helak etsin) ya da 'umutları suya düşmüşler olarak onları' tepesi aşağı getirsin de geri dönüp gitsinler.' (Al-i İmran Suresi, 123-127)</text:p>
      <text:p text:style-name="P6">Ey iman edenler, Allah'ın üzerinizdeki nimetini hatırlayın. Hani size ordular gelmişti; böylece biz de onların üzerine, bir rüzgar ve sizin görmediğiniz ordular göndermiştik. Allah, yaptıklarınızı görendir. (Ahzab Suresi, 9)</text:p>
      <text:p text:style-name="P12"/>
      <text:h text:style-name="P29" text:outline-level="2">MELEKLERİN KADİR GECESİ RABLERİNİN İZNİYLE YERYÜZÜNE İNMELERİ</text:h>
      <text:p text:style-name="P6">Gerçek şu ki, Biz onu <text:s/>kadir gecesinde indirdik. Kadir gecesinin ne olduğunu sana bildiren nedir? Kadir gecesi, bin aydan daha hayırlıdır. Melekler ve ruh, onda Rablerinin izniyle her bir iş için inerler. Fecrin çıkışına kadar bir esenliktir (selamdır) o. (Kadir Suresi, 1-5)</text:p>
      <text:p text:style-name="P12"/>
      <text:h text:style-name="P29" text:outline-level="2">İNKAR EDENLERE LANET ETMELERİ</text:h>
      <text:p text:style-name="P6">Şüphesiz, inkar edip kafir olarak ölenler, Allah'ın, meleklerin ve bütün insanların laneti bunların üzerinedir. (Bakara Suresi, 161)</text:p>
      <text:p text:style-name="P12"/>
      <text:h text:style-name="P29" text:outline-level="2">MELEKLERİN İKRAMA LAYIK GÖRÜLMÜŞ KULLAR OLMALARI</text:h>
      <text:p text:style-name="P6">"Rahman (olan Allah) çocuk edindi" dediler. O, (bu yakıştırmadan) yücedir. Hayır, onlar (melekler) ikrama layık görülmüş kullardır. Onlar sözle (bile olsa) O'nun önüne geçmezler ve onlar O'nun emriyle yapıp-etmektedirler. O, önlerindekini ve arkalarındakini bilir; onlar şefaat etmezler (kendisinden) hoşnut olunandan başka. Ve onlar, O'nun haşmetinden içleri titremekte olanlardır. Onlardan her kim: "Gerçekten ben, O'nun dışında bir ilahım" diyecek olsa, bu durumda biz onu cehennemle cezalandırırız. Zalimleri biz böyle cezalandırırız. (Enbiya Suresi, 26-29)</text:p>
      <text:p text:style-name="P12"><text:soft-page-break/></text:p>
      <text:h text:style-name="P29" text:outline-level="2">HZ. İBRAHİM'E GELEN MELEKLER</text:h>
      <text:p text:style-name="P6">Onlara İbrahim'in konuklarından haber ver. Yanına girdiklerinde "Selam" demişlerdi. O da: "Biz sizden korkmaktayız" demişti. Dediler ki: "Korkma biz sana bilgin bir çocuk müjdelemekteyiz." Dedi ki: "Bana ihtiyarlık gelip-çökmüşken mi müjdeliyorsunuz? Beni ne ile müjdelemektesiniz?" Dediler ki: "Seni gerçekle müjdeledik; öyleyse umut kesenlerden olma." Dedi ki: "Sapıklar dışında Rabbinin rahmetinden kim umut keser?" Dedi ki: "Ey elçiler, (bunun dışında, diğer) işiniz ne?" "Dediler ki: "Gerçekte biz, suçlu-günahkar olan bir topluluğa gönderildik." "Ancak Lut ailesi hariçtir; biz onların tümünü muhakkak kurtaracağız." "Ama karısını (kurtaracaklarımız) dışında tuttuk, o, geride kalanlardandır." (Hicr Suresi, 51-60)</text:p>
      <text:p text:style-name="P6">Andolsun, elçilerimiz İbrahim'e müjde ile geldikleri zaman; "Selam" dediler. O da: "Selam" dedi (ve) hemen gecikmeden kızartılmış bir buzağı getirdi. Ellerinin ona uzanmadığını görünce (İbrahim durumdan) hoşlanmadı ve içine bir tür korku düştü. Dediler ki: "Korkma. Biz Lut kavmine gönderildik." Karısı ayaktaydı, bunun üzerine güldü. Biz ona İshak'ı, İshak'ın arkasından da Yakub'u müjdeledik. "Vay bana" dedi (kadın). "Ben kocamış bir kadın iken ve şu kocam da bir ihtiyar iken doğuracak mıyım? Gerçekten bu, şaşırtıcı birşey!.." Dediler ki: "Allah'ın emrine mi şaşıyorsun? Allah'ın rahmeti ve bereketleri sizin üzerinizdedir, ey ev halkı şüphesiz O, övülmeye layık olandır, Mecid'tir." (Hud Suresi, 69-73)</text:p>
      <text:p text:style-name="P12"/>
      <text:h text:style-name="P29" text:outline-level="2">HZ. LUT'A GELEN MELEKLER</text:h>
      <text:p text:style-name="P6">Böylelikle elçiler Lut ailesine geldiklerinde, (Lut) Dedi ki: "Sizler gerçekten tanınmamış bir topluluksunuz." "Hayır" dediler. "Biz sana, onların hakkında kuşkuya kapıldıkları şeyle geldik." "Sana gerçeği getirdik, biz şüphesiz doğru söyleyenleriz." "Hemen aileni gecenin bir bölümünde yola çıkar, sen de onların ardından git ve sizden hiç kimse arkasına bakmasın; emrolunduğunuz yere gidin." (Hicr Suresi, 61-65)</text:p>
      <text:p text:style-name="P6">Elçilerimiz Lut'a geldikleri zaman o, bunlar dolayısıyla kötüleşti ve içi daraldı. Dediler ki: "Korkuya düşme ve hüzne kapılma. Karın dışında, seni ve aileni muhakak kurtaracağız. O ise, arkada kalacaktır." "Şüphesiz biz, fasıklık yapmalarından dolayı, bu ülke halkının üstüne gökten iğrenç bir azap indireceğiz." (Ankebut Suresi, 33-34)</text:p>
      <text:p text:style-name="P6">Elçilerimiz Lut'a geldiği zaman, onlardan dolayı kaygılandı, göğsünü bir sıkıntı bastı ve: Bu, zorlu bir gün" dedi. (Hud Suresi, 77)</text:p>
      <text:p text:style-name="P12"/>
      <text:h text:style-name="P29" text:outline-level="2">HZ. ZEKERİYA'YA GELEN MELEKLER</text:h>
      <text:p text:style-name="P6">O mihrapta namaz kılarken, melekler ona seslendi: "Allah, sana Yahya'yı müjdeler. O, Allah'tan olan bir kelimeyi (İsa'yı) doğrulayan, efendi, iffetli ve salihlerden bir Peygamberdir." Dedi ki: "Rabbim, bana gerçekten ihtiyarlık ulaşmışken ve karım da kısırken nasıl bir oğlum olabilir?" "Böyledir" dedi, "Allah dilediğini yapar." (Zekeriya) "Rabbim, bana bir alamet (ayet) ver." dedi. "Sana alamet, işaretleşme <text:soft-page-break/>dışında, insanlarla üç gün konuşmamandır. Rabbini çokça zikret ve akşam sabah O'nu tesbih et." dedi. (Al-i İmran Suresi, 39-41)</text:p>
      <text:p text:style-name="P6">(Allah buyurdu:) "Ey Zekeriya, şüphesiz Biz seni, adı Yahya olan bir çocukla müjdelemekteyiz; Biz bundan önce ona hiçbir adaş kılmamışız." Dedi ki: "Rabbim, karım kısır (bir kadın) iken, benim nasıl oğlum olabilir? Ben de yaşlılığın son basamağındayım." (Ona gelen melek:) "İşte böyle" dedi. "Rabbin dedi ki: - Bu benim için kolaydır, daha önce sen hiçbir şey değil iken, seni yaratmıştım." Dedi ki: "Rabbim, bana bir alamet (ayet) ver." Dedi ki: "Senin alametin, sapasağlam iken, üç tam gece insanlarla konuşmamandır." (Meryem Suresi, 7-10)</text:p>
      <text:p text:style-name="P12"/>
      <text:h text:style-name="P29" text:outline-level="2">HZ. MERYEM'E GELEN MELEKLER</text:h>
      <text:p text:style-name="P6">Hani melekler: "Meryem, şüphesiz Allah seni seçti, seni arındırdı ve alemlerin kadınlarına üstün kıldı," demişti. "Meryem, Rabbine gönülden itaatte bulun, secde et ve rüku edenlerle birlikte rüku et." Bunlar, gayb haberlerindendir; bunları sana vahyediyoruz. Onlardan hangisi Meryem'i sorumluluğuna alacak diye kalemleriyle kur'a atarlarken sen yanlarında değildin; çekişirlerken de yanlarında değildin. Hani Melekler, dediler ki: "Meryem, doğrusu Allah kendinden bir kelimeyi sana müjdelemektedir. Onun adı Meryemoğlu İsa Mesih'tir. O, dünyada ve ahirette 'seçkin, onurlu, saygındır' ve (Allah'a) yakın kılınanlardandır." "Beşikte de, yetişkinliğinde de insanlarla konuşacaktır. Ve O salihlerdendir." "Rabbim, bana bir beşer dokunmamışken, nasıl bir çocuğum olabilir?" dedi. (Fakat) Allah neyi dilerse yaratır. Bir işin olmasına karar verirse, yalnızca ona "ol" der, o da hemen oluverir." (Al-i İmran Suresi, 42-47)</text:p>
      <text:p text:style-name="P6">Sonra onlardan yana (kendini gizleyen) bir perde çekmişti. Böylece ona ruhumuz (Cibril'i) göndermiştik, o da, düzgün bir beşer kılığında görünmüştü. Demişti ki: "Gerçekten ben, senden Rahman (olan Allah)a sığınırım. Eğer takva sahibiysen (bana yaklaşma)." Demişti ki: "Ben, yalnızca Rabbinden (gelen) bir elçiyim; sana tertemiz bir erkek çocuk armağan etmek için (buradayım)." O: "Benim nasıl bir erkek çocuğum olabilir? Bana hiçbir beşer dokunmamışken ve ben azgın utanmaz (bir kadın) değilken" dedi. "İşte böyle" dedi. "Rabbin, dedi ki: -Bu Benim için kolaydır. Onu insanlara bir ayet ve Bizden bir rahmet kılmak için (bu çocuk olacaktır)." Ve iş de olup bitmişti. (Meryem Suresi, 17-21)</text:p>
      <text:p text:style-name="P12"/>
      <text:h text:style-name="P29" text:outline-level="2">ÖLÜM MELEKLERİ</text:h>
      <text:p text:style-name="P6">"Onun (insanın) önünden ve arkasından izleyenleri vardır, onu Allah'ın emriyle gözetip-korumaktadırlar. Gerçekten Allah, kendi nefis (öz)lerinde olanı değiştirip bozuncaya kadar, bir toplulukta olanı değiştirip-bozmaz. Allah bir topluluğa kötülük istedi mi, artık onu geri çevirmeye hiçbir (biçimde imkan) yoktur; onlar için O'ndan başka bir veli yoktur." (Rad Suresi, 11)</text:p>
      <text:p text:style-name="P6">"Öyleyse melekler, yüzlerine ve arkalarına vura vura canlarını aldıkları zaman nasıl olacak? İşte böyle; çünkü gerçekten onlar, Allah'ı gazablandıran şeye uydular ve O'nu razı edecek şeyleri çirkin karşıladılar; bundan dolayı (Allah,) amellerini boşa çıkardı" (Muhammed Suresi, 27-28)</text:p>
      <text:p text:style-name="P6">Melekler kendi nefislerine zulmedenlerin hayatına son verecekleri zaman derler ki: "Nerde idiniz?" Onlar: "Biz, yeryüzünde zayıf bırakılmışlar (müstaz'aflar) idik." derler. (Melekler de:) "Hicret etmeniz için Allah'ın arzı geniş değil miydi?" derler. İşte onların barınma yeri cehennemdir. Ne kötü yataktır o? (Nisa Suresi, 97)</text:p>
      <text:p text:style-name="P6"><text:soft-page-break/>Allah'a karşı yalan uydurup iftira düzenden veya kendisine hiçbir şey vahyolunmamışken "Bana da vahy geldi" diyen ve "Allah'ın indirdiğinin bir benzerini de ben indireceğim" diyenden daha zalim kimdir? Sen bu zalimleri, ölümün 'şiddetli sarsıntıları' sırasında meleklerin ellerini uzatarak onlara: "Canlarınızı (bu kıskıvrak yakalanıştan) çıkarın, bugün <text:s text:c="2"/>Allah'a karşı haksız olanı söylediğiniz ve O'nun ayetlerinden büyüklenerek (yüz çevirmeniz) dolayısıyla alçaltıcı bir azapla karşılık göreceksiniz" (dediklerinde) bir görsen... (Enam Suresi, 93)</text:p>
      <text:p text:style-name="P6">Ki melekler, kendi nefislerinin zalimleri olarak onların canlarını aldıklarında, "Biz hiçbir kötülük yapmıyorduk" diye teslim olurlar. Hayır, şüphesiz Allah, sizin neler yaptığınızı bilendir. Öyleyse içinde ebedi kalıcılar olarak cehennemin kapılarından girin. Büyüklük taslayanların konaklama yeri ne kötüdür. (Allah'tan) Sakınanlara: "Rabbiniz ne indirdi?" dendiğinde, "Hayır" dediler. Bu dünyada güzel davranışlarda bulunanlara güzellik vardır; ahiret yurdu ise daha hayırlıdır. Takva sahiplerinin yurdu ne güzeldir. Adn cennetleri; ona girerler, onun altından ırmaklar akar, içinde onların her diledikleri şey vardır. İşte Allah, takva sahiplerini böyle ödüllendirir. Ki melekler, güzellikle canlarını aldıklarında: "Selam size" derler. "Yaptıklarınıza karşılık olmak üzere cennete girin." (Küfre sapanlar) Kendilerine meleklerin gelmesinden veya Rabbinin emrinin gelmesinden başka birşey mi gözlüyorlar? Onlardan öncekiler de öyle yapmıştı. Allah onlara zulmetmedi, fakat onlar kendi nefislerine zulmediyorlardı. (Nahl Suresi, 28-33)</text:p>
      <text:p text:style-name="P12"/>
      <text:h text:style-name="P29" text:outline-level="2">YAZICI MELEKLER</text:h>
      <text:p text:style-name="P6">"Oysa gerçekten sizin üzerinizde koruyucular var, 'şerefli-üstün' yazıcılar. Her yapmakta olduğunuzu bilirler. (İnfitar Suresi, 10-12)</text:p>
      <text:p text:style-name="P6">"Onun (insanın) önünden ve arkasından izleyenleri vardır, onu Allah'ın emriyle gözetip-korumaktadırlar. Gerçekten Allah, kendi nefis (öz)lerinde olanı değiştirip bozuncaya kadar, bir toplulukta olanı değiştirip-bozmaz. Allah bir topluluğa kötülük istedi mi, artık onu geri çevirmeye hiçbir (biçimde imkan) yoktur; onlar için O'ndan başka bir veli yoktur." (Rad Suresi, 11)</text:p>
      <text:p text:style-name="P12"/>
      <text:h text:style-name="P29" text:outline-level="2">ARŞI TAŞIYAN MELEKLER</text:h>
      <text:p text:style-name="P6">Gök yarılıp-çatlamıştır; artık o gün, 'sarkmış-za'fa uğramıştır.' Melek(ler) ise, onun çevresi üzerindedir. O gün, Rabbinin arşını onların da üstünde sekiz (melek) taşır. (Hakka Suresi, 16-17)</text:p>
      <text:p text:style-name="P12"/>
      <text:h text:style-name="P29" text:outline-level="2">HARUT VE MARUT</text:h>
      <text:p text:style-name="P6">Ve onlar, Süleyman'ın mülkü (nübüvveti) hakkında şeytanların anlattıklarına uydular. Süleyman inkar etmedi; ancak şeytanlar inkar etti. Onlar, insanlara sihri ve Babil'deki iki meleğe Harut'a ve Marut'a indirileni öğretiyorlardı. Oysa o ikisi: "Biz, yalnızca bir fitneyiz, sakın inkar etme" demedikçe hiç kimseye (birşey) öğretmezlerdi. Fakat onlardan erkekle karısının arasını açan şeyi öğreniyorlardı. Oysa onunla Allah'ın izni olmadıkça hiç kimseye zarar veremezlerdi. Buna rağmen kendilerine zarar verecek ve yarar sağlamayacak şeyi öğreniyorlardı. Andolsun onlar, bunu satın alanın, ahiretten hiçbir payı olmadığını bildiler; kendi nefislerini karşılığında sattıkları şey ne kötü; bir bilselerdi. (Bakara Suresi, 102)</text:p>
      <text:p text:style-name="P12"><text:soft-page-break/></text:p>
      <text:h text:style-name="P29" text:outline-level="2">TABUTU TAŞIYAN MELEKLER</text:h>
      <text:p text:style-name="P6">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Peygamberleri, onlara (şöyle) dedi: "Onun hükümdarlığının belgesi, size Tabut'un gelmesi (olacaktır ki) onda Rabbinizden 'bir güven duygusu ve huzur' ile Musa ailesinden ve Harun ailesinden artakalanlar var; onu melekler taşır. Eğer inanmışlarsanız, bunda şüphesiz sizin için bir delil vardır." (Bakara Suresi, 247-248)</text:p>
      <text:p text:style-name="P12"/>
      <text:h text:style-name="P29" text:outline-level="2">KIYAMET GÜNÜNDE MELEKLER</text:h>
      <text:p text:style-name="P6">Göğün bulutlarla parçalanacağı ve meleklerin bir indirilme ile indirileceği gün; işte o gün, gerçek mülk, Rahman (olan Allah)ındır. İnkar edenler için oldukça zorlu bir gündür. (Furkan Suresi, 25-26)</text:p>
      <text:p text:style-name="P6">Rabbin(in buyruğu) geldiği ve melekler dizi dizi durduğu zaman; o gün, cehennem de getirilmiştir. İnsan o gün düşünüp-hatırlar, ancak (bu) hatırlamadan ona ne fayda? (Fecr Suresi, 22-23)</text:p>
      <text:p text:style-name="P6">İşte o gün, vakıa (bir gerçek olan kıyamet) artık vuku bulmuş (gerçekleşmiş)tur. Gök yarılıp-çatlamıştır; artık o gün, 'sarkmış-za'fa uğramıştır.' Melek(ler) ise, onun çevresi üzerindedir. O gün, Rabbinin arşını onların da üstünde sekiz (melek) taşır. (Hakka Suresi, 15-17)</text:p>
      <text:p text:style-name="P6">Ruh ve meleklerin saflar halinde duracakları gün; Rahman'ın kendilerine izin verdikleri dışında olanlar konuşmazlar. (Konuşacak olan da,) Doğruyu söyleyecektir. (Nebe Suresi, 38)</text:p>
      <text:p text:style-name="P12"/>
      <text:h text:style-name="P29" text:outline-level="2">CENNET MELEKLERİ</text:h>
      <text:p text:style-name="P6">Ki melekler, güzellikle canlarını aldıklarında: "Selam size" derler. "Yaptıklarınıza karşılık olmak üzere cennete girin." (Nahl Suresi, 32)</text:p>
      <text:p text:style-name="P6">Rablerinden korkup-sakınanlar da, cennete bölük bölük sevkedildiler. Sonunda oraya geldikleri zaman, kapıları açıldı ve onlara (cennetin) bekçileri dedi ki: "Selam üzerinizde olsun, hoş ve temiz geldiniz. Ebedi kalıcılar olarak ona girin." (Zümer Suresi, 73)</text:p>
      <text:p text:style-name="P6">Onlar, Adn cennetlerine girerler. Babalarından, eşlerinden ve soylarından 'salih davranışlarda' bulunanlar da (Adn cennetlerine girer). Melekler onlara her bir kapıdan girip (şöyle derler:) "Sabrettiğinize karşılık selam size. (Dünya) Yurdun(un) sonu ne güzel." (Rad Suresi, 23-24)</text:p>
      <text:p text:style-name="P12"/>
      <text:h text:style-name="P29" text:outline-level="2">CEHENNEM MELEKLERİ (BEKÇİLERİ)</text:h>
      <text:p text:style-name="P6">Onun üzerinde ondokuz vardır. Biz o ateşin koruyucularını meleklerden başkasını kılmadık. Ve onların sayısını inkar edenler için yalnızca bir fitne (konusu) yaptık ki, kendilerine kitap verilenler, kesin bir <text:soft-page-break/>bilgiyle inansın, iman edenlerin de imanları artsın; kendilerine kitap verilenler ve iman edenler (böylece) kuşkuya kapılmasın. Kalplerinde bir hastalık olanlar ile kafirler de şöyle desin: "Allah, bu örnekle neyi anlatmak istedi?" İşte Allah, dilediğini böyle şaşırtıp-saptırır, dilediğini böyle hidayete erdirir. Rabbinin ordularını kendisinden başka (hiç kimse) bilmez. Bu ise, beşer (insan) için yalnızca bir öğüttür. (Müddessir Suresi, 30-31)</text:p>
      <text:p text:style-name="P6">Ey iman edenler, kendinizi ve yakınlarınızı ateşten koruyun ki onun yakıtı insanlar ve taşlardır; üzerinde oldukça sert, güçlü melekler vardır. Allah kendilerine neyi emretmişse ona isyan etmezler ve emredildiklerini yerine getirirler. (Tahrim Suresi, 6)</text:p>
      <text:p text:style-name="P6">Öfkesinin-şiddetinden neredeyse patlayıp parçalanacak. Her bir grup içine atıldığında, bekçileri onlara sorar: "Size bir uyarıcı gelmedi mi?" (Mülk Suresi, 8)</text:p>
      <text:p text:style-name="P6">İnkar edenler, cehenneme bölük bölük sevkedildiler. Sonunda oraya geldikleri zaman, kapıları açıldı ve onlara (cehennemin) bekçileri dedi ki: "Size Rabbinizin ayetlerini okuyan ve bugünle karşılaşacağınızı (söyleyip) sizi uyaran elçiler gelmedi mi?" Onlar: "Evet." dediler. Ancak azap kelimesi kafirlerin üzerine hak oldu. Dediler ki: "İçinde ebedi kalıcılar olarak cehennemin kapılarından (içeri) girin. Büyüklüğe kapılanların konaklama yeri ne kötüdür." (Zümer Suresi, 71-72)</text:p>
      <text:p text:style-name="P6">(Cehennem bekçisine:) "Ey Malik (bekçi), Rabbin bizim işimizi bitirsin" diye haykırdılar. O: "Gerçek şu ki siz, (burada) kalacak kimselersiniz" dedi. "Andolsun, size hakkı getirdik, fakat sizin bir çoğunuz hakkı çirkin görüp-tiksinenlerdiniz." (Zuhruf Suresi, 77-78)</text:p>
      <text:p text:style-name="P12"/>
      <text:p text:style-name="P12"/>
      <text:h text:style-name="P38" text:outline-level="1">KURAN'DA CİNLER</text:h>
      <text:p text:style-name="P16"/>
      <text:p text:style-name="P16"/>
      <text:h text:style-name="P29" text:outline-level="2">CİNLER ALLAH'A İBADET İÇİN YARATILMIŞTIR</text:h>
      <text:p text:style-name="P6">Ben, cinleri ve insanları yalnızca Bana ibadet etsinler diye yarattım. (Zariyat Suresi, 56)</text:p>
      <text:p text:style-name="P12"/>
      <text:h text:style-name="P29" text:outline-level="2">CİNLER ATEŞTEN YARATILMIŞTIR</text:h>
      <text:p text:style-name="P6">Ve Cann'ı da daha önce 'nüfuz eden kavurucu' ateşten yaratmıştık. (Hicr Suresi, 27)</text:p>
      <text:p text:style-name="P12"/>
      <text:h text:style-name="P29" text:outline-level="2">CİNLER ASLA KURAN'IN BİR BENZERİNİ GETİREMEZLER</text:h>
      <text:p text:style-name="P6">De ki: "Eğer bütün ins ve cin (toplulukları), bu Kuran'ın bir benzerini getirmek üzere toplansa, -onların bir kısmı bir kısmına destekçi olsa bile- onun bir benzerini getiremezler." (İsra Suresi, 88)</text:p>
      <text:p text:style-name="P12"/>
      <text:h text:style-name="P29" text:outline-level="2">KURAN'DA CİN SURESİ</text:h>
      <text:p text:style-name="P6">De ki: "Bana gerçekten şu vahyolundu: Cinlerden bir grup dinleyip de şöyle demişler: -Doğrusu biz, (büyük) hayranlık uyandıran bir Kuran dinledik" "O (Kuran), 'gerçeğe ve doğruya' yöneltip-iletiyor. Bu yüzden ona iman ettik. Bundan böyle Rabbimize hiç kimseyi ortak koşmayacağız." Elbette, Rabbimizin şanı yücedir. O, ne bir eş edinmiştir, ne de bir çocuk." "Doğrusu şu: Bizim beyinsizlerimiz, Allah'a karşı 'bir sürü saçma şeyler' söylemişler." "Oysa biz, insanların ve cinlerin Allah'a karşı asla yalan söylemeyeceklerini sanmıştık." "Bir de şu gerçek var: İnsanlardan bazı adamlar, cinlerden bazı adamlara sığınırlardı. Öyle ki, onların azgınlıklarını arttırırlardı." "Ve onlar, sizin de sandığınız gibi Allah'ın hiç kimseyi kesin olarak diriltmeyeceğini sanmışlardı." "Doğrusu biz göğü yokladık; fakat onu güçlü koruyucular ve şihablarla kaplı (doldurulmuş) bulduk." "Oysa gerçekte biz, dinlemek için onun oturma yerlerinde otururduk. Ama şimdi kim dinleyecek olsa, (hemen) kendisini izleyen bir şihab bulur." "Doğrusu bilmiyoruz; yeryüzünde olanlara bir kötülük mü istendi, yoksa Rableri kendileri için (doğruya iletici) bir hayır mı diledi?" "Gerçek şu ki, bizden salih olanlar vardır ve bunun dışında (ya da aşağısında) olanlar da. Biz türlü türlü yolların fırkaları olmuşuz." "Biz şüphesiz, Allah'ı yeryüzünde asla aciz bırakamıyacağımızı, kaçmak suretiyle de O'nu hiçbir şekilde aciz bırakamayacağımızı anladık." "Elbette biz, o yol gösterici (Kuran'ı) işitince, ona iman ettik. Artık kim Rabbine iman ederse, o ne (ecrinin) eksileceğinden korkar ve ne de haksızlığa uğrayacağından." "Ve elbette bizden Müslüman olanlar da var, zulmedenler de. İşte (Allah'a) teslim olanlar, artık onlar 'gerçeği ve doğruyu' araştırıp-bulanlardır." Zulmedenler ise, onlar da cehennem için odun olmuşlardır. Eğer onlar (insanlar ve cinler), yol üzerinde 'dosdoğru bir istikamet tuttursalardı', mutlaka Biz onlara bol miktarda su içirir (tükenmez bir rızık ve <text:soft-page-break/>nimet verir)dik. Ki, kendilerini bununla denemek için. Kim Rabbinin zikrinden yüz çevirirse, (Allah), onu 'gittikçe şiddeti artan' bir azaba sürükler. Şüphesiz mescidler, (yalnızca) Allah'a aittir. Öyleyse, Allah ile beraber başka hiçbir şeye (ve kimseye) kulluk etmeyin (dua etmeyin, tapmayın).- Şu bir gerçek ki, Allah'ın kulu (olan Muhammed,) O'na dua (ibadet ve kulluk) için kalktığında, onlar (müşrikler,) neredeyse çevresinde keçeleşeceklerdi. De ki: "Ben gerçekten, yalnızca Rabbime dua ediyorum ve O'na hiç kimseyi (ve hiçbir şeyi) ortak koşmuyorum." De ki: "Doğrusu ben, sizin için ne bir zarar, ne de bir yarar (irşad) sağlayabilirim." De ki: "Muhakkak beni Allah'tan (gelebilecek bir azaba karşı) hiç kimse asla kurtaramaz ve O'nun dışında asla bir sığınak da bulamam." "(Benim görevim,) Yalnızca Allah'tan olanı ve O'nun gönderdiklerini tebliğ etmektir. Kim Allah'a ve O'nun elçisine isyan ederse, içinde ebedi kalıcılar olmak üzere onun için cehennem ateşi vardır." Sonunda onlar, kendilerine vadedileni gördükleri zaman, yardımcı olmak bakımından kim daha zayıfmış ve sayı bakımından kim daha azmış artık öğrenmiş olacaklardır." De ki: "Bilmiyorum, size vadedilen (kıyamet ve azap) yakın mı, yoksa Rabbim onun için uzun bir süre mi koymuştur?" O, gaybı bilendir. Kendi gaybını (görülmez bilgi hazinesini) kimseye açık tutmaz (ona muttali kılmaz.) Ancak elçileri (Peygamberleri) içinde razı olduğu (seçtikleri kimseler) başka. Çünkü O, bunun önüne ve arkasına izleyici (gözetleyici)ler dizer. Öyle ki onların, Rablerinden gelen risaleti (insanlara gönderilenleri) tebliğ ettiklerini bilsin. (Allah,) onların nezdinde olanları sarıp-kuşatmış ve herşeyi sayı olarak da sayıp-tespit etmiştir. (Cin Suresi,1-28)</text:p>
      <text:p text:style-name="P12"/>
      <text:h text:style-name="P29" text:outline-level="2">CİNLERİN GÜÇLERİ SINIRLIDIR</text:h>
      <text:p text:style-name="P6">Ey cin ve ins toplulukları, eğer göklerin ve yerin bucaklarından aşıp-geçmeye güç yetirebilirseniz, hemen aşın; ancak 'üstün bir güç (sultan)' olmaksızın aşamazsınız. Şu halde Rabbinizin hangi nimetlerini yalanlayabilirsiniz? İkinizin de üzerine ateşten yalın bir alev ve (bakır gibi erimiş) kıpkızıl bir duman salıverilir de 'kurtulup-başaramazsınız.' (Rahman Suresi, 33-35)</text:p>
      <text:p text:style-name="P12"/>
      <text:h text:style-name="P29" text:outline-level="2">İBLİS CİNLERDENDİR</text:h>
      <text:p text:style-name="P6">Hani meleklere: "Adem'e secde edin" demiştik; İblis'in dışında (diğerleri) secde etmişlerdi. O cinlerdendi, böylelikle Rabbinin emrinden dışarı çıkmıştı. Bu durumda Beni bırakıp onu ve onun soyunu veliler mi edineceksiniz? Oysa onlar sizin düşmanlarınızdır. (Bu,) Zalimler için ne kadar kötü bir (tercih) değiştirmedir. (Kehf Suresi, 50)</text:p>
      <text:p text:style-name="P12"/>
      <text:h text:style-name="P29" text:outline-level="2">CİNLERİN KENDİ TOPLULUKLARINA KURAN'LA TEBLİĞ YAPMALARI</text:h>
      <text:p text:style-name="P6">Hani cinlerden birkaçını, Kuran dinlemek üzere sana yöneltmiştik. Böylece onun huzuruna geldikleri zaman, dediler ki: "Kulak verin;" sonra bitirilince kendi kavimlerine <text:s/>uyarıcılar olarak döndüler. Dediler ki: "Ey kavmimiz, gerçekten biz, Musa'dan sonra indirilen, kendinden öncekileri doğrulayan bir kitap dinledik; hakka ve doğru olan yola yöneltip-iletmektedir." "Ey kavmimiz, Allah'a davet edene icabet edin ve O'na iman edin; günahlarınızdan bir kısmını bağışlasın ve sizi acı bir azaptan korusun." "Kim <text:soft-page-break/>Allah'a davet edene icabet etmezse, artık o, yeryüzünde (Allah'ı aciz bırakacak değildir ve onun O'ndan başka) velileri yoktur. İşte onlar, apaçık bir sapıklık içindedirler." (Ahkaf Suresi, 29-32)</text:p>
      <text:p text:style-name="P12"/>
      <text:h text:style-name="P29" text:outline-level="2">CİNLER DÜNYADA UYARILIP KORKUTULMUŞLARDIR</text:h>
      <text:p text:style-name="P6">Onların tümünü toplayacağı gün: "Ey cin topluluğu insanlardan çoğunu (ayartıp kendinize kullar) edindiniz" (diyecek). İnsanlardan onların dostları derler ki: "Rabbimiz, kimimiz kimimizden yararlandı ve bizim için tespit ettiğin süreye ulaştık." (Allah) Diyecek ki: "Allah'ın dilediği dışta olmak üzere, ateş sizin içinde süresiz kalacağınız konaklama yerinizdir." Şüphesiz Rabbin, hüküm ve hikmet sahibi olandır, bilendir. Böylece Biz, kazandıkları dolayısıyla zalimlerin bir kısmını bir kısmının başına geçiririz. Ey cin ve insan topluluğu, içinizden size ayetlerimi aktarıp-okuyan ve size bu karşı karşıya geldiğiniz gününüzle sizi uyarıp-korkutan elçiler gelmedi mi? Onlar: "Nefislerimize karşı şehadet ederiz" derler. Dünya hayatı onları aldattı ve gerçekten kafir olduklarına <text:s/>dair kendi nefislerine karşı şehadet ettiler. (Enam Suresi, 128-130)</text:p>
      <text:p text:style-name="P12"/>
      <text:h text:style-name="P29" text:outline-level="2">CİNLERİN ELÇİLERİN EMRİNDE OLMASI VE HİZMETLERİ</text:h>
      <text:p text:style-name="P6">Cinlerden İfrit: "Sen daha makamından kalkmadan, ben onu sana getirebilirim, ben gerçekten buna karşı kesin olarak güvenilir bir güce sahibim." dedi. (Neml Suresi, 39)</text:p>
      <text:p text:style-name="P6">Süleyman için de, sabah gidişi bir ay, akşam dönüşü bir ay (mesafe) olan rüzgara (boyun eğdirdik); erimiş bakır madenini ona sel gibi akıttık. Onun eli altında Rabbinin izniyle iş gören bir kısım cinler vardı. Onlardan kim Bizim emrimizden çıkıp-sapacak olsa, ona çılgın ateşin azabından tattırırdık. (Sebe Suresi, 12)</text:p>
      <text:p text:style-name="P6">(Hüdhüd'ün mektubu götürüp bırakmasından sonra Saba melikesi Belkıs:) Dedi ki: "Ey önde gelenler gerçekten bana oldukça önemli bir mektup bırakıldı." (Neml Suresi, 29)</text:p>
      <text:p text:style-name="P6">Şeytanları da; her bina ustasını ve dalgıç olanı. Ve (kötülük yapmamaları için) sağlam kementlerle birbirine bağlanmış diğerlerini. (Sad Suresi, 37-38)</text:p>
      <text:p text:style-name="P6">Süleyman'a cinlerden, insanlardan ve kuşlardan orduları toplandı ve bunlar bölükler halinde dağıtıldı. (Neml Suresi, 17)</text:p>
      <text:p text:style-name="P12"/>
      <text:h text:style-name="P29" text:outline-level="2">İNKARCILARIN ALLAH İLE CİNLER ARASINDA SOY BAĞI KURMASI</text:h>
      <text:p text:style-name="P6">Onlar, kendisiyle (Allah ile) cinler arasında bir soy bağı kurdular. Oysa andolsun, cinler de onların gerçekten (azap için getirilip) hazır bulundurulacaklarını bilmişlerdir. (Saffat Suresi, 158) </text:p>
      <text:p text:style-name="P12"><text:soft-page-break/></text:p>
      <text:h text:style-name="P29" text:outline-level="2">İNKARCILARIN, CİNLERİ ALLAH'A ORTAK KOŞMALARI</text:h>
      <text:p text:style-name="P6">Cinleri Allah'a ortak koştular. Oysa onları O yaratmıştır. Bir de hiçbir bilgiye dayanmaksızın O'na oğullar ve kızlar yakıştırıp-uydurdular. O ise nitelendiregeldikleri şeylerden yücedir, uzaktır. (Enam Suresi, 100)</text:p>
      <text:p text:style-name="P12"/>
      <text:h text:style-name="P29" text:outline-level="2">İNSANLARIN BAZILARININ CİNLERE TAPMASI</text:h>
      <text:p text:style-name="P6">(Melekler) Derler ki: "Sen yücesin, bizim velimiz sensin, onlar değil. Hayır, onlar cinlere tapıyordu ve çoğu onlara iman etmişlerdi." (Sebe Suresi, 41)</text:p>
      <text:p text:style-name="P12"/>
      <text:h text:style-name="P29" text:outline-level="2">CİNLERİN KALPLERE VESVESE VE ŞÜPHE DÜŞÜRMESİ</text:h>
      <text:p text:style-name="P6">'Sinsice, kalplere vesvese ve şüphe düşürüp duran' vesvesecinin şerrinden. Ki o, insanların göğüslerine vesvese verir (içlerine kuşku, kuruntu fısıldar); Gerek cinlerden, gerekse insanlardan (olan her hannas'tan Allah'a sığınırım). (Nas Suresi, 4-6)</text:p>
      <text:p text:style-name="P12"/>
      <text:h text:style-name="P29" text:outline-level="2">CİNLERDEN PEYGAMBERE DÜŞMANLIK YAPANLAR VARDIR</text:h>
      <text:p text:style-name="P6">Böylece her Peygambere, insan ve cin şeytanlarından bir düşman kıldık. Onlardan bazısı bazısını aldatmak için yaldızlı sözler fısıldarlar. Rabbin dileseydi bunu yapmazlardı. Öyleyse onları yalan olarak düzmekte olduklarıyla başbaşa bırak. (Enam Suresi, 112)</text:p>
      <text:p text:style-name="P12"/>
      <text:h text:style-name="P29" text:outline-level="2">KENDİLERİNE UYANLARIN ÜZERİNE KABUK GİBİ KAPLANIRLAR</text:h>
      <text:p text:style-name="P6">Biz onlara birtakım yakın-kimseleri 'kabuk gibi üzerlerine kaplattık,' onlar da, önlerinde ve -arkalarında olanları kendilerine süslü gösterdiler. Cinlerden ve insanlardan kendilerinden önce gelip-geçmiş ümmetlerde (yürürlükte tutulan azap) sözü onların üzerine hak oldu. Çünkü onlar, hüsrana uğrayan kimselerdi. (Fussilet Suresi, 25)</text:p>
      <text:p text:style-name="P12"/>
      <text:h text:style-name="P29" text:outline-level="2"><text:soft-page-break/>KIYAMET GÜNÜ CİNLER</text:h>
      <text:p text:style-name="P6">Sonra gök yarılıp yağ gibi erimiş olarak kıpkırmızı bir gül olduğu zaman; Şu halde Rabbinizin hangi nimetlerini yalanlayabilirsiniz? İşte o gün, ne insana, ne cinne günahından sorulmaz. (Rahman Suresi, 37-39)</text:p>
      <text:p text:style-name="P12"/>
      <text:h text:style-name="P29" text:outline-level="2">CİNLERDEN İNKAR EDENLER CEHENNEME GİRECEKLERDİR</text:h>
      <text:p text:style-name="P6">Eğer Biz dilemiş olsaydık, her bir nefse kendi hidayetini verirdik. Fakat Benden çıkan şu söz gerçekleşecektir: "Andolsun, cehennemi cinlerden ve insanlardan (İnkar edenlerle) tamamıyla dolduracağım." (Secde Suresi, 13)</text:p>
      <text:p text:style-name="P6">Andolsun, cehennem için cinlerden ve insanlardan çok sayıda kişi yarattık (hazırladık). Kalbleri vardır bununla kavrayıp-anlamazlar, gözleri vardır bununla görmezler, kulakları vardır bununla işitmezler. Bunlar hayvanlar gibidir, hatta daha aşağılıktırlar. İşte bunlar gafil olanlardır. (Araf Suresi, 179)</text:p>
      <text:p text:style-name="P6">(Allah) diyecek: "Cinlerden ve insanlardan sizden önce geçmiş ümmetlerle birlikte ateşe girin." Her bir ümmet girişinde kardeşini (kendi benzerini) lanetler. Nitekim hepsi birbiri ardınca orada toplanınca, en sonra yer alanlar, en önde gelenler için: "Rabbimiz, işte bunlar bizi saptırdı; öyleyse ateşten kat kat arttırılmış bir azap ver diyecekler. (Allah da:) "Hepsi için kat kattır. Ancak siz bilmezsiniz" diyecek. (Araf Suresi, 38)</text:p>
      <text:p text:style-name="P12"/>
      <text:p text:style-name="P12"/>
      <text:h text:style-name="P38" text:outline-level="1">KURAN'DA ZAMAN KAVRAMI</text:h>
      <text:h text:style-name="P39" text:outline-level="1"/>
      <text:h text:style-name="P29" text:outline-level="2">KURAN'DA ZAMANIN İZAFİYETİ</text:h>
      <text:h text:style-name="P3" text:outline-level="3">Allah'ın Yüz Yıl Ölü Bırakılıp Dirilttiği Kişi</text:h>
      <text:p text:style-name="P7">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bunu yapmamız) seni insanlara ibret-belgesi kılmamız içindir. Kemiklere de bir bak, nasıl biraraya getiriyoruz, sonra da onlara et giydiriyoruz?" dedi. O, kendisine (bunlar) apaçık belli olduktan sonra dedi ki: "(Artık şimdi) Biliyorum ki gerçekten Allah, herşeye güç yetirendir." (Bakara Suresi, 259)</text:p>
      <text:p text:style-name="P16"/>
      <text:h text:style-name="P3" text:outline-level="3">Kehf Ehli</text:h>
      <text:p text:style-name="P7">Böylelikle mağarada yıllar yılı onların kulaklarına vurduk (derin bir uyku verdik). Sonra iki gruptan hangisinin kaldıkları süreyi daha iyi hesap ettiğini belirtmek için onları uyandırdık. (Kehf Suresi, 11-12)</text:p>
      <text:p text:style-name="P7">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 ancak oldukça nazik davransın ve sakın sizi kimseye sezdirmesin." (Kehf Suresi,19)</text:p>
      <text:p text:style-name="P7">Onlar mağaralarında üç yüz yıl kaldılar ve dokuz (yıl) daha kattılar. De ki: "Ne kadar kaldıklarını Allah daha iyi bilir. Göklerin ve yerin gaybı O'nundur. O, ne güzel görmekte ve ne güzel işitmektedir. O'nun dışında onların bir velisi yoktur. Kendi hükmünde hiç kimseyi ortak kılmaz." (Kehf Suresi, 25-26)</text:p>
      <text:p text:style-name="P16"/>
      <text:h text:style-name="P3" text:outline-level="3">Ahirette Zamanın Dünyadakiyle Kıyaslanması</text:h>
      <text:p text:style-name="P7">Sur'a üfürüleceği gün, Biz suçlu-günahkarları o gün, (yüzleri kara, gözleri) gömgök (kaskatı ve kör) olarak' toplayacağız. (Dünyada) Yalnızca on (gün) kaldınız" diye kendi aralarında fısıldaşacaklar. Onların sözünü ettiklerini Biz daha iyi biliyoruz. Tutulan yol bakımından onların daha üst olanları ise: "Siz yalnızca bir gün kaldınız" derler. (Taha Suresi, 102-104)</text:p>
      <text:p text:style-name="P7">Dedi ki: "Yıl sayısı olarak yeryüzünde ne kadar kaldınız?" Dediler ki: "Bir gün ya da bir günün birazı kadar kaldık, sayanlara sor." Dedi ki: "Yalnızca az (bir zaman) kaldınız, gerçekten bir bilseydiniz," (Müminun Suresi, 112-114) </text:p>
      <text:p text:style-name="P7"><text:soft-page-break/>Artık sen sabret; Resullerden azim sahiplerinin sabrettikleri gibi. Onlar için de acele etme. Onlar, tehdit edildikleri şeyi (azabı) gördükleri gün, sanki gündüzün yalnızca bir saati kadar yaşamış(olacak)lardır. (Bu,) Bir tebliğdir. Artık fasık olan bir kavimden başkası yıkıma uğratılır mı? (Ahkaf Suresi, 35)</text:p>
      <text:p text:style-name="P7">Kıyamet-saatinin kopacağı gün, suçlu-günahkarlar, tek bir saatin dışında (dünya hayatı) yaşamadıklarına and içerler. İşte onlar böyle çevriliyorlardı. (Rum Suresi, 55)</text:p>
      <text:p text:style-name="P16"/>
      <text:h text:style-name="P3" text:outline-level="3">Allah Katında Bir Günün Bin Yıl Gibi Olması</text:h>
      <text:p text:style-name="P7">Onlar senden, azabın çarçabuk getirilmesini istiyorlar; Allah, va'dine kesin olarak muhalefet etmez. Gerçekten, senin Rabbinin katında bir gün, sizin saymakta olduklarınızdan bin yıl gibidir. (Hac Suresi, 47)</text:p>
      <text:p text:style-name="P16"/>
      <text:h text:style-name="P3" text:outline-level="3">Meleklerin Allah Katına Çıkma Süresi</text:h>
      <text:p text:style-name="P7">(Bu azap) Yüce makamlar sahibi olan Allah'tandır. Melekler ve Ruh (Cebrail), ona, süresi elli bin yıl olan bir günde çıkabilmektedir. (Mearic Suresi, 3-4)</text:p>
      <text:p text:style-name="P16"/>
      <text:h text:style-name="P29" text:outline-level="2">KURAN'DA BELİRTİLEN ZAMANLAR</text:h>
      <text:p text:style-name="P7">Şu halde onların söylediklerine karşı sabırlı ol, güneşin doğuşundan ve batışından önce Rabbini hamd ile tesbih et (yücelt). Gecenin bir bölümünde ve gündüzün uçlarında da tesbihte bulun ki hoşnut olabilesin. (Taha Suresi, 130)</text:p>
      <text:p text:style-name="P7">Öyleyse akşama girdiğiniz vakit de, sabaha erdiğiniz vakit de Allah'ı tesbih edip (yüceltin). Hamd O'nundur; göklerde ve yerde, günün sonunda ve öğleye erdiğiniz vakit de. (Rum Suresi, 17-18)</text:p>
      <text:p text:style-name="P7">Ve O'nu sabah ve akşam tesbih edin. (Ahzab Suresi, 42)</text:p>
      <text:p text:style-name="P9">Şu halde sen sabret. Gerçekten Allah'ın va'di haktır. Günahın için mağfiret dile; akşam ve sabah Rabbini hamd ile tesbih et. (Mümin Suresi, 55)</text:p>
      <text:p text:style-name="P7">Artık, Rabbinin hükmüne sabret; çünkü gerçekten sen, Bizim gözlerimizin önündesin. Ve her kalkışında Rabbini hamd ile tesbih et. Gecenin bir bölümünde ve yıldızların batışının ardında da O'nu tesbih et. (Tur Suresi, 48-49)</text:p>
      <text:p text:style-name="P7">Gündüzün iki tarafında ve gecenin (gündüze) yakın saatlerinde namazı kıl. Şüphesiz iyilikler, kötülükleri giderir. Bu, öğüt alanlara bir öğüttür. (Hud Suresi, 114)</text:p>
      <text:p text:style-name="P7">Güneşin sarkmasından gecenin kararmasına kadar namazı kıl, fecir vakti (namazda okunan) Kuran'ı, işte o, şahid olunandır. Gecenin bir kısmında kalk, sana ait nafile olarak onunla (Kuran'la) namaz kıl. Umulur ki Rabbin seni övülmüş bir makama ulaştırır. (İsra Suresi, 78)</text:p>
      <text:p text:style-name="P16"/>
      <text:h text:style-name="P3" text:outline-level="3"><text:soft-page-break/>Kuran'da Gece ve Gündüzün Geçtiği Ayetler</text:h>
      <text:p text:style-name="P7">De ki: "Gece ve gündüz sizi Rahman (olan Allah)tan kim koruyabilir?" Hayır, onlar Rablerini zikirden yüz çevirenlerdir. (Enbiya Suresi, 42)</text:p>
      <text:p text:style-name="P7">Buna (ayetlerime) karşı büyüklük taslayarak; gece vakti de hezeyanlar sergiliyordunuz. (Müminun Suresi, 67)</text:p>
      <text:p text:style-name="P7">O, geceyi sizin için bir elbise, uykuyu bir dinlenme ve gündüzü de yayılıp-çalışma (zamanı) kılandır. (Furkan Suresi, 47)</text:p>
      <text:p text:style-name="P7">O, gece ile gündüzü birbiri ardınca kılandır; öğüt alıp-düşünmek isteyenler ya da şükretmek isteyenler için. (Furkan Suresi, 62)</text:p>
      <text:p text:style-name="P7">Görmediler mi, Biz geceyi onda sükun bulmaları için, gündüzü de aydınlık(la görsünler) diye yarattık. Şüphesiz, iman eden bir kavim için bunda ayetler vardır. (Neml Suresi, 86)</text:p>
      <text:p text:style-name="P7">De ki: "Gördünüz mü söyleyin; Allah, kıyamet gününe kadar geceyi sizin üzerinizde kesintisizce sürdürecek olsa, Allah'ın dışında size aydınlık verecek ilah kimdir? Yine de dinlemeyecek misiniz?" De ki: "Gördünüz mü söyleyin, Allah kıyamet gününe kadar gündüzü sizin üzerinizde kesintisizce sürdürecek olsa Allah'ın dışında size içinde dinleneceğiniz geceyi getirecek ilah kimdir? Yine de görmeyecek misiniz? Kendi rahmetinden olmak üzere O, sizin için, dinlenmeniz ve O'nun fazlından (geçiminizi) aramanız için geceyi ve gündüzü var etti. Umulur ki şükredersiniz. (Kasas Suresi, 71-73)</text:p>
      <text:p text:style-name="P7">Geceleyin ve gündüzün uyumanız ile O'nun fazlından (geçiminizi temin için rızkınızı) aramanız, O'nun ayetlerindendir. Şüphesiz işitebilen bir kavim için gerçekten ayetler vardır. (Rum Suresi, 23) </text:p>
      <text:p text:style-name="P7">Görmüyor musun ki, gerçekten Allah, geceyi gündüze bağlayıp-katar, gündüzü de geceye bağlayıp-katar. Güneş ile Ay'ı emre amade kılmıştır. Her biri, adı konulmuş bir süreye kadar akıp gider. Allah yaptıklarınızdan haberdardır. (Lokman Suresi, 29)</text:p>
      <text:p text:style-name="P7">(Allah) Geceyi gündüze bağlayıp-katar, gündüzü de geceye bağlayıp-katar; Güneşi ve Ay'ı emre amade kılmıştır, her biri adı konulmuş bir süreye kadar akıp gitmektedir. İşte bunları (yaratıp düzene koyan) Allah sizin Rabbinizdir; mülk O'nundur. O'ndan başka taptıklarınız ise, 'bir çekirdeğin incecik zarına' bile malik olamazlar. (Fatır Suresi, 13)</text:p>
      <text:p text:style-name="P7">Gece de kendileri için bir ayettir. Gündüzü ondan sıyırıp yüzeriz, hemen artık karanlıkta kalıvermişlerdir. (Yasin Suresi, 37)</text:p>
      <text:p text:style-name="P9">Gökleri ve yeri hak olarak yarattı. Geceyi gündüzün üstüne sarıp-örtüyor, gündüzü de gecenin üstüne sarıp-örtüyor. Güneşe ve aya boyun eğdirdi. Her biri adı konulmuş bir ecele (süreye) kadar akıp gitmektedir. Haberin olsun; üstün ve güçlü olan, bağışlayan O'dur. (Zümer Suresi, 5)</text:p>
      <text:p text:style-name="P7">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6"/>
      <text:h text:style-name="P3" text:outline-level="3"><text:soft-page-break/>Meleklerin Tesbihi</text:h>
      <text:p text:style-name="P7">Şayet onlar büyüklenecek olurlarsa, Rabbinin katında bulunanlar, O'nu gece ve gündüz tesbih ederler ve (bundan) bıkkınlık duymazlar. (Fussilet Suresi, 38)</text:p>
      <text:p text:style-name="P16"/>
      <text:h text:style-name="P3" text:outline-level="3">Hz. Musa'nın Firavun'a Verdiği Vakit </text:h>
      <text:p text:style-name="P7">Dedi ki: "Ey Musa, sen bizi sihrinle yurdumuzdan sürüp çıkarmaya mı gelmiş bulunuyorsun?" "Madem böyle, biz de sana buna benzer bir sihirle geleceğiz; şimdi sen, bir 'buluşma zamanı ve yeri' tespit et, bizim de, senin de karşı olamayacağımız açık, geniş bir yer olsun" dedi. (Musa) Dedi ki: "Buluşma zamanımız, (ülkenin ulusal) bayram günü ve insanların toplanacağı kuşluk vakti (olsun)." (Taha Suresi, 57-59)</text:p>
      <text:p text:style-name="P16"/>
      <text:h text:style-name="P3" text:outline-level="3">Hz. Musa'nın Kavmini Gece Yürüyüşe Çıkarması</text:h>
      <text:p text:style-name="P7">Andolsun, Biz Musa'ya vahyetmiştik: "Kullarımı geceleyin yürüyüşe geçir, onlara denizde kuru bir yol aç, yetişilmekten korkmadan ve endişeye kapılmadan." (Taha Suresi, 77)</text:p>
      <text:p text:style-name="P16"/>
      <text:h text:style-name="P3" text:outline-level="3">Firavun'un Ordusunun <text:s/>Hz. Musa ve Kavmini İzlemeye Başladığı Vakit</text:h>
      <text:p text:style-name="P7">Böylece (Firavun ve ordusu) güneşin doğuş vakti onları izlemeye koyuldular. (Şuara Suresi, 60)</text:p>
      <text:p text:style-name="P16"/>
      <text:h text:style-name="P3" text:outline-level="3">Hz. Zekeriya'nın Üç Gece İnsanlarla Konuşmaması</text:h>
      <text:p text:style-name="P7">Dedi ki: "Rabbim, bana bir alamet (ayet) ver." Dedi ki: "Senin alametin, sapasağlam iken, üç tam gece insanlarla konuşmamandır." Böylelikle (Zekeriya) mescidten kavminin karşısına çıkıp onlara (şu anlamları) işaret etti: "Sabah akşam tesbih edin." (Meryem Suresi, 10-11)</text:p>
      <text:p text:style-name="P16"/>
      <text:h text:style-name="P3" text:outline-level="3">Hz. Süleyman'ın Emrine Verilen Rüzgar </text:h>
      <text:p text:style-name="P7">Süleyman için de, sabah gidişi bir ay, akşam dönüşü bir ay (mesafe) olan rüzgara (boyun eğdirdik); erimiş bakır madenini ona sel gibi akıttık. Onun eli altında Rabbinin izniyle iş gören bir kısım cinler vardı. Onlardan kim Bizim emrimizden çıkıp-sapacak olsa, ona çılgın ateşin azabından tattırırdık. (Sebe Suresi, 12)</text:p>
      <text:p text:style-name="P16"/>
      <text:h text:style-name="P3" text:outline-level="3">Kuran'da Yemek Vakti</text:h>
      <text:p text:style-name="P7">Ey iman edenler (rastgele) Peygamberin evlerine girmeyin, (Bir başka iş için girmişseniz ille de) yemek vaktini beklemeyin. (Ama yemeğe) çağrıldığınız zaman girin, yemeği yiyince dağılın ve (uzun) söze dalmayın. Gerçekten bu, Peygambere eziyet vermekte ve o da sizden utanmaktadır; oysa Allah, hak(kı <text:soft-page-break/>açıklamak)tan utanmaz. Onlardan (Peygamberin eşlerinden) birşey isteyeceğiniz zaman, perde arkasından isteyin. Bu, sizin kalpleriniz için de, onların kalpleri için de daha temizdir. Allah'ın Resûlü'ne eziyet vermeniz ve ondan sonra eşlerini nikahlamanız size ebedi olarak (helal) olmaz. Çünkü böyle yapmanız, <text:s text:c="2"/>Allah katında çok büyük (bir günah)tır. (Ahzab Suresi, 53)</text:p>
      <text:p text:style-name="P16"/>
      <text:h text:style-name="P3" text:outline-level="3">Uyarılıp, Korkutulanların Sabahı</text:h>
      <text:p text:style-name="P7">Fakat (azap) onların sahasına indiği zaman uyarılıp-korkutulanların sabahı ne kötü olur. (Saffat Suresi, 177)</text:p>
      <text:p text:style-name="P16"/>
      <text:h text:style-name="P3" text:outline-level="3">Şeytanın, Kıyamet Gününe Kadar İzin İstemesi</text:h>
      <text:p text:style-name="P7">"Ve şüphesiz, din (kıyametteki hesap) gününe kadar benim lanetim senin üzerinedir." Dedi ki: "Rabbim, öyleyse onların dirilecekleri güne kadar bana süre tanı." Dedi ki: "O halde, süre tanınanlardansın. Bilinen vaktin gününe kadar." (Sad Suresi, 78-81)</text:p>
      <text:p text:style-name="P16"/>
      <text:h text:style-name="P3" text:outline-level="3">Kıyamet Saatinin Yaklaşarak Gelmesi</text:h>
      <text:p text:style-name="P7">Şüphesiz kıyamet-saati, yaklaşarak gelmektedir; bunda hiçbir kuşku yok. Ancak insanların çoğu iman etmiyorlar. Rabbiniz dedi ki: "Bana dua edin, size icabet edeyim. Doğrusu Bana ibadet etmekten büyüklenen (müstekbir)ler; cehenneme boyun bükmüş kimseler olarak gireceklerdir. Allah, kendisinde sükun bulmanız için geceyi, aydınlık olarak da gündüzü sizin için var etti. Şüphesiz Allah, insanlara karşı (sınırsız) bir fazl sahibidir. Ancak insanların çoğu şükretmiyorlar. (Mümin Suresi, 59-61)</text:p>
      <text:p text:style-name="P7">Gerçek şu ki, kıyamet-saati yaklaşarak gelmektedir, onda şüphe yoktur. Gerçekten Allah kabirlerde olanları diriltecektir. (Hac Suresi, 7)</text:p>
      <text:p text:style-name="P16"/>
      <text:h text:style-name="P3" text:outline-level="3">Kıyamet Saati</text:h>
      <text:p text:style-name="P7">İnkâr edenler, dediler ki: "Kıyamet-saati bize gelmez." De ki: "Hayır, gaybı bilen Rabbime andolsun, o muhakkak size gelecektir. Göklerde ve yerde zerre ağırlığınca hiçbir şey O'ndan uzak (saklı) kalmaz. Bundan daha küçük olanı da, daha büyük olanı da, istisnasız, mutlaka apaçık bir kitapta (yazılı)dır." (Sebe Suresi, 3)</text:p>
      <text:p text:style-name="P7">İnkar edenler ise, kıyamet-saati onlara apansız gelinceye veya kesintiye uğramış (akim, verimsiz) bir günün azabı onlara yetişinceye kadar ondan (Kur'an'dan) yana şüphe içinde sür-git kalacaklardır. (Hac Suresi, 55)</text:p>
      <text:p text:style-name="P7">Kıyamet-saatinin kopacağı gün, suçlu-günahkarlar umutsuzca yıkılırlar. (Rum Suresi, 12)</text:p>
      <text:p text:style-name="P7">Kıyamet-saatinin kopacağı gün, (mü'minlerle kafirler birbirlerinden) ayrılırlar. (Rum Suresi, 14)</text:p>
      <text:p text:style-name="P7">Kıyamet-saatinin kopacağı gün, suçlu-günahkarlar, tek bir saatin dışında (dünya hayatı) yaşamadıklarına and içerler. İşte onlar böyle çevriliyorlardı.. (Rum Suresi, 55)</text:p>
      <text:p text:style-name="P16"/>
      <text:p text:style-name="P16"><text:soft-page-break/></text:p>
      <text:h text:style-name="P38" text:outline-level="1">KURAN'DA GAYB KAVRAMI</text:h>
      <text:p text:style-name="P16"/>
      <text:p text:style-name="P16"/>
      <text:h text:style-name="P30" text:outline-level="2">GAYBI ALLAH'TAN BAŞKASI BİLEMEZ</text:h>
      <text:p text:style-name="P6">De ki: "Göklerde ve yerde gaybı Allah'tan başka kimse bilmez. Onlar ne zaman dirileceklerinin şuuruna varmıyorlar." Hayır, onların ahiret konusundaki bilgileri 'ard arda toplanıp pekiştirildi,' hayır, onlar bundan bir kuşku içindedirler; hayır, onlar bundan yana kördürler. (Neml Suresi, 65-66)</text:p>
      <text:p text:style-name="P7">Bir de derler ki: "Rabbinden üzerine bir ayet (mucize) indirilse ya!.." De ki: "Gayb yalnızca Allah'ındır, siz bekleyedurun; ben de sizlerle birlikte bekleyenlerdenim." (Yunus Suresi, 20)</text:p>
      <text:p text:style-name="P7">"Ben size Allah'ın hazineleri yanımdadır demiyorum, gaybı da bilmiyorum. Melek olduğumu söylemiyorum ve gözlerinizin aşağılık gördüklerine, Allah kesin olarak bir hayır vermez de demiyorum. Nefislerinde olanı Allah daha iyi bilir. Bu durumda (bunun aksini yaparsam) gerçekten o zaman zalimlerdenim (demek)dir." <text:s/>(Hud Suresi, 31)</text:p>
      <text:p text:style-name="P7">İnkâr edenler, dediler ki: "Kıyamet-saati bize gelmez." De ki: "Hayır, gaybı bilen Rabbime andolsun, o muhakkak size gelecektir. Göklerde ve yerde zerre ağırlığınca hiçbir şey O'ndan uzak (saklı) kalmaz. Bundan daha küçük olanı da, daha büyük olanı da, istisnasız, mutlaka apaçık bir kitapta (yazılı)dır." (Çünkü O) iman edip salih amellerde bulunanları ödüllendirecek. İşte mağfiret ve üstün rızık onlarındır. (Sebe Suresi, 3-4)</text:p>
      <text:p text:style-name="P7">Şüphesiz Allah, göklerin ve yerin gaybını bilendir. Gerçek şu ki O, sinelerin özünde (saklı) olanı bilir. (Fatır Suresi, 38)</text:p>
      <text:p text:style-name="P7">Kıyamet-saatinin ilmi O'na döndürülür. O'nun ilmi olmaksızın, hiçbir meyve tomurcuğundan çıkmaz, hiçbir dişi gebe kalmaz ve doğurmaz da. Onlara: "Benim ortaklarım nerede" diye sesleneceği gün, dediler ki: "Sana arzettik ki, bizden hiçbir şahid yok." (Fussilet Suresi, 47)</text:p>
      <text:p text:style-name="P7">Gaybın ilmi onun yanında da o mu görüyor? (Necm Suresi, 35)</text:p>
      <text:p text:style-name="P7">Eğer onlara dua ederseniz, duanızı işitmezler, işitseler bile size cevap veremezler. Kıyamet gününde ise, sizin şirk koşmanızı tanımayacaklardır. (Bunu herşeyden) Haberi olan Allah gibi sana (hiç kimse) haber vermez. (Fatır Suresi, 14)</text:p>
      <text:p text:style-name="P16"/>
      <text:h text:style-name="P30" text:outline-level="2">LEVH-İ MAHFUZ: HERŞEYİN OLDUĞU APAÇIK KİTAP</text:h>
      <text:p text:style-name="P6">Ve şüphesiz, senin Rabbin, sinelerinin gizli tuttuklarını ve açığa vurduklarını kesin olarak bilmektedir. Gökte ve yerde gizli olan hiçbir şey yoktur ki, apaçık olan bir kitapta (Levh-i Mahfuz'da) olmasın. (Neml Suresi, 74-75)</text:p>
      <text:p text:style-name="P7"><text:soft-page-break/>De ki: "Ey gökleri ve yeri yaratan, gaybı ve müşahede edilebileni bilen Allah'ım. Anlaşmazlığa düştükleri şeylerde, kullarının arasında sen hüküm vereceksin." (Zümer Suresi, 46)</text:p>
      <text:p text:style-name="P7">Hayır; o (Kitap), 'şerefli-üstün' olan bir Kur'an'dır; Levh-i Mahfuz'dadır. (Buruc Suresi, 21-22)</text:p>
      <text:p text:style-name="P16"/>
      <text:h text:style-name="P30" text:outline-level="2">ALLAH GAYBIN BİLGİSİNİ DİLEDİĞİNE VERİR</text:h>
      <text:p text:style-name="P6">Bunlar: Sana vahyettiğimiz gayb haberlerindendir. Bunları sen ve kavmin bundan önce bilmiyordun. Şu halde sabret. Şüphesiz (güzel olan) sonuç takva sahiplerinindir. (Hud Suresi, 49)</text:p>
      <text:p text:style-name="P7">Eğer onlara dua ederseniz, duanızı işitmezler, işitseler bile size cevap veremezler. Kıyamet gününde ise, sizin şirk koşmanızı tanımayacaklardır. (Bunu herşeyden) Haberi olan Allah gibi sana (hiç kimse) haber vermez. (Fatır Suresi, 14)</text:p>
      <text:p text:style-name="P7">Bu, sana (ey Muhammed) vahyettiğimiz gayb haberlerindendir. Yoksa onlar, (Yusuf'un kardeşleri) o hileli-düzeni kurarlarken, yapacakları işe topluca karar verdikleri zaman sen yanlarında değildin. (Yusuf Suresi, 102)</text:p>
      <text:p text:style-name="P7">Bunlar, gayb haberlerindendir; bunları sana vahyediyoruz. Onlardan hangisi Meryem'i sorumluluğuna alacak diye kalemleriyle kur'a atarlarken sen yanlarında değildin; çekişirlerken de yanlarında değildin. (Al-i İmran Suresi, 44)</text:p>
      <text:p text:style-name="P16"/>
      <text:h text:style-name="P29" text:outline-level="2"><text:span text:style-name="T1">ALLAH'IN KEHF EHLİ HAKKINDA KURAN'DA </text:span>VERDİĞİ HABERLER</text:h>
      <text:p text:style-name="P6">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 ancak oldukça nazik davransın ve sakın sizi kimseye sezdirmesin." (Kehf Suresi, 19)</text:p>
      <text:p text:style-name="P7">(Sonra gelen kuşaklar) Diyecekler ki: "Üç'tüler, onların dördüncüsü köpekleridir." Ve: "Beştiler, onların altıncısı köpekleridir" diyecekler. (Bu,) Bilinmeyene (gayba) taş atmaktır. "Yedidirler, onların sekizincisi köpekleridir" diyecekler. De ki: "Rabbim, onların sayısını daha iyi bilir, onları pek az (insan) dışında kimse bilemez." Öyleyse onlar konusunda açıkta olan bir tartışmadan başka tartışma ve onlar hakkında bunlardan hiç kimseye birşey sorma. (Kehf Suresi, 22)</text:p>
      <text:p text:style-name="P7">De ki: "Ne kadar kaldıklarını Allah daha iyi bilir. Göklerin ve yerin gaybı O'nundur. O, ne güzel görmekte ve ne güzel işitmektedir. O'nun dışında onların bir velisi yoktur. Kendi hükmünde hiç kimseyi ortak kılmaz." (Kehf Suresi, 26)</text:p>
      <text:p text:style-name="P16"/>
      <text:h text:style-name="P29" text:outline-level="2"><text:soft-page-break/><text:span text:style-name="T1">ALLAH'IN ZÜLKARNEYN HAKKINDA KURAN'DA </text:span>VERDİĞİ HABERLER</text:h>
      <text:p text:style-name="P6">İşte böyle, onun yanında "özü kapsayan bilgi olduğunu" (veya yanında olup-biten herşeyi) Biz (ilmimizle) büsbütün kuşatmıştık. (Kehf Suresi, 91)</text:p>
      <text:p text:style-name="P12"/>
      <text:h text:style-name="P29" text:outline-level="2"><text:span text:style-name="T1">İLİM SAHİBİ BİR KULUNA ALLAH'IN </text:span>GAYBI BİLDİRMESİ</text:h>
      <text:p text:style-name="P6">Derken, katımızdan kendisine bir rahmet verdiğimiz ve tarafımızdan kendisine bir ilim öğrettiğimiz kullarımızdan bir kulu buldular. Musa ona dedi ki: "Doğru yol (rüşd) olarak sana öğretilenden bana öğretmen için sana tabi olabilir miyim?" Dedi ki: "Gerçekten sen, benimle birlikte olma sabrını göstermeye güç yetiremezsin." (Böyleyken) "Özünü kavramaya kuşatıcı olamadığın şeye nasıl sabredebilirsin?" (Musa:) "İnşaallah, beni sabreden (biri olarak) bulacaksın. Hiçbir işte sana karşı gelmeyeceğim" dedi. Dedi ki: "Eğer bana uyacak olursan, hiçbir şey hakkında bana soru sorma, ben sana öğütle-anlatıp söz edinceye kadar." Böylece ikisi yola koyuldu. Nitekim bir gemiye binince, o bunu (gemiyi) deliverdi. (Musa) Dedi ki: "İçindekilerini batırmak için mi onu deldin? Andolsun, sen şaşırtıcı bir iş yaptın." Dedi ki: "Gerçekten benimle birlikte olma sabrını göstermeye kesinlikle güç yetiremeyeceğini ben sana söylemedim mi?" (Musa:) "Beni, unuttuğumdan dolayı sorgulama ve bu işimden dolayı bana zorluk çıkarma" dedi. Böylece ikisi (yine) yola koyuldular. Nitekim bir çocukla karşılaştılar, o hemen tutup onu öldürüverdi. (Musa) Dedi ki: "Bir cana karşılık olmaksızın, tertemiz bir canı mı öldürdün? Andolsun, sen kötü bir iş yaptın." Dedi ki: "Gerçekte benimle birlikte olma sabrını göstermeye kesinlikle güç yetiremeyeceğini ben sana söylemedim mi?" (Musa:) "Bundan sonra sana birşey soracak olursam, artık benimle arkadaşlık etme. Benden yana bir özre ulaşmış olursun" dedi. (Yine) Böylece ikisi yola koyuldu. Nihayet bir kasabaya gelip yemek istediler, fakat (kasaba halkı) onları konuklamaktan kaçındı. Onda (kasabada) yıkılmaya yüz tutmuş bir duvar buldular, hemen onu inşa etti. (Musa) Dedi ki: "Eğer isteseydin gerçekten buna karşılık bir ücret alabilirdin." Dedi ki: "İşte bu, benimle senin aranda ayrılma (zamanı)mız. Sana, üzerinde sabır göstermeye güç yetiremeyeceğin bir yorumu haber vereceğim. "Gemi, denizde çalışan yoksullarındı, onu kusurlu yapmak istedim, (çünkü) ilerilerinde, her gemiyi zorbalıkla ele geçiren bir kral vardı." "Çocuğa gelince, onun anne ve babası mümin kimselerdi. Bundan dolayı, onun kendilerine azgınlık ve inkar zorunu kullanmasından endişe edip-korktuk." Böylece, onlara Rablerinin ondan temiz olmak bakımından daha hayırlısı, merhamet bakımından da daha yakın olanını vermesini diledik." "Duvar ise, şehirde iki öksüz çocuğundu, altında onlara ait bir define vardı; babaları salih biriydi. Rabbin diledi ki, onlar erginlik çağına erişsinler ve kendi definelerini çıkarsınlar; (bu,) Rabbinden bir rahmettir. Bunları ben, kendi işim (özel görüşüm) olarak yapmadım. İşte, senin sabır göstermeye güç yetiremediğin şeylerin yorumu." (Kehf Suresi, 65-82)</text:p>
      <text:p text:style-name="P12"/>
      <text:h text:style-name="P29" text:outline-level="2"><text:soft-page-break/><text:span text:style-name="T1">GAYB İLE RABLERİNDEN İÇLERİ </text:span>TİTREYEREK KORKANLAR</text:h>
      <text:p text:style-name="P6">Hiçbir günahkar bir başka günahkarın günahını yüklenemez. Eğer yükü ağır olan kimse (bir başkasını) onu taşımaya çağırsa, -bu, yakın-akrabası da olsa- kendisine ondan hiçbir şey yükletilmez. Sen, yalnızca gayb ile Rablerinden 'içleri titreyerek-korkmakta' olanları ve dosdoğru namazı kılanları uyarırsın. Kim temizlenip-arınırsa, artık o, kendi nefsi için temizlenip-arınmıştır. Sonunda dönüş Allah'adır. (Fatır Suresi, 18)</text:p>
      <text:p text:style-name="P7">Sen ancak, zikre (Kuran'a) uyan ve gayb ile Rahman olan (Allah')a (karşı) içi titreyerek korku duyan kimseyi uyarırsın. İşte böylesini, bir bağışlanma ve üstün bir ecirle müjdele. (Yasin Suresi, 11)</text:p>
      <text:p text:style-name="P16"/>
      <text:h text:style-name="P30" text:outline-level="2">GÖKLERİN VE YERİN ANAHTARLARI O'NUNDUR</text:h>
      <text:p text:style-name="P6">Göklerin ve yerin anahtarları O'nundur. Allah'ın ayetlerine (karşı) inkâr edenler ise; işte onlar, hüsrana uğrayanlardır. (Zümer Suresi, 63)</text:p>
      <text:p text:style-name="P12"/>
      <text:h text:style-name="P29" text:outline-level="2"><text:span text:style-name="T1">RUH HAKKINDA İNSANLARA AZ BİR BİLGİ </text:span>VERİLMİŞTİR</text:h>
      <text:p text:style-name="P6">Sana ruh'tan sorarlar; de ki: "Ruh, Rabbimin emrindendir, size ilimden yalnızca az birşey verilmiştir." (İsra Suresi, 85)</text:p>
      <text:p text:style-name="P12"/>
      <text:p text:style-name="P12"/>
      <text:h text:style-name="P37" text:outline-level="1">KURAN'DA ANLATILAN MUCİZELER</text:h>
      <text:p text:style-name="P16"/>
      <text:p text:style-name="P16"/>
      <text:h text:style-name="P30" text:outline-level="2">HZ. İBRAHİM'E ÖLÜ KUŞUN CANLANDIRILMASI</text:h>
      <text:p text:style-name="P7">Hani İbrahim: "Rabbim, bana ölüleri nasıl dirilttiğini göster" demişti. (Allah ona:) "İnanmıyor musun?" deyince, "Hayır (inandım), ancak kalbimin tatmin olması için" dedi. "Öyleyse, dört kuş tut. Onları kendine alıştır, sonra onları (parçalayıp) her bir parçasını bir dağın üzerine bırak, sonra da onları çağır. Sana koşarak gelirler. Bil ki, şüphesiz Allah, üstün ve güçlü olandır, hüküm ve hikmet sahibidir." (Bakara Suresi, 260)</text:p>
      <text:p text:style-name="P16"/>
      <text:h text:style-name="P29" text:outline-level="2">HZ. İBRAHİM'İN ATEŞTEN KURTULMASI</text:h>
      <text:p text:style-name="P7">Dediler ki: "Eğer (birşey) yapacaksanız, onu yakın ve ilahlarınıza yardımda bulunun." (Enbiya Suresi, 68)</text:p>
      <text:p text:style-name="P6">Dediler ki: "Onun için (yüksekçe) bir bina inşa edin de onu çılgınca yanan ateşin içine atın." (Saffat Suresi, 97)</text:p>
      <text:p text:style-name="P7">Biz de dedik ki: "Ey ateş, İbrahim'e karşı soğuk ve esenlik ol." Ona bir düzen (tuzak) kurmak istediler, fakat Biz onları daha çok hüsrana uğrayanlar kıldık. (Enbiya Suresi, 69-70)</text:p>
      <text:p text:style-name="P7">Böylelikle ona bir tuzak hazırlamak istediler. Oysa Biz, onları alçaltılmışlar kıldık. (Saffat Suresi, 98)</text:p>
      <text:p text:style-name="P16"/>
      <text:h text:style-name="P30" text:outline-level="2">HZ. MUSA'NIN MUCİZELERİ</text:h>
      <text:p text:style-name="P7">Böylece (Firavun ve ordusu) güneşin doğuş vakti onları izlemeye koyuldular. İki topluluk birbirini gördükleri zaman Musa'nın adamları: "Gerçekten yakalandık" dediler. (Musa:) "Hayır" dedi. "Şüphesiz Rabbim, benimle beraberdir; bana yol gösterecektir." Bunun üzerine Musa'ya: "Asanla denize vur" diye vahyettik. (Vurdu ve) Deniz hemencecik yarılıverdi de her parçası kocaman bir dağ gibi oldu. Ötekileri de buraya yaklaştırdık. Musa'yı ve onunla birlikte olanların hepsini kurtarmış olduk. Sonra ötekileri suda boğduk. Şüphesiz, bunda bir ayet vardır. Ama onların çoğu iman etmiş değildirler. Ve hiç şüphesiz, senin Rabbin, güçlü ve üstün olandır, esirgeyendir. (Şuara Suresi, 60-68)</text:p>
      <text:p text:style-name="P6">(Musa) Dedi ki: "Sana apaçık birşey getirmiş olsam da mı?" (Firavun) Dedi ki: "Eğer doğru sözlü isen, onu getir." Bunun üzerine asasını bırakıverdi, bir de (ne görsünler) o, açıkça bir ejderha oluverdi. Elini de çekip çıkardı, bir de (ne görsün) o, bakanlar için 'parlayıp aydınlanıvermiş'. (Şuara Suresi, 30-33)</text:p>
      <text:p text:style-name="P7">Dedi ki: "Hayır, siz atın." Sonra hemen (ne görsün), sihirlerinden dolayı, onların ipleri ve asaları kendisine gerçekten koşuyormuş gibi göründü. Musa, bu yüzden kendi içinde bir tür korku duymaya başladı. "Korkma" dedik. "Muhakkak sen üstün geleceksin." (Taha Suresi, 66-68)</text:p>
      <text:p text:style-name="P7"><text:soft-page-break/>Onlar atınca, Musa dedi ki: "Sizlerin (ortaya) getirdiğiniz büyüdür. Doğrusu Allah onu geçersiz kılacaktır. Şüphesiz Allah, bozgunculuk çıkaranların işini düzeltmez." Allah, suçlu-günahkarlar istemese de, hakkı (hak olarak) kendi kelimeleriyle gerçekleştirecektir. (Yunus Suresi, 81-82)</text:p>
      <text:p text:style-name="P7">Biz de Musa'ya: "Asanı fırlatıver" diye vahyettik. (O da fırlatıverince) bir de baktılar ki, o bütün uydurduklarını derleyip-toparlayıp yutuyor. (Araf Suresi, 117)</text:p>
      <text:p text:style-name="P7">"Sağ elindekini atıver, onların yaptıklarını yutacaktır; çünkü onların yaptıkları yalnızca bir büyücü hilesidir. Büyücü ise nereye varsa kurtulamaz." (Taha Suresi, 69)</text:p>
      <text:p text:style-name="P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6"/>
      <text:h text:style-name="P30" text:outline-level="2">HZ. YUNUS'UN BALIĞIN KARNINDAN </text:h>
      <text:h text:style-name="P30" text:outline-level="2">KURTARILMASI</text:h>
      <text:p text:style-name="P6">Hani o, dolu bir gemiye kaçmıştı. Böylece kur'aya katılmıştı da, kaybedenlerden olmuştu. Derken onu balık yutmuştu, oysa o kınanmıştı. (Saffat Suresi, 140-142)</text:p>
      <text:p text:style-name="P6">...Karanlıklar içinde: "Senden başka ilah yoktur, Sen yücesin, gerçekten ben zulmedenlerden oldum" diye çağrıda bulunmuştu. Bunun üzerine duasına icabet ettik ve onu üzüntüden kurtardık. İşte Biz, iman edenleri böyle kurtarırız. (Enbiya Suresi, 87-88)</text:p>
      <text:p text:style-name="P7">Eğer (Allah'ı çokça) tesbih edenlerden olmasaydı, onun karnında (insanların) dirilip-kaldırılacakları güne kadar kalakalmıştı. Sonunda o hasta bir durumdayken çıplak bir yere (sahile) attık. Ve üzerine, sık-geniş yaprakla (kabağa benzer) türden bir ağaç bitirdik. (Saffat Suresi, 143-146)</text:p>
      <text:p text:style-name="P16"/>
      <text:h text:style-name="P30" text:outline-level="2">HZ. İSA'NIN MUCİZELERİ</text:h>
      <text:p text:style-name="P7">İsrailoğulları'na elçi kılacak. (O, İsrailoğulları'na şöyle diyecek:) "Gerçek şu, ben size Rabbinizden bir ayetle geldim. Ben size çamurdan kuş biçiminde birşey oluşturur, içine üfürürüm, o da hemencecik Allah'ın izniyle kuş oluverir. Ve Allah'ın izniyle doğuştan kör olanı, alaca hastalığına tutulanı iyileştirir ve ölüyü diriltirim. Yediklerinizi ve biriktirdiklerinizi size haber veririm. Şüphesiz, eğer inanmışsanız bunda sizin için kesin bir ayet vardır." (Al-i İmran Suresi, 49)</text:p>
      <text:p text:style-name="P16"/>
      <text:h text:style-name="P29" text:outline-level="2">ALLAH'IN YÜZ YIL ÖLÜ BIRAKIP SONRA <text:span text:style-name="T1">DİRİLTTİĞİ KİŞİ</text:span></text:h>
      <text:p text:style-name="P6">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text:soft-page-break/>kaldın, böyleyken yiyeceğine ve içeceğine bak, henüz bozulmamış; eşeğine de bir bak; (bunu yapmamız) seni insanlara ibret-belgesi kılmamız içindir. Kemiklere de bir bak nasıl biraraya getiriyoruz, sonra da onlara et giydiriyoruz?" dedi. O, kendisine (bunlar) apaçık belli olduktan sonra dedi ki: "(Artık şimdi) Biliyorum ki gerçekten Allah, herşeye güç yetirendir." (Bakara Suresi, 259)</text:p>
      <text:p text:style-name="P12"/>
      <text:h text:style-name="P29" text:outline-level="2">KEHF EHLİNİN MAĞARALARINDA YÜZYILLARCA <text:span text:style-name="T1">KALIP SONRA UYANMALARI</text:span></text:h>
      <text:p text:style-name="P6">Onlar mağaralarında üç yüz yıl kaldılar ve dokuz (yıl) daha kattılar. De ki: "Ne kadar kaldıklarını Allah daha iyi bilir. Göklerin ve yerin gaybı O'nundur. O, ne güzel görmekte ve ne güzel işitmektedir. O'nun dışında onların bir velisi yoktur. Kendi hükmünde hiç kimseyi ortak kılmaz." (Kehf Suresi, 25-26)</text:p>
      <text:p text:style-name="P12"/>
      <text:h text:style-name="P29" text:outline-level="2">HZ. SÜLEYMAN'IN EMRİNE VERİLEN RÜZGAR</text:h>
      <text:p text:style-name="P7">Süleyman için de, sabah gidişi bir ay, akşam dönüşü bir ay (mesafe) olan rüzgara (boyun eğdirdik); erimiş bakır madenini ona sel gibi akıttık. Onun eli altında Rabbinin izniyle iş gören bir kısım cinler vardı. Onlardan kim Bizim emrimizden çıkıp-sapacak olsa, ona çılgın ateşin azabından tattırırdık. (Sebe Suresi, 12)</text:p>
      <text:p text:style-name="P16"/>
      <text:p text:style-name="P16"/>
      <text:h text:style-name="P38" text:outline-level="1">KURAN'DA AZAP KAVRAMI</text:h>
      <text:p text:style-name="P16"/>
      <text:p text:style-name="P12"/>
      <text:h text:style-name="P30" text:outline-level="2">TASVİR EDİLEN CEHENNEM AZAPLARI</text:h>
      <text:h text:style-name="P4" text:outline-level="3">Cehennemdekiler Korkunç Bir Görünüm Alacaklardır</text:h>
      <text:p text:style-name="P7">Yakında Biz onun hortumu (burnu) üzerine damga vuracağız. (Kalem Suresi, 16)</text:p>
      <text:p text:style-name="P6">Gözleri 'korkudan ve dehşetten düşük' yüzlerini de bir zillet kaplamış; işte bu, kendilerine vadedilmekte olan (kıyamet ve azap) günüdür. (Mearic Suresi, 44)</text:p>
      <text:p text:style-name="P6">O gün, öyle yüzler vardır ki kararmış-ekşimiştir. (Kıyamet Suresi, 24)</text:p>
      <text:p text:style-name="P12"/>
      <text:h text:style-name="P4" text:outline-level="3">İnkarcılar İçin Demir Kamçılar Vardır</text:h>
      <text:p text:style-name="P7">Bundan dolayı, Rabbin, onların üzerine bir azap kamçısı çarpıverdi. (Fecr Suresi, 13)</text:p>
      <text:p text:style-name="P7">Onlar için demirden kamçılar vardır. (Hac Suresi, 21)</text:p>
      <text:p text:style-name="P16"/>
      <text:h text:style-name="P3" text:outline-level="3">Vücutları Ateşte Dağlanacaktır</text:h>
      <text:p text:style-name="P7">Bunların üzerlerinin cehennem ateşinde kızdırılacağı gün, onların alınları, böğürleri ve sırtları bunlarla dağlanacak (ve:) "İşte bu, kendiniz için yığıp-sakladıklarınızdır; yığıp-sakladıklarınızı tadın" (denilecek). (Tevbe Suresi, 35)</text:p>
      <text:p text:style-name="P16"/>
      <text:h text:style-name="P4" text:outline-level="3">Bukağılara Vurulacaklardır</text:h>
      <text:p text:style-name="P6">O gün suçlu-günahkarların (sıkı) bukağılara vurulduklarını görürsün. (İbrahim Suresi, 49)</text:p>
      <text:p text:style-name="P7">Çünkü Bizim yanımızda bukağılar ve cayır cayır yanan bir ateş vardır. (Müzemmil Suresi, 12)</text:p>
      <text:p text:style-name="P16"/>
      <text:h text:style-name="P3" text:outline-level="3">Zincirlere ve Demir Halkalara Vurulacaklardır</text:h>
      <text:p text:style-name="P7">Doğrusu Biz kafirlere zincirler, demir halkalar (tomruklar) ve çılgınca yanan bir ateş hazırladık. (İnsan Suresi, 4)</text:p>
      <text:p text:style-name="P7">Eğer şaşıracaksan, asıl şaşkınlık konusu onların şöyle söylemeleridir: "Biz toprak iken mi, gerçekten biz mi yeniden yaratılacağız?" İşte onlar Rablerine karşı inkara sapanlar, işte onlar boyunlarına (ateşten) halkalar geçirilenler ve işte onlar -içinde ebedi kalacakları- ateşin arkadaşları olanlardır. (Ra'd Suresi, 5)</text:p>
      <text:p text:style-name="P6">Za'fa uğratılanlar da büyüklük taslayanlara: "Hayır, siz gece ve gündüz hileli düzenler (kurup) bizim Allah'ı inkar etmemizi ve O'na eşler koşmamızı bize emrediyordunuz" dediler. Azabı gördüklerinde <text:soft-page-break/>pişmanlıklarını saklarlar; Biz de inkar edenlerin boyunlarına halkalar geçirdik. Onlar, yaptıklarından başkasıyla mı cezalandırılacaklardı? (Sebe Suresi, 33)</text:p>
      <text:p text:style-name="P7">Gerçekten Biz onların boyunlarına, çenelere kadar (dayanan) halkalar geçirdik; bu yüzden başları yukarı kalkıktır. (Yasin Suresi, 8)</text:p>
      <text:p text:style-name="P7">Boyunlarında demir-halkalar ve (ayaklarında) zincirler olduğu halde sürüklenecekler; (Mümin Suresi, 71)</text:p>
      <text:p text:style-name="P16"/>
      <text:h text:style-name="P4" text:outline-level="3">Ateş Azabı Vardır</text:h>
      <text:p text:style-name="P7">Ayetlerimize karşı inkara sapanları şüphesiz ateşe sokacağız. Derileri yanıp döküldükçe, azabı tatmaları için onları başka derilerle değiştireceğiz. Gerçekten, Allah, güçlü ve üstün olandır, hüküm ve hikmet sahibidir. (Nisa Suresi, 56)</text:p>
      <text:p text:style-name="P7">Ateş, onların yüzlerini yalayarak yakar da onun içinde onlar, (etleri sıyrılmış olarak sırıtan) dişleriyle kalıverirler. (Müminun Suresi, 104)</text:p>
      <text:p text:style-name="P6">Bunların üzerlerinin cehennem ateşinde kızdırılacağı gün, onların alınları, böğürleri ve sırtları bunlarla dağlanacak (ve:) "İşte bu, kendiniz için yığıp-sakladıklarınızdır; yığıp-sakladıklarınızı tadın" (denilecek). (Tevbe Suresi, 35)</text:p>
      <text:p text:style-name="P12"/>
      <text:h text:style-name="P4" text:outline-level="3">İnkarcılar Cehennem Odunu ve Yakıtı Olacaklardır</text:h>
      <text:p text:style-name="P7">Zulmedenler ise, onlar da cehennem için odun olmuşlardır. (Cin Suresi, 15)</text:p>
      <text:p text:style-name="P7">Ey iman edenler, kendinizi ve yakınlarınızı ateşten koruyun ki onun yakıtı insanlar ve taşlardır; üzerinde oldukça sert, güçlü melekler vardır. Allah kendilerine neyi emretmişse ona isyan etmezler ve emredildiklerini yerine getirirler. (Tahrim Suresi, 6)</text:p>
      <text:p text:style-name="P6">Şüphesiz inkar edenler, onların malları da, çocukları da kendilerine Allah'tan (gelecek azaba karşı) hiçbir şey kazandırmaz. Ve onlar ateşin yakıtıdırlar. (Al-i İmran Suresi, 10)</text:p>
      <text:p text:style-name="P7">Gerçekten siz de, Allah'ın dışında taptıklarınız da cehennemin odunusunuz, siz ona varacaksınız. (Enbiya Suresi, 98)</text:p>
      <text:p text:style-name="P16"/>
      <text:h text:style-name="P4" text:outline-level="3">Orada Kaynar Suyla Karşılanacaklardır</text:h>
      <text:p text:style-name="P7">Dinlerini bir oyun ve eğlence (konusu) edinenleri ve dünya hayatı kendilerini mağrur kılanları bırak. Onunla (Kuran'la) hatırlat ki, bir nefis, kendi kazandıklarıyla helake düşmesin; (böylesinin) Allah'tan başka ne bir velisi, ne bir şefaatçisi vardır; her türlü fidyeyi verse de kabul olunmaz. İşte onlar, kazandıkları nedeniyle helake uğrayanlardır; küfre saptıklarından dolayı onlar için çılgınca kaynar sular ve acıklı bir azap vardır. (Enam Suresi, 70)</text:p>
      <text:p text:style-name="P7">Ve eğer o, yalanlayan sapıklardan ise, Artık (onun için) alabildiğine kaynar sudan bir şölen vardır. Ve çılgınca yanan ateşe bir atılma da. (Vakıa Suresi, 92-94)</text:p>
      <text:p text:style-name="P6"><text:soft-page-break/>"Onu tutun da cehennemin orta yerine sürükleyin." "Sonra kaynar suyun azabından başının üstüne dökün;" "(Azabı) Tat; çünkü sen, (kendince) üstün, onurluydun." "Gerçekten bu, sizin kuşkuya kapıldığınız şeydir." (Duhan Suresi, 47-50)</text:p>
      <text:p text:style-name="P7">"Ashab-ı Şimal", ne (mutsuzdur o) "Ashab-ı Şimal." Hücrelere işleyen kavurucu bir sıcaklık ve kaynar su, (Vakıa Suresi, 41-42) </text:p>
      <text:p text:style-name="P7">Sonra kendileri için onun üzerinde kaynar su karıştırılmış bir içkileri de vardır. Sonra onların dönecekleri yer, elbette (yine) çılgınca yanan ateştir. (Saffat Suresi, 67-68)</text:p>
      <text:p text:style-name="P7">İşte bu; tatsınlar onu: Kaynar su ve irin. (Sad Suresi, 57)</text:p>
      <text:p text:style-name="P7">Kaynar bir kaynaktan içirilirler. (Gaşiye Suresi, 5)</text:p>
      <text:p text:style-name="P7">Sizin tümünüzün dönüşü O'nadır. Allah'ın va'di bir gerçektir. İman edip salih amellerde bulunanlara, adaletle karşılık vermek için yaratmayı başlatan, sonra onu iade edecek olan O'dur. İnkar edenler ise, küfürleri dolayısıyla, onlar için kaynar sudan bir içki ve acı bir azab vardır. (Yunus Suresi, 4)</text:p>
      <text:p text:style-name="P7">İşte bunlar çekişen iki gruptur, Rableri konusunda çekiştiler. İşte o inkar edenler, onlar için ateşten elbiseler biçilmiştir; başları üstünden de kaynar su dökülür. (Hac Suresi, 19)</text:p>
      <text:p text:style-name="P16"/>
      <text:h text:style-name="P4" text:outline-level="3">Dumanlı ve Pusludur </text:h>
      <text:p text:style-name="P7">Ve kapkara dumandan bir gölge içindedirler. Ki o, ne serindir, ne ferahlatıcı (kerim). (Vakıa Suresi, 43-44)</text:p>
      <text:p text:style-name="P16"/>
      <text:h text:style-name="P4" text:outline-level="3">Dar ve Sıkışık Yerlere Atılırlar</text:h>
      <text:p text:style-name="P6">Elleri boyunlarına bağlı olarak, sıkışık bir yerine atıldıkları zaman, orada yok ouşu isteyip-çağırırlar. Bugün bir yok oluşu çağırmayın, birçok (kere) yok oluşu isteyip-çağırın. (Furkan Suresi, 13-14)</text:p>
      <text:p text:style-name="P7">Azap konusunda senden acele (davranmanı) istiyorlar. Oysa cehennem, o inkar edenleri gerçekten kuşatıp-durmaktadır. Azabın onları üstlerinden ve ayaklarının altından kaplayacağı gün (Allah): "Yaptıklarınızı tadın" der. (Ankebut Suresi, 54-55)</text:p>
      <text:p text:style-name="P16"/>
      <text:h text:style-name="P3" text:outline-level="3">Zakkum Ağacı ve Darı Dikeni Yiyeceklerdir</text:h>
      <text:p text:style-name="P7">Nasıl, böyle bir konaklanma mı daha hayırlı yoksa zakkum ağacı mı? Doğrusu Biz, onu kafirler için bir fitne (bir imtihan konusu) kıldık. Şüphesiz o, 'çılgınca yanan ateşin' dibinde bitip çıkar. Onun tomurcukları, şeytanların başları gibidir. Artık gerçekten, ondan yiyecekler böylelikle karınlarını ondan dolduracaklar. (Saffat Suresi, 62-66)</text:p>
      <text:p text:style-name="P7">Onlar için (zehirli olan) darı dikeninden başka bir yiyecek yoktur. Ne doyurup-semirtir, ne açlıktan korur. (Gaşiye Suresi, 6-7)</text:p>
      <text:p text:style-name="P6">"Çünkü, o, büyük olan Allah'a iman etmiyordu." "Yoksula yemek vermeye destekçi olmazdı." "Bundan dolayı bugün, kendisine hiçbir sıcak dost yoktur." "İrin ve kan karışımından başka bir yemek yoktur." "Bunu da, hata edenlerden başkası yemez." (Hakka Suresi, 33-37)</text:p>
      <text:p text:style-name="P7"><text:soft-page-break/>(Böylesinin) Önünde cehennem vardır ve (orada) irinli sudan içirilecektir. Yutkunmaya çabalayacak ve boğazından geçirmeyi başaramayacak, ona her yandan ölüm gelecek, oysa ölmeyecek de. Ardından daha katı bir azap olacak. (İbrahim Suresi, 16-17)</text:p>
      <text:p text:style-name="P7">Doğrusu, o zakkum ağacı; Günahkar olanın yemeğidir. Pota gibi; karınlarda kaynar-durur; Kaynar-suyun kaynaması gibi. (Duhan Suresi, 43-46)</text:p>
      <text:p text:style-name="P16"/>
      <text:h text:style-name="P4" text:outline-level="3">Ateşten Elbiseler Giyerler</text:h>
      <text:p text:style-name="P7">İşte bunlar çekişen iki gruptur, Rableri konusunda çekiştiler. İşte o inkar edenler, onlar için ateşten elbiseler biçilmiştir; başları üstünden de kaynar su dökülür. (Hac Suresi, 19)</text:p>
      <text:p text:style-name="P16"/>
      <text:h text:style-name="P4" text:outline-level="3">Giysileri Katrandandır</text:h>
      <text:p text:style-name="P6">Giyimleri katrandandır, yüzlerini ateş bürümektedir. (İbrahim Suresi, 50)</text:p>
      <text:p text:style-name="P12"/>
      <text:h text:style-name="P4" text:outline-level="3">Cehennemin Duvarları İnkarcıyı Çepeçevre Kuşatır</text:h>
      <text:p text:style-name="P6">Ve de ki: "Hak Rabbinizdendir; artık dileyen iman etsin, dileyen inkar etsin. Şüphesiz Biz zalimlere bir ateş hazırlamışız, onun duvarları kendilerini çepeçevre kuşatmıştır. Eğer onlar yardım isterlerse, katı bir sıvı gibi yüzleri kavurup-yakan bir su ile yardım edilirler. Ne kötü bir içkidir o ve ne kötü bir destektir. (Kehf Suresi, 29)</text:p>
      <text:p text:style-name="P12"/>
      <text:h text:style-name="P4" text:outline-level="3">Cehennemin, Korkunç Homurtusu Duyulur</text:h>
      <text:p text:style-name="P6">Rablerini inkar edenler için cehennem azabı vardır. Ne kötü dönüş yeridir o. İçine atıldıkları zaman, kaynayıp-feveran ederken onun korkunç homurtusunu işitirler. (Mülk Suresi, 6-7)</text:p>
      <text:p text:style-name="P12"/>
      <text:h text:style-name="P4" text:outline-level="3">Allah İnkarcılarla Konuşmaz</text:h>
      <text:p text:style-name="P6">Allah'ın ahdini ve yeminlerini az bir değere karşılık satanlar... İşte onlar; onlar için ahirette hiçbir pay yoktur, kıyamet gününde Allah onlarla konuşmaz, onları gözetmez ve onları arındırmaz. Ve onlar için acı bir azap vardır. (Al-i İmran Suresi, 77)</text:p>
      <text:p text:style-name="P12"/>
      <text:h text:style-name="P4" text:outline-level="3">Uzaktan Korkunç Öfkesi ve Uğultusu İşitilir</text:h>
      <text:p text:style-name="P6">(Ateş,) Onları uzak bir yerden gördüğünde, onlar bunun gazablı öfkesini ve uğultusunu işitirler. (Furkan Suresi, 12)</text:p>
      <text:p text:style-name="P12"/>
      <text:h text:style-name="P4" text:outline-level="3"><text:soft-page-break/>Hor ve Aşağılık Kılınmışlardır</text:h>
      <text:p text:style-name="P6">"Rabbimiz, şüphesiz Sen kimi ateşe sokarsan, artık onu 'hor ve aşağılık' kılmışsındır; zulmedenlerin yardımcıları yoktur." (Al-i İmran Suresi, 192)</text:p>
      <text:p text:style-name="P7">O gün, öyle yüzler vardır ki, 'zillet içinde aşağılanmıştır.' (Gaşiye Suresi, 2)</text:p>
      <text:p text:style-name="P16"/>
      <text:h text:style-name="P3" text:outline-level="3">Orada Günahlarını İtiraf Edeceklerdir</text:h>
      <text:p text:style-name="P7">Öfkesinin-şiddetinden neredeyse patlayıp parçalanacak. Her bir grup içine atıldığında, bekçileri onlara sorar: "Size bir uyarıcı gelmedi mi?" Onlar: "Evet" derler. "Bize gerçekten bir uyarıcı geldi. Fakat biz yalanladık ve: "Allah hiçbir şey indirmedi, siz yalnızca büyük bir sapmışlık içindesiniz, dedik." Ve derler ki: "Eğer dinlemiş olsaydık ya da akıl etmiş olsaydık, şu çılgınca yanan ateşin halkı arasında olmayacaktık." Böylece kendi günahlarını itiraf ettiler. Çılgınca yanan ateşin halkına (Allah'ın rahmetinden) uzaklık olsun. (Mülk Suresi, 8-11)</text:p>
      <text:p text:style-name="P7">Dediler ki: "Rabbimiz, bizi iki kere öldürdün ve iki kere dirilttin; biz de günahlarımızı itiraf ettik. Şimdi çıkış için bir yol var mı?" (Mümin Suresi, 11)</text:p>
      <text:p text:style-name="P16"/>
      <text:h text:style-name="P3" text:outline-level="3">Cennettekilerden Su ve Rızık İsteyeceklerdir, <text:span text:style-name="T1">Ama Verilmeyecektir</text:span></text:h>
      <text:p text:style-name="P7">Ateşin halkı cennet halkına seslenir: "Bize biraz sudan ya da Allah'ın size verdiği rızıktan aktarın." Derler ki: "Doğrusu Allah, bunları inkar edenlere haram (yasak) kılmıştır." (Araf Suresi, 50)</text:p>
      <text:p text:style-name="P16"/>
      <text:h text:style-name="P3" text:outline-level="3">Cehennemden Çıkmak İçin Dünyaya Geri Dönmek İsteyeceklerdir</text:h>
      <text:p text:style-name="P7">İçinde onlar (şöyle) çığlık atarlar: "Rabbimiz, bizi çıkar, yaptığımızdan başka salih bir amelde bulunalım." Size orada (dünyada), öğüt alabilecek olanın öğüt alabileceği kadar ömür vermedik mi? Size uyaran da gelmişti. Öyleyse (azabı) tadın; artık zalimler için bir yardımcı yoktur. (Fatır Suresi, 37)</text:p>
      <text:p text:style-name="P16"/>
      <text:h text:style-name="P3" text:outline-level="3">Oradan Kaçış Yoktur</text:h>
      <text:p text:style-name="P6">Suçlu-günahkarlar ateşi görmüşlerdir, artık içine kendilerinin gireceklerini de anlamışlardır; ancak ondan bir kaçış yolu bulamamışlardır. (Kehf Suresi, 53)</text:p>
      <text:p text:style-name="P12"/>
      <text:h text:style-name="P4" text:outline-level="3">Yok olmayı İsteyeceklerdir</text:h>
      <text:p text:style-name="P6">Elleri boyunlarına bağlı olarak, sıkışık bir yerine atıldıkları zaman, orada yok oluşu isteyip-çağırırlar. Bugün bir yok oluşu çağırmayın, birçok (kere) yok oluşu isteyip-çağırın. (Furkan Suresi, 13-14)</text:p>
      <text:p text:style-name="P7"><text:soft-page-break/>(Cehennem bekçisine:) "Ey Malik (bekçi), Rabbin bizim işimizi bitirsin" diye haykırdılar. O: "Gerçek şu ki siz, (burada) kalacak kimselersiniz" dedi. "Andolsun, size hakkı getirdik, fakat sizin birçoğunuz hakkı çirkin görüp-tiksinenlerdiniz." (Zuhruf Suresi, 77-78)</text:p>
      <text:p text:style-name="P6">Gerçekten Biz sizi yakın bir azap ile uyardık. Kişinin kendi ellerinin önceden takdim ettiklerine bakacağı gün, kafir olan da: "Ah, keşke ben bir toprak oluverseydim" diyecek. (Nebe Suresi, 40)</text:p>
      <text:p text:style-name="P12"/>
      <text:h text:style-name="P4" text:outline-level="3">Tutuşturulmuş Ateş Yüreklere Tırmanır</text:h>
      <text:p text:style-name="P7">Hayır; andolsun o, 'hutame'ye atılacaktır. "Hutame"nin ne olduğunu sana bildiren nedir? Allah'ın tutuşturulmuş ateşidir. Ki o, yüreklerin üstüne tırmanıp çıkar. O, onların üzerine kilitlenecektir; (Kendileri de) Dikilip-yükseltilmiş sütunlarda (bağlanacaklardır). (Hümeze Suresi, 4-9)</text:p>
      <text:p text:style-name="P16"/>
      <text:h text:style-name="P4" text:outline-level="3">Büyüklenenler Cehenneme Boyunlarını Bükerek Girerler</text:h>
      <text:p text:style-name="P6">Rabbiniz dedi ki: "Bana dua edin, size icabet edeyim. Doğrusu Bana ibadet etmekten büyüklenen (müstekbir)ler; cehenneme boyun bükmüş kimseler olarak gireceklerdir. (Mümin Suresi, 60)</text:p>
      <text:p text:style-name="P7">İnkar edenler, cehenneme bölük bölük sevkedildiler. Sonunda oraya geldikleri zaman, kapıları açıldı ve onlara (cehennemin) bekçileri dedi ki: "Size Rabbinizin ayetlerini okuyan ve bugünle karşılaşacağınızı (söyleyip) sizi uyaran elçiler gelmedi mi?" Onlar: "Evet." dediler. Ancak azap kelimesi kafirlerin üzerine hak oldu. Dediler ki: "İçinde ebedi kalıcılar olarak cehennemin kapılarından (içeri) girin. Büyüklüğe kapılanların konaklama yeri ne kötüdür." (Zümer Suresi, 71-72)</text:p>
      <text:p text:style-name="P16"/>
      <text:h text:style-name="P3" text:outline-level="3">İnkarcılar Birbirleriyle Çekişirler</text:h>
      <text:p text:style-name="P7">(Allah) diyecek: "Cinlerden ve insanlardan sizden önce geçmiş ümmetlerle birlikte ateşe girin." Her bir ümmet girişinde kardeşini (kendi benzerini) lanetler. Nitekim hepsi birbiri ardınca orada toplanınca, en sonra yer alanlar, en önde gelenler için: "Rabbimiz, işte bunlar bizi saptırdı; öyleyse ateşten kat kat arttırılmış bir azap ver diyecekler. (Allah da:) "Hepsi için kat kattır. Ancak siz bilmezsiniz" diyecek. (Araf Suresi, 38) </text:p>
      <text:p text:style-name="P7">(Müşrik olan hakim güçlere:) "İşte bu(nlar) da sizinle birlikte (küfür ve zulümde) göğüs gerenlerdir. Onlara bir merhaba (bile) yok. Çünkü onlar ateşe gireceklerdir." (denilir). (Onlara uyanlar) Derler ki: "Hayır, sizler; asıl size bir merhaba yok. Bunu (azabı) siz bizim önümüze sürdünüz. Ne kötü bir durak." Derler ki: "Rabbimiz, kim bunu bizim önümüze sürdüyse, ateşteki azabını kat kat arttır." Ve derler ki: "Bize ne oluyor ki, kendilerini şerir (kötü)lerden saydığımız adamları göremiyoruz. "Biz onları bir alay konusu edinmiştik; yoksa gözler mi onlardan kaydı?" Bu, cehennem halkının birbiriyle çekişmesi kesin bir gerçektir. (Sad Suresi, 59-64)</text:p>
      <text:p text:style-name="P6">Orada birbirleriyle çekişip tartışarak derler ki: "Andolsun Allah'a, biz gerçekten apaçık bir sapıklık içindeymişiz," "Çünkü sizi (yalancı olanları) alemlerin Rabbiyle eşit tutuyorduk. "Bizi suçlu-günahkarlardan başka saptıran olmadı." "Artık bizim için ne bir şefaatçi var," "Ne de candan-yakın bir dost." "Bizim bir kere daha (dünyaya dönüşümüz mümkün) olsaydı da iman edenlerden olabilseydik." Gerçekten, bunda bir ayet vardır, ama onların çoğu iman etmiş değildirler. (Şuara Suresi, 96-103)</text:p>
      <text:p text:style-name="P12"><text:soft-page-break/></text:p>
      <text:h text:style-name="P4" text:outline-level="3">Mutsuzluk ve Acıyla Nefes Alıp Verirler</text:h>
      <text:p text:style-name="P7">Mutsuz olanlar ateştedirler, onlar için orada (kahırla ve acıyla) nefes alıp vermeler vardır. (Hud Suresi, 106)</text:p>
      <text:p text:style-name="P16"/>
      <text:h text:style-name="P4" text:outline-level="3">Orada Kemikleri Çatırdatan İnlemeler Vardır</text:h>
      <text:p text:style-name="P6">Orada kendileri için, 'kemikleri çatırdatan inlemeler' vardır. Onlar orada işitmezler de. (Enbiya Suresi, 100)</text:p>
      <text:p text:style-name="P12"/>
      <text:h text:style-name="P4" text:outline-level="3">Alçaltıcı Bir Azap Vardır</text:h>
      <text:p text:style-name="P6">İnkar edenler ateşe sunulacakları gün, (onlara şöyle denir:) "Siz dünya hayatınızda bütün 'güzellikleriniz ve zevklerinizi tüketip-yok ettiniz, onlarla yaşayıp-zevk sürdünüz. İşte yeryüzünde haksız yere büyüklenmeniz (istikbarınız) ve fasıklıkta bulunmanızdan dolayı, bugün alçaltıcı bir azap ile cezalandırılacaksınız." (Ahkaf Suresi, 20)</text:p>
      <text:p text:style-name="P7">Kim Allah'a ve elçisine isyan eder ve onun sınırlarını aşarsa, onu da içinde ebedi kalacağı ateşe sokar. Onun için alçaltıcı bir azap vardır. (Nisa Suresi, 14)</text:p>
      <text:p text:style-name="P6">Allah'a karşı yalan uydurup iftira düzenden veya kendisine hiçbir şey vahyolunmamışken "Bana da vahy geldi" diyen ve "Allah'ın indirdiğinin bir benzerini de ben indireceğim" diyenden daha zalim kimdir?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pla karşılık göreceksiniz" (dediklerinde) bir görsen. (Enam Suresi, 93)</text:p>
      <text:p text:style-name="P12"/>
      <text:h text:style-name="P4" text:outline-level="3">Orada Hiçbir Sıcak Dost Yoktur</text:h>
      <text:p text:style-name="P7">"Bundan dolayı bugün, kendisine hiçbir sıcak dost yoktur." (Hakka Suresi, 35)</text:p>
      <text:p text:style-name="P16"/>
      <text:h text:style-name="P4" text:outline-level="3">İnkarcılar Yerlerde Sürükleneceklerdir</text:h>
      <text:p text:style-name="P6">Hayır; eğer o, (bu tutumuna) bir son vermeyecek olursa, andolsun, onu perçeminden tutup sürükleyeceğiz; O yalancı, günahkar olan alnından. O zaman da meclisini (yakın çevresini ve yandaşlarını) çağırsın. (Alak Suresi, 15-17)</text:p>
      <text:p text:style-name="P7">Cehennem ateşine, 'küçültücü bir sürüklenme ile' sürüklenecekleri gün; (Onlara şöyle denir:) "İşte sizin yalanladığınız ateş budur." "Bu da bir büyü mü, yoksa siz mi görmüyorsunuz." "Girin ona; artık ister sabredin, ister sabretmeyin. Sizin için birdir. Siz ancak, yaptıklarınızla cezalandırılıyorsunuz." (Tur Suresi, 13-16)</text:p>
      <text:p text:style-name="P6"><text:soft-page-break/>Ateşin içinde yüzükoyun sürüklenecekleri gün Cehennemin dokunuşunu tadın" (denecek). (Kamer Suresi, 48)</text:p>
      <text:p text:style-name="P7">Onu Ben, cehenneme sürükleyip-atacağım. Cehennem (sakar) nedir, sen bilir misin? Ne alıkoyar, ne bırakır. Beşere delicesine susamıştır. (Müddessir Suresi, 26-29)</text:p>
      <text:p text:style-name="P7">Boyunlarında demir-halkalar ve (ayaklarında) zincirler olduğu halde sürüklenecekler; (Mümin Suresi, 71)</text:p>
      <text:p text:style-name="P16"/>
      <text:h text:style-name="P4" text:outline-level="3">İnkarcıların Duası Asla Kabul Olmaz</text:h>
      <text:p text:style-name="P7">Ateşin içinde olanlar, cehennem bekçilerine dediler ki: "Rabbinize dua edin; azaptan bir günü (olsun) bize hafifletsin." (Bekçiler:) "Size kendi Resulleriniz açık belgelerle gelmez miydi?" dediler. Onlar: "Evet" dediler. (Bekçiler:) "Şu halde siz dua edin" dediler. Oysa kafirlerin duası, çıkmazda olmaktan başkası değildir. (Mümin Suresi, 49-50)</text:p>
      <text:p text:style-name="P7">Dediler ki: "Rabbimiz, mutsuzluğumuz bize karşı üstün geldi, biz sapan bir topluluk imişiz." "Rabbimiz, bizi (ateşin) içinden çıkar, eğer yine (inkara) dönersek, artık gerçekten zalim kimseler oluruz." Der ki: "Onun içine sinin ve Benimle söyleşmeyin." "Çünkü gerçekten Benim kullarımdan bir grup: "Rabbimiz, iman ettik, Sen artık bizi bağışla ve bize merhamet et, Sen merhamet edenlerin en hayırlısısın, derlerdi de," "Siz onları alay konusu edinmiştiniz; öyle ki, size benim zikrimi unutturdular ve siz onlara gülüp duruyordunuz." (Müminun Suresi, 106-110)</text:p>
      <text:p text:style-name="P16"/>
      <text:h text:style-name="P3" text:outline-level="3">Ateşe Yüzükoyun Atılırlar</text:h>
      <text:p text:style-name="P7">Kim bir kötülükle gelirse, artık onlar da ateşe yüzükoyun atılır (ve onlara:) "Yaptıklarınızdan başkasıyla mı cezalandırılıyorsunuz?" (denir). (Neml Suresi, 90)</text:p>
      <text:p text:style-name="P16"/>
      <text:h text:style-name="P3" text:outline-level="3"><text:span text:style-name="T1">Birbirlerinden Kaçarlar, Aralarındaki </text:span>Tüm Bağları Koparırlar</text:h>
      <text:p text:style-name="P7">Öyle ki (o gün) kendilerine tabi olunanlar, kendilerine tabi olanlardan uzaklaşıp-kaçmışlardır. (Artık) Onlar azabı görmüşlerdir ve aralarındaki bütün bağlar (ve ilişkiler) de parçalanıp-kopmuştur. (O zaman, yönetilip) Uyanlar derler ki: "Eğer bize bir kere (daha dünyaya dönme) fırsatı verilse(ydi) muhakkak (şimdi) onların bizden uzaklaştıkları gibi, biz de onlardan uzaklaşır (onları yüzüstü bırakır)dık." Böylece Allah, onlara bütün yaptıklarını onulmaz hasretlerle gösterecektir. Ve onlar ateşten çıkacak değildirler. (Bakara Suresi, 166-167)</text:p>
      <text:p text:style-name="P16"/>
      <text:h text:style-name="P3" text:outline-level="3">Çok Büyük Pişmanlık Yaşarlar</text:h>
      <text:p text:style-name="P6">Yüzlerinin ateşte evrilip çevrileceği gün, derler ki: "Eyvahlar bize, keşke Allah'a itaat etseydik ve Resûl'e itaat etseydik." Ve dediler ki: "Rabbimiz, gerçekten biz, efendilerimize ve büyüklerimize itaat ettik, böylece onlar bizi yoldan saptırmış oldular." "Rabbimiz, onlara azaptan iki katını ver ve büyük bir lanet ile lanet et." (Ahzab Suresi, 66-68)</text:p>
      <text:p text:style-name="P7">Ateşin üstünde durdurulduklarında onları bir görsen; derler ki: "Keşke (dünyaya bir daha) geri çevrilseydik de Rabbimizin ayetlerini yalanlamasaydık ve müminlerden olsaydık." (Enam Suresi, 27)</text:p>
      <text:p text:style-name="P6"><text:soft-page-break/>Onlar: "Evet" derler. "Bize gerçekten bir uyarıcı geldi. Fakat biz yalanladık ve: "Allah hiçbir şey indirmedi, siz yalnızca büyük bir sapmışlık içindesiniz, dedik." Ve derler ki: "Eğer dinlemiş olsaydık ya da akıl etmiş olsaydık, şu çılgınca yanan ateşin halkı arasında olmayacaktık." Böylece kendi günahlarını itiraf ettiler. Çılgınca yanan ateşin halkına (Allah'ın rahmetinden) uzaklık olsun. (Mülk Suresi, 9-11)</text:p>
      <text:p text:style-name="P7">Orada birbirleriyle çekişip tartışarak derler ki: "Andolsun Allah'a, biz gerçekten apaçık bir sapıklık içindeymişiz," "Çünkü sizi (yalancı olanları) alemlerin Rabbiyle eşit tutuyorduk. "Bizi suçlu-günahkarlardan başka saptıran olmadı." "Artık bizim için ne bir şefaatçi var," "Ne de candan-yakın bir dost." "Bizim bir kere daha (dünyaya dönüşümüz mümkün) olsaydı da iman edenlerden olabilseydik." Gerçekten, bunda bir ayet vardır, ama onların çoğu iman etmiş değildirler. (Şuara Suresi, 96-103)</text:p>
      <text:p text:style-name="P7">O gün, cehennem de getirilmiştir. İnsan o gün düşünüp-hatırlar, ancak (bu) hatırlamadan ona ne fayda? Der ki: "Keşke hayatım için, (önceden birşeyler) takdim edebilseydim." (Fecr Suresi, 23-24)</text:p>
      <text:p text:style-name="P16"/>
      <text:h text:style-name="P4" text:outline-level="3">Birbirlerini Ayaklarının Altına Almak İsterler</text:h>
      <text:p text:style-name="P7">İnkar edenler dediler ki: "Rabbimiz, cinlerden ve insanlardan bizi saptırmış olanları bize göster, ayaklarımızın altına alalım, en aşağılarda bulunanlardan olsunlar." (Fussilet Suresi, 29)</text:p>
      <text:p text:style-name="P16"/>
      <text:h text:style-name="P4" text:outline-level="3">Cehennemin İçine Dökülürler</text:h>
      <text:p text:style-name="P6">Artık onlar ve azgınlar onun içine dökülüverilmiştir. (Şuara Suresi, 94)</text:p>
      <text:p text:style-name="P12"/>
      <text:h text:style-name="P4" text:outline-level="3">Orada Başları Öne Düşmüş Şekilde Hüsran İçinde Kalırlar </text:h>
      <text:p text:style-name="P6">Onları görürsün; zilletten başları önlerine düşmüş bir halde, ona (ateşe) sunulurlarken göz ucuyla sezdirmeden bakarlar. İman edenler de: "Gerçekten hüsrana uğrayanlar, kıyamet günü hem kendi nefislerini, hem yakın akraba (veya yandaş)larını da hüsrana uğratmışlardır" dediler. Haberiniz olsun; gerçekten zalimler, kalıcı bir azap içindedirler. (Şura Suresi, 45)</text:p>
      <text:p text:style-name="P12"/>
      <text:h text:style-name="P30" text:outline-level="2">DÜNYADA VERİLEN AZAP ÇEŞİTLERİ</text:h>
      <text:h text:style-name="P3" text:outline-level="3">Allah'ın Dünyada Belaya Çarptırdığı Kişiler</text:h>
      <text:p text:style-name="P7">Görmüyorlar mı ki, gerçekten onlar her yıl, bir veya iki defa belaya çarptırılıyorlar da sonra tevbe etmiyorlar ve öğüt alıp (ders çıkarıp) düşünmüyorlar. (Tevbe Suresi, 126)</text:p>
      <text:p text:style-name="P6">Fakat onlar, uyuyorlarken, Rabbin tarafından dolaşıp-gelen bir bela' onun üstünü sarıp-kuşatıverdi. (Kalem Suresi, 19)</text:p>
      <text:p text:style-name="P12"/>
      <text:h text:style-name="P3" text:outline-level="3"><text:soft-page-break/>Hasret İçindedirler</text:h>
      <text:p text:style-name="P7">Ey iman edenler, inkar edenler ile yeryüzünde gezip dolaşırken veya savaşta bulundukları sırada (ölen) kardeşleri için: "Yanımızda olsalardı, ölmezlerdi, öldürülmezlerdi" diyenler gibi olmayın. Allah, bunu onların kalplerinde onulmaz bir hasret olarak kıldı. Dirilten ve öldüren Allah'tır. Allah, yaptıklarınızı görendir. (Al-i İmran Suresi, 156)</text:p>
      <text:p text:style-name="P7">(O zaman, yönetilip) Uyanlar derler ki: "Eğer bize bir kere (daha dünyaya dönme) fırsatı verilse(ydi) muhakkak (şimdi) onların bizden uzaklaştıkları gibi, biz de onlardan uzaklaşır (onları yüzüstü bırakır)dık." Böylece Allah, onlara bütün yaptıklarını onulmaz hasretlerle gösterecektir. Ve onlar ateşten çıkacak değildirler. (Bakara Suresi, 167)</text:p>
      <text:p text:style-name="P16"/>
      <text:h text:style-name="P3" text:outline-level="3">Mutsuz ve Bedbahttırlar</text:h>
      <text:p text:style-name="P7">(Kıyametin) Geleceği günde, O'nun izni olmaksızın, hiç kimse söz söyleyemez. Artık onlardan kimi 'bedbaht ve mutsuz', (kimi de) mutlu ve bahtiyardır. (Hud Suresi,105)</text:p>
      <text:p text:style-name="P7">"Ashab-ı Meş'eme" ne (mutsuz ve uğursuzdur o) "Ashab-ı Meş'eme". (Vakıa Suresi, 9)</text:p>
      <text:p text:style-name="P6">'Mutsuz-bedbaht' olan ondan kaçınır. Ki o, en büyük ateşe yollanacaktır. (Ala Suresi, 11-12)</text:p>
      <text:p text:style-name="P7">Artık sizi, 'alevleri kabardıkça kabaran' bir ateşle uyardım. Ona, ancak en bedbaht olandan başkası yollanmaz; (Leyl Suresi, 14-15)</text:p>
      <text:p text:style-name="P16"/>
      <text:h text:style-name="P4" text:outline-level="3">Kalpleri Dar ve Sıkıntılıdır, Üstlerine Pislik Çökmüştür</text:h>
      <text:p text:style-name="P7">Allah, kimi hidayete erdirmek isterse, onun göğsünü İslam'a açar; kimi saptırmak isterse, onun göğsünü, sanki göğe yükseliyormuş gibi dar ve sıkıntılı kılar. Allah, iman etmeyenlerin üstüne işte böyle pislik çökertir. (Enam Suresi, 125)</text:p>
      <text:p text:style-name="P7">(Savaştan) Geri bırakılan üç (kişiyi) de (bağışladı). Öyle ki, bütün genişliğine rağmen yeryüzü onlara dar gelmişti, nefisleri de kendilerine dar (sıkıntılı) gelmişti ve O'nun dışında (yine) Allah'tan başka bir sığınacak olmadığını iyice anladılar. Sonra tevbe etsinler diye onların tevbesini kabul etti. Şüphesiz Allah, (yalnızca) O, tevbeleri kabul edendir, esirgeyendir. (Tevbe Suresi, 118)</text:p>
      <text:p text:style-name="P16"/>
      <text:h text:style-name="P3" text:outline-level="3">Boş Emellerin Peşindedirler</text:h>
      <text:p text:style-name="P7">O inkar edenler Müslüman olmayı nice kereler dileyecekler. Onları bırak; yesinler, yararlansınlar ve onları (boş) emel oyalayadursun. İleride bileceklerdir. (Hicr Suresi, 2-3)</text:p>
      <text:p text:style-name="P16"/>
      <text:h text:style-name="P4" text:outline-level="3">Kuruntular İçinde Yaşarlar</text:h>
      <text:p text:style-name="P6">(Şeytan) Onlara vaatler ediyor, onları en olmadık kuruntulara düşürüyor. Oysa şeytan, onlara bir aldanıştan başka birşey va'detmez. (Nisa Suresi, 120)</text:p>
      <text:p text:style-name="P7"><text:soft-page-break/>(Münafıklar) Onlara seslenirler: "Biz sizlerle birlikte değil miydik?" Derler ki: "Evet, ancak siz kendinizi fitneye düşürdünüz, (Müslümanları acıların ve yıkımların sarmasını) gözetip-beklediniz, (Allah'a ve İslam'a karşı) kuşkulara kapıldınız. Sizleri kuruntular yanıltıp-aldattı. Sonunda Allah'ın emri (olan ölüm) geliverdi; ve o aldaltıcı da sizi Allah ile (Allah'ın adını kullanarak, hatta masumca sizden görünerek) aldatmış oldu." (Hadid Suresi, 14)</text:p>
      <text:p text:style-name="P16"/>
      <text:h text:style-name="P3" text:outline-level="3">Denizin Yarılması ve İnkarcıların Suda Boğulmaları </text:h>
      <text:p text:style-name="P7">Ve sizin için denizi ikiye yarıp sizi kurtardığımızı ve Firavun'un adamlarını -gözlerinizin önünde- boğduğumuzu hatırlayın. (Bakara Suresi, 50)</text:p>
      <text:p text:style-name="P16"/>
      <text:h text:style-name="P4" text:outline-level="3">Gökten İnen Azaplar</text:h>
      <text:p text:style-name="P6">Ama zulmedenler, kendilerine söylenen sözü bir başkasıyla değiştirdiler. Biz de o zalimlerin yaptıkları bozgunculuğa karşılık, üzerlerine gökten iğrenç bir azap indirdik. (Bakara Suresi, 59)</text:p>
      <text:p text:style-name="P7">Ve onların üzerine bir (azap) sağanağı yağdırdık. Suçlu-günahkarların uğradıkları sona bir bak işte. (Araf Suresi, 84)</text:p>
      <text:p text:style-name="P6">"Belki Rabbim senin bağından daha hayırlısını bana verir, (seninkinin) üstüne gökten 'yakıp-yıkan bir afet' gönderir de kaygan bir toprak kesiliverir." (Kehf Suresi, 40)</text:p>
      <text:p text:style-name="P12"/>
      <text:h text:style-name="P4" text:outline-level="3">Suda Boğulmaları</text:h>
      <text:p text:style-name="P7">Böylelikle, onları o yerden sürüp-sarsıntıya uğratmayı istedi, Biz de onu ve beraberindekileri hepbirlikte boğuverdik. (İsra Suresi, 103)</text:p>
      <text:p text:style-name="P7">Sonra bunun ardından geride kalanları da suda-boğduk. (Şuara Suresi, 120)</text:p>
      <text:p text:style-name="P6">Onu yalanladılar. Biz de onu ve gemide onunla birlikte olanları kurtardık, ayetlerimizi yalan sayanları suda-boğduk. Çünkü onlar kör bir kavimdi. (Araf Suresi, 64)</text:p>
      <text:p text:style-name="P7">Fakat onu yalanladılar; Biz de onu ve gemide onunla birlikte olanları kurtardık ve onları halifeler kıldık. Ayetlerimizi yalanlayanları da suda boğduk. Uyarılanların nasıl bir sonuca uğratıldıklarına bir bak. (Yunus Suresi, 73)</text:p>
      <text:p text:style-name="P7">Nuh'un kavmi de, elçileri yalanlandıklarında onları suda boğduk ve insanlar için bir ayet kıldık. Biz zulmedenlere acıklı bir azap hazırladık. (Furkan Suresi, 37)</text:p>
      <text:p text:style-name="P7">Bunun üzerine Musa'ya: "Asanla denize vur" diye vahyettik. (Vurdu ve) Deniz hemencecik yarılıverdi de her parçası kocaman bir dağ gibi oldu. Ötekileri de buraya yaklaştırdık. Musa'yı ve onunla birlikte olanların hepsini kurtarmış olduk. Sonra ötekileri suda boğduk. (Şuara Suresi, 63-66)</text:p>
      <text:p text:style-name="P7">Ve ayetlerimizi yalanlayan kavimden 'ona yardım edip-öcünü aldık'. Şüphesiz onlar, kötü bir kavimdi, Biz de onların tümünü suya batırıp boğduk. (Enbiya Suresi, 77)</text:p>
      <text:p text:style-name="P7">Bunun üzerine, onu ve askerlerini tutup suya attık. Böylelikle zulmedenlerin nasıl bir sona uğradıklarına bir bak. (Kasas Suresi, 40)</text:p>
      <text:p text:style-name="P7"><text:soft-page-break/>Sonunda Bizi öfkelendirince, Biz de onlardan intikam aldık, böylece onları toplu olarak suda boğduk. (Zuhruf Suresi, 55)</text:p>
      <text:p text:style-name="P7">"Denizi durgun ve açık bırak. Çünkü suda boğulacak bir ordudur." (Duhan Suresi, 24)</text:p>
      <text:p text:style-name="P7">Bunun üzerine, Biz onu ve ordularını yakalayıp denize attık; (ki o,) 'kınanacak işler yapıyordu.' (Zariyat Suresi, 40)</text:p>
      <text:p text:style-name="P16"/>
      <text:h text:style-name="P4" text:outline-level="3">Sarsıntı Tutması-Deprem</text:h>
      <text:p text:style-name="P7">Bunun üzerine onları dayanılmaz bir sarsıntı tuttu da, kendi yurtlarında dizüstü çökmüş olarak sabahladılar. (Araf Suresi, 78)</text:p>
      <text:p text:style-name="P7">Ancak onu yalanladılar; bunun üzerine onları amansız bir sarsıntı yakalayıverdi, böylelikle kendi yurtlarında dizüstü çökmüş olarak sabahladılar. (Ankebut Suresi, 37)</text:p>
      <text:p text:style-name="P16"/>
      <text:h text:style-name="P3" text:outline-level="3">Kuraklık-Ürün Kıtlığı Olması</text:h>
      <text:p text:style-name="P7">Andolsun, Biz de Firavun aile (çevre)sini belki öğüt alıp düşünürler diye yıllar yılı kuraklığa ve ürün kıtlığına uğrattık. (Araf Suresi, 130)</text:p>
      <text:p text:style-name="P7">Allah bir şehri örnek verdi: (Halkı) Güvenlik ve huzur içindeydi, rızkı da her yerden bol bol gelmekteydi; fakat Allah'ın nimetlerine nankörlük etti, böylece Allah yaptıklarına karşılık olarak, ona açlık ve korku elbisesini tattırdı. (Nahl Suresi, 112)</text:p>
      <text:p text:style-name="P16"/>
      <text:h text:style-name="P3" text:outline-level="3">Çeşitli Hayvanların Musallat Edilmesi</text:h>
      <text:p text:style-name="P7">Bunun üzerine, ayrı ayrı mucizeler (ayetler) olarak üzerlerine tufan, çekirge, buğday güvesi, kurbağa ve kan musallat kıldık. Yine büyüklük tasladılar ve suçlu-günahkar bir kavim oldular. (Araf Suresi, 133)</text:p>
      <text:p text:style-name="P16"/>
      <text:h text:style-name="P4" text:outline-level="3">Sel Afeti</text:h>
      <text:p text:style-name="P6">Ancak onlar yüz çevirdiler, böylece Biz de onlara Arim selini gönderdik. Ve onların iki bahçesini, buruk yemişli, acı ılgınlı ve içinde az birşey de sedir ağacı olan iki bahçeye dönüştürdük. (Sebe Suresi, 16)</text:p>
      <text:p text:style-name="P7">Yeri de 'coşkun kaynaklar' halinde fışkırttık. Derken su, takdir edilmiş bir işe karşı (hükmümüzü gerçekleştirmek üzere) birleşti. (Kamer Suresi, 12)</text:p>
      <text:p text:style-name="P6">Denildi ki: "Ey yer, suyunu yut ve ey gök, sen de tut." Su çekildi, iş bitiriliverdi, (gemi de) Cudi (dağı) üstünde durdu ve zalimler topluluğuna da: "Uzak olsunlar" denildi. (Hud Suresi, 44)</text:p>
      <text:p text:style-name="P12"/>
      <text:h text:style-name="P4" text:outline-level="3">Dayanılmaz Bir Ses</text:h>
      <text:p text:style-name="P7">O zulmedenleri dayanılmaz bir ses sarıverdi de kendi yurtlarında dizüstü çökmüş olarak sabahladılar. (Hud Suresi, 67)</text:p>
      <text:p text:style-name="P7"><text:soft-page-break/>Emrimiz geldiği zaman, tarafımızdan bir rahmetle Şuayb'ı ve onunla birlikte iman edenleri kurtardık; o zulmedenleri dayanılmaz bir ses sarıverdi de kendi yurtlarında dizüstü çökmüş olarak sabahladılar. (Hud Suresi, 94)</text:p>
      <text:p text:style-name="P6">Derken, tan yerinin ağarma vaktine girdiklerinde onları (o korkunç ve dayanılmaz) çığlık yakalayıverdi. (Hicr Suresi, 73)</text:p>
      <text:p text:style-name="P7">Derken, hak (ettikleri cezaya karşılık) olmak üzere, o korkunç çığlık onları yakalayıverdi. Böylece onları bir süprüntü kılıverdik. Zulmeden kavim için yıkım olsun. (Müminun Suresi, 41)</text:p>
      <text:p text:style-name="P7">Bu nedenle Semud (halkı), korkunç bir sesle helak edildi. (Hakka Suresi, 5)</text:p>
      <text:p text:style-name="P16"/>
      <text:h text:style-name="P4" text:outline-level="3">Balçıktan Taş Yağması</text:h>
      <text:p text:style-name="P7">Böylece emrimiz geldiği zaman, üstünü altına çevirdik ve üzerlerine balçıktan pişirilmiş, istif edilmiş taşlar yağdırdık; (Hud Suresi, 82)</text:p>
      <text:p text:style-name="P7">Anında (yurtlarının) üstünü altına çevirdik ve üzerlerine balçıktan pişirilmiş taş yağdırdık. (Hicr Suresi, 74)</text:p>
      <text:p text:style-name="P16"/>
      <text:h text:style-name="P3" text:outline-level="3">Fırtına</text:h>
      <text:p text:style-name="P7">Kara tarafında sizi yerin dibine geçirmeyeceğinden veya üzerinize taş yığınları yüklü bir kasırga göndermeyeceğinden emin misiniz? Sonra kendinize bir vekil bulamazsınız. Veya sizi bir kere daha ona (denize) gönderip üzerinize kırıp geçiren bir fırtına salarak nankörlük etmeniz nedeniyle sizi batırmasına karşı emin misiniz? Sonra onun öcünü Bize karşı alacak (kimseyi de) bulamazsınız. (İsra Suresi, 68-69)</text:p>
      <text:p text:style-name="P7">Andolsun, Biz Nuh'u kendi kavmine (elçi olarak) gönderdik, içlerinde elli yılı eksik olmak üzere bin sene yaşadı. Sonunda onlar zulme devam ederlerken tufan kendilerini yakalayıverdi. (Ankebut Suresi, 14)</text:p>
      <text:p text:style-name="P6">Biz, o uğursuz (felaket yüklü ve) sürekli bir günde üzerlerine 'kulakları patlatan bir kasırga' gönderdik. İnsanları söküp atıyordu; sanki onlar, kökünden sökülüp-kopmuş hurma kütükleriymiş gibi. (Kamer Suresi, 19-20)</text:p>
      <text:p text:style-name="P7">Biz de onların üzerine taş yağdıran bir kasırga gönderdik. Yalnız Lut ailesini (bu azaptan ayrı tuttuk;) onları seher vakti kurtardık; (Kamer Suresi, 34)</text:p>
      <text:p text:style-name="P7">Ad (halkın)a gelince; onlar da, uğultu yüklü, azgın bir kasırga ile helak edildiler. (Allah) Onu, yedi gece ve sekiz gün, aralık vermeksizin üzerlerine musallat etti. Öyle ki, o kavmin, orada sanki içi kof hurma kütükleriymiş gibi çarpılıp yere yıkıldığını görürsün. (Hakka Suresi, 6-7)</text:p>
      <text:p text:style-name="P16"/>
      <text:h text:style-name="P4" text:outline-level="3">Yağmur</text:h>
      <text:p text:style-name="P7">Ve üzerlerine bir yağmur yağdırdık; uyarılıp-korkutulanların yağmuru ne kötü. (Şuara Suresi, 173), (Neml Suresi, 58)</text:p>
      <text:p text:style-name="P7">Andolsun, onlar, üstüne felaket yağmuru yağdırılmış bulunan o ülkeye uğramışlardır; yine de onu görmüyorlar mıydı? Hayır, onlar dirilmeyi ummuyorlardı. (Furkan Suresi, 40)</text:p>
      <text:p text:style-name="P6"><text:soft-page-break/>Biz de 'bardaktan boşanırcasına akan' bir su ile göğün kapılarını açtık. (Kamer Suresi, 11)</text:p>
      <text:p text:style-name="P12"/>
      <text:h text:style-name="P4" text:outline-level="3">Gölgelik Günün Azabı</text:h>
      <text:p text:style-name="P7">Sonunda onu yalanladılar, böylece onları o gölgelik-gününün azabı yakaladı. Gerçekten o, büyük bir günün azabıydı. (Şuara Suresi, 189)</text:p>
      <text:p text:style-name="P16"/>
      <text:h text:style-name="P4" text:outline-level="3">Yıldırım</text:h>
      <text:p text:style-name="P6">Bu durumda eğer onlar yüz çevirirlerse, artık de ki: "Ben sizi, Ad ve Semud (kavimlerinin) yıldırımına benzer bir yıldırımla uyardım." (Fussilet Suresi, 13)</text:p>
      <text:p text:style-name="P7">Ancak Rablerinin emrine başkaldırdılar; böylece bakıp-dururlarken, onları yıldırım çarpıp-yakaladı. (Zariyat Suresi, 44)</text:p>
      <text:p text:style-name="P6">Semud'a gelince; Biz onlara doğru yolu gösterdik, fakat onlar körlüğü hidayete tercih ettiler. Böylece kazandıkları şeyler yüzünden onları alçaltıcı azabın yıldırımı yakalayıverdi. (Fussilet Suresi, 17)</text:p>
      <text:p text:style-name="P12"/>
      <text:h text:style-name="P4" text:outline-level="3">Göğün Duman Getirmesi</text:h>
      <text:p text:style-name="P7">Öyleyse sen, göğün açıkça bir duman getireceği günü gözle; (Bu duman) insanları sarıp-kuşatıverir. İşte bu, acı bir azaptır. (Duhan Suresi, 10-11)</text:p>
      <text:p text:style-name="P16"/>
      <text:h text:style-name="P4" text:outline-level="3">Rüzgar ve Bulut</text:h>
      <text:p text:style-name="P6">Derken, onu (azabı) vadilerine doğru yönelerek gelen bir bulut şeklinde gördükleri zaman, "Bu bize yağmur yağdıracak bir buluttur" dediler. Hayır, o, kendisi için acele ettiğiniz şeydir. Bir rüzgar; onda acı bir azap vardır. Rabbinin emriyle herşeyi yerle bir eder. Böylece meskenlerinden başka, hiçbir şey(leri) görünemez duruma düştüler. İşte Biz, suçlu-günahkar bir kavmi böyle cezalandırırız. (Ahkaf Suresi, 24-25)</text:p>
      <text:p text:style-name="P7">Ad (kavmin)de de (ayetler vardır). Hani onların üzerine köklerini kesen (akim) bir rüzgar gönderdik. Üzerinden geçtiği hiçbir şeyi bırakmıyor, mutlaka çürütüp-kül gibi dağıtıyordu. (Zariyat Suresi, 41-42)</text:p>
      <text:p text:style-name="P6">Yoksa gökte olanın üzerinize 'taş yağdıran (fırtınalı) bir rüzgar' göndermeyeceğinden emin misiniz? Siz o takdirde Benim uyarmam nasılmış bilip-öğreneceksiniz. Andolsun, kendilerinden öncekiler de yalanladı. Fakat Beni inkar (etmelerine karşılık verdiğim azap) nasılmış? (Mülk Suresi,17-18)</text:p>
      <text:p text:style-name="P12"/>
      <text:h text:style-name="P4" text:outline-level="3">Çamurdan Taş Yağması</text:h>
      <text:p text:style-name="P7">"Üzerlerine çamurdan (iyice sertleşip kaskatı kesilmiş) taşlar yağdırmak için." (Zariyat Suresi, 33)</text:p>
      <text:p text:style-name="P16"/>
      <text:h text:style-name="P4" text:outline-level="3"><text:soft-page-break/>Yerin Dibine Geçme</text:h>
      <text:p text:style-name="P6">Altı üstüne gelen (Lut kavminin) şehirlerini de O yerin dibine geçirdi. (Necm Suresi, 53)</text:p>
      <text:p text:style-name="P12"/>
      <text:p text:style-name="P12"/>
      <text:h text:style-name="P38" text:outline-level="1">KURAN'DA YAPILAN BENZETMELER</text:h>
      <text:p text:style-name="P35"/>
      <text:p text:style-name="P16">Kuran'da bazı ayetlerde birtakım benzetmeler yer alır. Sonsuz hikmet sahibi olan Allah'ın yaptığı bu benzetmeler son derece etkili, okuyanın o konuda anlayışını açacak niteliktedir. Benzetmelerin ve tasvirlerin tümü, aktarılan konuyu en etkili ve anlaşılır şekilde örneklendirmektedir:</text:p>
      <text:p text:style-name="P6"><text:span text:style-name="T1">Şüphesiz ayetlerimizi yalanlayanlar ve onlara karşı büyüklenenler, onlar için göğün kapıları açılmaz ve </text:span><text:span text:style-name="T4">halat (ya da deve) iğnenin deliğinden geçinceye kadar </text:span><text:span text:style-name="T1">cennete girmezler. Biz suçlu-günahkarları işte böyle cezalandırırız. (Araf Suresi, 40)</text:span></text:p>
      <text:p text:style-name="P6"><text:span text:style-name="T1">Onların yaptıkları her işin önüne geçtik, böylece onu </text:span><text:span text:style-name="T4">savrulmuş toz zerreleri</text:span><text:span text:style-name="T1"> kılıverdik. (Furkan Suresi, 23) </text:span></text:p>
      <text:p text:style-name="P6">Rablerini inkâr edenlerin durumu şudur: Onların yaptıkları, fırtınalı bir günde <text:span text:style-name="T4">rüzgarın şiddetle savurduğu bir kül</text:span><text:span text:style-name="T1"> gibidir. Kazandıklarından hiçbir şeye güç yetiremezler. İşte uzak bir sapıklık (içinde olmak) budur. (İbrahim Suresi, 18)</text:span></text:p>
      <text:p text:style-name="P6">İnkar edenlerin örneği <text:span text:style-name="T4">bağırıp çağırmadan başka birşey işitmeyip (duyduğu veya bağırdığı şeyin anlamını bilmeyen ve sürekli) haykıran (bir hayvan)ın örneği gibidir.</text:span><text:span text:style-name="T1"> Onlar, sağırdırlar, dilsizdirler, kördürler; bundan dolayı akıl erdiremezler. (Bakara Suresi, 171)</text:span></text:p>
      <text:p text:style-name="P6"><text:span text:style-name="T1">Allah'ın dışında başka veliler edinenlerin örneği, </text:span><text:span text:style-name="T4">kendine ev edinen örümcek</text:span><text:span text:style-name="T1"> örneğine benzer. Gerçek şu ki, evlerin en dayanıksız olanı örümcek evidir; bir bilselerdi. (Ankebut Suresi, 41)</text:span></text:p>
      <text:p text:style-name="P6"><text:span text:style-name="T1">Ey iman edenler, Allah'a ve ahiret gününe inanmayıp, insanlara karşı gösteriş olsun diye malını infak eden gibi minnet ve eziyet ederek sadakalarınızı geçersiz kılmayın. Böylesinin durumu, </text:span><text:span text:style-name="T4">üzerinde toprak bulunan bir kayanın durumuna benzer;</text:span><text:span text:style-name="T1"> üzerine sağnak bir yağmur düştü mü, onu çırılçıplak bırakıverir. Onlar kazandıklarından hiçbir şeye güç yetiremez (elde edemez)ler. Allah, kâfirler topluluğuna hidayet vermez. (Bakara Suresi, 264)</text:span></text:p>
      <text:p text:style-name="P6"><text:span text:style-name="T1">Onların bu dünya hayatındaki harcamaları kendi nefislerine zulmetmiş olan bir kavmin </text:span><text:span text:style-name="T4">ekinine isabet eden kavurucu soğukluktaki bir rüzgara benzer</text:span><text:span text:style-name="T1"> ki onu (ekini) helak etmiştir. Allah, onlara zulmetmedi, fakat onlar kendi nefislerine zulmetmektedirler. (Al-i İmran Suresi, 117)</text:span></text:p>
      <text:p text:style-name="P6"><text:span text:style-name="T1">Hak olan çağrı (dua, ibadet) yalnızca O'na (olan)dır. Onların Allah'tan başka çağırdıkları ise, onlara hiçbir şeyle cevap veremezler. </text:span><text:span text:style-name="T4">(Onların durumu) yalnızca, ağzına gelsin diye, iki avucunu suya uzatan(ın boşuna beklemesi) gibidir.</text:span><text:span text:style-name="T1"> Oysa ona gelmez. İnkâr edenlerin duası, sapıklık içinde olmaktan başkası değildir. (Rad Suresi, 14)</text:span></text:p>
      <text:p text:style-name="P6"><text:span text:style-name="T1">Yalnızca Allah'ın rızasını istemek ve kendilerinde olanı kökleştirip-güçlendirmek için mallarını infak edenlerin örneği, </text:span><text:span text:style-name="T4">yüksekçe bir tepede bulunan, sağnak yağmur aldığında ürünlerini iki kat veren bir bahçenin örneğine benzer</text:span><text:span text:style-name="T1"> ki ona sağnak yağmur isabet etmese de bir çisintisi (vardır). Allah, yaptıklarınızı görendir. (Bakara Suresi, 265)</text:span></text:p>
      <text:p text:style-name="P6"><text:span text:style-name="T1">Allah'ı birleyen (Hanif)ler olarak, O'na (hiçbir) ortak koşmaksızın. Kim Allah'a ortak koşarsa, </text:span><text:span text:style-name="T4">sanki o gökten düşmüş de onu bir kuş kapıvermiş veya rüzgar onu ıssız bir yere sürükleyip atmış gibidir.</text:span><text:span text:style-name="T1"> (Hac Suresi, 31)</text:span></text:p>
      <text:p text:style-name="P6"><text:soft-page-break/><text:span text:style-name="T1">Eğer Biz dileseydik, onu bununla yükseltirdik. Ama o yere meyletti (veya yere saplandı), hevasına uydu. Onun durumu, üstüne varsan dilini sarkıtıp soluyan, kendi başına bıraksan </text:span><text:span text:style-name="T4">dilini sarkıtıp soluyan köpeğin durumu gibidir.</text:span><text:span text:style-name="T1"> İşte ayetlerimizi yalanlayan topluluğun durumu böyledir. Artık gerçek haberi onlara aktar. Ki düşünsünler. (Araf Suresi, 176)</text:span></text:p>
      <text:p text:style-name="P6"><text:span text:style-name="T4">Allah'ın ipine </text:span><text:span text:style-name="T1">hepiniz sımsıkı sarılın. Dağılıp ayrılmayın. Ve Allah'ın sizin üze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span></text:p>
      <text:p text:style-name="P6"><text:span text:style-name="T12">Binasının temelini, Allah korkusu ve hoşnutluğu </text:span>üzerine kuran kimse mi hayırlıdır,<text:span text:style-name="T1"> </text:span><text:span text:style-name="T4">yoksa binasının temelini göçecek bir yarın kenarına kurup</text:span><text:span text:style-name="T1"> onunla birlikte kendisi de cehennem ateşi içine yuvarlanan kimse mi? Allah, zulmeden bir topluluğa hidayet vermez. (Tevbe Suresi, 109)</text:span></text:p>
      <text:p text:style-name="P6"><text:span text:style-name="T1">İman edenler, derler ki: "(Savaş izni için) Bir sûre indirilmeli değil miydi?" Fakat, içinde savaş (kıtal) zikri geçen muhkem bir sure indirildiği zaman, kalplerinde hastalık olanların, üzerine </text:span><text:span text:style-name="T4">ölüm baygınlığı çökmüş olanların bakışı gibi </text:span><text:span text:style-name="T1">sana baktıklarını gördün. Oysa onlara evla (olan): itaat ve maruf (güzel) sözdü. Fakat iş, kesinlik ve kararlılık gerektirdiği zaman, şayet Allah'a sadakat gösterselerdi, şüphesiz onlar için daha hayırlı olurdu. (Muhammed Suresi, 20-21)</text:span></text:p>
      <text:p text:style-name="P6"><text:span text:style-name="T1">Hani onlar, size hem üstünüzden, hem alt tarafınızdan gelmişlerdi; </text:span><text:span text:style-name="T12">gözler kaymış, yürekler hançereye gelip dayanmıştı</text:span> ve siz Allah hakkında (birtakım) zanlarda bulunuyordunuz. İşte orada, iman edenler, sınanmış ve <text:span text:style-name="T4">şiddetli bir sarsıntıyla sarsıntıya uğratılmışlardı.</text:span><text:span text:style-name="T1"> (Ahzab Suresi, 10-11)</text:span></text:p>
      <text:p text:style-name="P6"><text:span text:style-name="T1">(Ey Muhammed,) Allah'ı sakın zulmedenlerin yapmakta olduklarından habersiz sanma, onları yalnızca </text:span><text:span text:style-name="T4">gözlerin dehşetle belireceği bir güne</text:span><text:span text:style-name="T1"> ertelemektedir. Başlarını dikerek koşarlar, gözleri kendilerine dönüp-çevrilmez. Kalbleri (sanki) bomboştur. (İbrahim Suresi, 42-43)</text:span></text:p>
      <text:p text:style-name="P6"><text:span text:style-name="T1">Sur'a üfürülmüştür; böylece onlar kabirlerinden (diriltilip) </text:span><text:span text:style-name="T4">Rablerine doğru (dalgalar halinde) süzülüp-giderler. </text:span><text:span text:style-name="T1">(Yasin Suresi, 51)</text:span></text:p>
      <text:p text:style-name="P6"><text:span text:style-name="T1">O, biri diğeriyle 'tam bir uyum' (mutabakat) içinde yedi gök yaratmış olandır. Rahman (olan Allah)ın yaratmasında hiçbir 'çelişki ve uygunsuzluk' (tefavüt) göremezsin. İşte gözü(nü) çevirip-gezdir; </text:span><text:span text:style-name="T12">herhangi bir çatlaklık (bozukluk ve çarpıklık)</text:span> görüyor musun? Sonra gözünü iki kere daha çevirip-gezdir; o göz (uyumsuzluk bulmaktan) <text:span text:style-name="T4">umudunu kesmiş bir halde bitkin olarak sana dönecektir. </text:span><text:span text:style-name="T1"><text:s/>(Mülk Suresi, 3-4)</text:span></text:p>
      <text:p text:style-name="P16"/>
      <text:p text:style-name="P16"/>
      <text:h text:style-name="P38" text:outline-level="1">KURAN'DA YEMİN</text:h>
      <text:p text:style-name="P16"/>
      <text:p text:style-name="P16"/>
      <text:h text:style-name="P30" text:outline-level="2">İNSANLAR HANGİ YEMİNLERİNDEN SORUMLU TUTULACAKLAR</text:h>
      <text:p text:style-name="P7">Allah sizi, yeminlerinizdeki 'rastgele söylemelerinizden, boş, amaçsız sözler'den dolayı sorumlu tutmaz; fakat kalplerinizin kazandıklarından dolayı sorumlu tutar. Allah bağışlayandır, yumuşak davranandır. (Bakara Suresi, 225)</text:p>
      <text:p text:style-name="P16"/>
      <text:h text:style-name="P30" text:outline-level="2">RASTGELE SÖYLENEN YEMİNLER</text:h>
      <text:p text:style-name="P6">Allah sizi, yeminlerinizdeki 'rastgele söylemelerinizden, boş sözlerden' dolayı sorumlu tutmaz, ancak yeminlerinizle bağladığınız sözlerden dolayı sizi sorumlu tutar. Onun (yeminin) keffareti, ailenizdekilere yedirdiklerinizin ortalamasından on yoksulu doyurmak ya da onları giydirmek veya bir köleyi özgürlüğüne kavuşturmaktır. (Bunlara imkan) Bulamayan (için) üç gün oruç (vardır.) Bu, yemin ettiğinizde (bozduğunuz) yeminlerinizin keffaretidir. Yeminlerinizi koruyunuz. Allah, size ayetlerini böyle açıklar, umulur ki şükredersiniz. (Maide Suresi, 89)</text:p>
      <text:p text:style-name="P12"/>
      <text:h text:style-name="P29" text:outline-level="2">VASİYET VE ŞAHİTLİKTE YEMİN</text:h>
      <text:p text:style-name="P7">Anne-babanın ve yakınların geride bıraktıklarından ve her birine mirasçılar kıldık. Yeminlerinizin (akid ile) bağladığı kimselere de kendi paylarını verin. Şüphesiz, Allah, herşeye şahid olandır. (Nisa Suresi, 33)</text:p>
      <text:p text:style-name="P6">Ey iman edenler, sizden birinize ölüm gelip çattığı zaman, vasiyet hazırlanışında, aranızda içinizden adaletli iki kişiyi (şahid tutun.) Veya yolculukta olup size ölüm musibeti gelip çatarsa, sizden olmayan başka iki kişiyi (şahid tutun. İkisini) Şayet kuşkulanacak olursanız namazdan sonra alıkoyarsınız, onlar da (size): "Akraba dahi olsa onu (yeminimizi) hiçbir değere değiştirmeyeceğiz ve Allah'ın şahidliğini gizlemeyeceğiz. Aksi takdirde biz elbette günahkarlardan oluruz." diye Allah adına yemin etsinler. Eğer o ikisi aleyhinde kesin olarak günahı hak ettiklerine ilişkin bilgi sahibi olunursa, bu durumda haksızlığa uğrayanlardan iki kişi -ki bunlar buna daha hak sahibidirler- öbürlerinin yerine geçerler ve: "Bizim şehadetimiz o ikisinin şehadetinden şüphesiz daha doğrudur. Biz haddi aşmadık, yoksa gerçekten zulmedenlerden oluruz" diye Allah'a yemin ederler. Bu, gerektiği gibi şahidliği yapmalarına veya yeminlerinden sonra yeminlerin reddedilmesinden korkmalarına daha yakındır. Allah'tan korkup-sakının ve dinleyin. Allah, fasıklar topluluğunu hidayete erdirmez. (Maide Suresi, 106-108)</text:p>
      <text:p text:style-name="P7">Kendi eşlerine (zina suçu) atan ve kendileri dışında şahidleri bulunmayanlar ise, onlardan da her birinin şahidliği, Allah adına dört (kere yemin) ile kendisinin hiç şüphesiz doğru söyleyenlerden olduğuna şahidlik etmektir. (Nur Suresi, 6)</text:p>
      <text:p text:style-name="P16"><text:soft-page-break/></text:p>
      <text:h text:style-name="P29" text:outline-level="2">YEMİNLERİNİ BAHANE EDEREK İYİLİK YAPMAYA <text:span text:style-name="T1">ENGEL KILANLAR</text:span></text:h>
      <text:p text:style-name="P7">Bir de yeminlerinizi bahane ederek; iyilik yapmanız, sakınmanız ve insanların arasını düzeltmenize Allah'ı engel kılmayın. Allah işitendir, bilendir. (Bakara Suresi, 224)</text:p>
      <text:p text:style-name="P16"/>
      <text:h text:style-name="P30" text:outline-level="2">YEMİNLERİNİ BİR BOZGUNCULUK UNSURU </text:h>
      <text:h text:style-name="P29" text:outline-level="2">YAPARAK KULLANANLAR</text:h>
      <text:p text:style-name="P6">Bir ümmet diğer bir ümmetten (sayıca ve malca) daha gelişkindir diye, yeminlerinizi kendi aranızda bir bozuculuk unsuru yaparak, ipini kuvvetle eğirdikten sonra bozup-çözen (kadın) gibi olmayın. Şüphesiz Allah, sizi bununla imtihan etmektedir. Kıyamet günü hakkında ihtilafa düştüğünüz şeyi size muhakkak açıklayacaktır. (Nahl Suresi, 92)</text:p>
      <text:p text:style-name="P7">Yeminlerinizi kendi aranızda, bir bozuculuk unsuru edinmeyin; sonra sapasağlam basan ayak kayar ve Allah'ın yolundan alıkoyduğunuz için kötülüğü tadarsınız. (Ayrıca) Büyük azab da sizin içindir. (Nahl Suresi, 94)</text:p>
      <text:p text:style-name="P16"/>
      <text:h text:style-name="P29" text:outline-level="2">YEMİNLERİNİ SİPER EDİNENLER</text:h>
      <text:p text:style-name="P6">Onlar, yeminlerini bir siper edindiler, böylece Allah'ın yolundan alıkoydular. Artık onlar için alçaltıcı bir azab vardır. (Mücadele Suresi, 16)</text:p>
      <text:p text:style-name="P7">Onlar, yeminlerini bir siper edinip Allah'ın yolundan alıkoydular. Doğrusu ne kötü şey yapıyorlar. (Münafikun Suresi, 2)</text:p>
      <text:p text:style-name="P16"/>
      <text:h text:style-name="P29" text:outline-level="2"><text:span text:style-name="T1">YEMİNLERİNİ AZ BİR DEĞERE KARŞI </text:span>SATANLARIN DURUMU</text:h>
      <text:p text:style-name="P7">Allah'ın ahdini ve yeminlerini az bir değere karşılık satanlar... İşte onlar; onlar için ahirette hiçbir pay yoktur, kıyamet gününde Allah onlarla konuşmaz, onları gözetmez ve onları arındırmaz. Ve onlar için acı bir azab vardır. (Al-i İmran Suresi, 77)</text:p>
      <text:p text:style-name="P16"/>
      <text:h text:style-name="P30" text:outline-level="2">YEMİNLERİNİ BOZANLAR</text:h>
      <text:p text:style-name="P6">Ve eğer antlaşmalardan sonra, yine yeminlerini bozarlarsa ve dininize hınç besleyip-saldırırlarsa, bu durumda küfrün önderleriyle çarpışın. Çünkü onlar, yeminleri olmayan kimselerdir; belki cayarlar. Yeminlerini bozan, elçiyi (yurdundan) sürmeye çabalayan ve sizinle ilk defa (savaşa) başlayan bir <text:soft-page-break/>toplulukla savaşmaz mısınız? Korkuyor musunuz onlardan? Eğer inanıyorsanız, kendisinden korkmanıza Allah daha layıktır. (Tevbe Suresi, 12-13)</text:p>
      <text:p text:style-name="P6">Ahidleştiğiniz zaman, Allah'ın ahdini yerine getirin, pekiştirdikten sonra yeminleri bozmayın; çünkü Allah'ı üzerinize kefil kılmışsınızdır. Şüphesiz Allah, yaptıklarınızı bilir. Bir ümmet diğer bir ümmetten (sayıca ve malca) daha gelişkindir diye yeminlerinizi kendi aranızda bir bozuculuk unsuru yaparak ipini kuvvetle eğirdikten sonra bozup-çözen (kadın) gibi olmayın. Şüphesiz Allah sizi bununla imtihan etmektedir. Kıyamet günü hakkında ihtilafa düştüğünüz şeyi size muhakkak açıklayacaktır. (Nahl Suresi, 91-92)</text:p>
      <text:p text:style-name="P12"/>
      <text:h text:style-name="P30" text:outline-level="2">YALAN YERE YEMİN EDENLER</text:h>
      <text:p text:style-name="P6">Öyleyse, nasıl olur da, kendi ellerinin sundukları sonucu, onlara bir musibet isabet eder, sonra sana gelerek: "Kuşkusuz, biz iyilikten ve uzlaştırmaktan başka bir şey istemedik" diye Allah'a yemin ederler? (Nisa Suresi, 62)</text:p>
      <text:p text:style-name="P7">İman edenler: "Olanca yeminleriyle elbette sizlerle birlik olduklarına ilişkin Allah'a yemin edenler bunlar mıdır? Onların bütün yapıp-ettikleri boşa çıkmıştır, böylece hüsrana uğrayanlar olmuşlardır." derler. (Maide Suresi, 53)</text:p>
      <text:p text:style-name="P7">(Şeytan)Ve: "Gerçekten ben size öğüt verenlerdenim" diye yemin de etti. (Araf Suresi, 21)</text:p>
      <text:p text:style-name="P6">Eğer yakın bir yarar ve orta bir sefer olsaydı, onlar mutlaka seni izlerlerdi. Ama zorluk onlara uzak geldi. "Eğer güç yetirseydik muhakkak seninle birlikte (savaşa) çıkardık." diye sana Allah adına yemin edecekler. Kendi nefislerini helaka sürüklüyorlar. Allah onların gerçekten yalan söylediklerini biliyor. (Tevbe Suresi, 42)</text:p>
      <text:p text:style-name="P7">Sizi hoşnut kılmak için Allah'a yemin ederler; oysa mü'min iseler, hoşnut kılınmaya Allah ve elçisi daha layıktır. (Tevbe Suresi, 62)</text:p>
      <text:p text:style-name="P7">Onlara geri döndüğünüzde kendilerinden vazgeçmeniz için Allah'a and içecekler. Artık siz onlara sırt çevirin. Onlar gerçekten pistirler. Kazanmakta olduklarının bir cezası olarak, barınma yerleri cehennemdir. Kendilerinden hoşnut olmanız için size yemin ederler. Siz onlardan hoşnut olsanız bile şüphesiz Allah, fasıklar topluluğundan hoşnut olmaz. <text:s/>(Tevbe Suresi, 95-96)</text:p>
      <text:p text:style-name="P7">Dediler ki: "Andolsun, biz, birbirini kollayan bir topluluk iken, kurt onu yerse, bu durumda şüphesiz kayba uğrayan (aciz) kimseler oluruz." <text:s/>(Yusuf Suresi, 14)</text:p>
      <text:p text:style-name="P7">Yeminlerinin olanca gücüyle Allah'a and içtiler; eğer sen onlara emredersen (savaşa) çıkacaklar diye. De ki: "And içmeyin, bu bilinen (örf üzere) bir itaattır. Allah, yaptıklarınızdan haberdârdır." (Nur Suresi, 53)</text:p>
      <text:p text:style-name="P7">Yeminlerinin olanca güçleriyle, kendilerine bir uyarıcı-korkutucu gelecek olsa, ümmetlerinin herhangi birinden mutlaka daha doğru olacaklarına dair, Allah'a and içtiler. Ancak onlara bir uyarıcı-korkutucu geldiğinde (bu,) nefretlerinden başkasını artırmadı. (Fatır Suresi, 42)</text:p>
      <text:p text:style-name="P7">Allah'ın kendilerine karşı gazablandığı bir kavmi veli (dost ve müttefik) edinenleri görmedin mi? Onlar, ne sizdendirler, ne onlardan. Kendileri de (açıkça gerçeği) bildikleri halde, yalan üzere yemin ediyorlar. (Mücadele Suresi, 14)</text:p>
      <text:p text:style-name="P7"><text:soft-page-break/>Onların tümünü Allah'ın dirilteceği gün, sizlere yemin ettikleri gibi O'na da yemin edeceklerdir ve kendilerinin bir şey üzerine olduklarını sanacaklardır. Dikkat edin; gerçekten onlar, yalan söyleyenlerin ta kendileridir. (Mücadele Suresi, 18)</text:p>
      <text:p text:style-name="P7">Şunların hiçbirine itaat etme: Yemin edip duran, aşağılık, (Kalem Suresi,10)</text:p>
      <text:p text:style-name="P16"/>
      <text:h text:style-name="P30" text:outline-level="2">İNKARCILARIN GEÇERSİZ YEMİNLERİ</text:h>
      <text:p text:style-name="P7">Kendilerine Allah'ın bir rahmet eriştirmeyeceğine yemin ettiğiniz kimseler bunlar mıydı? (Cennettekilere de) Girin cennete. Sizin için korku yoktur ve mahzun olmayacaksınız." (Araf Suresi, 49)</text:p>
      <text:p text:style-name="P7">Yoksa sizin için üzerimizde kıyamete kadar sürüp gidecek bir yemin mi var ki siz ne hüküm verirseniz o, mutlaka sizin kalacak, diye. (Kalem Suresi, 39)</text:p>
      <text:p text:style-name="P7">Olanca yeminleriyle: "Öleni Allah diriltmez" diye yemin ettiler. Hayır; bu, O'nun üzerinde hak olan bir vaattir, ancak insanların çoğu bilmezler. <text:s/>(Nahl Suresi, 38)</text:p>
      <text:p text:style-name="P6">"Andolsun, bu tehdit, bize ve bizden önceki atalarımıza yapılmıştı; bu, geçmişlerin uydurma masallarından başka birşey değildir." (Müminun Suresi, 83)</text:p>
      <text:p text:style-name="P12"/>
      <text:h text:style-name="P30" text:outline-level="2">ŞEYTANIN İNSANLARI SAPTIRMAYA ANT İÇMESİ </text:h>
      <text:p text:style-name="P7">Dedi ki: "Rabbim, beni kışkırttığın şeye karşılık, andolsun, ben de yeryüzünde onlara, (sana başkaldırmayı ve dünya tutkularını) süsleyip-çekici göstereceğim ve onların tümünü mutlaka kışkırtıp-saptıracağım." (Hicr Suresi, 39)</text:p>
      <text:p text:style-name="P16"/>
      <text:h text:style-name="P30" text:outline-level="2">İNANMADIKLARI HALDE MÜMİN OLDUKLARINA DAİR YALAN YERE YEMİN EDENLER</text:h>
      <text:p text:style-name="P6">Allah'ın kendilerine karşı gazablandığı bir kavmi veli (dost ve müttefik) edinenleri görmedin mi? Onlar, ne sizdendirler, ne onlardan. Kendileri de (açıkça gerçeği) bildikleri halde, yalan üzere yemin ediyorlar. (Mücadele Suresi, 14)</text:p>
      <text:p text:style-name="P7">Olanca yeminleriyle, eğer kendilerine bir ayet gelse, kesin olarak ona inanacaklarına dair Allah'a yemin ettiler. De ki: "Ayetler, ancak Allah katındadır; onlara (mucizeler) gelse de kuşkusuz inanmayacaklarının şuurunda değil misiniz? (En'am Suresi, 109)</text:p>
      <text:p text:style-name="P6">Gerçekten sizden olduklarına dair Allah adına yemin ederler. Oysa onlar sizden değildirler. Ancak onlar ödleri kopan bir topluluktur. (Tevbe Suresi, 56)</text:p>
      <text:p text:style-name="P6">Zarar vermek, inkârı (pekiştirmek), mü'minlerin arasını ayırmak ve daha önce Allah'a ve elçisine karşı savaşanı gözlemek için mescid edinenler ve: "Biz iyilikten başka birşey istemedik" diye yemin edenler (var ya,) Allah onların şüphesiz yalancı olduklarına şahidlik etmektedir. (Tevbe Suresi, 107)</text:p>
      <text:p text:style-name="P7"><text:soft-page-break/>Yeminlerinin olanca güçleriyle, kendilerine bir uyarıcı-korkutucu gelecek olsa, ümmetlerinin herhangi birinden mutlaka daha doğru olacaklarına dair, Allah'a ant içtiler. Ancak onlara bir uyarıcı-korkutucu geldiğinde (bu,) nefretlerinden başkasını artırmadı. (Fatır Suresi, 42)</text:p>
      <text:p text:style-name="P16"/>
      <text:h text:style-name="P30" text:outline-level="2">KADINLARA ZİHARDA BULUNMAK İÇİN YAPILAN YEMİNİN <text:s/>HÜKMÜ</text:h>
      <text:p text:style-name="P7">Sizden kadınlarına "zıhar"da bulunanlar (bilsinler ki, kadınları) onların anneleri değildir. Anneleri, yalnızca kendilerini doğuranlardır. Şüphesiz onlar, çirkin ve yalan söylemektedirler. Gerçekten Allah, çok affeden, çok bağışlayandır. Kadınlarına "zıhar"da bulunanlar, sonra söylediklerinden geri dönenlerin, birbirleriyle temas etmeden önce bir köleyi özgürlüğüne kavuşturmaları gerekir. İşte size bununla öğüt verilmektedir. Allah, yaptıklarınızı haber alandır. (Mücadele Suresi, 2-3)</text:p>
      <text:p text:style-name="P7">Allah, bir adamın kendi (göğüs) boşluğu içinde iki kalp kılmadı ve kendilerini annelerinize benzeterek yemin konusu yaptığınız (zıharda bulunduğunuz) eşlerinizi sizin anneleriniz yapmadı, evlatlıklarınızı da sizin (öz) çocuklarınız saymadı. Bu, sizin (yalnızca) ağzınızla söylemenizdir. Allah ise, hakkı söyler ve (doğru olan) yola yöneltip-iletir. (Azhab Suresi, 4)</text:p>
      <text:p text:style-name="P16"/>
      <text:h text:style-name="P29" text:outline-level="2">EŞLERİNDEN UZAKLAŞMAYA YEMİN EDENLERİN HÜKMÜ</text:h>
      <text:p text:style-name="P7">Kadınlarından uzaklaşmaya yemin edenler için dört ay bekleme süresi vardır. Eğer (bu süre içinde eşlerine) dönerlerse, şüphesiz Allah, bağışlayandır, esirgeyendir. (Bakara Suresi, 226)</text:p>
      <text:p text:style-name="P16"/>
      <text:h text:style-name="P30" text:outline-level="2">YEMİNİN KEFARETİ</text:h>
      <text:p text:style-name="P6">Allah, yeminlerinizin (keffaretle) çözülmesini size farz (veya meşru) kıldı. Allah, sizin mevlanız (sahibiniz, yardımcınız)dır. O, bilendir, hüküm ve hikmet sahibidir. (Tahrim Suresi, 2)</text:p>
      <text:p text:style-name="P6">Allah sizi yeminlerinizdeki 'rastgele söylemelerinizden boş sözlerden' dolayı sorumlu tutmaz ancak yeminlerinizle bağladığınız sözlerden dolayı sizi sorumlu tutar. Onun (yeminin) keffareti ailenizdekilere yedirdiklerinizin ortalamasından on yoksulu doyurmak ya da onları giydirmek veya bir köleyi özgürlüğüne kavuşturmaktır. (Bunlara imkan) Bulamayan (için) üç gün oruç (vardır.) Bu yemin ettiğinizde (bozduğunuz) yeminlerinizin keffaretidir. Yeminlerinizi koruyunuz. Allah size ayetlerini böyle açıklar umulur ki şükredersiniz. (Maide Suresi, 89)</text:p>
      <text:p text:style-name="P12"/>
      <text:h text:style-name="P30" text:outline-level="2">ALLAH'IN ÜZERİNE YEMİN ETTİĞİ ŞEYLER</text:h>
      <text:p text:style-name="P6">Rabbine andolsun, onların tümüne (bunu) soracağız. <text:s/>(Hicr Suresi, 92)</text:p>
      <text:p text:style-name="P7">Andolsun, onların söylemekte olduklarına karşı senin göğsünün daraldığını biliyoruz. (Hicr Suresi, <text:s/>97)</text:p>
      <text:p text:style-name="P7"><text:soft-page-break/>Andolsun hikmetli Kur'an'a, (Yasin Suresi, 2)</text:p>
      <text:p text:style-name="P6">Saflar halinde dizilenlere andolsun, haykırıp sürükleyenlere, zikir okuyanlara, (Saffat Suresi, 1-3)</text:p>
      <text:p text:style-name="P7">Sad, Zikir dolu Kur'an'a andolsun; (Sad Suresi, 1)</text:p>
      <text:p text:style-name="P7">Apaçık Kitab'a andolsun; (Zuhruf Suresi, 2)</text:p>
      <text:p text:style-name="P7">Tozu dumana katıp savuran (rüzgar)lara, derken, ağır yük taşıyan (bulut)lara. Sonra kolaylıkla akıp gidenlere, Sonra iş(ler)i taksim edenlere andolsun. (Zariyat Suresi, 1-4)</text:p>
      <text:p text:style-name="P7">'Özen içinde yollar ve yörüngelerle donatılmış' göğe andolsun; (Zariyat Suresi, 7)</text:p>
      <text:p text:style-name="P7">İşte, göğün ve yerin Rabbine andolsun ki, şüphesiz, o (size va'dedilen) sizin (aranızda) konuştuklarınız kadar, elbette kesin bir gerçektir. (Zariyat Suresi, 23)</text:p>
      <text:p text:style-name="P7">Tur'a andolsun. Satır (satır) dizili kitaba, yayılmış ince deri üzerine; ma'mur eve, yükseltilmiş tavana, kabarıp, tutuşan denize, (Tur Suresi, 1-6)</text:p>
      <text:p text:style-name="P7">Battığı zaman yıldıza andolsun; (Necm Suresi, 1)</text:p>
      <text:p text:style-name="P7">Hayır, yıldızların yer (mevki)lerine yemin ederim. Şüphesiz bu, eğer bilirseniz gerçekten büyük bir yemindir. (Vakıa Suresi, 75-76)</text:p>
      <text:p text:style-name="P7">Nun. Kaleme ve satır satır yazdıklarına andolsun. (Kalem Suresi, 1)</text:p>
      <text:p text:style-name="P7">Hayır; gördüklerinize yemin ederim, görmediklerinize de. (Hakka Suresi, 38-39)</text:p>
      <text:p text:style-name="P7">Artık, doğuların ve batıların Rabbine yemin ederim; Biz gerçekten güç yetireniz; (Mearic Suresi, 40)</text:p>
      <text:p text:style-name="P7">Hayır; aya andolsun, dönüp gittiği zaman geceye, ağardığı zaman sabaha, (Müddessir Suresi, 32-34)</text:p>
      <text:p text:style-name="P7">Hayır, kalkış (kıyamet) gününe and ederim. Ve yine hayır; kendini kınayıp duran nefse de and ederim. (Kıyamet Suresi, 1-2)</text:p>
      <text:p text:style-name="P7">Birbiri ardınca gönderilenlere andolsun; derken kökünden koparıp savuranlara. Yaydıkça yayanlara. Böylece ayırdıkça ayıranlara, zikr (vahy, öğüt) bırakanlara; (Mürselat Suresi, 1-5)</text:p>
      <text:p text:style-name="P7"><text:span text:style-name="T11"><text:s/></text:span>Ta en derinden acıyla sökerek çıkaranlara andolsun. Yumuşacık çekip alanlara, yüzdükçe yüzerek gidenlere, öncü olarak yarışıp geçenlere, derken işi bir düzen içinde evirip çevirenlere, (Nazi'at Suresi, 1-5)</text:p>
      <text:p text:style-name="P7">Artık hayır; yemin ederim (gündüz) sinip (gece) dönen (gezegen)lere, bir akış içinde yerini alanlara; kararmaya ilk başladığı zaman, geceye andolsun, ve nefes almaya başladığı zaman, sabaha; (Tekvir Suresi, 15-18)</text:p>
      <text:p text:style-name="P7">Yoo, şafak-vaktine yemin ederim, geceye ve toplayıp-taşıdığı şeylere, ondördüne girdiği zaman aya; (İnşikak Suresi, 16-18)</text:p>
      <text:p text:style-name="P7">Burçları olan göğe andolsun, o vadedilen güne, şahid olana (görene) ve şahit olunana (görülene). (Büruc Suresi, 1-3)</text:p>
      <text:p text:style-name="P7">Göğe ve Tarık'a andolsun, Tarık'ın ne olduğunu sana bildiren nedir? (Karanlığı) Delen yıldızdır. (Tarık Suresi, 1-3)</text:p>
      <text:p text:style-name="P7">Dönüşlü olan göğe andolsun. Yarılan yere de. (Tarık Suresi, 11-12)</text:p>
      <text:p text:style-name="P7"><text:soft-page-break/>Fecre andolsun, on geceye, çifte ve tek'e, akıp-gittiği zaman geceye, bunlarda, akıl sahibi olan için bir yemin var, değil mi? (Fecr Suresi, 1-5)</text:p>
      <text:p text:style-name="P7">Hayır; bu şehre yemin ederim, ki sen, bu şehirde oturmakta iken, babaya ve doğan-çocuğa da. (Beled Suresi, 1-3)</text:p>
      <text:p text:style-name="P7">Güneşe ve onun parıltısına andolsun, onu izlediği zaman aya, onu (güneş) parıldattığı zaman gündüze, onu sarıp-örttüğü zaman geceye, göğe ve onu bina edene, yere ve onu yayıp döşeyene, nefse ve ona 'bir düzen içinde biçim verene', sonra ona fücurunu (sınır tanımaz günah ve kötülüğünü) ve ondan sakınmayı ilham edene (andolsun). (Şems Suresi, 1-8)</text:p>
      <text:p text:style-name="P7">Sarıp-örttüğü zaman geceye andolsun, parıldayıp-aydınlandığı zaman gündüze, erkeği ve dişiyi yaratana; gerçekten sizin çabalarınız (çelişkili, parça parça) darmadağınıktır. (Leyl Suresi, 1-4)</text:p>
      <text:p text:style-name="P7">Kuşluk vaktine andolsun, 'karanlığı iyice çöktüğü' zaman geceye, (Duha Suresi, 1-2)</text:p>
      <text:p text:style-name="P7">İncire ve zeytine andolsun, sina dağına, ve şu emin beldeye (güvenilir şehre). (Tin Suresi, 1-3)</text:p>
      <text:p text:style-name="P7">Soluk soluğa koşan (at)lara andolsun, (tırnaklarıyla) ateş saçanlara, sabah vakti baskın yapanlara. Derken, orada tozu dumana katanlara, bununla bir (düşman) topluluğun orta yerine kadar dalanlara. (Adiyat Suresi, 1-5)</text:p>
      <text:p text:style-name="P7">Asra andolsun; (Asr Suresi, 1)</text:p>
      <text:p text:style-name="P16"/>
      <text:p text:style-name="P16"/>
      <text:h text:style-name="P38" text:outline-level="1">KURAN'DA BAHSİ GEÇEN DOĞA OLAYLARI</text:h>
      <text:p text:style-name="P16"/>
      <text:p text:style-name="P16"/>
      <text:h text:style-name="P30" text:outline-level="2">RÜZGAR</text:h>
      <text:p text:style-name="P7">Rahmetinin önünde rüzgarları bir müjde olarak gönderen O'dur. Bunlar ağırca bulutları kaldırıp yüklendiğinde, onları (kuraklıktan) ölmüş bir şehre sürükleyiveririz ve bununla oraya su indiririz de böylelikle bütün ürünlerden çıkarırız. İşte Biz, ölüleri de böyle diriltip-çıkarırız. Ki ibret alasınız. (Araf Suresi, 57)</text:p>
      <text:p text:style-name="P7">Ve aşılayıcılar olarak rüzgarları gönderdik, böylece gökten su indirdik de sizleri suladık. Oysa siz onun hazine-koruyucuları değilsiniz. (Hicr Suresi, 22)</text:p>
      <text:p text:style-name="P7">Süleyman için de, fırtına biçiminde esen rüzgara (boyun eğdirdik) ki, kendi emriyle, içinde bereketler kıldığımız yere akıp giderdi. Biz herşeyi bilenleriz. (Enbiya Suresi, 81)</text:p>
      <text:p text:style-name="P7">Ya da karanın ve denizin karanlıkları içinde size yol gösteren ve rahmetinin önünde rüzgarları müjde vericiler olarak gönderen mi? Allah ile beraber başka bir ilah mı? Allah, onların şirk koştuklarından yücedir. (Neml Suresi, 63)</text:p>
      <text:p text:style-name="P6">Allah, rüzgarları gönderir, onlar da bulutu kaldırır, böylece Biz onu ölü bir beldeye sürükleriz, onunla, yeri ölümünden sonra diriltiriz. İşte (ölümden sonra) dirilip- yayılma da böyledir. (Fatır Suresi, 9)</text:p>
      <text:p text:style-name="P7">Eğer dileyecek olsa, rüzgarı durdurur, böylece onun üstünde kalakalırlar. Şüphesiz, bunda çokça sabreden, çokça şükreden kimse için gerçekten ayetler vardır. (Şura Suresi, 33)</text:p>
      <text:p text:style-name="P7">Gece ile gündüzün ard arda gelişinde (veya aykırılığında), Allah'ın gökten rızık indirip ölümünden sonra yeryüzünü diriltmesinde ve rüzgarları (belli bir düzen içinde) yönetmesinde aklını kullanan bir kavim için ayetler vardır. (Casiye Suresi, 5)</text:p>
      <text:p text:style-name="P16"/>
      <text:h text:style-name="P30" text:outline-level="2">YAĞMUR</text:h>
      <text:p text:style-name="P7">O, sizin için yeryüzünü bir döşek, gökyüzünü bir bina kıldı. Ve gökten yağmur indirerek bununla sizin için (çeşitli) ürünlerden rızık çıkardı. Öyleyse (bütün bunları) bile bile Allah'a eşler koşmayın. (Bakara Suresi, 22)</text:p>
      <text:p text:style-name="P7">Kendilerinden önce nice nesilleri yıkıma uğrattığımızı görmüyorlar mı? Biz, sizi yerleşik kılmadığımız bir biçimde onları yeryüzünde (büyük bir güç ve servetle) yerleşik kıldık; gökten üzerlerine sağanak (bol yağmurlar) yağdırdık, nehirleri de altlarından akar yaptık. Ama günahları nedeniyle Biz onları yıkıma uğrattık ve arkalarından başka nesiller (inşa edip) var ettik. (Enam Suresi, 6)</text:p>
      <text:p text:style-name="P7">O, gökten su indirendir. Bununla herşeyin bitkisini bitirdik, ondan bir yeşillik çıkardık, ondan birbiri üstüne bindirilmiş taneler türetiyoruz. Ve hurma ağacının tomurcuğundan da yere sarkmış salkımlar, -<text:soft-page-break/>birbirine benzeyen ve benzemeyen- üzümlerden, zeytinden ve nardan bahçeler (kılıyoruz.) Meyvesine, ürün verdiğinde ve olgunluğa eriştiğinde bir bakıverin. Şüphesiz inanacak bir topluluk için bunda gerçekten ayetler vardır. (Enam Suresi, 99)</text:p>
      <text:p text:style-name="P7">Ey kavmim, Rabbinizden bağışlanma dileyin, sonra O'na tevbe edin. Üstünüze gökten sağanak (yağmurlar, bol nimetler) yağdırsın ve gücünüze güç katsın. Suçlu-günahkarlar olarak yüz çevirmeyin." (Hud Suresi, 52)</text:p>
      <text:p text:style-name="P6">Sizin için gökten su indiren O'dur; içecek ondan, ağaç ondandır (ki) hayvanlarınızı onda otlatmaktasınız. (Nahl Suresi, 10)</text:p>
      <text:p text:style-name="P7">Allah gökten su indirdi, ölümünden sonra yeri onunla diriltti; işitebilen bir topluluk için bunda gerçekten bir ayet vardır. (Nahl Suresi, 65)</text:p>
      <text:p text:style-name="P7">Görmedin mi, Allah, gökten su indirdi, böylece yeryüzü yemyeşil donatıldı. Şüphesiz Allah, lutfedicidir, herşeyden haberdardır. (Hac Suresi, 63)</text:p>
      <text:p text:style-name="P7">Biz gökten belli bir miktarda su indirdik ve onu yeryüzünde yerleştirdik; şüphesiz Biz onu (kurutup) giderme gücüne de sahibiz. (Müminun Suresi, 18)</text:p>
      <text:p text:style-name="P7">Görmedin mi ki, Allah bulutları sürmekte, sonra aralarını birleştirmekte, sonra da onları üst üste yığmaktadır; böylece, yağmurun bunların arasından akıp-çıktığını görürsün. Gökten içinde dolu bulunan dağlar (gibi bulutlar) indiriverir, onu dilediğine isabet ettirir de, dilediğinden onu çevirir; şimşeğinin parıltısı neredeyse gözleri kamaştırıp götürüverecektir. (Nur Suresi, 43)</text:p>
      <text:p text:style-name="P7">Ve kendi rahmetinin önünde rüzgarları müjdeciler olarak gönderen O'dur. Biz, gökten tertemiz su indirdik; Onunla ölü bir beldeyi (toprağı) canlandırmak ve yarattığımız hayvanlardan ve insanlardan birçoğunu onunla sulamak için. (Furkan Suresi, 48-49)</text:p>
      <text:p text:style-name="P7">(Onlar mı) Yoksa, gökleri ve yeri yaratan ve size gökten su indiren mi? Ki onunla (o suyla) gönül alıcı bahçeler bitirdik, sizin içinse bir ağacını bitirmek (bile) mümkün değildir. Allah ile beraber başka bir ilah mı? Hayır, onlar sapıklıkta devam eden bir kavimdir. (Neml Suresi, 60)</text:p>
      <text:p text:style-name="P7">Andolsun onlara: "Gökten su indirip de ölümünden sonra yeryüzünü dirilten kimdir?" diye soracak olursan, şüphesiz: "Allah" diyecekler. De ki: "Hamd Allah'ındır." Hayır, onların çoğu akletmiyorlar. (Ankebut Suresi, 63)</text:p>
      <text:p text:style-name="P7">Kıyamet saatinin bilgisi, şüphesiz Allah'ın katındadır. Yağmuru yağdırır; rahimlerde olanı bilir. Hiç kimse, yarın ne kazanacağını bilmez. Hiç kimse de, hangi yerde öleceğini bilmez. Hiç şüphesiz Allah bilendir, haberdardır. (Lokman Suresi, 34)</text:p>
      <text:p text:style-name="P7">Görmüyorlar mı; Biz, suyu çorak toprağa sürüyoruz da onunla ekin bitiriyoruz; ondan hayvanları, kendileri yemektedir? Yine de görmüyorlar mı? (Secde Suresi, 27)</text:p>
      <text:p text:style-name="P7">Allah'ın gökyüzünden su indirdiğini görmedin mi? Böylece Biz onunla, renkleri değişik olan meyveler çıkardık. Dağlardan da beyaz, kırmızı renkleri değişik ve siyah yollar (kıldık). (Fatır Suresi, 27)</text:p>
      <text:p text:style-name="P7">O'nun ayetlerinden biri de, senin gerçekten yeryüzünü huşu içinde (solmuş, boynu bükülmüş ve kupkuru) görmendir. Ama Biz onun üzerine suyu indirdiğimiz zaman, deprenir ve kabarır. Şüphesiz onu dirilten, ölüleri de elbette dirilticidir. Çünkü O, herşeye güç yetirendir. (Fussilet Suresi, 39) </text:p>
      <text:p text:style-name="P7"><text:soft-page-break/>O'dur ki, onlar umutlarını kestikten sonra yağmuru indirir ve rahmetini serip-yayar. O, Veli'dir, Hamid'dir. (Şura Suresi, 28)</text:p>
      <text:p text:style-name="P7">Ve gökten mübarek (bereket ve rahmet yüklü) su indirdik; böylece onunla bahçeler ve biçilecek taneler bitirdik. (Kaf Suresi, 9)</text:p>
      <text:p text:style-name="P16"/>
      <text:h text:style-name="P30" text:outline-level="2">ŞİMŞEK</text:h>
      <text:p text:style-name="P7">O size şimşeği korku ve umut olarak gösteren, (yağmur yüklü) ağırlaşmış bulutları (inşa edip) ortaya çıkarandır. Gökgürültüsü O'nu hamd ile, melekler de O'na olan korkularından tesbih ederler.. O, yıldırımları gönderip bununla dilediğine çarpar; onlar ise Allah hakkında çekişip-tartışırlar. O, gücü (ve cezası) pek çetin olandır. (Rad Suresi, 12-13)</text:p>
      <text:p text:style-name="P7">Görmedin mi ki, Allah bulutları sürmekte, sonra aralarını birleştirmekte, sonra da onları üst üste yığmaktadır; böylece, yağmurun bunların arasından akıp-çıktığını görürsün. Gökten içinde dolu bulunan dağlar (gibi bulutlar) indiriverir, onu dilediğine isabet ettirir de, dilediğinden onu çevirir; şimşeğinin parıltısı neredeyse gözleri kamaştırıp götürüverecektir. (Nur Suresi, 43)</text:p>
      <text:p text:style-name="P16"/>
      <text:h text:style-name="P30" text:outline-level="2">GECE İLE GÜNDÜZÜN OLUŞUMU</text:h>
      <text:p text:style-name="P7">Şüphesiz, göklerin ve yerin yaratılmasında, gece ile gündüzün ard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6">O sabahı yarıp çıkarandır. Geceyi bir sükun (dinlenme), güneş ve ayı bir hesap (ile) kıldı. Bu, üstün ve güçlü olan, bilen Allah'ın takdiridir. (Enam Suresi, 96)</text:p>
      <text:p text:style-name="P7">Gerçekten, gece ile gündüzün ard arda gelişinde ve Allah'ın göklerde ve yerde yarattığı şeylerde korkup-sakınan bir topluluk için elbette ayetler vardır. (Yunus Suresi, 6)</text:p>
      <text:p text:style-name="P7">Ve O, yeri yayıp uzatan, onda sarsılmaz-dağlar ve ırmaklar kılandır. Orada ürünlerin her birinden ikişer çift yaratmıştır; geceyi gündüze bürümektedir. Şüphesiz bunlarda düşünen bir topluluk için gerçekten ayetler vardır. (Rad Suresi, 3)</text:p>
      <text:p text:style-name="P6">Geceyi, gündüzü, güneşi ve ayı sizin emrinize verdi; yıldızlar da O'nun emriyle emre hazır kılınmıştır. Şüphesiz bunda, aklını kullanabilen bir topluluk için ayetler vardır. (Nahl Suresi, 12)</text:p>
      <text:p text:style-name="P7">Biz geceyi ve gündüzü iki ayet kıldık; gece ayetini sildik de Rabbinizden bir fazl aramanız, yılların sayısını ve hesabı öğrenmeniz için gündüzün ayetini aydınlatıcı kıldık. Biz, herşeyi yeterince açıkladık. (İsra Suresi, 12)</text:p>
      <text:p text:style-name="P7">O, yaşatan ve öldürendir; gece ile gündüzün aykırılığı (veya ard arda gelişi) da O'nun (kanunu)dur. Yine de aklınızı kullanmayacak mısınız? (Müminun Suresi, 80)</text:p>
      <text:p text:style-name="P7">Allah, gece ile gündüzü evirip çevirir. Gerçekten bunda basiret sahipleri için birer ibret vardır. (Nur Suresi, 44)</text:p>
      <text:p text:style-name="P7"><text:soft-page-break/>(Allah) Geceyi gündüze bağlayıp-katar, gündüzü de geceye bağlayıp-katar; güneşi ve ayı emre amade kılmıştır, her biri adı konulmuş bir süreye kadar akıp gitmektedir. İşte bunları (yaratıp düzene koyan) Allah sizin Rabbinizdir; mülk O'nundur. O'ndan başka taptıklarınız ise, 'bir çekirdeğin incecik zarına' bile malik olamazlar. (Fatır Suresi, 13)</text:p>
      <text:p text:style-name="P7">Allah, kendisinde sükun bulmanız için geceyi, aydınlık olarak da gündüzü sizin için var etti. Şüphesiz Allah, insanlara karşı (sınırsız) bir fazl sahibidir. Ancak insanların çoğu şükretmiyorlar. (Mümin Suresi, 61)</text:p>
      <text:p text:style-name="P16"/>
      <text:h text:style-name="P30" text:outline-level="2">GÖĞÜN İNŞA EDİLMESİ</text:h>
      <text:p text:style-name="P7">Gerçekten sizin Rabbiniz, altı günde gökleri ve yeri yaratan, sonra arşa istiva eden Allah'tır. Gündüzü, durmaksızın kendisini kovalayan geceyle örten, güneşe, aya ve yıldızlara kendi buyruğuyla baş eğdirendir. Haberiniz olsun, yaratmak da, emir de (yalnızca) O'nundur. Alemlerin Rabbi olan Allah ne yücedir. (Araf Suresi, 54)</text:p>
      <text:p text:style-name="P7">Sizin için yerde olanların tümünü yaratan O'dur. Sonra göğe yönelip (istiva edip) de onları yedi gök olarak düzenleyen O'dur. Ve O, herşeyi bilendir. (Bakara Suresi, 29)</text:p>
      <text:p text:style-name="P16"/>
      <text:h text:style-name="P30" text:outline-level="2">AY VE HAFTALARIN SÜRELERİ</text:h>
      <text:p text:style-name="P7">O sabahı yarıp çıkarandır. Geceyi bir sükun (dinlenme), güneş ve ayı bir hesap (ile) kıldı. Bu, üstün ve güçlü olan, bilen Allah'ın takdiridir. (Enam Suresi, 96)</text:p>
      <text:p text:style-name="P6">Güneşi bir aydınlık, ayı bir nur kılan ve yılların sayısını ve hesabı bilmeniz için ona duraklar tespit eden O'dur. Allah, bunları ancak hak ile yaratmıştır. O, bilen bir topluluk için ayetleri böyle birer birer açıklamaktadır. (Yunus Suresi, 5)</text:p>
      <text:p text:style-name="P7">Allah O'dur ki, gökleri dayanak olmaksızın yükseltti; onları görmektesiniz. Sonra arşa istiva etti ve güneş ile aya boyun eğdirdi, her biri adı konulmuş bir süreye kadar akıp gitmektedirler. Her işi evirip düzenler, ayetleri birer birer açıklar. Umulur ki, Rabbinize kavuşacağınıza kesin bilgiyle inanırsınız. (Rad Suresi, 2)</text:p>
      <text:p text:style-name="P7">Biz geceyi ve gündüzü iki ayet kıldık; gece ayetini sildik de Rabbinizden bir fazl aramanız, yılların sayısını ve hesabı öğrenmeniz için gündüzün ayetini aydınlatıcı kıldık. Biz, herşeyi yeterince açıkladık. (İsra Suresi, 12)</text:p>
      <text:p text:style-name="P16"/>
      <text:p text:style-name="P16"/>
      <text:h text:style-name="P37" text:outline-level="1">KURAN'DA BAHSi GEÇEN YERYÜZÜ <text:span text:style-name="T1">ŞEKİLLERİ</text:span></text:h>
      <text:p text:style-name="P16"/>
      <text:p text:style-name="P16"/>
      <text:h text:style-name="P30" text:outline-level="2">DAĞLAR</text:h>
      <text:p text:style-name="P7">Yeryüzünde, onları sarsmasın diye, sabit dağlar yarattık ve doğru gidebilsinler diye geniş yollar açtık. (Enbiya Suresi, 31)</text:p>
      <text:p text:style-name="P7">O, gökleri dayanak olmaksızın yaratmıştır, bunu görmektesiniz. Arzda da, sizi sarsıntıya uğratır diye sarsılmaz dağlar bıraktı ve orada her canlıdan türetip yayıverdi. Biz gökten su indirdik, böylelikle orada her güzel olan çiftten bir bitki bitirdik. (Lokman Suresi, 10)</text:p>
      <text:p text:style-name="P7">Sizden misak almış ve Tur'u üstünüze yükseltmiştik (ve demiştik ki:) "Size verdiğimize sımsıkı yapışın ve onda olanı (hükümleri sürekli) hatırlayın, ki sakınasınız." (Bakara Suresi, 63)</text:p>
      <text:p text:style-name="P7">Hani sizden misak almış ve Tur'u üstünüze yükseltmiştik (ve): "Size verdiğimize (Kitaba) sımsıkı sarılın ve dinleyin" (demiştik). Demişlerdi ki: "Dinledik ve başkaldırdık." İnkârları yüzünden buzağı (tutkusu) kalplerine sindirilmişti. De ki: "İnanıyorsanız, inancınız size ne kötü şey emrediyor?" (Bakara Suresi, 93)</text:p>
      <text:p text:style-name="P7">Hani İbrahim: "Rabbim, bana ölüleri nasıl dirilttiğini göster" demişti. <text:s text:c="2"/>(Allah ona:) "İnanmıyor musun?" deyince, "Hayır (inandım), ancak kalbimin tatmin olması için" dedi. "Öyleyse, dört kuş tut. Onları kendine alıştır, sonra onları (parçalayıp) her bir parçasını bir dağın üzerine bırak, sonra da onları çağır. Sana koşarak gelirler. Bil ki, şüphesiz Allah, üstün ve güçlü olandır, hüküm ve hikmet sahibidir." (Bakara Suresi, 260)</text:p>
      <text:p text:style-name="P6">"(Allah'ın) Ad (kavminden) sonra sizi halifeler kıldığını ve sizi yeryüzünde (güç ve servetle) yerleştirdiğini hatırlayın. Ki onun düzlüklerinde köşkler kuruyor, dağlardan evler yontuyordunuz. Şu halde Allah'ın nimetlerini hatırlayın, yeryüzünde bozguncular olarak karışıklık çıkarmayın." (Araf Suresi, 74)</text:p>
      <text:p text:style-name="P7">Musa tayin edilen sürede gelince ve Rabbi O'nunla konuşunca: "Rabbim, bana göster, Seni göreyim" dedi. (Allah:) "Beni asla göremezsin, ama şu dağa bak; eğer o yerinde karar kılabilirse, sen de Beni göreceksin." Rabbi dağa tecelli edince, onu paramparça etti. Musa bayılarak yere düştü. Kendine geldiğinde: "Sen ne yücesin (Rabbim). Sana tevbe ettim ve ben iman edenlerin ilkiyim" dedi. (Araf Suresi, 143)</text:p>
      <text:p text:style-name="P7">Bir zamanlar dağı, sanki bir gölgelikmiş gibi üstlerine geçirmiştik. Onlar ise neredeyse tepelerine düşecek sanmışlardı. (Onlara demiştik ki:) "Size verdiklerimize sımsıkı sarılın ve onda olanı düşünün, ki sakınasınız." (Araf Suresi, 171)</text:p>
      <text:p text:style-name="P7">(Gemi) Onlarla dağlar gibi dalga(lar) içinde yüzüyorken Nuh, bir kenara çekilmiş olan oğluna seslendi: "Ey oğlum, bizimle birlikte bin ve kâfirlerle birlikte olma." (Oğlu) Dedi ki: "Ben bir dağa sığınacağım, o beni sudan korur." Dedi ki: "Bugün Allah'ın emrinden, esirgeyen olan (Allah)dan başka bir koruyucu yoktur." Ve ikisinin arasına dalga girdi, böylece o da boğulanlardan oldu. Denildi ki: "Ey yer, suyunu yut <text:soft-page-break/>ve ey gök, sen de tut." Su çekildi, iş bitiriliverdi, (gemi de) Cudi (dağı) üstünde durdu ve zalimler topluluğuna da: "Uzak olsunlar" denildi. (Hud Suresi, 42-44)</text:p>
      <text:p text:style-name="P7">Eğer kendisiyle dağların yürütüldüğü, yerin parçalandığı veya ölülerin konuşturulduğu bir Kuran olsaydı (yine bu Kuran olurdu). Hayır, emrin tümü Allah'ındır. İman edenler hâlâ anlamadılar mı ki, eğer Allah dilemiş olsaydı, insanların tümünü hidayete erdirmiş olurdu. İnkâr edenler, Allah'ın va'di gelinceye kadar, yaptıkları dolayısıyla ya başlarına çetin bir bela çatacak veya yurtlarının yakınına inecek. Şüphesiz Allah, verdiği sözden dönmez. (Veya miadını şaşırmaz.) (Rad Suresi, 31)</text:p>
      <text:p text:style-name="P7">Gerçek şu ki, onlar hileli-düzenler kurdular. Oysa onların düzenleri, dağları yerlerinden oynatacak da olsa, Allah katında onlara hazırlanmış düzen (kötü bir karşılık) vardır. (İbrahim Suresi, 46)</text:p>
      <text:p text:style-name="P7">Dağlardan güvenli evler yontuyorlardı. (Hicr Suresi, 82)</text:p>
      <text:p text:style-name="P7">Sizi sarsıntıya uğratır diye yerde sarsılmaz dağlar bıraktı, ırmaklar ve yollar da (kıldı). Umulur ki doğru yolu bulursunuz. (Nahl Suresi, 15)</text:p>
      <text:p text:style-name="P7">Dağları yürüteceğimiz gün, yeri çırılçıplak (dümdüz olmuş) görürsün; onları birarada toplamışız da, içlerinden hiçbirini dışarıda bırakmamışızdır. (Kehf Suresi, 47)</text:p>
      <text:p text:style-name="P7">"Bana demir kütleleri getirin", iki dağın arası eşit düzeye gelince, "Körükleyin" dedi. Onu ateş haline getirinceye kadar (bu işi yaptı, sonra:) dedi ki: "Bana getirin, üzerine eritilmiş bakır dökeyim." (Kehf Suresi, 96)</text:p>
      <text:p text:style-name="P7">Andolsun, siz oldukça çirkin bir cesarette bulunup-geldiniz. Neredeyse bundan dolayı, gökler paramparça olacak, yer çatlayacak ve dağlar yıkılıp göçüverecekti. (Meryem Suresi, 89-90)</text:p>
      <text:p text:style-name="P7">Sana dağlar hakkında soruyorlar. De ki: "Benim Rabbim, onları darmadağın edip savuracak" (Taha Suresi, 105)</text:p>
      <text:p text:style-name="P7">Yeryüzünde, onları sarsmasın diye, sabit dağlar yarattık ve doğru gidebilsinler diye geniş yollar açtık. (Enbiya Suresi, 31)</text:p>
      <text:p text:style-name="P7">Ve (daha çok) Tur-i Sina'da çıkan bir ağaç (türü de yarattık); o yağlı ve yiyenlere bir katık olarak bitmekte (ürün vermekte)dir. (Müminun Suresi, 20)</text:p>
      <text:p text:style-name="P7">Görmedin mi ki, Allah bulutları sürmekte, sonra aralarını birleştirmekte, sonra da onları üst üste yığmaktadır; böylece, yağmurun bunların arasından akıp-çıktığını görürsün. Gökten içinde dolu bulunan dağlar (gibi bulutlar) indiriverir, onu dilediğine isabet ettirir de, dilediğinden onu çevirir; şimşeğinin parıltısı neredeyse gözleri kamaştırıp götürüverecektir. (Nur Suresi, 43)</text:p>
      <text:p text:style-name="P16"/>
      <text:h text:style-name="P30" text:outline-level="2">KITA</text:h>
      <text:p text:style-name="P7">Yeryüzünde birbirine yakın komşu kıtalar vardır; üzüm bağları, ekinler, çatallı ve çatalsız hurmalıklar da vardır ki, bunlar aynı su ile sulanır; ama ürünlerinde (ki verimde ve lezzette) bazısını bazısına üstün kılıyoruz. Şüphesiz, bunlarda aklını kullanan bir topluluk için gerçekten ayetler vardır. (Rad Suresi, 4)</text:p>
      <text:p text:style-name="P16"/>
      <text:h text:style-name="P30" text:outline-level="2"><text:soft-page-break/>VADİ</text:h>
      <text:p text:style-name="P7">"Gerçekten Ben, Ben senin Rabbinim. Ayakkabılarını çıkar; çünkü sen, kutsal vadi olan Tuva'dasın." (Taha Suresi, 12)</text:p>
      <text:p text:style-name="P7">Derken oraya geldiğinde, o kutlu yerdeki vadinin sağ yanında olan bir ağaçtan: "Ey Musa, alemlerin Rabbi olan Allah benim;" diye seslenildi. (Kasas Suresi, 30)</text:p>
      <text:p text:style-name="P7">Musa'nın haberi sana geldi mi? Hani Rabbi ona, kutsal vadi Tuva'da seslenmişti: (Naziat Suresi, 15-16)</text:p>
      <text:p text:style-name="P6">Şairler ise; gerçekten onlara azgın-sapıklar uyar. Görmedin mi; onlar, her bir vadide vehmedip duruyorlar. (Şuara Suresi, 224-225)</text:p>
      <text:p text:style-name="P7">Nihayet karınca vadisine geldiklerinde, bir dişi karınca dedi ki: "Ey karınca topluluğu, kendi yuvalarınıza girin, Süleyman ve orduları, farkında olmaksızın sizi kırıp-geçmesin." (Neml Suresi, 18)</text:p>
      <text:p text:style-name="P16"/>
      <text:h text:style-name="P29" text:outline-level="2">BAHÇELER VE PINARLAR</text:h>
      <text:p text:style-name="P7">Böylelikle Biz onları (Firavun ve kavmini) bahçelerden ve pınarlardan sürüp çıkardık; (Şuara Suresi, 57)</text:p>
      <text:p text:style-name="P7">"Size hayvanlar, çocuklar (vererek) yardım etti." "Bahçeler ve pınarlar da." (Şuara Suresi, 133-134)</text:p>
      <text:p text:style-name="P7">"Bahçelerin, pınarların içinde," "Ekinler ve yumuşak tomurcuklu gözalıcı hurmalıklar arasında?" "Dağlardan ustalıkla zevkli evler yontuyorsunuz." (Şuara Suresi, 147-149)</text:p>
      <text:p text:style-name="P7">Onlar nice bahçeler ve pınarlar terk etmişlerdi; (Duhan Suresi, 25)</text:p>
      <text:p text:style-name="P16"/>
      <text:h text:style-name="P30" text:outline-level="2">DENİZ</text:h>
      <text:p text:style-name="P6">Ya da yeryüzünü bir karar yeri kılan, onun arasında ırmaklar var eden ve ona (yeryüzü için) sarsılmaz dağlar yaratan ve iki deniz arasında birara-engel (haciz) koyan mı? Allah ile beraber başka bir ilah mı? Hayır onların çoğu bilmiyorlar. (Neml Suresi, 61)</text:p>
      <text:p text:style-name="P7">Ya da karanın ve denizin karanlıkları içinde size yol gösteren ve rahmetinin önünde rüzgarları müjde vericiler olarak gönderen mi? Allah ile beraber başka bir ilah mı? Allah, onların şirk koştuklarından yücedir. (Neml Suresi, 63)</text:p>
      <text:p text:style-name="P7">İnsanların kendi ellerinin kazandığı dolayısıyla, karada ve denizde fesad ortaya çıktı. Umulur ki, dönerler diye (Allah) onlara yaptıklarının bir kısmını kendilerine tattırmaktadır. (Rum Suresi, 41)</text:p>
      <text:p text:style-name="P7">İki deniz bir değildir. Şu, tatlı, susuzluğu keser ve içimi kolay; şu da, tuzlu ve acıdır. Ancak her birinden taze et yersiniz ve takınmakta olduğunuz süs eşyalarını çıkarırsınız. O'nun fazlından aramanız ve umulur ki şükretmeniz için gemilerin onda (denizde) suları yara yara akıp gittiğini görürsün. (Fatır Suresi, 12)</text:p>
      <text:p text:style-name="P7">Allah; kendi emriyle gemiler akıp gitsin ve O'nun fazlından ararsınız diye, sizin için denize boyun eğdirdi. Umulur ki şükredersiniz. (Casiye Suresi, 12)</text:p>
      <text:p text:style-name="P16"/>
      <text:h text:style-name="P29" text:outline-level="2"><text:soft-page-break/>YERYÜZÜ VE GÖKYÜZÜ</text:h>
      <text:p text:style-name="P7">Görmüyor musun; gerçekten Allah, gökyüzünden su indirdi de onu yerin içindeki kaynaklara yürütüp-geçirdi. Sonra onunla çeşitli renklerde ekinler çıkarıyor. Sonra kurumaya başlar, böylece onu sararmış görürsün. Sonra da onu kurumuş kırıntılar kılıyor. Şüphesiz bunda, temiz akıl sahipleri için gerçekten öğüt alınacak bir ders (zikr) vardır. (Zümer Suresi, 21)</text:p>
      <text:p text:style-name="P7">Allah, yeryüzünü sizin için bir karar, gökyüzünü bir bina kıldı; sizi suretlendirdi, suretinizi de en güzel (bir biçim ve incelikte) kıldı ve size güzel-temiz şeylerden rızık verdi. İşte sizin Rabbiniz Allah budur. Alemlerin Rabbi Allah ne yücedir. (Mümin Suresi, 64)</text:p>
      <text:p text:style-name="P7">O'nun ayetlerinden biri de, senin gerçekten yeryüzünü huşu içinde (solmuş, boynu bükülmüş ve kupkuru) görmendir. Ama Biz onun üzerine suyu indirdiğimiz zaman, deprenir ve kabarır. Şüphesiz onu dirilten, ölüleri de elbette dirilticidir. Çünkü O, herşeye güç yetirendir. (Fussilet Suresi, 39)</text:p>
      <text:p text:style-name="P7">Biz, gökleri, yeri ve ikisi arasında bulunanları bir 'oyun ve oyalanma konusu' olsun diye yaratmadık. (Duhan Suresi, 38)</text:p>
      <text:p text:style-name="P7">Kendinden (bir nimet olarak) göklerde ve yerde olanların tümüne sizin için boyun eğdirdi. Şüphesiz bunda, düşünebilen bir kavim için gerçekten ayetler vardır. (Casiye Suresi, 13)</text:p>
      <text:p text:style-name="P6">Yeri de (nasıl) döşeyip-yaydık? Onda sarsılmaz dağlar bıraktık ve onda 'gözalıcı ve iç açıcı' her çiftten (nice bitkiler) bitirdik. (Kaf Suresi, 7)</text:p>
      <text:p text:style-name="P12"/>
      <text:h text:style-name="P30" text:outline-level="2">YOLLAR</text:h>
      <text:p text:style-name="P7">"Allah, yeri sizin için bir yaygı kıldı. "Öyle ki, onun içinde geniş yollarında gezip-dolaşırsınız, diye." (Nuh Suresi, 19-20)</text:p>
      <text:p text:style-name="P7">Sizi sarsıntıya uğratır diye yerde sarsılmaz dağlar bıraktı, ırmaklar ve yollar da (kıldı). Umulur ki doğru yolu bulursunuz. (Nahl Suresi, 15)</text:p>
      <text:p text:style-name="P7">"Ki (Rabbim), yeryüzünü sizin için bir beşik kıldı, onda sizin için yollar döşedi ve gökten su indirdi; böylelikle bununla her tür bitkiden çiftler çıkardık." (Taha Suresi, 53)</text:p>
      <text:p text:style-name="P7">Yeryüzünde, onları sarsmasın diye, sabit dağlar yarattık ve doğru gidebilsinler diye geniş yollar açtık. (Enbiya Suresi, 31)</text:p>
      <text:p text:style-name="P7">Allah'ın gökyüzünden su indirdiğini görmedin mi? Böylece Biz onunla, renkleri değişik olan meyveler çıkardık. Dağlardan da beyaz, kırmızı renkleri değişik ve siyah yollar (kıldık). (Fatır Suresi, 27)</text:p>
      <text:p text:style-name="P6">Ki O, yeri sizin için bir beşik kıldı ve doğru yolu bulursunuz diye onda size (birtakım) yollar var etti. (Zuhruf Suresi, 10)</text:p>
      <text:p text:style-name="P7">'Özen içinde yollar ve yörüngelerle donatılmış' göğe andolsun; (Zariyat Suresi, 7)</text:p>
      <text:p text:style-name="P16"/>
      <text:p text:style-name="P16"/>
      <text:h text:style-name="P38" text:outline-level="1">KURAN'DA SU</text:h>
      <text:p text:style-name="P16"/>
      <text:p text:style-name="P16"/>
      <text:p text:style-name="P7">Bundan sonra kalpleriniz yine katılaştı; taş gibi, hatta daha katı. Çünkü taşlardan öyleleri vardır ki, onlardan ırmaklar fışkırır, öyleleri vardır ki yarılır, ondan sular çıkar, öyleleri vardır ki Allah korkusuyla yuvarlanır. Allah yaptıklarınızdan gafil (habersiz) değildir. (Bakara Suresi, 74)</text:p>
      <text:p text:style-name="P16"/>
      <text:h text:style-name="P30" text:outline-level="2">CENNETTEKİ SU</text:h>
      <text:p text:style-name="P7">Rableri katında onların ödülleri, içinde ebedi kalıcılar olmak üzere altından ırmaklar akan Adn cennetleridir. Allah, onlardan razı olmuştur, kendileri de O'ndan razı (hoşnut, memnun) kalmışlardır. İşte bu, Rabbinden 'içi titreyerek korku duyan kimse' içindir. (Beyyine Suresi, 8)</text:p>
      <text:p text:style-name="P7">Şüphesiz iman edip salih amellerde bulunanlara gelince; onlar için altından ırmaklar akan cennetler vardır. İşte büyük 'kurtuluş ve mutluluk' budur. (Buruc Suresi, 11)</text:p>
      <text:p text:style-name="P7">Takva sahiplerine vadedilen cennet; onun altından ırmaklar akar, yemişleri ve gölgelikleri süreklidir. Bu korkup-sakınanların (mutlu) sonudur, inkâr edenlerin sonu ise ateştir. (Rad Suresi, 35)</text:p>
      <text:p text:style-name="P7">İman edip salih amellerde bulunanlar; onları, içinde ebedi kalıcılar olarak, altından ırmaklar akan cennetin yüksek köşklerine muhakkak yerleştireceğiz. (Salih) Amellerde bulunanların ecri ne güzeldir. (Ankebut Suresi, 58)</text:p>
      <text:p text:style-name="P7">İman edip salih amellerde bulunanları, altından ırmaklar akan, içinde ebedi kalacakları cennetlere sokacağız. Onda onlar için tertemiz kılınmış eşler vardır. Ve onları, 'ne sıcak-ne soğuk, tam kararında gölgeliğe' sokacağız. (Nisa Suresi, 57)</text:p>
      <text:p text:style-name="P7">Rabbin makamından korkan kimse için ise iki cennet vardır. Şu halde Rabbinizin hangi nimetlerini yalanlayabilirsiniz? Çeşit çeşit 'inceliklere ve güzelliklere' (veya her türden sık ağaçlara) sahiptirler. Şu halde Rabbinizin hangi nimetlerini yalanlayabilirsiniz? İkisinde de akmakta olan iki pınar vardır. (Rahman Suresi, 46-50)</text:p>
      <text:p text:style-name="P16"/>
      <text:h text:style-name="P29" text:outline-level="2">CEHENNEMDEKİ SU</text:h>
      <text:p text:style-name="P7">(Böylesinin) Önünde cehennem vardır ve (orada) irinli sudan içirilecektir. (İbrahim Suresi, 16)</text:p>
      <text:p text:style-name="P7">Ve de ki: "Hak Rabbinizdendir; artık dileyen iman etsin, dileyen inkâr etsin. Şüphesiz Biz zalimlere bir ateş hazırlamışız, onun duvarları kendilerini çepeçevre kuşatmıştır. Eğer onlar yardım isterlerse, katı bir sıvı gibi yüzleri kavurup-yakan bir su ile yardım edilirler. Ne kötü bir içkidir o ve ne kötü bir destektir. (Kehf Suresi, 29)</text:p>
      <text:p text:style-name="P7">İşte bu; tatsınlar onu: Kaynar su ve irin. (Sad Suresi, 57) </text:p>
      <text:p text:style-name="P7">Kaynar suyun içinde; sonra ateşte tutuşturulacaklar. (Mümin Suresi, 72)</text:p>
      <text:p text:style-name="P7"><text:soft-page-break/>Sonra kendileri için onun üzerinde kaynar su karıştırılmış bir içkileri de vardır. (Saffat Suresi, 67)</text:p>
      <text:p text:style-name="P7">Dinlerini bir oyun ve eğlence (konusu) edinenleri ve dünya hayatı kendilerini mağrur kılanları bırak. Onunla (Kuran'la) hatırlat ki, bir nefis, kendi kazandıklarıyla helake düşmesin; (böylesinin) Allah'tan başka ne bir velisi, ne bir şefaatçisi vardır; her türlü fidyeyi verse de kabul olunmaz. İşte onlar, kazandıkları nedeniyle helake uğrayanlardır; küfre saptıklarından dolayı onlar için çılgınca kaynar sular ve acıklı bir azap vardır. (Enam Suresi, 70)</text:p>
      <text:p text:style-name="P6">Onun üzerine de alabildiğine kaynar sudan içeceksiniz. Üstelik 'içtikçe susayan hasta develerin' içişi gibi içeceksiniz. (Vakıa Suresi, 54-55)</text:p>
      <text:p text:style-name="P7">Ateşin halkı cennet halkına seslenir: "Bize biraz sudan ya da Allah'ın size verdiği rızıktan aktarın." Derler ki: "Doğrusu Allah, bunları inkar edenlere haram (yasak) kılmıştır." (Araf Suresi, 50)</text:p>
      <text:p text:style-name="P16"/>
      <text:h text:style-name="P30" text:outline-level="2">ALLAH'IN GÖKTEN SU İNDİRMESİ</text:h>
      <text:p text:style-name="P7">Allah, gökleri ve yeri yaratan ve gökten su indirip onunla size rızık olarak türlü ürünler çıkarandır. Ve onun emriyle gemileri, denizde yüzmeleri için size, emre amade kılandır. Irmakları da sizin için emre amade kılandır. (İbrahim Suresi, 32)</text:p>
      <text:p text:style-name="P7">Ve aşılayıcılar olarak rüzgarları gönderdik, böylece gökten su indirdik de sizleri suladık. Oysa siz onun hazine-koruyucuları değilsiniz. (Hicr Suresi, 22)</text:p>
      <text:p text:style-name="P7">Sizin için gökten su indiren O'dur; içecek ondan, ağaç ondandır (ki) hayvanlarınızı onda otlatmaktasınız. (Nahl Suresi, 10)</text:p>
      <text:p text:style-name="P7">Allah gökten su indirdi, ölümünden sonra yeri onunla diriltti; işitebilen bir topluluk için bunda gerçekten bir ayet vardır. (Nahl Suresi, 65)</text:p>
      <text:p text:style-name="P7">"Ki (Rabbim), yeryüzünü sizin için bir beşik kıldı, onda sizin için yollar döşedi ve gökten su indirdi; böylelikle bununla her tür bitkiden çiftler çıkardık." (Taha Suresi, 53) </text:p>
      <text:p text:style-name="P7">Onlara, dünya hayatının örneğini ver; gökten indirdiğimiz suya benzer, onunla yeryüzünün bitkileri birbirine karıştı, böylece rüzgarların savurduğu çalı-çırpı oluverdi. Allah, herşeyin üzerinde güç yetirendir. (Kehf Suresi, 45)</text:p>
      <text:p text:style-name="P6">Biz gökten belli bir miktarda su indirdik ve onu yeryüzünde yerleştirdik; şüphesiz Biz onu (kurutup) giderme gücüne de sahibiz. (Müminun Suresi, 18)</text:p>
      <text:p text:style-name="P7">Görmedin mi ki, Allah bulutları sürmekte, sonra aralarını birleştirmekte, sonra da onları üst üste yığmaktadır; böylece, yağmurun bunların arasından akıp-çıktığını görürsün. Gökten içinde dolu bulunan dağlar (gibi bulutlar) indiriverir, onu dilediğine isabet ettirir de, dilediğinden onu çevirir; şimşeğinin parıltısı neredeyse gözleri kamaştırıp götürüverecektir. Allah, gece ile gündüzü evirip çevirir. Gerçekten bunda basiret sahipleri için birer ibret vardır. Allah, her canlıyı sudan yarattı. İşte bunlardan kimi karnı üzerinde yürümekte, kimi iki ayağı üzerinde yürümekte, kimi de dört (ayağı) üzerinde yürümektedir. Allah, dilediğini yaratır. Hiç şüphesiz Allah, herşeye güç yetirendir. (Nur Suresi, 43-45)</text:p>
      <text:p text:style-name="P7">Ve kendi rahmetinin önünde rüzgarları müjdeciler olarak gönderen O'dur. Biz, gökten tertemiz su indirdik; (Furkan Suresi, 48)</text:p>
      <text:p text:style-name="P7"><text:soft-page-break/>Andolsun onlara: "Gökten su indirip de ölümünden sonra yeryüzünü dirilten kimdir?" diye soracak olursan, şüphesiz: "Allah" diyecekler. De ki: "Hamd Allah'ındır." Hayır, onların çoğu akletmiyorlar. (Ankebut Suresi, 63)</text:p>
      <text:p text:style-name="P7">Size bir korku ve umut (unsuru) olarak şimşeği göstermesi ile gökten su indirmek suretiyle ölümünden sonra yeri onunla diriltmesi de, O'nun ayetlerindendir. Şüphesiz bunda, aklını kullanabilecek bir kavim için gerçekten ayetler vardır. (Rum Suresi, 24)</text:p>
      <text:p text:style-name="P7">O, gökleri dayanak olmaksızın yaratmıştır, bunu görmektesiniz. Arzda da, sizi sarsıntıya uğratır diye sarsılmaz dağlar bıraktı ve orada her canlıdan türetip yayıverdi. Biz gökten su indirdik, böylelikle orada her güzel olan çiftten bir bitki bitirdik. (Lokman Suresi, 10)</text:p>
      <text:p text:style-name="P7">Allah'ın gökyüzünden su indirdiğini görmedin mi? Böylece Biz onunla, renkleri değişik olan meyveler çıkardık. Dağlardan da beyaz, kırmızı renkleri değişik ve siyah yollar (kıldık). (Fatır Suresi, 27)</text:p>
      <text:p text:style-name="P7">Görmüyor musun; gerçekten Allah, gökyüzünden su indirdi de onu yerin içindeki kaynaklara yürütüp-geçirdi. Sonra onunla çeşitli renklerde ekinler çıkarıyor. Sonra kurumaya başlar, böylece onu sararmış görürsün. Sonra da onu kurumuş kırıntılar kılıyor. Şüphesiz bunda, temiz akıl sahipleri için gerçekten öğüt alınacak bir ders (zikr) vardır. (Zümer Suresi, 21)</text:p>
      <text:p text:style-name="P7">Ki O, belli bir miktar ile gökten su indirdi de, onunla ölü bir memleketi 'dirilttik (ve her yanına yeniden hayat) yaydık'; siz de böyle (kabirlerinizden diriltilip) çıkarılacaksınız. (Zuhruf Suresi, 11)</text:p>
      <text:p text:style-name="P7">Gece ile gündüzün ardarda gelişinde (veya aykırılığında), Allah'ın gökten rızık indirip ölümünden sonra yeryüzünü diriltmesinde ve rüzgarları (belli bir düzen içinde) yönetmesinde aklını kullanan bir kavim için ayetler vardır. (Casiye Suresi, 5)</text:p>
      <text:p text:style-name="P7">Ve gökten mübarek (bereket ve rahmet yüklü) su indirdik; böylece onunla bahçeler ve biçilecek taneler bitirdik. (Kaf Suresi, 9)</text:p>
      <text:p text:style-name="P7">Biz de 'bardaktan boşanırcasına akan' bir su ile göğün kapılarını açtık. Yeri de 'coşkun kaynaklar' halinde fışkırttık. Derken su, takdir edilmiş bir işe karşı (hükmümüzü gerçekleştirmek üzere) birleşti. (Kamer Suresi, 11-12)</text:p>
      <text:p text:style-name="P7">Dünya hayatının örneği, ancak gökten indirdiğimiz, onunla insanların ve hayvanların yediği yeryüzünün bitkisi karışmış olan bir su gibidir. Öyle ki yer, güzelliğini takınıp süslendiği ve ahalisi gerçekten ona güç yetirdiklerini sanmışlarken (işte tam bu sırada) gece veya gündüz ona emrimiz gelmiştir de, dün sanki hiçbir zenginliği yokmuş gibi, onu kökünden biçilip atılmış bir durumda kılmışız. Düşünen bir topluluk için Biz ayetleri böyle birer birer açıklarız. (Yunus Suresi, 24)</text:p>
      <text:p text:style-name="P7">(Allah) Gökten bir su indirdi de dereler kendi miktarınca çağlayıp aktı. Sel de yüze vuran bir köpük yüklendi. Bir süs veya bir meta sağlamak için ateşte üzerine yakıp-erittikleri şeyler (madenler)de de bunun gibi bir köpük (artık) vardır. İşte Allah, hak ile batıla böyle örnekler verir. Köpüğe gelince, o atılır gider, insanlara yarar sağlayacak şey ise, yeryüzünde kalır. İşte Allah örnekleri böyle vermektedir. (Rad Suresi, 17)</text:p>
      <text:p text:style-name="P16"/>
      <text:h text:style-name="P30" text:outline-level="2"><text:soft-page-break/>ALLAH'IN İÇECEK SUYU İNDİRMESİ</text:h>
      <text:p text:style-name="P7">Şimdi siz, içmekte olduğunuz suyu gördünüz mü? Onu sizler mi buluttan indiriyorsunuz, yoksa indiren Biz miyiz? Eğer dilemiş olsaydık onu tuzlu kılardık; şükretmeniz gerekmez mi? (Vakıa Suresi, 68-70)</text:p>
      <text:p text:style-name="P16"/>
      <text:h text:style-name="P30" text:outline-level="2">ALLAH'IN YAĞMURU OLUŞTURMASI</text:h>
      <text:p text:style-name="P7">Allah, rüzgarları gönderir, böylece bir bulut kaldırır da onu nasıl dilerse gökte yayıp-dağıtır ve onu parça parça kılar; nihayet onun arasından yağmurun akıp çıktığını görürsün. Sonunda kendi kullarından dilediğine verince, hemen sevince kapılıverirler. (Rum Suresi, 48)</text:p>
      <text:p text:style-name="P16"/>
      <text:h text:style-name="P30" text:outline-level="2">ALLAH'IN YERYÜZÜNÜ SUYLA DİRİLTMESİ</text:h>
      <text:p text:style-name="P7">O'nun ayetlerinden biri de, senin gerçekten yeryüzünü huşu içinde (solmuş, boynu bükülmüş ve kupkuru) görmendir. Ama Biz onun üzerine suyu indirdiğimiz zaman, deprenir ve kabarır. Şüphesiz onu dirilten, ölüleri de elbette dirilticidir. Çünkü O, herşeye güç yetirendir. (Fussilet Suresi, 39)</text:p>
      <text:p text:style-name="P7">Yeryüzünde birbirine yakın komşu kıtalar vardır; üzüm bağları, ekinler, çatallı ve çatalsız hurmalıklar da vardır ki, bunlar aynı su ile sulanır; ama ürünlerinde (ki verimde ve lezzette) bazısını bazısına üstün kılıyoruz. Şüphesiz, bunlarda aklını kullanan bir topluluk için gerçekten ayetler vardır. (Rad Suresi, 4)</text:p>
      <text:p text:style-name="P6">O'dur ki, onlar umutlarını kestikten sonra yağmuru indirir ve rahmetini serip-yayar. O, Veli'dir, Hamid'dir. (Şura Suresi, 28)</text:p>
      <text:p text:style-name="P12"/>
      <text:h text:style-name="P30" text:outline-level="2">İKİ DENİZİN ARASINDAKİ ENGEL</text:h>
      <text:p text:style-name="P6">İki denizi (birbirine) salıp katan O'dur; bu, tatlı, susuzluğu giderici, bu da tuzlu ve acıdır. İkisinin arasında (birbirlerine karışmalarını önleyen) bir engel (berzah) ve aşılmayan bir sınır koymuştur. Ve insanı bir sudan yaratıp onu, neseb ve sihriyyet (sahibi) kılan O'dur. Senin Rabbin güç yetirendir. (Furkan Suresi, 53-54)</text:p>
      <text:p text:style-name="P7">Ya da yeryüzünü bir karar yeri kılan, onun arasında ırmaklar var eden ve ona (yeryüzü için) sarsılmaz dağlar yaratan ve iki deniz arasında birara-engel (haciz) koyan mı? Allah ile beraber başka bir ilah mı? Hayır onların çoğu bilmiyorlar. (Neml Suresi, 61)</text:p>
      <text:p text:style-name="P6">Birbirleriyle kavuşmak üzere iki denizi salıverdi. İkisi arasında bir engel (berzah) vardır; birbirlerinin sınırını <text:s/>geçmezler. (Rahman Suresi, 19-20)</text:p>
      <text:p text:style-name="P12"/>
      <text:h text:style-name="P30" text:outline-level="2">GEMİLERİN DENİZİN ÜSTÜNDE AKIP GİTMESİ</text:h>
      <text:p text:style-name="P7">Görmüyor musun ki, size ayetlerinden (bazılarını) göstermesi için, gemiler Allah'ın nimetiyle denizde akıp gitmektedir! Hiç şüphesiz bunda, çok sabreden, çok şükreden için gerçekten ayetler vardır. Onları kara gölgeler gibi dalgalar sarıverdiği zaman, dini yalnızca O'na 'halis kılan gönülden bağlılar' olarak <text:soft-page-break/>Allah'a yalvarıp yakarırlar (dua ederler). Böylece onları karaya çıkarıp-kurtarınca, artık onlardan bir kısmı orta yolu tutuyor. Bizim ayetlerimizi gaddar, nankör olandan başkası inkar etmez. Ey insanlar, Rabbinizden korkup-sakının ve öyle bir günün azabından çekinip-korkun ki, (o gün hiç) bir baba, çocuğu için bir karşılık veremez ve (hiç) bir çocuk da babası için birşeyi verebilecek (durumda) değildir. Şüphesiz Allah'ın va'di haktır. Artık dünya hayatı sizi aldatmaya sürüklemesin ve aldatıcı(lar) da sizi Allah ile aldatmasın. Kıyamet saatinin bilgisi, şüphesiz Allah'ın katındadır. Yağmuru yağdırır; rahimlerde olanı bilir. Hiç kimse, yarın ne kazanacağını bilmez. Hiç kimse de, hangi yerde öleceğini bilmez. Hiç şüphesiz Allah bilendir, haberdardır. (Lokman Suresi, 31-34)</text:p>
      <text:p text:style-name="P7">Denizi de sizin emrinize veren O'dur, ondan taze et yemektesiniz ve giyiminizde ondan süs-eşyaları çıkarmaktasınız. Gemilerin onda (suları) yara yara akıp gittiğini görüyorsun. (Bütün bunlar) O'nun fazlından aramanız ve şükretmeniz içindir. (Nahl Suresi, 14)</text:p>
      <text:p text:style-name="P16"/>
      <text:h text:style-name="P29" text:outline-level="2">FARKLI SU KAYNAKLARI</text:h>
      <text:p text:style-name="P7">İki deniz bir değildir. Şu, tatlı, susuzluğu keser ve içimi kolay; şu da, tuzlu ve acıdır. Ancak her birinden taze et yersiniz ve takınmakta olduğunuz süs eşyalarını çıkarırsınız. O'nun fazlından aramanız ve umulur ki şükretmeniz için gemilerin onda (denizde) suları yara yara akıp gittiğini görürsün. (Fatır Suresi, 12)</text:p>
      <text:p text:style-name="P16"/>
      <text:h text:style-name="P30" text:outline-level="2">ALLAH, DENİZİ İNSANLARIN EMRİNE VERMİŞTİR</text:h>
      <text:p text:style-name="P7">Denizi de sizin emrinize veren O'dur, ondan taze et yemektesiniz ve giyiminizde ondan süs-eşyaları çıkarmaktasınız. Gemilerin onda (suları) yara yara akıp gittiğini görüyorsun. (Bütün bunlar) O'nun fazlından aramanız ve şükretmeniz içindir. (Nahl Suresi, 14)</text:p>
      <text:p text:style-name="P16"/>
      <text:h text:style-name="P29" text:outline-level="2">ALLAH'IN SUYLA EKİNLERİ BİTİRMESİ</text:h>
      <text:p text:style-name="P7">Görmüyorlar mı; biz, suyu çorak toprağa sürüyoruz da onunla ekin bitiriyoruz; ondan hayvanları, kendileri yemektedir. Yine de görmüyorlar mı? (Secde Suresi, 27)</text:p>
      <text:p text:style-name="P16"/>
      <text:h text:style-name="P30" text:outline-level="2">DÜNYA HAYATININ ÖRNEĞİ </text:h>
      <text:p text:style-name="P6">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p; Allah'tan bir mağfiret ve bir hoşnutluk (rıza) vardır. Dünya hayatı, aldanış olan bir metadan başka birşey değildir. (Hadid Suresi, 20)</text:p>
      <text:p text:style-name="P7">Dünya hayatının örneği, ancak gökten indirdiğimiz, onunla insanların ve hayvanların yediği yeryüzünün bitkisi karışmış olan bir su gibidir. Öyle ki yer, güzelliğini takınıp süslendiği ve ahalisi gerçekten ona güç yetirdiklerini sanmışlarken (işte tam bu sırada) gece veya gündüz ona emrimiz gelmiştir de, dün sanki <text:soft-page-break/>hiçbir zenginliği yokmuş gibi, onu kökünden biçilip atılmış bir durumda kılmışız. Düşünen bir topluluk için Biz ayetleri böyle birer birer açıklarız. (Yunus Suresi, 24)</text:p>
      <text:p text:style-name="P16"/>
      <text:h text:style-name="P29" text:outline-level="2">ALLAH'IN ARŞI</text:h>
      <text:p text:style-name="P7">O'nun arşı su üzerinde iken amel bakımından hanginizin daha iyi olduğunu denemek için gökleri ve yeri altı günde yaratan O'dur. Andolsun onlara: "Gerçekten siz, ölümden sonra yine diriltileceksiniz" dersen, inkâr edenler mutlaka: "Bu, açıkça bir büyüden başkası değildir" derler. (Hud Suresi, 7)</text:p>
      <text:p text:style-name="P16"/>
      <text:h text:style-name="P29" text:outline-level="2">İNSANIN BİR DAMLA SUDAN YARATILMASI</text:h>
      <text:p text:style-name="P7">İnsanı bir damla sudan yarattı, buna rağmen o, apaçık bir düşmandır. (Nahl Suresi, 4)</text:p>
      <text:p text:style-name="P6">Ey insanlar, eğer dirilişten yana bir kuşku içindeyseniz, gerçek şu ki, Biz sizi topraktan yarattık, sonra bir damla sudan, sonra bir alak'tan (embriyo), sonra yaratılış biçimi belli belirsiz bir çiğnem et parçasından; size (kudretimizi) açıkca göstermek için. Dilediğimizi, adı konulmuş bir süreye kadar rahimlerde tutuyoruz. Sonra sizi bebek olarak çıkarıyoruz, sonra da erginlik çağına erişmeniz için (sizi büyütüyoruz). Sizden kiminizin hayatına son verilmekte, kiminiz de, bildikten sonra hiçbir şey bilmeme durumuna gelmesi için ömrün en aşağı ucuna (yaşlılığa) geri çevrilmektedir. Yeryüzünü kupkuru ölü gibi görürsün, fakat Biz onun üzerine suyu indirdiğimiz zaman titreşir, kabarır ve her güzel çiftten (ürünler) bitirir. (Hac Suresi, 5)</text:p>
      <text:p text:style-name="P7">Sonra onun soyunu bir özden (sülale'den), basbayağı bir sudan yapmıştır. (Secde Suresi, 8)</text:p>
      <text:p text:style-name="P7">İnsan, Bizim kendisini bir damla sudan yarattığımızı görmüyor mu? Şimdi o, apaçık bir düşman kesilmiştir. (Yasin Suresi, 77)</text:p>
      <text:p text:style-name="P6">Kendisi, akıtılan meniden bir damla su değil miydi? (Kıyamet Suresi, 37)</text:p>
      <text:p text:style-name="P7">Şüphesiz Biz insanı, karmaşık olan bir damla sudan yarattık. Onu deniyoruz. Bundan dolayı onu işiten ve gören yaptık. (İnsan Suresi, 2)</text:p>
      <text:p text:style-name="P6">(Allah) Onu hangi şeyden yarattı? Bir damla sudan yarattı da onu 'bir ölçüyle biçime soktu.' (Abese Suresi, 18-19)</text:p>
      <text:p text:style-name="P12"/>
      <text:h text:style-name="P30" text:outline-level="2">ALLAH HERŞEYİ SUDAN YARATTI</text:h>
      <text:p text:style-name="P7">O inkâr edenler görmüyorlar mı ki, (başlangıçta) göklerle yer, birbiriyle bitişik iken, Biz onları ayırdık ve her canlı şeyi sudan yarattık. Yine de onlar inanmayacaklar mı? (Enbiya Suresi, 30)</text:p>
      <text:p text:style-name="P7">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16"/>
      <text:h text:style-name="P30" text:outline-level="2"><text:soft-page-break/>ALLAH'IN HZ. SALİH'İN KAVMİNİ SU İLE DENEMESİ</text:h>
      <text:p text:style-name="P7">Dedi ki: "İşte, bu bir dişi devedir; su içme hakkı (bir gün) onun, belli bir günün su içme hakkı da sizindir." (Şuara Suresi, 155)</text:p>
      <text:p text:style-name="P7">Gerçek şu ki Biz, bir fitne (imtihan ve deneme konusu) olarak o dişi deveyi kendilerine göndereniz. Şu halde sen onları gözleyip-bekle ve sabret. "Ve onlara, suyun aralarında kesin olarak pay edildiğini haber ver. Su alış sırası (kiminse, o) hazır bulunsun." (Kamer Suresi, 27-28)</text:p>
      <text:p text:style-name="P16"/>
      <text:h text:style-name="P30" text:outline-level="2">HZ. MUSA'NIN BEBEKKEN SUYA BIRAKILMASI</text:h>
      <text:p text:style-name="P6">"Hani, annene vahyolunan şeyi vahyetmiştik, (şöyle ki:)" "Onu sandığın içine koy, suya bırak, böylece su onu sahile bıraksın; onu benim de düşmanım, onun da düşmanı olan biri alacaktır. Gözümün önünde yetiştirilmen için, kendimden sana bir sevgi yönelttim." (Taha Suresi, 38-39)</text:p>
      <text:p text:style-name="P7">Musa'nın annesine: "Onu emzir, şayet onun için korkacak olursan, onu suya bırak, korkma ve üzülme; çünkü onu biz sana tekrar geri vereceğiz ve onu gönderilen (elçilerden) kılacağız" diye vahyettik (bildirdik). <text:s/>(Kasas Suresi, 7)</text:p>
      <text:p text:style-name="P16"/>
      <text:h text:style-name="P30" text:outline-level="2">HZ. MUSA'NIN DENİZDE KURU BİR YOL AÇMASI</text:h>
      <text:p text:style-name="P6">Andolsun, biz Musa'ya vahyetmiştik: "Kullarımı geceleyin yürüyüşe geçir, onlara denizde kuru bir yol aç, yetişilmekten korkmadan ve endişeye kapılmadan." Firavun ise, ordularıyla peşlerine düştü; sulardan onları kaplayıveren kaplayıverdi. (Taha Suresi, 77-78)</text:p>
      <text:p text:style-name="P7">Bunun üzerine Musa'ya: "Asanla denize vur" diye vahyettik. (Vurdu ve) Deniz hemencecik yarılıverdi de her parçası kocaman bir dağ gibi oldu. <text:s/>(Şuara Suresi, 63)</text:p>
      <text:p text:style-name="P16"/>
      <text:h text:style-name="P30" text:outline-level="2">FİRAVUN VE ORDUSUNUN SUDA BOĞULMASI</text:h>
      <text:p text:style-name="P6">Sonra ötekileri suda boğduk. <text:s/>(Şuara Suresi, 66)</text:p>
      <text:p text:style-name="P7">Biz, İsrailoğullarını denizden geçirdik; Firavun ve askerleri azgınlıkla ve düşmanlıkla peşlerine düştü. Sular onu boğacak düzeye erişince (Firavun): "İsrailoğullarının kendisine inandığı (ilahtan) başka ilah olmadığına inandım ve ben de Müslümanlardanım" dedi. Şimdi, öyle mi? Oysa sen önceleri isyan etmiştin ve bozgunculuk çıkaranlardandın. Bugün ise, senden sonrakilere bir ayet (tarihi bir belge, ibret) olman için seni yalnızca bedeninle kurtaracağız (herkese cesedini göstereceğiz). Gerçekten insanlardan çoğu, bizim ayetlerimizden habersizdirler. (Yunus Suresi, 90-92)</text:p>
      <text:p text:style-name="P16"/>
      <text:h text:style-name="P30" text:outline-level="2"><text:soft-page-break/>HZ. MUSA'NIN MEDYEN SUYUNA VARMASI</text:h>
      <text:p text:style-name="P6">Medyen suyuna vardığı zaman, su almakta olan bir insan topluluğu buldu. Onların gerisinde de (hayvanları su başına götürmekten çekinen) iki kadın buldu. Dedi ki: "Bu durumunuz ne?" "Çobanlar sürülerini sulamadıkça, biz sürülerimizi sulayamayız; babamız, yaşı ilerlemiş bir ihtiyardır." dediler. Hemencecik onların sürülerini suladı, sonra yine gölgeye çekilerek dedi ki: "Rabbim, doğrusu bana indirdiğin her hayra muhtacım." (Kasas Suresi, 23-24)</text:p>
      <text:p text:style-name="P12"/>
      <text:h text:style-name="P30" text:outline-level="2">KAVMİN TAPTIĞI PUTUN HZ. MUSA TARAFINDAN YAKILIP DENİZE SAVRULMASI</text:h>
      <text:p text:style-name="P6">(Musa) Dedi ki: "Ya senin amacın nedir ey Samiri?" Dedi ki: "Ben onların görmediklerini gördüm, böylece elçinin izinden bir avuç alıp atıverdim; böylelikle bana bunu nefsim hoşa giden (bir şey) gösterdi." Dedi ki: "Haydi çekip git, artık senin hayatta (hakettiğin ceza: "Bana dokunulmasın") deyip yerinmendir." Ve şüphesiz senin için kendisinden asla kaçınamayacağın (azab dolu) bir buluşma zamanı vardır. Üstüne kapanıp bel bükerek önünde eğildiğin ilahına bir bak; biz onu mutlaka yakacağız, sonra darmadağın edip denizde savuracağız." (Taha Suresi, 95-97)</text:p>
      <text:p text:style-name="P12"/>
      <text:h text:style-name="P30" text:outline-level="2">HZ. SÜLEYMAN'IN EMRİNDEKİ DALGIÇ ŞEYTANLAR</text:h>
      <text:p text:style-name="P7">Onun için denizde dalgıçlık yapan ve bundan başka iş(ler) de gören şeytanlardan kimseleri de (emrine verdik). Biz onların koruyucuları idik. (Enbiya Suresi, 82)</text:p>
      <text:p text:style-name="P16"/>
      <text:h text:style-name="P29" text:outline-level="2">HZ. SÜLEYMAN'IN KÖŞKÜ </text:h>
      <text:p text:style-name="P7">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Allah'a teslim oldum." (Neml Suresi, 44)</text:p>
      <text:p text:style-name="P16"/>
      <text:h text:style-name="P29" text:outline-level="2">ALLAH'IN HZ. EYYUB'A VERDİĞİ SU</text:h>
      <text:p text:style-name="P6">Kulumuz Eyyub'u da hatırla. Hani o: "Herhalde şeytan, bana kahredici bir acı ve azab dokundurdu" diye Rabbine seslenmişti. "Ayağını depret. İşte yıkanacak ve içecek soğuk (su, diye vahyettik.). (Sad Suresi, 41-42)</text:p>
      <text:p text:style-name="P12"/>
      <text:h text:style-name="P31" text:outline-level="2"><text:soft-page-break/>HZ. MERYEM'E ALLAH'IN VERDİĞİ NİMET: SU ARKI</text:h>
      <text:p text:style-name="P6">Böylelikle ona gebe kaldı, sonra onunla ıssız bir yere çekildi. Derken doğum sancısı onu bir hurma dalına sürükledi. Dedi ki: "Keşke bundan önce ölseydim de, hafızalardan silinip unutuluverseydim." Altından (bir ses) ona seslendi: "Hüzne kapılma, Rabbin senin alt (yan)ında bir ark kılmıştır." Hurma dalını kendine doğru salla, üzerine henüz oluşmuş-taze hurma dökülüversin." Artık, ye, iç, gözün aydın olsun. Eğer herhangi bir beşer görecek olursan, de ki: "Ben Rahman (olan Allah) a oruç adadım, bugün hiç kimseyle konuşmayacağım." (Meryem Suresi, 22-26)</text:p>
      <text:p text:style-name="P12"/>
      <text:h text:style-name="P29" text:outline-level="2"><text:span text:style-name="T1">ALLAH'IN HZ. MERYEM VE HZ. İSA'YI AKARSUYU </text:span>OLAN BİR TEPEDE YERLEŞTİRMESİ</text:h>
      <text:p text:style-name="P7">Biz, Meryem'in oğlunu ve annesini bir ayet kıldık ve ikisini barınmaya elverişli ve akar suyu olan bir tepede yerleştirdik. (Müminun Suresi, 50)</text:p>
      <text:p text:style-name="P16"/>
      <text:h text:style-name="P29" text:outline-level="2">ÜSTÜNE FELAKET YAĞMURU YAĞDIRILMIŞ ÜLKE</text:h>
      <text:p text:style-name="P7">Andolsun, onlar, üstüne felaket yağmuru yağdırılmış bulunan o ülkeye uğramışlardır; yine de onu görmüyorlar mıydı? Hayır, onlar dirilmeyi ummuyorlardı. (Furkan Suresi, 40)</text:p>
      <text:p text:style-name="P16"/>
      <text:h text:style-name="P29" text:outline-level="2">UYARILIP KORKUTULANLARIN YAĞMURU</text:h>
      <text:p text:style-name="P7">Ve üzerlerine bir yağmur yağdırdık; uyarılıp-korkutulanların yağmuru ne kötü. (Şuara Suresi, 173)</text:p>
      <text:p text:style-name="P16"/>
      <text:h text:style-name="P29" text:outline-level="2">ALLAH'IN İNKARCI KAVİMLERİ SUDA BOĞMASI</text:h>
      <text:p text:style-name="P6">İşte biz, onların her birini kendi günahıyla yakalayıverdik. Böylece onlardan kiminin üstüne taş fırtınası gönderdik, kimini şiddetli bir çığlık sarıverdi, kimini yerin dibine geçirdik, kimini de suda boğduk. Allah onlara zulmedici değildi, ancak onlar kendi nefislerine zulmediyorlardı. (Ankebut Suresi, 40)</text:p>
      <text:p text:style-name="P12"/>
      <text:h text:style-name="P30" text:outline-level="2">ARİM SELİ</text:h>
      <text:p text:style-name="P6">Ancak onlar yüz çevirdiler, böylece Biz de onlara Arim selini gönderdik. Ve onların iki bahçesini, buruk yemişli, acı ılgınlı ve içinde az birşey de sedir ağacı olan iki bahçeye dönüştürdük. (Sebe Suresi, 16)</text:p>
      <text:p text:style-name="P12"/>
      <text:p text:style-name="P13"/>
      <text:h text:style-name="P38" text:outline-level="1">KURAN'DA BAHSİ GEÇEN MEYVE, SEBZE, AĞAÇ, BİTKİ İSİMLERİ</text:h>
      <text:p text:style-name="P16"/>
      <text:p text:style-name="P16"/>
      <text:h text:style-name="P29" text:outline-level="2">KURAN'DA GEÇEN Meyve İSİMLERİ</text:h>
      <text:h text:style-name="P3" text:outline-level="3">Hurma</text:h>
      <text:p text:style-name="P7">Asmalı ve asmasız bahçeleri, hurmaları ve tadları farklı ekinleri, zeytinleri ve narları -birbirine benzer ve benzeşmez- yaratan O'dur. Ürün verdiğinde ürününden yiyin ve hasad günü hakkını verin; israf etmeyin. Çünkü O, israf edenleri sevmez. (Enam Suresi, 141)</text:p>
      <text:p text:style-name="P7">Yeryüzünde birbirine yakın komşu kıtalar vardır; üzüm bağları, ekinler, çatallı ve çatalsız hurmalıklar da vardır ki, bunlar aynı su ile sulanır; ama ürünlerinde (ki verimde ve lezzette) bazısını bazısına üstün kılıyoruz. Şüphesiz, bunlarda aklını kullanan bir topluluk için gerçekten ayetler vardır. (Rad Suresi, 4)</text:p>
      <text:p text:style-name="P7">Onunla sizin için ekin, zeytin, hurmalıklar, üzümler ve meyvelerin her türlüsünden bitirir. Şüphesiz bunda, düşünebilen bir topluluk için ayetler vardır. <text:s/>(Nahl Suresi, 11)</text:p>
      <text:p text:style-name="P7">Hurmalıkların ve üzümlüklerin meyvelerinden kurdukları çardaklarda hem sarhoşluk verici içki, hem güzel bir rızık edinmektesiniz. şüphesiz aklını kullanabilen bir topluluk için, gerçekten bunda bir ayet vardır. <text:s text:c="2"/>(Nahl Suresi, 67)</text:p>
      <text:p text:style-name="P7">"Ya da sana ait hurmalıklardan ve üzümlerden bir bahçe olup aralarından şarıl şarıl akan ırmaklar fışkırtmalısın." (İsra Suresi, 91)</text:p>
      <text:p text:style-name="P7">Onlara iki adamın örneğini ver; onlardan birine iki üzüm bağı verdik ve ikisini hurmalıklarla donattık, ikisinin arasında da ekinler bitirmiştik. <text:s/>(Kehf Suresi, 32)</text:p>
      <text:p text:style-name="P7">Derken doğum sancısı onu bir hurma dalına sürükledi. Dedi ki: "Keşke bundan önce ölseydim de, hafızalardan silinip unutuluverseydim." Altından (bir ses) ona seslendi: "Hüzne kapılma, Rabbin senin alt (yan)ında bir ark kılmıştır." Hurma dalını kendine doğru salla, üzerine henüz oluşmuş-taze hurma dökülüversin." (Meryem Suresi, 23-25)</text:p>
      <text:p text:style-name="P7">Böylelikle, bununla size hurmalıklardan, üzümlüklerden bahçeler-bağlar geliştirdik, içlerinde çok sayıda yemişler vardır; sizler onlardan yemektesiniz. <text:s/>(Müminun Suresi, 19)</text:p>
      <text:p text:style-name="P7">"Ekinler ve yumuşak tomurcuklu göz alıcı hurmalıklar arasında?" (Şuara Suresi, 148)</text:p>
      <text:p text:style-name="P7">Biz, orada hurmalıklardan ve üzüm-bağlarından bahçeler kıldık ve içlerinde pınarlar fışkırttık: (Yasin Suresi, 34)</text:p>
      <text:p text:style-name="P7">Ve birbiri üstüne dizilmiş tomurcuk yüklü yüksek hurma ağaçları da. <text:s/>(Kaf Suresi, 10)</text:p>
      <text:p text:style-name="P7">Onda meyveler ve salkımlı hurmalıklar var. (Rahman Suresi, 11)</text:p>
      <text:p text:style-name="P7">İçlerinde (her türden) meyve, eşsiz-hurma ve eşsiz-nar vardır. (Rahman Suresi, 68)</text:p>
      <text:p text:style-name="P7"><text:soft-page-break/>Zeytinler, hurmalar, (Abese Suresi, 29)</text:p>
      <text:p text:style-name="P16"/>
      <text:h text:style-name="P3" text:outline-level="3">Nar</text:h>
      <text:p text:style-name="P7">O, gökten su indirendir. Bununla her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vardır. <text:s/>(Enam Suresi, 99)</text:p>
      <text:p text:style-name="P7">İçlerinde (her türden) meyve, eşsiz-hurma ve eşsiz-nar vardır. (Rahman Suresi, 68)</text:p>
      <text:p text:style-name="P16"/>
      <text:h text:style-name="P3" text:outline-level="3">Muz</text:h>
      <text:p text:style-name="P7">Üstüste dizili meyveleri sarkmış muz ağaçları, (Vakıa Suresi, 29)</text:p>
      <text:p text:style-name="P16"/>
      <text:h text:style-name="P3" text:outline-level="3">İncir</text:h>
      <text:p text:style-name="P7">İncire ve zeytine andolsun, (Tin Suresi, 1)</text:p>
      <text:p text:style-name="P16"/>
      <text:h text:style-name="P3" text:outline-level="3">Kiraz</text:h>
      <text:p text:style-name="P7">Yüklü dalları bükülmüş kiraz (ağaçları), (Vakıa Suresi, 28)</text:p>
      <text:p text:style-name="P16"/>
      <text:h text:style-name="P3" text:outline-level="3">Üzüm</text:h>
      <text:p text:style-name="P7">Hangi biriniz ister ki, altından ırmaklar akan hurmalardan, üzümlerden bir bahçesi olsun, içinde kendisinin olan bütün ürünler de bulunsun; fakat kendisine ihtiyarlık gelip çatsın, (üstelik) zayıf ve küçük çocukları olsun (böyle bir durumda iken) ona (bahçesine) ateşli bir kasırga isabet etsin de yanıversin. İşte Allah size ayetleri böyle açıklar ki, düşünesiniz. <text:s/>(Bakara Suresi, 266)</text:p>
      <text:p text:style-name="P7">O, gökten su indirendir. Bununla her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vardır. (Enam Suresi, 99)</text:p>
      <text:p text:style-name="P7">Yeryüzünde birbirine yakın komşu kıtalar vardır; üzüm bağları, ekinler, çatallı ve çatalsız hurmalıklar da vardır ki, bunlar aynı su ile sulanır; ama ürünlerinde (ki verimde ve lezzette) bazısını bazısına üstün kılıyoruz. Şüphesiz, bunlarda aklını kullanan bir topluluk için gerçekten ayetler vardır. (Rad Suresi, 4)</text:p>
      <text:p text:style-name="P7">"Ya da sana ait hurmalıklardan ve üzümlerden bir bahçe olup aralarından şarıl şarıl akan ırmaklar fışkırtmalısın." (İsra Suresi, 91)</text:p>
      <text:p text:style-name="P7"><text:soft-page-break/>Onlara iki adamın örneğini ver; onlardan birine iki üzüm bağı verdik ve ikisini hurmalıklarla donattık, ikisinin arasında da ekinler bitirmiştik. <text:s/>(Kehf Suresi, 32)</text:p>
      <text:p text:style-name="P7">Böylelikle, bununla size hurmalıklardan, üzümlüklerden bahçeler-bağlar geliştirdik, içlerinde çok sayıda yemişler vardır; sizler onlardan yemektesiniz. (Müminün Suresi, 19)</text:p>
      <text:p text:style-name="P7">Biz, orada hurmalıklardan ve üzüm-bağlarından bahçeler kıldık ve içlerinde pınarlar fışkırttık: (Yasin Suresi, 34)</text:p>
      <text:p text:style-name="P7">Nice bahçeler ve üzüm bağları. (Nebe Suresi, 32)</text:p>
      <text:p text:style-name="P16"/>
      <text:h text:style-name="P29" text:outline-level="2">KURAN'DA GEÇEN SEBZE İSİMLERİ</text:h>
      <text:p text:style-name="P7">Siz (ise şöyle) demiştiniz: "Ey Musa, biz bir çeşit yemeğe katlanmayacağız, Rabbine yalvar da, bize yerin bitirdiklerinden bakla, acur, sarmısak, mercimek ve soğan çıkarsın." (O zaman Musa:) "Hayırlı olanı, şu değersiz, şeyle mi değiştirmek istiyorsunuz? (Öyleyse) Mısır'a inin, çünkü (orada) kendiniz için istediğiniz vardır" demişti. Onların üzerine horluk ve yoksulluk <text:s/>(damgası) vuruldu ve Allah'tan bir gazaba uğradılar. Bu, kuşkusuz, Allah'ın ayetlerini tanımazlıkları ve Peygamberleri haksız yere öldürmelerindendi. (Yine) bu, isyan etmelerinden ve sınırı çiğnemelerindendi. (Bakara Suresi, 61)</text:p>
      <text:p text:style-name="P16"/>
      <text:h text:style-name="P29" text:outline-level="2">AĞAÇLAR</text:h>
      <text:p text:style-name="P7">Sizin için gökten su indiren O'dur; içecek ondan, ağaç ondandır (ki) hayvanlarınızı onda otlatmaktasınız. (Nahl Suresi, 10)</text:p>
      <text:p text:style-name="P7">Rabbin bal arısına vahyetti: Dağlarda, ağaçlarda ve onların kurdukları çardaklarda kendine evler edin. (Nahl Suresi, 68)</text:p>
      <text:p text:style-name="P7">Dedi ki: "O, benim asamdır; ona dayanmakta, onunla davarlarım için ağaçlardan yaprak düşürmekteyim, onda benim için daha başka yararlar da var." (Taha Suresi, 18)</text:p>
      <text:p text:style-name="P7">Görmedin mi ki, gerçekten, göklerde ve yerde olanlar, güneş, ay, yıldızlar, dağlar, ağaçlar, hayvanlar ve insanlardan birçoğu Allah'a secde etmektedirler. Birçoğu üzerine azab hak olmuştur. Allah kimi aşağılık kılarsa, artık onun için bir yüceltici yoktur. Şüphesiz Allah, dilediğini yapar. <text:s/>(Hac Suresi, 18)</text:p>
      <text:p text:style-name="P7">Derken oraya geldiğinde, o kutlu yerdeki vadinin sağ yanında olan bir ağaçtan: "Ey Musa, Alemlerin Rabbi olan Allah benim;" diye seslenildi. <text:s/>(Kasas Suresi, 30)</text:p>
      <text:p text:style-name="P7">Böylece onları aldatarak düşürdü. Ağacı tattıkları anda ise, ayıp yerleri kendilerine beliriverdi ve üzerlerini cennet yapraklarından örtmeye başladılar. (O zaman) Rableri kendilerine seslendi: "Ben sizi bu ağaçtan menetmemiş miydim? Ve şeytanın sizin gerçekten apaçık bir düşmanınız olduğunu söylememiş miydim?" (Araf Suresi, 22)</text:p>
      <text:p text:style-name="P16"/>
      <text:h text:style-name="P29" text:outline-level="2"><text:soft-page-break/>DİKKAT ÇEKİLEN BİTKİLER</text:h>
      <text:h text:style-name="P3" text:outline-level="3">Zeytin ve diğerleri </text:h>
      <text:p text:style-name="P7">O, gökten su indirendir. Bununla her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vardır. (Enam Suresi, 99)</text:p>
      <text:p text:style-name="P7">Asmalı ve asmasız bahçeleri, hurmaları ve tadları farklı ekinleri, zeytinleri ve narları -birbirine benzer ve benzeşmez- yaratan O'dur. Ürün verdiğinde ürününden yiyin ve hasad günü hakkını verin; israf etmeyin. Çünkü O, israf edenleri sevmez. (Enam Suresi, 141)</text:p>
      <text:p text:style-name="P7">Onunla sizin için ekin, zeytin, hurmalıklar, üzümler ve meyvelerin her türlüsünden bitirir. Şüphesiz bunda, düşünebilen bir topluluk için ayetler vardır. (Nahl Suresi, 11)</text:p>
      <text:p text:style-name="P7">Allah, göklerin ve yerin nurudur. O'nun nurunun misali, içinde çerağ bulunan bir kandil gibidir; çerağ bir sırça içerisindedir; sırça, sanki incimsi bir yıldızdır ki, doğuya da, batıya da ait olmayan kutlu bir zeytin ağacından yakılır; (bu öyle bir ağaç ki) neredeyse ateş ona dokunmasa da yağı ışık verir. (Bu,) Nur üstüne nurdur. Allah, kimi dilerse onu kendi nuruna yöneltip-iletir. Allah insanlar için örnekler verir. Allah, herşeyi bilendir. (Nur Suresi, 35)</text:p>
      <text:p text:style-name="P16"/>
      <text:h text:style-name="P3" text:outline-level="3">Kuran'daki Benzetmeler İçinde İsmi Geçen Bitkiler</text:h>
      <text:p text:style-name="P7">Mallarını Allah yolunda infak edenlerin örneği yedi başak bitiren, her bir başakta yüz tane bulunan bir tek tanenin örneği gibidir. Allah, dilediğine kat kat arttırır. Allah (ihsanı) bol olandır, bilendir. (Bakara Suresi, 261)</text:p>
      <text:p text:style-name="P7">Güzel şehrin bitkisi, Rabbinin izniyle çıkar; kötü olandan ise kavruktan başkası çıkmaz. İşte biz, şükreden bir topluluk için ayetleri böyle çeşitli biçimlerde açıklıyoruz. (Araf Suresi, 58)</text:p>
      <text:p text:style-name="P16"/>
      <text:h text:style-name="P3" text:outline-level="3">Şifa Özelliği Taşıyanlar</text:h>
      <text:p text:style-name="P7">Hurma dalını kendine doğru salla, üzerine henüz oluşmuş-taze hurma dökülüversin." Artık, ye, iç, gözün aydın olsun. (Meryem Suresi, <text:s/>25-26)</text:p>
      <text:p text:style-name="P16"/>
      <text:h text:style-name="P29" text:outline-level="2">CENNET BİTKİLERİ</text:h>
      <text:p text:style-name="P7">Biz, orada hurmalıklardan ve üzüm-bağlarından bahçeler kıldık ve içlerinde pınarlar fışkırttık: <text:s/>(Yasin Suresi, 34)</text:p>
      <text:p text:style-name="P7">Ve birbiri üstüne dizilmiş tomurcuk yüklü yüksek hurma ağaçları da. (Kaf Suresi, 10)</text:p>
      <text:p text:style-name="P7">Onda meyveler ve salkımlı hurmalıklar var. (Rahman Suresi, 11)</text:p>
      <text:p text:style-name="P7">İçlerinde (her türden) meyve, eşsiz-hurma ve eşsiz-nar vardır. (Rahman Suresi, 68)</text:p>
      <text:p text:style-name="P7"><text:soft-page-break/>Üstüste dizili meyveleri sarkmış muz ağaçları, (Vakıa Suresi, 29)</text:p>
      <text:p text:style-name="P7">Yüklü dalları bükülmüş kiraz (ağaçları), (Vakıa Suresi, 28)</text:p>
      <text:p text:style-name="P16"/>
      <text:h text:style-name="P29" text:outline-level="2">CEHENNEM BİTKİLERİ</text:h>
      <text:h text:style-name="P3" text:outline-level="3">Darı Dikeni</text:h>
      <text:p text:style-name="P7">Onlar için (zehirli olan) dari' dikeninden başka bir yiyecek yoktur. (Gaşiye Suresi, 6)</text:p>
      <text:p text:style-name="P16"/>
      <text:h text:style-name="P3" text:outline-level="3">Zakkum</text:h>
      <text:p text:style-name="P7">Nasıl, böyle bir konaklanma mı daha hayırlı yoksa zakkum ağacı mı? <text:s/>(Saffat Suresi, 62)</text:p>
      <text:p text:style-name="P7">Doğrusu, o zakkum ağacı; Günahkar olanın yemeğidir. Pota gibi; karınlarda kaynar-durur; Kaynar-suyun kaynaması gibi. (Duhan Suresi, 43-46)</text:p>
      <text:p text:style-name="P7">Şüphesiz zakkum olan bir ağaçtan yiyeceksiniz. (Vakıa Suresi, 52)</text:p>
      <text:p text:style-name="P16"/>
      <text:p text:style-name="P16"/>
      <text:h text:style-name="P38" text:outline-level="1">KURAN'DA BAHSİ GEÇEN HAYVANLAR</text:h>
      <text:p text:style-name="P16"/>
      <text:p text:style-name="P16"/>
      <text:p text:style-name="P7">Size ve hayvanlarınıza bir yarar (meta) olmak üzere. (Naziat Suresi, 33)</text:p>
      <text:p text:style-name="P7">Hayvanlardan yük taşıyan ve (yünlerinden, tüylerinden) döşek yapılanları da (yaratan O'dur). Allah'ın size rızık olarak verdiklerinden yiyin ve şeytanın adımlarına uymayın. Çünkü o, sizin için apaçık bir düşmandır. <text:s/>(Enam Suresi, 142)</text:p>
      <text:p text:style-name="P7">Ve hayvanları da yarattı; sizin için onlarda ısınma ve yararlar vardır ve onlardan yemektesiniz. (Nahl Suresi, 5)</text:p>
      <text:p text:style-name="P7">Sizin için hayvanlarda da elbette ibretler vardır, size onların karınlarındaki fers (yarı sindirilmiş gıdalar) ile kan arasından, içenlerin boğazından kolaylıkla kayan dupduru bir süt içirmekteyiz. (Nahl Suresi, 66)</text:p>
      <text:p text:style-name="P16"/>
      <text:h text:style-name="P29" text:outline-level="2">VAHŞİ HAYVANLAR</text:h>
      <text:p text:style-name="P7">Vahşi-hayvanlar, toplandığı zaman, (Tekvir Suresi, 5)</text:p>
      <text:p text:style-name="P16"/>
      <text:h text:style-name="P29" text:outline-level="2">BUZAĞI</text:h>
      <text:p text:style-name="P7">Hani Musa ile kırk gece için sözleşmiştik. Ama sonra siz, onun arkasından buzağıyı (tanrı) edinmiş ve (böylece) zalimler olmuştunuz. (Bakara Suresi, 51)</text:p>
      <text:p text:style-name="P7">Hani Musa, kavmine: "Ey kavmim, gerçekten siz, buzağıyı (tanrı) edinmekle kendinize zulmettiniz. Hemen, kusursuzca yaratan (gerçek ilah)ınıza tevbe edip nefislerinizi öldürün: bu, Yaratıcınız katında sizin için daha hayırlıdır" demişti. Bunun üzerine (Allah) tevbelerinizi kabul etti. Şüphesiz O tevbeleri kabul edendir, esirgeyendir. <text:s/>(Bakara Suresi, 54)</text:p>
      <text:p text:style-name="P7">Böylece onlara böğüren bir buzağı heykeli döküp çıkardı, "İşte, sizin ve ilahınız, Musa'nın ilahı budur; fakat (Musa) unuttu" dediler. <text:s/>(Taha Suresi, 88)</text:p>
      <text:p text:style-name="P7">Hemen (onlara) sezdirmeden ailesine gidip, çok geçmeden semiz bir buzağı ile (geri) geldi. <text:s/>(Zariyat Suresi, 26)</text:p>
      <text:p text:style-name="P16"/>
      <text:h text:style-name="P29" text:outline-level="2">DAVAR</text:h>
      <text:p text:style-name="P7">İnsanlardan, hayvanlardan ve davarlardan da renkleri böyle değişik olanlar vardır. Kulları içinde ise Allah'tan ancak alim olanlar 'içleri titreyerek-korkar'. Şüphesiz Allah, üstün ve güçlü olandır, bağışlayandır. <text:s/>(Fatır Suresi, 28)</text:p>
      <text:p text:style-name="P7">Sizi tek bir nefisten yarattı, sonra ondan kendi eşini var etti ve sizin için davarlardan sekiz çift indirdi. Sizi annelerinizin karınlarında, üç karanlık içinde, bir yaratılıştan sonra (bir başka) yaratılışa (dönüştürüp) <text:soft-page-break/>yaratmaktadır. İşte Rabbiniz olan Allah budur, mülk O'nundur. O'ndan başka ilah yoktur. Buna rağmen nasıl çevriliyorsunuz? (Zümer Suresi, 6)</text:p>
      <text:p text:style-name="P7">O, göklerin ve yerin yaratıcısıdır. Size kendi nefislerinizden eşler, davarlardan da çiftler var etti. Sizleri bu tarzda türetip-yayıyor. O'nun benzeri gibi olan hiçbir şey yoktur. O, işitendir, görendir. (Şura Suresi, 11)</text:p>
      <text:p text:style-name="P16"/>
      <text:h text:style-name="P29" text:outline-level="2">İNEK</text:h>
      <text:p text:style-name="P7">(Bunun üzerine Musa, "Rabbim) diyor ki: O, yeri sürmek ve ekini sulamak için boyunduruğa alınmayan, salma ve alacası olmayan bir inektir" dedi. (O zaman): "Şimdi gerçeği getirdin" dediler. Böylece ineği kestiler; ama neredeyse (bunu) yapmayacaklardı. (Bakara Suresi, 71)</text:p>
      <text:p text:style-name="P7">Hükümdar:" Ben (rüyamda) yedi besili inek görüyorum, onları yedi zayıf inek yiyor; bir de yedi yeşil başak ve diğerleri ise kupkuru. Ey önde gelen (kahin-bilginler,) eğer rüya yorumluyorsanız benim bu rüyamı çözüverin" dedi. (Yusuf Suresi, 43)</text:p>
      <text:p text:style-name="P16"/>
      <text:h text:style-name="P29" text:outline-level="2">SIĞIR</text:h>
      <text:p text:style-name="P7">Hani Musa kavmine: "Allah, muhakkak sizin bir sığır kesmenizi emrediyor" demişti. "Bizi alaya mı alıyorsun?" dediler. (Musa) "Cahillerden olmaktan Allah'a sığınırım" dedi. (Bakara Suresi, 67)</text:p>
      <text:p text:style-name="P7">Andolsun, Musa size apaçık belgelerle geldi. Sonra siz onun arkasından buzağıyı (tanrı) edindiniz. işte siz (böyle) zalimlersiniz. Hani sizden misak almış ve Tur'u üstünüze yükseltmiştik (ve): "Size verdiğimize (Kitaba) sımsıkı sarılın ve dinleyin" (demiştik). Demişlerdi ki: "Dinledik ve baş kaldırdık." İnkârları yüzünden buzağı (tutkusu) kalplerine sindirilmişti. De ki: "İnanıyorsanız, inancınız size ne kötü şey emrediyor?" <text:s/>(Bakara Suresi, 92-93)</text:p>
      <text:p text:style-name="P16"/>
      <text:h text:style-name="P29" text:outline-level="2">KOYUN</text:h>
      <text:p text:style-name="P7">"Bu benim kardeşimdir, doksan dokuz koyunu vardır, benimse bir tek koyunum var. Buna rağmen "Onu da benim payıma (koyunlarıma) kat" dedi ve bana, konuşmada üstün geldi." <text:s/>(Davud) Dedi ki: "Andolsun senin koyununu, kendi koyunlarına (katmak) istemekle sana zulmetmiştir. Doğrusu, (emek ve mali güçlerini) birleştirip katan (ortak)lardan çoğu, birbirlerine karşı tecavüz ederler; ancak iman edip salih amellerde bulunanlar başka. Onlar da ne kadar azdır." Davud, gerçekten bizim onu imtihan ettiğimizi sandı, böylece Rabbinden bağışlanma diledi ve rüku ederek yere kapandı ve (bize gönülden) yönelip-döndü. (Sad Suresi, 23-24)</text:p>
      <text:p text:style-name="P16"/>
      <text:h text:style-name="P29" text:outline-level="2">DOMUZ (ETİ)</text:h>
      <text:p text:style-name="P7">O, size ölüyü (leşi)- kanı, domuz etini ve Allah'tan başkası adına kesilmiş olan (hayvan)ı kesin olarak haram kıldı. Fakat kim kaçınılmaz olarak muhtaç kalırsa, taşkınlık yapmamak ve haddi aşmamak şartıyla <text:soft-page-break/>(ölmeyecek oranda yiyebilir), ona bir günah yoktur. Gerçekten Allah, bağışlayandır, esirgeyendir. (Bakara Suresi, <text:s/>173)</text:p>
      <text:p text:style-name="P7">Ölü eti, kan, domuz eti, Allah'tan başkası adına kesilen, boğulmuş, vurulmuş, yüksek bir yerden düşmüş, boynuzlanmış yırtıcı hayvan tarafından yenmiş, -(henüz canlıyken yetişip) kestikleriniz hariç,- dikili taşlar üzerine boğazlanan (hayvanlar) ve fal oklarıyla kısmet aramanız size haram kılındı. Bunlar fısktır (günahla yoldan sapmadır.) Bugün inkâra sapanlar, sizin dininizden (dininizi yıkmaktan) umut kesmişlerdir. Bugün size dininizi kemale erdirdim, üzerinizdeki nimetimi tamamladım ve size din olarak islam'ı seçip-beğendim. Kim 'şiddetli bir açlıkta kaçınılmaz bir ihtiyaçla <text:s/>karşı karşıya kalırsa' -günaha eğilim göstermeksizin- (bu haram saydıklarımızdan yetecek kadar yiyebilir.) Çünkü Allah bağışlayandır, esirgeyendir. (Maide Suresi, 3)</text:p>
      <text:p text:style-name="P16"/>
      <text:h text:style-name="P29" text:outline-level="2">EŞEK</text:h>
      <text:p text:style-name="P7">"Yürüyüşünde orta bir yol tut, sesinden de (yüksek perdeleri) eksilt. Çünkü, seslerin en çirkin olanı gerçekten eşeklerin sesidir." (Lokman Suresi, 19)</text:p>
      <text:p text:style-name="P16"/>
      <text:h text:style-name="P29" text:outline-level="2">YABAN EŞEĞİ</text:h>
      <text:p text:style-name="P7">Sanki onlar, ürkmüş yaban eşekleri gibidirler; (Müddesir Suresi, 50)</text:p>
      <text:p text:style-name="P16"/>
      <text:h text:style-name="P29" text:outline-level="2">AT</text:h>
      <text:p text:style-name="P7">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7">Onlara karşı gücünüzün yettiği kadar kuvvet ve besili atlar hazırlayın. Bununla, Allah'ın düşmanı ve sizin düşmanınızı ve bunların dışında sizin bilmeyip Allah'ın bildiği diğer (düşmanları) korkutup-caydırasınız. <text:s/>Allah yolunda her ne infak ederseniz, size 'eksiksiz olarak ödenir' ve siz haksızlığa uğratılmazsınız. (Enfal Suresi, 60)</text:p>
      <text:p text:style-name="P7">Hani ona akşama yakın, bir ayağını tırnağı üstüne diken, öbür üç ayağıyla toprağı kazıyan, yağız atlar sunulmuştu. O da demişti ki: "Gerçekten ben, mal (veya at) sevgisini Rabbimi zikretmekten dolayı tercih ettim." Sonunda bu atlar (koştular ve toz) perdesinin arkasına saklandılar. (Sad Suresi, 31-32)</text:p>
      <text:p text:style-name="P7">Onlardan Allah'ın elçisine verdiği "fey'e" gelince, ki siz buna karşı (bunu elde etmek için) ne at, ne deve sürdünüz. Ancak Allah, elçilerini dilediklerinin üstüne musallat kılar. Allah, herşeye güç yetirendir. (Haşr Suresi, 6)</text:p>
      <text:p text:style-name="P7">Soluk soluğa koşan (at)lara andolsun, (Tırnaklarıyla) Ateş saçanlara, <text:s text:c="2"/>(Adiyat Suresi, 1-2)</text:p>
      <text:p text:style-name="P16"/>
      <text:h text:style-name="P29" text:outline-level="2"><text:soft-page-break/>AT, KATIR, MERKEP</text:h>
      <text:p text:style-name="P7">Onlara binmeniz ve süs için atları, katırları ve merkebleri (yarattı). Ve daha sizlerin bilmediğiniz neleri yaratmaktadır? (Nahl Suresi, 8)</text:p>
      <text:p text:style-name="P16"/>
      <text:h text:style-name="P29" text:outline-level="2">DEVE</text:h>
      <text:p text:style-name="P7">Dedi ki: "işte, bu bir dişi devedir; su içme hakkı (bir gün) onun, belli bir günün su içme hakkı da sizindir." (Şuara Suresi, 155)</text:p>
      <text:p text:style-name="P7">Üstelik 'içtikçe susayan hasta develerin' içişi gibi içeceksiniz. (Vakıa Suresi, 55)</text:p>
      <text:p text:style-name="P7">Onlardan Allah'ın elçisine verdiği "fey'e" gelince, ki siz buna karşı (bunu elde etmek için) ne at, ne deve sürdünüz. Ancak Allah, elçilerini dilediklerinin üstüne musallat kılar. Allah, herşeye güç yetirendir. (Haşr Suresi, 6)</text:p>
      <text:p text:style-name="P7">Her biri, sanki sapsarı erkek deve sürüleri gibidir. (Mürselat Suresi, 33)</text:p>
      <text:p text:style-name="P7">Gebe develer, kendi başına terkedildiği zaman, (Tekvir Suresi, 4)</text:p>
      <text:p text:style-name="P7">Bakmıyorlar mı o deveye; nasıl yaratıldı? (Gaşiye Suresi, 17)</text:p>
      <text:p text:style-name="P7">Allah'ın elçisi onlara dedi ki: "Allah'ın (deneme için size gönderdiği) devesine ve onun su içme-sırasına dikkat edin." Fakat, onu yalanladılar, deveyi yere yıkıp öldürdüler. Rableri de günahları dolayısıyla 'onları yerle bir etti, kırıp geçirdi'; orasını da dümdüz etti. (Şems Suresi, 13-14)</text:p>
      <text:p text:style-name="P16"/>
      <text:h text:style-name="P29" text:outline-level="2">KUŞ</text:h>
      <text:p text:style-name="P7">İsrailoğullarına elçi kılacak. (O, israiloğullarına şöyle diyecek:) "Gerçek şu, ben size Rabbinizden bir ayetle geldim. Ben size çamurdan kuş biçiminde bir şey oluşturur, içine üfürürüm, o da hemencecik Allah'ın izniyle kuş oluverir. Ve Allah'ın izniyle doğuştan kör olanı, alaca hastalığına tutulanı iyileştirir ve ölüyü diriltirim. Yediklerinizi ve biriktirdiklerinizi size haber veririm. Şüphesiz, eğer inanmışsanız bunda sizin için kesin bir ayet vardır." (Al-i İmran Suresi, 49)</text:p>
      <text:p text:style-name="P7">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ir kuş oluveriyordu. Doğuştan kör olanı, alacalıyı iznimle iyileştiriyordun, (yine) benim iznimle ölüleri (hayata) çıkarıyordun. İsrailoğullarına apaçık belgelerle geldiğinde onlardan inkâra sapanlar, "şüphesiz bu apaçık bir sihirdir" demişlerdi (de) israiloğullarını senden geri püskürtmüştüm." (Maide Suresi, <text:s/>110)</text:p>
      <text:p text:style-name="P7">Yeryüzünde hiçbir canlı ve iki kanadıyla uçan hiçbir kuş yoktur ki, sizin gibi ümmetler olmasın. Biz Kitap'ta hiçbir şeyi noksan bırakmadık, sonra onlar Rablerine toplanacaklardır. (Enam Suresi, 38)</text:p>
      <text:p text:style-name="P7">Görmedin mi ki, göklerde ve yerde olanlar ve dizi dizi uçan kuşlar, gerçekten Allah'ı tesbih etmektedir. Her biri, kendi duasını ve tesbihini şüphesiz bilmiştir. Allah, onların işlediklerini bilendir. (Nur Suresi, 41)</text:p>
      <text:p text:style-name="P7"><text:soft-page-break/>Andolsun, biz Davud'a tarafımızdan bir fazl (üstünlük) verdik. "Ey dağlar, onunla birlikte (Beni tesbih edip) yankıyla ses verin" (dedik) ve kuşlara da (aynısını emrettik). Ve ona demiri yumuşattık. (Sebe Suresi, 10)</text:p>
      <text:p text:style-name="P7">Ve toplanıp gelen kuşları da. Hepsi onunla (Allah'ı tesbih etmede uyum içinde) yönelip-dönmekte olanlar idi. (Sad Suresi, 19)</text:p>
      <text:p text:style-name="P7">Canlarının çektiği kuş eti. (Vakıa Suresi, 21)</text:p>
      <text:p text:style-name="P7">Onlar, üstlerinde dizi dizi kanat açıp kapayarak uçan kuşları görmüyorlar mı? Onları Rahman (olan Allah')tan başkası (boşlukta) tutmuyor. Şüphesiz O, herşeyi hakkıyla görendir. (Mülk Suresi, 19)</text:p>
      <text:p text:style-name="P16"/>
      <text:h text:style-name="P29" text:outline-level="2">EBABİL KUŞU</text:h>
      <text:p text:style-name="P7">Onların üzerine ebabil (sürü sürü) kuşlarını gönderdi. (Fil Suresi, 3)</text:p>
      <text:p text:style-name="P16"/>
      <text:h text:style-name="P29" text:outline-level="2">KARGA</text:h>
      <text:p text:style-name="P7">Derken, Allah, ona, yeri eşiyerek kardeşinin cesedini nasıl gömeceğini gösteren bir karga gönderdi. "Bana yazıklar olsun" dedi. "Şu karga kadar olup da kardeşimin cesedini gömmekten aciz miyim?" Artık o, pişman olmuştu. (Maide Suresi, 31)</text:p>
      <text:p text:style-name="P16"/>
      <text:h text:style-name="P29" text:outline-level="2">BILDIRCIN</text:h>
      <text:p text:style-name="P7">Bulutları üzerinize gölge kıldık ve size kudret helvası ve bıldırcın indirdik. Size rızık olarak verdiklerimizin temizinden yiyin (dedik). Onlar bize zulmetmediler, ancak kendi nefislerine zulmettiler. (Bakara Suresi, 57)</text:p>
      <text:p text:style-name="P7">Biz onları (israiloğullarını) ayrı ayrı oymaklar olarak on iki topluluk (ümmet) olarak ayırdık. Kavmi kendisinden su istediğinde Musa'ya: "Asan'la taşa vur" diye vahyettik. Ondan on iki pınar sızıp-fışkırdı; böylece her bir insan- topluluğu su içeceği yeri öğrenmiş oldu. Üzerlerine bulutla gölge çektik ve onlara kudret helvası ile bıldırcın indirdik. (Sonra da şöyle dedik:) "Size rızık olarak verdiklerimizin temiz olanlarından yiyin." Onlar bize zulmetmedi, ancak kendi nefislerine zulmediyorlardı. <text:s/>(Araf Suresi, 160)</text:p>
      <text:p text:style-name="P7">Ey israiloğulları, andolsun, sizi düşmanlarınızdan kurtardık. Tur'un sağ yanında sizinle vaadleştik ve üzerinize kudret helvasıyla bıldırcın indirdik. (Taha Suresi, 80)</text:p>
      <text:p text:style-name="P16"/>
      <text:h text:style-name="P29" text:outline-level="2">BALIK</text:h>
      <text:p text:style-name="P7">Böylece ikisi, iki (deniz)in birleştiği yere ulaşınca balıklarını unutuverdiler; (balık) denizde bir akıntıya doğru (veya bir menfez bulup) kendi yolunu tuttu. (Kehf Suresi, 61)</text:p>
      <text:p text:style-name="P7"><text:soft-page-break/>(Genç-yardımcısı) Dedi ki: "Gördün mü, kayaya sığındığımızda, ben balığı unuttum. Onu hatırlamamı şeytan'dan başkası bana unutturmadı; o da şaşılacak tarzda denizde kendi yolunu tuttu." (Kehf Suresi, 63)</text:p>
      <text:p text:style-name="P7">Balık sahibi (Yunus'u da); hani o, kızmış vaziyette gitmişti ki; bundan dolayı kendisini sıkıntıya düşürmeyeceğimizi sanmıştı. (Balığın karnındaki) Karanlıklar içinde: "Senden başka ilah yoktur, sen yücesin, gerçekten ben zulmedenlerden oldum" diye çağrıda bulunmuştu. (Enbiya Suresi, 87)</text:p>
      <text:p text:style-name="P7">Derken onu balık yutmuştu, oysa o kınanmıştı. (Saffat Suresi, 142)</text:p>
      <text:p text:style-name="P16"/>
      <text:h text:style-name="P29" text:outline-level="2">ARSLAN</text:h>
      <text:p text:style-name="P7">Sanki onlar, ürkmüş yaban eşekleri gibidirler; arslandan korkup-kaçmışlar. (Müddesir Suresi, <text:s/>50-51)</text:p>
      <text:p text:style-name="P16"/>
      <text:h text:style-name="P29" text:outline-level="2">FİL</text:h>
      <text:p text:style-name="P7">Rabbinin fil sahiplerine neler yaptığını görmedin mi? (Fil Suresi, 1)</text:p>
      <text:p text:style-name="P16"/>
      <text:h text:style-name="P29" text:outline-level="2">SİVRİSİNEK</text:h>
      <text:p text:style-name="P7">Şüphesiz Allah, bir sivrisineği de, ondan üstün olanı da, (herhangi bir şeyi) örnek vermekten çekinmez. Böylece iman edenler, kuşkusuz bunun Rablerinden gelen bir gerçek olduğunu <text:s/>bilirler; inkar edenler ise, "Allah, bu örnekle neyi amaçlamış?" derler. (Oysa Allah,) Bununla birçoğunu saptırır, birçoğunu da hidayete erdirir. Ancak O, fasıklardan başkasını saptırmaz. (Bakara Suresi, 26)</text:p>
      <text:p text:style-name="P16"/>
      <text:h text:style-name="P29" text:outline-level="2">ARI</text:h>
      <text:p text:style-name="P7">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text:s/>(Nahl Suresi, 68-69)</text:p>
      <text:p text:style-name="P16"/>
      <text:h text:style-name="P29" text:outline-level="2">ÇEKİRGE</text:h>
      <text:p text:style-name="P7">Gözleri 'zillet ve dehşetten düşmüş olarak', sanki 'yayılan' çekirgeler gibi kabirlerinden çıkarlar. (Kamer Suresi, 7)</text:p>
      <text:p text:style-name="P7">Bunun üzerine, ayrı ayrı mucizeler (ayetler) olarak üzerlerine tufan, çekirge, buğday güvesi, kurbağa ve kan musallat kıldık. Yine büyüklük tasladılar ve suçlu-günahkar bir kavim oldular. (Araf Suresi, 133)</text:p>
      <text:p text:style-name="P16"/>
      <text:h text:style-name="P29" text:outline-level="2"><text:soft-page-break/>ÖRÜMCEK</text:h>
      <text:p text:style-name="P7">Allah'ın dışında başka veliler edinenlerin örneği, kendine ev edinen örümcek örneğine benzer. Gerçek şu ki, evlerin en dayanıksız olanı örümcek evidir; bir bilselerdi. (Ankebut Suresi, 41)</text:p>
      <text:p text:style-name="P16"/>
      <text:h text:style-name="P29" text:outline-level="2">AĞAÇ KURDU</text:h>
      <text:p text:style-name="P7">Böylece onun (Süleymanın) ölümüne karar verdiğimiz zaman, ölümünü, onlara, asasını yemekte olan bir ağaç kurdundan başkası haber vermedi. Artık o, yere yıkılıp-düşünce, açıkca ortaya çıktı ki, şayet cinler gaybı bilmiş olsalardı böylesine aşağılanıcı bir azab içinde kalıp-yaşamazlardı. (Sebe Suresi, 14) </text:p>
      <text:p text:style-name="P16"/>
      <text:h text:style-name="P29" text:outline-level="2">YILAN</text:h>
      <text:p text:style-name="P7">Böylece, onu attı; (bir de ne görsün) o hemen hızla koşan (kocaman) bir yılan (oluvermiş). (Taha Suresi, 20)</text:p>
      <text:p text:style-name="P7">"Asanı bırak;" (Bıraktı ve) onun çevik bir yılan gibi hareket etttiğini görünce, geriye doğru kaçtı ve arkasına bakmadı. "Ey Musa, korkma; şüphesiz Ben(im); Benim yanımda gönderilen (elçiler) korkmaz." <text:s text:c="2"/>(Neml Suresi, 10)</text:p>
      <text:p text:style-name="P7">"Asanı bırak." (Attıktan hemen sonra) onun şimdi bir yılan gibi hareket ettiğini görünce, arkasına dönüp bakmaksızın kaçmaya başladı. "Ey Musa, dön ve korkuya kapılma. Şüphesiz güvendesin." (Kasas Suresi, 31)</text:p>
      <text:p text:style-name="P16"/>
      <text:h text:style-name="P29" text:outline-level="2">SİNEK</text:h>
      <text:p text:style-name="P7">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16"/>
      <text:h text:style-name="P29" text:outline-level="2">HAYVANLAR ÜZERİNE YAPILAN BENZETMELER</text:h>
      <text:p text:style-name="P7">İnkar edenlerin örneği bağırıp çağırmadan başka bir şey işitmeyip (duyduğu veya bağırdığı şeyin anlamını bilmeyen ve sürekli) haykıran (bir hayvan)ın örneği gibidir. Onlar, sağırdırlar, dilsizdirler, kördürler; bundan dolayı akıl erdiremezler. <text:s/>(Bakara Suresi, 171)</text:p>
      <text:p text:style-name="P7">Andolsun, cehennem için cinlerden ve insanlardan çok sayıda kişi yarattık (hazırladık). Kalbleri vardır bununla kavrayıp-anlamazlar, gözleri vardır bununla görmezler, kulakları vardır bununla işitmezler. Bunlar hayvanlar gibidir, hatta daha aşağılıktırlar. İşte bunlar gafil olanlardır. <text:s text:c="2"/>(Araf Suresi, 179)</text:p>
      <text:p text:style-name="P7">Şüphesiz Allah, iman edip salih amellerde bulunanları, altından ırmaklar akan cennetlere sokar. İnkar edenler ise, metalanırlar ve hayvanların yemesi gibi yerler; ateş, onlar için bir konaklama yeridir. (Muhammed Suresi, 12)</text:p>
      <text:p text:style-name="P16"><text:soft-page-break/></text:p>
      <text:h text:style-name="P3" text:outline-level="3">Maymun ve Domuza Benzetilmesi</text:h>
      <text:p text:style-name="P7">Andolsun, sizden cumartesi (günü) yasağı çiğneyenleri elbette biliyorsunuz. İşte biz, onlara: "Aşağılık maymunlar olun" dedik. (Bakara Suresi, 65)</text:p>
      <text:p text:style-name="P7">De ki: "Allah katında, 'kesinleşmiş bir ceza olarak' bundan daha kötüsünü haber vereyim mi? Allah'ın kendisine lanet ettiği, ona karşı gazablandığı ve onlardan maymunlar ve domuzlar kıldığı ile tağuta tapanlar; İşte bunlar, yerleri daha kötü ve dümdüz yoldan daha çok sapmışlardır." (Maide Suresi, 60)</text:p>
      <text:p text:style-name="P16"/>
      <text:h text:style-name="P3" text:outline-level="3">Köpeğe Benzetilmesi</text:h>
      <text:p text:style-name="P7">Eğer biz dileseydik, onu bununla yükseltirdik. Ama o yere meyletti (veya yere saplandı), hevasına uydu. Onun durumu, üstüne varsan dilini sarkıtıp soluyan, kendi başına bıraksan dilini sarkıtıp soluyan köpeğin durumu gibidir. İşte ayetlerimizi yalanlayan topluluğun durumu böyledir. Artık gerçek haberi onlara aktar. Ki düşünsünler. (Araf Suresi, 176)</text:p>
      <text:p text:style-name="P16"/>
      <text:h text:style-name="P3" text:outline-level="3">Yaban Eşeğine Benzetilmesi</text:h>
      <text:p text:style-name="P7">Sanki onlar, ürkmüş yaban eşekleri gibidirler; (Müddessir Suresi, 50)</text:p>
      <text:p text:style-name="P16"/>
      <text:h text:style-name="P29" text:outline-level="2">İNSANLARIN HİZMETİNE VERİLEN HAYVANLAR</text:h>
      <text:p text:style-name="P7">Bulutları üzerinize gölge kıldık ve size kudret helvası ve bıldırcın indirdik. Size rızık olarak verdiklerimizin temizinden yiyin (dedik). Onlar bize zulmetmediler, ancak kendi nefislerine zulmettiler. (Bakara Suresi, 57)</text:p>
      <text:p text:style-name="P7">Hayvanlardan yük taşıyan ve (yünlerinden, tüylerinden) döşek yapılanları da (yaratan O'dur). Allah'ın size rızık olarak verdiklerinden yiyin ve şeytanın adımlarına uymayın. Çünkü o, sizin için apaçık bir düşmandır. <text:s text:c="2"/>(Enam Suresi, 142)</text:p>
      <text:p text:style-name="P7">Onlara karşı gücünüzün yettiği kadar kuvvet ve besili atlar hazırlayın. Bununla, Allah'ın düşmanı ve sizin düşmanınızı ve bunların dışında sizin bilmeyip Allah'ın bildiği diğer (düşmanları) korkutup-caydırasınız. <text:s/>Allah yolunda her ne infak ederseniz, size 'eksiksiz olarak ödenir' ve siz haksızlığa uğratılmazsınız. (Enfal Suresi, 60)</text:p>
      <text:p text:style-name="P7">Ve hayvanları da yarattı; sizin için onlarda ısınma ve yararlar vardır ve onlardan yemektesiniz. Akşamları getirir, sabahları götürürken onlarda sizin için bir güzellik vardır. Kendisine ulaşmadan canlarınızın yarısının telef olacağı şehirlere onlar, ağırlıklarınızı taşımaktadırlar. Şüphesiz sizin Rabbiniz şefkatli ve merhametlidir. Onlara binmeniz ve süs için atları, katırları ve merkebleri (yarattı). Ve daha sizlerin bilmediğiniz neleri yaratmaktadır? (Nahl Suresi, 5-8)</text:p>
      <text:p text:style-name="P7">Sizin için hayvanlarda da elbette ibretler vardır, size onların karınlarındaki fers (yarı sindirilmiş gıdalar) ile kan arasından, içenlerin boğazından kolaylıkla kayan dupduru bir süt içirmekteyiz. Hurmalıkların ve üzümlüklerin meyvelerinden kurdukları çardaklarda hem sarhoşluk verici içki, hem güzel bir rızık <text:soft-page-break/>edinmektesiniz. Şüphesiz aklını kullanabilen bir topluluk için, gerçekten bunda bir ayet vardır. 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6-69)</text:p>
      <text:p text:style-name="P7">Allah, size evlerinizi (içinde) "güvenlik ve huzur bulacağınız yerler" kıldı; ve size hayvan derilerinden hem göç gününde, hem yerleşme <text:s/>gününde kolaylıkla taşıyabileceğiniz evler; yünlerinden, yapağılarından ve kıllarından bir zamana kadar giyimlikler-döşemelikler ve (ticaret için) bir meta kıldı. (Nahl Suresi, 80)</text:p>
      <text:p text:style-name="P7">İri cüsseli develeri size Allah'ın işaretlerinden kıldık, sizler için onlarda bir hayır vardır. Öyleyse onlar bir dizi halinde (veya saf tutmuşcasına ayakta durup) boğazlanırken Allah'ın adını anın; yanları üzerine yattıkları zaman da onlardan yiyin, kanaatkara ve isteyene yedirin. İşte böyle, onlara sizin için boyun eğdirdik, umulur ki şükredersiniz. (Hac Suresi, 36)</text:p>
      <text:p text:style-name="P7">Gerçekten hayvanlarda da sizin için bir ders (ibret) vardır; karınlarının içinde olanlardan size içirmekteyiz ve onlarda sizin için daha birçok yararlar var. Sizler onlardan yemektesiniz. Onların üzerinde ve gemilerde taşınmaktasınız. (Müminun Suresi, 21-22)</text:p>
      <text:p text:style-name="P7">Ellerimizin yaptıklarından kendileri için nice hayvanları yarattığımızı görmüyorlar mı? Böylece bunlara malik oluyorlar. Biz onlara kendileri için boyun eğdirdik; işte bir kısmı binekleridir, bir kısmını(n da etini) yiyorlar. Onlarda kendileri için daha nice yararlar ve içecekler vardır. Yine de şükretmeyecekler mi? (Yasin Suresi, 71-73)</text:p>
      <text:p text:style-name="P7">Allah O'dur ki, kimine binmeniz, kiminden yemeniz için size (bir yarar olmak üzere) davarları var etti. Onlarda sizin için yararlar vardır. Onların üstünde göğüslerinizde olan bir hacete (ihtiyaca ve arzuya) ulaşırsınız; onların ve gemilerin üstünde taşınırsınız. (Mümin Suresi, <text:s/>79-80)</text:p>
      <text:p text:style-name="P16"/>
      <text:p text:style-name="P16"/>
      <text:h text:style-name="P38" text:outline-level="1">MÜMİNLERE VERİLEN NİMETLER</text:h>
      <text:p text:style-name="P16"/>
      <text:p text:style-name="P16"/>
      <text:h text:style-name="P29" text:outline-level="2">MÜMİNLERE DÜNYADA VERİLEN NİMETLER</text:h>
      <text:h text:style-name="P3" text:outline-level="3">Allah Dünyada da Güzel Bİr Hayatla Yaşatır</text:h>
      <text:p text:style-name="P7">Erkek olsun, kadın olsun, bir mümin olarak kim salih bir amelde bulunursa, hiç şüphesiz Biz onu güzel bir hayatla yaşatırız ve onların karşılığını, yaptıklarının en güzeliyle muhakkak veririz. (Nahl Suresi, 97)</text:p>
      <text:p text:style-name="P16"/>
      <text:h text:style-name="P3" text:outline-level="3">Allah İnananların Kalplerini Uzlaştırır</text:h>
      <text:p text:style-name="P7">Allah'ın ipine hepiniz sımsıkı sarılın. Dağılıp ayrılmayın. Ve Allah'ın sizin üze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7">Onlar, seni aldatmak isterlerse, şüphesiz Allah sana yeter. O, seni yardımıyla ve müminlerle destekledi. <text:s/>Ve onların kalblerini uzlaştırdı. Sen, yeryüzündekilerin tümünü harcasaydın bile, onların kalblerini uzlaştıramazdın. Ama Allah, aralarını bulup onları uzlaştırdı. Çünkü O, üstün ve güçlü olandır, hüküm ve hikmet sahibidir. Ey Peygamber, sana ve seni izleyen müminlere Allah yeter. Ey Peygamber, müminleri savaşa karşı hazırlayıp-teşvik et. Eğer içinizde sabreden yirmi (kişi) bulunursa, iki yüz (kişiyi) mağlub edebilirler. Ve eğer içinizden yüz (sabırlı kişi) bulunursa, kafirlerden binini yener. Çünkü onlar (gerçeği) kavramayan bir topluluktur. (Enfal Suresi, 62-65)</text:p>
      <text:p text:style-name="P16"/>
      <text:h text:style-name="P3" text:outline-level="3">Müminlerin Arkadaşları</text:h>
      <text:p text:style-name="P7">Kim Allah'a ve Resul'e itaat ederse, işte onlar Allah'ın kendilerine nimet verdiği Peygamberler, doğrular (ve doğrulayanlar), şehidler ve salihlerle beraberdir. Ne iyi arkadaştır onlar? (Nisa Suresi, 69)</text:p>
      <text:p text:style-name="P7">Allah şöyle diyecek: "Ey Meryemoğlu İsa, sana ve annene olan nimetimi hatırla. Ben seni Ruhu'l-Kudüs ile destekledim, beşikte iken de, yetişkin iken de insanlarla konuşuyordun. Sana kitabı, hikmeti, Tevrat'ı ve İncil'i öğrettim. İznimle çamurdan kuş biçiminde (birşeyi) oluşturuyordun da (yine) iznimle ona üfürdüğünde bir kuş oluveriyordu. Doğuştan kör olanı, alacalıyı iznimle iyileştiriyordun, (yine) benim iznimle ölüleri (hayata) çıkarıyordun. İsrailoğullarına apaçık belgelerle geldiğinde onlardan inkara sapanlar, "Şüphesiz bu apaçık bir sihirdir" demişlerdi (de) İsrailoğullarını senden geri püskürtmüştüm." (Maide Suresi, 110)</text:p>
      <text:p text:style-name="P16"/>
      <text:h text:style-name="P3" text:outline-level="3"><text:soft-page-break/>Allah İnananları <text:s/>Seçkin Kılmıştır</text:h>
      <text:p text:style-name="P7">"Böylece Rabbin seni seçkin kılacak, sözlerin yorumundan (kaynaklanan bir bilgiyi) sana öğretecek ve daha önce ataların İbrahim ve İshak'a (nimetini) tamamladığı gibi senin ve Yakub ailesinin üzerindeki nimetini tamamlayacaktır. Elbette Rabbin, bilendir, hüküm ve hikmet sahibidir." (Yusuf Suresi, 6)</text:p>
      <text:p text:style-name="P16"/>
      <text:h text:style-name="P3" text:outline-level="3">Allah İnananlara <text:s/>İstedikleri Herşeyi Vermiştir</text:h>
      <text:p text:style-name="P7">Size her istediğiniz şeyi verdi. Eğer Allah'ın nimetini saymaya kalkışırsanız, onu sayıp-bitirmeye güç yetiremezsiniz. Gerçek şu ki, insan pek zalimdir, pek nankördür. (İbrahim Suresi, 34)</text:p>
      <text:p text:style-name="P7">Eğer Allah'ın nimetini saymaya kalkışacak olursanız, onu bir genelleme yaparak bile sayamazsınız. Gerçekten Allah, bağışlayandır, esirgeyendir. (Nahl Suresi, 18)</text:p>
      <text:p text:style-name="P16"/>
      <text:h text:style-name="P3" text:outline-level="3">İnananların Evlerine Güvenlik ve Huzur Vermiştir</text:h>
      <text:p text:style-name="P7">Allah, size evlerinizi (içinde) "güvenlik ve huzur bulacağınız yerler" kıldı; ve size hayvan derilerinden hem göç gününde, hem yerleşme gününde kolaylıkla taşıyabileceğiniz evler; yünlerinden, yapağılarından ve kıllarından bir zamana kadar giyimlikler-döşemelikler ve (ticaret için) bir meta kıldı. (Nahl Suresi, 80)</text:p>
      <text:p text:style-name="P7">İşte bunlar; kendilerine Allah'ın nimet verdiği Peygamberlerdendir; Adem'in soyundan, Nuh ile birlikte taşıdıklarımız (insan nesillerin)den, İbrahim ve İsrail (Yakup)in soyundan, doğru yola eriştirdiklerimizden ve seçtiklerimizdendirler. Onlara Rahman (olan Allah')ın ayetleri okunduğunda, ağlayarak secdeye kapanırlar. (Meryem Suresi, 58)</text:p>
      <text:p text:style-name="P7">Ama Bizden kendilerine güzellik geçmiş bulunanlar; işte, onlar, ondan uzaklaştırılmışlardır. Onun uğultusunu bile duymazlar. Onlar nefislerinin arzuladığı (sayısız nimet) içinde ebedi kalıcıdırlar. Onları, o en büyük korku hüzne kaptırmaz ve: "İşte bu sizin gününüzdür, size va'dedilmişti" diye melekler onları karşılayacaklardır. (Enbiya Suresi, 101-103)</text:p>
      <text:p text:style-name="P16"/>
      <text:h text:style-name="P3" text:outline-level="3">Allah İnananların Kalplerine Güven ve Huzur Duygusu İndirir</text:h>
      <text:p text:style-name="P7">Şüphesiz, Biz sana apaçık bir fetih verdik. Öyle ki Allah, senin geçmiş ve gelecek (her) günahını bağışlasın, üzerindeki nimetini tamamlasın ve seni dosdoğru bir yola yöneltsin. Ve Allah, sana 'üstün ve onurlu' bir zaferle yardım etsin. Müminlerin kalplerine, imanlarına iman katıp-arttırsınlar diye, 'güven duygusu ve huzur' indiren O'dur. Göklerin ve yerin orduları Allah'ındır: Allah bilendir, hüküm ve hikmet sahibidir. (Bütün bunlar,) Mümin erkekleri ve mü'min kadınları, içinde ebedi kalıcılar olmak üzere, altından ırmaklar akan cennetlere sokması ve kötülüklerini örtüp-bağışlaması içindir. İşte bu, Allah katında 'büyük kurtuluş ve mutluluk'tur. (Fetih Suresi, 1-5)</text:p>
      <text:p text:style-name="P16"/>
      <text:h text:style-name="P3" text:outline-level="3"><text:soft-page-break/>İnananlar Yeryüzüne Mirasçı ve Varisdir</text:h>
      <text:p text:style-name="P7">Musa kavmine: "Allah'tan yardım dileyin ve sabredin. Gerçek şu ki, arz Allah'ındır; ona kullarından dilediğini mirasçı kılar. En güzel sonuç muttakiler içindir." dedi. (Araf Suresi, 128)</text:p>
      <text:p text:style-name="P7">Ve sizi onların topraklarına, yurtlarına, mallarına ve daha ayak basmadığınız bir yere mirasçı kıldı. Allah, herşeye güç yetirendir. (Ahzab Suresi, 27)</text:p>
      <text:p text:style-name="P7">(Yine) Onlar, emanetlerine ve ahidlerine riayet edenlerdir. Onlar, namazlarını da (titizlikle) koruyanlardır. İşte (yeryüzünün hakimiyetine ve ahiretin nimetlerine) varis olacak onlardır. Ki onlar Firdevs (cennetlerin)e de varis olacaklardır; içinde de ebedi olarak kalacaklardır. (Müminun Suresi, 8-11)</text:p>
      <text:p text:style-name="P7">Süleyman, Davud'a mirasçı oldu ve dedi ki: "Ey insanlar, bize kuşların konuşma-dili öğretildi ve bize herşeyden (bol bir nimet) verildi. Gerçekten bu, apaçık bir üstünlüktür." (Neml Suresi, 16)</text:p>
      <text:p text:style-name="P16"/>
      <text:h text:style-name="P3" text:outline-level="3">Zenginlik Verir</text:h>
      <text:p text:style-name="P7">Bir yoksul iken seni bulup zengin etmedi mi? (Duha Suresi, 8)</text:p>
      <text:p text:style-name="P16"/>
      <text:h text:style-name="P3" text:outline-level="3">Onlara Kötülük Dokunmaz</text:h>
      <text:p text:style-name="P7">Allah, takva sahiplerini (inanarak ve inançlarını uygulayarak) zafere ulaşmaları dolayısıyla kurtarır. Onlara kötülük dokunmaz ve onlar hüzne kapılmayacaklardır. (Zümer Suresi, 61)</text:p>
      <text:p text:style-name="P16"/>
      <text:h text:style-name="P3" text:outline-level="3">İnananlar Dünyada ve Ahirette İyilik ve Güzellik Bulurlar</text:h>
      <text:p text:style-name="P7">Onlardan öylesi de vardır ki: "Rabbimiz, bize dünyada da iyilik ver, ahirette de iyilik (ver) ve bizi ateşin azabından koru" der. İşte bunların kazandıklarına karşılık nasibleri vardır. Allah, hesabı pek seri görendir. (Bakara Suresi, 201-202)</text:p>
      <text:p text:style-name="P7">(Allah'tan) Sakınanlara: "Rabbiniz ne indirdi?" dendiğinde, "Hayır" dediler. Bu dünyada güzel davranışlarda bulunanlara güzellik vardır; ahiret yurdu ise daha hayırlıdır. Takva sahiplerinin yurdu ne güzeldir. (Nahl Suresi, 30)</text:p>
      <text:p text:style-name="P7">Gerçek şu ki, İbrahim (tek başına) bir ümmetti; Allah'a gönülden yönelip itaat eden bir muvahhiddi ve o müşriklerden değildi. O'nun nimetlerine şükrediciydi. (Allah) Onu seçti ve doğru yola iletti. Ve Biz ona dünyada bir güzellik verdik; Şüphesiz o, ahirette de salih olanlardandır. (Nahl Suresi, 120-122)</text:p>
      <text:p text:style-name="P7">İşte Allah, iman edip salih amellerde bulunan kullarına böyle müjde vermektedir. De ki: "Ben buna karşı yakınlıkta sevgi dışında sizden hiçbir ücret istemiyorum." Kim bir iyilik kazanırsa, biz ondaki iyiliği arttırırız. Gerçekten Allah, bağışlayandır, şükredene karşılığını verendir. (Şura Suresi, 23)</text:p>
      <text:p text:style-name="P7">Erkek olsun, kadın olsun, bir mümin olarak kim salih bir amelde bulunursa, hiç şüphesiz Biz onu güzel bir hayatla yaşatırız ve onların karşılığını, yaptıklarının en güzeliyle muhakkak veririz. (Nahl Suresi, 97)</text:p>
      <text:p text:style-name="P16"/>
      <text:h text:style-name="P3" text:outline-level="3"><text:soft-page-break/>Allah İnananları Güç ve İktidar Sahibi Yapar</text:h>
      <text:p text:style-name="P7">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16"/>
      <text:h text:style-name="P3" text:outline-level="3">Kurtuluşa ve Mutluluğa Ermişlerdir </text:h>
      <text:p text:style-name="P7">İman edenler, hicret edenler ve Allah yolunda mallarıyla ve canlarıyla cihad edenlerin Allah katında büyük dereceleri vardır. İşte 'kurtuluşa ve mutluluğa' erenler bunlardır. Rableri onlara katından bir rahmeti, bir hoşnutluğu ve onlar için, kendisine sürekli bir nimet bulunan cennetleri müjdeler. (Tevbe Suresi, 20-21)</text:p>
      <text:p text:style-name="P16"/>
      <text:h text:style-name="P3" text:outline-level="3">Allah'ın İnananlara Müjdesi</text:h>
      <text:p text:style-name="P7">Müjde, dünya hayatında ve ahirette onlarındır. Allah'ın sözleri için değişiklik yoktur. İşte büyük 'kurtuluş ve mutluluk' budur. (Yunus Suresi, 64)</text:p>
      <text:p text:style-name="P7">Tağut'a kulluk etmekten kaçınan ve Allah'a içten yönelenler ise; onlar için bir müjde vardır, öyleyse kullarıma müjde ver. Ki onlar, sözü işitirler ve en güzeline uyarlar. İşte onlar, Allah'ın kendilerini hidayete erdirdiği kimselerdir ve onlar, temiz akıl sahipleridir. (Zümer Suresi, 17-18)</text:p>
      <text:p text:style-name="P7">Şüphesiz: "Bizim Rabbimiz Allah'tır" deyip sonra dosdoğru bir istikamet tutturanlar (yok mu); onların üzerine melekler iner (ve der ki:) "Korkmayın ve hüzne kapılmayın, size vadolunan cennetle sevinin." "Biz, dünya hayatında da, ahirette de sizin velileriniziz. Orada nefislerinizin arzuladığı herşey sizindir ve istediğiniz herşey de sizindir." "Çok bağışlayan, çok esirgeyen (Allah)tan bir ağırlanma olarak." (Fussilet Suresi, 30-32)</text:p>
      <text:p text:style-name="P7">(Ancak) Gerçekten iman edip salih amellerde bulunanlar ise; onlar için nimetlerle-donatılmış cennetler vardır. Orada ebedi olarak kalıcıdırlar. Allah'ın va'di haktır. O, üstün ve güçlü olandır, hüküm ve hikmet sahibidir. (Lokman Suresi, 8-9)</text:p>
      <text:p text:style-name="P7">Allah yolunda öldürülenleri sakın 'ölüler' saymayın. Hayır, onlar, Rableri katında diridirler, rızıklanmaktadırlar. Allah'ın kendi fazlından onlara verdikleriyle sevinç içindedirler. Onlara arkalarından henüz ulaşmayanlara müjdelemeyi isterler ki onlara hiçbir korku yoktur, mahzun da olacak değillerdir. Onlar, Allah'tan bir nimeti, bir fazlı (bolluğu) ve gerçekten Allah'ın müminlerin ecrini boşa çıkarmadığını müjdelemektedirler. Kendilerine yara isabet ettikten sonra, Allah ve elçisinin çağrısına icabet edenler, içlerinden iyilik yapanlar ve sakınanlar için büyük bir ecir vardır. Onlar, kendilerine insanlar: "Size karşı insanlar topla(n)dılar, artık onlardan korkun" dedikleri halde imanları artanlar ve: "Allah bize yeter, O ne güzel vekildir" diyenlerdir. Bundan dolayı, kendilerine hiçbir kötülük dokunmadan bir bolluk (fazl) ve Allah'tan bir nimetle geri döndüler. Onlar, Allah'ın rızasına uydular. Allah, büyük fazl (ve ihsan) sahibidir. (Al-i İmran Suresi, 169-174)</text:p>
      <text:p text:style-name="P16"/>
      <text:h text:style-name="P3" text:outline-level="3"><text:soft-page-break/>İnananların Kalbi Mutmaindir</text:h>
      <text:p text:style-name="P7">Ey mutmain (tatmin bulmuş) nefis, Rabbine, hoşnut edici ve hoşnut edilmiş olarak dön. Artık kullarımın arasına gir. Cennetime gir. (Fecr Suresi, 27-30)</text:p>
      <text:p text:style-name="P16"/>
      <text:h text:style-name="P3" text:outline-level="3">Allah İnananlara Yardım Eder</text:h>
      <text:p text:style-name="P7">Şüphesiz Biz elçilerimize ve iman edenlere, dünya hayatında ve şahidlerin (şahidlik için) duracakları gün elbette yardım edeceğiz. (Mümin Suresi, 51)</text:p>
      <text:p text:style-name="P7">Ey iman edenler, Allah'ın üzerinizdeki nimetini hatırlayın. Hani size ordular gelmişti; böylece biz de onların üzerine, bir rüzgar ve sizin görmediğiniz ordular göndermiştik. Allah, yaptıklarınızı görendir. (Ahzab Suresi, 9)</text:p>
      <text:p text:style-name="P7">Ey iman edenler, Allah'ın üzerinizdeki nimetini hatırlayın; hani bir topluluk, size ellerini uzatmaya yeltenmişti de, (Allah,) onların ellerini sizlerden geri püskürtmüştü. Allah'tan korkup-sakının. Müminler yalnızca <text:s text:c="4"/>Allah'a tevekkül etmelidirler. (Maide Suresi, 11)</text:p>
      <text:p text:style-name="P7">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a edenlerin de kelimesini (inkar çağrılarını) alçaltmıştı. Oysa Allah'ın kelimesi, yüce olandır. Allah üstün ve güçlüdür, hüküm ve hikmet sahibidir. (Tevbe Suresi, 40)</text:p>
      <text:p text:style-name="P7">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Allah kendi (dini)ne yardım edenlere kesin olarak yardım eder. Şüphesiz Allah, güçlü olandır, aziz olandır. Onlar ki, yeryüzünde kendilerini yerleştirir, iktidar sahibi kılarsak, dosdoğru namazı kılarlar, zekatı verirler, ma'rufu emrederler, münkerden sakındırırlar. Bütün işlerin sonu Allah'a aittir. (Hac Suresi, 40-41)</text:p>
      <text:p text:style-name="P7">Karşı karşıya gelen iki toplulukta, sizin için andolsun bir ayet (ibret) vardır. Bir topluluk, Allah yolunda çarpışıyordu, diğeri ise kafirdi ki göz görmesiyle karşılarındakini kendilerinin iki katı görüyorlardı. İşte Allah, dilediğini yardımıyla destekler. Şüphesiz bunda, basiret sahipleri için gerçekten bir ibret vardır. (Al-i İmran Suresi, 13)</text:p>
      <text:p text:style-name="P7">Andolsun, siz güçsüz iken Allah size Bedir'de yardımıyla zafer verdi. Şu halde Allah'tan sakının, O'na şükredebilesiniz. Sen müminlere: "Rabbinizin size meleklerden indirilmiş üç bin kişiyle yardım-iletmesi size yetmez mi?" diyordun. Evet, eğer sabrederseniz, sakınırsanız ve onlar da aniden üstünüze çullanıverirlerse, Rabbiniz size meleklerden nişanlı beş bin kişiyle yardım ulaştıracaktır. Allah bunu (yardımı) size ancak bir müjde olsun ve kalpleriniz bununla tatmin bulsun diye yaptı. 'Yardım ve zafer' (nusret) ancak üstün ve güçlü, hüküm ve hikmet sahibi olan Allah'ın katındandır. (Al-i İmran Suresi, 123-126)</text:p>
      <text:p text:style-name="P7"><text:soft-page-break/>Andolsun, Biz senden önce kendi kavimlerine elçiler gönderdik de onlara apaçık belgeler getirdiler; böylece Biz de suçlu günahkarlardan intikam aldık. İman edenlere yardım etmek ise, Bizim üzerimizde bir haktır. (Rum Suresi, 47)</text:p>
      <text:p text:style-name="P16"/>
      <text:h text:style-name="P29" text:outline-level="2">MÜMİNLERE CENNETTE VERİLEN NİMETLER</text:h>
      <text:h text:style-name="P3" text:outline-level="3">Allah İnananları Yaptıklarına Karşılık Olmak Üzere Cennetine Sokacaktır</text:h>
      <text:p text:style-name="P7">Onlar, Adn cennetlerine girerler. Babalarından, eşlerinden ve soylarından 'salih davranışlarda' bulunanlar da (Adn cennetlerine girer). Melekler onlara her bir kapıdan girip (şöyle derler:) "Sabrettiğinize karşılık selam size. (Dünya) Yurdun(un) sonu ne güzel." (Rad Suresi 23-24)</text:p>
      <text:p text:style-name="P7">İşte onlar, sabretmelerine karşılık (cennetin en gözde yerinde) odalarla ödüllendirilirler ve orada esenlik dileği ve selamla karşılanırlar. Orada ebedi olarak kalıcıdırlar; o, ne güzel bir karargah ve ne güzel bir konaklama yeridir. (Furkan Suresi 75,76)</text:p>
      <text:p text:style-name="P7">Ki melekler, güzellikle canlarını aldıklarında: "Selam size" derler. "Yaptıklarınıza karşılık olmak üzere cennete girin." (Nahl Suresi, 32)</text:p>
      <text:p text:style-name="P7">Artık kitabı sağ-eline verilen kişi, der ki: "Alın, kitabımı okuyun." "Çünkü ben, gerçekten hesabıma kavuşacağımı sanmış (anlamış)tım." Artık o, hoşnut bir yaşama içindedir. Yüksek bir cennette. Devşirilecek (meyve ve eşsiz ürün)leri pek yakındır. "Geride kalan günlerde, 'peşin olarak sunduklarınıza karşılık olmak üzere,' afiyetle yiyin ve için." (Hakka Suresi, 19-24)</text:p>
      <text:p text:style-name="P16"/>
      <text:h text:style-name="P3" text:outline-level="3">Cennette Çok Büyük Mülk ve İhtişam İçinde Yaşatacaktır</text:h>
      <text:p text:style-name="P7">Her nereye baksan, bir nimet ve büyük bir mülk görürsün. (İnsan Suresi, 20)</text:p>
      <text:p text:style-name="P7">Astarları, ağır işlenmiş atlastan yataklar üzerinde yaslanırlar. İki cennetin de meyve-devşirmesi (oradakilere) yakın (kolay)dır. (Rahman Suresi, 54)</text:p>
      <text:p text:style-name="P16"/>
      <text:h text:style-name="P3" text:outline-level="3">Altından Irmaklar Akan Cennetlerde Konaklayacaklardır</text:h>
      <text:p text:style-name="P7">İman edip salih amellerde bulunanları, altından ırmaklar akan, içinde ebedi kalacakları cennetlere sokacağız. Onda onlar için tertemiz kılınmış eşler vardır. Ve onları, 'ne sıcak-ne soğuk, tam kararında gölgeliğe' sokacağız. (Nisa Suresi, 57)</text:p>
      <text:p text:style-name="P7">O da sizin günahlarınızı bağışlar, sizi altlarından ırmaklar akan cennetlere ve Adn cennetlerindeki güzel konaklara yerleştirir. İşte 'büyük mutluluk ve kurtuluş' budur. (Saf Suresi, 12)</text:p>
      <text:p text:style-name="P7">Dilediği takdirde, sana bundan daha hayırlısı olarak altından ırmaklar akan cennetler veren ve senin için köşkler kılan (Allah) ne yücedir. (Furkan Suresi, 10)</text:p>
      <text:p text:style-name="P7">Takva sahiplerine va'dedilen cennetin misali (şudur): İçinde bozulmayan sudan ırmaklar, tadı değişmeyen sütten ırmaklar, içenler için lezzet veren şaraptan ırmaklar ve süzme baldan ırmaklar vardır <text:soft-page-break/>ve orada onlar için meyvelerin her türlüsünden ve Rablerinden bir mağfiret vardır... (Muhammed Suresi, 15)</text:p>
      <text:p text:style-name="P16"/>
      <text:h text:style-name="P3" text:outline-level="3">Pınar Başlarında Konaklayacaklardır</text:h>
      <text:p text:style-name="P7">Şüphesiz muttaki olanlar, gölgeliklerde ve pınar-başlarındadır; (Mürselat Suresi, 41)</text:p>
      <text:p text:style-name="P7">Bir pınar ki orada "selsebil" olarak adlandırılır. (İnsan Suresi, 18)</text:p>
      <text:p text:style-name="P16"/>
      <text:h text:style-name="P3" text:outline-level="3">Cennet Yemyeşildir</text:h>
      <text:p text:style-name="P7">Alabildiğine yemyeşildirler. (Rahman Suresi, 64)</text:p>
      <text:p text:style-name="P7">Çeşit çeşit 'inceliklere ve güzelliklere' (veya her türden sık ağaçlara) sahiptirler. (Rahman Suresi, 48)</text:p>
      <text:p text:style-name="P16"/>
      <text:h text:style-name="P3" text:outline-level="3">Gölgeliktir</text:h>
      <text:p text:style-name="P7">İman edip salih amellerde bulunanları, altından ırmaklar akan, içinde ebedi kalacakları cennetlere sokacağız. Onda onlar için tertemiz kılınmış eşler vardır. Ve onları, 'ne sıcak-ne soğuk, tam kararında gölgeliğe' sokacağız. (Nisa Suresi, 57)</text:p>
      <text:p text:style-name="P7">Orada tahtlar üzerinde yaslanıp-dayanmışlardır. Orada ne (yakıcı) bir güneş ve ne de dondurucu bir soğuk görürler. (Meyvelerin) Gölgeleri onlara pek yakın ve devşirilmeleri kolaylaştırıldıkça kolaylaştırılmış. (İnsan Suresi, 13-14)</text:p>
      <text:p text:style-name="P16"/>
      <text:h text:style-name="P3" text:outline-level="3">Yüksek Konaklar ve Köşkler Vardır</text:h>
      <text:p text:style-name="P7">Dilediği takdirde, sana bundan daha hayırlısı olarak altından ırmaklar akan cennetler veren ve senin için köşkler kılan (Allah) ne yücedir. (Furkan Suresi, 10)</text:p>
      <text:p text:style-name="P7">İman edip salih amellerde bulunanlar; onları, içinde ebedi kalıcılar olarak, altından ırmaklar akan cennetin yüksek köşklerine muhakkak yerleştireceğiz. (Salih) Amellerde bulunanların ecri ne güzeldir. (Ankebut Suresi, 58)</text:p>
      <text:p text:style-name="P7">Ancak Rablerinden korkup-sakınanlar ise; onlara yüksek köşkler vardır, onların üstünde de yüksek köşkler bina edilmiştir. Onların altında ırmaklar akmaktadır. (Bu,) Allah'ın va'didir. Allah, va'dinden dönmez. (Zümer Suresi, 20)</text:p>
      <text:p text:style-name="P16"/>
      <text:h text:style-name="P3" text:outline-level="3">Yükseklere Kurulmuş Tahtlar Vardır</text:h>
      <text:p text:style-name="P7">Orada tahtlar üzerinde yaslanıp-dayanmışlardır. Orada ne (yakıcı) bir güneş ve ne de dondurucu bir soğuk görürler. (İnsan Suresi, 13)</text:p>
      <text:p text:style-name="P7">'Özenle işlenmiş mücevher' tahtlar üzerindedirler. (Vakıa Suresi, 15)</text:p>
      <text:p text:style-name="P16"/>
      <text:h text:style-name="P3" text:outline-level="3"><text:soft-page-break/>Yastıklar ve Çarpıcı Güzellikte Döşekler Vardır</text:h>
      <text:p text:style-name="P7">Astarları, ağır işlenmiş atlastan yataklar üzerinde yaslanırlar. İki cennetin de meyve-devşirmesi (ordakilere) yakın (kolay)dır. (Rahman Suresi, 54)</text:p>
      <text:p text:style-name="P7">Yeşil yastıklara ve çarpıcı güzellikteki döşeklere yaslanırlar. (Rahman Suresi, 76)</text:p>
      <text:p text:style-name="P7">Dizi dizi yastıklar, Ve serilmiş yaygılar. (Gaşiye Suresi, 15-16)</text:p>
      <text:p text:style-name="P7">Yükseklere-kurulmuş döşekler (sedirler). (Vakıa Suresi, 34)</text:p>
      <text:p text:style-name="P16"/>
      <text:h text:style-name="P3" text:outline-level="3">En Güzel Giysiler ve Takılar Vardır</text:h>
      <text:p text:style-name="P7">Ve sabretmeleri dolayısıyla cennetle ve ipekle ödüllendirmiştir. (İnsan Suresi, 12)</text:p>
      <text:p text:style-name="P7">Onların üzerinde hafif ipek ve ağır işlenmiş atlastan yeşil elbiseler vardır. Gümüşten bileziklerle bezenmişlerdir. Rableri onlara tertemiz bir şarap içirmiştir. (İnsan Suresi, 21)</text:p>
      <text:p text:style-name="P7">Hiç şüphesiz Allah, iman edenleri ve salih amellerde bulunanları altından ırmaklar akan cennetlere sokar, orada altından bileziklerle ve incilerle süslenirler; oradaki elbiseleri ipek(ten)tir. (Hac Suresi, 23)</text:p>
      <text:p text:style-name="P7">Adn cennetleri (onlarındır); oraya girerler, orada altından bileziklerle ve incilerle süslenirler. Ve orada onların elbiseleri ipek(ten)dir. (Fatır Suresi, 33)</text:p>
      <text:p text:style-name="P16"/>
      <text:h text:style-name="P3" text:outline-level="3">Cennetteki Yiyecek ve İçecekler</text:h>
      <text:p text:style-name="P7">Onların üzerinde hafif ipek ve ağır işlenmiş atlastan yeşil elbiseler vardır. Gümüşten bileziklerle bezenmişlerdir. Rableri onlara tertemiz bir şarap içirmiştir. (İnsan Suresi, 21)</text:p>
      <text:p text:style-name="P7">Şüphesiz ki iyiler (ebrar), karışımı kafur olan bir kadehten içerler. Allah'ın kullarının kendisinden içtikleri bir kaynak; onu fışkırttıkça fışkırtıp akıtırlar. (İnsan Suresi, 5-6)</text:p>
      <text:p text:style-name="P7">Kaynaktan (doldurulmuş) kadehlerle çevrelerinde dolaşılır. Bembeyaz; içenlere lezzet (veren bir içki). Onda ne bir gaile vardır, ne de kendilerinden geçip, akılları çelinir. (Saffat Suresi, 45-47)</text:p>
      <text:p text:style-name="P7">Kaynağından (doldurulmuş) testiler, ibrikler ve kadehler, Ki bundan ne başlarını bir ağrı tutar, ne de kendilerinden geçip akılları çelinir. Arzulayıp-seçecekleri meyveler, Canlarının çektiği kuş eti. (Vakıa Suresi, 18-21)</text:p>
      <text:p text:style-name="P7">Yüklü dalları bükülmüş kiraz (ağaçları), Üstüste dizili meyveleri sarkmış muz ağaçları, (Vakıa Suresi, 28-29)</text:p>
      <text:p text:style-name="P7">Ve (daha) birçok meyveler arasında, Kesilip-eksilmeyen ve yasaklanmayan (meyveler). (Vakıa Suresi, 32-33)</text:p>
      <text:p text:style-name="P7">Takva sahiplerine va'dedilen cennetin misali (şudur): İçinde bozulmayan sudan ırmaklar, tadı değişmeyen sütten ırmaklar, içenler için lezzet veren şaraptan ırmaklar ve süzme baldan ırmaklar vardır ve orada onlar için meyvelerin her türlüsünden ve Rablerinden bir mağfiret vardır. Hiç (böyle mükafaatlanan bir kişi), ateşin içinde ebedi olarak kalan ve bağırsaklarını 'parça parça koparan' kaynar sudan içirilen kimseler gibi olur mu? (Muhammed Suresi, 15)</text:p>
      <text:p text:style-name="P7"><text:soft-page-break/>(Meyvelerin) Gölgeleri onlara pek yakın ve devşirilmeleri kolaylaştırıldıkça kolaylaştırılmış. Çevrelerinde gümüşten billur kaplar, kupalar dolaştırılır. Gümüşten billur kaplar ki, onları belli bir ölçüyle tespit etmişlerdir. Orada onlara bir kadeh içirilir ki, karışımı zencefildir. (İnsan Suresi, 14-17)</text:p>
      <text:p text:style-name="P7">İçlerinde (her türden) meyve, eşsiz-hurma ve eşsiz-nar vardır. (Rahman Suresi, 68)</text:p>
      <text:p text:style-name="P16"/>
      <text:h text:style-name="P3" text:outline-level="3">Cennette İnsanın İstediği Herşey Vardır</text:h>
      <text:p text:style-name="P7">"Onların etrafında altın tepsiler ve testilerle dolaşılır; orada nefislerin arzu ettiği ve gözlerin lezzet (zevk) aldığı herşey var. Ve siz orada süresiz kalacaksınız." (Zuhruf Suresi, 71)</text:p>
      <text:p text:style-name="P7">(O gün) Zalimleri kazandıkları dolayısıyla korkuyla titrerlerken görürsün; o (yaptıkları) da üstlerine çöküvermiştir. İman edip salih amellerde bulunanlar ise, cennet bahçelerindedirler. Rableri katında her diledikleri onlarındır. İşte büyük fazl (nimet ve üstünlük) budur. (Şura Suresi, 22)</text:p>
      <text:p text:style-name="P7">(Onlar da) Dediler ki: "Bize olan va'dinde sadık kalan ve bizi bu yere mirasçı kılan Allah'a hamd olsun ki, cennetten dilediğimiz yerde konaklayabiliriz. (Salih) Amellerde bulunanların ecri ne güzeldir. (Zümer Suresi, 74)</text:p>
      <text:p text:style-name="P16"/>
      <text:h text:style-name="P3" text:outline-level="3">Orada Büyük Bir Nimet Vardır</text:h>
      <text:p text:style-name="P7">O gün, öyle yüzler de vardır ki, nimette (engin bir mutluluk içinde)dirler. (Gaşiye Suresi, 8)</text:p>
      <text:p text:style-name="P7">Nimetlerle donatılmış (naim) cennetlerde. (Saffat Suresi, 43)</text:p>
      <text:p text:style-name="P16"/>
      <text:h text:style-name="P3" text:outline-level="3">Mutlu ve Huzur Dolu Bir Yaşam Vardır</text:h>
      <text:p text:style-name="P7">Onları, kendisinden gerçekten hoşnut kalacakları bir yere sokacaktır. Şüphesiz Allah, bilendir, halimdir. (Hac Suresi, 59)</text:p>
      <text:p text:style-name="P7">Ancak tevbe eden, iman eden ve salih amellerde bulunanlar (onların dışındadır); işte bunlar, cennete girecekler ve hiçbir şeyle zulme uğratılmayacaklar. (Meryem Suresi, 60)</text:p>
      <text:p text:style-name="P7">O gün, öyle yüzler de vardır ki, nimette (engin bir mutluluk içinde)dirler. Harcadığı-çabadan dolayı hoşnuttur. (Gaşiye Suresi, 8-9)</text:p>
      <text:p text:style-name="P7">Böylece iman edip salih amellerde bulunanlar; artık onlar 'bir cennet bahçesinde' 'sevinç içinde ağırlanırlar'. (Rum Suresi, 15)</text:p>
      <text:p text:style-name="P7">Nimetin parıltılı-sevincini sen onların yüzlerinde tanırsın. (Mutaffifin Suresi, 24)</text:p>
      <text:p text:style-name="P16"/>
      <text:h text:style-name="P3" text:outline-level="3">Güvenlik Vardır</text:h>
      <text:p text:style-name="P7">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7)</text:p>
      <text:p text:style-name="P16"><text:soft-page-break/></text:p>
      <text:h text:style-name="P3" text:outline-level="3">Kin ve Nefret Yoktur</text:h>
      <text:p text:style-name="P7">Onların göğüslerinde kinden (ne varsa tümünü) sıyırıp-çektik, kardeşler olarak tahtlar üzerinde karşı karşıyadırlar. (Hicr Suresi, 47)</text:p>
      <text:p text:style-name="P7">Biz onların göğüslerinde kinden ne varsa çekip almışız. Altlarından ırmaklar akar. Derler ki: "Bizi buna ulaştıran Allah'a hamd olsun. Eğer Allah bize hidayet vermeseydi biz doğruya ermeyecektik. Andolsun, Rabbimizin elçileri hak ile geldiler." Onlara: "İşte bu, yaptıklarınıza karşılık olarak mirasçı kılındığınız cennettir" diye seslenilecek. (Araf Suresi, 43)</text:p>
      <text:p text:style-name="P16"/>
      <text:h text:style-name="P3" text:outline-level="3">Boş Konuşma ve Yalan Yoktur</text:h>
      <text:p text:style-name="P7">İçinde, ne 'boş ve saçma bir söz' işitirler, ne bir yalan. (Nebe Suresi, 35)</text:p>
      <text:p text:style-name="P7">Orda anlamsız bir söz işitmez. (Gaşiye Suresi, 11)</text:p>
      <text:p text:style-name="P16"/>
      <text:h text:style-name="P3" text:outline-level="3">Yorgunluk ve Bıkkınlık Yoktur</text:h>
      <text:p text:style-name="P7">"Ki O, bizi kendi fazlından (ebedi olarak) kalınacak bir yurda yerleştirdi; burada bize bir yorgunluk dokunmaz ve burada bize bir bıkkınlık da dokunmaz." (Fatır Suresi, 35)</text:p>
      <text:p text:style-name="P16"/>
      <text:h text:style-name="P3" text:outline-level="3">Korku ve Hüzün Yoktur</text:h>
      <text:p text:style-name="P7">Allah'ın kendi fazlından onlara verdikleriyle sevinç içindedirler. Onlara arkalarından henüz ulaşmayanlara müjdelemeyi isterler ki onlara hiçbir korku yoktur, mahzun da olacak değillerdir. (Al-i imran Suresi, 170)</text:p>
      <text:p text:style-name="P7">Derler ki: "Bizden hüznü giderip yok eden Allah'a hamdolsun; şüphesiz Rabbimiz, gerçekten bağışlayandır, şükrü kabul edendir." (Fatır Suresi, 34)</text:p>
      <text:p text:style-name="P16"/>
      <text:h text:style-name="P3" text:outline-level="3">Güzel Yüzlü ve Güzel Huylu Eşler Vardır</text:h>
      <text:p text:style-name="P7">Gerçek şu ki, Biz onları yeni bir inşa (yaratma) ile inşa edip-yarattık. Onları hep bakireler olarak kıldık, <text:s/>Eşlerine sevgiyle tutkun (ve) hep yaşıt, (Vakıa Suresi, 35-37)</text:p>
      <text:p text:style-name="P7">(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text:p>
      <text:p text:style-name="P7">Ve yanlarında bakışlarını yalnızca eşlerine çevirmiş iri gözlü kadınlar vardır. (Saffat Suresi, 48)</text:p>
      <text:p text:style-name="P7">Ve iri gözlü huriler, Sanki saklı inciler gibi; (Vakıa Suresi, 22-23)</text:p>
      <text:p text:style-name="P7">İşte böyle; ve Biz onları iri gözlü hurilerle evlendirmişizdir. (Duhan Suresi, 54)</text:p>
      <text:p text:style-name="P7"><text:soft-page-break/>Orada huyları güzel, yüzleri güzel kadınlar vardır. Şu halde Rabbinizin hangi nimetlerini yalanlayabilirsiniz? Otağlar içinde korunmuş huri kadınlar. (Rahman Suresi, 70-72)</text:p>
      <text:p text:style-name="P16"/>
      <text:h text:style-name="P3" text:outline-level="3">Cennet Halkı Genç ve Yaşıttır</text:h>
      <text:p text:style-name="P7">Çevrelerinde (gençlikleri ve dinçlikleri) ebedi kılınmış civanlar dolaşır-durur; sen onları gördüğün zaman saçılmış birer inci sanırsın. (İnsan Suresi, 19)</text:p>
      <text:p text:style-name="P7">Gerçek şu ki, Biz onları yeni bir inşa (yaratma) ile inşa edip-yarattık. Onları hep bakireler olarak kıldık, Eşlerine sevgiyle tutkun (ve) hep yaşıt, (Vakıa Suresi, 35-37)</text:p>
      <text:p text:style-name="P16"/>
      <text:h text:style-name="P3" text:outline-level="3">Büyük Kurtuluş ve Mutluluk Vardır</text:h>
      <text:p text:style-name="P7">Her nefis ölümü tadıcıdır. Kıyamet günü elbette ecirleriniz eksiksizce ödenecektir. Kim ateşten uzaklaştırılır ve cennete sokulursa, artık o gerçekten kurtuluşa ermiştir. Dünya hayatı, aldatıcı metadan başka birşey değildir. (Al-i İmran Suresi, 185)</text:p>
      <text:p text:style-name="P7">O da sizin günahlarınızı bağışlar, sizi altlarından ırmaklar akan cennetlere ve Adn cennetlerindeki güzel konaklara yerleştirir. İşte 'büyük mutluluk ve kurtuluş' budur. (Saf Suresi, 12)</text:p>
      <text:p text:style-name="P7">O gün, mümin erkekler ile mümin kadınları, nurları önlerinde ve sağlarında koşarken görürsün. "Bugün sizin müjdeniz, içinde ebedi kalıcılar (olduğunuz), altından ırmaklar akan cennetlerdir." İşte 'büyük kurtuluş ve mutluluk' budur. (Hadid Suresi, 12)</text:p>
      <text:p text:style-name="P16"/>
      <text:h text:style-name="P3" text:outline-level="3">Herşeyin Üzerinde Allah'ın Rızası ve Hoşnutluğu Vardır</text:h>
      <text:p text:style-name="P7">Allah, mü'min erkeklere ve mü'min kadınlara içinde ebedi kalmak üzere, altından ırmaklar akan cennetler ve Adn cennetlerinde güzel meskenler vaadetmiştir. Allah'tan olan hoşnutluk ise en büyüktür. İşte büyük kurtuluş ve mutluluk budur. (Tevbe Suresi, 72)</text:p>
      <text:p text:style-name="P16"/>
      <text:p text:style-name="P16"/>
      <text:h text:style-name="P38" text:outline-level="1">KURAN'DA BAHSEDİLEN MEKANLAR</text:h>
      <text:p text:style-name="P16"/>
      <text:p text:style-name="P16"/>
      <text:h text:style-name="P29" text:outline-level="2">TUR-U SİNA</text:h>
      <text:p text:style-name="P16">(Tur kelimesi dağ anlamına gelir.) </text:p>
      <text:p text:style-name="P7">Sizden misak almış ve Tur'u üstünüze yükseltmiştik (ve demiştik ki:) "Size verdiğimize sımsıkı yapışın ve onda olanı (hükümleri sürekli) hatırlayın, ki sakınasınız." (Bakara Suresi, 63)</text:p>
      <text:p text:style-name="P7">Böylelikle Musa, süreyi tamamlayıp ailesiyle birlikte yola koyulunca, Tur tarafında bir ateş gördü. Ailesine: "Siz durun, gerçekten bir ateş gördüm; umarım ondan ya bir haber, ya da ısınmanız için bir kor parçası getiririm." dedi. Derken oraya geldiğinde, o kutlu yerdeki vadinin sağ yanında olan bir ağaçtan: "Ey Musa, Alemlerin Rabbi olan Allah benim;" diye seslenildi. (Kasas Suresi, 29-30)</text:p>
      <text:p text:style-name="P7">Ona, Tur'un sağ yanından seslendik ve onu (kendisiyle) gizlice söyleşmek için yakınlaştırdık. (Meryem Suresi, 52)</text:p>
      <text:p text:style-name="P7">Ey İsrailoğulları, andolsun, sizi düşmanlarınızdan kurtardık. Tur'un sağ yanında sizinle vaadleştik ve üzerinize kudret helvasıyla bıldırcın indirdik. (Taha Suresi, 80)</text:p>
      <text:p text:style-name="P7">Ve (daha çok) Tur-i Sina'da çıkan bir ağaç (türü de yarattık); o yağlı ve yiyenlere bir katık olarak bitmekte (ürün vermekte)dir. (Müminun Suresi, 20)</text:p>
      <text:p text:style-name="P7">Musa'ya o işi (ilahi vahyi verip) gerçekleştirdiğimiz zaman, sen (Tur'un) batı yanında değildin ve (buna) şahid olanlardan da değildin. Ancak biz birçok nesiller inşa ettik de onların üzerinde (nice) ömür(ler) uzayıp geçti. Ve sen Medyen halkı içinde yaşayıp da ayetlerimizi onlardan okuyarak öğrenmiş değilsin. Ancak (bu bilgileri sana) gönderen Biziz. (Musa'ya) Seslendiğimiz zaman da, sen Tur'un yanında değildin. Ancak Rabbinden bir rahmet olmak üzere senden önce kendilerine bir uyarıcı gelmemiş olan bir kavmi uyarman için (gönderildin). Umulur ki, öğüt alıp düşünürler diye. (Kasas Suresi, 44-46)</text:p>
      <text:p text:style-name="P7">Sina dağına, (Tin Suresi, 2)</text:p>
      <text:p text:style-name="P7">Tur'a andolsun. (Tur Suresi, 1)</text:p>
      <text:p text:style-name="P16"/>
      <text:h text:style-name="P29" text:outline-level="2">TUVA VADİSİ</text:h>
      <text:p text:style-name="P7">Tuva Vadisi Allah'ın Hz. Musa ile ilk olarak konuştuğu ve ona Kendisi için seçtiği kulu olduğunu bildirdiği kutsal yerdir. Bir ateş görmesi üzerine, ailesinden ayrılarak ateşin bulunduğu yere yönelen Hz. Musa'ya, bir çalıdan seslenilen ve mucizelerin verildiği bir mekandır. Bu kutsal yerin ismi Kuran'da iki ayette geçmektedir:</text:p>
      <text:p text:style-name="P7">"Gerçekten Ben, Ben senin Rabbinim. Ayakkabılarını çıkar; çünkü sen, kutsal vadi olan Tuva'dasın." (Taha Suresi, 12)</text:p>
      <text:p text:style-name="P7">Hani Rabbi ona, kutsal vadi Tuva'da seslenmişti: (Naziat Suresi, 16)</text:p>
      <text:p text:style-name="P16"><text:soft-page-break/></text:p>
      <text:h text:style-name="P29" text:outline-level="2">MESCİD-İ HARAM - BEYT-İ HARAM – BEYT-İ ATİK - KABE</text:h>
      <text:p text:style-name="P16">Kuran'da Kabe değişik isimlerle adlandırılmıştır. Bu isimler ilk ev anlamına gelen Beyt-i Atik, Beyt-i Haram, Mescid-i Haramdır.</text:p>
      <text:p text:style-name="P16"/>
      <text:h text:style-name="P3" text:outline-level="3">Kabe</text:h>
      <text:p text:style-name="P7">İbrahim, İsmail'le birlikte Evin (Ka'be'nin) sütunlarını yükselttiğinde (ikisi şöyle dua etmişti): "Rabbimiz bizden (bunu) kabul et. Şüphesiz, Sen işiten ve bilensin"; (Bakara Suresi, 127)</text:p>
      <text:p text:style-name="P7">Şüphesiz, 'Safa' ile 'Merve' Allah'ın işaretlerindendir. Böylece kim Evi (Ka'be'yi) hacceder veya umre yaparsa, artık bu ikisini tavaf etmesinde kendisi için bir sakınca yoktur. Kim de gönülden bir hayır yaparsa (karşılığını alır). Şüphesiz Allah, şükrün karşılığını verendir, bilendir. (Bakara Suresi, 158)</text:p>
      <text:p text:style-name="P7">Gerçek şu ki, insanlar için ilk kurulan Ev, Bekke (Mekke) de, o, kutlu ve bütün insanlar (alemler) için hidayet olan (Ka'be)dir. Orada apaçık ayetler (ve) İbrahim'in makamı vardır. Kim oraya girerse o güvenliktedir. Ona bir yol bulup güç yetirenlerin Ev'i haccetmesi Allah'ın insanlar üzerindeki hakkıdır. Kim de inkâr ederse, şüphesiz, Allah alemlere karşı muhtaç olmayandır. (Al-i İmran Suresi, 96-97) </text:p>
      <text:p text:style-name="P7">Hani biz İbrahim'e Evin (Kabe'nin) yerini belirtip hazırladığımız zaman (şöyle emretmiştik:) "Bana hiçbir şeyi ortak koşma, tavaf edenler, kıyam edenler, rükua ve sücuda varanlar için Evimi tertemiz tut." (Hac Suresi, 26)</text:p>
      <text:p text:style-name="P16"/>
      <text:h text:style-name="P3" text:outline-level="3">Mescid-i Haram</text:h>
      <text:p text:style-name="P7">Biz, senin yüzünü çok defa göğe doğru çevirip- durduğunu görüyoruz. Şimdi elbette seni hoşnud olacağın kıbleye çevireceğiz. Artık yüzünü Mescid-i Haram yönüne çevir. Her nerede bulunursanız, yüzünüzü onun yönüne çevirin. Şüphesiz, kendilerine kitap verilenler, tartışmasız bunun Rablerinden bir gerçek (hak) olduğunu elbette bilirler. Allah, yaptıklarınızdan gafil değildir. (Bakara Suresi, 144)</text:p>
      <text:p text:style-name="P7">Her nereden çıkarsan, yüzünü Mescid-i Haram yönüne çevir. Şüphesiz bu, Rabbinden olan bir haktır. Allah, yaptıklarınızdan gafil değildir. (Bakara Suresi, 149)</text:p>
      <text:p text:style-name="P7">Her nereden çıkarsan, yüzünü Mescid-i Haram yönüne çevir. (Siz de) Her nerede olursanız yüzünüzü O'nun yönüne çevirin. Öyle ki, onlardan zulmedenlerin dışında insanların, size karşı bir delilleri olmasın. Onlardan korkmayın, Benden korkun, üzerinizdeki nimetimi tamamlayayım. Umulur ki hidayete erersiniz. (Bakara Suresi, 150)</text:p>
      <text:p text:style-name="P7">Onlar, Mescid-i Haram'dan (insanları) alıkoyarlarken ve onun (gerçek ve layık) koruyucuları değilken Allah, ne diye onları azaplandırmasın? Onun (asıl) koruyucuları yalnızca korkup-sakınanlardır. Ancak onların çoğu bilmezler. (Enfal Suresi, 34)</text:p>
      <text:p text:style-name="P7"><text:soft-page-break/>Mescid-i Haram yanında kendileriyle anlaştıklarınız dışında, müşriklerin Allah katında ve Resûlünün katında nasıl bir ahdi olabilir? Şu halde o (anlaşmalı olanlar), size karşı (doğru) bir tutum takındıkça, siz de onlara karşı doğru bir tutum takının. Şüphesiz Allah, muttaki olanları sever. (Tevbe Suresi, 7)</text:p>
      <text:p text:style-name="P7">Hacılara su dağıtmayı ve Mescid-i Haram'ı onarmayı, Allah'a ve ahiret gününe iman eden ve Allah yolunda cihad edenin (yaptıkları) gibi mi saydınız? (Bunlar) Allah katında bir olmazlar. Allah zulmeden bir topluluğa hidayet vermez. (Tevbe Suresi, 19)</text:p>
      <text:p text:style-name="P7">Ey iman edenler, müşrikler ancak bir pisliktirler; öyleyse bu yıllarından sonra artık Mescid-i Haram'a yaklaşmasınlar. Eğer ihtiyaç içinde kalmaktan korkarsanız, Allah dilerse sizi kendi fazlından zengin kılar. Şüphesiz Allah bilendir, hüküm ve hikmet sahibidir. (Tevbe Suresi, 28)</text:p>
      <text:p text:style-name="P16"/>
      <text:h text:style-name="P3" text:outline-level="3">Beyt-i Haram </text:h>
      <text:p text:style-name="P7">Ey iman edenler, Allah'ın şiarlarına, haram olan ay'a, kurbanlık hayvanlara, (onlardaki) gerdanlıklara ve Rablerinden bir fazl ve hoşnutluk isteyerek Beyt-i Haram'a gelenlere sakın saygısızlık etmeyin. İhramdan çıktınız mı artık avlanabilirsiniz. Sizi Mescid-i Haram'dan alıkoyduklarından dolayı bir topluluğa olan kininiz, sakın sizi haddi aşmaya sürüklemesin. İyilik ve takva konusunda yardımlaşın, günah ve haddi aşmada yardımlaşmayın ve Allah'tan korkup-sakının. Gerçekten Allah (ceza ile) sonuçlandırması pek şiddetli olandır. (Maide Suresi, 2)</text:p>
      <text:p text:style-name="P7">Allah, Beyt-i Haram (olan) Kabe'yi insanlar için bir ayaklanma (kıyam evi) kıldı; Haram Ay'ı, kurbanı ve boyunlardaki gerdanlıkları da. Bu, Allah'ın göklerde ve yerde ne varsa tümünü bildiğini ve Allah'ın gerçekten herşeyi bilen olduğunu bilmeniz içindir. (Maide Suresi, 97)</text:p>
      <text:p text:style-name="P7">"Rabbimiz, gerçekten ben, çocuklarımdan bir kısmını Beyt-i Haram yanında ekini olmayan bir vadiye yerleştirdim; Rabbimiz, dosdoğru namazı kılsınlar diye (öyle yaptım), böylelikle Sen, insanların bir kısmının kalblerini onlara ilgi duyar kıl ve onları birtakım ürünlerden rızıklandır. Umulur ki şükrederler." (İbrahim Suresi, 37)</text:p>
      <text:p text:style-name="P7">Bir kısım ayetlerimizi kendisine göstermek için, kulunu bir gece Mescid-i Haram'dan, çevresini bereketlendirdiğimiz Mescid-i Aksa'ya götüren O (Allah) yücedir. Gerçekten O, işitendir, görendir. (İsra Suresi, 1)</text:p>
      <text:p text:style-name="P7">Gerçek şu ki, inkar edip Allah yolundan ve yerlilerle dışarıdan gelenler için eşit olarak (haram ve kıble) kıldığımız Mescid-i Haram'dan alıkoyanlara, orada zulmederek adaletten ayrılanlara acı bir azab taddırırız. <text:s/>(Hac Suresi, 25)</text:p>
      <text:p text:style-name="P16"/>
      <text:h text:style-name="P3" text:outline-level="3">Beyt-i Atik</text:h>
      <text:p text:style-name="P7">Sonra kirlerini gidersinler, adaklarını yerine getirsinler. Beyt-i Atik'i tavaf etsinler. (Hac Suresi, 29)</text:p>
      <text:p text:style-name="P7">Onlarda sizin için adı konulmuş bir süreye kadar yararlar vardır. Sonra onların yerleri Beyt-i Atik'tir. (Hac Suresi, 33)</text:p>
      <text:p text:style-name="P16"/>
      <text:h text:style-name="P29" text:outline-level="2"><text:soft-page-break/>SAFA - MERVE</text:h>
      <text:p text:style-name="P7">Şüphesiz, 'Safa' ile 'Merve' Allah'ın işaretlerindendir. Böylece kim Evi (Ka'be'yi) hacceder veya umre yaparsa, artık bu ikisini tavaf etmesinde kendisi için bir sakınca yoktur. Kim de gönülden bir hayır yaparsa (karşılığını alır). Şüphesiz Allah, şükrün karşılığını verendir, bilendir. <text:s/>(Bakara Suresi, 158)</text:p>
      <text:p text:style-name="P16"/>
      <text:h text:style-name="P29" text:outline-level="2">MESCİD-İ AKSA</text:h>
      <text:p text:style-name="P7">Bir kısım ayetlerimizi kendisine göstermek için, kulunu bir gece Mescid-i Haram'dan, çevresini bereketlendirdiğimiz Mescid-i Aksa'ya götüren O (Allah) yücedir. Gerçekten O, işitendir, görendir. (İsra Suresi, 1)</text:p>
      <text:p text:style-name="P16"/>
      <text:h text:style-name="P29" text:outline-level="2">MEKKE</text:h>
      <text:p text:style-name="P16">Kuran'da Kabe'nin bulunduğu şehir olarak bahsi geçen Mekke, kutsal mekanlardandır. Mekke'nin Kuran'da geçen diğer isimleri Bekke ve Şehirlerin Anası'dır.</text:p>
      <text:p text:style-name="P6">Gerçek şu ki, insanlar için ilk kurulan Ev, Bekke (Mekke) de, o, kutlu ve <text:span text:style-name="T1">bütün insanlar (alemler) için hidayet olan (Ka'be)dir. (Al-i İmran Suresi, 96)</text:span></text:p>
      <text:p text:style-name="P7">İşte bu (Kur'an), önündekileri doğrulayıcı ve şehirler anası (Mekke) ile çevresindekileri uyarman için indirdiğimiz kutlu Kitaptır. Ahirete iman edenler buna inanırlar. Onlar namazlarını (özenle) koruyanlardır. <text:s/>(Enam Suresi, 92)</text:p>
      <text:p text:style-name="P7">Siz O'na (Peygambere) yardım etmezseniz, Allah O'na yardım etmiştir. Hani kâfirler ikiden biri olarak O'nu (Mekke'den) çıkarmışlardı; ikisi mağarada olduklarında arkadaşına şöyle diyordu: "Hüzne kapılma, elbette Allah bizimle beraberdir." Böylece Allah O'na 'huzur ve güvenlik duygusunu' indirmişti, O'nu sizin görmediğiniz ordularla desteklemiş, inkâra edenlerin de kelimesini (inkâr çağrılarını) alçaltmıştı. Oysa Allah'ın kelimesi, yüce olandır. Allah üstün ve güçlüdür, hüküm ve hikmet sahibidir. (Tevbe Suresi, 40)</text:p>
      <text:p text:style-name="P7">Görmediler mi ki, çevrelerinde insanlar kapılıp-yağma edilirken, biz Harem (Mekke'y)i güvenilir (ve dokunulmaz) kıldık? Yine de onlar, batıla inanıp Allah'ın nimetlerine nankörlük mü ediyorlar? (Ankebut Suresi, 67)</text:p>
      <text:p text:style-name="P7">İşte biz sana, böyle Arapça bir Kur'an vahyettik; şehirlerin anası (olan Mekke halkı)nı ve çevresinde olanları uyarman için ve kendisinde şüphe olmayan toplanma gününü (haber verip onları) uyarman için de. (O gün onların) Bir bölümü cennette, bir bölümü çılgınca yanan ateşin içerisindedirler. (Şura Suresi, 7)</text:p>
      <text:p text:style-name="P7">Onlara karşı size zafer verdikten sonra, Mekke'nin göbeğinde ellerini sizden ve sizin de ellerinizi onlardan çeken O'dur. Allah, yaptıklarınızı hakkıyla görendir. (Fetih Suresi, 24)</text:p>
      <text:p text:style-name="P16"/>
      <text:h text:style-name="P29" text:outline-level="2"><text:soft-page-break/>MEDİNE (YESRİB)</text:h>
      <text:p text:style-name="P16">Medine Peygamberimiz önderliğinde Müslümanların hicret ettiği şehirdir. Hicret edenlere "Muhacir" hicret edenleri ağırlayanlara "Ensar" denilmiştir.</text:p>
      <text:p text:style-name="P7">Çevrenizdeki bedevilerden münafık olanlar vardır ve Medine halkından da nifakı alışkanlığa çevirmiş olanlar vardır. Sen onları bilmezsin, biz onları biliriz. Biz onları iki kere azablandıracağız, sonra onlar büyük bir azaba döndürülecekler. (Tevbe Suresi, 101)</text:p>
      <text:p text:style-name="P7">Medine halkına ve çevresindeki bedevilere, Allah'ın elçisinden geri kalmaları, kendi nefislerini onun nefsine tercih etmeleri yakışmaz. Bu, gerçekten onların Allah yolunda bir susuzluk, bir yorgunluk, 'dayanılmaz bir açlık' (çekmeleri), kâfirleri 'kin ve öfkeyle ayaklandıracak' bir yere ayak basmaları ve düşmana karşı bir başarı kazanmaları karşılığında, mutlaka onlara bununla salih bir amel yazılmış olması nedeniyledir. Şüphesiz Allah, iyilik yapanların ecrini kaybetmez. (Tevbe Suresi, 120)</text:p>
      <text:p text:style-name="P7">Onlardan bir grup da hani şöyle demişti: "Ey Yesrib (Medine) halkı, artık sizin için (burada) kalacak yer yok, şu halde dönün." Onlardan bir topluluk da: "Gerçekten evlerimiz açıktır" diye Peygamberden izin istiyordu; oysa onlar(ın evleri) açık değildi. Onlar yalnızca kaçmak istiyorlardı. (Ahzab Suresi, 13)</text:p>
      <text:p text:style-name="P7">Derler ki, "Andolsun, Medine'ye bir dönecek olursak, gücü ve onuru çok olan, düşkün ve zayıf olanı elbette oradan sürüp-çıkaracaktır." Oysa izzet (güç, onur ve üstünlük) Allah'ın, O'nun Resûlü'nün ve mü'minlerindir. Ancak münafıklar bilmiyorlar. (Münafıkun Suresi, 8)</text:p>
      <text:p text:style-name="P7">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7">Andolsun, eğer münafıklar, kalplerinde hastalık bulunanlar ve şehirde kışkırtıcılık yapan (yalan haber yayan)lar (bu tutumlarına) bir son vermeyecek olurlarsa, gerçekten seni onlara saldırtırız, sonra orada seninle pek az (bir süre) komşu kalabilirler. (Ahzab Suresi, 60)</text:p>
      <text:p text:style-name="P16"/>
      <text:h text:style-name="P29" text:outline-level="2">MISIR</text:h>
      <text:p text:style-name="P7">Musa ve kardeşine (şöyle) vahyettik: "Mısır'da kavminiz için evler hazırlayın, evlerinizi namaz kılınan (ve kıbleye dönük) yerler yapın ve namazı dosdoğru kılın. Mü'minleri de müjdele." (Yunus Suresi, 87)</text:p>
      <text:p text:style-name="P7">Onu satın alan bir Mısır'lı (aziz,) karısına: "Onun yerini üstün tut (ona güzel bak), umulur ki bize bir yararı dokunur ya da onu evlat ediniriz" dedi. Böylelikle biz, Yusuf'u yeryüzünde (Mısır'da) yerleşik kıldık. Ona sözlerin yorumundan (olan bir bilgiyi) öğrettik. Allah, emrinde galib olandır, ancak insanların çoğu bilmezler. (Yusuf Suresi, 21)</text:p>
      <text:p text:style-name="P7">Siz (ise şöyle) demiştiniz: "Ey Musa, biz bir çeşit yemeğe katlanmayacağız, Rabbine yalvar da, bize yerin bitirdiklerinden bakla, acur, sarmısak, mercimek ve soğan çıkarsın." (O zaman Musa:) "Hayırlı olanı, şu değersiz, şeyle mi değiştirmek istiyorsunuz? (Öyleyse) Mısır'a inin, çünkü (orada) kendiniz için istediğiniz vardır" demişti. Onların üzerine horluk ve yoksulluk (damgası) vuruldu ve Allah'tan bir gazaba uğradılar. Bu, kuşkusuz, Allah'ın ayetlerini tanımazlıkları ve Peygamberleri haksız yere öldürmelerindendi. (Yine) bu, isyan etmelerinden ve sınırı çiğnemelerindendi. (Bakara Suresi, 61)</text:p>
      <text:p text:style-name="P7"><text:soft-page-break/><text:span text:style-name="T11"><text:s/></text:span>İşte böylece Biz yeryüzünde Yusuf'a güç ve imkan (iktidar) verdik. Öyle ki, orada (Mısır'da) dilediği yerde konakladı. Biz kime dilersek rahmetimizi nasip ederiz ve iyilik yapanların ecrini kayba uğratmayız. (Yusuf Suresi, 56)</text:p>
      <text:p text:style-name="P7">Böylece onlar (gelip) Yusuf'un yanına girdikleri zaman, anne ve babasını bağrına bastı ve dedi ki: "Allah'ın dilemesiyle Mısır'a güvenlik içinde giriniz." (Yusuf Suresi, 99)</text:p>
      <text:p text:style-name="P7">Gerçek şu ki, Firavun yeryüzünde (Mısır'da) büyüklenmiş ve oranın halkını birtakım fırkalara ayırıp bölmüştü; onlardan bir bölümünü güçten düşürüyor, erkek çocuklarını boğazlayıp kadınlarını diri bırakıyordu. Çünkü o, bozgunculardandı. (Kasas Suresi, 4)</text:p>
      <text:p text:style-name="P16"/>
      <text:h text:style-name="P29" text:outline-level="2">İREM</text:h>
      <text:p text:style-name="P7">'Yüksek sütunlar' sahibi İrem'e? Ki şehirler içinde onun bir benzeri yaratılmış değildi. (Fecr Suresi, <text:s/>7-8)</text:p>
      <text:p text:style-name="P16"/>
      <text:h text:style-name="P29" text:outline-level="2">BABİL</text:h>
      <text:p text:style-name="P7">Ve onlar, Süleyman'ın mülkü (nübüvveti) hakkında şeytanların anlattıklarına uydular. Süleyman inkar etmedi; ancak şeytanlar inkar etti. Onlar, insanlara sihri ve Babil'deki iki meleğe Harut'a ve Marut'a indirileni öğretiyorlardı. Oysa o <text:s/>ikisi: "Biz, yalnızca bir fitneyiz, sakın inkar etme" demedikçe hiç kimseye (bir şey) öğretmezlerdi. Fakat onlardan erkekle karısının arasını açan şeyi öğreniyorlardı. Oysa onunla Allah'ın izni olmadıkça hiç kimseye zarar veremezlerdi. Buna rağmen kendilerine zarar verecek ve yarar sağlamayacak şeyi öğreniyorlardı. Andolsun onlar, bunu satın alanın, ahiretten hiçbir payı olmadığını bildiler; kendi nefislerini karşılığında sattıkları şey ne kötü; bir bilselerdi. (Bakara Suresi, 102)</text:p>
      <text:p text:style-name="P16"/>
      <text:h text:style-name="P29" text:outline-level="2">KURAN'DA PEYGAMBERLERİN VE MÜMİNLERİN İMTİHAN OLDUKLARI MEKANLAR</text:h>
      <text:h text:style-name="P3" text:outline-level="3">Hz. Yunus - Balık ve Gemi</text:h>
      <text:p text:style-name="P7">Şüphesiz Yunus da gönderilmiş (elçi)lerdendi. Hani o, dolu bir gemiye kaçmıştı. Böylece kur'aya katılmıştı da, kaybedenlerden olmuştu. Derken onu balık yutmuştu, oysa o kınanmıştı. Eğer (Allah'ı çokça) tesbih edenlerden olmasaydı, Onun karnında (insanların) dirilip-kaldırılacakları güne kadar kalakalmıştı. Sonunda o hasta bir durumdayken çıplak bir yere (sahile) attık. Ve üzerine, sık-geniş yaprakla (kabağa benzer) türden bir ağaç bitirdik. (Saffat Suresi, 139-146)</text:p>
      <text:p text:style-name="P16"/>
      <text:h text:style-name="P3" text:outline-level="3">Hz. Yusuf - Kuyu ve Zindan</text:h>
      <text:p text:style-name="P7">İçlerinden bir sözcü dedi ki: "Eğer (mutlaka bir şey) yapacaksanız, öldürmeyin Yusuf'u, onu kuyunun derinliklerine bırakıverin de bir yolcu kafilesi alsın." (Yusuf Suresi, 10)</text:p>
      <text:p text:style-name="P7"><text:soft-page-break/>Nitekim onu götürdükleri ve kuyunun derinliklerine atmaya topluca davrandıkları zaman, biz ona (şöyle) vahyettik: "Andolsun, sen onlara kendileri, farkında değilken bu yaptıklarını haber vereceksin." (Yusuf Suresi, 15)</text:p>
      <text:p text:style-name="P7">Bir yolcu-kafilesi geldi, sucularını (kuyuya su almak için) gönderdiler. O da kovasını sarkıttı. "Hey müjde... Bu bir çocuk." dedi. Ve onu (kuyudan çıkarıp) 'ticaret konusu bir mal' olarak sakladılar. Oysa Allah, yapmakta olduklarını bilendi. (Yusuf Suresi, 19)</text:p>
      <text:p text:style-name="P7">(Yusuf) Dedi ki: "Rabbim, zindan, bunların beni kendisine çağırdıkları şeyden bana daha sevimlidir. Kurdukları düzeni benden uzaklaştırmazsan, onlara (korkarım) eğilim gösterir, (böylece) cahillerden olurum." <text:s/>(Yusuf Suresi, 33)</text:p>
      <text:p text:style-name="P7">Onunla birlikte iki genç de zindana girmişti. Biri: "Ben (rüyamda) kendimi şarap sıkıyorken gördüm." dedi. Öbürü: "Ben de kendimi başımın üstünde ekmek taşıyorken gördüm; kuş da ondan yemekteydi" dedi. "Bunun yorumundan bize haber ver. Doğrusu biz seni, iyilik yapanlardan görmekteyiz." (Yusuf Suresi, 36)</text:p>
      <text:p text:style-name="P7">"Ey zindan arkadaşlarım, birbirinden ayrı (bir sürü) Rabler mi daha hayırlıdır, yoksa kahhar (kahredici) olan bir tek Allah mı?" (Yusuf Suresi, 39)</text:p>
      <text:p text:style-name="P7">"Ey zindan arkadaşlarım, ikinizden biri efendisine şarap içirecek, diğeri ise asılacak, kuş onun başından yiyecek. İşte hakkında fetva istemekte olduğunuz iş (artık) olup bitmiştir." İkisinden kurtulacağını sandığı kişiye dedi ki: "Efendinin katında beni hatırla." Fakat şeytan, efendisine hatırlatmayı ona unutturdu, böylece daha nice yıllar (Yusuf) zindanda kaldı. (Yusuf Suresi, 41-42)</text:p>
      <text:p text:style-name="P16"/>
      <text:h text:style-name="P3" text:outline-level="3">Kehf Ehli - Mağara</text:h>
      <text:p text:style-name="P6">O gençler, mağaraya sığındıkları zaman, demişlerdi ki: "Rabbimiz, katından bize bir rahmet ver ve işimizden bize doğruyu kolaylaştır (bizi başarılı kıl). Böylelikle mağarada yıllar yılı onların kulaklarına vurduk (derin bir uyku verdik). (Kehf Suresi, 10-11)</text:p>
      <text:p text:style-name="P6">Onların kalpleri üzerinde (sabrı ve kararlılığı) rabtetmiştik; (Krala karşı) Kıyam ettiklerinde demişlerdi ki: "Bizim Rabbimiz, göklerin ve yerin Rabbi'dir; ilah olarak biz O'ndan başkasına kesinlikle tapmayız, (eğer tersini) söyleyecek olursak, andolsun, gerçeğin dışına çıkarız." "Şunlar, bizim kavmimizdir; O'ndan başkasını ilahlar edindiler, onlara apaçık bir delil getirmeleri gerekmez miydi? Öyleyse Allah'a karşı yalan uydurup iftira düzenden daha zalim kimdir?" <text:s/>(içlerinden biri demişti ki:)"Madem ki siz onlardan ve Allah'tan başka taptıklarından kopup-ayrıldınız, o halde, (dağlara çekilip) mağaraya sığının da Rabbiniz size rahmetinden (bolca bir miktarını) yaysın ve işinizden size bir yarar kolaylaştırsın." (Onlara baktığında) Görürsün ki, güneş doğduğunda mağaralarına sağ yandan yönelir, battığında onları sol yandan keser-geçerdi ve onlar da onun (mağaranın) geniş boşluğundalardı. Bu, Allah'ın ayetlerindendir. Allah, kime hidayet verirse, işte hidayet bulan odur, kimi saptırırsa onun için asla doğru-yolu gösterici bir veli bulamazsın. (Kehf Suresi, 14-17)</text:p>
      <text:p text:style-name="P16"/>
      <text:h text:style-name="P3" text:outline-level="3">Hz. Muhammed - Mağara</text:h>
      <text:p text:style-name="P7">Siz O'na (Peygambere) yardım etmezseniz, Allah O'na yardım etmiştir. Hani kâfirler ikiden biri olarak O'nu (Mekke'den) çıkarmışlardı; ikisi mağarada olduklarında arkadaşına şöyle diyordu: "Hüzne kapılma, <text:soft-page-break/>elbette Allah bizimle beraberdir." Böylece Allah O'na 'huzur ve güvenlik duygusunu' indirmişti, O'nu sizin görmediğiniz ordularla desteklemiş, inkâra edenlerin de kelimesini (inkâr çağrılarını) alçaltmıştı. Oysa Allah'ın kelimesi, yüce olandır. Allah üstün ve güçlüdür, hüküm ve hikmet sahibidir. (Tevbe Suresi, 40)</text:p>
      <text:p text:style-name="P16"/>
      <text:h text:style-name="P29" text:outline-level="2">MESCİDLER-MÜMİNLERİN YAŞADIKLARI MEKANLAR</text:h>
      <text:p text:style-name="P7">Ey Ademoğulları, her mescid yanında ziynetlerinizi takının. Yiyin, için ve israf etmeyin. Çünkü O, israf edenleri sevmez. (Araf Suresi, 31)</text:p>
      <text:p text:style-name="P7">Şirk koşanların, kendi inkârlarına bizzat kendileri şahidler iken, Allah'ın mescidlerini onarmalarına (hak ve yetkileri) yoktur. işte bunlar, yaptıkları boşa gitmiş olanlardır. Ve bunlar ateşte süresiz kalacak olanlardır. <text:s text:c="2"/>Allah'ın mescidlerini, yalnızca Allah'a ve ahiret gününe iman eden, namazı dosdoğru kılan, zekatı veren ve Allah'tan başkasından korkmayanlar onarabilir. İşte, hidayete erenlerden oldukları umulanlar bunlardır. Hacılara su dağıtmayı ve Mescid-i Haram'ı onarmayı, Allah'a ve ahiret gününe iman eden ve Allah yolunda cihad edenin (yaptıkları) gibi mi saydınız? (Bunlar) Allah katında bir olmazlar. Allah zulmeden bir topluluğa hidayet vermez. (Tevbe Suresi, 17-19)</text:p>
      <text:p text:style-name="P7">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Allah kendi (dini)ne yardım edenlere kesin olarak yardım eder. Şüphesiz Allah, güçlü olandır, aziz olandır. (Hac Suresi, 40)</text:p>
      <text:p text:style-name="P7">Allah, size evlerinizi (içinde) "güvenlik ve huzur bulacağınız yerler" kıldı; ve size hayvan derilerinden hem göç gününde, hem yerleşme <text:s/>gününde kolaylıkla taşıyabileceğiniz evler; yünlerinden, yapağılarından ve kıllarından bir zamana kadar giyimlikler-döşemelikler ve (ticaret için) bir meta kıldı. (Nahl Suresi, 80)</text:p>
      <text:p text:style-name="P7">Böylelikle (Zekeriya) mescidten kavminin karşısına çıkıp onlara (şu anlamları) işaret etti: "Sabah akşam tesbih edin." <text:s/>(Meryem Suresi, 11)</text:p>
      <text:p text:style-name="P7">Ey iman edenler, evlerinizden başka evlere, yakınlık kurup (izin almadan) ve (ev halkına) selam vermeden girmeyin. Bu sizin için daha hayırlıdır; umulur ki öğüt alıp düşünürsünüz. Eğer orada kimseyi bulamazsanız, size izin verilinceye kadar artık oraya girmeyin; ve eğer "Dönün" denirse, siz de dönün, bu sizin için daha temizdir. Allah yaptıklarınızı bilendir. İçinde oturulmayan ve sizin için bir meta (yarar) bulunan evlere girmenizde bir sakınca yoktur. Allah, açığa vurduklarınızı da, sakladıklarınızı da bilir. (Nur Suresi, 27-29)</text:p>
      <text:p text:style-name="P7">(Bu nur,) Allah'ın, onların yüceltilmesine ve isminin zikredilmesine izin verdiği evlerdedir; onların içinde sabah akşam O'nu tesbih ederler. <text:s/>(Nur Suresi, 36)</text:p>
      <text:p text:style-name="P7">Kör olana güçlük yoktur, topal olana güçlük yoktur, hasta olana da güçlük yoktur; sizin için de, gerek kendi evlerinizden, gerekse babalarınızın evlerinden, annelerinizin evlerinden, erkek kardeşlerinizin evlerinden, kız kardeşlerinizin evlerinden, amcalarınızın evlerinden, halalarınızın evlerinden, dayılarınızın evlerinden, teyzelerinizin evlerinden, anahtarına malik olduğunuz (yerlerden) ya da <text:soft-page-break/>dostlarınızın (evlerin)den yemenizde bir güçlük yoktur. Hep birarada veya ayrı ayrı yemenizde de bir günah yoktur. Evlere girdiğiniz vakit, Allah tarafından kutlu, güzel bir yaşama dileği olarak birbirinize selam verin. İşte Allah, size ayetleri böyle açıklar, umulur ki aklınızı kullanırsınız. <text:s/>(Nur Suresi, 61)</text:p>
      <text:p text:style-name="P7">"Dağlardan ustalıkla zevkli evler yontuyorsunuz." <text:s/>(Şuara Suresi, 149)</text:p>
      <text:p text:style-name="P16"/>
      <text:h text:style-name="P29" text:outline-level="2">KURAN'DA DİKKAT ÇEKİLEN MEKANLAR</text:h>
      <text:h text:style-name="P3" text:outline-level="3">İki Denizin Birleştiği Yer</text:h>
      <text:p text:style-name="P7">Birbirleriyle kavuşmak üzere iki denizi salıverdi. İkisi arasında bir engel (berzah) vardır; birbirlerinin sınırını geçmezler. <text:s/>(Rahman Suresi, 19-20)</text:p>
      <text:p text:style-name="P16"/>
      <text:h text:style-name="P3" text:outline-level="3">Güneşin Battığı Yer</text:h>
      <text:p text:style-name="P6">Sonunda güneşin battığı yere kadar ulaştı ve onu kara çamurlu bir gözede batmakta buldu, yanında bir kavim gördü. Dedik ki: "Ey Zu'l-Karneyn, (istiyorsan onları) ya azaba uğratırsın veya içlerinde güzelliği (geçerli ilke) edinirsin." (Kehf Suresi, 86)</text:p>
      <text:h text:style-name="P3" text:outline-level="3">Güneşin Doğduğu Yer</text:h>
      <text:p text:style-name="P6">Sonunda güneşin doğduğu yere kadar ulaştı ve onu (güneşi), kendileri için bir siper kılmadığımız bir kavim üzerine doğmakta iken buldu. <text:s/>(Kehf Suresi, 90)</text:p>
      <text:p text:style-name="P12"/>
      <text:h text:style-name="P3" text:outline-level="3">İki Seddin Arası</text:h>
      <text:p text:style-name="P6">İki seddin arasına kadar ulaştı, onların (sedlerin) önünde hemen hemen hiçbir sözü kavramayan bir kavim buldu. (Kehf Suresi, 93)</text:p>
      <text:p text:style-name="P12"/>
      <text:h text:style-name="P3" text:outline-level="3">Hz. Meryem'in Doğu Tarafında Çekildiği Yer</text:h>
      <text:p text:style-name="P6">Kitap'ta Meryem'i de zikret. Hani o, ailesinden kopup doğu tarafında bir yere çekilmişti. (Meryem Suresi, 16)</text:p>
      <text:p text:style-name="P12"/>
      <text:h text:style-name="P3" text:outline-level="3">Hurma Dalının Altı</text:h>
      <text:p text:style-name="P6">Derken doğum sancısı onu bir hurma dalına sürükledi. Dedi ki: "Keşke bundan önce ölseydim de, hafızalardan silinip unutuluverseydim." Altından (bir ses) ona seslendi: "Hüzne kapılma, Rabbin senin alt (yan)ında bir ark kılmıştır." Hurma dalını kendine doğru salla, üzerine henüz oluşmuş-taze hurma dökülüversin." (Meryem Suresi, 23-25)</text:p>
      <text:p text:style-name="P12"/>
      <text:h text:style-name="P3" text:outline-level="3"><text:soft-page-break/>Hz. Meryem ve İsa (a.s.)ın Yerleştirildiği Yer</text:h>
      <text:p text:style-name="P6">Biz, Meryem'in oğlunu ve annesini bir ayet kıldık ve ikisini barınmaya elverişli ve akar suyu olan bir tepede yerleştirdik. (Müminün Suresi, 50)</text:p>
      <text:p text:style-name="P12"/>
      <text:h text:style-name="P3" text:outline-level="3">Kehf Ehlinin Kaldığı Yer</text:h>
      <text:p text:style-name="P6">O gençler, mağaraya sığındıkları zaman, demişlerdi ki: "Rabbimiz, katından bize bir rahmet ver ve işimizden bize doğruyu kolaylaştır (bizi başarılı kıl). (Kehf Suresi, 10)</text:p>
      <text:p text:style-name="P6">(Onlara baktığında) Görürsün ki, güneş doğduğunda mağaralarına sağ yandan yönelir, battığında onları sol yandan keser-geçerdi ve onlar da onun (mağaranın) geniş boşluğundalardı. Bu, Allah'ın ayetlerindendir. Allah, kime hidayet verirse, işte hidayet bulan odur, kimi saptırırsa onun için asla doğru-yolu gösterici bir veli bulamazsın. (Kehf Suresi, 17)</text:p>
      <text:p text:style-name="P12"/>
      <text:h text:style-name="P3" text:outline-level="3">Ekini Olmayan Bir Vadi</text:h>
      <text:p text:style-name="P7">Hani İbrahim şöyle demişti: ..."Rabbimiz, gerçekten ben, çocuklarımdan bir kısmını Beyt-i Haram yanında ekini olmayan bir vadiye yerleştirdim; Rabbimiz, dosdoğru namazı kılsınlar diye (öyle yaptım), böylelikle Sen, insanların bir kısmının kalblerini onlara ilgi duyar kıl ve onları birtakım ürünlerden rızıklandır. Umulur ki şükrederler." (İbrahim Suresi, 37)</text:p>
      <text:p text:style-name="P16"/>
      <text:h text:style-name="P29" text:outline-level="2">CENNET MEKANLARI</text:h>
      <text:p text:style-name="P7">Cennet inananların asıl yurdudur. Allah'a ve ahiret gününe iman eden her insan Allah'ın hazırladığı cennetin değişik mekanlarında ağırlanacaktır. Kuran'da cennet çeşitli yönleriyle tarif edilmektedir. Bahsi geçen her mekanın kendine has güzellikleri vardır. Bu tariflerde Allah'ın insanlar için cennette saklı tuttuğu nimetlerin ancak bir bölümü geçmektedir.</text:p>
      <text:p text:style-name="P7">Allah onlar için, süresiz kalacakları, altından ırmaklar akan cennetler hazırladı. İşte büyük 'kurtuluş ve mutluluk' budur. (Tevbe Suresi, 89)</text:p>
      <text:p text:style-name="P7">İman edenler ve salih amellerde bulunanlar da, Rableri onları imanları dolayısıyla altından ırmaklar akan, nimetlerle donatılmış cennetlere yöneltip-iletir (hidayet eder). (Yunus Suresi, 9)</text:p>
      <text:p text:style-name="P7">Hiç şüphesiz Allah, iman edenleri ve salih amellerde bulunanları altından ırmaklar akan cennetlere sokar, orada altından bileziklerle ve incilerle süslenirler; ordaki elbiseleri ipek(ten)tir. (Hac Suresi, 23)</text:p>
      <text:p text:style-name="P7">Takva sahiplerine vadedilen cennet; onun altından ırmaklar akar, yemişleri ve gölgelikleri süreklidir. Bu korkup-sakınanların (mutlu) sonudur, inkâr edenlerin sonu ise ateştir. (Rad Suresi, 35)</text:p>
      <text:p text:style-name="P16"/>
      <text:h text:style-name="P3" text:outline-level="3">Cennetü'l-Me'va</text:h>
      <text:p text:style-name="P7">Andolsun, onu bir de diğer inişte görmüştü. Sidretü'l-Münteha'nın yanında. Ki Cennetü'l-Me'va onun yanındadır. (Necm Suresi, 13-15)</text:p>
      <text:p text:style-name="P16"><text:soft-page-break/></text:p>
      <text:h text:style-name="P3" text:outline-level="3">Adn Cennetleri</text:h>
      <text:p text:style-name="P7">Onlar, Adn cennetlerine girerler. Babalarından, eşlerinden ve soylarından 'salih davranışlarda' bulunanlar da (Adn cennetlerine girer). Melekler onlara her bir kapıdan girip (şöyle derler:) (Rad Suresi, 23)</text:p>
      <text:p text:style-name="P7">Adn cennetleri (onlarındır); oraya girerler, orada altından bileziklerle ve incilerle süslenirler. Ve orada onların elbiseleri ipek(ten)dir. <text:s/>(Fatır Suresi, 33)</text:p>
      <text:p text:style-name="P7">Adn cennetleri; kapılar onlara açılmıştır. (Sad Suresi, 50)</text:p>
      <text:p text:style-name="P16"/>
      <text:h text:style-name="P3" text:outline-level="3">Firdevs Cennetleri</text:h>
      <text:p text:style-name="P7">Ki onlar Firdevs (cennetlerin)e de varis olacaklardır; içinde de ebedi olarak kalacaklardır. (Müminun Suresi, 11)</text:p>
      <text:p text:style-name="P16"/>
      <text:h text:style-name="P3" text:outline-level="3">Cennet Bahçeleri</text:h>
      <text:p text:style-name="P7">Böylece iman edip salih amellerde bulunanlar; artık onlar 'bir cennet bahçesinde' 'sevinç içinde ağırlanırlar'. (Rum Suresi, 15)</text:p>
      <text:p text:style-name="P16"/>
      <text:h text:style-name="P3" text:outline-level="3">Gölgelikler</text:h>
      <text:p text:style-name="P7">Kendileri ve eşleri, gölgeliklerde, tahtlar üzerinde yaslanmışlardır. (Yasin Suresi, 56)</text:p>
      <text:p text:style-name="P7">Yayılıp-uzanmış gölgeler, (Vakıa Suresi, 30)</text:p>
      <text:p text:style-name="P16"/>
      <text:h text:style-name="P3" text:outline-level="3">Cennetin Genişliği</text:h>
      <text:p text:style-name="P7">Rabbinizden olan bir mağfirete ve cennete (kavuşmak için) 'çaba gösterip-yarışın,' ki (o cennet) genişliği gök ile yerin genişliği gibi olup Allah'a ve Resûlü'ne iman edenler için hazırlanmıştır. İşte bu, Allah'ın fazlıdır ki, onu dilediğine verir. Allah büyük fazl sahibidir. <text:s/>(Hadid Suresi, 21)</text:p>
      <text:p text:style-name="P7">Yüksek bir cennette. (Hakka Suresi, 22)</text:p>
      <text:p text:style-name="P16"/>
      <text:h text:style-name="P3" text:outline-level="3">Durmaksızın Fışkırıp Akan Pınarlar</text:h>
      <text:p text:style-name="P7">İçlerinde durmaksızın fışkırıp-akan iki pınar vardır. (Rahman Suresi, 66)</text:p>
      <text:p text:style-name="P16"/>
      <text:h text:style-name="P3" text:outline-level="3">Otağlar</text:h>
      <text:p text:style-name="P7">Otağlar içinde korunmuş huri kadınlar. <text:s/>(Rahman Suresi, 72)</text:p>
      <text:p text:style-name="P16"><text:soft-page-break/></text:p>
      <text:h text:style-name="P29" text:outline-level="2">CEHENNEM MEKANLARI</text:h>
      <text:h text:style-name="P3" text:outline-level="3">Kalınacak En Kötü Yerdir</text:h>
      <text:p text:style-name="P7">Ona: "Allah'tan kork" denildiğinde, büyüklük gururu onu günaha sürükler, kuşatır. Böylesine cehennem yeter; <text:s/>ne kötü bir yataktır o. (Bakara suresi, 206)</text:p>
      <text:p text:style-name="P7">Kim kendisine 'dosdoğru yol' apaçık belli olduktan sonra, elçiye muhalefet ederse ve mü'minlerin yolundan başka bir yola uyarsa, onu döndüğü şeyde bırakırız ve cehenneme sokarız. Ne kötü bir yataktır o!.. (Nisa Suresi, 115)</text:p>
      <text:p text:style-name="P7">Cehennem; onlar oraya girerler; ne kötü bir yataktır o. İşte bu; tatsınlar onu: Kaynar su ve irin. (Sad Suresi, 56-57)</text:p>
      <text:p text:style-name="P16"/>
      <text:h text:style-name="P3" text:outline-level="3">İnkarcıların Barınma Yeridir</text:h>
      <text:p text:style-name="P7">Andolsun, "Şüphesiz Allah, Meryem oğlu Mesih'tir" diyenler küfre düşmüştür. Oysa Mesih'in dediği (şudur:) "Ey İsrailoğulları, benim de Rabbim, sizin de Rabbiniz olan Allah'a ibadet edin. Çünkü O, kendisine ortak koşana şüphesiz cenneti haram kılmıştır, onun barınma yeri ateştir. Zulmedenlere yardımcı yoktur." (Maide Suresi, 72)</text:p>
      <text:p text:style-name="P7">Bizimle karşılaşmayı ummayanlar, dünya hayatına razı olanlar ve bununla tatmin olanlar ve bizim ayetlerimizden habersiz olanlar; İşte bunların, kazandıkları dolayısıyla barınma yerleri ateştir. (Yunus Suresi, 7-8)</text:p>
      <text:p text:style-name="P16"/>
      <text:h text:style-name="P3" text:outline-level="3">Konaklama Yerleri Ateştir</text:h>
      <text:p text:style-name="P7">Şüphesiz Allah, iman edip salih amellerde bulunanları, altından ırmaklar akan cennetlere sokar. İnkar edenler ise, metalanırlar ve hayvanların yemesi gibi yerler; ateş, onlar için bir konaklama yeridir. (Muhammed Suresi, 12)</text:p>
      <text:p text:style-name="P16"/>
      <text:h text:style-name="P3" text:outline-level="3">Ateşten Yataklar ve Örtüler Vardır</text:h>
      <text:p text:style-name="P7">Şüphesiz ayetlerimizi yalanlayanlar ve onlara karşı büyüklenenler, onlar için göğün kapıları açılmaz ve halat (ya da deve) iğnenin deliğinden geçinceye kadar cennete girmezler. Biz suçlu-günahkarları işte böyle cezalandırırız. Onlar için cehennemden yataklar ve üstlerine örtüler vardır. Biz zulme sapanları işte böyle cezalandırırız. (Araf Suresi, 40-41)</text:p>
      <text:p text:style-name="P16"/>
      <text:h text:style-name="P3" text:outline-level="3">Tutuşturulmuş Ateşin İçinde Sütunlara Bağlanacaklardır</text:h>
      <text:p text:style-name="P7">"Hutame"nin ne olduğunu sana bildiren nedir? Allah'ın tutuşturulmuş ateşidir. Ki o, yüreklerin üstüne tırmanıp çıkar. O, onların üzerine kilitlenecektir; (Kendileri de) Dikilip-yükseltilmiş sütunlarda (bağlanacaklardır). (Hümeze Suresi, 5-9)</text:p>
      <text:p text:style-name="P16"><text:soft-page-break/></text:p>
      <text:h text:style-name="P3" text:outline-level="3">Cehennemin Sıkışık Bir Köşesine Atılacaklardır</text:h>
      <text:p text:style-name="P7">Elleri boyunlarına bağlı olarak, sıkışık bir yerine atıldıkları zaman, orada yok oluşu isteyip-çağırırlar. (Furkan Suresi, 13)</text:p>
      <text:p text:style-name="P16"/>
      <text:h text:style-name="P3" text:outline-level="3">Kapkara Bir Dumanın İçinde Olacaklardır</text:h>
      <text:p text:style-name="P7">Hücrelere işleyen kavurucu bir sıcaklık ve kaynar su, Ve kapkara dumandan bir gölge içindedirler. Ki o, ne serindir, ne ferahlatıcı (kerim). (Vakıa Suresi, 42-44)</text:p>
      <text:p text:style-name="P16"/>
      <text:h text:style-name="P3" text:outline-level="3">Cehennemin Etrafını Sur ve Duvarlar Kuşatmış Olacaktır</text:h>
      <text:p text:style-name="P7">O gün, münafık erkekler ile münafık kadınlar, iman edenlere derler ki: "(Ne olur) Bize bir bakın, sizin nurunuzdan birazcık alıp-yararlanalım." Onlara: "Arkanıza (dünyaya) dönün de bir nur arayıp-bulmaya çalışın" denilir. Derken aralarında kapısı olan bir sur çekilmiştir; onun iç yanında rahmet, dış yanında o yönden azab vardır. (Hadid Suresi, 13)</text:p>
      <text:p text:style-name="P7">Ve de ki: "Hak Rabbinizdendir; artık dileyen iman etsin, dileyen inkar etsin. Şüphesiz biz zalimlere bir ateş hazırlamışız, onun duvarları kendilerini çepeçevre kuşatmıştır. Eğer onlar yardım isterlerse, katı bir sıvı gibi yüzleri kavurup-yakan bir su ile yardım edilirler. Ne kötü bir içkidir o ve ne kötü bir destektir. (Kehf Suresi, 29)</text:p>
      <text:p text:style-name="P16"/>
      <text:h text:style-name="P3" text:outline-level="3">Kapıları Kilitlenmiş Bir Ateş Vardır</text:h>
      <text:p text:style-name="P7">Ayetlerimizi inkar edenler ise, sol yanın adamlarıdır (Ashab-ı Meş'eme). "Kapıları kilitlenmiş" bir ateş onların üzerinedir. (Beled Suresi, 19-20)</text:p>
      <text:p text:style-name="P16"/>
      <text:h text:style-name="P3" text:outline-level="3">İnkarcıları Eriten Ateş Vardır</text:h>
      <text:p text:style-name="P7">O gün onlar, ateşin üstünde tutulup-eritilecekler: (Zariyat Suresi, 13)</text:p>
      <text:p text:style-name="P16"/>
      <text:h text:style-name="P3" text:outline-level="3">Bukağılar ve Cayır Cayır Yanan Ateş Vardır</text:h>
      <text:p text:style-name="P7">Çünkü Bizim yanımızda bukağılar ve cayır cayır yanan bir ateş vardır: Boğazı tıkayıp kalan bir yemek ve acı bir azab vardır. (Müzzemmil Suresi, 12-13)</text:p>
      <text:p text:style-name="P16"/>
      <text:h text:style-name="P3" text:outline-level="3">Uzunluğu Yetmiş Arşın Olan Bir Zincir Vardır</text:h>
      <text:p text:style-name="P7">(Allah buyruk verir:) "Onu tutuklayın, hemen bağlayın." "Sonra çılgın alevlerin içine atın." "Daha sonra onu, uzunluğu yetmiş arşın olan bir zincire vurup gönderin." (Hakka Suresi, 30-32)</text:p>
      <text:p text:style-name="P16"><text:soft-page-break/></text:p>
      <text:h text:style-name="P3" text:outline-level="3">Zincirler ve Demir Halkalar İnkarcılar İçin Hazırlanmıştır</text:h>
      <text:p text:style-name="P7">Doğrusu biz kafirlere zincirler, demir halkalar (tomruklar) ve çılgınca yanan bir ateş hazırladık. (İnsan Suresi, 4)</text:p>
      <text:p text:style-name="P16"/>
      <text:h text:style-name="P3" text:outline-level="3">Cehennem Bir Gözetleme Yeridir</text:h>
      <text:p text:style-name="P7">Gerçekten cehennem, bir gözetleme yeridir. Taşkınlık edip-azanlar için son bir varış yeridir. Bütün zamanlar boyunca içinde kalacaklardır. Orada ne serinlik tadacaklar, ne bir içecek. Kaynar sudan ve irinden başka. (Nebe Suresi, 21-25)</text:p>
      <text:p text:style-name="P16"/>
      <text:h text:style-name="P3" text:outline-level="3">Yiyecek Olarak Darı Dikeni ve Zakkum Ağacı Vardır</text:h>
      <text:p text:style-name="P7">Kızgın bir ateşe yollanırlar. <text:s/>Kaynar bir kaynaktan içirilirler. Onlar için (zehirli olan) dari' dikeninden başka bir yiyecek yoktur. Ne doyurup-semirtir, ne açlıktan korur. (Gaşiye Suresi, 4-7)</text:p>
      <text:p text:style-name="P7">Doğrusu, o zakkum ağacı; Günahkar olanın yemeğidir. Pota gibi; karınlarda kaynar-durur; Kaynar-suyun kaynaması gibi. "Onu tutun da cehennemin orta yerine sürükleyin." "Sonra kaynar suyun azabından başının üstüne dökün;" (Duhan Suresi, 43-48)</text:p>
      <text:p text:style-name="P16"/>
      <text:h text:style-name="P3" text:outline-level="3">Oradan Kaçış Yoktur</text:h>
      <text:p text:style-name="P7">Suçlu-günahkarlar ateşi görmüşlerdir, artık içine kendilerinin gireceklerini de anlamışlardır; ancak ondan bir kaçış yolu bulamamışlardır. (Kehf Suresi, 53)</text:p>
      <text:h text:style-name="P38" text:outline-level="1">KURAN'DA ÖVÜLEN ESTETİK ANLAYIŞI</text:h>
      <text:p text:style-name="P16"/>
      <text:p text:style-name="P16"/>
      <text:h text:style-name="P29" text:outline-level="2">IRMAKLAR VE PINAR BAŞLARI</text:h>
      <text:p text:style-name="P7">Takva sahiplerine vadedilen cennet; onun altından ırmaklar akar, yemişleri ve gölgelikleri süreklidir. Bu korkup-sakınanların (mutlu) sonudur, inkâr edenlerin sonu ise ateştir. (Rad Suresi, 35)</text:p>
      <text:p text:style-name="P7">Gerçekten takva sahibi olanlar, cennetlerde ve pınar başlarındadır. Oraya esenlikle ve güvenlikle girin. Onların göğüslerinde kinden (ne varsa tümünü) sıyırıp-çektik, kardeşler olarak tahtlar üzerinde karşı karşıyadırlar. (Hicr Suresi, 45-47)</text:p>
      <text:p text:style-name="P7">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Hiç (böyle mükafatlanan bir kişi), ateşin içinde ebedi olarak kalan ve bağırsaklarını 'parça parça koparan' kaynar sudan içirilen kimseler gibi olur mu? (Muhammed Suresi, 15)</text:p>
      <text:p text:style-name="P6"><text:span text:style-name="T1">İ</text:span>çlerinde durmaksızın fışkırıp-akan iki pınar vardır. (Rahman Suresi, 66)</text:p>
      <text:p text:style-name="P12"/>
      <text:h text:style-name="P29" text:outline-level="2">ALTIN, İNCİ, İPEK, ATLAS VE TÜRLÜ MÜCEVHERLER </text:h>
      <text:p text:style-name="P7">Onlar; altından ırmaklar akan Adn cennetleri onlarındır, orada altın bileziklerle süslenirler, hafif ipekten ve ağır işlenmiş atlastan yeşil elbiseler giyerler ve tahtlar üzerinde kurulup-dayanırlar. (Bu,) Ne güzel sevap ve ne güzel destek. (Kehf Suresi, 31)</text:p>
      <text:p text:style-name="P7">Hiç şüphesiz Allah, iman edenleri ve salih amellerde bulunanları altından ırmaklar akan cennetlere sokar, orada altından bileziklerle ve incilerle süslenirler; ordaki elbiseleri ipek(ten)tir. (Hac Suresi, 23)</text:p>
      <text:p text:style-name="P7">Adn cennetleri (onlarındır); oraya girerler, orada altından bileziklerle ve incilerle süslenirler. Ve orada onların elbiseleri ipek(ten)dir. (Fatır Suresi, 33)</text:p>
      <text:p text:style-name="P7">Birçoğu geçmiş (ümmet)lerden, Birazı da sonrakilerden. 'Özenle işlenmiş mücevher' tahtlar üzerindedirler. Karşılıklı yaslanmışlardır. Çevrelerinde ölümsüzlüğe ulaşmış gençler dönüp dolaşır; Kaynağından (doldurulmuş) testiler, ibrikler ve kadehler ki bundan ne başlarını bir ağrı tutar, ne de kendilerinden geçip akılları çelinir. Arzulayıp-seçecekleri meyveler, Canlarının çektiği kuş eti. Ve iri gözlü huriler,Sanki saklı inciler gibi; Yaptıklarına bir karşılık olmak üzere (onlara sunulur); Orada, ne 'saçma ve boş bir söz' işitirler, ne günaha sokma. Yalnızca bir söz (işitirler:) "Selam, selam." "Ashab-ı Yemin", ne (kutludur o) "Ashab-ı Yemin." Yüklü dalları bükülmüş kiraz (ağaçları), Üstüste dizili meyveleri sarkmış muz ağaçları, Yayılıp-uzanmış gölgeler, Durmaksızın akan su(lar); Ve (daha) birçok meyveler arasında, <text:s/>Kesilip-eksilmeyen ve yasaklanmayan (meyveler) Yükseklere-kurulmuş döşekler (sedirler). (Vakıa Suresi, 13-34) </text:p>
      <text:p text:style-name="P7"><text:soft-page-break/>Hafif ipekten ve ağır işlenmiş atlastan (elbiseler) giyinirler, karşılıklı (otururlar). (Duhan Suresi, 53)</text:p>
      <text:p text:style-name="P16"/>
      <text:h text:style-name="P29" text:outline-level="2">YÜKSEK KÖŞKLER VE KONAKLAR</text:h>
      <text:p text:style-name="P7">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Allah'a teslim oldum." (Neml Suresi, 44)</text:p>
      <text:p text:style-name="P7">Ancak Rablerinden korkup-sakınanlar ise; onlara yüksek köşkler vardır, onların üstünde de yüksek köşkler bina edilmiştir. Onların altında ırmaklar akmaktadır. (Bu,) Allah'ın va'didir. Allah, va'dinden dönmez. <text:s/>(Zümer Suresi, 20)</text:p>
      <text:p text:style-name="P7">İman edip salih amellerde bulunanlar; onları, içinde ebedi kalıcılar olarak, altından ırmaklar akan cennetin yüksek köşklerine muhakkak yerleştireceğiz. (Salih) Amellerde bulunanların ecri ne güzeldir. <text:s/>(Ankebut Suresi, 58)</text:p>
      <text:p text:style-name="P16"/>
      <text:h text:style-name="P29" text:outline-level="2">BAHÇELER</text:h>
      <text:p text:style-name="P7">Süleyman için de, sabah gidişi bir ay, akşam dönüşü bir ay (mesafe) olan rüzgara (boyun eğdirdik); erimiş bakır madenini ona sel gibi akıttık. Onun eli altında Rabbinin izniyle iş gören bir kısım cinler vardı. Onlardan kim bizim emrimizden çıkıp-sapacak olsa, ona çılgın ateşin azabından taddırırdık. Ona dilediği şekilde kaleler, heykeller, havuz büyüklüğünde çanaklar ve yerinden sökülmeyen kazanlar yaparlardı. "Ey Davud ailesi, şükrederek çalışın." Kullarımdan şükredenler azdır. Böylece onun (Süleyman'ın) ölümüne karar verdiğimiz zaman, ölümünü, onlara, asasını yemekte olan bir ağaç kurdundan başkası haber vermedi. Artık o, yere yıkılıp-düşünce, açıkca ortaya çıktı ki, şayet cinler gaybı bilmiş olsalardı böylesine aşağılanıcı bir azab içinde kalıp-yaşamazlardı. Andolsun, Sebe' (halkı)nın oturduğu yerlerde de bir ayet vardır. (Evleri) Sağdan ve soldan iki bahçeliydi. (Onlara demiştik ki:) "Rabbinizin rızkından yiyin ve O'na şükredin. Güzel bir şehir ve bağışlayan bir Rabb(iniz var)." (Sebe Suresi, 12-15)</text:p>
      <text:p text:style-name="P7">Biz, orada hurmalıklardan ve üzüm-bağlarından bahçeler kıldık ve içlerinde pınarlar fışkırttık: Onun ürünlerinden ve kendi ellerinin yaptıklarından yemeleri için. Yine de şükretmiyorlar mı? (Yasin Suresi, 34-35)</text:p>
      <text:p text:style-name="P7">Onlar nice bahçeler ve pınarlar terk etmişlerdi; (Nice) Ekinler, güzel konaklar, (Duhan Suresi, <text:s/>25-26)</text:p>
      <text:p text:style-name="P16"/>
      <text:h text:style-name="P29" text:outline-level="2">TAHTLAR</text:h>
      <text:p text:style-name="P7">Gerçek şu ki, bugün cennet halkı, 'sevinç ve mutluluk dolu' bir meşguliyet içindedirler. Kendileri ve eşleri, gölgeliklerde, tahtlar üzerinde yaslanmışlardır. Orada taptaze-meyveler onların ve istek duydukları herşey onlarındır. (Yasin Suresi, 55-57)</text:p>
      <text:p text:style-name="P7">Özenle dizilmiş tahtlar üzerinde yaslanmışlardır. Ve Biz onları iri-ceylan gözlü hurilerle evlendirmişiz. (Tur Suresi, 20)</text:p>
      <text:p text:style-name="P7"><text:soft-page-break/>Tahtlar üzerinde bakıp-seyretmektedirler. (Mutaffifin, 23)</text:p>
      <text:p text:style-name="P7">Orda 'yükseklerde kurulmuş, tahtlar da vardır; <text:s/>(Gaşiye Suresi, 13)</text:p>
      <text:p text:style-name="P7">'Özenle işlenmiş mücevher' tahtlar üzerindedirler. (Vakıa Suresi, 15)</text:p>
      <text:p text:style-name="P7">Onların göğüslerinde kinden (ne varsa tümünü) sıyırıp-çektik, kardeşler olarak tahtlar üzerinde karşı karşıyadırlar. (Hicr Suresi, 47)</text:p>
      <text:p text:style-name="P7">Onlar; altından ırmaklar akan Adn cennetleri onlarındır, orada altın bileziklerle süslenirler, hafif ipekten ve ağır işlenmiş atlastan yeşil elbiseler giyerler ve tahtlar üzerinde kurulup-dayanırlar. (Bu,) Ne güzel sevap ve ne güzel destek. (Kehf Suresi, 31)</text:p>
      <text:p text:style-name="P7">Kendileri ve eşleri, gölgeliklerde, tahtlar üzerinde yaslanmışlardır. (Yasin Suresi, 56)</text:p>
      <text:p text:style-name="P16"/>
      <text:h text:style-name="P29" text:outline-level="2">KADEHLER</text:h>
      <text:p text:style-name="P7">Çeşitli-meyveler. Onlar ikram görenlerdir. Nimetlerle donatılmış (naim) cennetlerde. Birbirlerine karşı, tahtlar üzerinde (otururlar). Kaynaktan (doldurulmuş) kadehlerle çevrelerinde dolaşılır. Bembeyaz; içenlere lezzet (veren bir içki). Onda ne bir gaile vardır, ne de kendilerinden geçip, akılları çelinir. <text:s/>(Saffat Suresi, 42-47)</text:p>
      <text:p text:style-name="P7">Kaynağından (doldurulmuş) testiler, ibrikler ve kadehler, (Vakıa Suresi, 18)</text:p>
      <text:p text:style-name="P7">Şüphesiz ki iyiler (ebrar), karışımı kafur olan bir kadehten içerler. (İnsan Suresi, 5)</text:p>
      <text:p text:style-name="P7">Orada onlara bir kadeh içirilir ki, karışımı zencefildir. (İnsan Suresi, 17)</text:p>
      <text:p text:style-name="P16"/>
      <text:h text:style-name="P29" text:outline-level="2">ALTIN TEPSİLER, TESTİLER VE İBRİKLER</text:h>
      <text:p text:style-name="P6">"Onların etrafında altın tepsiler ve testilerle dolaşılır; orada nefislerin arzu ettiği ve gözlerin lezzet (zevk) aldığı herşey var. Ve siz orada süresiz kalacaksınız." (Zuhruf Suresi, 71)</text:p>
      <text:p text:style-name="P6">Kaynağından (doldurulmuş) testiler, ibrikler ve kadehler, (Vakıa Suresi, 18)</text:p>
      <text:p text:style-name="P22"/>
      <text:h text:style-name="P29" text:outline-level="2">GÜMÜŞTEN TAVANLAR, KAPILAR</text:h>
      <text:p text:style-name="P7">Eğer insanlar (Allah'a karşı isyanda birleşip) tek bir ümmet olacak olmasaydı, Rahman'ı (Allah'ı) inkâr edenlerin evlerine gümüşten tavanlar ve üzerinde çıkıp-yükselecekleri merdivenler yapardık. Evlerine kapılar ve üzerinde yaslanıp-dayanacakları koltuklar, Ve (daha nice) çekici-süsler (de verirdik). Bütün bunlar, yalnızca dünya hayatının metaıdır. Ahiret ise, Rabbinin katında muttakiler içindir. (Zuhruf Suresi, 33-35)</text:p>
      <text:p text:style-name="P16"/>
      <text:h text:style-name="P29" text:outline-level="2">OTAĞLAR</text:h>
      <text:p text:style-name="P7">Otağlar içinde korunmuş huri kadınlar. (Rahman Suresi, 72)</text:p>
      <text:p text:style-name="P16"><text:soft-page-break/></text:p>
      <text:h text:style-name="P29" text:outline-level="2">YASLANIP DAYANILACAK RAHATLIKTA YERLER</text:h>
      <text:p text:style-name="P7">İçinde yaslanıp-dayanmışlardır; orda birçok meyve ve şarap istemektedirler. (Sad Suresi, 51)</text:p>
      <text:p text:style-name="P16"/>
      <text:h text:style-name="P29" text:outline-level="2">KarŞILIKLI Oturma Düzenlerİ</text:h>
      <text:p text:style-name="P7">Hafif ipekten ve ağır işlenmiş atlastan (elbiseler) giyinirler, karşılıklı (otururlar). (Duhan Suresi, 53)</text:p>
      <text:p text:style-name="P7">Karşılıklı yaslanmışlardır. (Vakıa Suresi, 16)</text:p>
      <text:p text:style-name="P16"/>
      <text:h text:style-name="P29" text:outline-level="2">AĞIR İŞLENMİŞ Atlastan Yataklar</text:h>
      <text:p text:style-name="P7">Astarları, ağır işlenmiş atlastan yataklar üzerinde yaslanırlar. iki cennetin de meyve-devşirmesi (ordakilere) yakın (kolay)dır. (Rahman Suresi, 54)</text:p>
      <text:p text:style-name="P16"/>
      <text:h text:style-name="P29" text:outline-level="2">YASTIKLAR DÖŞEKLER VE YAYGILAR</text:h>
      <text:p text:style-name="P7">Yeşil yastıklara ve çarpıcı güzellikteki döşeklere yaslanırlar. (Rahman Suresi, 76)</text:p>
      <text:p text:style-name="P7">Dizi dizi yastıklar ve serilmiş yaygılar. (Gaşiye Suresi, 15-16)</text:p>
      <text:p text:style-name="P16"/>
      <text:p text:style-name="P16"/>
      <text:h text:style-name="P38" text:outline-level="1">KURAN'DA SÜS EŞYALARI</text:h>
      <text:p text:style-name="P16"/>
      <text:p text:style-name="P16"/>
      <text:h text:style-name="P29" text:outline-level="2">ALLAH'IN SÜS EŞYALARINI ÖRNEK OLARAK GÖSTERMESİ</text:h>
      <text:p text:style-name="P6">(<text:span text:style-name="T1">Allah) Gökten bir su indirdi de dereler kendi miktarınca çağlayıp aktı. Sel de yüze vuran bir köpük yüklendi. Bir süs veya bir meta sağlamak için ateşte üzerine yakıp-erittikleri şeyler (madenler)de de bunun gibi bir köpük (artık) vardır. işte Allah, hak ile batıla böyle örnekler verir. Köpüğe gelince, o atılır gider, insanlara yarar sağlayacak şey ise, yeryüzünde kalır. İşte Allah örnekleri böyle vermektedir. (Rad Suresi, 17) </text:span></text:p>
      <text:p text:style-name="P16"/>
      <text:h text:style-name="P29" text:outline-level="2">MESCİDLERDE ZİYNET TAKINMAK</text:h>
      <text:p text:style-name="P7">Ey Ademoğulları, her mescid yanında ziynetlerinizi takının. Yiyin, için ve israf etmeyin. Çünkü O, israf edenleri sevmez. (Araf Suresi, 31)</text:p>
      <text:p text:style-name="P16"/>
      <text:h text:style-name="P29" text:outline-level="2">ZİYNETLERİN HELAL OLMASI</text:h>
      <text:p text:style-name="P7">De ki: "Allah'ın kulları için çıkardığı ziyneti ve temiz rızıkları kim haram kılmıştır?" De ki: "Bunlar, dünya hayatında iman edenler içindir, kıyamet günü ise yalnızca onlarındır." Bilen bir topluluk için ayetleri böyle birer birer açıklarız. (Araf Suresi, 32)</text:p>
      <text:p text:style-name="P16"/>
      <text:h text:style-name="P29" text:outline-level="2">SÜS EŞYALARINDAN YAPILAN BUZAĞIYA TAPANLAR</text:h>
      <text:p text:style-name="P7">(Tura gitmesinin) Ardından Musa'nın kavmi süs eşyalarından böğürmesi olan bir buzağı heykelini (tapılacak ilah) edindiler. Onun kendileriyle konuşmadığını ve onları bir yola da yöneltip-iletmediğini (hidayete erdirmediğini) görmediler mi? Onu (tanrı) edindiler de, zulmedenler oldular. (Araf Suresi, 148)</text:p>
      <text:p text:style-name="P16"/>
      <text:h text:style-name="P29" text:outline-level="2">BU NİMETLERE ŞÜKREDİLMESİNİN ÖNEMİ</text:h>
      <text:p text:style-name="P7">Denizi de sizin emrinize veren O'dur, ondan taze et yemektesiniz ve giyiminizde ondan süs-eşyaları çıkarmaktasınız. Gemilerin onda (suları) yara yara akıp gittiğini görüyorsun. (Bütün bunlar) O'nun fazlından aramanız ve şükretmeniz içindir. (Nahl Suresi, 14)</text:p>
      <text:p text:style-name="P16"><text:soft-page-break/></text:p>
      <text:h text:style-name="P29" text:outline-level="2">DENİZDEN SÜS EŞYASI ELDE EDİLMESİ</text:h>
      <text:p text:style-name="P7">Denizi de sizin emrinize veren O'dur, ondan taze et yemektesiniz ve giyiminizde ondan süs-eşyaları çıkarmaktasınız. Gemilerin onda (suları) yara yara akıp gittiğini görüyorsun. (Bütün bunlar) O'nun fazlından aramanız ve şükretmeniz içindir. <text:s/>(Nahl Suresi, 14)</text:p>
      <text:p text:style-name="P16"/>
      <text:h text:style-name="P29" text:outline-level="2">ALTIN TEPSİ</text:h>
      <text:p text:style-name="P7">"Onların etrafında altın tepsiler ve testilerle dolaşılır; orada nefislerin arzu ettiği ve gözlerin lezzet (zevk) aldığı herşey var. Ve siz orada süresiz kalacaksınız." <text:s/>(Zuhruf Suresi, 71)</text:p>
      <text:p text:style-name="P16"/>
      <text:h text:style-name="P29" text:outline-level="2">ALTIN BİLEZİK</text:h>
      <text:p text:style-name="P7">Hiç şüphesiz Allah, iman edenleri ve salih amellerde bulunanları altından ırmaklar akan cennetlere sokar, orada altından bileziklerle ve incilerle süslenirler; ordaki elbiseleri ipek(ten)tir. (Hac Suresi, 23)</text:p>
      <text:p text:style-name="P7">Adn cennetleri (onlarındır); oraya girerler, orada altından bileziklerle ve incilerle süslenirler. Ve orada onların elbiseleri ipek(ten)dir. (Fatır Suresi, 33)</text:p>
      <text:p text:style-name="P7">Onlar; altından ırmaklar akan Adn cennetleri onlarındır, orada altın bileziklerle süslenirler, hafif ipekten ve ağır işlenmiş atlastan yeşil elbiseler giyerler ve tahtlar üzerinde kurulup-dayanırlar. (Bu,) Ne güzel sevap ve ne güzel destek. (Kehf Suresi, 31)</text:p>
      <text:p text:style-name="P7">"Bu durumda (eğer doğruysa), üzerine altından bilezikler atılmalı ya da yakınında yer almış vaziyette onunla birlikte melekler gelmeli değil miydi?" (Zuhruf Suresi, 53)</text:p>
      <text:p text:style-name="P16"/>
      <text:h text:style-name="P29" text:outline-level="2">GÜMÜŞ BİLEZİK</text:h>
      <text:p text:style-name="P7">Onların üzerinde hafif ipek ve ağır işlenmiş atlastan yeşil elbiseler vardır. Gümüşten bileziklerle bezenmişlerdir. Rableri onlara tertemiz bir şarab içirmiştir. (İnsan Suresi, 21)</text:p>
      <text:p text:style-name="P16"/>
      <text:h text:style-name="P29" text:outline-level="2">KURAN'DAKİ DEĞERLİ TAŞLAR</text:h>
      <text:h text:style-name="P3" text:outline-level="3">Mercan</text:h>
      <text:p text:style-name="P7">İkisinden de inci ve mercan çıkar. (Rahman Suresi, 22)</text:p>
      <text:p text:style-name="P7">Sanki onlar yakut ve mercan gibidirler. (Rahman Suresi, 58)</text:p>
      <text:p text:style-name="P16"/>
      <text:h text:style-name="P3" text:outline-level="3"><text:soft-page-break/>Yakut</text:h>
      <text:p text:style-name="P7">Sanki onlar yakut ve mercan gibidirler. (Rahman Suresi, 58)</text:p>
      <text:p text:style-name="P16"/>
      <text:h text:style-name="P3" text:outline-level="3">İnci</text:h>
      <text:p text:style-name="P7">İkisinden de inci ve mercan çıkar. (Rahman Suresi, 22)</text:p>
      <text:p text:style-name="P7">Sanki saklı inciler gibi; (Vakıa Suresi, 23) </text:p>
      <text:p text:style-name="P7">Hiç şüphesiz Allah, iman edenleri ve salih amellerde bulunanları altından ırmaklar akan cennetlere sokar, orada altından bileziklerle ve incilerle süslenirler; ordaki elbiseleri ipek(ten)tir. (Hac Suresi, 23)</text:p>
      <text:p text:style-name="P16"/>
      <text:h text:style-name="P3" text:outline-level="3">Allah'ın İnciyi Benzetmelerde Kullanması</text:h>
      <text:p text:style-name="P7">Sanki saklı inciler gibi; (Vakıa Suresi, 23)</text:p>
      <text:p text:style-name="P7">Kendileri için (hizmet eden) civanlar, etrafında dönüp dolaşırlar; sanki (her biri) 'sedefte saklı inci gibi tertemiz, pırıl pırıl.' (Tur Suresi, 24)</text:p>
      <text:p text:style-name="P16"/>
      <text:h text:style-name="P3" text:outline-level="3">Dünya Hayatının Süsü Olarak Altın</text:h>
      <text:p text:style-name="P7">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7">"Bu durumda (eğer doğruysa), üzerine altından bilezikler atılmalı ya da yakınında yer almış vaziyette onunla birlikte melekler gelmeli değil miydi?" (Zuhruf Suresi, 53)</text:p>
      <text:p text:style-name="P16"/>
      <text:p text:style-name="P16"/>
      <text:h text:style-name="P38" text:outline-level="1">KURAN'DA İKRAM</text:h>
      <text:p text:style-name="P16"/>
      <text:p text:style-name="P16"/>
      <text:h text:style-name="P29" text:outline-level="2">CENNETTEKİ İKRAM</text:h>
      <text:h text:style-name="P3" text:outline-level="3">Kaynağından Doldurulmuş Testiler, İbrikler, Kadehler</text:h>
      <text:p text:style-name="P7">Kaynaktan (doldurulmuş) kadehlerle çevrelerinde dolaşılır. (Saffat Suresi, 45)</text:p>
      <text:p text:style-name="P7">Dopdolu kadehler. (Nebe Suresi, 34)</text:p>
      <text:p text:style-name="P7">Ki bundan ne başlarını bir ağrı tutar, ne de kendilerinden geçip akılları çelinir. (Vakıa Suresi, 19)</text:p>
      <text:p text:style-name="P16"/>
      <text:h text:style-name="P3" text:outline-level="3">Arzulayıp Seçecekleri Meyveler</text:h>
      <text:p text:style-name="P7">Arzulayıp-seçecekleri meyveler, (Vakıa Suresi, 20)</text:p>
      <text:p text:style-name="P7">Orda, güvenlik içinde her türlü meyveyi istiyorlar; (Duhan Suresi, 55)</text:p>
      <text:p text:style-name="P7">Ve (daha) birçok meyveler arasında, (Vakıa Suresi, 32)</text:p>
      <text:p text:style-name="P7">İçinde yaslanıp-dayanmışlardır; orda birçok meyve ve şarap istemektedirler. (Sad Suresi, 51)</text:p>
      <text:p text:style-name="P7">Onlara, istek duyup-arzuladıkları meyvelerden ve etten bol bol verdik. <text:s/>(Tur Suresi, 22)</text:p>
      <text:p text:style-name="P7">Çeşitli-meyveler. Onlar ikram görenlerdir. (Saffat Suresi, 42)</text:p>
      <text:p text:style-name="P7">İçlerinde (her türden) meyve, eşsiz-hurma ve eşsiz-nar vardır. <text:s/>(Rahman Suresi, 68)</text:p>
      <text:p text:style-name="P16"/>
      <text:h text:style-name="P3" text:outline-level="3">Yüklü Dalları Bükülmüş Kiraz Ağaçları</text:h>
      <text:p text:style-name="P7">Yüklü dalları bükülmüş kiraz (ağaçları), <text:s/>(Vakıa Suresi, 28)</text:p>
      <text:p text:style-name="P16"/>
      <text:h text:style-name="P3" text:outline-level="3">Muz Ağaçları</text:h>
      <text:p text:style-name="P7">Üstüste dizili meyveleri sarkmış muz ağaçları, <text:s text:c="2"/>(Vakıa Suresi, 29)</text:p>
      <text:p text:style-name="P16"/>
      <text:h text:style-name="P3" text:outline-level="3">Devşirilmesi Kolay Meyveler</text:h>
      <text:p text:style-name="P7">(Meyvelerin) Gölgeleri onlara pek yakın ve devşirilmeleri kolaylaştırılmış (İnsan Suresi, 14)</text:p>
      <text:p text:style-name="P7">Astarları, ağır işlenmiş atlastan yataklar üzerinde yaslanırlar. İki cennetin de meyve-devşirmesi (ordakilere) yakın (kolay)dır. (Rahman Suresi, 54)</text:p>
      <text:p text:style-name="P7">Devşirilecek (meyve ve eşsiz ürün)leri pek yakındır. <text:s/>(Hakka Suresi, 23)</text:p>
      <text:p text:style-name="P16"><text:soft-page-break/></text:p>
      <text:h text:style-name="P3" text:outline-level="3">Kuş Eti </text:h>
      <text:p text:style-name="P7">Canlarının çektiği kuş eti. (Vakıa Suresi, 21)</text:p>
      <text:p text:style-name="P16"/>
      <text:h text:style-name="P3" text:outline-level="3">Et</text:h>
      <text:p text:style-name="P7">Onlara, istek duyup-arzuladıkları meyvelerden ve etten bol bol verdik. <text:s/>(Tur Suresi, 22)</text:p>
      <text:p text:style-name="P16"/>
      <text:h text:style-name="P3" text:outline-level="3">Yemişleri Süreklidir</text:h>
      <text:p text:style-name="P7">Takva sahiplerine vadedilen cennet; onun altından ırmaklar akar, yemişleri ve gölgelikleri süreklidir. Bu korkup-sakınanların (mutlu) sonudur, inkâr edenlerin sonu ise ateştir. (Rad Suresi, 35)</text:p>
      <text:p text:style-name="P16"/>
      <text:h text:style-name="P3" text:outline-level="3">Hurma ve Nar</text:h>
      <text:p text:style-name="P7">İçlerinde (her türden) meyve, eşsiz-hurma ve eşsiz-nar vardır. (Rahman Suresi, 68)</text:p>
      <text:p text:style-name="P16"/>
      <text:h text:style-name="P3" text:outline-level="3">Taptaze Meyveler</text:h>
      <text:p text:style-name="P7">Orada taptaze-meyveler onların ve istek duydukları herşey onlarındır. <text:s/>(Yasin Suresi, 57)</text:p>
      <text:p text:style-name="P16"/>
      <text:h text:style-name="P3" text:outline-level="3">İçenlere Lezzet Veren Bir İçki</text:h>
      <text:p text:style-name="P7">Bembeyaz; içenlere lezzet (veren bir içki). (Saffat Suresi, 46)</text:p>
      <text:p text:style-name="P7">Orada bir kadeh kapışır-çekişirler ki, onda ne 'boş ve saçma bir söz', ne günaha sokma yoktur. (Tur Suresi, 23)</text:p>
      <text:p text:style-name="P7">Kaynaktan (doldurulmuş) kadehlerle çevrelerinde dolaşılır. (Saffat Suresi, 45)</text:p>
      <text:p text:style-name="P7">Onda ne bir gaile vardır, ne de kendilerinden geçip, akılları çelinir. (Saffat Suresi, 47)</text:p>
      <text:p text:style-name="P7">Ki bundan ne başlarını bir ağrı tutar, ne de kendilerinden geçip akılları çelinir. (Vakıa Suresi, 19)</text:p>
      <text:p text:style-name="P7">Şüphesiz ki iyiler (ebrar), karışımı kafur olan bir kadehten içerler. Allah'ın kullarının kendisinden içtikleri bir kaynak; onu fışkırttıkça fışkırtıp akıtırlar. (İnsan Suresi, 5-6)</text:p>
      <text:p text:style-name="P16"/>
      <text:h text:style-name="P3" text:outline-level="3">Altın Tepsiler ve Testiler</text:h>
      <text:p text:style-name="P7">"Onların etrafında altın tepsiler ve testilerle dolaşılır; orada nefislerin arzu ettiği ve gözlerin lezzet (zevk) aldığı herşey var. Ve siz orada süresiz kalacaksınız." (Zuhruf Suresi, 71)</text:p>
      <text:p text:style-name="P16"/>
      <text:h text:style-name="P3" text:outline-level="3"><text:soft-page-break/>Bozulmayan Tadı Değişmeyen Nimetler</text:h>
      <text:p text:style-name="P7">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Hiç (böyle mükafaatlanan bir kişi), ateşin içinde ebedi olarak kalan ve bağırsaklarını 'parça parça koparan' kaynar sudan içirilen kimseler gibi olur mu? (Muhammed Suresi, 15)</text:p>
      <text:p text:style-name="P16"/>
      <text:h text:style-name="P29" text:outline-level="2">HZ. İBRAHİM'İN İNCE İKRAMI</text:h>
      <text:p text:style-name="P7">Andolsun, elçilerimiz İbrahim'e müjde ile geldikleri zaman; "Selam" dediler. O da: "Selam" dedi (ve) hemen gecikmeden kızartılmış bir buzağı getirdi. Ellerinin ona uzanmadığını görünce (İbrahim durumdan) hoşlanmadı ve içine bir tür korku düştü. Dediler ki: "Korkma. Biz Lut kavmine gönderildik." (Hud Suresi, 69-70)</text:p>
      <text:p text:style-name="P7">Sana İbrahim'in ağırlanan konuklarının haberi geldi mi? Hani, yanına girdiklerinde: "Selam" demişlerdi. O da: "Selam" demişti. "(Haklarında bilgim olmayan) Yabancı bir topluluk." Hemen (onlara) sezdirmeden ailesine gidip, çok geçmeden semiz bir buzağı ile (geri) geldi. Derken onlara yaklaştırıp (ikram etti); "Yemez misiniz?" dedi. (Zariyat Suresi, 24-27)</text:p>
      <text:p text:style-name="P16"/>
      <text:h text:style-name="P29" text:outline-level="2">ALLAH'IN HAVARİLERE İNDİRDİĞİ SOFRA</text:h>
      <text:p text:style-name="P7">Meryem oğlu İsa: "Allah'ım, Rabbimiz, bize gökten bir sofra indir, öncemiz ve sonramız için bir bayram ve Sen'den de bir belge olsun. Bizi rızıklandır, Sen rızık vericilerin en hayırlısısın" demişti. (Maide Suresi, 114)</text:p>
      <text:p text:style-name="P16"/>
      <text:h text:style-name="P29" text:outline-level="2">ALLAH'IN İKRAMINA LAYIK GÖRDÜĞÜ KULLAR: MELEKLER</text:h>
      <text:p text:style-name="P7">"Rahman (olan Allah) çocuk edindi" dediler. O, (bu yakıştırmadan) yücedir. Hayır, onlar (melekler) ikrama layık görülmüş kullardır. (Enbiya Suresi, 26)</text:p>
      <text:p text:style-name="P16"/>
      <text:h text:style-name="P29" text:outline-level="2">ALLAH'IN İKRAMA LAYIK GÖRDÜĞÜ KULLAR: CENNET HALKI</text:h>
      <text:p text:style-name="P7">Çeşitli-meyveler. Onlar ikram görenlerdir. (Saffat Suresi, 42)</text:p>
      <text:p text:style-name="P16"/>
      <text:h text:style-name="P29" text:outline-level="2"><text:soft-page-break/>ALLAH'IN İKRAM SAHİBİ OLMASI</text:h>
      <text:p text:style-name="P7">Celal ve ikram sahibi olan Rabbinin yüzü (kendisi) baki kalacaktır. (Rahman Suresi, 27)</text:p>
      <text:p text:style-name="P7">Celal ve ikram sahibi olan Rabbinin adı ne yücedir. (Rahman Suresi, 78)</text:p>
      <text:p text:style-name="P16"/>
      <text:h text:style-name="P29" text:outline-level="2">ALLAH'IN TÜM İNSANLARA İKRAMI</text:h>
      <text:p text:style-name="P7">Fakat insan; ne zaman Rabbi kendisini bir denemeden geçirse, ona bir keremde bulunsa, nimetler verse: "Rabbim bana ikram etti" der. (Fecr Suresi, 15)</text:p>
      <text:p text:style-name="P7">"Geride kalan günlerde, 'peşin olarak sunduklarınıza karşılık olmak üzere,' afiyetle yiyin ve için." (Hakka Suresi, 24)</text:p>
      <text:p text:style-name="P7">Allah, kendisine mülk verdi, diye Rabbi konusunda ibrahim'le tartışmaya gireni görmedin mi? Hani İbrahim: "Benim Rabbim diriltir ve öldürür" demişti; o da: "Ben de öldürür ve diriltirim" demişti. (O zaman) İbrahim: "Şüphe yok, Allah güneşi doğudan getirir, (hadi) sen de onu batıdan getir" deyince, o inkârcı böylece afallayıp kalmıştı. Allah, zalimler topluluğunu hidayete erdirmez. (Bakara Suresi, 258)</text:p>
      <text:p text:style-name="P7">Hani ibrahim: "Rabbim, bana ölüleri nasıl dirilttiğini göster" demişti. <text:s text:c="2"/>(Allah ona:) "İnanmıyor musun?" deyince, "Hayır (inandım), ancak kalbimin tatmin olması için" dedi. "Öyleyse, dört kuş tut. Onları kendine alıştır, sonra onları (parçalayıp) her bir parçasını bir dağın üzerine bırak, sonra da onları çağır. Sana koşarak gelirler. Bil ki, şüphesiz Allah, üstün ve güçlü olandır, hüküm ve hikmet sahibidir." (Bakara Suresi, 260)</text:p>
      <text:p text:style-name="P7">Siz (ise şöyle) demiştiniz: "Ey Musa, biz bir çeşit yemeğe katlanmayacağız, Rabbine yalvar da, bize yerin bitirdiklerinden bakla, acur, sarmısak, mercimek ve soğan çıkarsın." (O zaman Musa:) "Hayırlı olanı, şu değersiz, şeyle mi değiştirmek istiyorsunuz? (Öyleyse) Mısır'a inin, çünkü (orada) kendiniz için istediğiniz vardır" demişti. Onların üzerine horluk ve yoksulluk <text:s/>(damgası) vuruldu ve Allah'tan bir gazaba uğradılar. Bu, kuşkusuz, Allah'ın ayetlerini tanımazlıkları ve Peygamberleri haksız yere öldürmelerindendi. (Yine) bu, isyan etmelerinden ve sınırı çiğnemelerindendi. (Bakara Suresi, 61)</text:p>
      <text:p text:style-name="P16"/>
      <text:h text:style-name="P29" text:outline-level="2">HZ. MERYEM'E ALLAH'IN İKRAMI</text:h>
      <text:p text:style-name="P7">Bunun üzerine Rabbi onu güzel bir kabulle kabul etti ve onu güzel bir bitki gibi yetiştirdi. Zekeriya'yı ondan sorumlu kıldı. Zekeriya her ne zaman mihraba girdiyse, yanında bir yiyecek buldu: "Meryem, bu sana nereden geldi?" deyince, "Bu, Allah katındandır. Şüphesiz Allah, dilediğine hesapsız rızık verendir" dedi. (Al-i İmran Suresi, 37)</text:p>
      <text:p text:style-name="P16"/>
      <text:h text:style-name="P29" text:outline-level="2">YETİME İKRAM EDEN MÜMİNLER</text:h>
      <text:p text:style-name="P7">Kendileri, ona duydukları sevgiye rağmen yemeği, yoksula, yetime ve esire yedirirler. (İnsan Suresi, 8)</text:p>
      <text:p text:style-name="P16"/>
      <text:h text:style-name="P29" text:outline-level="2"><text:soft-page-break/>YETİME İKRAM ETMEYENLER</text:h>
      <text:p text:style-name="P7">Hayır; aksine, siz yetime ikram etmiyorsunuz. (Fecr Suresi, 17)</text:p>
      <text:p text:style-name="P16"/>
      <text:h text:style-name="P29" text:outline-level="2">BILDIRCIN VE KUDRET HELVASI</text:h>
      <text:p text:style-name="P7">Bulutları üzerinize gölge kıldık ve size kudret helvası ve bıldırcın indirdik. Size rızık olarak verdiklerimizin temizinden yiyin (dedik). Onlar bize zulmetmediler, ancak kendi nefislerine zulmettiler. (Bakara Suresi, 57)</text:p>
      <text:p text:style-name="P7">Biz onları (İsrailoğullarını) ayrı ayrı oymaklar olarak on iki topluluk (ümmet) olarak ayırdık. Kavmi kendisinden su istediğinde Musa'ya: "Asan'la taşa vur" diye vahyettik. Ondan on iki pınar sızıp-fışkırdı; böylece her bir insan- topluluğu su içeceği yeri öğrenmiş oldu. Üzerlerine bulutla gölge çektik ve onlara kudret helvası ile bıldırcın indirdik. (Sonra da şöyle dedik:) "Size rızık olarak verdiklerimizin temiz olanlarından yiyin." Onlar bize zulmetmedi, ancak kendi nefislerine zulmediyorlardı. <text:s text:c="2"/>(Araf Suresi, 160)</text:p>
      <text:p text:style-name="P7">Ey İsrailoğulları, andolsun, sizi düşmanlarınızdan kurtardık. Tur'un sağ yanında sizinle vaadleştik ve üzerinize kudret helvasıyla bıldırcın indirdik. (Taha Suresi, 80)</text:p>
      <text:p text:style-name="P16"/>
      <text:p text:style-name="P16"/>
      <text:h text:style-name="P38" text:outline-level="1">KURAN'DA ADAP KAVRAMI</text:h>
      <text:p text:style-name="P16"/>
      <text:p text:style-name="P16"/>
      <text:h text:style-name="P29" text:outline-level="2">KENDİ EVİNİN DIŞINDAKİ EVLERE İZİN ALMADAN GİRMEMEK</text:h>
      <text:p text:style-name="P7">Ey iman edenler, evlerinizden başka evlere, yakınlık kurup (izin almadan) ve (ev halkına) selam vermeden girmeyin. Bu sizin için daha hayırlıdır; umulur ki öğüt alıp düşünürsünüz. Eğer orada kimseyi bulamazsanız, size izin verilinceye kadar artık oraya girmeyin; ve eğer "Dönün" denirse, siz de dönün, bu sizin için daha temizdir. Allah yaptıklarınızı bilendir. İçinde oturulmayan ve sizin için bir meta (yarar) bulunan evlere girmenizde bir sakınca yoktur. Allah, açığa vurduklarınızı da, sakladıklarınızı da bilir. <text:s text:c="2"/>(Nur Suresi 27-29)</text:p>
      <text:p text:style-name="P7">Kör olana güçlük yoktur, topal olana güçlük yoktur, hasta olana da güçlük yoktur; sizin için de, gerek kendi evlerinizden, gerekse babalarınızın evlerinden, annelerinizin evlerinden, erkek kardeşlerinizin evlerinden, kız kardeşlerinizin evlerinden, amcalarınızın evlerinden, halalarınızın evlerinden, dayılarınızın evlerinden, teyzelerinizin evlerinden, anahtarına malik olduğunuz (yerlerden) ya da dostlarınızın (evlerin)den yemenizde bir güçlük yoktur. Hep birarada veya ayrı ayrı yemenizde de bir günah yoktur. Evlere girdiğiniz vakit, Allah tarafından kutlu, güzel bir yaşama dileği olarak birbirinize selam verin. işte Allah, size ayetleri böyle açıklar, umulur ki aklınızı kullanırsınız. <text:s/>(Nur Suresi, 61)</text:p>
      <text:p text:style-name="P16"/>
      <text:h text:style-name="P29" text:outline-level="2">ALLAH'IN RESULÜNÜN YANINDAN İZİN ALMADAN ÇIKMAMAK</text:h>
      <text:p text:style-name="P7">Mü'minler o kimselerdir ki, Allah'a ve Resûlü'ne iman edenler, onunla birlikte toplu(mu ilgilendiren) bir iş üzerinde iken, ondan izin alıncaya kadar bırakıp-gitmeyenlerdir. Gerçekten, senden izin alanlar, işte onlar Allah'a ve elçisine iman edenlerdir. Böylelikle, senden kendi bazı işleri için izin istedikleri zaman, dilediklerine izin ver ve onlar için Allah'tan bağışlanma dile. Şüphesiz Allah, bağışlayandır, esirgeyendir. <text:s/>(Nur Suresi, 62)</text:p>
      <text:p text:style-name="P16"/>
      <text:h text:style-name="P29" text:outline-level="2">KURAN'DA YÜRÜYÜŞ VE KONUŞMA ADABI</text:h>
      <text:p text:style-name="P7">"Yürüyüşünde orta bir yol tut, sesinden de (yüksek perdeleri) eksilt. Çünkü, seslerin en çirkin olanı gerçekten eşeklerin sesidir." (Lokman Suresi, 19)</text:p>
      <text:p text:style-name="P16"/>
      <text:h text:style-name="P29" text:outline-level="2"><text:soft-page-break/>PEYGAMBER EŞLERİNİN KONUŞMA ADABI</text:h>
      <text:p text:style-name="P7">Ey Peygamberin kadınları, siz kadınlardan herhangi biri (gibi) değilsiniz; eğer sakınıyorsanız, artık sözü çekicilikle söylemeyin ki, sonra kalbinde hastalık bulunan kimse tamah eder. Sözü maruf bir tarzda söyleyin. <text:s/>(Ahzab Suresi, 32)</text:p>
      <text:p text:style-name="P16"/>
      <text:h text:style-name="P29" text:outline-level="2">KURAN'DA KADINLARIN DAVRANIŞ VE KIYAFET ADABI</text:h>
      <text:p text:style-name="P7">Evlerinizde vakarla-oturun (evlerinizi karargah edinin), ilk cahiliye (kadınları)nın süslerini açığa vurması gibi, siz de süslerinizi açığa vurmayın; namazı dosdoğru kılın, zekatı verin, Allah'a ve elçisine itaat edin. Ey Ehl-i Beyt, gerçekten Allah, sizden kiri (günah ve çirkinliği) gidermek ve sizi tertemiz kılmak ister. (Ahzab Suresi, 33)</text:p>
      <text:p text:style-name="P7">Ey Peygamber, eşlerine, kızlarına ve mü'minlerin kadınlarına dış elbiselerinden (cilbablarından) üstlerine giymelerini söyle; onların (özgür ve iffetli) tanınması ve eziyet görmemeleri için en uygun olan budur. Allah, çok bağışlayandır, çok esirgeyendir. (Ahzab Suresi, 59)</text:p>
      <text:p text:style-name="P16"/>
      <text:h text:style-name="P29" text:outline-level="2">PEYGAMBERİN EVİNDEYKEN DAVRANIŞ ADABI</text:h>
      <text:p text:style-name="P7">Ey iman edenler (rastgele) Peygamberin evlerine girmeyin, (Bir başka iş için girmişseniz ille de) yemek vaktini beklemeyin. (Ama yemeğe) çağrıldığınız zaman girin, yemeği yiyince dağılın ve (uzun) söze dalmayın. Gerçekten bu, Peygambere eziyet vermekte ve o da sizden utanmaktadır; oysa Allah, hak (kı açıklamak)tan utanmaz. Onlardan (Peygamberin eşlerinden) bir şey isteyeceğiniz zaman, perde arkasından isteyin. Bu, sizin kalpleriniz için de, onların kalpleri için de daha temizdir. Allah'ın Resûlü'ne eziyet vermeniz ve ondan sonra eşlerini nikahlamanız size ebedi olarak (helal) olmaz. Çünkü böyle yapmanız, Allah katında çok büyük (bir günah)tır. (Ahzab Suresi, 53)</text:p>
      <text:p text:style-name="P16"/>
      <text:h text:style-name="P29" text:outline-level="2">MÜMİNİN MİSAFİRE İKRAM ADABI</text:h>
      <text:p text:style-name="P7">Hani, yanına girdiklerinde: "Selam" demişlerdi. O da: "Selam" demişti. "(Haklarında bilgim olmayan) Yabancı bir topluluk." Hemen (onlara) sezdirmeden ailesine gidip, çok geçmeden semiz bir buzağı ile (geri) geldi. (Zariyat Suresi, 25-26)</text:p>
      <text:p text:style-name="P16"/>
      <text:h text:style-name="P29" text:outline-level="2">PEYGAMBERİN YANINDA KONUŞMA ADABI</text:h>
      <text:p text:style-name="P7">Ey iman edenler, seslerinizi Peygamberin sesi üstünde yükseltmeyin ve birbirinize bağırdığınız gibi, ona sözle bağırıp-söylemeyin; yoksa siz şuurunda değilken, amelleriniz boşa gider. Şüphesiz, Allah'ın Resûlü'nün yanında seslerini alçak tutanlar; işte onlar, Allah kalplerini takva için imtihan etmiştir. Onlar <text:soft-page-break/>için bir mağfiret ve büyük bir ecir vardır. Şüphesiz, hücrelerin ardından sana seslenenler de, onların çoğu aklını kullanmıyor. (Hucurat Suresi, 2-4)</text:p>
      <text:p text:style-name="P16"/>
      <text:h text:style-name="P38" text:outline-level="1">KURAN MUCİZELERİ</text:h>
      <text:p text:style-name="P16"/>
      <text:p text:style-name="P16"/>
      <text:p text:style-name="P16">İsra Suresi'nin 88. ayetinde, Kuran'ın ilahi özelliğine dikkat çekilirken şöyle bildirilmiştir:</text:p>
      <text:p text:style-name="P6">"De ki: Eğer bütün ins ve cin (toplulukları), bu Kuran'ın bir benzerini getirmek üzere toplansa, -onların bir kısmı bir kısmına destekçi olsa bile- onun bir benzerini getiremezler." (İsra Suresi, 88)</text:p>
      <text:p text:style-name="P12">Kuran'ın Allah sözü olduğunun, insanlar tarafından bir benzerinin asla getirilemeyeceğinin pek çok delili vardır. Bu delillerden biri de Kuran ayetlerinin, içinde bulunduğumuz evrende her ayrıntısıyla var olmasıdır.<text:span text:style-name="T3"> </text:span><text:span text:style-name="T2">"Biz ayetlerimizi hem afakta, hem kendi nefislerinde onlara göstereceğiz; öyle ki, şüphesiz onun hak olduğu kendilerine açıkça belli olsun"</text:span><text:span text:style-name="T1"> (Fussilet Suresi, 53) ayetiyle insanlara Kuran'da verilen tüm bilgilerin dış dünyada karşılığını bulacağı haber verilmiştir. </text:span></text:p>
      <text:p text:style-name="P12"><text:span text:style-name="T1">Kuran'ın dış dünyada ortaya çıkan ayetlerinin bir kısmı da, "bilimsel" özellik taşımaktadır ve bu ayetler asırlar sonra bilim yardımıyla bulunan gerçeklerin bir kısmını önceden haber vermiştir. Çünkü </text:span><text:span text:style-name="T2">"onlar hala Kuran'ı iyice düşünmüyorlar mı? Eğer o, Allah'tan başkasının katından olsaydı, kuşkusuz içinde birçok aykırılıklar (çelişkiler, ihtilaflar) bulacaklardı." </text:span><text:span text:style-name="T1">(Nisa Suresi, 82) ayeti sırrınca, kuşkusuz Kuran'ın haberleri ile dış dünya arasında tam bir uyum söz konusudur.</text:span></text:p>
      <text:p text:style-name="P16">Bu da bize, Kuran'ın Allah'ın katından olduğunu <text:s/>ispatlayan en önemli delillerden biridir. Bu bölümde Kuran'ın bilimsel mucizeleri anlatılacaktır.</text:p>
      <text:p text:style-name="P16"/>
      <text:h text:style-name="P30" text:outline-level="2">KURAN GÖZÜYLE EVRENE BAKIŞ</text:h>
      <text:p text:style-name="P16">20.yüzyılda elde edilen veriler ışığında, evrenin belirli bir zaman önce yok iken var hale geldiği ortaya çıkarılmıştır. Bu teorinin adı bilim adamları tarafından Büyük Patlama (Big Bang) olarak konmuştur ve buna göre evrenin başlangıcı bu büyük patlama ile olmuştur. </text:p>
      <text:p text:style-name="P16">Büyük Patlama teorisine göre evrenin bugün ihtiva ettiği tüm materyal, tüm yıldızlar, gezegenler ve galaksiler yaklaşık 15 milyar yıl önce tek bir noktada toplanmıştı. Bu tek nokta sonsuz bir yoğunluk ve sıfır hacim olarak ifade edilmektedir. Fiziksel gözlem ve deneyle anlamanın mümkün olmadığı bu özel duruma "tekillik" adı verilmiştir. Tekillik öncesindeki durum için hiçbir fizik kuralı geçerli değildir. Madde yaratılmamış olduğundan zaman dahi yoktur. Tekillik noktasında "kozmik yumurta" olarak isimlendirilen yoğunluğun patlayarak dağılmasıyla önce atom altı parçacıklar, ardından atomlar, nötronlar ve protonlar oluşmuş, ortamın ısısının azalmasıyla birlikte bu parçacıklar birbirleriyle etkileşerek maddeyi oluşturmaya başlamıştır. </text:p>
      <text:p text:style-name="P16">Bu kozmik yumurta, "nasıl var oldu", "neden ortaya çıktı", "neden patladı" gibi soruların cevapları bize hep Allah'ın varlığının dellillerini sunmaktadır.</text:p>
      <text:p text:style-name="P16">Büyük Patlama'nın somut bazı delilleri vardır. Evrenin genişlemekte olması, bu delillerden birisidir. Kozmolojistlerin tariflerine göre, evreni şişirilen bir balonun yüzeyi gibi düşünmek mümkündür. Balonun yüzeyindeki noktaların balon şiştikçe birbirlerinden uzaklaşmaları gibi, evrendeki cisimler de evren genişledikçe birbirlerinden uzaklaşmaktadırlar. Elbette gerçek uzay, bir balonun yüzeyi ile basitçe kıyaslanmayacak kadar <text:soft-page-break/>karmaşıktır. Öncelikle iki değil üç boyutludur ve her yöne doğru genişlemektedir. Ama yine de bu benzetme ile konunun kavranması biraz daha kolayllaşmaktadır. </text:p>
      <text:p text:style-name="P16">Şimdi bu noktada bu bilgilere biraz ara vererek Kuran'ın ayetlerine baş vuralım. Bir ayette evrenin yaratılışı hakkında şöyle denir:</text:p>
      <text:p text:style-name="P6">"Biz göğü 'büyük bir kudretle' bina ettik ve şüphesiz Biz (onu) genişleticiyiz." (Zariyat Suresi, 47)</text:p>
      <text:p text:style-name="P16">Büyük Patlama esnasında çok büyük bir enerjinin ortaya çıktığı bilinmektedir. Başlangıçta ısı şeklinde olan bu muazzam enerji daha sonra bugün içinde yaşadığımız evrenin kurulmasındaki büyük güç kaynağını oluşturmuştu. Ayette, Allah'ın sonsuz kudretinin bir yansıması olan ve evrenin yaratılmasında rol oynayan bu büyük güce dikkat çekilmesi 14 yüzyıl öncesinin bilgi seviyesiyle izah edilemeyecek bir mucizedir. Ayrıca göğün genişlemekte olduğunun da ifade edilmesi, şüphesiz ki bize verilen mucizevi bir bilgidir.</text:p>
      <text:p text:style-name="P16">Göklerden bahseden bir başka ayette de şu ifade kullanılmaktadır:</text:p>
      <text:p text:style-name="P6">"O inkâr edenler görmüyorlar mı ki, (başlangıçta) göklerle yer, birbiriyle bitişik iken, biz onları ayırdık ve her canlı şeyi sudan yarattık. Yine de onlar inanmayacaklar mı?" (Enbiya Suresi, 30)</text:p>
      <text:p text:style-name="P16">Ayetin "birbiriyle bitişik" olarak tercüme edilen kelimesi "ratk", Arapça sözlüklerde "birbiriyle içiçe, ayrılmaz durumda, kaynaşmış" anlamlarına gelir. Yani tam bir bütün oluşturan iki madde için kullanılır. Ayetteki "ayırdık" ifadesi ise Arapça "fatk" fiilidir ki, bu fiil "ratk" halindeki bir nesnenin yarıp, parçalayıp dışarı çıkması anlamına gelir. Örneğin; tohumun filizlenerek topraktan dışarı çıkması bu fiille ifade edilir. </text:p>
      <text:p text:style-name="P16">Şimdi ayete tekrar bakalım. Ayette göklerle yerin "ratk" halinde olduğu bir durumdan bahsediliyor. Ardından bu ikisi "fatk" fiili ile ayrılıyorlar. Yani biri diğerini yararak dışarı çıkıyor. Gerçekten de Big Bang'in ilk anını hatırladığımızda, kozmik yumurta denilen noktanın evrenin tüm maddesini içerdiğini görüyoruz. Yani herşey, hatta henüz yaratılmamış olan "gökler ve yer" bile bu noktanın içinde, "ratk" halindeler. Ardından bu kozmik yumurta şiddetle patlıyor. Bu yolla maddeler "fatk" oluyorlar...</text:p>
      <text:p text:style-name="P16">Ayetin ifadelerini Big Bang teorisi ile karşılaştırdığımızda tam bir uyum içinde olduklarını görüyoruz. Oysa Big Bang'in bilimsel bir teori olarak ortaya atılması ancak 20. yüzyılda mümkün olmuştur. O halde bu ayet de diğerleri gibi Kuran'ın Allah katından gelmiş olduğunun kesin delillerinden biridir.</text:p>
      <text:p text:style-name="P16"/>
      <text:h text:style-name="P29" text:outline-level="2">GÖKLERİN YARATILIŞI</text:h>
      <text:p text:style-name="P32">"Geceleyin gökyüzüne bir bakış, insana güçlü bir "değişmeyen evren" izlenimi verir. Doğru; bulutlar Ay'ın önünde sürüklenirler, gökkubbe kutup yıldızı çevresinde döner; daha uzun zaman diliminde Ay'ın kendisi büyür ve küçülür; Ay ve gezegenler, yıldızların oluşturduğu bir zemine göre hareket ederler. Fakat biliyoruz ki bunlar yalnız Güneş sistemimizin içindeki hareketlerin neden olduğu yerel olaylardır. Gezegenlerin ötesinde, yıldızlar hareketsiz gibidirler..."</text:p>
      <text:p text:style-name="P16">Yukarıdaki satırlar, "İlk Üç Dakika" kitabının yazarı Steven Weinberg'e ait. Gerçekten de gökyüzüne doğal gözle bir bakış, herşeyin çok durağan ve sabit olduğu hissini uyandırabilir. Oysa durum farklıdır. Gökyüzünde büyük bir hareketlilik vardır ve çıplak gözle asla fark edilemeyen bu gerçek, Kuran tarafından asırlar önce haber verilmiştir. </text:p>
      <text:p text:style-name="P16">Kuran'da gökyüzü ile ilgili çoğul olarak kullanılan çok sayıda ayete rastlamak mümkündür. Arapça'da "semavat" olarak geçen "gökler" kelimesi hem dünyanın atmosferini, hem de uzay boşluğunu ifade etmektedir. </text:p>
      <text:p text:style-name="P16"><text:soft-page-break/>Burada ilk olarak üzerinde duracağımız nokta, gökler ifadesindeki çoğul kullanımdır. Bu çoğul kullanım da Kuran'ın mucizelerinden birisidir; çünkü ister dünyanın atmosferi olarak düşünün, ister evren olarak, 7. yy'da çıplak gözle bakan birisinin bunların çoğul olabileceğini bilmesi olanaksızdır. Şimdi bunu açıklayalım:</text:p>
      <text:p text:style-name="P16">Açık havaya çıkarak başınızı göğe çevirdiğinizi düşünün. Ne görürsünüz? Yaz aylarındaysanız ya masmavi bir gökyüzü veya belki rüzgarla hareket eden bulutlar; kış aylarındaysanız da muhtemelen gri, puslu bir gökyüzü ve her yanı kaplayan bulutlar vardır görüntüde. Fakat her ne görürseniz görün, dünyayı saran atmosferi göremezsiniz. Üstelik bu atmosferin birçok katmandan oluştuğunu hiç bilemezsiniz. Oysa dünya atmosferi, mezosfer, iyonosfer, troposfer, ozon tabakası gibi birçok katmanın bileşiminden meydana gelmiştir. Elbette ki çıplak gözle fark edilemeyecek bu ayrıntıya ayetlerde işaret edilmesi onun, Kuran'ın Allah'ın sözü olduğunun büyük bir delilidir. </text:p>
      <text:p text:style-name="P16">Öte yandan, gökyüzü kelimesini uzay olarak aldığınızda da, günümüzün teorileriyle büyük bir uyum içinde olduğunu görürsünüz. Bilim çevreleri gözlemlenebilen uzayın haricinde paralel evrenler, değişik boyutlar olabileceği teorileri geliştirmektedirler. Işık hızının aşılmasıyla birlikte farklı bir boyut ve farklı bir evren kavramının ortaya çıkacağını savunan tez bunun bir örneğidir. Kısacası, uzaydan değil, uzaylardan bahsetmemiz doğru olacaktır. Bu ise, Kuran'da işaret edilen bir gerçektir.</text:p>
      <text:p text:style-name="P16">Şimdi "semavat" kelimesi ile ilgili diğer konulara bir bakalım.</text:p>
      <text:p text:style-name="P16">Öncelikle Kuran'da uzayın "büyük bir düzen" içinde yaratılmış olduğu açıklanır. Örneğin bu konudaki bir ayet şöyledir:</text:p>
      <text:p text:style-name="P6">"Gökyüzü, Onu da yükseltti ve mizanı koydu." (Rahman Suresi, 7)</text:p>
      <text:p text:style-name="P2">Aynı konudan bahseden farklı iki ayette de şöyle söylenir:</text:p>
      <text:p text:style-name="P6">"O, biri diğeriyle 'tam bir uyum' (mutabakat) içinde yedi gök yaratmış olandır. Rahman'ın yaratmasında hiçbir 'çelişki ve uygunsuzluk' göremezsin. İşte gözü(nü) çevirip-gezdir; herhangi bir çatlaklık (bozukluk ve çarpıklık) görüyor musun? Sonra gözünü iki kere daha çevirip-gezdir; o göz umudunu kesmiş bir halde bitkin olarak sana dönecektir." (Mülk Suresi, 3-4)</text:p>
      <text:p text:style-name="P6">"Üzerlerindeki göğe bakmıyorlar mı? Biz onu nasıl bina ettik ve onu nasıl süsledik? Onun hiçbir çatlağı yok." (Kaf Suresi, 6)</text:p>
      <text:p text:style-name="P16">Belki uzay devasa bir boşluk olarak düşünülüyor olabilir. Sonsuz genişlikte, içinde bir şekilde hareket eden yıldızlar, gezegenler ve cisimler bulunan bir boşluk. Oysa uzay başıboş bırakılmış bir boşluk değildir. İçinde sayısını tam tespit edemediğimiz, ancak milyarlarla ifade ettiğimiz yıldızlar, güneş sistemleri, gezegenler ve uydular, kuyruklu yıldızlar bulunan bir "sistem"dir. Bunların her biri yaşam süreleri boyunca farklı durumlarda bulunurlar. Örneğin yıldızlar yakıtlarını tükettikten sonra kızıl dev, beyaz cüce, nötron yıldızı, karadelik, süpernova gibi isimler verdiğimiz şekillere dönüşürler. Bunlar da evreni oluşturan elemanlar arasındadırlar.</text:p>
      <text:p text:style-name="P16">Bunların ötesinde, evrendeki büyük dengenin asıl kanıtları "sistemler"dir. Örneğin dünyamız Güneş Sistemi içinde yer almaktadır. <text:s/>Güneş Sistemi, Samanyolu Galaksisi'ne dahildir, ve bu galakside daha milyonlarca yıldız ve yıldız sistemi mevcuttur. Ancak devasa boyutlarıyla Samanyolu Galaksisi de, bir galaksiler sistemi içinde hareket eder, ve bu muazzam galaksiler sistemi de evrendeki sayısız galaksiler sistemi kümelerinden sadece birisidir...</text:p>
      <text:p text:style-name="P16">Yukarıda tasvir ettiğimiz uzaydaki büyük düzen, sadece çıplak gözle bakılarak idrak edilebilecek bir gerçek değildir. O halde bu bilgilerin 7. yüzyılda Kuran indirildiğinde biliniyor olması da mümkün değildir. Tek doğru izah, Kuran'ın Allah katından indirilmiş olduğudur.</text:p>
      <text:p text:style-name="P16"/>
      <text:h text:style-name="P29" text:outline-level="2"><text:soft-page-break/>YILDIZLAR VE GEZEGENLER</text:h>
      <text:p text:style-name="P16">Öncelikle, Kuran'da "yıldız" kelimesiyle ne kastedilmiş, ona bir bakalım. Kuran'da "necm" ve "kandil" kelimeleriyle ifade edilen yıldızlar, ayetlerdeki kullanımda iki temel vasfa sahiptir. Bunlardan birincisi bir ışık kaynağı olmaları, ikincisi ise yön tayininde ve yol bulmada faydalı olmalarıdır. </text:p>
      <text:p text:style-name="P16">Özellikle kıyamet tasvirlerinin yapıldığı surelerde, yıldızların ışıklarının söndürüleceği, karartılacağı vurgulanmaktadır. Benzer şekilde, kendisi de bir yıldız olan güneşten bahsedilirken "kandil" kelimesi kullanılmaktadır. Gökyüzünü süsleyen yıldızlardan da bahsedilirken "kandil" kelimesi kullanılır. Burada çok önemli bir ayrıma geliyoruz, çünkü Ay için özellikle "nur" kelimesi kullanılmıştır. Yani yıldızlarla yıldız olmayan cisimlerin ayrımı yapılmıştır ki bu, Kuran'ın mucizelerinden birisidir.</text:p>
      <text:p text:style-name="P16">İkinci olarak, yıldızlarla ilgili ayetlerde yön tayininden bahsedildiğini söylemiştik. Bu ayetleri gözden geçirdiğimizde, insanların gökyüzündeki yıldızlardan faydalanarak doğru istikametleri saptayabilecekleri anlaşılmaktadır. Bu ayetlerin de hepsinde "necm" kelimesi kullanılmıştır. Gerçekten de, Ortaçağ'da coğrafi keşiflerin başlamasında çok önemli rolü olan pusulanın icadından önce, gece yolculuklarında yön tayini sadece yıldızlara göre tespit edilmekteydi. </text:p>
      <text:p text:style-name="P16">Peki yıldızların yön göstermeleri nasıl mümkün olmaktadır? Bu durum ancak onların gözlemlendikleri yerlerinin belirli bir düzen içinde olmasına bağlıdır. Yani bir gece bir yönde, diğer gece bir diğer yönde beliren bir yıldız olsaydı, şüphesiz buna bakılarak istikamet tutturmak mümkün olmazdı. Bu açıdan bakıldığında, yıldızların gökyüzünde belirdikleri yerler büyük önem taşımaktadır. Kuran'da da bu duruma şöyle dikkat çekilir:</text:p>
      <text:p text:style-name="P6">"Hayır, yıldızların yer (mevki)lerine yemin ederim. Şüphesiz bu, eğer bilirseniz gerçekten büyük bir yemindir." (Vakıa Suresi, 75-76)</text:p>
      <text:p text:style-name="P16">Bu ayette vurgulanan "yıldızların yerleri" için değişik yorumlar yapılabilir. Örneğin yemin edilen konu, yıldızların gökyüzünde aldıkları pozisyonlar olabilir. Nitekim bu pozisyonlardan bahseden başka ayetler de vardır. Bu ayetlerde yıldızların oluşturdukları burçlardan (takımyıldızlar) bahsedilir:</text:p>
      <text:p text:style-name="P6">"Andolsun, gökte burçlar kıldık ve onu gözleyenler için süsledik." (Hicr Suresi, 16)</text:p>
      <text:p text:style-name="P16">"Yıldızların yerleri" ifadesini karadeliklere yorumlayanlar da olmuştur. Şüphesiz ki, insanlığın ulaştığı teknoloji seviyesi arttıkça, yapılabilecek yorumlar da artacaktır. Ancak düşünülmesi gereken şudur: Gökyüzünde gözlemleyebildiğimiz, ve hakkında fazla fikir sahibi olamadığımız bazı gök cisimleri vardır. Bunların dikkatle incelenmesi, insanların Allah'ı idrak edebilmeleri açısından çok önemlidir ve Kuran'da bu cisimlere sıkça dikkat çekilmiştir. İnsan gözüyle yapılacak herhangi bir gözlem, bunların özelliklerini anlamak açısından yeterli bir metod değildir. Oysa 7. yüzyılda mevcut yegane imkan bu iken, ayetlerde bir yıldız ile bir gezegenin birbirinden ayrılarak anlatılması, Kuran'ın Allah'ın vahyi olduğunu göstermektedir.</text:p>
      <text:p text:style-name="P16"/>
      <text:h text:style-name="P29" text:outline-level="2">GÜNEŞ VE AY</text:h>
      <text:p text:style-name="P16">Kuran'da Güneş ve Ay'dan bahseden ayetler oldukça fazladır. Ancak bunların Arapçaları incelendiğinde ilginç bir özellik göze çarpar. Ayetlerde Güneş için "sirac" (lamba) veya "vahhac" (parıl parıl parlayan, yanıp tutuşan) kelimeleri kullanılmıştır. Ay içinse "munir" (aydınlatıcı, ışıklı) kavramı vardır. Gerçekten de Güneş kendi içindeki nükleer reaksiyonlar sonucunda büyük bir ısı ve ışık üretirken, Ay sadece Güneş'ten aldığı ışığı yansıtmaktadır. Ayetlerde bu ayrım şöyle geçer:</text:p>
      <text:p text:style-name="P6"><text:soft-page-break/>"Görmüyor musunuz; Allah, yedi göğü birbirleriyle bir uyum (mutabakat) içinde yaratmıştır? Ve ayı bunlar içinde bir nur kılmış, güneşi de (aydınlatıcı ve yakıcı) bir kandil yapmıştır." (Nuh Suresi, 15-16)</text:p>
      <text:p text:style-name="P6">"Sizin üstünüze sapasağlam yedi-gök bina ettik. Parıldadıkça parıldayan bir kandil (güneş) kıldık." (Naziat Suresi, 12-13)</text:p>
      <text:p text:style-name="P6">"Gökte burçlar kılan, onların içinde bir aydınlık ve nurlu bir ay vareden (Allah) ne yücedir." (Furkan Suresi, 61)</text:p>
      <text:p text:style-name="P16">Kuran'da Güneş ile Ay arasındaki farklılık açıkça görülmektedir. Birisi bir ışık kaynağı, öbürü ise ışık yansıtan bir cisim olarak tasvir edilmiştir. Oysa böyle bir detayın o dönemde bilinmesine olanak yoktur. Bu bilgiye insanoğlu ancak yüzyıllar sonra sahip olabilmiştir. Çıplak gözle gözlemlenerek bilinmesi imkansız bir detayın Kuran'da zikrediliyor olması, elbette ki onun Allah'ın sözü olduğunu gösterir. Çünkü ne Kuran'ın indirildiği dönemde, ne de bugün, hiçbir insan sadece gözlem yaparak Güneş'in ışık ürettiğini, Ay'ın da bunu yansıttığını söyleyemez. O halde bu bilginin Kuran'da verilişi, onun herşeyin bilgisine sahip olan <text:s/>Allah katından olduğunun delillerinden birisidir.</text:p>
      <text:p text:style-name="P16"/>
      <text:h text:style-name="P29" text:outline-level="2">KORUNMUŞ TAVAN</text:h>
      <text:p text:style-name="P6">"Gökyüzünü korunmuş bir tavan kıldık; onlar ise bunun ayetlerinden yüz çeviriyorlar." (Enbiya Suresi, 32)</text:p>
      <text:p text:style-name="P16">Ay yüzeyinin fotoğraflarını hemen herkes görmüştür. Yüzey şekilleri, üzerine düşen sayısız meteor sebebiyle girintili çıkıntılıdır. Bu meteorların açtıkları binlerce krater, Ay'ın en karakteristik özelliklerinden birisidir. Meteorlardan başka, Güneş'in yaydığı ışınlar da atmosferi olmayan Ay için ölümcüldür. Muhtemelen, bir tedbir alınmadan Ay yüzeyinde kurulacak bir uzay istasyonu, ya da herhangi bir yerleşim bölgesi kısa bir zamanda yerle bir olacaktır. Bunu önlemenin tek yolu ise, onu bir şekilde "korumaktır".</text:p>
      <text:p text:style-name="P16">Belki de üzerinde hiç düşünmediğimiz bu ayrıntı, dünyada çok doğal bir şekilde sağlanmıştır, bu nedenle insanların yaşamlarını devam ettirebilmeleri için ayrıca önlem almalarına gerek yoktur. Dünya'nın atmosferi, Dünya'ya yaklaşan irili ufaklı meteorları eriterek yok etmekte, uzaydaki tüm zararlı ışınları süzmekte ve böylece insan hayatının devamı için hayati bir işlevi yerine getirmektedir. </text:p>
      <text:p text:style-name="P16">Dünyaya, Güneş'ten ve diğer yıldızlardan insan için zararlı hatta öldürücü olan birçok ışın ulaşır. Özellikle Dünya'ya en yakın yıldız olan Güneş'te sık sık "parlama" adı verilen enerji patlamaları bu zararlı ışınların önemli bir kaynağını oluşturur.</text:p>
      <text:p text:style-name="P16">Güneş parlamaları sırasında hızı yaklaşık 1500 km/sn olan bir plazma bulutu uzaya fırlatılır. Pozitif yüklü protonlar ve negatif yüklü elektronlardan oluşan plazma bulutu, elektriksel olarak iletken özelliğe sahiptir. Bulut 1500 km/sn hızla dünyaya yaklaşırken, dünyanın manyetik alanının etkisi ile elektrik akımı üretir. Diğer taraftan Dünya'nın manyetik alanı, bu kez içinden akım geçen bu plazma bulutu üzerine itici bir kuvvet uygular. Bu kuvvet bulutun hareketini frenler, belli bir uzaklıkta durmasına neden olur. Şimdi dünyaya varmadan "durdurulan" bu plazma bulutunun gücünü görelim.</text:p>
      <text:p text:style-name="P16">Plazma bulutu Dünya'nın manyetik alanı tarafından engellenmektedir, ancak buna rağmen etkileri Dünya'dan hissedilebilir. Kuvvetli parlamalardan sonra yüksek gerilim hatlarında transformatörler patlayabilir, haberleşme ağları zarar görebilir ve elektrik şebekelerinin sigortaları atabilir.</text:p>
      <text:p text:style-name="P16"><text:soft-page-break/>Tesbit edilen bir parlamada açığa çıkan enerjinin, Hiroşima'ya atılan gibi 100 milyar atom bombasına eşdeğer olduğu hesaplanmıştır. Parlamadan 58 saat sonra pusula ibresinde aşırı hareketler gözlenmiş, Dünya atmosferinin 250 km üstünde sıcaklık sıçrama yapıp 2500° C'ye yükselmiştir.</text:p>
      <text:p text:style-name="P16">Güneş'ten bunun dışında daha düşük hızlı, yaklaşık 400 km/sn hızlı bir diğer tanecik akımı daha yayılmaktadır. Buna "Güneş Rüzgarı" adı verilir. Güneş Rüzgarları atmosferin dışında, adına "Van Allen Kuşakları" denilen ve dünyanın manyetik etkisinden kaynaklanarak ortaya çıkan bir tabaka sayesinde dünyaya zarar vermeden geçiştirilir. Bu kuşağın oluşması, Dünya çekirdeğinin sahip olduğu özellikler sayesindedir. Çekirdek, demir ve nikel gibi manyetik özelliği olan ağır elementleri içerir. Ancak bunlardan daha önemlisi çekirdeğin iki farklı yapıdan oluşmuş olmasıdır. İç çekirdek katı, dış çekirdek ise sıvı haldedir. Çekirdeğin bu iki katmanı birbiri etrafında hareket eder. Bu hareket ağır metaller üzerinde bir çeşit mıknatıslanma etkisi yaparak bir manyetik alan oluşturur. İşte Van Allen Kuşakları, bu manyetik alanın atmosferin en dışına kadar uzanan bir uzantısıdır. Bu manyetik alan sayesinde Dünya, uzaydan gelebilecek olan tehlikelere karşı korunmuş olur. Güneş Rüzgarları, dünyanın 40.000 mil uzağında manyetik halkalar çizen Van Allen Kuşakları'nı geçemezler. Parçacık yağmuru şeklindeki Güneş Rüzgarı, bu manyetik alanla karşılaştığında ayrışarak alanın çevresinden akar gider.</text:p>
      <text:p text:style-name="P16">Van Allen Kuşakları gibi, Dünya'nın atmosferi de dünyayı uzayın öldürücü etkilerinden korur. Atmosferin Dünya'yı meteorlardan koruduğunu belirtmiştik. Ama atmosferin tek özelliği bu değildir. Örneğin uzaydaki "mutlak sıfır" adı verilen eksi 273 derecelik ısı insanlar için öldürücü etkiye sahiptir, ama atmosfer tarafından dışarda tutulur. </text:p>
      <text:p text:style-name="P16">İşin ilginci, atmosferin sadece zararsız orandaki ışınları, radyo dalgalarını ve görünür ışığı geçirmesidir. Çünkü bunlar yaşam için hayati ayrıntılardır. Atmosfer tarafından belirli oranda geçmesine izin verilen ultraviyole, bitkilerin fotosentez yapmaları ve dolayısıyla tüm canlıların hayatta kalmaları açısından büyük önem taşır. Güneş tarafından çok şiddetli bir biçimde Dünyaya ulaşan bu ışın, atmosferin ozon tabakasında süzülür, ve Dünya yüzeyine hayati önem taşıyan az bir kısmı ulaşır. Güneş ışığı ise hiç şüphesiz hayatın en ayrılmaz parçalarından birisidir.</text:p>
      <text:p text:style-name="P16">Kısacası, Dünyanın üzerinde, kendisini sarıp kuşatan ve dış tehlikelere karşı koruyan mükemmel bir sistem çalışmaktadır. İşte Dünya'nın bu korunmuş durumu, Kuran'ın şu ayetiyle bildirilmektedir:</text:p>
      <text:p text:style-name="P6">"Gökyüzünü korunmuş bir tavan kıldık; onlar ise bunun ayetlerinden yüz çeviriyorlar." (Enbiya Suresi, 32)</text:p>
      <text:p text:style-name="P16">Elbette ki 7. yy'da ne atmosferin koruyucu özelliğinin, ne Van Allen Kuşakları'nın varlığının bilinmesi imkansızdı. Ancak "korunmuş tavan" tanımı, Dünya'nın sahip olduğu ve modern çağda keşfedilen koruyucu özellikleri tam olarak açıklayan bir ifadedir. Bu nedenle, gökyüzünün korunmuş bir tavan kılındığını ifade eden yukarıdaki ayet, Kuran'ın tüm bilgilere muktedir, herşeyi idrak eden bir Yaratıcı'dan geldiğini gösterir.</text:p>
      <text:p text:style-name="P16"/>
      <text:h text:style-name="P29" text:outline-level="2">KURAN'DA BİLDİRİLEN YÖRÜNGELER</text:h>
      <text:p text:style-name="P12">Gök cisimleri evrende hareket halindedirler. Bu hareketler son derece kontrollüdür ve tüm cisimler hesaplanmış bir yörüngede seyrederler. Kuran'da, öncelikle gözlemlenebilen gök cisimleri olan Güneş ve Ay'dan başlayarak, bu yörüngelerin ve hesaplı olmalarının örnekleri verilir. Kuran'da bildirildiğine göre; <text:span text:style-name="T2">"Güneş ve Ay'ın hareketleri bir hesaba göredir." </text:span>(Rahman Suresi, 5) Yine Güneş ve Ay'ın konu edildiği bir ayette; <text:span text:style-name="T2">"Ne Güneşin Ay'a erişip-yetişmesi gerekir, ne de gecenin gündüzün önüne geçmesi. Her biri bir yörüngede yüzüp gitmektedir" </text:span><text:span text:style-name="T1">denilmiştir. (Yasin Suresi, 40) Aynı gerçeğe dikkat çeken bir başka ayet ise şöyledir:</text:span></text:p>
      <text:p text:style-name="P6"><text:soft-page-break/>Geceyi, gündüzü, Güneşi ve Ay'ı yaratan O'dur; her biri bir yörüngede yüzüp gitmektedirler. (Enbiya Suresi, 33)</text:p>
      <text:p text:style-name="P16">Günümüzde kabul gören teoriye göre, evrendeki büyük ve kütleli cisimler, kendilerinden ufak cisimlere karşı bir çekim kuvveti uygularlar. Bu şekilde, örneğin Ay, kendisinden daha ağır kütlesi olan Dünya'nın etrafında bir yörünge çizmektedir. Dünya ve Güneş Sistemi'ndeki diğer gezegenler ise Güneş'in etrafında bir yörüngede hareket ederler. Güneş Sistemi'nin de yörüngesinde bulunduğu daha büyük bir sistem mevcuttur. Bu detayların can alıcı noktası ise şudur: Tüm uzaydaki yıldızlar, gezegenler ve diğer cisimler bu hareketleri esnasında kontrolsüz bir harekette bulunmazlar, birbirlerinin yörüngelerini kesmezler, birbirleriyle çarpışmazlar.</text:p>
      <text:p text:style-name="P16">Şimdi yakın bir örnek olarak Güneşi ele alalım. Astronomların hesaplarına göre Güneş, içinde bulunduğu galaksinin hareketi nedeniyle Solar Apex adı verilen bir yörünge boyunca Vega Yıldızı doğrultusunda saatte 720.000 km.'lik bir hızla hareket etmektedir. Bu, kabaca bir hesapla Güneş'in günde 17.280.000 km. yol katettiğini gösterir. Tabii onun çekim kuvvetine bağlı olan Dünya'nın da... Güneş'in bu yolculuğunu <text:s text:c="2"/>Allah şöyle bildirilmiştir:</text:p>
      <text:p text:style-name="P6">"Güneş de, kendisi için (tesbit edilmiş) olan bir müstakarra (karar yerine) doğru akıp gitmektedir. Bu üstün ve güçlü olan, bilenin takdiridir." (Yasin Suresi, 38)</text:p>
      <text:p text:style-name="P16">Durumun olağanüstülüğünü tekrar hatırlatalım. Evrendeki milyarlarca yıldızdan birisi olan Güneş, uzayda her gün 17 milyon km.'den fazla yol almaktadır. Bu, muazzam bir sürat demektir. Güneşle birlikte onun çekim sistemi içindeki tüm gezegenler ve uyduları da aynı mesafeyi katederler. Ayrıca evrendeki tüm yıldızlar da buna benzer bir yolculukta bulunurlar. Bu cisimlerin uyumlu hareketleri Kuran'da şöyle duyurulur:</text:p>
      <text:p text:style-name="P6">"'Özen içinde yollar ve yörüngelerle donatılmış' göğe andolsun." (Zariyat Suresi, 7)</text:p>
      <text:p text:style-name="P16">Gök cisimlerinin yörüngelerinden en ufak bir sapmanın bile sistemi altüst edecek kadar önemli sonuçlar doğurabileceği hesaplanmıştır. Örneğin Dünya yörüngesinde, normalden fazla veya eksik 3 milimetrelik bir sapma bakın nelere yol açabilirdi:</text:p>
      <text:p text:style-name="P32">"Dünya güneş çevresinde dönerken öyle bir yörünge çizer ki, her 18 milde doğru bir çizgiden ancak 2.8 mm ayrılır. Dünyanın çizdiği bu yörünge kıl payı şaşmaz, çünkü; yörüngeden 3 mm'lik bir sapma bile büyük felaketler doğururdu: sapma 2.8 yerine 2.5 olsaydı yörünge çok geniş olurdu ve hepimiz donardık, sapma 3.1 mm olsaydı hepimiz kavrularak ölürdük." (Bilim ve Teknik Dergisi, Temmuz 1983)</text:p>
      <text:p text:style-name="P16">Evrendeki tüm cisimlerin böyle bir uyum içinde yörüngelerine sadık kalarak hareket etmeleri, ortada muhakkak kontrollü bir sistemin var olduğunu hissettirir. Böyle büyük bir sistemin başı boş işlemesi mümkün değildir.</text:p>
      <text:p text:style-name="P16">Evrendeki cisimlerin hızlarını da hesaba kattığımızda, tüm veriler daha da karmaşıklaşır. Örneğin Dünya saatte 1.670 km. hızla kendi ekseni etrafında döner. Bugün insanlar tarafından üretilmiş olan en hızlı merminin saatte ortalama 1.800 km. sürate sahip olduğu düşünülürse dünyanın devasa boyutlarına rağmen süratinin ne denli büyük olduğu anlaşılır. </text:p>
      <text:p text:style-name="P16">Dünya'nın Güneş etrafındaki hızı ise merminin yaklaşık 60 katıdır: saatte 108.000 km. Bu süratle yol alabilen bir araç yapılabilseydi, bu araç Dünya'nın çevresini 22 dakikada dolaşabilirdi.</text:p>
      <text:p text:style-name="P16">Şimdi ölçeğimizi büyüterek Güneş Sistemi'ndeki süratlere bakalım. Güneş Sistemi'nin galaksi merkezi etrafındaki dönüş hızı saatte tam 720.000 km.dir. İçinde yaklaşık 200 milyar yıldızı barındıran Samanyolu Galaksisi'nin ise uzay içindeki hızı saatte 950.000 km.dir. </text:p>
      <text:p text:style-name="P16"><text:soft-page-break/>Bu başdöndürücü hızlar, aslında Dünya üzerindeki yaşamın pamuk ipliğine bağlı olduğunu gösterir. Böylesine karmaşık ve hızlı bir sitem içinde dev uzay kazalarının olması normalde çok mümkündür. Ancak ayetlerde de bildirildiği gibi tüm bu sistem içinde hiçbir uygunsuzluk, hiçbir çelişki yoktur. Yani evrendeki herşey Allah'ın kontrolündedir. </text:p>
      <text:p text:style-name="P16"/>
      <text:h text:style-name="P29" text:outline-level="2">ZAMANIN GÖRECELİĞİ</text:h>
      <text:p text:style-name="P16">Zaman dediğimiz algı, aslında bir anı bir başka anla kıyaslama yöntemidir. Bunu bir örnekle açıklayabiliriz. Bir cisme vurduğumuzda bundan belirli bir ses çıkar. Aynı cisme beş dakika sonra vurduğumuzda yine bir ses çıkar. Kişi, birinci ses ile ikinci ses arasında bir süre olduğunu düşünür ve bu süreye "zaman" der. Oysa ikinci sesi duyduğu anda, birinci ses sadece zihnindeki bir hayalden ibarettir. Sadece hafızasında var olan bir bilgidir. Kişi, hafızasında olanı, yaşamakta olduğu anla kıyaslayarak zaman algısını elde eder. Eğer bu kıyas olmasa, zaman algısı da olmayacaktır. Aynı şekilde kişi, bir odaya kapısından girip sonra da odanın ortasındaki bir koltuğa oturan bir insanı gördüğünde, kıyas yapar. Gördüğü insan koltuğa oturduğu anda, onun kapıyı açması, odanın ortasına doğru yürümesi ile ilgili görüntüler, sadece beyinde yer alan bir bilgidir. Zaman algısı, koltuğa oturmakta olan insan ile bu bilgiler arasında kıyas yapılarak ortaya çıkar. </text:p>
      <text:p text:style-name="P16">Kısacası zaman, beyinde saklanan birtakım hayaller arasında kıyas yapılmasıyla var olmaktadır. Eğer bir insanın hafızası olmasa, beyni bu tür yorumlar yapmaz ve dolayısıyla zaman algısı da oluşmaz. Bir insanın "ben otuz yaşındayım" demesinin nedeni, beyninde söz konusu otuz yıla ait bazı bilgilerin biriktirilmiş olmasıdır. Eğer hafızası olmasa, ardında böyle bir zaman dilimi olduğunu düşünmeyecek, sadece yaşadığı tek bir "an" ile muhatap olacaktır.</text:p>
      <text:p text:style-name="P16">Bu konuda görüş belirten düşünür ve bilim adamlarından örnekler vererek konuyu daha iyi açıklamaya çalışalım. Nobel ödüllü ünlü genetik profesörü ve düşünür François Jacob, Mümkünlerin Oyunu adlı kitabında zamanın geriye akışı ile ilgili şunları anlatır:</text:p>
      <text:p text:style-name="P32">Tersinden gösterilen filmler, zamanın tersine doğru akacağı bir dünyanın neye benzeyeceğini tasarlamamıza imkan vermektedir. Sütün fincandaki kahveden ayrılacağı ve süt kabına ulaşmak için havaya fırlayacağı bir dünya; ışık demetlerinin bir kaynaktan fışkıracak yerde bir tuzağın (çekim merkezinin) içinde toplanmak üzere duvarlardan çıkacağı bir dünya; sayısız damlacıkların hayret verici işbirliğiyle suyun dışına doğru fırlatılan bir taşın bir insanın avucuna konmak için bir eğri boyunca zıplayacağı bir dünya. Ama zamanın tersine çevrildiği böyle bir dünyada, beynimizin süreçleri ve belleğimizin oluşması da aynı şekilde tersine çevrilmiş olacaktır. Geçmiş ve gelecek için de aynı şey olacaktır ve dünya tastamam bize göründüğü gibi görünecektir.</text:p>
      <text:p text:style-name="P16">Beynimiz belirli bir sıralama yöntemine alıştığı için şu anda dünya üstte anlatıldığı gibi işlememekte ve zamanın hep ileri aktığını düşünmekteyiz. Oysa bu, beynimizin içinde verilen bir karardır ve dolayısıyla tamamen izafidir. Gerçekte zamanın nasıl aktığını, ya da akıp akmadığını asla bilemeyiz. Bu da zamanın mutlak bir gerçek olmadığını, sadece bir algı biçimi olduğunu gösterir. </text:p>
      <text:p text:style-name="P16">Zamanın bir algı olduğu, 20. yüzyılın en büyük fizikçisi sayılan Einstein'ın ortaya koyduğu Genel Görecelik Kuramı ile de doğrulanmıştır. Lincoln Barnett, Evren ve Einstein adlı kitabında bu konuda şunları yazar:</text:p>
      <text:p text:style-name="P32">Salt uzayla birlikte Einstein, sonsuz geçmişten sonsuz geleceğe akan şaşmaz ve değişmez bir evrensel zaman kavramını da bir yana bıraktı. Görecelik Kuramı'nı çevreleyen anlaşılmazlığın büyük bölümü, insanların zaman duygusunun da renk duygusu gibi bir algı biçimi olduğunu kabul etmek istemeyişinden <text:soft-page-break/>doğuyor... Nasıl uzay maddi varlıkların olasılı bir sırası ise, zaman da olayların olasılı bir sırasıdır. Zamanın öznelliğini en iyi Einstein'in sözleri açıklar: "Bireyin yaşantıları bize bir olaylar dizisi içinde düzenlenmiş görünür. Bu diziden hatırladığımız olaylar 'daha önce' ve 'daha sonra' ölçüsüne göre sıralanmış gibidir. Bu nedenle birey için bir ben-zamanı, ya da öznel zaman vardır. Bu zaman kendi içinde ölçülemez. Olaylarla sayılar arasında öyle bir ilgi kurabilirim ki, büyük bir sayı önceki bir olayla değil de, sonraki bir olayla ilgili olur.</text:p>
      <text:p text:style-name="P16">Einstein, Barnett'in ifadeleriyle, "uzay ve zamanın da sezgi biçimleri olduğunu, renk, biçim ve büyüklük kavramları gibi bunların da bilinçten ayrılamayacağını göstermiş"tir. Genel Görecelik Kuramı'na göre "zamanın da, onu ölçtüğümüz olaylar dizisinden ayrı, bağımsız bir varlığı yoktur."</text:p>
      <text:p text:style-name="P16">Zaman bir algıdan ibaret olduğuna göre de, tümüyle algılayana bağlı, yani göreceli bir kavramdır.</text:p>
      <text:p text:style-name="P16">Zamanın akış hızı, onu ölçerken kullandığımız referanslara göre değişir. Çünkü insanın bedeninde zamanın akış hızını mutlak bir doğrulukla gösterecek doğal bir saat yoktur. Lincoln Barnett'in belirttiği gibi "rengi ayırdedecek bir göz yoksa, renk diye bir şey olmayacağı gibi, zamanı gösterecek bir olay olmadıkça bir an, bir saat ya da bir gün hiçbir şey değildir."</text:p>
      <text:p text:style-name="P16">Zamanın göreceliği, rüyada çok açık bir biçimde yaşanır. Rüyada gördüklerimizi saatler sürmüş gibi hissetsek de, gerçekte herşey birkaç dakika hatta birkaç saniye sürmüştür. </text:p>
      <text:p text:style-name="P16">Zamanın göreceliği, bilimsel yöntemle de ortaya konmuş somut bir gerçektir. </text:p>
      <text:p text:style-name="P16">Kuran'da geçen birçok ayet zamanın mutlak olmadığını, göreceli olduğunu vurgulamaktadır. Kuran'da 14 asır evvel vurgulanan bu gerçek, ancak 20. yy'da bilim tarafından ispat edilebilmiştir. Şüphesiz bu da, Kuran'ın, zamanı yaratan ve zamandan münezzeh olan Allah'ın indirildiğinin kesin bir delildir. Konu ile ilgili bazı ayetler şöyledir:</text:p>
      <text:p text:style-name="P6">"...Gerçekten, senin Rabbinin katında bir gün, sizin saymakta olduklarınızdan bin yıl gibidir." (Hac Suresi, 47)</text:p>
      <text:p text:style-name="P6">"Melekler ve Ruh (Cebrail), ona, süresi elli bin yıl olan bir günde çıkabilmektedir." (Mearic Suresi, 4)</text:p>
      <text:p text:style-name="P6">"Gökten yere her işi O evirip düzene koyar. Sonra (işler,) sizin saymakta olduğunuz bin yıl süreli bir günde yine O'na yükselir." (Secde Suresi, 5)</text:p>
      <text:p text:style-name="P16">Yukarıdaki ayetlerden açıkça, bizim yaşadığımız zaman kavramının farklı boyutlarda farklı algılandığı anlaşılmaktadır. Buna göre, bizim için çok uzun bir zaman dilimi olarak algılanan süre, Allah katında bir an gibidir. Başka bir ifade ile, ömrümüz boyunca yaşadıklarımızın ve yaşayacaklarımızın tümünü, Allah bilmektedir. Zira, Allah bizim bağlı olduğumuz zaman kavramına bağlı değildir, evreni ve tüm canlıları yarattığı gibi zamanı da O yaratmıştır.</text:p>
      <text:p text:style-name="P16"/>
      <text:h text:style-name="P29" text:outline-level="2">YAĞMURLAR</text:h>
      <text:p text:style-name="P16">Yağmur dünya üzerindeki hayat için en önemli faktörlerden birisidir. Bir bölgedeki canlılığın devamı için yağmur şarttır. İnsan dahil tüm canlılar için bu denli önem taşıyan yağmurlardan Kuran'ın çeşitli ayetlerinde söz edilir. Dahası, yağmurların oluşumu, miktarları ve etkileri konusunda da önemli bilgiler verilir. Kuran'ın indirildiği dönemin bilimi tarafından asla bilinemeyecek olan bu bilgiler, bizlere Kuran'ın ilahi bir söz olduğunu gösterir.</text:p>
      <text:p text:style-name="P16">Şimdi Kuran'da yağmurla ilgili verilen söz konusu bilgileri sırayla inceleyelim.</text:p>
      <text:p text:style-name="P16"><text:soft-page-break/></text:p>
      <text:h text:style-name="P3" text:outline-level="3">Yağmurun Ölçüsü</text:h>
      <text:p text:style-name="P16">Zuhruf Suresi'nin 11. ayetinde yağmur, belli "ölçü" ile inen bir su olarak tarif edilir. Ayet şöyledir:</text:p>
      <text:p text:style-name="P6">"Ki O, belli bir miktar ile gökten su indirdi de, onunla ölü bir memleketi 'dirilttik yaydık'; siz de böyle (kabirlerinizden diriltilip) çıkarılacaksınız." (Zuhruf Suresi, 11)</text:p>
      <text:p text:style-name="P16">Ayette zikredilen "miktar" kelimesi yağmurun birkaç özelliğiyle birden ilgilidir. Öncelikle, dünyaya yağan yağmur miktarı hep aynıdır. Yeryüzünden bir saniyede 16 milyon ton suyun buharlaştığı hesaplanmıştır. Bu, aynı zamanda bir saniyede dünyaya yağan yağmur miktarıdır. Yani su, sürekli bir çevrim dengesi içinde, "bir ölçüye göre" dönüp dolaşmaktadır. </text:p>
      <text:p text:style-name="P16">Yağmurun sahip olduğu ölçülerden birisi de düşüş hızıyla ilgilidir. Yağmur bulutlarının minimum yüksekliği 1.200 metredir. Yağmur damlasıyla aynı ağırlık ve büyüklükteki bir cisim bu yükseklikten bırakıldığında giderek hızlanarak yere yaklaşık 558 km/saatlik bir hızla düşecektir. Şüphesiz ki böyle bir süratle yere çarpan her cisim büyük bir tahribat yapar. Eğer yağmur da böyle yağsaydı tüm ekili dikili araziler mahvolacak, yerleşim birimleri, evler, arabalar büyük zarar görecek, insanlar geniş çaplı korunma önlemleri almadan dolaşamayacaklardı. Üstelik bu hesaplar sadece 1.200 metre yükseklikteki bulutlar içindir, oysa yeryüzünde 10.000 metre yüksekte de yağmur bulutları dolaşmaktadır. Bu tür bir yükseklikten düşen su damlası, normalde çok tahrip edici bir hıza ulaşabilir.</text:p>
      <text:p text:style-name="P16">Ancak böyle olmaz; ne kadar yüksekten düşerlerse düşsünler, yağmur tanelerinin ortalama hızı yere ulaştıklarında sadece 8-10 km/saattir. Bunun sebebi ise, yağmur damlasının aldığı özel biçimdir. Bu biçim, atmosferin sürtünme etkisini arttıran ve belirli bir "limit" hıza ulaştığında daha fazla hızlanmasını engelleyen biçimdir. (Günümüzde paraşütler de bu teknik kullanılarak imal edilmektedir.) </text:p>
      <text:p text:style-name="P16">Yağmurun "ölçü"leri bu kadarla da kalmaz. Örneğin, yağmurun yağmaya başladığı atmosfer katmanlarında ısı, sıfırın altında 40°C'ye kadar inebilir. Ancak yağmur asla buz kalıplarına dönüşmez. (Buza dönüşse, kuşkusuz yerdeki canlılar için ölümcül bir tehdit oluştururdu.) Bunun sebebi atmosferdeki suyun saf su niteliğinde olmasıdır; bilindiği gibi saf su çok düşük ısılarda bile kolay kolay donmaz. </text:p>
      <text:p text:style-name="P16"/>
      <text:h text:style-name="P3" text:outline-level="3">Yağmurun Oluşumu</text:h>
      <text:p text:style-name="P16">Yağmurun nasıl oluştuğu uzun süre insanlar için tam bilinemeyen bir sırdı. Ancak hava radarlarının keşfedilmesinden sonra, yağmurun hangi evrelerden geçerek oluştuğu kesinlik kazandı. </text:p>
      <text:p text:style-name="P16">Buna göre, yağmur üç evreden geçerek oluşur: Önce rüzgar yoluyla yağmurun "hammaddesi" havalanır. Ardından bulutlar meydana gelir ve en son olarak da yağmur damlacıkları ortaya çıkar. </text:p>
      <text:p text:style-name="P16">Kuran'da yağmurun oluşumu ile ilgili aktarılanlar ise, tam da bu süreçten söz ederler. Bir ayette bu oluşum ile ilgili şöyle bir bilgi verilir:</text:p>
      <text:p text:style-name="P6">"Allah, rüzgarları gönderir, böylece bir bulut kaldırır da onu nasıl dilerse gökte yayıp-dağıtır ve onu parça parça kılar; nihayet onun arasından yağmurun akıp çıktığını görürsün. Sonunda kendi kullarından dilediğine verince, hemen sevince kapılıverirler." (Rum Suresi, 48)</text:p>
      <text:p text:style-name="P16">Şimdi ayetin ifade ettiği üç evreyi teknik olarak inceleyelim.</text:p>
      <text:p text:style-name="P7">1. EVRE: "Allah rüzgarları gönderir..."</text:p>
      <text:p text:style-name="P16"><text:soft-page-break/>Okyanuslardaki köpüklenme ile oluşan sayısız hava kabarcığı sürekli patlamakta ve su zerreleri sürekli olarak gökyüzüne fırlamaktadır. Tuzca zengin bu zerreler daha sonra rüzgarlarla taşınır ve atmosferde yukarılara doğru yol alırlar. Aerosol adındaki bu küçük parçacıklar "su tuzağı" denilen bir mekanizmayla yine denizlerden yükselen su buharını kendi çevrelerinde minik damlalar halinde toplayarak bulutları oluştururlar. </text:p>
      <text:p text:style-name="P7">2. EVRE: "...böylece bir bulut kaldırır da onu nasıl dilerse gökte yayıp-dağıtır ve onu parça parça kılar..."</text:p>
      <text:p text:style-name="P16">Tuz kristallerinin ya da havadaki toz zerrelerinin etrafında yoğunlaşan su buharı sayesinde bulutlar oluşur. Bunların içindeki su damlacıkları çok küçük olduklarından (0.01 ile 0.02 mm çapında) havada asılı kalırlar ve göğe yayılırlar. Böylece gök bulutlarla kaplanır.</text:p>
      <text:p text:style-name="P17">3. EVRE: "...nihayet onun arasından yağmurun akıp çıktığını görürsün."</text:p>
      <text:p text:style-name="P16">Tuz kristallerinin ve toz zerreciklerinin etrafında biraraya gelen su parçacıkları iyice yoğunlaşarak yağmur damlalarını oluştururlar. Böylece havadan daha ağır bir konuma gelen damlalar buluttan ayrılarak yağmur biçiminde yere düşmeye başlarlar. </text:p>
      <text:p text:style-name="P16">Yukarıdaki teknik açıklamadan çıkarılabilecek net sonuç şudur:</text:p>
      <text:p text:style-name="P16">Yağmurun oluşumundaki her aşama, Kuran ayetlerinde bildirilmektedir. Üstelik bu aşamalar oluşum sırasıyla açıklanmıştır. Dünyadaki birçok doğal olayda olduğu gibi, bunda da Kuran'da en doğru açıklama yapılmış, üstelik bu açıklama bilimin keşfinden asırlar önce insanlara duyurulmuştur. </text:p>
      <text:p text:style-name="P16"/>
      <text:h text:style-name="P3" text:outline-level="3">Ölü Toprağa Verilen Hayat</text:h>
      <text:p text:style-name="P16">Kuran'da, yağmurun "ölü bir beldeyi diriltme" işlevine birçok ayette dikkat çekilir. Örneğin bir ayette şöyle denir:</text:p>
      <text:p text:style-name="P6">"...Biz gökten tertemiz bir su indirmekteyiz. Onunla ölü bir beldeyi (toprağı) canlandırmak ve yarattığımız hayvanlardan ve insanlardan birçoğunu onunla sulamak için." (Furkan Suresi, 48-49)</text:p>
      <text:p text:style-name="P16">Nitekim yağmurun, canlılar için kaçınılmaz bir ihtiyaç olan suyu yeryüzüne bırakmasının yanında bir de gübreleme özelliği vardır.</text:p>
      <text:p text:style-name="P16">Denizlerden buharlaşarak bulutlara ulaşan yağmur damlaları, ölü toprağı "canlandıracak" bazı maddeler içerirler. Bu "canlandırıcı" özellikli yağmur damlalarına "yüzey gerilim damlaları" adı verilir. Yüzey gerilim damlaları, biyologların deniz yüzeyinin mikro katman dedikleri üst kısmında oluşurlar; milimetrenin onda birinden daha ince olan bu yüzeysel zarda, mikroskobik alglerin ve zooplanktonların bozulmasından dolayı meydana gelen pek çok organik artık vardır. Bu artıkların bazıları, deniz suyunda çok az bulunan fosfor, magnezyum, potasyum gibi elementleri ve ayrıca bakır, çinko, kobalt, ve kurşun gibi ağır metalleri seçip ayırarak kendi içlerinde toplarlar. Bu "gübre" yüklü parçacıklar rüzgar yoluyla havaya kaldırılır ve bir süre sonra da yağmur damlalarının içinde yere inerler. Yeryüzündeki tohum ve bitkiler, yetişmeleri için gereksinim duydukları çok sayıdaki madensel tuzları ve elementleri işte bu yağmur damlalarında bulurlar. Bu olay Kuran'ın bir başka ayetinde şöyle bildirilir:</text:p>
      <text:p text:style-name="P6">"Ve gökten mübarek (bereket yüklü) su indirdik; böylece onunla bahçeler ve biçilecek taneler bitirdik." (Kaf Suresi, 9)</text:p>
      <text:p text:style-name="P16">Yağışlarla toprağa inen bu tuzlar, verimi arttırmak için kullanılan gübrelerden bazılarının (kalsiyum, magnezyum, potasyum v.b.) küçük örnekleridir. Bu tür aerosollerde bulunan ağır metaller ise, bitkilerin gelişiminde ve üretiminde verimlilik artırıcı elementleri oluştururlar. </text:p>
      <text:p text:style-name="P16"><text:soft-page-break/>Ormanlar da, yine bu deniz kökenli aerosoller yardımıyla gelişir ve beslenirler. Bu yolla, her yıl kara parçalarının toplam yüzeyi üzerine 150 milyon ton gübre düşmektedir. Bu doğal gübreleme işleyişi olmasaydı, dünya üzerinde çok daha az bitki olacak, hayat dengesi bozulacaktı.</text:p>
      <text:p text:style-name="P16">İşin en ilginç yanı ise, ancak modern bilim tarafından ortaya çıkarılan bu gerçeğin, Kuran'da Allah'ın asırlar önceden bildirilmesidir.</text:p>
      <text:p text:style-name="P16"/>
      <text:h text:style-name="P29" text:outline-level="2">BİR İNSANIN DOĞUMU</text:h>
      <text:p text:style-name="P16">Kuran'da insanlar imana çağırılırken oldukça farklı konulardan bahsedilir. Kimi zaman gökler, kimi zaman yeryüzü, kimi zaman da hayvanlar ve bitkiler insana delil gösterilir. Yine birçok ayette insanın bizzat kendi yaratılışına dönüp bakması öğütlenir. İnsanın nasıl yeryüzüne geldiği, hangi aşamalardan geçtiği ve temel maddesinin ne olduğu sık sık hatırlatılır:</text:p>
      <text:p text:style-name="P6">"Sizleri Biz yarattık, yine de tasdik etmeyecek misiniz? Şimdi (rahimlere) dökmekte olduğunuz meniyi gördünüz mü? Onu sizler mi yaratıyorsunuz, yoksa yaratıcı Biz miyiz?" (Vakıa Suresi, 57-59)</text:p>
      <text:p text:style-name="P16">İnsanın yaratılışı ve bu yaratılışın mucizevi yönleri daha pek çok ayette vurgulanır. Ancak bu vurgular arasında öyle bilgiler vardır ki, bunlar Kuran'ın indirildiği 7.yüzyılda asla bilinemeyecek detaylardır. İşte bunlardan bazıları şöyledir:</text:p>
      <text:p text:style-name="P16">1) İnsan, meni sıvısının tamamından değil, aksine çok küçük bir parçasından (spermadan) yaratılır.</text:p>
      <text:p text:style-name="P16">2) Bebeğin cinsiyetini erkeğin kromozomları belirler. </text:p>
      <text:p text:style-name="P16">3) İnsan embriyosu ana rahmine adeta bir sülük gibi yapışır.</text:p>
      <text:p text:style-name="P16">4) İnsan, ana rahminde üç karanlık bölge içinde gelişir.</text:p>
      <text:p text:style-name="P16">Kuran'ın indirildiği yüzyılda da insanlar elbette doğumun temel maddesinin cinsel ilişki sonrasında erkekten gelen sıvı ile ilgili olduğunu biliyorlardı. Çocuğun ortalama dokuz ayda doğduğu da rahatlıkla gözlemlenen, bilmek için araştırma gerektirmeyen bir konu idi. Ancak yukarıda sıraladığımız bilgiler o devrin bilim seviyesinin çok üstündeydi. Bunlar, ancak 20. yüzyıl bilimi tarafından keşfedildi. </text:p>
      <text:p text:style-name="P16">Şimdi, keşfedilen bu bilgileri sırasıyla inceleyelim.</text:p>
      <text:h text:style-name="P3" text:outline-level="3">1) "Bir damla su"</text:h>
      <text:p text:style-name="P16">Spermler yumurtaya varana kadar annenin vücudunda zorlu bir yolculuk geçirirler. Bu yolculukta 250 milyon spermin ancak 1000 kadarı yumurtaya ulaşmayı başarır. Beş dakika sonra sona erecek yarışın sonunda, yarım tuz tanesi büyüklüğündeki yumurta, spermlerden yalnızca birini kabul edecektir. Yani insanın özü, meninin tamamı değil, ondan küçük bir parçadır. Ancak, bilindiği gibi, bunlardan sadece biri yumurtayı döllemeyi başarır. Kuran'da ise bu gerçek şöyle açıklanır:</text:p>
      <text:p text:style-name="P6">İnsan, 'kendi başına ve sorumsuz' bırakılacağını mı sanıyor? Kendisi, akıtılan meniden bir damla su değil miydi? (Kıyamet Suresi, 36)</text:p>
      <text:p text:style-name="P16">Dikkat edilirse Kuran'da, insanın meninin tamamından değil, onun içinden alınan küçük bir parçadan yaratıldığı haber verilmektedir. Bu ifadedeki özel vurgunun modern bilim tarafından keşfedilen bir gerçeği açıklaması ise, ifadenin İlahi kaynaklı bir bilgi olduğunun delilidir.</text:p>
      <text:p text:style-name="P16"><text:soft-page-break/></text:p>
      <text:h text:style-name="P3" text:outline-level="3">2) "Karmaşık" sıvı</text:h>
      <text:p text:style-name="P16">Meni olarak adlandırılan ve spermleri taşıyan besleyici sıvı, sadece spermlerden oluşmaz. Aksine meni, birbirinden farklı sıvıların karışımından oluşur. Bu sıvıların, spermin gerek duyduğu enerjiyi karşılayacağı şekeri bulundurmak, baz özelliğiyle ana rahminin girişindeki asitleri nötralize etmek, spermin hareket edeceği kaygan ortamı sağlamak gibi görevleri vardır.</text:p>
      <text:p text:style-name="P16">Ne ilginçtir ki, Kuran'da meniden söz edilirken, modern bilimin ortaya çıkardığı bu gerçeğe de işaret edilmekte ve "karmakarışık" bir sıvı olarak tarif edilmektedir:</text:p>
      <text:p text:style-name="P6">"Şüphesiz biz insanı, karmaşık olan bir damla sudan yarattık. Onu deniyoruz. Bundan dolayı onu işiten ve gören yaptık." (İnsan Suresi, 2)</text:p>
      <text:p text:style-name="P16">Bir başka ayette ise yine meninin karışım olduğuna işaret edilir, insanın ise bu karışımın "özünden" yaratıldığı vurgulanır:</text:p>
      <text:p text:style-name="P6">" Ki O, yarattığı herşeyi en güzel yapan ve insanı yaratmaya bir çamurdan başlayandır. Sonra onun soyunu bir özden, basbayağı bir sudan yapmıştır." (Secde Suresi, 7-8)</text:p>
      <text:p text:style-name="P16">Burada "öz" diye çevrilen Arapça "sulala" kelimesi, öz ya da bir şeyin en iyi kısmı demektir. Hangi şekilde alınırsa alınsın "bir bütünün bir kısmı" anlamına gelir. Ve bu durum, Kuran'ın, insanın yaratılışını en ince detayına kadar bilen bir İrade'nin sözü olduğunu göstermektedir. Çünkü o İrade, zaten insanı yaratan Allah'tır. </text:p>
      <text:p text:style-name="P6">Ey insan, "üstün kerem sahibi" olan Rabbine karşı seni aldatıp yanıltan nedir? Ki O seni yarattı, sana bir düzen içinde biçim verdi ve seni bir itidal üzere kıldı. Dilediği bir surette seni tertip etti. (İnfitar Suresi, 6-8)</text:p>
      <text:p text:style-name="P12"/>
      <text:h text:style-name="P3" text:outline-level="3">3) Cinsiyetin Belirlenmesi...</text:h>
      <text:p text:style-name="P16">Daha yakın zamana kadar bebeğin cinsiyetini erkek ve kadın hücrelerinin beraber belirlediği sanılıyordu. Oysa genetik ve mikrobiyoloji bilimlerinin gelişmesiyle birlikte, kadının bu belirlemede hiçbir rolü olmadığı anlaşıldı.</text:p>
      <text:p text:style-name="P16">İnsan yapısını belirleyen 46 kromozomdan iki tanesi cinsiyet kromozomu olarak adlandırılır. Bu iki kromozom erkekte XY, kadında ise XX olarak adlandırılır. Bunun sebebi bu kromozomların bu harflere benzemesidir. Y kromozomu erkeklik, X kromozomu ise kadınlık genlerini taşır.</text:p>
      <text:p text:style-name="P16">Bir insanın oluşması, erkek ve kadında çift çift yer alan bu kromozomların birer tanesinin birleşmesi ile başlar. Kadında yumurtlama sırasında ikiye ayrılan yumurta hücresinin her iki parçası da X kromozomu taşır. Oysa erkekte ikiye ayrılan yumurta hücresi, X ve Y kromozomları içeren iki farklı sperm meydana getirir. Kadında bulunan X kromozomu eğer erkekteki X kromozomu içeren spermle birleşirse kız, Y kromozomu içeren spermle birleşirse erkek oluşur.</text:p>
      <text:p text:style-name="P16">Yani doğacak çocuğun cinsiyetini belirleyen faktör, erkekteki hangi kromozomun kadındaki kromozomla birleşeceği sorusudur. </text:p>
      <text:p text:style-name="P16">Kuşkusuz genetik keşfedilene kadar, yani 20. yüzyıla dek, bunların pekçoğu bilinmiyordu. Aksine pek çok kültürde, doğacak çocuğun cinsiyetinin kadın bedeni tarafından belirlendiği inancı yaygındı. </text:p>
      <text:p text:style-name="P16"><text:soft-page-break/>Oysa Kuran'da, genlerin keşfinden 13 yüzyıl önce bu batıl inanışı reddeden bir bilgi verilmişti insanlara. Erkeklik ve dişiliğin, "rahme dökülen meniden" yaratıldığı, yani cinsiyetin kökeninin kadın değil erkek bedeni olduğu Kuran'da şu şekilde belirtilmiştir:</text:p>
      <text:p text:style-name="P6">"Rahime dökülen meniden erkek ve dişi iki çifti o yarattı." (Necm Suresi, <text:s/>45-46)</text:p>
      <text:p text:style-name="P12"/>
      <text:h text:style-name="P3" text:outline-level="3">4) Rahme Yapışan Alak...</text:h>
      <text:p text:style-name="P16">Erkekten gelen sperm ve kadındaki yumurta üstte değindiğimiz şekilde birleştiğinde, doğacak bebeğin ilk özü de oluşmuş olur. Biyolojide "zigot" olarak tanımlanan bu tek hücre, hiç zaman yitirmeden bölünerek çoğalacak ve giderek bir "et parçası" haline gelecektir. </text:p>
      <text:p text:style-name="P16">Ancak zigot bu büyümesini boşlukta gerçekleştirmez. Rahim duvarına tutunur, sahip olduğu uzantılar sayesinde toprağa yerleşen kökler gibi oraya yapışır. Bu bağ sayesinde de, gelişimi için ihtiyaç duyduğu maddeleri annenin vücudundan alabilir. </text:p>
      <text:p text:style-name="P16">Ne ilginçtir ki, Kuran'da anne karnında büyümeye başlayan zigottan söz edilirken, o hep "alak" olarak tanımlanmaktadır:</text:p>
      <text:p text:style-name="P6">"Yaratan Rabbin adıyla oku. O, insanı bir alak'tan (asılıp tutunan şeyden) yarattı. Oku, Rabbin en büyük kerem sahibidir." (Alak Suresi, 1-3)</text:p>
      <text:p text:style-name="P6">"İnsan, 'kendi başına ve sorumsuz' bırakılacağını mı sanıyor? Kendisi, akıtılan meniden bir damla su değil miydi? Sonra bir alak oldu, derken (Allah, onu) yarattı ve bir 'düzen içinde biçim verdi.' Böylece ondan, erkek ve dişi olmak üzere çift kıldı." (Kıyamet Suresi, 36-39)</text:p>
      <text:p text:style-name="P16">"Alak" kelimesinin Arapça'daki anlamı ise, "bir yere asılıp tutunan şey"dir. Hatta kelime asıl olarak, bir bedene yapışıp oradan kan emen sülükler için kullanılır. Bu kelimenin, rahim duvarına yapışıp oradan yaşamı için gerekli şeyleri emen zigotu tanımlamak için kullanılabilecek en uygun kelime olduğu ise açıktır. </text:p>
      <text:p text:style-name="P16">Kuran'da zigot hakkında verilen bilgiler bununla da bitmez. </text:p>
      <text:p text:style-name="P16">Döl yatağına tam anlamıyla tutunmuş olan zigot gelişmeye başlar. Anne rahmi ise, zigotu saran ve "amnion sıvısı" denen bir sıvı ile doludur. Bebeğin içinde büyüdüğü amnion sıvısının dikkati çeken en önemli özelliği, dışarıdan gelecek darbelere karşı bebeğin güvenliğini sağlamasıdır. Kuran'da, bu gerçek de bildirilir:</text:p>
      <text:p text:style-name="P6">"Sizi basbayağı bir sudan yarattık. Sonra onu savunması sağlam bir karar yerine yerleştirdik." (Mürselat Suresi, 20-21) </text:p>
      <text:p text:style-name="P16">20. yüzyılda henüz keşfedilmiş olan tüm bu bilgilerin, daha 7. yüzyıldan haber verilmiş olması Kuran'ın Allah'ın indirdiğinin en büyük delillerindendir. <text:s/></text:p>
      <text:p text:style-name="P6">"Onlar hala Kur'an'ı iyice düşünmüyorlar mı? Eğer o, Allah'tan başkasının katından olsaydı, kuşkusuz içinde birçok aykırılıklar (çelişkiler, ihtilaflar) bulacaklardı." (Nisa Suresi, 82)</text:p>
      <text:p text:style-name="P16">Kuran'daki tarif tam doğrudur, çünkü bu kitaptaki her ayet Allah'ın sözleridir. İnsanı anne rahminde yaratıp şekillendiren Allah, bu süreci en iyi tarif edecek kelimeleri Kitabında bildirmiştir. Hepimizi bu şekilde yaratmış olan Allah, hayatımızın başlangıcını bir başka ayette şöyle tarif etmektedir:</text:p>
      <text:p text:style-name="P6">"Andolsun, biz insanı, süzme bir çamurdan yarattık. Sonra onu bir su damlası olarak, savunması sağlam bir karar yerine yerleştirdik. Sonra o su damlasını bir alak (embriyo) olarak yarattık; ardından o alak'ı <text:soft-page-break/>(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12"/>
      <text:h text:style-name="P29" text:outline-level="2">DÜNYANIN YUVARLAKLIĞI</text:h>
      <text:p text:style-name="P16">Kuran'ın indirildiği coğrafyanın ana dili olan Arapça, çok gelişmiş bir lisandır. Kelime hazinesi son derece geniştir. Ayrıca Arapça'daki fiillerin bir kısmı, Türkçe'ye tek bir kelime ile çevrilemeyecek anlamlarla yüklüdürler. Örneğin "haşiye" fiili "içi titreyerek korkmak" <text:s/>anlamındadır. (Başka türlü korkular için ise başka kelimeler kullanılır.) Ya da "karia" kelimesi "başa gelip çatan sarsıcı olay"ı yani Kıyamet'i ifade etmek için kullanılır. </text:p>
      <text:p text:style-name="P16">Kuran'da geçen bu tür fiillerden birisi de "tekvir" fiilidir. Bu fillin Türkçesi "yuvarlak bir şeyin üzerine birşey sarmak"tır. Örneğin Arapça sözlüklerde "başa sarık sarma" gibi yuvarlak cisimleri içeren fiiller için bu kelime kullanılmaktadır. Şimdi tekvir fiilinin geçtiği bir ayeti inceleyelim:</text:p>
      <text:p text:style-name="P6">Gökleri ve yeri hak olarak yarattı. Geceyi gündüzün üstüne sarıp-örtüyor, gündüzü de gecenin üstüne sarıp-örtüyor. (Zümer Suresi, 5)</text:p>
      <text:p text:style-name="P16">Ayette gecenin ve gündüzün birbirlerinin üzerlerini sarıp-örtmeleri (tekvir etmeleri) konusunda verilen bilgi, aynı zamanda Dünya'nın biçimi konusunda kesin bir bilgi içermektedir. Ancak ve ancak Dünya'nın yuvarlak olması durumunda bu ayette ifade edilen fiil gerçekleşebilir. Yani 7. yüzyılda indirilen Kuran'da, dünyanın yuvarlak olduğuna işaret edilmiştir.</text:p>
      <text:p text:style-name="P16">Oysa unutmamak gerekir ki, o dönemdeki astronomi anlayışı dünyayı daha farklı algılıyordu. O dönemde dünyanın düz bir satıh olduğu düşünülüyordu ve tüm bilimsel hesap ve açıklamalar da buna göre yapılıyordu. Kuran'da ise o zamanın yanlış bilgileri ile ilgili hiçbir ifadeye rastlamayız. Aksine Kuran ayetlerinde bize henüz bu yüzyılda öğrendiğimiz bilgiler verilmektedir. Kuran Allah'ın sözü olduğu için, evreni tarif ederken olabilecek en doğru kelimeler kullanılmıştır.</text:p>
      <text:p text:style-name="P16"/>
      <text:h text:style-name="P29" text:outline-level="2">DAĞLARIN GÖREVİ</text:h>
      <text:p text:style-name="P16">Jeolojinin bulgularına göre, dağlar yeryüzü kabuğunu oluşturan çok büyük tabakaların hareketleri ve çarpışmaları sonucunda oluşurlar. Bu tabakalar çok büyüktür ve tüm karaları onlar taşırlar. İki tabaka çarpıştığı zaman daha dayanıklı olan, ötekinin altına girer ve aralarındaki tortu havaya kalkar. Sıkışmış tortuda oluşan büyük kıvrım da, çevredeki bölgeden yükselerek dağları oluşturur. Bu arada, dağları oluşturan çıkıntı, yer üstünde olduğu kadar yer altında da ilerler. Yani dağların gördüğümüz kütleleri kadar, yer altında aşağıya doğru uzanan bir kütleleri de vardır. Dağların bu yeraltındaki uzantıları, yerkabuğunun mağma tabakası üzerinde ya da kendi tabakaları arasında kaymasını engeller.</text:p>
      <text:p text:style-name="P16">Bu açıklamadan da anlaşıldığı gibi, dağların en önemli özelliklerinden birisi, birbirine yaklaşarak sıkışan yer tabakalarının birleşim noktalarında yükselmeleri ve bu tabakaları "sabitlemeleri"dir. Yani dağları, tahtaları birarada tutan çivilere benzetebiliriz. </text:p>
      <text:p text:style-name="P16">Öte yandan, dağların inanılmaz kütleleriyle yerkabuğuna yaptıkları basınç, Dünya'nın çekirdeğindeki mağma hareketlerinin etkilerinin yeryüzüne ulaşarak yerkabuğunu parçalamasına da engel olmaktadır. Dünya'nın çekirdek olarak adlandırılan merkez tabakası, binlerce derece sıcaklıkta erimiş maddelerden oluşan bir bölgedir. <text:soft-page-break/>Çekirdekte meydana gelen hareketler sebebiyle yeryüzünü oluşturan tabakalar arasında ayrılma bölgeleri meydana gelmektedir. Bu bölgelerde yükselen dağlar aşağıdan yukarıya gelen hareketleri engelleyerek Dünya'yı şiddetli depremlerden korurlar. </text:p>
      <text:p text:style-name="P16">İşin ilginç yanı ise, günümüzde modern jeoloji tarafından ortaya konulan bu teknik gerçeklerin, asırlar önce Kuran'da haber verilmiş olmasıdır. Dağlardan söz eden bir Kuran ayetinde şöyle denilmektedir: </text:p>
      <text:p text:style-name="P6">O, gökleri dayanak olmaksızın yaratmıştır, bunu görmektesiniz. Arzda da, sizi sarsıntıya uğratır diye sarsılmaz dağlar bıraktı ve orada her canlıdan türetip yayıverdi... (Lokman Suresi, 10)</text:p>
      <text:p text:style-name="P16"><text:span text:style-name="T11"><text:s/></text:span>Allah Kuran'da bu ayetiyle, aynı zamanda o devirde yaygın kabul gören inanışın batıl olduğunu gösteriyordu. O dönemde birçok toplumda olduğu gibi, ilkel bir astronomi anlayışına sahip olan Araplar, gökyüzünün dağlar sayesinde tepede durabildiğini zannediyorlardı. Bu inanışa göre düz olan dünyanın iki ucunda yüksek dağlar mevcuttu. Bu dağlar gök kubbenin "dayanaklarıydılar". Yani gökyüzünü ayakta tutan birer direk gibi oldukları düşünülüyordu. Bu inancın yanlış olduğu üstteki ayetle kesin olarak ortaya çıktı ve insanlara gökyüzünün "dayanaksız" olduğu haber verildi. Ayrıca dağların gerçek jeolojik işlevi de haber verildi: Sarsıntıları engellemek. Bu konudaki bir başka ayette de yine aynı konu vurgulanmıştır:</text:p>
      <text:p text:style-name="P6">Yeryüzünde, onları sarsmasın diye, sabit dağlar yarattık ve doğru gidebilsinler diye geniş yollar açtık. (Enbiya Suresi, 31)</text:p>
      <text:p text:style-name="P16">Açıkça görüldüğü gibi Allah, çok yeni elde edilebilmiş olan jeoloji bilgilerini henüz 7. yüzyılda Kuran'la insanlara haber veriyordu. Bu da, Kuran'ın herşeyi bilen Allah katından indirilmiş olduğunun bir başka delilidir.</text:p>
      <text:p text:style-name="P16"/>
      <text:h text:style-name="P29" text:outline-level="2">AŞI YAPAN RÜZGARLAR</text:h>
      <text:p text:style-name="P16">Kuran'da rüzgarların 'aşılayıcı' özelliğinden Maide Suresi'nin 22. ayetinde şöyle bahsedilir:</text:p>
      <text:p text:style-name="P6">Ve aşılayıcı olarak rüzgarları gönderdik, böylece gökten su indirdik de sizleri suladık. (Maide Suresi, 22) <text:s/></text:p>
      <text:p text:style-name="P16">Söz konusu ayette geçen "aşılama" kelimesinin Arapça karşılığı hem bitkilerin, hem de bulutların aşılanması anlamını taşımaktadır. Nitekim modern bilim rüzgarların her iki işleve de sahip olduğunu göstermiştir. Rüzgarlar, önceki sayfalarda da belirttiğimiz gibi, yağmur damlasının oluşmasında rol oynayacak kristalleri taşıyarak bulutları aşılamış olurlar. Bununla birlikte rüzgarlar, bitkileri aşılama görevini de üstlenmişlerdir.</text:p>
      <text:p text:style-name="P16">Yeryüzündeki birçok bitki, insanlar ve hayvanlar gibi dişi ve erkek olmak üzere farklı cinsiyetlere sahiptir. Hayvanlar ve insanlar sahip oldukları hareket etme yeteneği sayesinde ürerler. Oysa, bitkilerin eşleşmek için birbirlerine yaklaşma imkanı yoktur. İşte rüzgarlar bu sorunu hallederler. Rüzgarlar aracılığıyla bitkilerin dişi ve erkek üreme hücreleri birbirine ulaştırılarak, dünyadaki bitki hayatının devamı sağlanır. Amerikalı bir biyolog, bunu şöyle anlatıyor:</text:p>
      <text:p text:style-name="P32">"Birçok bitki rüzgardan polen yakalayacak şekilde mükemmelce yaratılmıştır. Kozalaklar, çiçek salkımları ve diğer yapılar hava akımlarına kanallar oluşturur. Ve sperm üreten polenler bu kanallar sayesinde üreme alanlarına gelir... Bitkiler havaya sperm üreten polen tohumlarını fırlatırlar. Daha sonra hava akımları bu tohumları aynı türden diğer bitkilere taşır. Ovüle gelen polen burada yumurtayı döller ve böylece ovüller tohuma dönüşür."</text:p>
      <text:p text:style-name="P12"/>
      <text:h text:style-name="P29" text:outline-level="2"><text:soft-page-break/>PARMAK İZİNİN ÖZELLİĞİ</text:h>
      <text:p text:style-name="P16">İnsanın parmaklarının uç kısmındaki derinin gözle görülebilen şekiller oluşturmasıyla oluşan "parmak izi" tamamen kişiye özeldir. Şu an dünyada yaşayan her insanın parmak izi birbirinden farklıdır. Üstelik tarih boyunca yaşamış olan tüm insanlarınki de birbirlerinden farklı olmuştur. Bu izler, derin bir kesik ve büyük bir yaralanma olmadığı sürece kişinin hayatı boyunca da aynı kalır.</text:p>
      <text:p text:style-name="P16">İşte parmak izi, bu nedenle çok önemli bir "kimlik kartı" sayılmakta ve tüm dünyada bu amaçla kullanılmaktadır.</text:p>
      <text:p text:style-name="P16">Dikkatlice incelendiğinde parmak izlerindeki bazı hatların ani olarak sonlandığı veya ortadan ikiye ayrılıp bir çatal oluşturduğu görülecektir. Bu karakteristik noktalar "nitem" olarak tanımlanmaktadır. Parmak izleri için esas ayırt edici özellik, nitemlerin parmak izi içerisinde bulunduğu yerler ve yönleridir. Elimizdeki tüm parmak izlerimizi dikkatlice karşılaştırırsak, ana yapı olarak birbirine benzeseler de, nitemler göz önüne alındığında aslında çok farklı olduklarını görürüz. Bu farklılıklar öylesine ayırt edicidir ki, yapılan çalışmalarda yeryüzündeki iki farklı insanın aynı parmak izine sahip olma olasılığı 64 milyarda bir olarak saptanmıştır.</text:p>
      <text:p text:style-name="P16">İki asır öncesine kadar parmak izi hiç de bu kadar önemli bir kavram değildi. Çünkü her insanın parmak izinin birbirinden farklı olduğu ancak 19. yüzyılın sonlarında fark edildi. 1880 yılında Henry Faulds isimli İngiliz bilim adamı, Nature dergisinde yayınlanan bir makalesinde insanların parmak izlerinin hayat boyunca değişmediğini ve suçluların da cam şişeler üzerinde bıraktıkları parmak izleri sayesinde yakalanabileceğini açıkladı. 1884 yılında İngiltere'de ilk defa bir cinayet, parmak izleri takip edilerek çözüldü. 19. yüzyıla kadar kimse parmak uçlarındaki dalgalı şekillerin bir özelliğinin ve anlamının olduğunu düşünmemişti.</text:p>
      <text:p text:style-name="P16">Oysa Kuran'da, insanların parmak uçlarında çok önemli bir özellik olduğuna henüz 7. yüzyılda işaret edilmişti. Parmak izinin önemine dikkat çeken Kuran ayeti şöyledir:</text:p>
      <text:p text:style-name="P6">İnsan, onun kemiklerini bizim kesin olarak biraraya getirmeyeceğimizi mi sanıyor? Evet; onun parmak uçlarını dahi derleyip-(yeniden) düzene koymaya güç yetirenleriz. (Kıyamet Suresi, 3-4)</text:p>
      <text:p text:style-name="P12"/>
      <text:h text:style-name="P29" text:outline-level="2">KURAN'DA KELİME TEKRARLARI</text:h>
      <text:p text:style-name="P16">Kuran'ın şimdiye dek incelediğimiz mucizevi özelliklerinin dışında bir de "matematiksel mucize"si vardır. Bu mucizeye bir örnek, Kuran'daki bazı kelime tekrarlarının verdiği ortak sayıdır. Birbiriyle ilgili bazı kelimeler şaşırtıcı bir biçimde aynı sayıda tekrarlanırlar. Aşağıda, bu tür kelimeler ve Kuran içindeki tekrarlanış sayıları verilmiştir.</text:p>
      <text:p text:style-name="P16"/>
      <text:p text:style-name="P12"><text:span text:style-name="T14"></text:span><text:tab/>"Yedi Gök" tabiri<text:span text:style-name="T7"> 7</text:span> kere geçer. "Göklerin yaratılışı (halku semavat)" <text:s/>ifadesi de <text:span text:style-name="T7">7</text:span> kere tekrarlanır.</text:p>
      <text:p text:style-name="P12"><text:span text:style-name="T14"></text:span><text:tab/>"Gün (yevm)" tekil olarak <text:span text:style-name="T7">365 </text:span>kere geçerken, çoğul yani "Günler (eyyam ve yevmeyn)" kelimeleri <text:span text:style-name="T7">30</text:span> defa tekrarlanır. "Ay" kelimesinin tekrar sayısı ise <text:span text:style-name="T7">12</text:span>'dir.</text:p>
      <text:p text:style-name="P12"><text:span text:style-name="T14"></text:span><text:tab/>"Hıyanet" kelimesi <text:span text:style-name="T7">16</text:span> kere geçerken, "habis" kelimesinin tekrar sayısı da <text:span text:style-name="T7">16</text:span>.</text:p>
      <text:p text:style-name="P12"><text:span text:style-name="T14"></text:span><text:tab/>"Bitki" ve "ağaç" kelimelerinin tekrar sayısı aynı: <text:span text:style-name="T7">26</text:span>.</text:p>
      <text:p text:style-name="P12"><text:span text:style-name="T14"></text:span><text:tab/>"Ceza" kelimesi <text:span text:style-name="T7">117</text:span> kere yer alırken, Kuran'ın temel prensiplerden olan "affetmek" ifadesi bu sayının tam <text:span text:style-name="T7">2 katı kadar yani 234 </text:span>kere tekrarlanıyor.</text:p>
      <text:p text:style-name="P12"><text:soft-page-break/><text:span text:style-name="T14"></text:span><text:tab/>"De" kelimelerini saydığımızda çıkan sonuç <text:span text:style-name="T7">332</text:span>. "Dediler" kelimesini saydığımızda da aynı rakamı görüyoruz. </text:p>
      <text:p text:style-name="P12"><text:span text:style-name="T14"></text:span><text:tab/>"Dünya" kelimesi ve "ahiret" kelimesinin tekrarlanış sayıları da aynı: <text:span text:style-name="T7">115</text:span>.</text:p>
      <text:p text:style-name="P12"><text:span text:style-name="T14"></text:span><text:tab/>"Şeytan" kelimesi <text:span text:style-name="T7">88</text:span> kere geçiyor. "Melek" kelimesinin tekrar sayısı da <text:span text:style-name="T7">88</text:span>.</text:p>
      <text:p text:style-name="P12"><text:span text:style-name="T14"></text:span><text:tab/>"İman" (tamlama almadan) kelimesi Kuran boyunca <text:span text:style-name="T7">25</text:span> kere tekrarlanır, "küfür" kelimesi de...</text:p>
      <text:p text:style-name="P12"><text:span text:style-name="T14"></text:span><text:tab/>"Zekat" kelimesi <text:span text:style-name="T7">32</text:span> kere tekrarlanırken, "bereket" kelimesinin tekrarlanış sayısı da <text:span text:style-name="T7">32</text:span>.</text:p>
      <text:p text:style-name="P12"><text:span text:style-name="T14"></text:span><text:tab/>"Rahmet" kelimesi <text:span text:style-name="T7">79</text:span>, "hidayet" kelimesi de <text:span text:style-name="T7">79 </text:span>kere tekrarlanır.</text:p>
      <text:p text:style-name="P12"><text:span text:style-name="T14"></text:span><text:tab/>"İyiler (ebrar)" <text:span text:style-name="T7">6</text:span> kere, "facirler" ise tam yarısı kadar yani<text:span text:style-name="T7"> 3</text:span> kere geçer.</text:p>
      <text:p text:style-name="P12"><text:span text:style-name="T14"></text:span><text:tab/>"Yaz-sıcak" kelimeleri ile "Kış-soğuk" kelimelerinin geçiş sayıları da aynı: <text:span text:style-name="T7">5.</text:span></text:p>
      <text:p text:style-name="P12"><text:span text:style-name="T14"></text:span><text:tab/>"Sizi (insanı) yarattı" ifadesi ve "kulluk" kelimesinin geçiş sayıları da aynı: <text:span text:style-name="T7">16.</text:span></text:p>
      <text:p text:style-name="P12"><text:span text:style-name="T14"></text:span><text:tab/>"Şarap (hımr)" ve "sarhoşluk (sekere)" kelimeleri de aynı sayıda tekrarlanır: <text:span text:style-name="T7">6</text:span>.</text:p>
      <text:p text:style-name="P12"><text:span text:style-name="T14"></text:span><text:tab/>"Zenginlik" <text:span text:style-name="T7">26</text:span> ve "fakirlik" ise yarısı kadar, <text:span text:style-name="T7">13</text:span> kere geçer.</text:p>
      <text:p text:style-name="P12"><text:span text:style-name="T14"></text:span><text:tab/>"İnsan" <text:span text:style-name="T7">65</text:span> kere geçer; insanın yaratılış safhalarının sayısının toplamı da aynıdır:</text:p>
      <text:p text:style-name="P12">Toprak (turabun)<text:tab/><text:tab/><text:tab/>17</text:p>
      <text:p text:style-name="P12">Nutfe (nutfun)<text:tab/><text:tab/><text:tab/>12</text:p>
      <text:p text:style-name="P12">Embriyo (alak)<text:tab/><text:tab/> <text:s/><text:tab/> <text:s/>6</text:p>
      <text:p text:style-name="P12">Bir çiğnemlik et (meda'a)<text:tab/> <text:s/><text:tab/>3</text:p>
      <text:p text:style-name="P12">Kemik (ızamun)<text:tab/><text:tab/><text:tab/>15</text:p>
      <text:p text:style-name="P12">Et (lehmun)<text:tab/><text:tab/><text:tab/>12<text:tab/></text:p>
      <text:p text:style-name="P12"><text:span text:style-name="T7">TOPLAM</text:span><text:tab/><text:tab/><text:tab/><text:span text:style-name="T7">65</text:span></text:p>
      <text:p text:style-name="P20"/>
      <text:h text:style-name="P29" text:outline-level="2">KURAN'DA 19 MUCİZESİ</text:h>
      <text:p text:style-name="P16">Kuran'ın matematiksel mucizesinin bir başka yönü ise 19 sayısının, ayetlerin içine şifresel bir biçimde yerleştirilmiş olmasıdır. Müddessir Suresi'nin 30. ayetinde dikkat çekilen bu sayı, Kuran'ın bazı yerlerinde şifrelenmiştir. Bunun örneklerini şöyle sayabiliriz:</text:p>
      <text:p text:style-name="P16"/>
      <text:p text:style-name="P12"><text:span text:style-name="T14"></text:span><text:tab/>Besmele 19 harftir.</text:p>
      <text:p text:style-name="P12"><text:span text:style-name="T14"></text:span><text:tab/>Kuran 114 (19x6) sureden oluşur.</text:p>
      <text:p text:style-name="P12"><text:span text:style-name="T14"></text:span><text:tab/>İlk vahyedilen 96. sure sondan 19. suredir.</text:p>
      <text:p text:style-name="P12"><text:span text:style-name="T14"></text:span><text:tab/>İlk vahiy olan, 96. surenin ilk 5 ayeti, tam 19 kelimeden oluşur.</text:p>
      <text:p text:style-name="P12"><text:span text:style-name="T14"></text:span><text:tab/>Bu 19 kelime 76 (19x4) harftir.</text:p>
      <text:p text:style-name="P12"><text:span text:style-name="T14"></text:span><text:tab/>Vahyedilen ilk sure 19 ayete sahiptir.</text:p>
      <text:p text:style-name="P12"><text:soft-page-break/><text:span text:style-name="T14"></text:span><text:tab/>Son vahyedilen sure olan Nasr, toplam 19 kelimeden oluşur. Ayrıca bu surenin Allah'ın yardımından söz eden ilk ayeti de 19 harftir.</text:p>
      <text:p text:style-name="P12"><text:span text:style-name="T14"></text:span><text:tab/>Kuran'da 114 (19x6) besmele bulunur.</text:p>
      <text:p text:style-name="P12"><text:span text:style-name="T14"></text:span><text:tab/>Kuran'da başında besmele bulunmayan tek sure, 9 numaralı Tevbe Suresi'dir. Bu sureden evvel yer alan 8. sureden 19 sure sonra gelen 27 numaralı Neml Suresi'nin hem başında, hem de 30. ayetinde besmele vardır. Besmeleleri 114'e tamamlayan 27. surenin 30. ayetidir. Sure ve ayet numaralarını yani 27 ve 30'u topladığımızda 57 (19x3) sayısını buluruz.</text:p>
      <text:p text:style-name="P12"><text:span text:style-name="T14"></text:span><text:tab/>Kuran'da geçen "Allah" kelimesinin toplam sayısı 2698 (19x142)'dir. </text:p>
      <text:p text:style-name="P12"><text:span text:style-name="T14"></text:span><text:tab/>Kuran'da geçen "rahim" kelimesinin toplam sayısı 114 (19x6)'tür. </text:p>
      <text:p text:style-name="P12"><text:span text:style-name="T14"></text:span><text:tab/>Kuran'da geçen tüm sayıları (tekrarlar dikkate alınmadan) topladığımızda çıkan sayı 162.146 yani 19x8534'tür. (1+2+3+4+5+6+7+8+9+10+11+12+1+ 20+30+40+50+60+70+80+99+100+200+300+1000+2000+3000+5000+50000+100000) </text:p>
      <text:p text:style-name="P12"><text:span text:style-name="T14"></text:span><text:tab/>Kuran'daki bazı surelerin başında "mukattaa" ismi verilen başlangıç harfleri bulunur. Başlangıç harfli ilk sure ile başlangıç harfli son sure arasında 38 (19x2) adet başlangıç harfsiz sure vardır.</text:p>
      <text:p text:style-name="P12"><text:span text:style-name="T14"></text:span><text:tab/>29. surenin başında 14 harften oluşan 14 değişik harf kombinezonu bulunur. 29+14+14=57 (19x3)</text:p>
      <text:p text:style-name="P12"><text:span text:style-name="T14"></text:span><text:tab/>Allah'ın isimlerinden dört tanesinin sayısal ebced değeri 19'un tam katıdır.</text:p>
      <text:p text:style-name="P12"><text:tab/>-Vahid (tek) 19 (19x1)</text:p>
      <text:p text:style-name="P12"><text:tab/>-Zulfadlil azim (Büyük Lütuf Sahibi) 2698 (19x142)</text:p>
      <text:p text:style-name="P12"><text:tab/>-Mecid (Yüce) 57 (19x3)</text:p>
      <text:p text:style-name="P12"><text:tab/>-Cami 114 (19x6)</text:p>
      <text:p text:style-name="P12"><text:span text:style-name="T14"></text:span><text:tab/>Kuran'ın en başından itibaren 19 ayete sahip ilk suresi İnfitar Suresi'dir. Bu surenin diğer bir özelliği son kelimesinin Allah olmasıdır. Bu aynı zamanda Kuran'daki sondan 19. Allah kelimesidir.</text:p>
      <text:p text:style-name="P12"><text:span text:style-name="T14"></text:span><text:tab/>Kaf harfi ile başlayan 50. surede 57 (19x3) adet kaf harfi vardır. Başında kaf harfi bulunan 42. surede yine 57 (19x3) adet kaf harfi bulunur. 50. surenin 45 ayeti vardır. Bunları toplarsak sonuç 95 (19x5)'tir. 42. surenin 53 ayeti vardır. Bunları toplarsak 42+53 yine 95 (19x5)'tir.</text:p>
      <text:p text:style-name="P12"><text:span text:style-name="T14"></text:span><text:tab/>Kaf Suresi'nin ilk ayetinde Kuran için kullanılan Mecid kelimesinin ebced değeri 57 (19x3)'dir. Yukarıda da belirttiğimiz gibi sure içindeki kaf harflerinin toplamı da 57'dir. </text:p>
      <text:p text:style-name="P12"><text:span text:style-name="T14"></text:span><text:tab/>Kaf Suresi'ndeki kaf harflerinin geçtiği ayetlerin numarasını topladığımızda 19'un 42 katı olan 798 sayısını elde ederiz. 42 sayısı ise başlangıç harfleri arasında kaf olan diğer bir surenin numarasıdır. </text:p>
      <text:p text:style-name="P12"><text:span text:style-name="T14"></text:span><text:tab/>Nun harfi sadece 68. surenin başında bulunur. Bu suredeki nun harflerinin toplam sayısı 133 (19x7)'tür. </text:p>
      <text:p text:style-name="P12"><text:span text:style-name="T14"></text:span><text:tab/>Sure numaraları 19'un katı olan surelerin ayet sayılarını (besmele dahil) topladığımızda:</text:p>
      <text:p text:style-name="P12"><text:tab/> <text:s text:c="8"/><text:span text:style-name="T13">Sure No <text:s text:c="10"/>Ayet Sayısı</text:span></text:p>
      <text:p text:style-name="P12"><text:tab/><text:tab/>19. sure <text:tab/><text:tab/>99</text:p>
      <text:p text:style-name="P12"><text:tab/><text:tab/>38. sure<text:tab/> <text:tab/><text:tab/>89 </text:p>
      <text:p text:style-name="P12"><text:tab/><text:tab/>57. sure <text:tab/><text:tab/>30</text:p>
      <text:p text:style-name="P12"><text:soft-page-break/><text:tab/><text:tab/>76. sure<text:tab/><text:tab/><text:tab/>32</text:p>
      <text:p text:style-name="P12"><text:tab/><text:tab/>95. sure <text:tab/><text:tab/> <text:s/>9 </text:p>
      <text:p text:style-name="P12"><text:tab/><text:tab/>114. sure<text:tab/> <text:s/>7 </text:p>
      <text:p text:style-name="P12"><text:tab/><text:tab/><text:span text:style-name="T7">TOPLAM <text:s text:c="10"/>266 (19x14)</text:span></text:p>
      <text:p text:style-name="P10"/>
      <text:p text:style-name="P12">Bu konudaki diğer tespitler ise şöyledir: tüm Kuran'da;</text:p>
      <text:p text:style-name="P12"><text:span text:style-name="T14"></text:span><text:tab/>Resul (elçi) kelimesi 513 (19x27) kere,</text:p>
      <text:p text:style-name="P12"><text:span text:style-name="T14"></text:span><text:tab/>Etiu (itaat ediniz) kelimesi 19 kere,</text:p>
      <text:p text:style-name="P12"><text:span text:style-name="T14"></text:span><text:tab/>Rab (tamlama ile kullanılmayanlar) kelimesi 152 (8x19) kere,</text:p>
      <text:p text:style-name="P12"><text:span text:style-name="T14"></text:span><text:tab/>Abd (kul), Abid (kulluk eden kişi) ve İbadet kelimeleri ise toplam 152 (8x19) kere geçmektedir.</text:p>
      <text:p text:style-name="P16"/>
      <text:p text:style-name="P16"/>
      <text:h text:style-name="P38" text:outline-level="1">KURAN'DA SAYILAR</text:h>
      <text:p text:style-name="P16"/>
      <text:p text:style-name="P16"/>
      <text:h text:style-name="P29" text:outline-level="2">3 RAKAMI</text:h>
      <text:p text:style-name="P33">Toplam 13 kez geçiyor.</text:p>
      <text:p text:style-name="P6">…Güvenliğe kavuşursanız, hacca kadar umre ile yararlanmak isteyene, kolayına gelen bir kurban(ı kesmek gerekir). Bulamayana da, <text:span text:style-name="T4">hacc'da üç gün</text:span><text:span text:style-name="T1">, döndüğünüzde yedi (gün) olmak üzere, bunlar, tamı tamına on (gün) oruç vardır. Bu, ailesi Mescid-i Haram'da olmayanlar içindir. Allah'tan korkun ve bilin ki Allah, muhakkak cezası pek çetin olandır. (Bakara Suresi, 196)</text:span></text:p>
      <text:p text:style-name="P6"><text:span text:style-name="T1">(Zekeriya) "Rabbim, bana bir alamet (ayet) ver." dedi. "Sana alamet, işaretleşme dışında, </text:span><text:span text:style-name="T4">insanlarla üç gün konuşmamandır</text:span><text:span text:style-name="T1">. Rabbini çokça zikret ve akşam sabah O'nu tesbih et." dedi. (Al-i <text:s/>İmran Suresi, <text:s/>41)</text:span></text:p>
      <text:p text:style-name="P6"><text:span text:style-name="T1">Ey Kitap Ehli, dininiz konusunda taşkınlık etmeyin, Allah'a karşı gerçek olandan başkasını söylemeyin. Meryem oğlu Mesih İsa, ancak Allah'ın elçisi ve kelimesidir. Onu ('OL' kelimesini) Meryem'e yöneltmiştir ve O'ndan bir ruhtur. Öyleyse Allah'a ve elçisine inanınız; <text:s/></text:span><text:span text:style-name="T4">"üçtür" demeyiniz</text:span><text:span text:style-name="T1">. (Bundan) kaçının, sizin için hayırlıdır. Allah, ancak bir tek ilahtır. O, çocuk sahibi olmaktan yücedir. Göklerde ve yerde her ne varsa O'nundur. Vekil olarak Allah yeter. (Nisa Suresi, 171)</text:span></text:p>
      <text:p text:style-name="P6"><text:span text:style-name="T1">Allah sizi, yeminlerinizdeki 'rastgele söylemelerinizden, boş sözlerden' dolayı sorumlu tutmaz, ancak yeminlerinizle bağladığınız sözlerden dolayı sizi sorumlu tutar. Onun (yeminin) keffareti, ailenizdekilere yedirdiklerinizin ortalamasından on yoksulu doyurmak ya da onları giydirmek veya bir köleyi özgürlüğüne kavuşturmaktır. (Bunlara imkan) Bulamayan (için) </text:span><text:span text:style-name="T4">üç gün oruç</text:span><text:span text:style-name="T1"> (vardır.) Bu, yemin ettiğinizde (bozduğunuz) yeminlerinizin keffaretidir. Yeminlerinizi koruyunuz. Allah, size ayetlerini böyle açıklar, umulur ki şükredersiniz. (Maide Suresi, 89)</text:span></text:p>
      <text:p text:style-name="P6"><text:span text:style-name="T1">...(Salih) Dedi ki: "Yurdunuzda </text:span><text:span text:style-name="T4">üç gün daha yararlanın</text:span><text:span text:style-name="T1">. Bu, yalanlanmayacak bir vaaddir." (Hud Suresi, 65)</text:span></text:p>
      <text:p text:style-name="P6"><text:span text:style-name="T1">Dedi ki: "Rabbim, bana bir alamet (ayet) ver." Dedi ki: "Senin alametin, sapasağlam iken, </text:span><text:span text:style-name="T4">üç tam gece insanlarla konuşmamandır</text:span><text:span text:style-name="T1">." (Meryem Suresi, 10)</text:span></text:p>
      <text:p text:style-name="P6"><text:span text:style-name="T1">Ey iman edenler, sağ ellerinizin malik olduğu ile sizden olup da henüz erginlik çağına ermemiş olan (çocuk)lar, (odalarınıza girmek için şu) </text:span><text:span text:style-name="T4">üç vakitte izin istesinler</text:span><text:span text:style-name="T1">: Sabah namazından önce, öğleyin üstünüzü çıkardığınız vakit ve yatsı namazından sonra. (Bu) Üçü sizin için mahrem (vakitleri)dir… (Nur Suresi, 58)</text:span></text:p>
      <text:p text:style-name="P6"><text:span text:style-name="T1">(Hz Süleyman) Hani ona akşama yakın, bir ayağını tırnağı üstüne diken, öbür </text:span><text:span text:style-name="T4">üç ayağıyla toprağı kazıyan, yağız atlar</text:span><text:span text:style-name="T1"> sunulmuştu. (Sad Suresi, 31)</text:span></text:p>
      <text:p text:style-name="P6"><text:span text:style-name="T11"><text:s/></text:span>Sizi tek bir nefisten yarattı, sonra ondan kendi eşini var etti ve sizin için davarlardan sekiz çift indirdi. Sizi <text:span text:style-name="T4">annelerinizin karınlarında, üç karanlık içinde</text:span><text:span text:style-name="T1">, bir yaratılıştan sonra (bir başka) yaratılışa (dönüştürüp) yaratmaktadır. İşte Rabbiniz olan Allah budur, mülk O'nundur. O'ndan başka ilah yoktur. Buna rağmen nasıl çevriliyorsunuz? (Zümer Suresi, 6)</text:span></text:p>
      <text:p text:style-name="P6"><text:soft-page-break/>(Hesap günü) Ve sizler de <text:span text:style-name="T12">üç sınıf olduğunuz zaman</text:span>; (Vakıa Suresi, 7)</text:p>
      <text:p text:style-name="P6"><text:span text:style-name="T1">Hani onlara iki (elçi) göndermiştik, fakat ikisini yalanlamışlardı. Biz de (iki elçiyi) bir </text:span><text:span text:style-name="T4">üçüncüyle güçlendirdik</text:span><text:span text:style-name="T1">; böylece dediler ki: "Şüphesiz biz, size, gönderilmiş elçileriz." (Yasin Suresi, 14)</text:span></text:p>
      <text:p text:style-name="P6"><text:span text:style-name="T1">Kadınlarınızdan artık adetten kesilmiş olanlarla henüz adet görmemiş bulunanların iddet (bekleme süre)leri, -eğer şüpheye düşecek olursanız (bilin ki)- </text:span><text:span text:style-name="T4">üç aydır</text:span><text:span text:style-name="T1">. Hamile kadınların bekleme-süresi ise, yüklerini bırakmaları (ile biter). Kim Allah'tan korkup-sakınırsa (Allah) ona işinde bir kolaylık gösterir. (Talak Suresi, 4)</text:span></text:p>
      <text:p text:style-name="P6"><text:span text:style-name="T4">Üç dala</text:span><text:span text:style-name="T1"> ayrılmış bir gölgeye gidin. (Mürselat Suresi, 30)</text:span></text:p>
      <text:p text:style-name="P16"/>
      <text:h text:style-name="P29" text:outline-level="2">4 RAKAMI</text:h>
      <text:p text:style-name="P33">Toplam 10 kez geçiyor.</text:p>
      <text:p text:style-name="P6">Hani İbrahim: "Rabbim, bana ölüleri nasıl dirilttiğini göster" demişti. (Allah ona:) "İnanmıyor musun?" deyince, "Hayır (inandım), ancak kalbimin tatmin olması için" dedi. "Öyleyse, <text:span text:style-name="T4">dört kuş tut</text:span><text:span text:style-name="T1">. Onları kendine alıştır, sonra onları (parçalayıp) her bir parçasını bir dağın üzerine bırak, sonra da onları çağır. Sana koşarak gelirler. Bil ki, şüphesiz Allah, üstün ve güçlü olandır, hüküm ve hikmet sahibidir." (Bakara Suresi, 260)</text:span></text:p>
      <text:p text:style-name="P6"><text:span text:style-name="T1">Bundan böyle yeryüzünde (size tanınmış bir süre olarak) </text:span><text:span text:style-name="T4">dört ay dolaşın</text:span><text:span text:style-name="T1">. Ve bilin ki Allah'ı aciz bırakacak değilsiniz. Gerçekten Allah, inkar edenleri hor ve aşağılık kılıcıdır. (Tevbe Suresi, 2)</text:span></text:p>
      <text:p text:style-name="P6"><text:span text:style-name="T1">Gerçek şu ki, Allah katında ayların sayısı, gökleri ve yeri yarattığı günden beri Allah'ın kitabında on ikidir. Bunlardan </text:span><text:span text:style-name="T4">dördü haram aylardır</text:span><text:span text:style-name="T1">. İşte dosdoğru olan hesab (din) budur. Öyleyse bunlarda kendinize zulmetmeyin ve onların sizlerle topluca savaşması gibi siz de müşriklerle topluca savaşmayın. Ve bilin ki Allah, takva sahipleriyle beraberdir. (Tevbe Suresi, 36)</text:span></text:p>
      <text:p text:style-name="P6"><text:span text:style-name="T1">Orda (yerde) onun üstünde sarsılmaz dağlar var etti, onda bereketler yarattı ve isteyip-arayanlar için eşit olmak üzere ordaki rızıkları </text:span><text:span text:style-name="T4">dört günde takdir etti</text:span><text:span text:style-name="T1">. (Fussilet Suresi, 10)</text:span></text:p>
      <text:p text:style-name="P7">Kadınlarından uzaklaşmaya yemin edenler için dört ay bekleme süresi vardır. Eğer (bu süre içinde eşlerine) dönerlerse, şüphesiz Allah, bağışlayandır, esirgeyendir. (Bakara Suresi, 226)</text:p>
      <text:p text:style-name="P7">İçinizden ölenlerin (geride) bıraktığı eşler, kendi kendilerine dört ay on (gün) beklerler. Bu bekleme süresi dolduğunda, artık onların kendi haklarında maruf (meşru) bir şekilde yaptıklarından dolayı size sorumluluk yoktur. Allah, işlediklerinizden haberi olandır. (Bakara Suresi, 234)</text:p>
      <text:p text:style-name="P7">Kadınlarınızdan fuhuş yapanların aleyhinde olmak üzere içinizden dört şahid tutun. Eğer şehadet ederlerse, onları, ölüm alıp götürünceye veya Allah onlara bir yol kılıncaya kadar evlerde alıkoyun. (Nisa Suresi, 15)</text:p>
      <text:p text:style-name="P6"><text:span text:style-name="T1">Korunan (iffetli) kadınlara (zina suçu) atan, sonra </text:span><text:span text:style-name="T4">dört şahid</text:span><text:span text:style-name="T1"> getirmeyenlere de seksen değnek vurun ve onların şahidliklerini ebedi olarak kabul etmeyin. Onlar fasık olanlardır. (Nur Suresi, 4)</text:span></text:p>
      <text:p text:style-name="P6"><text:span text:style-name="T5"><text:s/></text:span><text:span text:style-name="T1">Onun (kadının) da </text:span><text:span text:style-name="T4">dört kere</text:span><text:span text:style-name="T1"> Allah adına (yeminle) onun (kocasının) hiç şüphesiz yalan söyleyenlerden olduğuna şahidlik etmesi kendisinden cezayı uzaklaştırır. (Nur Suresi, 8)</text:span></text:p>
      <text:p text:style-name="P6"><text:soft-page-break/><text:span text:style-name="T1">Ona karşı </text:span><text:span text:style-name="T4">dört şahitle gelmeleri gerekmez miydi</text:span><text:span text:style-name="T1">? Şahitleri getirmediklerine göre, artık onlar Allah katında yalancıların ta kendileridir. (Nur Suresi, 13)</text:span></text:p>
      <text:p text:style-name="P16"/>
      <text:h text:style-name="P29" text:outline-level="2">7 RAKAMI</text:h>
      <text:p text:style-name="P33">Toplam 15 kez geçiyor.</text:p>
      <text:p text:style-name="P16">"7 gök ve 7 deniz" ifadeleri toplam 7 kere geçiyor.</text:p>
      <text:p text:style-name="P6">Sizin için yerde olanların tümünü yaratan O'dur. Sonra göğe yönelip (istiva edip) de onları <text:span text:style-name="T4">yedi gök</text:span><text:span text:style-name="T1"> olarak düzenleyen O'dur. Ve O, herşeyi bilendir. (Bakara Suresi, 29)</text:span></text:p>
      <text:p text:style-name="P6"><text:span text:style-name="T1">De ki: "</text:span><text:span text:style-name="T4">Yedi göğün</text:span><text:span text:style-name="T1"> Rabbi ve büyük Arş'ın Rabbi kimdir?" (Müminün Suresi, 86)</text:span></text:p>
      <text:p text:style-name="P6"><text:span text:style-name="T1">Eğer yeryüzündeki ağaçların tümü kalem ve deniz de -onun ardından </text:span><text:span text:style-name="T4">yedi deniz daha eklenerek</text:span><text:span text:style-name="T1">- (mürekkep) olsa, yine de Allah'ın kelimeleri (yazmakla) tükenmez. Şüphesiz Allah, üstün ve güçlüdür, hüküm ve hikmet sahibidir. (Lokman Suresi, 27)</text:span></text:p>
      <text:p text:style-name="P6"><text:span text:style-name="T1">Allah, </text:span><text:span text:style-name="T4">yedi göğü ve yerden de onların benzerini</text:span><text:span text:style-name="T1"> yarattı. Emir, bunların arasında durmadan iner; sizin gerçekten Allah'ın herşeye güç yetirdiğini ve gerçekten Allah'ın ilmiyle herşeyi kuşattığını bilmeniz, öğrenmeniz için. (Talak Suresi, 12)</text:span></text:p>
      <text:p text:style-name="P6"><text:span text:style-name="T1">O, biri diğeriyle 'tam bir uyum' (mutabakat) içinde </text:span><text:span text:style-name="T4">yedi gök</text:span><text:span text:style-name="T1"> yaratmış olandır. Rahman (olan Allah)ın yaratmasında hiçbir 'çelişki ve uygunsuzluk' (tefavüt) göremezsin. İşte gözü(nü) çevirip-gezdir; herhangi bir çatlaklık (bozukluk ve çarpıklık) görüyor musun? (Mülk Suresi, 3)</text:span></text:p>
      <text:p text:style-name="P6"><text:span text:style-name="T1">Sizin üstünüze sapasağlam </text:span><text:span text:style-name="T4">yedi-gök</text:span><text:span text:style-name="T1"> bina ettik. (Nebe Suresi, 12)</text:span></text:p>
      <text:p text:style-name="P6"><text:span text:style-name="T1">Böylece onları iki gün içinde </text:span><text:span text:style-name="T4">yedi gök</text:span><text:span text:style-name="T1"> olarak tamamladı ve her bir göğe emrini vahyetti. Biz dünya göğünü de kandillerle süsleyip-donattık ve bir koruma (altına aldık). İşte bu, üstün ve güçlü olan, bilen (Allah)'ın takdiridir. (Fussilet Suresi,12)</text:span></text:p>
      <text:p text:style-name="P6"><text:span text:style-name="T1">Mallarını Allah yolunda infak edenlerin örneği </text:span><text:span text:style-name="T4">yedi başak bitiren</text:span><text:span text:style-name="T1">, her bir başakta yüz tane bulunan bir tek tanenin örneği gibidir. Allah, dilediğine kat kat arttırır. Allah (ihsanı) bol olandır, bilendir. (Bakara Suresi, 261)<text:tab/></text:span></text:p>
      <text:p text:style-name="P6"><text:span text:style-name="T1">Hükümdar:" Ben (rüyamda) </text:span><text:span text:style-name="T12">yedi besili inek</text:span><text:span text:style-name="T1"> </text:span>görüyorum, onları <text:span text:style-name="T12">yedi zayıf inek</text:span> yiyor; bir de <text:span text:style-name="T4">yedi yeşil başak</text:span><text:span text:style-name="T1"> ve diğerleri ise kupkuru. Ey önde gelen (kahin-bilginler,) eğer rüya yorumluyorsanız benim bu rüyamı çözüverin" dedi. (Yusuf Suresi, 43)</text:span></text:p>
      <text:p text:style-name="P6"><text:span text:style-name="T1">Dedi ki: "Siz </text:span><text:span text:style-name="T4">yedi yıl</text:span><text:span text:style-name="T1">, önceleri (ektiğiniz) gibi ekin ekin, yediğinizin az bir kısmı dışında (kalanını) biçtiklerinizi başağında bırakın." (Yusuf Suresi, 47)</text:span></text:p>
      <text:p text:style-name="P6"><text:span text:style-name="T1">Sonra bunun arkasından (kuraklığı) zorlu </text:span><text:span text:style-name="T4">yedi yıl</text:span><text:span text:style-name="T1"> gelecektir, sakladığınız az bir miktar dışında, daha önce biriktirdiğinizi yiyip bitirecektir." (Yusuf Suresi, 48)</text:span></text:p>
      <text:p text:style-name="P6"><text:span text:style-name="T1">(Cehennem) Onun </text:span><text:span text:style-name="T4">yedi kapısı</text:span><text:span text:style-name="T1"> vardır; onlardan her bir kapı için bir grup ayrılmıştır. (Hicr Suresi, 44)</text:span></text:p>
      <text:p text:style-name="P6"><text:span text:style-name="T1">Andolsun, sana </text:span><text:span text:style-name="T4">çiftlerden yediyi</text:span><text:span text:style-name="T1"> ve büyük Kur'an'ı verdik. (Hicr Suresi, 87)</text:span></text:p>
      <text:p text:style-name="P6"><text:span text:style-name="T1">Andolsun, biz sizin üstünüzde </text:span><text:span text:style-name="T4">yedi yol</text:span><text:span text:style-name="T1"> yarattık; Biz yaratmada gafiller değiliz. (Müminun Suresi, 17)</text:span></text:p>
      <text:p text:style-name="P6"><text:soft-page-break/><text:span text:style-name="T1">(Allah) Onu, </text:span><text:span text:style-name="T4">yedi gece</text:span><text:span text:style-name="T1"> ve sekiz gün, aralık vermeksizin üzerlerine musallat etti. Öyle ki, o kavmin, orada sanki içi kof hurma kütükleriymiş gibi çarpılıp yere yıkıldığını görürsün. (Hakka Suresi, 7)</text:span></text:p>
      <text:p text:style-name="P16"/>
      <text:h text:style-name="P29" text:outline-level="2">12 RAKAMI</text:h>
      <text:p text:style-name="P33">Toplam 4 kez geçiyor.</text:p>
      <text:p text:style-name="P6">(Yine) Hatırlayın; Musa kavmi için su aramıştı, o zaman biz ona: "Asanı taşa vur" demiştik de ondan <text:span text:style-name="T4">on iki pınar</text:span><text:span text:style-name="T1"> fışkırmıştı, böylece herkes içeceği yeri bilmişti. Allah'ın verdiği rızıktan yiyin, için ve yeryüzünde bozgunculuk (fesad) yaparak karışıklık çıkarmayın. (Bakara Suresi, 60)</text:span></text:p>
      <text:p text:style-name="P6"><text:span text:style-name="T1">Biz onları (İsrailoğullarını) ayrı ayrı oymaklar olarak </text:span><text:span text:style-name="T4">on iki topluluk</text:span><text:span text:style-name="T1"> (ümmet) olarak ayırdık. Kavmi kendisinden su istediğinde Musa'ya: "Asan'la taşa vur" diye vahyettik. Ondan on iki pınar sızıp-fışkırdı; böylece her bir insan- topluluğu su içeceği yeri öğrenmiş oldu… (Araf Suresi, 160)</text:span></text:p>
      <text:p text:style-name="P6"><text:span text:style-name="T1">Andolsun, Allah İsrailoğullarından kesin söz (misak) almıştı. Onlardan </text:span><text:span text:style-name="T4">oniki güvenilir- gözetleyici</text:span><text:span text:style-name="T1"> göndermiştik. Ve Allah onlara: "Gerçekten ben sizinle birlikteyim. Eğer namazı kılar, zekatı verir, elçilerime inanır, onları savunup-desteklerseniz ve Allah'a güzel bir borç verirseniz, şüphesiz sizin kötülüklerinizi örter ve sizi gerçekten, altından ırmaklar akan cennetlere sokarım. Bundan sonra sizden kim inkar ederse, cidden dümdüz bir yoldan sapmıştır." (Maide Suresi, 12)</text:span></text:p>
      <text:p text:style-name="P6"><text:span text:style-name="T1">Gerçek şu ki, Allah katında ayların sayısı, gökleri ve yeri yarattığı günden beri Allah'ın kitabında </text:span><text:span text:style-name="T4">on ikidir</text:span><text:span text:style-name="T1">. Bunlardan dördü haram aylardır. İşte dosdoğru olan hesab (din) budur. Öyleyse bunlarda kendinize zulmetmeyin ve onların sizlerle topluca savaşması gibi siz de müşriklerle topluca savaşmayın. Ve bilin ki Allah, takva sahipleriyle beraberdir. (Tevbe Suresi, 36)</text:span></text:p>
      <text:p text:style-name="P16"/>
      <text:h text:style-name="P29" text:outline-level="2">1000'Lİ SAYILAR</text:h>
      <text:p text:style-name="P33">Toplam 11 kez geçiyor.</text:p>
      <text:p text:style-name="P6">Andolsun, onları hayata karşı (diğer) insanlardan ve şirk koşanlardan (bile) daha ihtiraslı bulursun. (Onlardan) Her biri, <text:span text:style-name="T4">bin yıl</text:span><text:span text:style-name="T1"> yaşatılsın ister; oysa bunca yaşaması onu azabtan kurtarmaz. Allah, onların yapmakta olduklarını görendir. (Bakara Suresi, 96)</text:span></text:p>
      <text:p text:style-name="P6"><text:span text:style-name="T1">Sen mü'minlere: "Rabbinizin size meleklerden indirilmiş </text:span><text:span text:style-name="T12">üç bin kişiyle</text:span><text:span text:style-name="T1"> </text:span>yardım-iletmesi size yetmez mi?" diyordun. Evet, eğer sabrederseniz, sakınırsanız ve onlar da aniden üstünüze çullanıverirlerse, Rabbiniz size meleklerden <text:span text:style-name="T4">nişanlı beş bin kişiyle</text:span><text:span text:style-name="T1"> yardım ulaştıracaktır. (Al-i İmran Suresi, 124-125)</text:span></text:p>
      <text:p text:style-name="P6"><text:span text:style-name="T1">Siz Rabbinizden yardım taleb ediyordunuz, O da: "Şüphesiz ben size birbiri ardınca </text:span><text:span text:style-name="T4">bin melek</text:span><text:span text:style-name="T1"> ile yardım ediciyim" diye cevap vermişti. (Enfal Suresi, 9)</text:span></text:p>
      <text:p text:style-name="P6"><text:span text:style-name="T1">Onlar senden, azabın çarçabuk getirilmesini istiyorlar; Allah, va'dine kesin olarak muhalefet etmez. Gerçekten, senin Rabbinin katında bir gün, sizin saymakta olduklarınızdan </text:span><text:span text:style-name="T4">bin yıl</text:span><text:span text:style-name="T1"> gibidir. (Hac Suresi, 47)</text:span></text:p>
      <text:p text:style-name="P6"><text:span text:style-name="T1">Gökten yere her işi O evirip düzene koyar. Sonra (işler,) sizin saymakta olduğunuz </text:span><text:span text:style-name="T4">bin yıl süreli</text:span><text:span text:style-name="T1"> bir günde yine O'na yükselir. (Secde Suresi, 5)</text:span></text:p>
      <text:p text:style-name="P6"><text:soft-page-break/><text:span text:style-name="T1">Melekler ve Ruh (Cebrail), ona, süresi </text:span><text:span text:style-name="T4">elli bin yıl</text:span><text:span text:style-name="T1"> olan bir günde çıkabilmektedir. (Mearic Suresi, 4)</text:span></text:p>
      <text:p text:style-name="P6"><text:span text:style-name="T1">Kadir gecesi, </text:span><text:span text:style-name="T4">bin aydan</text:span><text:span text:style-name="T1"> daha hayırlıdır. (Kadir Suresi, 3)</text:span></text:p>
      <text:p text:style-name="P6"><text:span text:style-name="T4">Binlerce</text:span><text:span text:style-name="T1"> kişinin ölüm korkusuyla yurtlarından çıktıklarını görmedin mi? Allah onlara: "Ölün" dedi, sonra da onları diriltti. Şüphesiz Allah, insanlara karşı fazl sahibidir. Ancak, insanların çoğunluğu şükretmez. (Bakara Suresi, 243)</text:span></text:p>
      <text:p text:style-name="P6"><text:span text:style-name="T1">Onu </text:span><text:span text:style-name="T4">yüzbin</text:span><text:span text:style-name="T1"> veya (sayısı) daha da artan (bir topluluk)a (Peygamber olarak) gönderdik. (Saffat Suresi, 147)</text:span></text:p>
      <text:p text:style-name="P6"><text:span text:style-name="T1">Andolsun, biz Nuh'u kendi kavmine (elçi olarak) gönderdik, içlerinde elli yılı eksik olmak üzere </text:span><text:span text:style-name="T4">bin sene</text:span><text:span text:style-name="T1"> yaşadı. Sonunda onlar zulme devam ederlerken tufan kendilerini yakalayıverdi. (Ankebut Suresi, 14)</text:span></text:p>
      <text:p text:style-name="P16"/>
      <text:h text:style-name="P29" text:outline-level="2">40 SAYISININ TEKRAR EDİLDİĞİ YERLER</text:h>
      <text:p text:style-name="P33">Toplam 4 kez geçiyor.</text:p>
      <text:p text:style-name="P6">Hani Musa ile <text:span text:style-name="T4">kırk gece</text:span><text:span text:style-name="T1"> için sözleşmiştik. Ama sonra siz, onun arkasından buzağıyı (tanrı) edinmiş ve (böylece) zalimler olmuştunuz. (Bakara Suresi, 51)</text:span></text:p>
      <text:p text:style-name="P6"><text:span text:style-name="T1">(Allah) Dedi: "Artık orası kendilerine </text:span><text:span text:style-name="T4">kırk yıl</text:span><text:span text:style-name="T1"> haram kılınmıştır. Onlar yeryüzünde 'şaşkınca dönüp duracaklar.' Sen de o fasıklar topluluğuna üzülme." (Maide Suresi, 26) </text:span></text:p>
      <text:p text:style-name="P6"><text:span text:style-name="T1">Musa ile otuz gece için sözleştik ve ona bir on daha ekledik. Böylece Rabbinin belirlediği süre, </text:span><text:span text:style-name="T4">kırk geceye</text:span><text:span text:style-name="T1"> tamamlandı. Musa, kardeşi Harun'a "Kavmimde benim yerime geç, ıslah et ve bozguncuların yolunu tutma" dedi. (Araf Suresi, 142)</text:span></text:p>
      <text:p text:style-name="P6"><text:span text:style-name="T1">Biz insana, 'anne ve babasına' iyilikle davranmasını tavsiye ettik. Annesi onu güçlükle taşıdı ve onu güçlükle doğurdu. Onun (hamilelikte) taşınması ve sütten kesilmesi, otuz aydır. Nihayet güçlü (erginlik) çağına erip </text:span><text:span text:style-name="T4">kırk yıl</text:span><text:span text:style-name="T1"> (yaşın)a ulaşınca, dedi ki: "Rabbim, bana, anne ve babama verdiğin nimete şükretmemi ve senin razı olacağın salih bir amelde bulunmamı bana ilham et; benim için soyumda salahı ver. Gerçekten ben tevbe edip Sana yöneldim ve gerçekten ben Müslümanlardanım." (Ahkaf Suresi, 15)</text:span></text:p>
      <text:p text:style-name="P16"/>
      <text:h text:style-name="P29" text:outline-level="2">100 SAYISININ TEKRAR EDİLDİĞİ YERLER</text:h>
      <text:p text:style-name="P33">Toplam 3 kez geçiyor.</text:p>
      <text:p text:style-name="P6">Ya da altı üstüne gelmiş, ıssız duran bir şehre uğrayan gibisini (görmedin mi?) Demişti ki: "Allah, <text:s/>burasını ölümünden sonra nasıl diriltecekmiş?" Bunun üzerine Allah, onu <text:span text:style-name="T12">yüz yıl</text:span><text:span text:style-name="T1"> </text:span>ölü bıraktı, sonra onu diriltti. (Ve ona) Dedi ki: "Ne kadar kaldın?" O: "Bir gün veya bir günden az kaldım" dedi. (Allah ona:) "Hayır,<text:span text:style-name="T1"> </text:span><text:span text:style-name="T4">yüz yıl</text:span><text:span text:style-name="T1"> kaldın, böyleyken yiyeceğine ve içeceğine bak, henüz bozulmamış; eşeğine de bir bak; (bunu yapmamız) seni insanlara ibret-belgesi kılmamız içindir. Kemiklere de bir bak nasıl biraraya getiriyoruz, sonra da onlara et giydiriyoruz?" dedi. O, kendisine (bunlar) apaçık belli olduktan sonra dedi ki: "(Artık şimdi) Biliyorum ki gerçekten Allah, herşeye güç yetirendir." (Bakara Suresi, 259)</text:span></text:p>
      <text:p text:style-name="P6"><text:span text:style-name="T1">Mallarını Allah yolunda infak edenlerin örneği yedi başak bitiren, her bir başakta </text:span><text:span text:style-name="T4">yüz tane</text:span><text:span text:style-name="T1"> bulunan bir tek tanenin örneği gibidir. Allah, dilediğine kat kat arttırır. Allah (ihsanı) bol olandır, bilendir. (Bakara Suresi, 261)</text:span></text:p>
      <text:p text:style-name="P6"><text:soft-page-break/><text:span text:style-name="T1">Zina eden kadın ve zina eden erkeğin her birine </text:span><text:span text:style-name="T4">yüzer değnek</text:span><text:span text:style-name="T1"> (celde) vurun. Eğer Allah'a ve ahiret gününe iman ediyorsanız, onlara Allah'ın dini(ni uygulama) konusunda sizi bir acıma tutmasın; onlara uygulanan cezaya mü'minlerden bir grup da şahit bulunsun. (Nur Suresi, 2)</text:span></text:p>
      <text:p text:style-name="P16"/>
      <text:h text:style-name="P29" text:outline-level="2">11 SAYISININ TEKRAR EDİLDİĞİ YERLER</text:h>
      <text:p text:style-name="P33">Yalnız 1 yerde geçiyor.</text:p>
      <text:p text:style-name="P6">Hani Yusuf babasına: "Babacığım, gerçekten ben (rüyamda)<text:span text:style-name="T1"> </text:span><text:span text:style-name="T4">onbir</text:span><text:span text:style-name="T1"> yıldız, güneşi ve ayı gördüm; bana secde etmektelerken gördüm" demişti. (Yusuf Suresi, 4)</text:span></text:p>
      <text:p text:style-name="P16"/>
      <text:h text:style-name="P29" text:outline-level="2">9 SAYISININ TEKRAR EDİLDİĞİ YERLER</text:h>
      <text:p text:style-name="P33">Toplam 3 kez geçiyor.</text:p>
      <text:p text:style-name="P6">Andolsun, biz Musa'ya apaçık <text:span text:style-name="T4">dokuz ayet</text:span><text:span text:style-name="T1"> (mucize) vermiştik; işte İsrailoğullarına sor; onlara geldiği zaman Firavun ona: "Gerçekten ben seni büyülenmiş sanıyorum" demişti. (İsra Suresi, 101)</text:span></text:p>
      <text:p text:style-name="P6"><text:span text:style-name="T1">"Ve elini koynuna sok, kusursuz olarak bembeyaz çıkıversin, (bu,) Firavun ve kavmine olan </text:span><text:span text:style-name="T4">dokuz ayet</text:span><text:span text:style-name="T1"> (mucize) içinde(n biri)dir. Gerçekten onlar, fasık olan bir kavimdir." (Neml Suresi, 12)</text:span></text:p>
      <text:p text:style-name="P6"><text:span text:style-name="T1">Şehirde </text:span><text:span text:style-name="T4">dokuzlu bir çete</text:span><text:span text:style-name="T1"> vardı, yeryüzünde bozgun çıkarıyorlar ve dirlik-düzenlik bırakmıyorlardı. (Neml Suresi, 48)</text:span></text:p>
      <text:p text:style-name="P13"/>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Insignia" svg:font-family="Insignia" style:font-pitch="variable"/>
    <style:font-face style:name="Lato" svg:font-family="Lato"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51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cm" fo:margin-right="0cm" fo:margin-top="0.212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cm" fo:margin-right="0cm" fo:margin-top="0.212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6pt" fo:language="en" fo:country="US" style:font-name-asian="ヒラギノ角ゴ Pro W3" style:font-family-asian="'ヒラギノ角ゴ Pro W3'" style:font-pitch-asian="variable" style:font-size-asian="16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margin-left="2cm" fo:margin-right="0cm" fo:margin-top="0.212cm" fo:margin-bottom="0cm" loext:contextual-spacing="false" fo:hyphenation-ladder-count="no-limit" fo:text-indent="0cm" style:auto-text-indent="false"/>
      <style:text-properties fo:font-style="normal" style:font-style-asian="normal"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_2a_AYET" style:display-name="*AYET" style:family="paragraph">
      <style:paragraph-properties fo:margin-left="2.499cm" fo:margin-right="1.85cm" fo:margin-top="0.071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paragraph-properties fo:margin-top="0.499cm" fo:margin-bottom="0.049cm" loext:contextual-spacing="false" fo:line-height="0.441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basl_203a_k" style:display-name="anabasl›k" style:family="paragraph">
      <style:paragraph-properties fo:margin-top="0.15cm" fo:margin-bottom="0cm" loext:contextual-spacing="false" fo:line-height="0.52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top="0.079cm" fo:margin-bottom="0cm" loext:contextual-spacing="false" fo:line-height="0.4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2" style:display-name="AYET 2" style:family="paragraph">
      <style:paragraph-properties fo:margin-left="0.6cm" fo:margin-right="0.3cm" fo:line-height="0.42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li_20_basl_203a_k" style:display-name="ayetli basl›k" style:family="paragraph">
      <style:paragraph-properties fo:margin-left="0cm" fo:margin-right="0cm" fo:margin-top="0.499cm" fo:margin-bottom="0.101cm" loext:contextual-spacing="false" fo:line-height="0.4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üz_20_metin" style:display-name="düz metin" style:family="paragraph">
      <style:paragraph-properties fo:margin-left="0cm" fo:margin-right="0cm" fo:margin-top="0.079cm" fo:margin-bottom="0cm" loext:contextual-spacing="false" fo:line-height="0.4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2_20_ALTI" style:display-name="F2 ALTI" style:family="paragraph">
      <style:paragraph-properties fo:margin-top="0cm" fo:margin-bottom="0.049cm" loext:contextual-spacing="false" fo:line-height="0.441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_20_alt" style:display-name="basl›k alt" style:family="paragraph">
      <style:paragraph-properties fo:margin-top="0cm" fo:margin-bottom="0.049cm" loext:contextual-spacing="false" fo:line-height="0.4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mucizeler" style:family="paragraph" style:parent-style-name="düz_20_metin">
      <style:paragraph-properties fo:margin-left="0cm" fo:margin-right="0cm" fo:margin-top="0cm" fo:margin-bottom="0cm" loext:contextual-spacing="false" fo:line-height="0.529cm" fo:text-indent="0.499cm" style:auto-text-indent="false"/>
    </style:style>
    <style:style style:name="italik" style:family="paragraph">
      <style:paragraph-properties fo:margin-top="0.079cm" fo:margin-bottom="0cm" loext:contextual-spacing="false" fo:line-height="0.4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DAN GENEL BİLGİLER</dc:title>
    <dc:subject>KURAN'DAN GENEL BİLGİLER</dc:subject>
    <meta:initial-creator>Harun Yahya</meta:initial-creator>
    <meta:creation-date>2012-03-01T20:43:00</meta:creation-date>
    <dc:date>2019-10-20T12:37:43.331574277</dc:date>
    <meta:print-date>2012-02-09T12:44:00</meta:print-date>
    <meta:editing-cycles>65</meta:editing-cycles>
    <meta:editing-duration>PT9H43M55S</meta:editing-duration>
    <meta:generator>LibreOffice/6.3.2.2$Linux_X86_64 LibreOffice_project/ddcf6633b674837c71d3649d97a9cb3c0d392a84</meta:generator>
    <meta:document-statistic meta:table-count="0" meta:image-count="0" meta:object-count="0" meta:page-count="284" meta:paragraph-count="3742" meta:word-count="89681" meta:character-count="665243" meta:non-whitespace-character-count="578754"/>
  </office:meta>
</office:document-meta>
</file>